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94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0.044cm"/>
    </style:style>
    <style:style style:name="co5" style:family="table-column">
      <style:table-column-properties fo:break-before="auto" style:column-width="5.736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15.632cm"/>
    </style:style>
    <style:style style:name="co9" style:family="table-column">
      <style:table-column-properties fo:break-before="auto" style:column-width="6.077cm"/>
    </style:style>
    <style:style style:name="co10" style:family="table-column">
      <style:table-column-properties fo:break-before="auto" style:column-width="4.32cm"/>
    </style:style>
    <style:style style:name="co11" style:family="table-column">
      <style:table-column-properties fo:break-before="auto" style:column-width="4.075cm"/>
    </style:style>
    <style:style style:name="co12" style:family="table-column">
      <style:table-column-properties fo:break-before="auto" style:column-width="3.724cm"/>
    </style:style>
    <style:style style:name="co13" style:family="table-column">
      <style:table-column-properties fo:break-before="auto" style:column-width="3.58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8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771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2.491cm" fo:break-before="auto" style:use-optimal-row-height="true"/>
    </style:style>
    <style:style style:name="ro10" style:family="table-row">
      <style:table-row-properties style:row-height="2.9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/>
    <style:style style:name="ce3" style:family="table-cell" style:parent-style-name="Excel_20_Built-in_20_Excel_20_Built-in_20_XLConnect.Numeric">
      <style:table-cell-properties style:rotation-align="none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 style:data-style-name="N11"/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cel_20_Built-in_20_Excel_20_Built-in_20_XLConnect.Numeric">
      <style:table-cell-properties style:rotation-align="none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ff3333"/>
    </style:style>
    <style:style style:name="ce2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33339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12">
      <style:text-properties fo:color="#ff3333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3339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33339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7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</style:style>
    <style:style style:name="ce39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Pourcentage_20_3" style:data-style-name="N11">
      <style:table-cell-properties style:glyph-orientation-vertical="0" fo:border-bottom="0.74pt solid #333399" fo:background-color="#ffffff" style:cell-protect="protected" style:print-content="true" style:diagonal-bl-tr="none" style:diagonal-tl-br="none" style:text-align-source="fix" style:repeat-content="false" fo:wrap-option="no-wrap" fo:border-left="1.76pt solid #333399" style:direction="ltr" fo:padding="0.071cm" fo:border-right="0.74pt solid #333399" style:rotation-angle="0" style:rotation-align="none" style:shrink-to-fit="false" fo:border-top="0.74pt solid #333399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0.74pt solid #333399" fo:background-color="#ffffff" style:diagonal-bl-tr="none" style:diagonal-tl-br="none" fo:border-left="1.76pt solid #333399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1.76pt solid #333399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order-bottom="none" fo:background-color="#ffffff" style:diagonal-bl-tr="none" style:diagonal-tl-br="none" fo:border-left="1.76pt solid #333399" fo:padding="0.071cm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0.74pt solid #333399" fo:padding="0.071cm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1.76pt solid #333399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33399" style:rotation-align="none" fo:border-top="0.74pt solid #333399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0"/>
    <style:style style:name="ce54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Pourcentage_20_3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1.76pt solid #333399"/>
    </style:style>
    <style:style style:name="ce58" style:family="table-cell" style:parent-style-name="Pourcentage_20_3" style:data-style-name="N1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333399" style:direction="ltr" fo:padding="0.071cm" fo:border-right="0.74pt solid #333399" style:rotation-angle="0" style:rotation-align="none" style:shrink-to-fit="false" fo:border-top="0.74pt solid #33339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3339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</office:automatic-styles>
  <office:body>
    <office:spreadsheet>
      <table:table table:name="syst_chauff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rendements moyens des systèmes sur l’ensemble du parc 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SYSTEME_CHAUD</text:p>
          </table:table-cell>
          <table:table-cell office:value-type="string" calcext:value-type="string">
            <text:p>ENERGIE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20</text:p>
          </table:table-cell>
          <table:table-cell office:value-type="string" calcext:value-type="string">
            <text:p>2025</text:p>
          </table:table-cell>
          <table:table-cell office:value-type="string" calcext:value-type="string">
            <text:p>2030</text:p>
          </table:table-cell>
          <table:table-cell office:value-type="string" calcext:value-type="string">
            <text:p>2050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Chaudière fioul</text:p>
          </table:table-cell>
          <table:table-cell office:value-type="string" calcext:value-type="string">
            <text:p>Fioul</text:p>
          </table:table-cell>
          <table:table-cell table:style-name="ce2" office:value-type="float" office:value="0.627069535798254" calcext:value-type="float">
            <text:p>0,63</text:p>
          </table:table-cell>
          <table:table-cell table:style-name="ce2" office:value-type="float" office:value="0.630447895742135" calcext:value-type="float">
            <text:p>0,63</text:p>
          </table:table-cell>
          <table:table-cell table:style-name="ce2" office:value-type="float" office:value="0.637691898892488" calcext:value-type="float">
            <text:p>0,64</text:p>
          </table:table-cell>
          <table:table-cell table:style-name="ce2" office:value-type="float" office:value="0.644200483229597" calcext:value-type="float">
            <text:p>0,64</text:p>
          </table:table-cell>
          <table:table-cell table:style-name="ce2" office:value-type="float" office:value="0.653648409800389" calcext:value-type="float">
            <text:p>0,65</text:p>
          </table:table-cell>
          <table:table-cell table:style-name="ce2" office:value-type="float" office:value="0.663864326901041" calcext:value-type="float">
            <text:p>0,66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Chaudière gaz</text:p>
          </table:table-cell>
          <table:table-cell office:value-type="string" calcext:value-type="string">
            <text:p>Gaz</text:p>
          </table:table-cell>
          <table:table-cell table:style-name="ce2" office:value-type="float" office:value="0.793131728325777" calcext:value-type="float">
            <text:p>0,79</text:p>
          </table:table-cell>
          <table:table-cell table:style-name="ce2" office:value-type="float" office:value="0.797962845356712" calcext:value-type="float">
            <text:p>0,80</text:p>
          </table:table-cell>
          <table:table-cell table:style-name="ce2" office:value-type="float" office:value="0.810434170588904" calcext:value-type="float">
            <text:p>0,81</text:p>
          </table:table-cell>
          <table:table-cell table:style-name="ce2" office:value-type="float" office:value="0.826312330518088" calcext:value-type="float">
            <text:p>0,83</text:p>
          </table:table-cell>
          <table:table-cell table:style-name="ce2" office:value-type="float" office:value="0.844841273305003" calcext:value-type="float">
            <text:p>0,84</text:p>
          </table:table-cell>
          <table:table-cell table:style-name="ce2" office:value-type="float" office:value="0.925553590607083" calcext:value-type="float">
            <text:p>0,9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Chaudière condensation fioul</text:p>
          </table:table-cell>
          <table:table-cell office:value-type="string" calcext:value-type="string">
            <text:p>Fioul</text:p>
          </table:table-cell>
          <table:table-cell table:style-name="ce2" office:value-type="float" office:value="0.744397112931771" calcext:value-type="float">
            <text:p>0,74</text:p>
          </table:table-cell>
          <table:table-cell table:style-name="ce2" office:value-type="float" office:value="0.743914693952704" calcext:value-type="float">
            <text:p>0,74</text:p>
          </table:table-cell>
          <table:table-cell table:style-name="ce2" office:value-type="float" office:value="0.745516299925806" calcext:value-type="float">
            <text:p>0,75</text:p>
          </table:table-cell>
          <table:table-cell table:style-name="ce2" office:value-type="float" office:value="0.745595144508297" calcext:value-type="float">
            <text:p>0,75</text:p>
          </table:table-cell>
          <table:table-cell table:style-name="ce2" office:value-type="float" office:value="0.746317009826114" calcext:value-type="float">
            <text:p>0,75</text:p>
          </table:table-cell>
          <table:table-cell table:style-name="ce2" office:value-type="float" office:value="0.758779117789744" calcext:value-type="float">
            <text:p>0,76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Chaudière condensation gaz</text:p>
          </table:table-cell>
          <table:table-cell office:value-type="string" calcext:value-type="string">
            <text:p>Gaz</text:p>
          </table:table-cell>
          <table:table-cell table:style-name="ce2" office:value-type="float" office:value="0.963771032674737" calcext:value-type="float">
            <text:p>0,96</text:p>
          </table:table-cell>
          <table:table-cell table:style-name="ce2" office:value-type="float" office:value="0.96594314042693" calcext:value-type="float">
            <text:p>0,97</text:p>
          </table:table-cell>
          <table:table-cell table:style-name="ce2" office:value-type="float" office:value="0.970065537885506" calcext:value-type="float">
            <text:p>0,97</text:p>
          </table:table-cell>
          <table:table-cell table:style-name="ce2" office:value-type="float" office:value="0.972144102938842" calcext:value-type="float">
            <text:p>0,97</text:p>
          </table:table-cell>
          <table:table-cell table:style-name="ce2" office:value-type="float" office:value="0.973483030676311" calcext:value-type="float">
            <text:p>0,97</text:p>
          </table:table-cell>
          <table:table-cell table:style-name="ce2" office:value-type="float" office:value="0.975198771706035" calcext:value-type="float">
            <text:p>0,98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Electrique direct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0.919470354812778" calcext:value-type="float">
            <text:p>0,92</text:p>
          </table:table-cell>
          <table:table-cell table:style-name="ce2" office:value-type="float" office:value="0.919521395917764" calcext:value-type="float">
            <text:p>0,92</text:p>
          </table:table-cell>
          <table:table-cell table:style-name="ce2" office:value-type="float" office:value="0.927366045022143" calcext:value-type="float">
            <text:p>0,93</text:p>
          </table:table-cell>
          <table:table-cell table:style-name="ce2" office:value-type="float" office:value="0.94894796786707" calcext:value-type="float">
            <text:p>0,95</text:p>
          </table:table-cell>
          <table:table-cell table:style-name="ce2" office:value-type="float" office:value="0.965122914979664" calcext:value-type="float">
            <text:p>0,97</text:p>
          </table:table-cell>
          <table:table-cell table:style-name="ce2" office:value-type="float" office:value="0.964938784346613" calcext:value-type="float">
            <text:p>0,96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Electrique direct performant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0.999999999823081" calcext:value-type="float">
            <text:p>1,00</text:p>
          </table:table-cell>
          <table:table-cell table:style-name="ce2" office:value-type="float" office:value="1.0000000049602" calcext:value-type="float">
            <text:p>1,00</text:p>
          </table:table-cell>
          <table:table-cell table:style-name="ce2" office:value-type="float" office:value="1.00000000664341" calcext:value-type="float">
            <text:p>1,00</text:p>
          </table:table-cell>
          <table:table-cell table:style-name="ce2" office:value-type="float" office:value="0.999999996299968" calcext:value-type="float">
            <text:p>1,00</text:p>
          </table:table-cell>
          <table:table-cell table:style-name="ce2" office:value-type="float" office:value="1.00000000447198" calcext:value-type="float">
            <text:p>1,00</text:p>
          </table:table-cell>
          <table:table-cell table:style-name="ce2" office:value-type="float" office:value="1.00000000113619" calcext:value-type="float">
            <text:p>1,00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AC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2.96059677720786" calcext:value-type="float">
            <text:p>2,96</text:p>
          </table:table-cell>
          <table:table-cell table:style-name="ce2" office:value-type="float" office:value="2.96166833270239" calcext:value-type="float">
            <text:p>2,96</text:p>
          </table:table-cell>
          <table:table-cell table:style-name="ce2" office:value-type="float" office:value="3.01138117443654" calcext:value-type="float">
            <text:p>3,01</text:p>
          </table:table-cell>
          <table:table-cell table:style-name="ce2" office:value-type="float" office:value="3.10448733325761" calcext:value-type="float">
            <text:p>3,10</text:p>
          </table:table-cell>
          <table:table-cell table:style-name="ce2" office:value-type="float" office:value="3.16751668227861" calcext:value-type="float">
            <text:p>3,17</text:p>
          </table:table-cell>
          <table:table-cell table:style-name="ce2" office:value-type="float" office:value="3.22459647996765" calcext:value-type="float">
            <text:p>3,22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AC performant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3.25023210269622" calcext:value-type="float">
            <text:p>3,25</text:p>
          </table:table-cell>
          <table:table-cell table:style-name="ce2" office:value-type="float" office:value="3.29892475058097" calcext:value-type="float">
            <text:p>3,30</text:p>
          </table:table-cell>
          <table:table-cell table:style-name="ce2" office:value-type="float" office:value="3.31857002569035" calcext:value-type="float">
            <text:p>3,32</text:p>
          </table:table-cell>
          <table:table-cell table:style-name="ce2" office:value-type="float" office:value="3.32614039554315" calcext:value-type="float">
            <text:p>3,33</text:p>
          </table:table-cell>
          <table:table-cell table:style-name="ce2" office:value-type="float" office:value="3.3187932849982" calcext:value-type="float">
            <text:p>3,32</text:p>
          </table:table-cell>
          <table:table-cell table:style-name="ce2" office:value-type="float" office:value="3.30891114285267" calcext:value-type="float">
            <text:p>3,31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DRV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2.45699996619445" calcext:value-type="float">
            <text:p>2,46</text:p>
          </table:table-cell>
          <table:table-cell table:style-name="ce2" office:value-type="float" office:value="2.45699997120489" calcext:value-type="float">
            <text:p>2,46</text:p>
          </table:table-cell>
          <table:table-cell table:style-name="ce2" office:value-type="float" office:value="2.50317747489418" calcext:value-type="float">
            <text:p>2,50</text:p>
          </table:table-cell>
          <table:table-cell table:style-name="ce2" office:value-type="float" office:value="2.55822657420453" calcext:value-type="float">
            <text:p>2,56</text:p>
          </table:table-cell>
          <table:table-cell table:style-name="ce2" office:value-type="float" office:value="2.63992326356243" calcext:value-type="float">
            <text:p>2,64</text:p>
          </table:table-cell>
          <table:table-cell table:style-name="ce2" office:value-type="float" office:value="2.69634209673068" calcext:value-type="float">
            <text:p>2,70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DRV performant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3.17729989923956" calcext:value-type="float">
            <text:p>3,18</text:p>
          </table:table-cell>
          <table:table-cell table:style-name="ce2" office:value-type="float" office:value="3.17729988811639" calcext:value-type="float">
            <text:p>3,18</text:p>
          </table:table-cell>
          <table:table-cell table:style-name="ce2" office:value-type="float" office:value="3.17730000281991" calcext:value-type="float">
            <text:p>3,18</text:p>
          </table:table-cell>
          <table:table-cell table:style-name="ce2" office:value-type="float" office:value="3.17730002812098" calcext:value-type="float">
            <text:p>3,18</text:p>
          </table:table-cell>
          <table:table-cell table:style-name="ce2" office:value-type="float" office:value="3.17730001920685" calcext:value-type="float">
            <text:p>3,18</text:p>
          </table:table-cell>
          <table:table-cell table:style-name="ce2" office:value-type="float" office:value="3.17729998403152" calcext:value-type="float">
            <text:p>3,18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Rooftop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2.8041072898362" calcext:value-type="float">
            <text:p>2,80</text:p>
          </table:table-cell>
          <table:table-cell table:style-name="ce2" office:value-type="float" office:value="2.80383341592929" calcext:value-type="float">
            <text:p>2,80</text:p>
          </table:table-cell>
          <table:table-cell table:style-name="ce2" office:value-type="float" office:value="2.80349655845111" calcext:value-type="float">
            <text:p>2,80</text:p>
          </table:table-cell>
          <table:table-cell table:style-name="ce2" office:value-type="float" office:value="2.80333761507138" calcext:value-type="float">
            <text:p>2,80</text:p>
          </table:table-cell>
          <table:table-cell table:style-name="ce2" office:value-type="float" office:value="2.80332828541537" calcext:value-type="float">
            <text:p>2,80</text:p>
          </table:table-cell>
          <table:table-cell table:style-name="ce2" office:value-type="float" office:value="2.80391727382834" calcext:value-type="float">
            <text:p>2,80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Rooftop performant</text:p>
          </table:table-cell>
          <table:table-cell office:value-type="string" calcext:value-type="string">
            <text:p>Electricité</text:p>
          </table:table-cell>
          <table:table-cell table:style-name="ce2" office:value-type="float" office:value="3.3256419260524" calcext:value-type="float">
            <text:p>3,33</text:p>
          </table:table-cell>
          <table:table-cell table:style-name="ce2" office:value-type="float" office:value="3.32594969673911" calcext:value-type="float">
            <text:p>3,33</text:p>
          </table:table-cell>
          <table:table-cell table:style-name="ce2" office:value-type="float" office:value="3.32681732842926" calcext:value-type="float">
            <text:p>3,33</text:p>
          </table:table-cell>
          <table:table-cell table:style-name="ce2" office:value-type="float" office:value="3.32767940881451" calcext:value-type="float">
            <text:p>3,33</text:p>
          </table:table-cell>
          <table:table-cell table:style-name="ce2" office:value-type="float" office:value="3.32806168473518" calcext:value-type="float">
            <text:p>3,33</text:p>
          </table:table-cell>
          <table:table-cell table:style-name="ce2" office:value-type="float" office:value="3.32846525888739" calcext:value-type="float">
            <text:p>3,3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Urbain</text:p>
          </table:table-cell>
          <table:table-cell table:style-name="ce2" office:value-type="float" office:value="0.849015620685245" calcext:value-type="float">
            <text:p>0,85</text:p>
          </table:table-cell>
          <table:table-cell table:style-name="ce2" office:value-type="float" office:value="0.885597538727726" calcext:value-type="float">
            <text:p>0,89</text:p>
          </table:table-cell>
          <table:table-cell table:style-name="ce2" office:value-type="float" office:value="0.941956491622651" calcext:value-type="float">
            <text:p>0,94</text:p>
          </table:table-cell>
          <table:table-cell table:style-name="ce2" office:value-type="float" office:value="0.989559136323192" calcext:value-type="float">
            <text:p>0,99</text:p>
          </table:table-cell>
          <table:table-cell table:style-name="ce2" office:value-type="float" office:value="1.00628142365356" calcext:value-type="float">
            <text:p>1,01</text:p>
          </table:table-cell>
          <table:table-cell table:style-name="ce2" office:value-type="float" office:value="0.931512894279754" calcext:value-type="float">
            <text:p>0,93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Autre système centralisé</text:p>
          </table:table-cell>
          <table:table-cell office:value-type="string" calcext:value-type="string">
            <text:p>Autres</text:p>
          </table:table-cell>
          <table:table-cell table:style-name="ce2" office:value-type="float" office:value="0.981073429762146" calcext:value-type="float">
            <text:p>0,98</text:p>
          </table:table-cell>
          <table:table-cell table:style-name="ce2" office:value-type="float" office:value="1.03332267793635" calcext:value-type="float">
            <text:p>1,03</text:p>
          </table:table-cell>
          <table:table-cell table:style-name="ce2" office:value-type="float" office:value="1.10041231980066" calcext:value-type="float">
            <text:p>1,10</text:p>
          </table:table-cell>
          <table:table-cell table:style-name="ce2" office:value-type="float" office:value="1.19566506728857" calcext:value-type="float">
            <text:p>1,20</text:p>
          </table:table-cell>
          <table:table-cell table:style-name="ce2" office:value-type="float" office:value="1.33778254700755" calcext:value-type="float">
            <text:p>1,34</text:p>
          </table:table-cell>
          <table:table-cell table:style-name="ce2" office:value-type="float" office:value="1.25947749351935" calcext:value-type="float">
            <text:p>1,26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Urbain</text:p>
          </table:table-cell>
          <table:table-cell table:style-name="ce2" office:value-type="float" office:value="1.02931635393887" calcext:value-type="float">
            <text:p>1,03</text:p>
          </table:table-cell>
          <table:table-cell table:style-name="ce2" office:value-type="float" office:value="1.09951214543088" calcext:value-type="float">
            <text:p>1,10</text:p>
          </table:table-cell>
          <table:table-cell table:style-name="ce2" office:value-type="float" office:value="1.25805885133589" calcext:value-type="float">
            <text:p>1,26</text:p>
          </table:table-cell>
          <table:table-cell table:style-name="ce2" office:value-type="float" office:value="1.32841158686746" calcext:value-type="float">
            <text:p>1,33</text:p>
          </table:table-cell>
          <table:table-cell table:style-name="ce2" office:value-type="float" office:value="1.27252617812662" calcext:value-type="float">
            <text:p>1,27</text:p>
          </table:table-cell>
          <table:table-cell table:style-name="ce2" office:value-type="float" office:value="1.30991821597587" calcext:value-type="float">
            <text:p>1,31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Autre système centralisé performant</text:p>
          </table:table-cell>
          <table:table-cell office:value-type="string" calcext:value-type="string">
            <text:p>Autres</text:p>
          </table:table-cell>
          <table:table-cell table:style-name="ce2" office:value-type="float" office:value="1.24806920286852" calcext:value-type="float">
            <text:p>1,25</text:p>
          </table:table-cell>
          <table:table-cell table:style-name="ce2" office:value-type="float" office:value="1.04585170532075" calcext:value-type="float">
            <text:p>1,05</text:p>
          </table:table-cell>
          <table:table-cell table:style-name="ce2" office:value-type="float" office:value="1.31942758117205" calcext:value-type="float">
            <text:p>1,32</text:p>
          </table:table-cell>
          <table:table-cell table:style-name="ce2" office:value-type="float" office:value="1.5582954302414" calcext:value-type="float">
            <text:p>1,56</text:p>
          </table:table-cell>
          <table:table-cell table:style-name="ce2" office:value-type="float" office:value="1.59111649507295" calcext:value-type="float">
            <text:p>1,59</text:p>
          </table:table-cell>
          <table:table-cell table:style-name="ce2" office:value-type="float" office:value="1.50715497334556" calcext:value-type="float">
            <text:p>1,51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limatisation" table:style-name="ta1">
        <table:table-column table:style-name="co3" table:default-cell-style-name="Default"/>
        <table:table-column table:style-name="co1" table:number-columns-repeated="7" table:default-cell-style-name="Default"/>
        <table:table-row table:style-name="ro2"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rendements moyens des systèmes sur l’ensemble du parc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5</text:p>
          </table:table-cell>
          <table:table-cell table:style-name="ce1" office:value-type="string" calcext:value-type="string">
            <text:p>2020</text:p>
          </table:table-cell>
          <table:table-cell table:style-name="ce1" office:value-type="string" calcext:value-type="string">
            <text:p>2025</text:p>
          </table:table-cell>
          <table:table-cell table:style-name="ce1" office:value-type="string" calcext:value-type="string">
            <text:p>2030</text:p>
          </table:table-cell>
          <table:table-cell table:style-name="ce1" office:value-type="string" calcext:value-type="string">
            <text:p>2050</text:p>
          </table:table-cell>
        </table:table-row>
        <table:table-row table:style-name="ro1">
          <table:table-cell office:value-type="string" calcext:value-type="string">
            <text:p>climatisation</text:p>
          </table:table-cell>
          <table:table-cell office:value-type="string" calcext:value-type="string">
            <text:p>Electricité</text:p>
          </table:table-cell>
          <table:table-cell table:style-name="ce6" office:value-type="float" office:value="3.0579092326549" calcext:value-type="float">
            <text:p>3,06</text:p>
          </table:table-cell>
          <table:table-cell table:style-name="ce6" office:value-type="float" office:value="3.20193342964385" calcext:value-type="float">
            <text:p>3,20</text:p>
          </table:table-cell>
          <table:table-cell table:style-name="ce6" office:value-type="float" office:value="3.46494231292503" calcext:value-type="float">
            <text:p>3,46</text:p>
          </table:table-cell>
          <table:table-cell table:style-name="ce6" office:value-type="float" office:value="3.81863650509271" calcext:value-type="float">
            <text:p>3,82</text:p>
          </table:table-cell>
          <table:table-cell table:style-name="ce6" office:value-type="float" office:value="4.05804869687522" calcext:value-type="float">
            <text:p>4,06</text:p>
          </table:table-cell>
          <table:table-cell table:style-name="ce6" office:value-type="float" office:value="4.67507074736769" calcext:value-type="float">
            <text:p>4,68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7" table:formula="of:=1/([.D4]/[.$D$4])" office:value-type="percentage" office:value="1" calcext:value-type="percentage">
            <text:p>100,00%</text:p>
          </table:table-cell>
          <table:table-cell table:style-name="ce7" table:formula="of:=1/([.E4]/[.$D$4])" office:value-type="percentage" office:value="0.924094296664018" calcext:value-type="percentage">
            <text:p>92,41%</text:p>
          </table:table-cell>
          <table:table-cell table:style-name="ce7" table:formula="of:=1/([.F4]/[.$D$4])" office:value-type="percentage" office:value="0.838501759822807" calcext:value-type="percentage">
            <text:p>83,85%</text:p>
          </table:table-cell>
          <table:table-cell table:style-name="ce7" table:formula="of:=1/([.G4]/[.$D$4])" office:value-type="percentage" office:value="0.789032776296993" calcext:value-type="percentage">
            <text:p>78,90%</text:p>
          </table:table-cell>
          <table:table-cell table:style-name="ce7" table:formula="of:=1/([.H4]/[.$D$4])" office:value-type="percentage" office:value="0.684895181842265" calcext:value-type="percentage">
            <text:p>68,49%</text:p>
          </table:table-cell>
        </table:table-row>
        <table:table-row table:style-name="ro1">
          <table:table-cell table:style-name="ce3" office:value-type="string" calcext:value-type="string">
            <text:p>Hypothèses AMS résidentiel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Evolution de l’efficacité des équipements</text:p>
          </table:table-cell>
          <table:table-cell table:style-name="ce4" table:number-columns-repeated="5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acité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table:formula="of:=[.B10]*POWER(0.99;[.C9]-[.B9])" office:value-type="percentage" office:value="0.9509900499" calcext:value-type="percentage">
            <text:p>95,10%</text:p>
          </table:table-cell>
          <table:table-cell table:style-name="ce5" table:formula="of:=[.C10]*POWER(0.99;[.D9]-[.C9])" office:value-type="percentage" office:value="0.904382075008804" calcext:value-type="percentage">
            <text:p>90,44%</text:p>
          </table:table-cell>
          <table:table-cell table:style-name="ce5" table:formula="of:=[.D10]*POWER(0.99;[.E9]-[.D9])" office:value-type="percentage" office:value="0.860058354641288" calcext:value-type="percentage">
            <text:p>86,01%</text:p>
          </table:table-cell>
          <table:table-cell table:style-name="ce5" table:formula="of:=[.E10]*POWER(0.99;[.F9]-[.E9])" office:value-type="percentage" office:value="0.703447694999569" calcext:value-type="percentage">
            <text:p>70,34%</text:p>
          </table:table-cell>
          <table:table-cell table:number-columns-repeated="2"/>
        </table:table-row>
      </table:table>
      <table:table table:name="EC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8" office:value-type="string" calcext:value-type="string">
            <text:p>Rendements des systèmes d’ECS performa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nergie</text:p>
          </table:table-cell>
          <table:table-cell office:value-type="string" calcext:value-type="string">
            <text:p>Système d'ECS</text:p>
          </table:table-cell>
          <table:table-cell office:value-type="string" calcext:value-type="string">
            <text:p>rendemen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Chaudière condensation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Ballon thermodynamique</text:p>
          </table:table-cell>
          <table:table-cell office:value-type="float" office:value="1.8" calcext:value-type="float">
            <text:p>1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Chaudière ou ballon condensation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oul</text:p>
          </table:table-cell>
          <table:table-cell office:value-type="string" calcext:value-type="string">
            <text:p>Chaudière condensation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Système performant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>
            <text:p>Taux de pénétration surfacique des systèmes performants lors du renouvellement des systèmes en fin de vie</text:p>
          </table:table-cell>
          <table:table-cell table:style-name="ce20" table:number-columns-repeated="5"/>
          <table:table-cell table:number-columns-repeated="4"/>
        </table:table-row>
        <table:table-row table:style-name="ro1">
          <table:table-cell table:style-name="ce10" office:value-type="string" calcext:value-type="string">
            <text:p>ENERGIE</text:p>
          </table:table-cell>
          <table:table-cell table:style-name="ce10" office:value-type="string" calcext:value-type="string">
            <text:p>PERIODE1</text:p>
          </table:table-cell>
          <table:table-cell table:style-name="ce10" office:value-type="string" calcext:value-type="string">
            <text:p>PERIODE2</text:p>
          </table:table-cell>
          <table:table-cell table:style-name="ce10" office:value-type="string" calcext:value-type="string">
            <text:p>PERIODE3</text:p>
          </table:table-cell>
          <table:table-cell table:style-name="ce10" office:value-type="string" calcext:value-type="string">
            <text:p>PERIODE4</text:p>
          </table:table-cell>
          <table:table-cell table:style-name="ce10" office:value-type="string" calcext:value-type="string">
            <text:p>PERIODE5</text:p>
          </table:table-cell>
          <table:table-cell table:number-columns-repeated="4"/>
        </table:table-row>
        <table:table-row table:style-name="ro3">
          <table:table-cell table:style-name="ce11" office:value-type="string" calcext:value-type="string">
            <text:p>Energie</text:p>
          </table:table-cell>
          <table:table-cell table:style-name="ce21" office:value-type="string" calcext:value-type="string">
            <text:p>2010-2015</text:p>
          </table:table-cell>
          <table:table-cell table:style-name="ce21" office:value-type="string" calcext:value-type="string">
            <text:p>2015-2020</text:p>
          </table:table-cell>
          <table:table-cell table:style-name="ce21" office:value-type="string" calcext:value-type="string">
            <text:p>2020-2030</text:p>
          </table:table-cell>
          <table:table-cell table:style-name="ce11" office:value-type="string" calcext:value-type="string">
            <text:p>2030-2040</text:p>
          </table:table-cell>
          <table:table-cell table:style-name="ce31" office:value-type="string" calcext:value-type="string">
            <text:p>2040-2050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Autres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32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Electricité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32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3">
          <table:table-cell table:style-name="ce12" office:value-type="string" calcext:value-type="string">
            <text:p>Gaz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32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4">
          <table:table-cell table:style-name="ce12" office:value-type="string" calcext:value-type="string">
            <text:p>Fioul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32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4">
          <table:table-cell table:style-name="ce12" office:value-type="string" calcext:value-type="string">
            <text:p>Urbain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office:value-type="percentage" office:value="1" calcext:value-type="percentage">
            <text:p>100%</text:p>
          </table:table-cell>
          <table:table-cell table:style-name="ce32" office:value-type="percentage" office:value="1" calcext:value-type="percentage">
            <text:p>100%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 table:style-name="ce13" office:value-type="string" calcext:value-type="string">
            <text:p>rendements moyens des systèmes ECS</text:p>
            <text:p> Sur l’ensemble du parc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float" office:value="2025" calcext:value-type="float">
            <text:p>2025</text:p>
          </table:table-cell>
          <table:table-cell table:style-name="ce23" office:value-type="float" office:value="2030" calcext:value-type="float">
            <text:p>2030</text:p>
          </table:table-cell>
          <table:table-cell table:style-name="ce33"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Autres</text:p>
          </table:table-cell>
          <table:table-cell table:style-name="ce2" office:value-type="float" office:value="0.572606475057999" calcext:value-type="float">
            <text:p>0,57</text:p>
          </table:table-cell>
          <table:table-cell table:style-name="ce2" office:value-type="float" office:value="0.584627943479511" calcext:value-type="float">
            <text:p>0,58</text:p>
          </table:table-cell>
          <table:table-cell table:style-name="ce2" office:value-type="float" office:value="0.617877585162191" calcext:value-type="float">
            <text:p>0,62</text:p>
          </table:table-cell>
          <table:table-cell table:style-name="ce2" office:value-type="float" office:value="0.674576984191961" calcext:value-type="float">
            <text:p>0,67</text:p>
          </table:table-cell>
          <table:table-cell table:style-name="ce2" office:value-type="float" office:value="0.755868354488411" calcext:value-type="float">
            <text:p>0,76</text:p>
          </table:table-cell>
          <table:table-cell table:style-name="ce34" office:value-type="float" office:value="0.79469630476657" calcext:value-type="float">
            <text:p>0,79</text:p>
          </table:table-cell>
          <table:table-cell office:value-type="string" calcext:value-type="string">
            <text:p>On atteint le rendement des systèmes performants car 100 % de systèmes performants en 2050</text:p>
          </table:table-cell>
          <table:table-cell table:formula="of:=[.G19]/[.B19]" office:value-type="float" office:value="1.38785769875563" calcext:value-type="float">
            <text:p>1,3878576988</text:p>
          </table:table-cell>
          <table:table-cell/>
        </table:table-row>
        <table:table-row table:style-name="ro1">
          <table:table-cell table:style-name="ce14" office:value-type="string" calcext:value-type="string">
            <text:p>Electricité</text:p>
          </table:table-cell>
          <table:table-cell table:style-name="ce2" office:value-type="float" office:value="0.93238578980164" calcext:value-type="float">
            <text:p>0,93</text:p>
          </table:table-cell>
          <table:table-cell table:style-name="ce2" office:value-type="float" office:value="0.976672363269838" calcext:value-type="float">
            <text:p>0,98</text:p>
          </table:table-cell>
          <table:table-cell table:style-name="ce2" office:value-type="float" office:value="1.09112997264277" calcext:value-type="float">
            <text:p>1,09</text:p>
          </table:table-cell>
          <table:table-cell table:style-name="ce2" office:value-type="float" office:value="1.39669215171617" calcext:value-type="float">
            <text:p>1,40</text:p>
          </table:table-cell>
          <table:table-cell table:style-name="ce2" office:value-type="float" office:value="1.69112836351897" calcext:value-type="float">
            <text:p>1,69</text:p>
          </table:table-cell>
          <table:table-cell table:style-name="ce34" office:value-type="float" office:value="1.79267382423643" calcext:value-type="float">
            <text:p>1,79</text:p>
          </table:table-cell>
          <table:table-cell/>
          <table:table-cell table:formula="of:=[.G20]/[.B20]" office:value-type="float" office:value="1.92267390155937" calcext:value-type="float">
            <text:p>1,9226739016</text:p>
          </table:table-cell>
          <table:table-cell/>
        </table:table-row>
        <table:table-row table:style-name="ro1">
          <table:table-cell table:style-name="ce14" office:value-type="string" calcext:value-type="string">
            <text:p>Fioul</text:p>
          </table:table-cell>
          <table:table-cell table:style-name="ce2" office:value-type="float" office:value="0.518125279990146" calcext:value-type="float">
            <text:p>0,52</text:p>
          </table:table-cell>
          <table:table-cell table:style-name="ce2" office:value-type="float" office:value="0.531114906263018" calcext:value-type="float">
            <text:p>0,53</text:p>
          </table:table-cell>
          <table:table-cell table:style-name="ce2" office:value-type="float" office:value="0.563947554756342" calcext:value-type="float">
            <text:p>0,56</text:p>
          </table:table-cell>
          <table:table-cell table:style-name="ce2" office:value-type="float" office:value="0.664569642799206" calcext:value-type="float">
            <text:p>0,66</text:p>
          </table:table-cell>
          <table:table-cell table:style-name="ce2" office:value-type="float" office:value="0.727248878822704" calcext:value-type="float">
            <text:p>0,73</text:p>
          </table:table-cell>
          <table:table-cell table:style-name="ce34" office:value-type="float" office:value="0.814241201764873" calcext:value-type="float">
            <text:p>0,81</text:p>
          </table:table-cell>
          <table:table-cell/>
          <table:table-cell table:formula="of:=[.G21]/[.B21]" office:value-type="float" office:value="1.5715141360799" calcext:value-type="float">
            <text:p>1,5715141361</text:p>
          </table:table-cell>
          <table:table-cell/>
        </table:table-row>
        <table:table-row table:style-name="ro1">
          <table:table-cell table:style-name="ce14" office:value-type="string" calcext:value-type="string">
            <text:p>Gaz</text:p>
          </table:table-cell>
          <table:table-cell table:style-name="ce2" office:value-type="float" office:value="0.731798913956529" calcext:value-type="float">
            <text:p>0,73</text:p>
          </table:table-cell>
          <table:table-cell table:style-name="ce2" office:value-type="float" office:value="0.741922145751463" calcext:value-type="float">
            <text:p>0,74</text:p>
          </table:table-cell>
          <table:table-cell table:style-name="ce2" office:value-type="float" office:value="0.759671763009705" calcext:value-type="float">
            <text:p>0,76</text:p>
          </table:table-cell>
          <table:table-cell table:style-name="ce2" office:value-type="float" office:value="0.796349925708843" calcext:value-type="float">
            <text:p>0,80</text:p>
          </table:table-cell>
          <table:table-cell table:style-name="ce2" office:value-type="float" office:value="0.834499570256082" calcext:value-type="float">
            <text:p>0,83</text:p>
          </table:table-cell>
          <table:table-cell table:style-name="ce34" office:value-type="float" office:value="0.892356957443977" calcext:value-type="float">
            <text:p>0,89</text:p>
          </table:table-cell>
          <table:table-cell/>
          <table:table-cell table:formula="of:=[.G22]/[.B22]" office:value-type="float" office:value="1.21940186084642" calcext:value-type="float">
            <text:p>1,2194018608</text:p>
          </table:table-cell>
          <table:table-cell/>
        </table:table-row>
        <table:table-row table:style-name="ro1">
          <table:table-cell table:style-name="ce15" office:value-type="string" calcext:value-type="string">
            <text:p>Urbain</text:p>
          </table:table-cell>
          <table:table-cell table:style-name="ce24" office:value-type="float" office:value="0.563680285943314" calcext:value-type="float">
            <text:p>0,56</text:p>
          </table:table-cell>
          <table:table-cell table:style-name="ce24" office:value-type="float" office:value="0.574780484920191" calcext:value-type="float">
            <text:p>0,57</text:p>
          </table:table-cell>
          <table:table-cell table:style-name="ce24" office:value-type="float" office:value="0.60748547202578" calcext:value-type="float">
            <text:p>0,61</text:p>
          </table:table-cell>
          <table:table-cell table:style-name="ce24" office:value-type="float" office:value="0.672151797501858" calcext:value-type="float">
            <text:p>0,67</text:p>
          </table:table-cell>
          <table:table-cell table:style-name="ce24" office:value-type="float" office:value="0.750549787828479" calcext:value-type="float">
            <text:p>0,75</text:p>
          </table:table-cell>
          <table:table-cell table:style-name="ce35" office:value-type="float" office:value="0.803188542697355" calcext:value-type="float">
            <text:p>0,80</text:p>
          </table:table-cell>
          <table:table-cell/>
          <table:table-cell table:formula="of:=[.G23]/[.B23]" office:value-type="float" office:value="1.42490089280526" calcext:value-type="float">
            <text:p>1,4249008928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9"/>
        </table:table-row>
        <table:table-row table:style-name="ro1">
          <table:table-cell table:style-name="ce3" office:value-type="string" calcext:value-type="string">
            <text:p>Hypothèses AMS résidentiel</text:p>
          </table:table-cell>
          <table:table-cell table:number-columns-repeated="9"/>
        </table:table-row>
        <table:table-row table:style-name="ro1">
          <table:table-cell table:style-name="ce3"/>
          <table:table-cell table:number-columns-repeated="9"/>
        </table:table-row>
        <table:table-row table:style-name="ro1">
          <table:table-cell table:style-name="ce16" office:value-type="string" calcext:value-type="string">
            <text:p>Hypothèses du scénario concernant l’évolution des rendements des équipements d’ECS installés (Indice d'évolution des rendements saisonniers des technologies (sur énergie finale)) </text:p>
          </table:table-cell>
          <table:table-cell table:number-columns-repeated="9"/>
        </table:table-row>
        <table:table-row table:style-name="ro1">
          <table:table-cell table:style-name="ce17"/>
          <table:table-cell table:style-name="ce18" office:value-type="string" calcext:value-type="string">
            <text:p> 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2025" calcext:value-type="float">
            <text:p>2025</text:p>
          </table:table-cell>
          <table:table-cell table:style-name="ce26" office:value-type="float" office:value="2030" calcext:value-type="float">
            <text:p>2030</text:p>
          </table:table-cell>
          <table:table-cell table:style-name="ce8" office:value-type="float" office:value="2040" calcext:value-type="float">
            <text:p>2040</text:p>
          </table:table-cell>
          <table:table-cell table:style-name="ce26" office:value-type="float" office:value="2050" calcext:value-type="float">
            <text:p>2050</text:p>
          </table:table-cell>
          <table:table-cell/>
        </table:table-row>
        <table:table-row table:style-name="ro1">
          <table:table-cell table:style-name="ce18" office:value-type="string" calcext:value-type="string">
            <text:p>Gaz naturel </text:p>
          </table:table-cell>
          <table:table-cell table:style-name="ce18" office:value-type="string" calcext:value-type="string">
            <text:p>Chaudière condensation 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63" calcext:value-type="float">
            <text:p>0,63</text:p>
          </table:table-cell>
          <table:table-cell table:style-name="ce27" office:value-type="float" office:value="0.68" calcext:value-type="float">
            <text:p>0,68</text:p>
          </table:table-cell>
          <table:table-cell table:style-name="ce27" office:value-type="float" office:value="0.72" calcext:value-type="float">
            <text:p>0,72</text:p>
          </table:table-cell>
          <table:table-cell table:style-name="ce27" office:value-type="float" office:value="0.75" calcext:value-type="float">
            <text:p>0,75</text:p>
          </table:table-cell>
          <table:table-cell table:style-name="ce36" office:value-type="float" office:value="0.78" calcext:value-type="float">
            <text:p>0,78</text:p>
          </table:table-cell>
          <table:table-cell table:style-name="ce36" office:value-type="float" office:value="0.8" calcext:value-type="float">
            <text:p>0,8</text:p>
          </table:table-cell>
          <table:table-cell table:formula="of:=[.I30]/[.C30]" office:value-type="float" office:value="1.33333333333333" calcext:value-type="float">
            <text:p>1,3333333333</text:p>
          </table:table-cell>
        </table:table-row>
        <table:table-row table:style-name="ro1">
          <table:table-cell table:style-name="ce18" office:value-type="string" calcext:value-type="string">
            <text:p>Electricité</text:p>
          </table:table-cell>
          <table:table-cell table:style-name="ce18" office:value-type="string" calcext:value-type="string">
            <text:p>Cumulus élec 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63" calcext:value-type="float">
            <text:p>0,63</text:p>
          </table:table-cell>
          <table:table-cell table:style-name="ce27" office:value-type="float" office:value="0.65" calcext:value-type="float">
            <text:p>0,65</text:p>
          </table:table-cell>
          <table:table-cell table:style-name="ce27" office:value-type="float" office:value="0.68" calcext:value-type="float">
            <text:p>0,68</text:p>
          </table:table-cell>
          <table:table-cell table:style-name="ce27" office:value-type="float" office:value="0.7" calcext:value-type="float">
            <text:p>0,7</text:p>
          </table:table-cell>
          <table:table-cell table:number-columns-repeated="2" table:style-name="ce36" office:value-type="float" office:value="0.7" calcext:value-type="float">
            <text:p>0,7</text:p>
          </table:table-cell>
          <table:table-cell table:formula="of:=[.I31]/[.C31]" office:value-type="float" office:value="1.16666666666667" calcext:value-type="float">
            <text:p>1,1666666667</text:p>
          </table:table-cell>
        </table:table-row>
        <table:table-row table:style-name="ro1">
          <table:table-cell table:style-name="ce18" office:value-type="string" calcext:value-type="string">
            <text:p> </text:p>
          </table:table-cell>
          <table:table-cell table:style-name="ce18" office:value-type="string" calcext:value-type="string">
            <text:p>Chauffe eau thermodynamique 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75" calcext:value-type="float">
            <text:p>1,7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25" calcext:value-type="float">
            <text:p>2,25</text:p>
          </table:table-cell>
          <table:table-cell table:style-name="ce27" office:value-type="float" office:value="2.5" calcext:value-type="float">
            <text:p>2,5</text:p>
          </table:table-cell>
          <table:table-cell table:number-columns-repeated="2" table:style-name="ce36" office:value-type="float" office:value="2.5" calcext:value-type="float">
            <text:p>2,5</text:p>
          </table:table-cell>
          <table:table-cell table:formula="of:=[.I32]/[.C32]" office:value-type="float" office:value="1.66666666666667" calcext:value-type="float">
            <text:p>1,6666666667</text:p>
          </table:table-cell>
        </table:table-row>
        <table:table-row table:style-name="ro1">
          <table:table-cell table:style-name="ce18" office:value-type="string" calcext:value-type="string">
            <text:p>Gaz naturel </text:p>
          </table:table-cell>
          <table:table-cell table:style-name="ce18" office:value-type="string" calcext:value-type="string">
            <text:p>Chauffe eau solaire appoint Gaz naturel 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23" calcext:value-type="float">
            <text:p>1,23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5" calcext:value-type="float">
            <text:p>1,5</text:p>
          </table:table-cell>
          <table:table-cell table:style-name="ce36" office:value-type="float" office:value="1.7" calcext:value-type="float">
            <text:p>1,7</text:p>
          </table:table-cell>
          <table:table-cell table:style-name="ce36" office:value-type="float" office:value="1.9" calcext:value-type="float">
            <text:p>1,9</text:p>
          </table:table-cell>
          <table:table-cell table:formula="of:=[.I33]/[.C33]" office:value-type="float" office:value="1.58333333333333" calcext:value-type="float">
            <text:p>1,5833333333</text:p>
          </table:table-cell>
        </table:table-row>
        <table:table-row table:style-name="ro1">
          <table:table-cell table:style-name="ce18" office:value-type="string" calcext:value-type="string">
            <text:p>Electricité </text:p>
          </table:table-cell>
          <table:table-cell table:style-name="ce18" office:value-type="string" calcext:value-type="string">
            <text:p>Chauffe eau solaire appoint élec 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83" calcext:value-type="float">
            <text:p>1,83</text:p>
          </table:table-cell>
          <table:table-cell table:style-name="ce27" office:value-type="float" office:value="1.85" calcext:value-type="float">
            <text:p>1,85</text:p>
          </table:table-cell>
          <table:table-cell table:style-name="ce27" office:value-type="float" office:value="1.88" calcext:value-type="float">
            <text:p>1,88</text:p>
          </table:table-cell>
          <table:table-cell table:style-name="ce27" office:value-type="float" office:value="1.9" calcext:value-type="float">
            <text:p>1,9</text:p>
          </table:table-cell>
          <table:table-cell table:number-columns-repeated="2" table:style-name="ce36" office:value-type="float" office:value="1.9" calcext:value-type="float">
            <text:p>1,9</text:p>
          </table:table-cell>
          <table:table-cell table:formula="of:=[.I34]/[.C34]" office:value-type="float" office:value="1.05555555555556" calcext:value-type="float">
            <text:p>1,0555555556</text:p>
          </table:table-cell>
        </table:table-row>
        <table:table-row table:style-name="ro6">
          <table:table-cell table:style-name="ce18" office:value-type="string" calcext:value-type="string">
            <text:p>Electricité </text:p>
          </table:table-cell>
          <table:table-cell table:style-name="ce18" office:value-type="string" calcext:value-type="string">
            <text:p>Chauffe eau solaire appoint thermodynamique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3.85" calcext:value-type="float">
            <text:p>3,85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formula="of:=[.I35]/[.C35]" office:value-type="float" office:value="1.33333333333333" calcext:value-type="float">
            <text:p>1,3333333333</text:p>
          </table:table-cell>
        </table:table-row>
        <table:table-row table:style-name="ro1">
          <table:table-cell table:style-name="ce18" office:value-type="string" calcext:value-type="string">
            <text:p>AMS run2</text:p>
          </table:table-cell>
          <table:table-cell table:style-name="ce18"/>
          <table:table-cell table:style-name="ce27" table:number-columns-repeated="5"/>
          <table:table-cell table:style-name="ce36" table:number-columns-repeated="2"/>
          <table:table-cell/>
        </table:table-row>
        <table:table-row table:style-name="ro1">
          <table:table-cell table:style-name="ce3" office:value-type="string" calcext:value-type="string">
            <text:p>systèmes performants tertia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nergie</text:p>
          </table:table-cell>
          <table:table-cell office:value-type="string" calcext:value-type="string">
            <text:p>Système d'ECS</text:p>
          </table:table-cell>
          <table:table-cell office:value-type="string" calcext:value-type="string">
            <text:p>Rendement 2010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2025" calcext:value-type="float">
            <text:p>2025</text:p>
          </table:table-cell>
          <table:table-cell table:style-name="ce26" office:value-type="float" office:value="2030" calcext:value-type="float">
            <text:p>2030</text:p>
          </table:table-cell>
          <table:table-cell table:style-name="ce8" office:value-type="float" office:value="2040" calcext:value-type="float">
            <text:p>2040</text:p>
          </table:table-cell>
          <table:table-cell table:style-name="ce26"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string" calcext:value-type="string">
            <text:p>Autres</text:p>
          </table:table-cell>
          <table:table-cell office:value-type="string" calcext:value-type="string">
            <text:p>Chaudière condensation</text:p>
          </table:table-cell>
          <table:table-cell office:value-type="float" office:value="0.8" calcext:value-type="float">
            <text:p>0,8</text:p>
          </table:table-cell>
          <table:table-cell table:formula="of:=[.C39]" office:value-type="float" office:value="0.8" calcext:value-type="float">
            <text:p>0,8</text:p>
          </table:table-cell>
          <table:table-cell table:formula="of:=[.D39]" office:value-type="float" office:value="0.8" calcext:value-type="float">
            <text:p>0,8</text:p>
          </table:table-cell>
          <table:table-cell table:formula="of:=[.E39]" office:value-type="float" office:value="0.8" calcext:value-type="float">
            <text:p>0,8</text:p>
          </table:table-cell>
          <table:table-cell table:formula="of:=[.F39]" office:value-type="float" office:value="0.8" calcext:value-type="float">
            <text:p>0,8</text:p>
          </table:table-cell>
          <table:table-cell table:formula="of:=[.G39]" office:value-type="float" office:value="0.8" calcext:value-type="float">
            <text:p>0,8</text:p>
          </table:table-cell>
          <table:table-cell table:formula="of:=[.H39]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Ballon thermodynamique</text:p>
          </table:table-cell>
          <table:table-cell table:style-name="ce28" office:value-type="float" office:value="1.8" calcext:value-type="float">
            <text:p>1,8</text:p>
          </table:table-cell>
          <table:table-cell table:style-name="ce28" table:formula="of:=[.C40]" office:value-type="float" office:value="1.8" calcext:value-type="float">
            <text:p>1,8</text:p>
          </table:table-cell>
          <table:table-cell table:style-name="ce30" table:formula="of:=[.E32]/[.D32]*[.D40]" office:value-type="float" office:value="2.05714285714286" calcext:value-type="float">
            <text:p>2,1</text:p>
          </table:table-cell>
          <table:table-cell table:style-name="ce30" table:formula="of:=[.F32]/[.E32]*[.E40]" office:value-type="float" office:value="2.31428571428571" calcext:value-type="float">
            <text:p>2,3</text:p>
          </table:table-cell>
          <table:table-cell table:style-name="ce30" table:formula="of:=[.G32]/[.F32]*[.F40]" office:value-type="float" office:value="2.57142857142857" calcext:value-type="float">
            <text:p>2,6</text:p>
          </table:table-cell>
          <table:table-cell table:style-name="ce30" table:formula="of:=[.H32]/[.G32]*[.G40]" office:value-type="float" office:value="2.57142857142857" calcext:value-type="float">
            <text:p>2,6</text:p>
          </table:table-cell>
          <table:table-cell table:style-name="ce30" table:formula="of:=[.I32]/[.H32]*[.H40]" office:value-type="float" office:value="2.57142857142857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Chaudière ou ballon condensation</text:p>
          </table:table-cell>
          <table:table-cell office:value-type="float" office:value="0.9" calcext:value-type="float">
            <text:p>0,9</text:p>
          </table:table-cell>
          <table:table-cell table:formula="of:=[.C41]" office:value-type="float" office:value="0.9" calcext:value-type="float">
            <text:p>0,9</text:p>
          </table:table-cell>
          <table:table-cell table:formula="of:=[.D41]" office:value-type="float" office:value="0.9" calcext:value-type="float">
            <text:p>0,9</text:p>
          </table:table-cell>
          <table:table-cell table:formula="of:=[.E41]" office:value-type="float" office:value="0.9" calcext:value-type="float">
            <text:p>0,9</text:p>
          </table:table-cell>
          <table:table-cell table:formula="of:=[.F41]" office:value-type="float" office:value="0.9" calcext:value-type="float">
            <text:p>0,9</text:p>
          </table:table-cell>
          <table:table-cell table:formula="of:=[.G41]" office:value-type="float" office:value="0.9" calcext:value-type="float">
            <text:p>0,9</text:p>
          </table:table-cell>
          <table:table-cell table:formula="of:=[.H41]"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Fioul</text:p>
          </table:table-cell>
          <table:table-cell office:value-type="string" calcext:value-type="string">
            <text:p>Chaudière condensation</text:p>
          </table:table-cell>
          <table:table-cell office:value-type="float" office:value="0.8" calcext:value-type="float">
            <text:p>0,8</text:p>
          </table:table-cell>
          <table:table-cell table:formula="of:=[.C42]" office:value-type="float" office:value="0.8" calcext:value-type="float">
            <text:p>0,8</text:p>
          </table:table-cell>
          <table:table-cell table:formula="of:=[.D42]" office:value-type="float" office:value="0.8" calcext:value-type="float">
            <text:p>0,8</text:p>
          </table:table-cell>
          <table:table-cell table:formula="of:=[.E42]" office:value-type="float" office:value="0.8" calcext:value-type="float">
            <text:p>0,8</text:p>
          </table:table-cell>
          <table:table-cell table:formula="of:=[.F42]" office:value-type="float" office:value="0.8" calcext:value-type="float">
            <text:p>0,8</text:p>
          </table:table-cell>
          <table:table-cell table:formula="of:=[.G42]" office:value-type="float" office:value="0.8" calcext:value-type="float">
            <text:p>0,8</text:p>
          </table:table-cell>
          <table:table-cell table:formula="of:=[.H42]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Système performant</text:p>
          </table:table-cell>
          <table:table-cell office:value-type="float" office:value="0.8" calcext:value-type="float">
            <text:p>0,8</text:p>
          </table:table-cell>
          <table:table-cell table:formula="of:=[.C43]" office:value-type="float" office:value="0.8" calcext:value-type="float">
            <text:p>0,8</text:p>
          </table:table-cell>
          <table:table-cell table:formula="of:=[.D43]" office:value-type="float" office:value="0.8" calcext:value-type="float">
            <text:p>0,8</text:p>
          </table:table-cell>
          <table:table-cell table:formula="of:=[.E43]" office:value-type="float" office:value="0.8" calcext:value-type="float">
            <text:p>0,8</text:p>
          </table:table-cell>
          <table:table-cell table:formula="of:=[.F43]" office:value-type="float" office:value="0.8" calcext:value-type="float">
            <text:p>0,8</text:p>
          </table:table-cell>
          <table:table-cell table:formula="of:=[.G43]" office:value-type="float" office:value="0.8" calcext:value-type="float">
            <text:p>0,8</text:p>
          </table:table-cell>
          <table:table-cell table:formula="of:=[.H43]" office:value-type="float" office:value="0.8" calcext:value-type="float">
            <text:p>0,8</text:p>
          </table:table-cell>
          <table:table-cell/>
        </table:table-row>
        <table:table-row table:style-name="ro1" table:number-rows-repeated="2">
          <table:table-cell table:style-name="ce3"/>
          <table:table-cell table:number-columns-repeated="9"/>
        </table:table-row>
        <table:table-row table:style-name="ro7">
          <table:table-cell table:style-name="ce19" office:value-type="string" calcext:value-type="string">
            <text:p>+BAISSE DE - 20 % du besoin en 2050</text:p>
          </table:table-cell>
          <table:table-cell table:number-columns-repeated="9"/>
        </table:table-row>
        <table:table-row table:style-name="ro1">
          <table:table-cell table:style-name="ce3"/>
          <table:table-cell office:value-type="float" office:value="2015" calcext:value-type="float">
            <text:p>2015</text:p>
          </table:table-cell>
          <table:table-cell office:value-type="float" office:value="2020" calcext:value-type="float">
            <text:p>2020</text:p>
          </table:table-cell>
          <table:table-cell office:value-type="float" office:value="2025" calcext:value-type="float">
            <text:p>2025</text:p>
          </table:table-cell>
          <table:table-cell office:value-type="float" office:value="2030" calcext:value-type="float">
            <text:p>2030</text:p>
          </table:table-cell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tcam</text:p>
          </table:table-cell>
          <table:table-cell table:style-name="ce25" table:formula="of:=([.F48]/[.B48])^(1/([.F47]-[.B47])) - 1" office:value-type="float" office:value="-0.00635524946860011" calcext:value-type="float">
            <text:p>-0,0063552495</text:p>
          </table:table-cell>
          <table:table-cell table:number-columns-repeated="8"/>
        </table:table-row>
        <table:table-row table:style-name="ro1">
          <table:table-cell/>
          <table:table-cell table:formula="of:=1*(1+[.B49])^35" office:value-type="float" office:value="0.8" calcext:value-type="float">
            <text:p>0,8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esoin_U_autres" table:style-name="ta1">
        <table:table-column table:style-name="co9" table:default-cell-style-name="ce43"/>
        <table:table-column table:style-name="co10" table:default-cell-style-name="ce12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" table:number-columns-repeated="2" table:default-cell-style-name="ce56"/>
        <table:table-column table:style-name="co1" table:number-columns-repeated="1017" table:default-cell-style-name="Default"/>
        <table:table-row table:style-name="ro1">
          <table:table-cell table:style-name="ce37" office:value-type="string" calcext:value-type="string">
            <text:p>Usage</text:p>
          </table:table-cell>
          <table:table-cell table:style-name="ce48" office:value-type="string" calcext:value-type="string">
            <text:p>Durée de vie, en années</text:p>
          </table:table-cell>
          <table:table-cell table:style-name="Default" table:number-columns-repeated="5"/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38" office:value-type="string" calcext:value-type="string">
            <text:p>Ventilation</text:p>
          </table:table-cell>
          <table:table-cell table:style-name="ce49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Cuisson</text:p>
          </table:table-cell>
          <table:table-cell table:style-name="ce49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Climatisation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Bureautique</text:p>
          </table:table-cell>
          <table:table-cell table:style-name="ce49" office:value-type="float" office:value="5" calcext:value-type="float">
            <text:p>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Froid_alimentaire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Process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Autre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Auxiliaires</text:p>
          </table:table-cell>
          <table:table-cell table:style-name="ce49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38" office:value-type="string" calcext:value-type="string">
            <text:p>Eclairage</text:p>
          </table:table-cell>
          <table:table-cell table:style-name="ce49" office:value-type="float" office:value="15" calcext:value-type="float">
            <text:p>15</text:p>
          </table:table-cell>
          <table:table-cell table:style-name="Default" table:number-columns-repeated="5"/>
          <table:table-cell table:number-columns-repeated="1017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Default" office:value-type="string" calcext:value-type="string">
            <text:p>AMS run 1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39" office:value-type="string" calcext:value-type="string">
            <text:p>Gains attendus par rapport à la période précédente sur ces usages lors du renouvellement des systèmes</text:p>
          </table:table-cell>
          <table:table-cell table:style-name="ce20" table:number-columns-repeated="6"/>
          <table:table-cell table:number-columns-repeated="1017"/>
        </table:table-row>
        <table:table-row table:style-name="ro1">
          <table:table-cell table:style-name="ce40" office:value-type="string" calcext:value-type="string">
            <text:p>BRANCHE</text:p>
          </table:table-cell>
          <table:table-cell table:style-name="ce40" office:value-type="string" calcext:value-type="string">
            <text:p>USAGE</text:p>
          </table:table-cell>
          <table:table-cell table:style-name="ce54" office:value-type="string" calcext:value-type="string">
            <text:p>PERIODE1</text:p>
          </table:table-cell>
          <table:table-cell table:style-name="ce54" office:value-type="string" calcext:value-type="string">
            <text:p>PERIODE2</text:p>
          </table:table-cell>
          <table:table-cell table:style-name="ce54" office:value-type="string" calcext:value-type="string">
            <text:p>PERIODE3</text:p>
          </table:table-cell>
          <table:table-cell table:style-name="ce54" office:value-type="string" calcext:value-type="string">
            <text:p>PERIODE4</text:p>
          </table:table-cell>
          <table:table-cell table:style-name="ce54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BRANCHE</text:p>
          </table:table-cell>
          <table:table-cell table:style-name="ce50" office:value-type="string" calcext:value-type="string">
            <text:p>USAGE</text:p>
          </table:table-cell>
          <table:table-cell table:style-name="ce55" office:value-type="string" calcext:value-type="string">
            <text:p>2010-2015</text:p>
          </table:table-cell>
          <table:table-cell table:style-name="ce55" office:value-type="string" calcext:value-type="string">
            <text:p>2015-2020</text:p>
          </table:table-cell>
          <table:table-cell table:style-name="ce55" office:value-type="string" calcext:value-type="string">
            <text:p>2020-2030</text:p>
          </table:table-cell>
          <table:table-cell table:style-name="ce55" office:value-type="string" calcext:value-type="string">
            <text:p>2030-2040</text:p>
          </table:table-cell>
          <table:table-cell table:style-name="ce55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]-(1/[.$J17])*[.K17]+ [.K17]*(1-[.$C17])*(1)/[.$J17]" office:value-type="float" office:value="1" calcext:value-type="float">
            <text:p>1</text:p>
          </table:table-cell>
          <table:table-cell table:formula="of:=[.L17]-(1/[.$J17])*[.L17]+ [.L17]*(1-[.$C17])*(1)/[.$J17]" office:value-type="float" office:value="1" calcext:value-type="float">
            <text:p>1</text:p>
          </table:table-cell>
          <table:table-cell table:formula="of:=[.M17]-(1/[.$J17])*[.M17]+ [.M17]*(1-[.$C17])*(1)/[.$J17]" office:value-type="float" office:value="1" calcext:value-type="float">
            <text:p>1</text:p>
          </table:table-cell>
          <table:table-cell table:formula="of:=[.N17]-(1/[.$J17])*[.N17]+ [.N17]*(1-[.$C17])*(1)/[.$J17]" office:value-type="float" office:value="1" calcext:value-type="float">
            <text:p>1</text:p>
          </table:table-cell>
          <table:table-cell table:formula="of:=[.O17]-(1/[.$J17])*[.O17]+ [.O17]*(1-[.$C17])*(1)/[.$J17]" office:value-type="float" office:value="1" calcext:value-type="float">
            <text:p>1</text:p>
          </table:table-cell>
          <table:table-cell table:formula="of:=[.P17]-(1/[.$J17])*[.P17]+ [.P17]*(1-[.$C17])*(1)/[.$J17]" office:value-type="float" office:value="1" calcext:value-type="float">
            <text:p>1</text:p>
          </table:table-cell>
          <table:table-cell table:formula="of:=[.Q17]-(1/[.$J17])*[.Q17]+ [.Q17]*(1-[.$D17])*(1)/[.$J17]" office:value-type="float" office:value="1" calcext:value-type="float">
            <text:p>1</text:p>
          </table:table-cell>
          <table:table-cell table:formula="of:=[.R17]-(1/[.$J17])*[.R17]+ [.R17]*(1-[.$D17])*(1)/[.$J17]" office:value-type="float" office:value="1" calcext:value-type="float">
            <text:p>1</text:p>
          </table:table-cell>
          <table:table-cell table:formula="of:=[.S17]-(1/[.$J17])*[.S17]+ [.S17]*(1-[.$D17])*(1)/[.$J17]" office:value-type="float" office:value="1" calcext:value-type="float">
            <text:p>1</text:p>
          </table:table-cell>
          <table:table-cell table:formula="of:=[.T17]-(1/[.$J17])*[.T17]+ [.T17]*(1-[.$D17])*(1)/[.$J17]" office:value-type="float" office:value="1" calcext:value-type="float">
            <text:p>1</text:p>
          </table:table-cell>
          <table:table-cell table:formula="of:=[.U17]-(1/[.$J17])*[.U17]+ [.U17]*(1-[.$D17])*(1)/[.$J17]" office:value-type="float" office:value="1" calcext:value-type="float">
            <text:p>1</text:p>
          </table:table-cell>
          <table:table-cell table:formula="of:=[.V17]-(1/[.$J17])*[.V17]+ [.V17]*(1-[.$E17])*(1)/[.$J17]" office:value-type="float" office:value="1" calcext:value-type="float">
            <text:p>1</text:p>
          </table:table-cell>
          <table:table-cell table:formula="of:=[.W17]-(1/[.$J17])*[.W17]+ [.W17]*(1-[.$E17])*(1)/[.$J17]" office:value-type="float" office:value="1" calcext:value-type="float">
            <text:p>1</text:p>
          </table:table-cell>
          <table:table-cell table:formula="of:=[.X17]-(1/[.$J17])*[.X17]+ [.X17]*(1-[.$E17])*(1)/[.$J17]" office:value-type="float" office:value="1" calcext:value-type="float">
            <text:p>1</text:p>
          </table:table-cell>
          <table:table-cell table:formula="of:=[.Y17]-(1/[.$J17])*[.Y17]+ [.Y17]*(1-[.$E17])*(1)/[.$J17]" office:value-type="float" office:value="1" calcext:value-type="float">
            <text:p>1</text:p>
          </table:table-cell>
          <table:table-cell table:formula="of:=[.Z17]-(1/[.$J17])*[.Z17]+ [.Z17]*(1-[.$E17])*(1)/[.$J17]" office:value-type="float" office:value="1" calcext:value-type="float">
            <text:p>1</text:p>
          </table:table-cell>
          <table:table-cell table:formula="of:=[.AA17]-(1/[.$J17])*[.AA17]+ [.AA17]*(1-[.$E17])*(1)/[.$J17]" office:value-type="float" office:value="1" calcext:value-type="float">
            <text:p>1</text:p>
          </table:table-cell>
          <table:table-cell table:formula="of:=[.AB17]-(1/[.$J17])*[.AB17]+ [.AB17]*(1-[.$E17])*(1)/[.$J17]" office:value-type="float" office:value="1" calcext:value-type="float">
            <text:p>1</text:p>
          </table:table-cell>
          <table:table-cell table:formula="of:=[.AC17]-(1/[.$J17])*[.AC17]+ [.AC17]*(1-[.$E17])*(1)/[.$J17]" office:value-type="float" office:value="1" calcext:value-type="float">
            <text:p>1</text:p>
          </table:table-cell>
          <table:table-cell table:formula="of:=[.AD17]-(1/[.$J17])*[.AD17]+ [.AD17]*(1-[.$E17])*(1)/[.$J17]" office:value-type="float" office:value="1" calcext:value-type="float">
            <text:p>1</text:p>
          </table:table-cell>
          <table:table-cell table:formula="of:=[.AE17]-(1/[.$J17])*[.AE17]+ [.AE17]*(1-[.$E17])*(1)/[.$J17]" office:value-type="float" office:value="1" calcext:value-type="float">
            <text:p>1</text:p>
          </table:table-cell>
          <table:table-cell table:formula="of:=[.AF17]-(1/[.$J17])*[.AF17]+ [.AF17]*(1-[.$F17])*(1)/[.$J17]" office:value-type="float" office:value="1" calcext:value-type="float">
            <text:p>1</text:p>
          </table:table-cell>
          <table:table-cell table:formula="of:=[.AG17]-(1/[.$J17])*[.AG17]+ [.AG17]*(1-[.$F17])*(1)/[.$J17]" office:value-type="float" office:value="1" calcext:value-type="float">
            <text:p>1</text:p>
          </table:table-cell>
          <table:table-cell table:formula="of:=[.AH17]-(1/[.$J17])*[.AH17]+ [.AH17]*(1-[.$F17])*(1)/[.$J17]" office:value-type="float" office:value="1" calcext:value-type="float">
            <text:p>1</text:p>
          </table:table-cell>
          <table:table-cell table:formula="of:=[.AI17]-(1/[.$J17])*[.AI17]+ [.AI17]*(1-[.$F17])*(1)/[.$J17]" office:value-type="float" office:value="1" calcext:value-type="float">
            <text:p>1</text:p>
          </table:table-cell>
          <table:table-cell table:formula="of:=[.AJ17]-(1/[.$J17])*[.AJ17]+ [.AJ17]*(1-[.$F17])*(1)/[.$J17]" office:value-type="float" office:value="1" calcext:value-type="float">
            <text:p>1</text:p>
          </table:table-cell>
          <table:table-cell table:formula="of:=[.AK17]-(1/[.$J17])*[.AK17]+ [.AK17]*(1-[.$F17])*(1)/[.$J17]" office:value-type="float" office:value="1" calcext:value-type="float">
            <text:p>1</text:p>
          </table:table-cell>
          <table:table-cell table:formula="of:=[.AL17]-(1/[.$J17])*[.AL17]+ [.AL17]*(1-[.$F17])*(1)/[.$J17]" office:value-type="float" office:value="1" calcext:value-type="float">
            <text:p>1</text:p>
          </table:table-cell>
          <table:table-cell table:formula="of:=[.AM17]-(1/[.$J17])*[.AM17]+ [.AM17]*(1-[.$F17])*(1)/[.$J17]" office:value-type="float" office:value="1" calcext:value-type="float">
            <text:p>1</text:p>
          </table:table-cell>
          <table:table-cell table:formula="of:=[.AN17]-(1/[.$J17])*[.AN17]+ [.AN17]*(1-[.$F17])*(1)/[.$J17]" office:value-type="float" office:value="1" calcext:value-type="float">
            <text:p>1</text:p>
          </table:table-cell>
          <table:table-cell table:formula="of:=[.AO17]-(1/[.$J17])*[.AO17]+ [.AO17]*(1-[.$F17])*(1)/[.$J17]" office:value-type="float" office:value="1" calcext:value-type="float">
            <text:p>1</text:p>
          </table:table-cell>
          <table:table-cell table:formula="of:=[.AP17]-(1/[.$J17])*[.AP17]+ [.AP17]*(1-[.$G17])*(1)/[.$J17]" office:value-type="float" office:value="1" calcext:value-type="float">
            <text:p>1</text:p>
          </table:table-cell>
          <table:table-cell table:formula="of:=[.AQ17]-(1/[.$J17])*[.AQ17]+ [.AQ17]*(1-[.$G17])*(1)/[.$J17]" office:value-type="float" office:value="1" calcext:value-type="float">
            <text:p>1</text:p>
          </table:table-cell>
          <table:table-cell table:formula="of:=[.AR17]-(1/[.$J17])*[.AR17]+ [.AR17]*(1-[.$G17])*(1)/[.$J17]" office:value-type="float" office:value="1" calcext:value-type="float">
            <text:p>1</text:p>
          </table:table-cell>
          <table:table-cell table:formula="of:=[.AS17]-(1/[.$J17])*[.AS17]+ [.AS17]*(1-[.$G17])*(1)/[.$J17]" office:value-type="float" office:value="1" calcext:value-type="float">
            <text:p>1</text:p>
          </table:table-cell>
          <table:table-cell table:formula="of:=[.AT17]-(1/[.$J17])*[.AT17]+ [.AT17]*(1-[.$G17])*(1)/[.$J17]" office:value-type="float" office:value="1" calcext:value-type="float">
            <text:p>1</text:p>
          </table:table-cell>
          <table:table-cell table:formula="of:=[.AU17]-(1/[.$J17])*[.AU17]+ [.AU17]*(1-[.$G17])*(1)/[.$J17]" office:value-type="float" office:value="1" calcext:value-type="float">
            <text:p>1</text:p>
          </table:table-cell>
          <table:table-cell table:formula="of:=[.AV17]-(1/[.$J17])*[.AV17]+ [.AV17]*(1-[.$G17])*(1)/[.$J17]" office:value-type="float" office:value="1" calcext:value-type="float">
            <text:p>1</text:p>
          </table:table-cell>
          <table:table-cell table:formula="of:=[.AW17]-(1/[.$J17])*[.AW17]+ [.AW17]*(1-[.$G17])*(1)/[.$J17]" office:value-type="float" office:value="1" calcext:value-type="float">
            <text:p>1</text:p>
          </table:table-cell>
          <table:table-cell table:formula="of:=[.AX17]-(1/[.$J17])*[.AX17]+ [.AX17]*(1-[.$G17])*(1)/[.$J17]" office:value-type="float" office:value="1" calcext:value-type="float">
            <text:p>1</text:p>
          </table:table-cell>
          <table:table-cell table:formula="of:=[.AY17]-(1/[.$J17])*[.AY17]+ [.AY17]*(1-[.$G17])*(1)/[.$J17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8]-(1/[.$J18])*[.K18]+ [.K18]*(1-[.$C18])*(1)/[.$J18]" office:value-type="float" office:value="1" calcext:value-type="float">
            <text:p>1</text:p>
          </table:table-cell>
          <table:table-cell table:formula="of:=[.L18]-(1/[.$J18])*[.L18]+ [.L18]*(1-[.$C18])*(1)/[.$J18]" office:value-type="float" office:value="1" calcext:value-type="float">
            <text:p>1</text:p>
          </table:table-cell>
          <table:table-cell table:formula="of:=[.M18]-(1/[.$J18])*[.M18]+ [.M18]*(1-[.$C18])*(1)/[.$J18]" office:value-type="float" office:value="1" calcext:value-type="float">
            <text:p>1</text:p>
          </table:table-cell>
          <table:table-cell table:formula="of:=[.N18]-(1/[.$J18])*[.N18]+ [.N18]*(1-[.$C18])*(1)/[.$J18]" office:value-type="float" office:value="1" calcext:value-type="float">
            <text:p>1</text:p>
          </table:table-cell>
          <table:table-cell table:formula="of:=[.O18]-(1/[.$J18])*[.O18]+ [.O18]*(1-[.$C18])*(1)/[.$J18]" office:value-type="float" office:value="1" calcext:value-type="float">
            <text:p>1</text:p>
          </table:table-cell>
          <table:table-cell table:formula="of:=[.P18]-(1/[.$J18])*[.P18]+ [.P18]*(1-[.$C18])*(1)/[.$J18]" office:value-type="float" office:value="1" calcext:value-type="float">
            <text:p>1</text:p>
          </table:table-cell>
          <table:table-cell table:formula="of:=[.Q18]-(1/[.$J18])*[.Q18]+ [.Q18]*(1-[.$D18])*(1)/[.$J18]" office:value-type="float" office:value="1" calcext:value-type="float">
            <text:p>1</text:p>
          </table:table-cell>
          <table:table-cell table:formula="of:=[.R18]-(1/[.$J18])*[.R18]+ [.R18]*(1-[.$D18])*(1)/[.$J18]" office:value-type="float" office:value="1" calcext:value-type="float">
            <text:p>1</text:p>
          </table:table-cell>
          <table:table-cell table:formula="of:=[.S18]-(1/[.$J18])*[.S18]+ [.S18]*(1-[.$D18])*(1)/[.$J18]" office:value-type="float" office:value="1" calcext:value-type="float">
            <text:p>1</text:p>
          </table:table-cell>
          <table:table-cell table:formula="of:=[.T18]-(1/[.$J18])*[.T18]+ [.T18]*(1-[.$D18])*(1)/[.$J18]" office:value-type="float" office:value="1" calcext:value-type="float">
            <text:p>1</text:p>
          </table:table-cell>
          <table:table-cell table:formula="of:=[.U18]-(1/[.$J18])*[.U18]+ [.U18]*(1-[.$D18])*(1)/[.$J18]" office:value-type="float" office:value="1" calcext:value-type="float">
            <text:p>1</text:p>
          </table:table-cell>
          <table:table-cell table:formula="of:=[.V18]-(1/[.$J18])*[.V18]+ [.V18]*(1-[.$E18])*(1)/[.$J18]" office:value-type="float" office:value="1" calcext:value-type="float">
            <text:p>1</text:p>
          </table:table-cell>
          <table:table-cell table:formula="of:=[.W18]-(1/[.$J18])*[.W18]+ [.W18]*(1-[.$E18])*(1)/[.$J18]" office:value-type="float" office:value="1" calcext:value-type="float">
            <text:p>1</text:p>
          </table:table-cell>
          <table:table-cell table:formula="of:=[.X18]-(1/[.$J18])*[.X18]+ [.X18]*(1-[.$E18])*(1)/[.$J18]" office:value-type="float" office:value="1" calcext:value-type="float">
            <text:p>1</text:p>
          </table:table-cell>
          <table:table-cell table:formula="of:=[.Y18]-(1/[.$J18])*[.Y18]+ [.Y18]*(1-[.$E18])*(1)/[.$J18]" office:value-type="float" office:value="1" calcext:value-type="float">
            <text:p>1</text:p>
          </table:table-cell>
          <table:table-cell table:formula="of:=[.Z18]-(1/[.$J18])*[.Z18]+ [.Z18]*(1-[.$E18])*(1)/[.$J18]" office:value-type="float" office:value="1" calcext:value-type="float">
            <text:p>1</text:p>
          </table:table-cell>
          <table:table-cell table:formula="of:=[.AA18]-(1/[.$J18])*[.AA18]+ [.AA18]*(1-[.$E18])*(1)/[.$J18]" office:value-type="float" office:value="1" calcext:value-type="float">
            <text:p>1</text:p>
          </table:table-cell>
          <table:table-cell table:formula="of:=[.AB18]-(1/[.$J18])*[.AB18]+ [.AB18]*(1-[.$E18])*(1)/[.$J18]" office:value-type="float" office:value="1" calcext:value-type="float">
            <text:p>1</text:p>
          </table:table-cell>
          <table:table-cell table:formula="of:=[.AC18]-(1/[.$J18])*[.AC18]+ [.AC18]*(1-[.$E18])*(1)/[.$J18]" office:value-type="float" office:value="1" calcext:value-type="float">
            <text:p>1</text:p>
          </table:table-cell>
          <table:table-cell table:formula="of:=[.AD18]-(1/[.$J18])*[.AD18]+ [.AD18]*(1-[.$E18])*(1)/[.$J18]" office:value-type="float" office:value="1" calcext:value-type="float">
            <text:p>1</text:p>
          </table:table-cell>
          <table:table-cell table:formula="of:=[.AE18]-(1/[.$J18])*[.AE18]+ [.AE18]*(1-[.$E18])*(1)/[.$J18]" office:value-type="float" office:value="1" calcext:value-type="float">
            <text:p>1</text:p>
          </table:table-cell>
          <table:table-cell table:formula="of:=[.AF18]-(1/[.$J18])*[.AF18]+ [.AF18]*(1-[.$F18])*(1)/[.$J18]" office:value-type="float" office:value="1" calcext:value-type="float">
            <text:p>1</text:p>
          </table:table-cell>
          <table:table-cell table:formula="of:=[.AG18]-(1/[.$J18])*[.AG18]+ [.AG18]*(1-[.$F18])*(1)/[.$J18]" office:value-type="float" office:value="1" calcext:value-type="float">
            <text:p>1</text:p>
          </table:table-cell>
          <table:table-cell table:formula="of:=[.AH18]-(1/[.$J18])*[.AH18]+ [.AH18]*(1-[.$F18])*(1)/[.$J18]" office:value-type="float" office:value="1" calcext:value-type="float">
            <text:p>1</text:p>
          </table:table-cell>
          <table:table-cell table:formula="of:=[.AI18]-(1/[.$J18])*[.AI18]+ [.AI18]*(1-[.$F18])*(1)/[.$J18]" office:value-type="float" office:value="1" calcext:value-type="float">
            <text:p>1</text:p>
          </table:table-cell>
          <table:table-cell table:formula="of:=[.AJ18]-(1/[.$J18])*[.AJ18]+ [.AJ18]*(1-[.$F18])*(1)/[.$J18]" office:value-type="float" office:value="1" calcext:value-type="float">
            <text:p>1</text:p>
          </table:table-cell>
          <table:table-cell table:formula="of:=[.AK18]-(1/[.$J18])*[.AK18]+ [.AK18]*(1-[.$F18])*(1)/[.$J18]" office:value-type="float" office:value="1" calcext:value-type="float">
            <text:p>1</text:p>
          </table:table-cell>
          <table:table-cell table:formula="of:=[.AL18]-(1/[.$J18])*[.AL18]+ [.AL18]*(1-[.$F18])*(1)/[.$J18]" office:value-type="float" office:value="1" calcext:value-type="float">
            <text:p>1</text:p>
          </table:table-cell>
          <table:table-cell table:formula="of:=[.AM18]-(1/[.$J18])*[.AM18]+ [.AM18]*(1-[.$F18])*(1)/[.$J18]" office:value-type="float" office:value="1" calcext:value-type="float">
            <text:p>1</text:p>
          </table:table-cell>
          <table:table-cell table:formula="of:=[.AN18]-(1/[.$J18])*[.AN18]+ [.AN18]*(1-[.$F18])*(1)/[.$J18]" office:value-type="float" office:value="1" calcext:value-type="float">
            <text:p>1</text:p>
          </table:table-cell>
          <table:table-cell table:formula="of:=[.AO18]-(1/[.$J18])*[.AO18]+ [.AO18]*(1-[.$F18])*(1)/[.$J18]" office:value-type="float" office:value="1" calcext:value-type="float">
            <text:p>1</text:p>
          </table:table-cell>
          <table:table-cell table:formula="of:=[.AP18]-(1/[.$J18])*[.AP18]+ [.AP18]*(1-[.$G18])*(1)/[.$J18]" office:value-type="float" office:value="1" calcext:value-type="float">
            <text:p>1</text:p>
          </table:table-cell>
          <table:table-cell table:formula="of:=[.AQ18]-(1/[.$J18])*[.AQ18]+ [.AQ18]*(1-[.$G18])*(1)/[.$J18]" office:value-type="float" office:value="1" calcext:value-type="float">
            <text:p>1</text:p>
          </table:table-cell>
          <table:table-cell table:formula="of:=[.AR18]-(1/[.$J18])*[.AR18]+ [.AR18]*(1-[.$G18])*(1)/[.$J18]" office:value-type="float" office:value="1" calcext:value-type="float">
            <text:p>1</text:p>
          </table:table-cell>
          <table:table-cell table:formula="of:=[.AS18]-(1/[.$J18])*[.AS18]+ [.AS18]*(1-[.$G18])*(1)/[.$J18]" office:value-type="float" office:value="1" calcext:value-type="float">
            <text:p>1</text:p>
          </table:table-cell>
          <table:table-cell table:formula="of:=[.AT18]-(1/[.$J18])*[.AT18]+ [.AT18]*(1-[.$G18])*(1)/[.$J18]" office:value-type="float" office:value="1" calcext:value-type="float">
            <text:p>1</text:p>
          </table:table-cell>
          <table:table-cell table:formula="of:=[.AU18]-(1/[.$J18])*[.AU18]+ [.AU18]*(1-[.$G18])*(1)/[.$J18]" office:value-type="float" office:value="1" calcext:value-type="float">
            <text:p>1</text:p>
          </table:table-cell>
          <table:table-cell table:formula="of:=[.AV18]-(1/[.$J18])*[.AV18]+ [.AV18]*(1-[.$G18])*(1)/[.$J18]" office:value-type="float" office:value="1" calcext:value-type="float">
            <text:p>1</text:p>
          </table:table-cell>
          <table:table-cell table:formula="of:=[.AW18]-(1/[.$J18])*[.AW18]+ [.AW18]*(1-[.$G18])*(1)/[.$J18]" office:value-type="float" office:value="1" calcext:value-type="float">
            <text:p>1</text:p>
          </table:table-cell>
          <table:table-cell table:formula="of:=[.AX18]-(1/[.$J18])*[.AX18]+ [.AX18]*(1-[.$G18])*(1)/[.$J18]" office:value-type="float" office:value="1" calcext:value-type="float">
            <text:p>1</text:p>
          </table:table-cell>
          <table:table-cell table:formula="of:=[.AY18]-(1/[.$J18])*[.AY18]+ [.AY18]*(1-[.$G18])*(1)/[.$J18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9]-(1/[.$J19])*[.K19]+ [.K19]*(1-[.$C19])*(1)/[.$J19]" office:value-type="float" office:value="1" calcext:value-type="float">
            <text:p>1</text:p>
          </table:table-cell>
          <table:table-cell table:formula="of:=[.L19]-(1/[.$J19])*[.L19]+ [.L19]*(1-[.$C19])*(1)/[.$J19]" office:value-type="float" office:value="1" calcext:value-type="float">
            <text:p>1</text:p>
          </table:table-cell>
          <table:table-cell table:formula="of:=[.M19]-(1/[.$J19])*[.M19]+ [.M19]*(1-[.$C19])*(1)/[.$J19]" office:value-type="float" office:value="1" calcext:value-type="float">
            <text:p>1</text:p>
          </table:table-cell>
          <table:table-cell table:formula="of:=[.N19]-(1/[.$J19])*[.N19]+ [.N19]*(1-[.$C19])*(1)/[.$J19]" office:value-type="float" office:value="1" calcext:value-type="float">
            <text:p>1</text:p>
          </table:table-cell>
          <table:table-cell table:formula="of:=[.O19]-(1/[.$J19])*[.O19]+ [.O19]*(1-[.$C19])*(1)/[.$J19]" office:value-type="float" office:value="1" calcext:value-type="float">
            <text:p>1</text:p>
          </table:table-cell>
          <table:table-cell table:formula="of:=[.P19]-(1/[.$J19])*[.P19]+ [.P19]*(1-[.$C19])*(1)/[.$J19]" office:value-type="float" office:value="1" calcext:value-type="float">
            <text:p>1</text:p>
          </table:table-cell>
          <table:table-cell table:formula="of:=[.Q19]-(1/[.$J19])*[.Q19]+ [.Q19]*(1-[.$D19])*(1)/[.$J19]" office:value-type="float" office:value="1" calcext:value-type="float">
            <text:p>1</text:p>
          </table:table-cell>
          <table:table-cell table:formula="of:=[.R19]-(1/[.$J19])*[.R19]+ [.R19]*(1-[.$D19])*(1)/[.$J19]" office:value-type="float" office:value="1" calcext:value-type="float">
            <text:p>1</text:p>
          </table:table-cell>
          <table:table-cell table:formula="of:=[.S19]-(1/[.$J19])*[.S19]+ [.S19]*(1-[.$D19])*(1)/[.$J19]" office:value-type="float" office:value="1" calcext:value-type="float">
            <text:p>1</text:p>
          </table:table-cell>
          <table:table-cell table:formula="of:=[.T19]-(1/[.$J19])*[.T19]+ [.T19]*(1-[.$D19])*(1)/[.$J19]" office:value-type="float" office:value="1" calcext:value-type="float">
            <text:p>1</text:p>
          </table:table-cell>
          <table:table-cell table:formula="of:=[.U19]-(1/[.$J19])*[.U19]+ [.U19]*(1-[.$D19])*(1)/[.$J19]" office:value-type="float" office:value="1" calcext:value-type="float">
            <text:p>1</text:p>
          </table:table-cell>
          <table:table-cell table:formula="of:=[.V19]-(1/[.$J19])*[.V19]+ [.V19]*(1-[.$E19])*(1)/[.$J19]" office:value-type="float" office:value="1" calcext:value-type="float">
            <text:p>1</text:p>
          </table:table-cell>
          <table:table-cell table:formula="of:=[.W19]-(1/[.$J19])*[.W19]+ [.W19]*(1-[.$E19])*(1)/[.$J19]" office:value-type="float" office:value="1" calcext:value-type="float">
            <text:p>1</text:p>
          </table:table-cell>
          <table:table-cell table:formula="of:=[.X19]-(1/[.$J19])*[.X19]+ [.X19]*(1-[.$E19])*(1)/[.$J19]" office:value-type="float" office:value="1" calcext:value-type="float">
            <text:p>1</text:p>
          </table:table-cell>
          <table:table-cell table:formula="of:=[.Y19]-(1/[.$J19])*[.Y19]+ [.Y19]*(1-[.$E19])*(1)/[.$J19]" office:value-type="float" office:value="1" calcext:value-type="float">
            <text:p>1</text:p>
          </table:table-cell>
          <table:table-cell table:formula="of:=[.Z19]-(1/[.$J19])*[.Z19]+ [.Z19]*(1-[.$E19])*(1)/[.$J19]" office:value-type="float" office:value="1" calcext:value-type="float">
            <text:p>1</text:p>
          </table:table-cell>
          <table:table-cell table:formula="of:=[.AA19]-(1/[.$J19])*[.AA19]+ [.AA19]*(1-[.$E19])*(1)/[.$J19]" office:value-type="float" office:value="1" calcext:value-type="float">
            <text:p>1</text:p>
          </table:table-cell>
          <table:table-cell table:formula="of:=[.AB19]-(1/[.$J19])*[.AB19]+ [.AB19]*(1-[.$E19])*(1)/[.$J19]" office:value-type="float" office:value="1" calcext:value-type="float">
            <text:p>1</text:p>
          </table:table-cell>
          <table:table-cell table:formula="of:=[.AC19]-(1/[.$J19])*[.AC19]+ [.AC19]*(1-[.$E19])*(1)/[.$J19]" office:value-type="float" office:value="1" calcext:value-type="float">
            <text:p>1</text:p>
          </table:table-cell>
          <table:table-cell table:formula="of:=[.AD19]-(1/[.$J19])*[.AD19]+ [.AD19]*(1-[.$E19])*(1)/[.$J19]" office:value-type="float" office:value="1" calcext:value-type="float">
            <text:p>1</text:p>
          </table:table-cell>
          <table:table-cell table:formula="of:=[.AE19]-(1/[.$J19])*[.AE19]+ [.AE19]*(1-[.$E19])*(1)/[.$J19]" office:value-type="float" office:value="1" calcext:value-type="float">
            <text:p>1</text:p>
          </table:table-cell>
          <table:table-cell table:formula="of:=[.AF19]-(1/[.$J19])*[.AF19]+ [.AF19]*(1-[.$F19])*(1)/[.$J19]" office:value-type="float" office:value="1" calcext:value-type="float">
            <text:p>1</text:p>
          </table:table-cell>
          <table:table-cell table:formula="of:=[.AG19]-(1/[.$J19])*[.AG19]+ [.AG19]*(1-[.$F19])*(1)/[.$J19]" office:value-type="float" office:value="1" calcext:value-type="float">
            <text:p>1</text:p>
          </table:table-cell>
          <table:table-cell table:formula="of:=[.AH19]-(1/[.$J19])*[.AH19]+ [.AH19]*(1-[.$F19])*(1)/[.$J19]" office:value-type="float" office:value="1" calcext:value-type="float">
            <text:p>1</text:p>
          </table:table-cell>
          <table:table-cell table:formula="of:=[.AI19]-(1/[.$J19])*[.AI19]+ [.AI19]*(1-[.$F19])*(1)/[.$J19]" office:value-type="float" office:value="1" calcext:value-type="float">
            <text:p>1</text:p>
          </table:table-cell>
          <table:table-cell table:formula="of:=[.AJ19]-(1/[.$J19])*[.AJ19]+ [.AJ19]*(1-[.$F19])*(1)/[.$J19]" office:value-type="float" office:value="1" calcext:value-type="float">
            <text:p>1</text:p>
          </table:table-cell>
          <table:table-cell table:formula="of:=[.AK19]-(1/[.$J19])*[.AK19]+ [.AK19]*(1-[.$F19])*(1)/[.$J19]" office:value-type="float" office:value="1" calcext:value-type="float">
            <text:p>1</text:p>
          </table:table-cell>
          <table:table-cell table:formula="of:=[.AL19]-(1/[.$J19])*[.AL19]+ [.AL19]*(1-[.$F19])*(1)/[.$J19]" office:value-type="float" office:value="1" calcext:value-type="float">
            <text:p>1</text:p>
          </table:table-cell>
          <table:table-cell table:formula="of:=[.AM19]-(1/[.$J19])*[.AM19]+ [.AM19]*(1-[.$F19])*(1)/[.$J19]" office:value-type="float" office:value="1" calcext:value-type="float">
            <text:p>1</text:p>
          </table:table-cell>
          <table:table-cell table:formula="of:=[.AN19]-(1/[.$J19])*[.AN19]+ [.AN19]*(1-[.$F19])*(1)/[.$J19]" office:value-type="float" office:value="1" calcext:value-type="float">
            <text:p>1</text:p>
          </table:table-cell>
          <table:table-cell table:formula="of:=[.AO19]-(1/[.$J19])*[.AO19]+ [.AO19]*(1-[.$F19])*(1)/[.$J19]" office:value-type="float" office:value="1" calcext:value-type="float">
            <text:p>1</text:p>
          </table:table-cell>
          <table:table-cell table:formula="of:=[.AP19]-(1/[.$J19])*[.AP19]+ [.AP19]*(1-[.$G19])*(1)/[.$J19]" office:value-type="float" office:value="1" calcext:value-type="float">
            <text:p>1</text:p>
          </table:table-cell>
          <table:table-cell table:formula="of:=[.AQ19]-(1/[.$J19])*[.AQ19]+ [.AQ19]*(1-[.$G19])*(1)/[.$J19]" office:value-type="float" office:value="1" calcext:value-type="float">
            <text:p>1</text:p>
          </table:table-cell>
          <table:table-cell table:formula="of:=[.AR19]-(1/[.$J19])*[.AR19]+ [.AR19]*(1-[.$G19])*(1)/[.$J19]" office:value-type="float" office:value="1" calcext:value-type="float">
            <text:p>1</text:p>
          </table:table-cell>
          <table:table-cell table:formula="of:=[.AS19]-(1/[.$J19])*[.AS19]+ [.AS19]*(1-[.$G19])*(1)/[.$J19]" office:value-type="float" office:value="1" calcext:value-type="float">
            <text:p>1</text:p>
          </table:table-cell>
          <table:table-cell table:formula="of:=[.AT19]-(1/[.$J19])*[.AT19]+ [.AT19]*(1-[.$G19])*(1)/[.$J19]" office:value-type="float" office:value="1" calcext:value-type="float">
            <text:p>1</text:p>
          </table:table-cell>
          <table:table-cell table:formula="of:=[.AU19]-(1/[.$J19])*[.AU19]+ [.AU19]*(1-[.$G19])*(1)/[.$J19]" office:value-type="float" office:value="1" calcext:value-type="float">
            <text:p>1</text:p>
          </table:table-cell>
          <table:table-cell table:formula="of:=[.AV19]-(1/[.$J19])*[.AV19]+ [.AV19]*(1-[.$G19])*(1)/[.$J19]" office:value-type="float" office:value="1" calcext:value-type="float">
            <text:p>1</text:p>
          </table:table-cell>
          <table:table-cell table:formula="of:=[.AW19]-(1/[.$J19])*[.AW19]+ [.AW19]*(1-[.$G19])*(1)/[.$J19]" office:value-type="float" office:value="1" calcext:value-type="float">
            <text:p>1</text:p>
          </table:table-cell>
          <table:table-cell table:formula="of:=[.AX19]-(1/[.$J19])*[.AX19]+ [.AX19]*(1-[.$G19])*(1)/[.$J19]" office:value-type="float" office:value="1" calcext:value-type="float">
            <text:p>1</text:p>
          </table:table-cell>
          <table:table-cell table:formula="of:=[.AY19]-(1/[.$J19])*[.AY19]+ [.AY19]*(1-[.$G19])*(1)/[.$J19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0]-(1/[.$J20])*[.K20]+ [.K20]*(1-[.$C20])*(1)/[.$J20]" office:value-type="float" office:value="1" calcext:value-type="float">
            <text:p>1</text:p>
          </table:table-cell>
          <table:table-cell table:formula="of:=[.L20]-(1/[.$J20])*[.L20]+ [.L20]*(1-[.$C20])*(1)/[.$J20]" office:value-type="float" office:value="1" calcext:value-type="float">
            <text:p>1</text:p>
          </table:table-cell>
          <table:table-cell table:formula="of:=[.M20]-(1/[.$J20])*[.M20]+ [.M20]*(1-[.$C20])*(1)/[.$J20]" office:value-type="float" office:value="1" calcext:value-type="float">
            <text:p>1</text:p>
          </table:table-cell>
          <table:table-cell table:formula="of:=[.N20]-(1/[.$J20])*[.N20]+ [.N20]*(1-[.$C20])*(1)/[.$J20]" office:value-type="float" office:value="1" calcext:value-type="float">
            <text:p>1</text:p>
          </table:table-cell>
          <table:table-cell table:formula="of:=[.O20]-(1/[.$J20])*[.O20]+ [.O20]*(1-[.$C20])*(1)/[.$J20]" office:value-type="float" office:value="1" calcext:value-type="float">
            <text:p>1</text:p>
          </table:table-cell>
          <table:table-cell table:formula="of:=[.P20]-(1/[.$J20])*[.P20]+ [.P20]*(1-[.$C20])*(1)/[.$J20]" office:value-type="float" office:value="1" calcext:value-type="float">
            <text:p>1</text:p>
          </table:table-cell>
          <table:table-cell table:formula="of:=[.Q20]-(1/[.$J20])*[.Q20]+ [.Q20]*(1-[.$D20])*(1)/[.$J20]" office:value-type="float" office:value="1" calcext:value-type="float">
            <text:p>1</text:p>
          </table:table-cell>
          <table:table-cell table:formula="of:=[.R20]-(1/[.$J20])*[.R20]+ [.R20]*(1-[.$D20])*(1)/[.$J20]" office:value-type="float" office:value="1" calcext:value-type="float">
            <text:p>1</text:p>
          </table:table-cell>
          <table:table-cell table:formula="of:=[.S20]-(1/[.$J20])*[.S20]+ [.S20]*(1-[.$D20])*(1)/[.$J20]" office:value-type="float" office:value="1" calcext:value-type="float">
            <text:p>1</text:p>
          </table:table-cell>
          <table:table-cell table:formula="of:=[.T20]-(1/[.$J20])*[.T20]+ [.T20]*(1-[.$D20])*(1)/[.$J20]" office:value-type="float" office:value="1" calcext:value-type="float">
            <text:p>1</text:p>
          </table:table-cell>
          <table:table-cell table:formula="of:=[.U20]-(1/[.$J20])*[.U20]+ [.U20]*(1-[.$D20])*(1)/[.$J20]" office:value-type="float" office:value="1" calcext:value-type="float">
            <text:p>1</text:p>
          </table:table-cell>
          <table:table-cell table:formula="of:=[.V20]-(1/[.$J20])*[.V20]+ [.V20]*(1-[.$E20])*(1)/[.$J20]" office:value-type="float" office:value="1" calcext:value-type="float">
            <text:p>1</text:p>
          </table:table-cell>
          <table:table-cell table:formula="of:=[.W20]-(1/[.$J20])*[.W20]+ [.W20]*(1-[.$E20])*(1)/[.$J20]" office:value-type="float" office:value="1" calcext:value-type="float">
            <text:p>1</text:p>
          </table:table-cell>
          <table:table-cell table:formula="of:=[.X20]-(1/[.$J20])*[.X20]+ [.X20]*(1-[.$E20])*(1)/[.$J20]" office:value-type="float" office:value="1" calcext:value-type="float">
            <text:p>1</text:p>
          </table:table-cell>
          <table:table-cell table:formula="of:=[.Y20]-(1/[.$J20])*[.Y20]+ [.Y20]*(1-[.$E20])*(1)/[.$J20]" office:value-type="float" office:value="1" calcext:value-type="float">
            <text:p>1</text:p>
          </table:table-cell>
          <table:table-cell table:formula="of:=[.Z20]-(1/[.$J20])*[.Z20]+ [.Z20]*(1-[.$E20])*(1)/[.$J20]" office:value-type="float" office:value="1" calcext:value-type="float">
            <text:p>1</text:p>
          </table:table-cell>
          <table:table-cell table:formula="of:=[.AA20]-(1/[.$J20])*[.AA20]+ [.AA20]*(1-[.$E20])*(1)/[.$J20]" office:value-type="float" office:value="1" calcext:value-type="float">
            <text:p>1</text:p>
          </table:table-cell>
          <table:table-cell table:formula="of:=[.AB20]-(1/[.$J20])*[.AB20]+ [.AB20]*(1-[.$E20])*(1)/[.$J20]" office:value-type="float" office:value="1" calcext:value-type="float">
            <text:p>1</text:p>
          </table:table-cell>
          <table:table-cell table:formula="of:=[.AC20]-(1/[.$J20])*[.AC20]+ [.AC20]*(1-[.$E20])*(1)/[.$J20]" office:value-type="float" office:value="1" calcext:value-type="float">
            <text:p>1</text:p>
          </table:table-cell>
          <table:table-cell table:formula="of:=[.AD20]-(1/[.$J20])*[.AD20]+ [.AD20]*(1-[.$E20])*(1)/[.$J20]" office:value-type="float" office:value="1" calcext:value-type="float">
            <text:p>1</text:p>
          </table:table-cell>
          <table:table-cell table:formula="of:=[.AE20]-(1/[.$J20])*[.AE20]+ [.AE20]*(1-[.$E20])*(1)/[.$J20]" office:value-type="float" office:value="1" calcext:value-type="float">
            <text:p>1</text:p>
          </table:table-cell>
          <table:table-cell table:formula="of:=[.AF20]-(1/[.$J20])*[.AF20]+ [.AF20]*(1-[.$F20])*(1)/[.$J20]" office:value-type="float" office:value="1" calcext:value-type="float">
            <text:p>1</text:p>
          </table:table-cell>
          <table:table-cell table:formula="of:=[.AG20]-(1/[.$J20])*[.AG20]+ [.AG20]*(1-[.$F20])*(1)/[.$J20]" office:value-type="float" office:value="1" calcext:value-type="float">
            <text:p>1</text:p>
          </table:table-cell>
          <table:table-cell table:formula="of:=[.AH20]-(1/[.$J20])*[.AH20]+ [.AH20]*(1-[.$F20])*(1)/[.$J20]" office:value-type="float" office:value="1" calcext:value-type="float">
            <text:p>1</text:p>
          </table:table-cell>
          <table:table-cell table:formula="of:=[.AI20]-(1/[.$J20])*[.AI20]+ [.AI20]*(1-[.$F20])*(1)/[.$J20]" office:value-type="float" office:value="1" calcext:value-type="float">
            <text:p>1</text:p>
          </table:table-cell>
          <table:table-cell table:formula="of:=[.AJ20]-(1/[.$J20])*[.AJ20]+ [.AJ20]*(1-[.$F20])*(1)/[.$J20]" office:value-type="float" office:value="1" calcext:value-type="float">
            <text:p>1</text:p>
          </table:table-cell>
          <table:table-cell table:formula="of:=[.AK20]-(1/[.$J20])*[.AK20]+ [.AK20]*(1-[.$F20])*(1)/[.$J20]" office:value-type="float" office:value="1" calcext:value-type="float">
            <text:p>1</text:p>
          </table:table-cell>
          <table:table-cell table:formula="of:=[.AL20]-(1/[.$J20])*[.AL20]+ [.AL20]*(1-[.$F20])*(1)/[.$J20]" office:value-type="float" office:value="1" calcext:value-type="float">
            <text:p>1</text:p>
          </table:table-cell>
          <table:table-cell table:formula="of:=[.AM20]-(1/[.$J20])*[.AM20]+ [.AM20]*(1-[.$F20])*(1)/[.$J20]" office:value-type="float" office:value="1" calcext:value-type="float">
            <text:p>1</text:p>
          </table:table-cell>
          <table:table-cell table:formula="of:=[.AN20]-(1/[.$J20])*[.AN20]+ [.AN20]*(1-[.$F20])*(1)/[.$J20]" office:value-type="float" office:value="1" calcext:value-type="float">
            <text:p>1</text:p>
          </table:table-cell>
          <table:table-cell table:formula="of:=[.AO20]-(1/[.$J20])*[.AO20]+ [.AO20]*(1-[.$F20])*(1)/[.$J20]" office:value-type="float" office:value="1" calcext:value-type="float">
            <text:p>1</text:p>
          </table:table-cell>
          <table:table-cell table:formula="of:=[.AP20]-(1/[.$J20])*[.AP20]+ [.AP20]*(1-[.$G20])*(1)/[.$J20]" office:value-type="float" office:value="1" calcext:value-type="float">
            <text:p>1</text:p>
          </table:table-cell>
          <table:table-cell table:formula="of:=[.AQ20]-(1/[.$J20])*[.AQ20]+ [.AQ20]*(1-[.$G20])*(1)/[.$J20]" office:value-type="float" office:value="1" calcext:value-type="float">
            <text:p>1</text:p>
          </table:table-cell>
          <table:table-cell table:formula="of:=[.AR20]-(1/[.$J20])*[.AR20]+ [.AR20]*(1-[.$G20])*(1)/[.$J20]" office:value-type="float" office:value="1" calcext:value-type="float">
            <text:p>1</text:p>
          </table:table-cell>
          <table:table-cell table:formula="of:=[.AS20]-(1/[.$J20])*[.AS20]+ [.AS20]*(1-[.$G20])*(1)/[.$J20]" office:value-type="float" office:value="1" calcext:value-type="float">
            <text:p>1</text:p>
          </table:table-cell>
          <table:table-cell table:formula="of:=[.AT20]-(1/[.$J20])*[.AT20]+ [.AT20]*(1-[.$G20])*(1)/[.$J20]" office:value-type="float" office:value="1" calcext:value-type="float">
            <text:p>1</text:p>
          </table:table-cell>
          <table:table-cell table:formula="of:=[.AU20]-(1/[.$J20])*[.AU20]+ [.AU20]*(1-[.$G20])*(1)/[.$J20]" office:value-type="float" office:value="1" calcext:value-type="float">
            <text:p>1</text:p>
          </table:table-cell>
          <table:table-cell table:formula="of:=[.AV20]-(1/[.$J20])*[.AV20]+ [.AV20]*(1-[.$G20])*(1)/[.$J20]" office:value-type="float" office:value="1" calcext:value-type="float">
            <text:p>1</text:p>
          </table:table-cell>
          <table:table-cell table:formula="of:=[.AW20]-(1/[.$J20])*[.AW20]+ [.AW20]*(1-[.$G20])*(1)/[.$J20]" office:value-type="float" office:value="1" calcext:value-type="float">
            <text:p>1</text:p>
          </table:table-cell>
          <table:table-cell table:formula="of:=[.AX20]-(1/[.$J20])*[.AX20]+ [.AX20]*(1-[.$G20])*(1)/[.$J20]" office:value-type="float" office:value="1" calcext:value-type="float">
            <text:p>1</text:p>
          </table:table-cell>
          <table:table-cell table:formula="of:=[.AY20]-(1/[.$J20])*[.AY20]+ [.AY20]*(1-[.$G20])*(1)/[.$J20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1]-(1/[.$J21])*[.K21]+ [.K21]*(1-[.$C21])*(1)/[.$J21]" office:value-type="float" office:value="1" calcext:value-type="float">
            <text:p>1</text:p>
          </table:table-cell>
          <table:table-cell table:formula="of:=[.L21]-(1/[.$J21])*[.L21]+ [.L21]*(1-[.$C21])*(1)/[.$J21]" office:value-type="float" office:value="1" calcext:value-type="float">
            <text:p>1</text:p>
          </table:table-cell>
          <table:table-cell table:formula="of:=[.M21]-(1/[.$J21])*[.M21]+ [.M21]*(1-[.$C21])*(1)/[.$J21]" office:value-type="float" office:value="1" calcext:value-type="float">
            <text:p>1</text:p>
          </table:table-cell>
          <table:table-cell table:formula="of:=[.N21]-(1/[.$J21])*[.N21]+ [.N21]*(1-[.$C21])*(1)/[.$J21]" office:value-type="float" office:value="1" calcext:value-type="float">
            <text:p>1</text:p>
          </table:table-cell>
          <table:table-cell table:formula="of:=[.O21]-(1/[.$J21])*[.O21]+ [.O21]*(1-[.$C21])*(1)/[.$J21]" office:value-type="float" office:value="1" calcext:value-type="float">
            <text:p>1</text:p>
          </table:table-cell>
          <table:table-cell table:formula="of:=[.P21]-(1/[.$J21])*[.P21]+ [.P21]*(1-[.$C21])*(1)/[.$J21]" office:value-type="float" office:value="1" calcext:value-type="float">
            <text:p>1</text:p>
          </table:table-cell>
          <table:table-cell table:formula="of:=[.Q21]-(1/[.$J21])*[.Q21]+ [.Q21]*(1-[.$D21])*(1)/[.$J21]" office:value-type="float" office:value="1" calcext:value-type="float">
            <text:p>1</text:p>
          </table:table-cell>
          <table:table-cell table:formula="of:=[.R21]-(1/[.$J21])*[.R21]+ [.R21]*(1-[.$D21])*(1)/[.$J21]" office:value-type="float" office:value="1" calcext:value-type="float">
            <text:p>1</text:p>
          </table:table-cell>
          <table:table-cell table:formula="of:=[.S21]-(1/[.$J21])*[.S21]+ [.S21]*(1-[.$D21])*(1)/[.$J21]" office:value-type="float" office:value="1" calcext:value-type="float">
            <text:p>1</text:p>
          </table:table-cell>
          <table:table-cell table:formula="of:=[.T21]-(1/[.$J21])*[.T21]+ [.T21]*(1-[.$D21])*(1)/[.$J21]" office:value-type="float" office:value="1" calcext:value-type="float">
            <text:p>1</text:p>
          </table:table-cell>
          <table:table-cell table:formula="of:=[.U21]-(1/[.$J21])*[.U21]+ [.U21]*(1-[.$D21])*(1)/[.$J21]" office:value-type="float" office:value="1" calcext:value-type="float">
            <text:p>1</text:p>
          </table:table-cell>
          <table:table-cell table:formula="of:=[.V21]-(1/[.$J21])*[.V21]+ [.V21]*(1-[.$E21])*(1)/[.$J21]" office:value-type="float" office:value="1" calcext:value-type="float">
            <text:p>1</text:p>
          </table:table-cell>
          <table:table-cell table:formula="of:=[.W21]-(1/[.$J21])*[.W21]+ [.W21]*(1-[.$E21])*(1)/[.$J21]" office:value-type="float" office:value="1" calcext:value-type="float">
            <text:p>1</text:p>
          </table:table-cell>
          <table:table-cell table:formula="of:=[.X21]-(1/[.$J21])*[.X21]+ [.X21]*(1-[.$E21])*(1)/[.$J21]" office:value-type="float" office:value="1" calcext:value-type="float">
            <text:p>1</text:p>
          </table:table-cell>
          <table:table-cell table:formula="of:=[.Y21]-(1/[.$J21])*[.Y21]+ [.Y21]*(1-[.$E21])*(1)/[.$J21]" office:value-type="float" office:value="1" calcext:value-type="float">
            <text:p>1</text:p>
          </table:table-cell>
          <table:table-cell table:formula="of:=[.Z21]-(1/[.$J21])*[.Z21]+ [.Z21]*(1-[.$E21])*(1)/[.$J21]" office:value-type="float" office:value="1" calcext:value-type="float">
            <text:p>1</text:p>
          </table:table-cell>
          <table:table-cell table:formula="of:=[.AA21]-(1/[.$J21])*[.AA21]+ [.AA21]*(1-[.$E21])*(1)/[.$J21]" office:value-type="float" office:value="1" calcext:value-type="float">
            <text:p>1</text:p>
          </table:table-cell>
          <table:table-cell table:formula="of:=[.AB21]-(1/[.$J21])*[.AB21]+ [.AB21]*(1-[.$E21])*(1)/[.$J21]" office:value-type="float" office:value="1" calcext:value-type="float">
            <text:p>1</text:p>
          </table:table-cell>
          <table:table-cell table:formula="of:=[.AC21]-(1/[.$J21])*[.AC21]+ [.AC21]*(1-[.$E21])*(1)/[.$J21]" office:value-type="float" office:value="1" calcext:value-type="float">
            <text:p>1</text:p>
          </table:table-cell>
          <table:table-cell table:formula="of:=[.AD21]-(1/[.$J21])*[.AD21]+ [.AD21]*(1-[.$E21])*(1)/[.$J21]" office:value-type="float" office:value="1" calcext:value-type="float">
            <text:p>1</text:p>
          </table:table-cell>
          <table:table-cell table:formula="of:=[.AE21]-(1/[.$J21])*[.AE21]+ [.AE21]*(1-[.$E21])*(1)/[.$J21]" office:value-type="float" office:value="1" calcext:value-type="float">
            <text:p>1</text:p>
          </table:table-cell>
          <table:table-cell table:formula="of:=[.AF21]-(1/[.$J21])*[.AF21]+ [.AF21]*(1-[.$F21])*(1)/[.$J21]" office:value-type="float" office:value="1" calcext:value-type="float">
            <text:p>1</text:p>
          </table:table-cell>
          <table:table-cell table:formula="of:=[.AG21]-(1/[.$J21])*[.AG21]+ [.AG21]*(1-[.$F21])*(1)/[.$J21]" office:value-type="float" office:value="1" calcext:value-type="float">
            <text:p>1</text:p>
          </table:table-cell>
          <table:table-cell table:formula="of:=[.AH21]-(1/[.$J21])*[.AH21]+ [.AH21]*(1-[.$F21])*(1)/[.$J21]" office:value-type="float" office:value="1" calcext:value-type="float">
            <text:p>1</text:p>
          </table:table-cell>
          <table:table-cell table:formula="of:=[.AI21]-(1/[.$J21])*[.AI21]+ [.AI21]*(1-[.$F21])*(1)/[.$J21]" office:value-type="float" office:value="1" calcext:value-type="float">
            <text:p>1</text:p>
          </table:table-cell>
          <table:table-cell table:formula="of:=[.AJ21]-(1/[.$J21])*[.AJ21]+ [.AJ21]*(1-[.$F21])*(1)/[.$J21]" office:value-type="float" office:value="1" calcext:value-type="float">
            <text:p>1</text:p>
          </table:table-cell>
          <table:table-cell table:formula="of:=[.AK21]-(1/[.$J21])*[.AK21]+ [.AK21]*(1-[.$F21])*(1)/[.$J21]" office:value-type="float" office:value="1" calcext:value-type="float">
            <text:p>1</text:p>
          </table:table-cell>
          <table:table-cell table:formula="of:=[.AL21]-(1/[.$J21])*[.AL21]+ [.AL21]*(1-[.$F21])*(1)/[.$J21]" office:value-type="float" office:value="1" calcext:value-type="float">
            <text:p>1</text:p>
          </table:table-cell>
          <table:table-cell table:formula="of:=[.AM21]-(1/[.$J21])*[.AM21]+ [.AM21]*(1-[.$F21])*(1)/[.$J21]" office:value-type="float" office:value="1" calcext:value-type="float">
            <text:p>1</text:p>
          </table:table-cell>
          <table:table-cell table:formula="of:=[.AN21]-(1/[.$J21])*[.AN21]+ [.AN21]*(1-[.$F21])*(1)/[.$J21]" office:value-type="float" office:value="1" calcext:value-type="float">
            <text:p>1</text:p>
          </table:table-cell>
          <table:table-cell table:formula="of:=[.AO21]-(1/[.$J21])*[.AO21]+ [.AO21]*(1-[.$F21])*(1)/[.$J21]" office:value-type="float" office:value="1" calcext:value-type="float">
            <text:p>1</text:p>
          </table:table-cell>
          <table:table-cell table:formula="of:=[.AP21]-(1/[.$J21])*[.AP21]+ [.AP21]*(1-[.$G21])*(1)/[.$J21]" office:value-type="float" office:value="1" calcext:value-type="float">
            <text:p>1</text:p>
          </table:table-cell>
          <table:table-cell table:formula="of:=[.AQ21]-(1/[.$J21])*[.AQ21]+ [.AQ21]*(1-[.$G21])*(1)/[.$J21]" office:value-type="float" office:value="1" calcext:value-type="float">
            <text:p>1</text:p>
          </table:table-cell>
          <table:table-cell table:formula="of:=[.AR21]-(1/[.$J21])*[.AR21]+ [.AR21]*(1-[.$G21])*(1)/[.$J21]" office:value-type="float" office:value="1" calcext:value-type="float">
            <text:p>1</text:p>
          </table:table-cell>
          <table:table-cell table:formula="of:=[.AS21]-(1/[.$J21])*[.AS21]+ [.AS21]*(1-[.$G21])*(1)/[.$J21]" office:value-type="float" office:value="1" calcext:value-type="float">
            <text:p>1</text:p>
          </table:table-cell>
          <table:table-cell table:formula="of:=[.AT21]-(1/[.$J21])*[.AT21]+ [.AT21]*(1-[.$G21])*(1)/[.$J21]" office:value-type="float" office:value="1" calcext:value-type="float">
            <text:p>1</text:p>
          </table:table-cell>
          <table:table-cell table:formula="of:=[.AU21]-(1/[.$J21])*[.AU21]+ [.AU21]*(1-[.$G21])*(1)/[.$J21]" office:value-type="float" office:value="1" calcext:value-type="float">
            <text:p>1</text:p>
          </table:table-cell>
          <table:table-cell table:formula="of:=[.AV21]-(1/[.$J21])*[.AV21]+ [.AV21]*(1-[.$G21])*(1)/[.$J21]" office:value-type="float" office:value="1" calcext:value-type="float">
            <text:p>1</text:p>
          </table:table-cell>
          <table:table-cell table:formula="of:=[.AW21]-(1/[.$J21])*[.AW21]+ [.AW21]*(1-[.$G21])*(1)/[.$J21]" office:value-type="float" office:value="1" calcext:value-type="float">
            <text:p>1</text:p>
          </table:table-cell>
          <table:table-cell table:formula="of:=[.AX21]-(1/[.$J21])*[.AX21]+ [.AX21]*(1-[.$G21])*(1)/[.$J21]" office:value-type="float" office:value="1" calcext:value-type="float">
            <text:p>1</text:p>
          </table:table-cell>
          <table:table-cell table:formula="of:=[.AY21]-(1/[.$J21])*[.AY21]+ [.AY21]*(1-[.$G21])*(1)/[.$J21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2]-(1/[.$J22])*[.K22]+ [.K22]*(1-[.$C22])*(1)/[.$J22]" office:value-type="float" office:value="1" calcext:value-type="float">
            <text:p>1</text:p>
          </table:table-cell>
          <table:table-cell table:formula="of:=[.L22]-(1/[.$J22])*[.L22]+ [.L22]*(1-[.$C22])*(1)/[.$J22]" office:value-type="float" office:value="1" calcext:value-type="float">
            <text:p>1</text:p>
          </table:table-cell>
          <table:table-cell table:formula="of:=[.M22]-(1/[.$J22])*[.M22]+ [.M22]*(1-[.$C22])*(1)/[.$J22]" office:value-type="float" office:value="1" calcext:value-type="float">
            <text:p>1</text:p>
          </table:table-cell>
          <table:table-cell table:formula="of:=[.N22]-(1/[.$J22])*[.N22]+ [.N22]*(1-[.$C22])*(1)/[.$J22]" office:value-type="float" office:value="1" calcext:value-type="float">
            <text:p>1</text:p>
          </table:table-cell>
          <table:table-cell table:formula="of:=[.O22]-(1/[.$J22])*[.O22]+ [.O22]*(1-[.$C22])*(1)/[.$J22]" office:value-type="float" office:value="1" calcext:value-type="float">
            <text:p>1</text:p>
          </table:table-cell>
          <table:table-cell table:formula="of:=[.P22]-(1/[.$J22])*[.P22]+ [.P22]*(1-[.$C22])*(1)/[.$J22]" office:value-type="float" office:value="1" calcext:value-type="float">
            <text:p>1</text:p>
          </table:table-cell>
          <table:table-cell table:formula="of:=[.Q22]-(1/[.$J22])*[.Q22]+ [.Q22]*(1-[.$D22])*(1)/[.$J22]" office:value-type="float" office:value="1" calcext:value-type="float">
            <text:p>1</text:p>
          </table:table-cell>
          <table:table-cell table:formula="of:=[.R22]-(1/[.$J22])*[.R22]+ [.R22]*(1-[.$D22])*(1)/[.$J22]" office:value-type="float" office:value="1" calcext:value-type="float">
            <text:p>1</text:p>
          </table:table-cell>
          <table:table-cell table:formula="of:=[.S22]-(1/[.$J22])*[.S22]+ [.S22]*(1-[.$D22])*(1)/[.$J22]" office:value-type="float" office:value="1" calcext:value-type="float">
            <text:p>1</text:p>
          </table:table-cell>
          <table:table-cell table:formula="of:=[.T22]-(1/[.$J22])*[.T22]+ [.T22]*(1-[.$D22])*(1)/[.$J22]" office:value-type="float" office:value="1" calcext:value-type="float">
            <text:p>1</text:p>
          </table:table-cell>
          <table:table-cell table:formula="of:=[.U22]-(1/[.$J22])*[.U22]+ [.U22]*(1-[.$D22])*(1)/[.$J22]" office:value-type="float" office:value="1" calcext:value-type="float">
            <text:p>1</text:p>
          </table:table-cell>
          <table:table-cell table:formula="of:=[.V22]-(1/[.$J22])*[.V22]+ [.V22]*(1-[.$E22])*(1)/[.$J22]" office:value-type="float" office:value="1" calcext:value-type="float">
            <text:p>1</text:p>
          </table:table-cell>
          <table:table-cell table:formula="of:=[.W22]-(1/[.$J22])*[.W22]+ [.W22]*(1-[.$E22])*(1)/[.$J22]" office:value-type="float" office:value="1" calcext:value-type="float">
            <text:p>1</text:p>
          </table:table-cell>
          <table:table-cell table:formula="of:=[.X22]-(1/[.$J22])*[.X22]+ [.X22]*(1-[.$E22])*(1)/[.$J22]" office:value-type="float" office:value="1" calcext:value-type="float">
            <text:p>1</text:p>
          </table:table-cell>
          <table:table-cell table:formula="of:=[.Y22]-(1/[.$J22])*[.Y22]+ [.Y22]*(1-[.$E22])*(1)/[.$J22]" office:value-type="float" office:value="1" calcext:value-type="float">
            <text:p>1</text:p>
          </table:table-cell>
          <table:table-cell table:formula="of:=[.Z22]-(1/[.$J22])*[.Z22]+ [.Z22]*(1-[.$E22])*(1)/[.$J22]" office:value-type="float" office:value="1" calcext:value-type="float">
            <text:p>1</text:p>
          </table:table-cell>
          <table:table-cell table:formula="of:=[.AA22]-(1/[.$J22])*[.AA22]+ [.AA22]*(1-[.$E22])*(1)/[.$J22]" office:value-type="float" office:value="1" calcext:value-type="float">
            <text:p>1</text:p>
          </table:table-cell>
          <table:table-cell table:formula="of:=[.AB22]-(1/[.$J22])*[.AB22]+ [.AB22]*(1-[.$E22])*(1)/[.$J22]" office:value-type="float" office:value="1" calcext:value-type="float">
            <text:p>1</text:p>
          </table:table-cell>
          <table:table-cell table:formula="of:=[.AC22]-(1/[.$J22])*[.AC22]+ [.AC22]*(1-[.$E22])*(1)/[.$J22]" office:value-type="float" office:value="1" calcext:value-type="float">
            <text:p>1</text:p>
          </table:table-cell>
          <table:table-cell table:formula="of:=[.AD22]-(1/[.$J22])*[.AD22]+ [.AD22]*(1-[.$E22])*(1)/[.$J22]" office:value-type="float" office:value="1" calcext:value-type="float">
            <text:p>1</text:p>
          </table:table-cell>
          <table:table-cell table:formula="of:=[.AE22]-(1/[.$J22])*[.AE22]+ [.AE22]*(1-[.$E22])*(1)/[.$J22]" office:value-type="float" office:value="1" calcext:value-type="float">
            <text:p>1</text:p>
          </table:table-cell>
          <table:table-cell table:formula="of:=[.AF22]-(1/[.$J22])*[.AF22]+ [.AF22]*(1-[.$F22])*(1)/[.$J22]" office:value-type="float" office:value="1" calcext:value-type="float">
            <text:p>1</text:p>
          </table:table-cell>
          <table:table-cell table:formula="of:=[.AG22]-(1/[.$J22])*[.AG22]+ [.AG22]*(1-[.$F22])*(1)/[.$J22]" office:value-type="float" office:value="1" calcext:value-type="float">
            <text:p>1</text:p>
          </table:table-cell>
          <table:table-cell table:formula="of:=[.AH22]-(1/[.$J22])*[.AH22]+ [.AH22]*(1-[.$F22])*(1)/[.$J22]" office:value-type="float" office:value="1" calcext:value-type="float">
            <text:p>1</text:p>
          </table:table-cell>
          <table:table-cell table:formula="of:=[.AI22]-(1/[.$J22])*[.AI22]+ [.AI22]*(1-[.$F22])*(1)/[.$J22]" office:value-type="float" office:value="1" calcext:value-type="float">
            <text:p>1</text:p>
          </table:table-cell>
          <table:table-cell table:formula="of:=[.AJ22]-(1/[.$J22])*[.AJ22]+ [.AJ22]*(1-[.$F22])*(1)/[.$J22]" office:value-type="float" office:value="1" calcext:value-type="float">
            <text:p>1</text:p>
          </table:table-cell>
          <table:table-cell table:formula="of:=[.AK22]-(1/[.$J22])*[.AK22]+ [.AK22]*(1-[.$F22])*(1)/[.$J22]" office:value-type="float" office:value="1" calcext:value-type="float">
            <text:p>1</text:p>
          </table:table-cell>
          <table:table-cell table:formula="of:=[.AL22]-(1/[.$J22])*[.AL22]+ [.AL22]*(1-[.$F22])*(1)/[.$J22]" office:value-type="float" office:value="1" calcext:value-type="float">
            <text:p>1</text:p>
          </table:table-cell>
          <table:table-cell table:formula="of:=[.AM22]-(1/[.$J22])*[.AM22]+ [.AM22]*(1-[.$F22])*(1)/[.$J22]" office:value-type="float" office:value="1" calcext:value-type="float">
            <text:p>1</text:p>
          </table:table-cell>
          <table:table-cell table:formula="of:=[.AN22]-(1/[.$J22])*[.AN22]+ [.AN22]*(1-[.$F22])*(1)/[.$J22]" office:value-type="float" office:value="1" calcext:value-type="float">
            <text:p>1</text:p>
          </table:table-cell>
          <table:table-cell table:formula="of:=[.AO22]-(1/[.$J22])*[.AO22]+ [.AO22]*(1-[.$F22])*(1)/[.$J22]" office:value-type="float" office:value="1" calcext:value-type="float">
            <text:p>1</text:p>
          </table:table-cell>
          <table:table-cell table:formula="of:=[.AP22]-(1/[.$J22])*[.AP22]+ [.AP22]*(1-[.$G22])*(1)/[.$J22]" office:value-type="float" office:value="1" calcext:value-type="float">
            <text:p>1</text:p>
          </table:table-cell>
          <table:table-cell table:formula="of:=[.AQ22]-(1/[.$J22])*[.AQ22]+ [.AQ22]*(1-[.$G22])*(1)/[.$J22]" office:value-type="float" office:value="1" calcext:value-type="float">
            <text:p>1</text:p>
          </table:table-cell>
          <table:table-cell table:formula="of:=[.AR22]-(1/[.$J22])*[.AR22]+ [.AR22]*(1-[.$G22])*(1)/[.$J22]" office:value-type="float" office:value="1" calcext:value-type="float">
            <text:p>1</text:p>
          </table:table-cell>
          <table:table-cell table:formula="of:=[.AS22]-(1/[.$J22])*[.AS22]+ [.AS22]*(1-[.$G22])*(1)/[.$J22]" office:value-type="float" office:value="1" calcext:value-type="float">
            <text:p>1</text:p>
          </table:table-cell>
          <table:table-cell table:formula="of:=[.AT22]-(1/[.$J22])*[.AT22]+ [.AT22]*(1-[.$G22])*(1)/[.$J22]" office:value-type="float" office:value="1" calcext:value-type="float">
            <text:p>1</text:p>
          </table:table-cell>
          <table:table-cell table:formula="of:=[.AU22]-(1/[.$J22])*[.AU22]+ [.AU22]*(1-[.$G22])*(1)/[.$J22]" office:value-type="float" office:value="1" calcext:value-type="float">
            <text:p>1</text:p>
          </table:table-cell>
          <table:table-cell table:formula="of:=[.AV22]-(1/[.$J22])*[.AV22]+ [.AV22]*(1-[.$G22])*(1)/[.$J22]" office:value-type="float" office:value="1" calcext:value-type="float">
            <text:p>1</text:p>
          </table:table-cell>
          <table:table-cell table:formula="of:=[.AW22]-(1/[.$J22])*[.AW22]+ [.AW22]*(1-[.$G22])*(1)/[.$J22]" office:value-type="float" office:value="1" calcext:value-type="float">
            <text:p>1</text:p>
          </table:table-cell>
          <table:table-cell table:formula="of:=[.AX22]-(1/[.$J22])*[.AX22]+ [.AX22]*(1-[.$G22])*(1)/[.$J22]" office:value-type="float" office:value="1" calcext:value-type="float">
            <text:p>1</text:p>
          </table:table-cell>
          <table:table-cell table:formula="of:=[.AY22]-(1/[.$J22])*[.AY22]+ [.AY22]*(1-[.$G22])*(1)/[.$J22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3]-(1/[.$J23])*[.K23]+ [.K23]*(1-[.$C23])*(1)/[.$J23]" office:value-type="float" office:value="1" calcext:value-type="float">
            <text:p>1</text:p>
          </table:table-cell>
          <table:table-cell table:formula="of:=[.L23]-(1/[.$J23])*[.L23]+ [.L23]*(1-[.$C23])*(1)/[.$J23]" office:value-type="float" office:value="1" calcext:value-type="float">
            <text:p>1</text:p>
          </table:table-cell>
          <table:table-cell table:formula="of:=[.M23]-(1/[.$J23])*[.M23]+ [.M23]*(1-[.$C23])*(1)/[.$J23]" office:value-type="float" office:value="1" calcext:value-type="float">
            <text:p>1</text:p>
          </table:table-cell>
          <table:table-cell table:formula="of:=[.N23]-(1/[.$J23])*[.N23]+ [.N23]*(1-[.$C23])*(1)/[.$J23]" office:value-type="float" office:value="1" calcext:value-type="float">
            <text:p>1</text:p>
          </table:table-cell>
          <table:table-cell table:formula="of:=[.O23]-(1/[.$J23])*[.O23]+ [.O23]*(1-[.$C23])*(1)/[.$J23]" office:value-type="float" office:value="1" calcext:value-type="float">
            <text:p>1</text:p>
          </table:table-cell>
          <table:table-cell table:formula="of:=[.P23]-(1/[.$J23])*[.P23]+ [.P23]*(1-[.$C23])*(1)/[.$J23]" office:value-type="float" office:value="1" calcext:value-type="float">
            <text:p>1</text:p>
          </table:table-cell>
          <table:table-cell table:formula="of:=[.Q23]-(1/[.$J23])*[.Q23]+ [.Q23]*(1-[.$D23])*(1)/[.$J23]" office:value-type="float" office:value="1" calcext:value-type="float">
            <text:p>1</text:p>
          </table:table-cell>
          <table:table-cell table:formula="of:=[.R23]-(1/[.$J23])*[.R23]+ [.R23]*(1-[.$D23])*(1)/[.$J23]" office:value-type="float" office:value="1" calcext:value-type="float">
            <text:p>1</text:p>
          </table:table-cell>
          <table:table-cell table:formula="of:=[.S23]-(1/[.$J23])*[.S23]+ [.S23]*(1-[.$D23])*(1)/[.$J23]" office:value-type="float" office:value="1" calcext:value-type="float">
            <text:p>1</text:p>
          </table:table-cell>
          <table:table-cell table:formula="of:=[.T23]-(1/[.$J23])*[.T23]+ [.T23]*(1-[.$D23])*(1)/[.$J23]" office:value-type="float" office:value="1" calcext:value-type="float">
            <text:p>1</text:p>
          </table:table-cell>
          <table:table-cell table:formula="of:=[.U23]-(1/[.$J23])*[.U23]+ [.U23]*(1-[.$D23])*(1)/[.$J23]" office:value-type="float" office:value="1" calcext:value-type="float">
            <text:p>1</text:p>
          </table:table-cell>
          <table:table-cell table:formula="of:=[.V23]-(1/[.$J23])*[.V23]+ [.V23]*(1-[.$E23])*(1)/[.$J23]" office:value-type="float" office:value="1" calcext:value-type="float">
            <text:p>1</text:p>
          </table:table-cell>
          <table:table-cell table:formula="of:=[.W23]-(1/[.$J23])*[.W23]+ [.W23]*(1-[.$E23])*(1)/[.$J23]" office:value-type="float" office:value="1" calcext:value-type="float">
            <text:p>1</text:p>
          </table:table-cell>
          <table:table-cell table:formula="of:=[.X23]-(1/[.$J23])*[.X23]+ [.X23]*(1-[.$E23])*(1)/[.$J23]" office:value-type="float" office:value="1" calcext:value-type="float">
            <text:p>1</text:p>
          </table:table-cell>
          <table:table-cell table:formula="of:=[.Y23]-(1/[.$J23])*[.Y23]+ [.Y23]*(1-[.$E23])*(1)/[.$J23]" office:value-type="float" office:value="1" calcext:value-type="float">
            <text:p>1</text:p>
          </table:table-cell>
          <table:table-cell table:formula="of:=[.Z23]-(1/[.$J23])*[.Z23]+ [.Z23]*(1-[.$E23])*(1)/[.$J23]" office:value-type="float" office:value="1" calcext:value-type="float">
            <text:p>1</text:p>
          </table:table-cell>
          <table:table-cell table:formula="of:=[.AA23]-(1/[.$J23])*[.AA23]+ [.AA23]*(1-[.$E23])*(1)/[.$J23]" office:value-type="float" office:value="1" calcext:value-type="float">
            <text:p>1</text:p>
          </table:table-cell>
          <table:table-cell table:formula="of:=[.AB23]-(1/[.$J23])*[.AB23]+ [.AB23]*(1-[.$E23])*(1)/[.$J23]" office:value-type="float" office:value="1" calcext:value-type="float">
            <text:p>1</text:p>
          </table:table-cell>
          <table:table-cell table:formula="of:=[.AC23]-(1/[.$J23])*[.AC23]+ [.AC23]*(1-[.$E23])*(1)/[.$J23]" office:value-type="float" office:value="1" calcext:value-type="float">
            <text:p>1</text:p>
          </table:table-cell>
          <table:table-cell table:formula="of:=[.AD23]-(1/[.$J23])*[.AD23]+ [.AD23]*(1-[.$E23])*(1)/[.$J23]" office:value-type="float" office:value="1" calcext:value-type="float">
            <text:p>1</text:p>
          </table:table-cell>
          <table:table-cell table:formula="of:=[.AE23]-(1/[.$J23])*[.AE23]+ [.AE23]*(1-[.$E23])*(1)/[.$J23]" office:value-type="float" office:value="1" calcext:value-type="float">
            <text:p>1</text:p>
          </table:table-cell>
          <table:table-cell table:formula="of:=[.AF23]-(1/[.$J23])*[.AF23]+ [.AF23]*(1-[.$F23])*(1)/[.$J23]" office:value-type="float" office:value="1" calcext:value-type="float">
            <text:p>1</text:p>
          </table:table-cell>
          <table:table-cell table:formula="of:=[.AG23]-(1/[.$J23])*[.AG23]+ [.AG23]*(1-[.$F23])*(1)/[.$J23]" office:value-type="float" office:value="1" calcext:value-type="float">
            <text:p>1</text:p>
          </table:table-cell>
          <table:table-cell table:formula="of:=[.AH23]-(1/[.$J23])*[.AH23]+ [.AH23]*(1-[.$F23])*(1)/[.$J23]" office:value-type="float" office:value="1" calcext:value-type="float">
            <text:p>1</text:p>
          </table:table-cell>
          <table:table-cell table:formula="of:=[.AI23]-(1/[.$J23])*[.AI23]+ [.AI23]*(1-[.$F23])*(1)/[.$J23]" office:value-type="float" office:value="1" calcext:value-type="float">
            <text:p>1</text:p>
          </table:table-cell>
          <table:table-cell table:formula="of:=[.AJ23]-(1/[.$J23])*[.AJ23]+ [.AJ23]*(1-[.$F23])*(1)/[.$J23]" office:value-type="float" office:value="1" calcext:value-type="float">
            <text:p>1</text:p>
          </table:table-cell>
          <table:table-cell table:formula="of:=[.AK23]-(1/[.$J23])*[.AK23]+ [.AK23]*(1-[.$F23])*(1)/[.$J23]" office:value-type="float" office:value="1" calcext:value-type="float">
            <text:p>1</text:p>
          </table:table-cell>
          <table:table-cell table:formula="of:=[.AL23]-(1/[.$J23])*[.AL23]+ [.AL23]*(1-[.$F23])*(1)/[.$J23]" office:value-type="float" office:value="1" calcext:value-type="float">
            <text:p>1</text:p>
          </table:table-cell>
          <table:table-cell table:formula="of:=[.AM23]-(1/[.$J23])*[.AM23]+ [.AM23]*(1-[.$F23])*(1)/[.$J23]" office:value-type="float" office:value="1" calcext:value-type="float">
            <text:p>1</text:p>
          </table:table-cell>
          <table:table-cell table:formula="of:=[.AN23]-(1/[.$J23])*[.AN23]+ [.AN23]*(1-[.$F23])*(1)/[.$J23]" office:value-type="float" office:value="1" calcext:value-type="float">
            <text:p>1</text:p>
          </table:table-cell>
          <table:table-cell table:formula="of:=[.AO23]-(1/[.$J23])*[.AO23]+ [.AO23]*(1-[.$F23])*(1)/[.$J23]" office:value-type="float" office:value="1" calcext:value-type="float">
            <text:p>1</text:p>
          </table:table-cell>
          <table:table-cell table:formula="of:=[.AP23]-(1/[.$J23])*[.AP23]+ [.AP23]*(1-[.$G23])*(1)/[.$J23]" office:value-type="float" office:value="1" calcext:value-type="float">
            <text:p>1</text:p>
          </table:table-cell>
          <table:table-cell table:formula="of:=[.AQ23]-(1/[.$J23])*[.AQ23]+ [.AQ23]*(1-[.$G23])*(1)/[.$J23]" office:value-type="float" office:value="1" calcext:value-type="float">
            <text:p>1</text:p>
          </table:table-cell>
          <table:table-cell table:formula="of:=[.AR23]-(1/[.$J23])*[.AR23]+ [.AR23]*(1-[.$G23])*(1)/[.$J23]" office:value-type="float" office:value="1" calcext:value-type="float">
            <text:p>1</text:p>
          </table:table-cell>
          <table:table-cell table:formula="of:=[.AS23]-(1/[.$J23])*[.AS23]+ [.AS23]*(1-[.$G23])*(1)/[.$J23]" office:value-type="float" office:value="1" calcext:value-type="float">
            <text:p>1</text:p>
          </table:table-cell>
          <table:table-cell table:formula="of:=[.AT23]-(1/[.$J23])*[.AT23]+ [.AT23]*(1-[.$G23])*(1)/[.$J23]" office:value-type="float" office:value="1" calcext:value-type="float">
            <text:p>1</text:p>
          </table:table-cell>
          <table:table-cell table:formula="of:=[.AU23]-(1/[.$J23])*[.AU23]+ [.AU23]*(1-[.$G23])*(1)/[.$J23]" office:value-type="float" office:value="1" calcext:value-type="float">
            <text:p>1</text:p>
          </table:table-cell>
          <table:table-cell table:formula="of:=[.AV23]-(1/[.$J23])*[.AV23]+ [.AV23]*(1-[.$G23])*(1)/[.$J23]" office:value-type="float" office:value="1" calcext:value-type="float">
            <text:p>1</text:p>
          </table:table-cell>
          <table:table-cell table:formula="of:=[.AW23]-(1/[.$J23])*[.AW23]+ [.AW23]*(1-[.$G23])*(1)/[.$J23]" office:value-type="float" office:value="1" calcext:value-type="float">
            <text:p>1</text:p>
          </table:table-cell>
          <table:table-cell table:formula="of:=[.AX23]-(1/[.$J23])*[.AX23]+ [.AX23]*(1-[.$G23])*(1)/[.$J23]" office:value-type="float" office:value="1" calcext:value-type="float">
            <text:p>1</text:p>
          </table:table-cell>
          <table:table-cell table:formula="of:=[.AY23]-(1/[.$J23])*[.AY23]+ [.AY23]*(1-[.$G23])*(1)/[.$J23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Autr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4]-(1/[.$J24])*[.K24]+ [.K24]*(1-[.$C24])*(1)/[.$J24]" office:value-type="float" office:value="1" calcext:value-type="float">
            <text:p>1</text:p>
          </table:table-cell>
          <table:table-cell table:formula="of:=[.L24]-(1/[.$J24])*[.L24]+ [.L24]*(1-[.$C24])*(1)/[.$J24]" office:value-type="float" office:value="1" calcext:value-type="float">
            <text:p>1</text:p>
          </table:table-cell>
          <table:table-cell table:formula="of:=[.M24]-(1/[.$J24])*[.M24]+ [.M24]*(1-[.$C24])*(1)/[.$J24]" office:value-type="float" office:value="1" calcext:value-type="float">
            <text:p>1</text:p>
          </table:table-cell>
          <table:table-cell table:formula="of:=[.N24]-(1/[.$J24])*[.N24]+ [.N24]*(1-[.$C24])*(1)/[.$J24]" office:value-type="float" office:value="1" calcext:value-type="float">
            <text:p>1</text:p>
          </table:table-cell>
          <table:table-cell table:formula="of:=[.O24]-(1/[.$J24])*[.O24]+ [.O24]*(1-[.$C24])*(1)/[.$J24]" office:value-type="float" office:value="1" calcext:value-type="float">
            <text:p>1</text:p>
          </table:table-cell>
          <table:table-cell table:formula="of:=[.P24]-(1/[.$J24])*[.P24]+ [.P24]*(1-[.$C24])*(1)/[.$J24]" office:value-type="float" office:value="1" calcext:value-type="float">
            <text:p>1</text:p>
          </table:table-cell>
          <table:table-cell table:formula="of:=[.Q24]-(1/[.$J24])*[.Q24]+ [.Q24]*(1-[.$D24])*(1)/[.$J24]" office:value-type="float" office:value="1" calcext:value-type="float">
            <text:p>1</text:p>
          </table:table-cell>
          <table:table-cell table:formula="of:=[.R24]-(1/[.$J24])*[.R24]+ [.R24]*(1-[.$D24])*(1)/[.$J24]" office:value-type="float" office:value="1" calcext:value-type="float">
            <text:p>1</text:p>
          </table:table-cell>
          <table:table-cell table:formula="of:=[.S24]-(1/[.$J24])*[.S24]+ [.S24]*(1-[.$D24])*(1)/[.$J24]" office:value-type="float" office:value="1" calcext:value-type="float">
            <text:p>1</text:p>
          </table:table-cell>
          <table:table-cell table:formula="of:=[.T24]-(1/[.$J24])*[.T24]+ [.T24]*(1-[.$D24])*(1)/[.$J24]" office:value-type="float" office:value="1" calcext:value-type="float">
            <text:p>1</text:p>
          </table:table-cell>
          <table:table-cell table:formula="of:=[.U24]-(1/[.$J24])*[.U24]+ [.U24]*(1-[.$D24])*(1)/[.$J24]" office:value-type="float" office:value="1" calcext:value-type="float">
            <text:p>1</text:p>
          </table:table-cell>
          <table:table-cell table:formula="of:=[.V24]-(1/[.$J24])*[.V24]+ [.V24]*(1-[.$E24])*(1)/[.$J24]" office:value-type="float" office:value="1" calcext:value-type="float">
            <text:p>1</text:p>
          </table:table-cell>
          <table:table-cell table:formula="of:=[.W24]-(1/[.$J24])*[.W24]+ [.W24]*(1-[.$E24])*(1)/[.$J24]" office:value-type="float" office:value="1" calcext:value-type="float">
            <text:p>1</text:p>
          </table:table-cell>
          <table:table-cell table:formula="of:=[.X24]-(1/[.$J24])*[.X24]+ [.X24]*(1-[.$E24])*(1)/[.$J24]" office:value-type="float" office:value="1" calcext:value-type="float">
            <text:p>1</text:p>
          </table:table-cell>
          <table:table-cell table:formula="of:=[.Y24]-(1/[.$J24])*[.Y24]+ [.Y24]*(1-[.$E24])*(1)/[.$J24]" office:value-type="float" office:value="1" calcext:value-type="float">
            <text:p>1</text:p>
          </table:table-cell>
          <table:table-cell table:formula="of:=[.Z24]-(1/[.$J24])*[.Z24]+ [.Z24]*(1-[.$E24])*(1)/[.$J24]" office:value-type="float" office:value="1" calcext:value-type="float">
            <text:p>1</text:p>
          </table:table-cell>
          <table:table-cell table:formula="of:=[.AA24]-(1/[.$J24])*[.AA24]+ [.AA24]*(1-[.$E24])*(1)/[.$J24]" office:value-type="float" office:value="1" calcext:value-type="float">
            <text:p>1</text:p>
          </table:table-cell>
          <table:table-cell table:formula="of:=[.AB24]-(1/[.$J24])*[.AB24]+ [.AB24]*(1-[.$E24])*(1)/[.$J24]" office:value-type="float" office:value="1" calcext:value-type="float">
            <text:p>1</text:p>
          </table:table-cell>
          <table:table-cell table:formula="of:=[.AC24]-(1/[.$J24])*[.AC24]+ [.AC24]*(1-[.$E24])*(1)/[.$J24]" office:value-type="float" office:value="1" calcext:value-type="float">
            <text:p>1</text:p>
          </table:table-cell>
          <table:table-cell table:formula="of:=[.AD24]-(1/[.$J24])*[.AD24]+ [.AD24]*(1-[.$E24])*(1)/[.$J24]" office:value-type="float" office:value="1" calcext:value-type="float">
            <text:p>1</text:p>
          </table:table-cell>
          <table:table-cell table:formula="of:=[.AE24]-(1/[.$J24])*[.AE24]+ [.AE24]*(1-[.$E24])*(1)/[.$J24]" office:value-type="float" office:value="1" calcext:value-type="float">
            <text:p>1</text:p>
          </table:table-cell>
          <table:table-cell table:formula="of:=[.AF24]-(1/[.$J24])*[.AF24]+ [.AF24]*(1-[.$F24])*(1)/[.$J24]" office:value-type="float" office:value="1" calcext:value-type="float">
            <text:p>1</text:p>
          </table:table-cell>
          <table:table-cell table:formula="of:=[.AG24]-(1/[.$J24])*[.AG24]+ [.AG24]*(1-[.$F24])*(1)/[.$J24]" office:value-type="float" office:value="1" calcext:value-type="float">
            <text:p>1</text:p>
          </table:table-cell>
          <table:table-cell table:formula="of:=[.AH24]-(1/[.$J24])*[.AH24]+ [.AH24]*(1-[.$F24])*(1)/[.$J24]" office:value-type="float" office:value="1" calcext:value-type="float">
            <text:p>1</text:p>
          </table:table-cell>
          <table:table-cell table:formula="of:=[.AI24]-(1/[.$J24])*[.AI24]+ [.AI24]*(1-[.$F24])*(1)/[.$J24]" office:value-type="float" office:value="1" calcext:value-type="float">
            <text:p>1</text:p>
          </table:table-cell>
          <table:table-cell table:formula="of:=[.AJ24]-(1/[.$J24])*[.AJ24]+ [.AJ24]*(1-[.$F24])*(1)/[.$J24]" office:value-type="float" office:value="1" calcext:value-type="float">
            <text:p>1</text:p>
          </table:table-cell>
          <table:table-cell table:formula="of:=[.AK24]-(1/[.$J24])*[.AK24]+ [.AK24]*(1-[.$F24])*(1)/[.$J24]" office:value-type="float" office:value="1" calcext:value-type="float">
            <text:p>1</text:p>
          </table:table-cell>
          <table:table-cell table:formula="of:=[.AL24]-(1/[.$J24])*[.AL24]+ [.AL24]*(1-[.$F24])*(1)/[.$J24]" office:value-type="float" office:value="1" calcext:value-type="float">
            <text:p>1</text:p>
          </table:table-cell>
          <table:table-cell table:formula="of:=[.AM24]-(1/[.$J24])*[.AM24]+ [.AM24]*(1-[.$F24])*(1)/[.$J24]" office:value-type="float" office:value="1" calcext:value-type="float">
            <text:p>1</text:p>
          </table:table-cell>
          <table:table-cell table:formula="of:=[.AN24]-(1/[.$J24])*[.AN24]+ [.AN24]*(1-[.$F24])*(1)/[.$J24]" office:value-type="float" office:value="1" calcext:value-type="float">
            <text:p>1</text:p>
          </table:table-cell>
          <table:table-cell table:formula="of:=[.AO24]-(1/[.$J24])*[.AO24]+ [.AO24]*(1-[.$F24])*(1)/[.$J24]" office:value-type="float" office:value="1" calcext:value-type="float">
            <text:p>1</text:p>
          </table:table-cell>
          <table:table-cell table:formula="of:=[.AP24]-(1/[.$J24])*[.AP24]+ [.AP24]*(1-[.$G24])*(1)/[.$J24]" office:value-type="float" office:value="1" calcext:value-type="float">
            <text:p>1</text:p>
          </table:table-cell>
          <table:table-cell table:formula="of:=[.AQ24]-(1/[.$J24])*[.AQ24]+ [.AQ24]*(1-[.$G24])*(1)/[.$J24]" office:value-type="float" office:value="1" calcext:value-type="float">
            <text:p>1</text:p>
          </table:table-cell>
          <table:table-cell table:formula="of:=[.AR24]-(1/[.$J24])*[.AR24]+ [.AR24]*(1-[.$G24])*(1)/[.$J24]" office:value-type="float" office:value="1" calcext:value-type="float">
            <text:p>1</text:p>
          </table:table-cell>
          <table:table-cell table:formula="of:=[.AS24]-(1/[.$J24])*[.AS24]+ [.AS24]*(1-[.$G24])*(1)/[.$J24]" office:value-type="float" office:value="1" calcext:value-type="float">
            <text:p>1</text:p>
          </table:table-cell>
          <table:table-cell table:formula="of:=[.AT24]-(1/[.$J24])*[.AT24]+ [.AT24]*(1-[.$G24])*(1)/[.$J24]" office:value-type="float" office:value="1" calcext:value-type="float">
            <text:p>1</text:p>
          </table:table-cell>
          <table:table-cell table:formula="of:=[.AU24]-(1/[.$J24])*[.AU24]+ [.AU24]*(1-[.$G24])*(1)/[.$J24]" office:value-type="float" office:value="1" calcext:value-type="float">
            <text:p>1</text:p>
          </table:table-cell>
          <table:table-cell table:formula="of:=[.AV24]-(1/[.$J24])*[.AV24]+ [.AV24]*(1-[.$G24])*(1)/[.$J24]" office:value-type="float" office:value="1" calcext:value-type="float">
            <text:p>1</text:p>
          </table:table-cell>
          <table:table-cell table:formula="of:=[.AW24]-(1/[.$J24])*[.AW24]+ [.AW24]*(1-[.$G24])*(1)/[.$J24]" office:value-type="float" office:value="1" calcext:value-type="float">
            <text:p>1</text:p>
          </table:table-cell>
          <table:table-cell table:formula="of:=[.AX24]-(1/[.$J24])*[.AX24]+ [.AX24]*(1-[.$G24])*(1)/[.$J24]" office:value-type="float" office:value="1" calcext:value-type="float">
            <text:p>1</text:p>
          </table:table-cell>
          <table:table-cell table:formula="of:=[.AY24]-(1/[.$J24])*[.AY24]+ [.AY24]*(1-[.$G24])*(1)/[.$J24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25]-(1/[.$J25])*[.K25]+ [.K25]*(1-[.$C25])*(1)/[.$J25]" office:value-type="float" office:value="1.01" calcext:value-type="float">
            <text:p>1,01</text:p>
          </table:table-cell>
          <table:table-cell table:formula="of:=[.L25]-(1/[.$J25])*[.L25]+ [.L25]*(1-[.$C25])*(1)/[.$J25]" office:value-type="float" office:value="1.0201" calcext:value-type="float">
            <text:p>1,0201</text:p>
          </table:table-cell>
          <table:table-cell table:formula="of:=[.M25]-(1/[.$J25])*[.M25]+ [.M25]*(1-[.$C25])*(1)/[.$J25]" office:value-type="float" office:value="1.030301" calcext:value-type="float">
            <text:p>1,030301</text:p>
          </table:table-cell>
          <table:table-cell table:formula="of:=[.N25]-(1/[.$J25])*[.N25]+ [.N25]*(1-[.$C25])*(1)/[.$J25]" office:value-type="float" office:value="1.04060401" calcext:value-type="float">
            <text:p>1,04060401</text:p>
          </table:table-cell>
          <table:table-cell table:formula="of:=[.O25]-(1/[.$J25])*[.O25]+ [.O25]*(1-[.$C25])*(1)/[.$J25]" office:value-type="float" office:value="1.0510100501" calcext:value-type="float">
            <text:p>1,0510100501</text:p>
          </table:table-cell>
          <table:table-cell table:formula="of:=[.P25]-(1/[.$J25])*[.P25]+ [.P25]*(1-[.$C25])*(1)/[.$J25]" office:value-type="float" office:value="1.061520150601" calcext:value-type="float">
            <text:p>1,0615201506</text:p>
          </table:table-cell>
          <table:table-cell table:formula="of:=[.Q25]-(1/[.$J25])*[.Q25]+ [.Q25]*(1-[.$D25])*(1)/[.$J25]" office:value-type="float" office:value="1.07213535210701" calcext:value-type="float">
            <text:p>1,0721353521</text:p>
          </table:table-cell>
          <table:table-cell table:formula="of:=[.R25]-(1/[.$J25])*[.R25]+ [.R25]*(1-[.$D25])*(1)/[.$J25]" office:value-type="float" office:value="1.08285670562808" calcext:value-type="float">
            <text:p>1,0828567056</text:p>
          </table:table-cell>
          <table:table-cell table:formula="of:=[.S25]-(1/[.$J25])*[.S25]+ [.S25]*(1-[.$D25])*(1)/[.$J25]" office:value-type="float" office:value="1.09368527268436" calcext:value-type="float">
            <text:p>1,0936852727</text:p>
          </table:table-cell>
          <table:table-cell table:formula="of:=[.T25]-(1/[.$J25])*[.T25]+ [.T25]*(1-[.$D25])*(1)/[.$J25]" office:value-type="float" office:value="1.1046221254112" calcext:value-type="float">
            <text:p>1,1046221254</text:p>
          </table:table-cell>
          <table:table-cell table:formula="of:=[.U25]-(1/[.$J25])*[.U25]+ [.U25]*(1-[.$D25])*(1)/[.$J25]" office:value-type="float" office:value="1.11566834666532" calcext:value-type="float">
            <text:p>1,1156683467</text:p>
          </table:table-cell>
          <table:table-cell table:formula="of:=[.V25]-(1/[.$J25])*[.V25]+ [.V25]*(1-[.$E25])*(1)/[.$J25]" office:value-type="float" office:value="1.12682503013197" calcext:value-type="float">
            <text:p>1,1268250301</text:p>
          </table:table-cell>
          <table:table-cell table:formula="of:=[.W25]-(1/[.$J25])*[.W25]+ [.W25]*(1-[.$E25])*(1)/[.$J25]" office:value-type="float" office:value="1.13809328043329" calcext:value-type="float">
            <text:p>1,1380932804</text:p>
          </table:table-cell>
          <table:table-cell table:formula="of:=[.X25]-(1/[.$J25])*[.X25]+ [.X25]*(1-[.$E25])*(1)/[.$J25]" office:value-type="float" office:value="1.14947421323762" calcext:value-type="float">
            <text:p>1,1494742132</text:p>
          </table:table-cell>
          <table:table-cell table:formula="of:=[.Y25]-(1/[.$J25])*[.Y25]+ [.Y25]*(1-[.$E25])*(1)/[.$J25]" office:value-type="float" office:value="1.16096895537" calcext:value-type="float">
            <text:p>1,1609689554</text:p>
          </table:table-cell>
          <table:table-cell table:formula="of:=[.Z25]-(1/[.$J25])*[.Z25]+ [.Z25]*(1-[.$E25])*(1)/[.$J25]" office:value-type="float" office:value="1.1725786449237" calcext:value-type="float">
            <text:p>1,1725786449</text:p>
          </table:table-cell>
          <table:table-cell table:formula="of:=[.AA25]-(1/[.$J25])*[.AA25]+ [.AA25]*(1-[.$E25])*(1)/[.$J25]" office:value-type="float" office:value="1.18430443137294" calcext:value-type="float">
            <text:p>1,1843044314</text:p>
          </table:table-cell>
          <table:table-cell table:formula="of:=[.AB25]-(1/[.$J25])*[.AB25]+ [.AB25]*(1-[.$E25])*(1)/[.$J25]" office:value-type="float" office:value="1.19614747568667" calcext:value-type="float">
            <text:p>1,1961474757</text:p>
          </table:table-cell>
          <table:table-cell table:formula="of:=[.AC25]-(1/[.$J25])*[.AC25]+ [.AC25]*(1-[.$E25])*(1)/[.$J25]" office:value-type="float" office:value="1.20810895044353" calcext:value-type="float">
            <text:p>1,2081089504</text:p>
          </table:table-cell>
          <table:table-cell table:formula="of:=[.AD25]-(1/[.$J25])*[.AD25]+ [.AD25]*(1-[.$E25])*(1)/[.$J25]" office:value-type="float" office:value="1.22019003994797" calcext:value-type="float">
            <text:p>1,2201900399</text:p>
          </table:table-cell>
          <table:table-cell table:formula="of:=[.AE25]-(1/[.$J25])*[.AE25]+ [.AE25]*(1-[.$E25])*(1)/[.$J25]" office:value-type="float" office:value="1.23239194034745" calcext:value-type="float">
            <text:p>1,2323919403</text:p>
          </table:table-cell>
          <table:table-cell table:formula="of:=[.AF25]-(1/[.$J25])*[.AF25]+ [.AF25]*(1-[.$F25])*(1)/[.$J25]" office:value-type="float" office:value="1.23239194034745" calcext:value-type="float">
            <text:p>1,2323919403</text:p>
          </table:table-cell>
          <table:table-cell table:formula="of:=[.AG25]-(1/[.$J25])*[.AG25]+ [.AG25]*(1-[.$F25])*(1)/[.$J25]" office:value-type="float" office:value="1.23239194034745" calcext:value-type="float">
            <text:p>1,2323919403</text:p>
          </table:table-cell>
          <table:table-cell table:formula="of:=[.AH25]-(1/[.$J25])*[.AH25]+ [.AH25]*(1-[.$F25])*(1)/[.$J25]" office:value-type="float" office:value="1.23239194034745" calcext:value-type="float">
            <text:p>1,2323919403</text:p>
          </table:table-cell>
          <table:table-cell table:formula="of:=[.AI25]-(1/[.$J25])*[.AI25]+ [.AI25]*(1-[.$F25])*(1)/[.$J25]" office:value-type="float" office:value="1.23239194034745" calcext:value-type="float">
            <text:p>1,2323919403</text:p>
          </table:table-cell>
          <table:table-cell table:formula="of:=[.AJ25]-(1/[.$J25])*[.AJ25]+ [.AJ25]*(1-[.$F25])*(1)/[.$J25]" office:value-type="float" office:value="1.23239194034745" calcext:value-type="float">
            <text:p>1,2323919403</text:p>
          </table:table-cell>
          <table:table-cell table:formula="of:=[.AK25]-(1/[.$J25])*[.AK25]+ [.AK25]*(1-[.$F25])*(1)/[.$J25]" office:value-type="float" office:value="1.23239194034745" calcext:value-type="float">
            <text:p>1,2323919403</text:p>
          </table:table-cell>
          <table:table-cell table:formula="of:=[.AL25]-(1/[.$J25])*[.AL25]+ [.AL25]*(1-[.$F25])*(1)/[.$J25]" office:value-type="float" office:value="1.23239194034745" calcext:value-type="float">
            <text:p>1,2323919403</text:p>
          </table:table-cell>
          <table:table-cell table:formula="of:=[.AM25]-(1/[.$J25])*[.AM25]+ [.AM25]*(1-[.$F25])*(1)/[.$J25]" office:value-type="float" office:value="1.23239194034745" calcext:value-type="float">
            <text:p>1,2323919403</text:p>
          </table:table-cell>
          <table:table-cell table:formula="of:=[.AN25]-(1/[.$J25])*[.AN25]+ [.AN25]*(1-[.$F25])*(1)/[.$J25]" office:value-type="float" office:value="1.23239194034745" calcext:value-type="float">
            <text:p>1,2323919403</text:p>
          </table:table-cell>
          <table:table-cell table:formula="of:=[.AO25]-(1/[.$J25])*[.AO25]+ [.AO25]*(1-[.$F25])*(1)/[.$J25]" office:value-type="float" office:value="1.23239194034745" calcext:value-type="float">
            <text:p>1,2323919403</text:p>
          </table:table-cell>
          <table:table-cell table:formula="of:=[.AP25]-(1/[.$J25])*[.AP25]+ [.AP25]*(1-[.$G25])*(1)/[.$J25]" office:value-type="float" office:value="1.23239194034745" calcext:value-type="float">
            <text:p>1,2323919403</text:p>
          </table:table-cell>
          <table:table-cell table:formula="of:=[.AQ25]-(1/[.$J25])*[.AQ25]+ [.AQ25]*(1-[.$G25])*(1)/[.$J25]" office:value-type="float" office:value="1.23239194034745" calcext:value-type="float">
            <text:p>1,2323919403</text:p>
          </table:table-cell>
          <table:table-cell table:formula="of:=[.AR25]-(1/[.$J25])*[.AR25]+ [.AR25]*(1-[.$G25])*(1)/[.$J25]" office:value-type="float" office:value="1.23239194034745" calcext:value-type="float">
            <text:p>1,2323919403</text:p>
          </table:table-cell>
          <table:table-cell table:formula="of:=[.AS25]-(1/[.$J25])*[.AS25]+ [.AS25]*(1-[.$G25])*(1)/[.$J25]" office:value-type="float" office:value="1.23239194034745" calcext:value-type="float">
            <text:p>1,2323919403</text:p>
          </table:table-cell>
          <table:table-cell table:formula="of:=[.AT25]-(1/[.$J25])*[.AT25]+ [.AT25]*(1-[.$G25])*(1)/[.$J25]" office:value-type="float" office:value="1.23239194034745" calcext:value-type="float">
            <text:p>1,2323919403</text:p>
          </table:table-cell>
          <table:table-cell table:formula="of:=[.AU25]-(1/[.$J25])*[.AU25]+ [.AU25]*(1-[.$G25])*(1)/[.$J25]" office:value-type="float" office:value="1.23239194034745" calcext:value-type="float">
            <text:p>1,2323919403</text:p>
          </table:table-cell>
          <table:table-cell table:formula="of:=[.AV25]-(1/[.$J25])*[.AV25]+ [.AV25]*(1-[.$G25])*(1)/[.$J25]" office:value-type="float" office:value="1.23239194034745" calcext:value-type="float">
            <text:p>1,2323919403</text:p>
          </table:table-cell>
          <table:table-cell table:formula="of:=[.AW25]-(1/[.$J25])*[.AW25]+ [.AW25]*(1-[.$G25])*(1)/[.$J25]" office:value-type="float" office:value="1.23239194034745" calcext:value-type="float">
            <text:p>1,2323919403</text:p>
          </table:table-cell>
          <table:table-cell table:formula="of:=[.AX25]-(1/[.$J25])*[.AX25]+ [.AX25]*(1-[.$G25])*(1)/[.$J25]" office:value-type="float" office:value="1.23239194034745" calcext:value-type="float">
            <text:p>1,2323919403</text:p>
          </table:table-cell>
          <table:table-cell table:formula="of:=[.AY25]-(1/[.$J25])*[.AY25]+ [.AY25]*(1-[.$G25])*(1)/[.$J25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26]-(1/[.$J26])*[.K26]+ [.K26]*(1-[.$C26])*(1)/[.$J26]" office:value-type="float" office:value="1.01" calcext:value-type="float">
            <text:p>1,01</text:p>
          </table:table-cell>
          <table:table-cell table:formula="of:=[.L26]-(1/[.$J26])*[.L26]+ [.L26]*(1-[.$C26])*(1)/[.$J26]" office:value-type="float" office:value="1.0201" calcext:value-type="float">
            <text:p>1,0201</text:p>
          </table:table-cell>
          <table:table-cell table:formula="of:=[.M26]-(1/[.$J26])*[.M26]+ [.M26]*(1-[.$C26])*(1)/[.$J26]" office:value-type="float" office:value="1.030301" calcext:value-type="float">
            <text:p>1,030301</text:p>
          </table:table-cell>
          <table:table-cell table:formula="of:=[.N26]-(1/[.$J26])*[.N26]+ [.N26]*(1-[.$C26])*(1)/[.$J26]" office:value-type="float" office:value="1.04060401" calcext:value-type="float">
            <text:p>1,04060401</text:p>
          </table:table-cell>
          <table:table-cell table:formula="of:=[.O26]-(1/[.$J26])*[.O26]+ [.O26]*(1-[.$C26])*(1)/[.$J26]" office:value-type="float" office:value="1.0510100501" calcext:value-type="float">
            <text:p>1,0510100501</text:p>
          </table:table-cell>
          <table:table-cell table:formula="of:=[.P26]-(1/[.$J26])*[.P26]+ [.P26]*(1-[.$C26])*(1)/[.$J26]" office:value-type="float" office:value="1.061520150601" calcext:value-type="float">
            <text:p>1,0615201506</text:p>
          </table:table-cell>
          <table:table-cell table:formula="of:=[.Q26]-(1/[.$J26])*[.Q26]+ [.Q26]*(1-[.$D26])*(1)/[.$J26]" office:value-type="float" office:value="1.07213535210701" calcext:value-type="float">
            <text:p>1,0721353521</text:p>
          </table:table-cell>
          <table:table-cell table:formula="of:=[.R26]-(1/[.$J26])*[.R26]+ [.R26]*(1-[.$D26])*(1)/[.$J26]" office:value-type="float" office:value="1.08285670562808" calcext:value-type="float">
            <text:p>1,0828567056</text:p>
          </table:table-cell>
          <table:table-cell table:formula="of:=[.S26]-(1/[.$J26])*[.S26]+ [.S26]*(1-[.$D26])*(1)/[.$J26]" office:value-type="float" office:value="1.09368527268436" calcext:value-type="float">
            <text:p>1,0936852727</text:p>
          </table:table-cell>
          <table:table-cell table:formula="of:=[.T26]-(1/[.$J26])*[.T26]+ [.T26]*(1-[.$D26])*(1)/[.$J26]" office:value-type="float" office:value="1.1046221254112" calcext:value-type="float">
            <text:p>1,1046221254</text:p>
          </table:table-cell>
          <table:table-cell table:formula="of:=[.U26]-(1/[.$J26])*[.U26]+ [.U26]*(1-[.$D26])*(1)/[.$J26]" office:value-type="float" office:value="1.11566834666532" calcext:value-type="float">
            <text:p>1,1156683467</text:p>
          </table:table-cell>
          <table:table-cell table:formula="of:=[.V26]-(1/[.$J26])*[.V26]+ [.V26]*(1-[.$E26])*(1)/[.$J26]" office:value-type="float" office:value="1.12682503013197" calcext:value-type="float">
            <text:p>1,1268250301</text:p>
          </table:table-cell>
          <table:table-cell table:formula="of:=[.W26]-(1/[.$J26])*[.W26]+ [.W26]*(1-[.$E26])*(1)/[.$J26]" office:value-type="float" office:value="1.13809328043329" calcext:value-type="float">
            <text:p>1,1380932804</text:p>
          </table:table-cell>
          <table:table-cell table:formula="of:=[.X26]-(1/[.$J26])*[.X26]+ [.X26]*(1-[.$E26])*(1)/[.$J26]" office:value-type="float" office:value="1.14947421323762" calcext:value-type="float">
            <text:p>1,1494742132</text:p>
          </table:table-cell>
          <table:table-cell table:formula="of:=[.Y26]-(1/[.$J26])*[.Y26]+ [.Y26]*(1-[.$E26])*(1)/[.$J26]" office:value-type="float" office:value="1.16096895537" calcext:value-type="float">
            <text:p>1,1609689554</text:p>
          </table:table-cell>
          <table:table-cell table:formula="of:=[.Z26]-(1/[.$J26])*[.Z26]+ [.Z26]*(1-[.$E26])*(1)/[.$J26]" office:value-type="float" office:value="1.1725786449237" calcext:value-type="float">
            <text:p>1,1725786449</text:p>
          </table:table-cell>
          <table:table-cell table:formula="of:=[.AA26]-(1/[.$J26])*[.AA26]+ [.AA26]*(1-[.$E26])*(1)/[.$J26]" office:value-type="float" office:value="1.18430443137294" calcext:value-type="float">
            <text:p>1,1843044314</text:p>
          </table:table-cell>
          <table:table-cell table:formula="of:=[.AB26]-(1/[.$J26])*[.AB26]+ [.AB26]*(1-[.$E26])*(1)/[.$J26]" office:value-type="float" office:value="1.19614747568667" calcext:value-type="float">
            <text:p>1,1961474757</text:p>
          </table:table-cell>
          <table:table-cell table:formula="of:=[.AC26]-(1/[.$J26])*[.AC26]+ [.AC26]*(1-[.$E26])*(1)/[.$J26]" office:value-type="float" office:value="1.20810895044353" calcext:value-type="float">
            <text:p>1,2081089504</text:p>
          </table:table-cell>
          <table:table-cell table:formula="of:=[.AD26]-(1/[.$J26])*[.AD26]+ [.AD26]*(1-[.$E26])*(1)/[.$J26]" office:value-type="float" office:value="1.22019003994797" calcext:value-type="float">
            <text:p>1,2201900399</text:p>
          </table:table-cell>
          <table:table-cell table:formula="of:=[.AE26]-(1/[.$J26])*[.AE26]+ [.AE26]*(1-[.$E26])*(1)/[.$J26]" office:value-type="float" office:value="1.23239194034745" calcext:value-type="float">
            <text:p>1,2323919403</text:p>
          </table:table-cell>
          <table:table-cell table:formula="of:=[.AF26]-(1/[.$J26])*[.AF26]+ [.AF26]*(1-[.$F26])*(1)/[.$J26]" office:value-type="float" office:value="1.23239194034745" calcext:value-type="float">
            <text:p>1,2323919403</text:p>
          </table:table-cell>
          <table:table-cell table:formula="of:=[.AG26]-(1/[.$J26])*[.AG26]+ [.AG26]*(1-[.$F26])*(1)/[.$J26]" office:value-type="float" office:value="1.23239194034745" calcext:value-type="float">
            <text:p>1,2323919403</text:p>
          </table:table-cell>
          <table:table-cell table:formula="of:=[.AH26]-(1/[.$J26])*[.AH26]+ [.AH26]*(1-[.$F26])*(1)/[.$J26]" office:value-type="float" office:value="1.23239194034745" calcext:value-type="float">
            <text:p>1,2323919403</text:p>
          </table:table-cell>
          <table:table-cell table:formula="of:=[.AI26]-(1/[.$J26])*[.AI26]+ [.AI26]*(1-[.$F26])*(1)/[.$J26]" office:value-type="float" office:value="1.23239194034745" calcext:value-type="float">
            <text:p>1,2323919403</text:p>
          </table:table-cell>
          <table:table-cell table:formula="of:=[.AJ26]-(1/[.$J26])*[.AJ26]+ [.AJ26]*(1-[.$F26])*(1)/[.$J26]" office:value-type="float" office:value="1.23239194034745" calcext:value-type="float">
            <text:p>1,2323919403</text:p>
          </table:table-cell>
          <table:table-cell table:formula="of:=[.AK26]-(1/[.$J26])*[.AK26]+ [.AK26]*(1-[.$F26])*(1)/[.$J26]" office:value-type="float" office:value="1.23239194034745" calcext:value-type="float">
            <text:p>1,2323919403</text:p>
          </table:table-cell>
          <table:table-cell table:formula="of:=[.AL26]-(1/[.$J26])*[.AL26]+ [.AL26]*(1-[.$F26])*(1)/[.$J26]" office:value-type="float" office:value="1.23239194034745" calcext:value-type="float">
            <text:p>1,2323919403</text:p>
          </table:table-cell>
          <table:table-cell table:formula="of:=[.AM26]-(1/[.$J26])*[.AM26]+ [.AM26]*(1-[.$F26])*(1)/[.$J26]" office:value-type="float" office:value="1.23239194034745" calcext:value-type="float">
            <text:p>1,2323919403</text:p>
          </table:table-cell>
          <table:table-cell table:formula="of:=[.AN26]-(1/[.$J26])*[.AN26]+ [.AN26]*(1-[.$F26])*(1)/[.$J26]" office:value-type="float" office:value="1.23239194034745" calcext:value-type="float">
            <text:p>1,2323919403</text:p>
          </table:table-cell>
          <table:table-cell table:formula="of:=[.AO26]-(1/[.$J26])*[.AO26]+ [.AO26]*(1-[.$F26])*(1)/[.$J26]" office:value-type="float" office:value="1.23239194034745" calcext:value-type="float">
            <text:p>1,2323919403</text:p>
          </table:table-cell>
          <table:table-cell table:formula="of:=[.AP26]-(1/[.$J26])*[.AP26]+ [.AP26]*(1-[.$G26])*(1)/[.$J26]" office:value-type="float" office:value="1.23239194034745" calcext:value-type="float">
            <text:p>1,2323919403</text:p>
          </table:table-cell>
          <table:table-cell table:formula="of:=[.AQ26]-(1/[.$J26])*[.AQ26]+ [.AQ26]*(1-[.$G26])*(1)/[.$J26]" office:value-type="float" office:value="1.23239194034745" calcext:value-type="float">
            <text:p>1,2323919403</text:p>
          </table:table-cell>
          <table:table-cell table:formula="of:=[.AR26]-(1/[.$J26])*[.AR26]+ [.AR26]*(1-[.$G26])*(1)/[.$J26]" office:value-type="float" office:value="1.23239194034745" calcext:value-type="float">
            <text:p>1,2323919403</text:p>
          </table:table-cell>
          <table:table-cell table:formula="of:=[.AS26]-(1/[.$J26])*[.AS26]+ [.AS26]*(1-[.$G26])*(1)/[.$J26]" office:value-type="float" office:value="1.23239194034745" calcext:value-type="float">
            <text:p>1,2323919403</text:p>
          </table:table-cell>
          <table:table-cell table:formula="of:=[.AT26]-(1/[.$J26])*[.AT26]+ [.AT26]*(1-[.$G26])*(1)/[.$J26]" office:value-type="float" office:value="1.23239194034745" calcext:value-type="float">
            <text:p>1,2323919403</text:p>
          </table:table-cell>
          <table:table-cell table:formula="of:=[.AU26]-(1/[.$J26])*[.AU26]+ [.AU26]*(1-[.$G26])*(1)/[.$J26]" office:value-type="float" office:value="1.23239194034745" calcext:value-type="float">
            <text:p>1,2323919403</text:p>
          </table:table-cell>
          <table:table-cell table:formula="of:=[.AV26]-(1/[.$J26])*[.AV26]+ [.AV26]*(1-[.$G26])*(1)/[.$J26]" office:value-type="float" office:value="1.23239194034745" calcext:value-type="float">
            <text:p>1,2323919403</text:p>
          </table:table-cell>
          <table:table-cell table:formula="of:=[.AW26]-(1/[.$J26])*[.AW26]+ [.AW26]*(1-[.$G26])*(1)/[.$J26]" office:value-type="float" office:value="1.23239194034745" calcext:value-type="float">
            <text:p>1,2323919403</text:p>
          </table:table-cell>
          <table:table-cell table:formula="of:=[.AX26]-(1/[.$J26])*[.AX26]+ [.AX26]*(1-[.$G26])*(1)/[.$J26]" office:value-type="float" office:value="1.23239194034745" calcext:value-type="float">
            <text:p>1,2323919403</text:p>
          </table:table-cell>
          <table:table-cell table:formula="of:=[.AY26]-(1/[.$J26])*[.AY26]+ [.AY26]*(1-[.$G26])*(1)/[.$J26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27]-(1/[.$J27])*[.K27]+ [.K27]*(1-[.$C27])*(1)/[.$J27]" office:value-type="float" office:value="1.01" calcext:value-type="float">
            <text:p>1,01</text:p>
          </table:table-cell>
          <table:table-cell table:formula="of:=[.L27]-(1/[.$J27])*[.L27]+ [.L27]*(1-[.$C27])*(1)/[.$J27]" office:value-type="float" office:value="1.0201" calcext:value-type="float">
            <text:p>1,0201</text:p>
          </table:table-cell>
          <table:table-cell table:formula="of:=[.M27]-(1/[.$J27])*[.M27]+ [.M27]*(1-[.$C27])*(1)/[.$J27]" office:value-type="float" office:value="1.030301" calcext:value-type="float">
            <text:p>1,030301</text:p>
          </table:table-cell>
          <table:table-cell table:formula="of:=[.N27]-(1/[.$J27])*[.N27]+ [.N27]*(1-[.$C27])*(1)/[.$J27]" office:value-type="float" office:value="1.04060401" calcext:value-type="float">
            <text:p>1,04060401</text:p>
          </table:table-cell>
          <table:table-cell table:formula="of:=[.O27]-(1/[.$J27])*[.O27]+ [.O27]*(1-[.$C27])*(1)/[.$J27]" office:value-type="float" office:value="1.0510100501" calcext:value-type="float">
            <text:p>1,0510100501</text:p>
          </table:table-cell>
          <table:table-cell table:formula="of:=[.P27]-(1/[.$J27])*[.P27]+ [.P27]*(1-[.$C27])*(1)/[.$J27]" office:value-type="float" office:value="1.061520150601" calcext:value-type="float">
            <text:p>1,0615201506</text:p>
          </table:table-cell>
          <table:table-cell table:formula="of:=[.Q27]-(1/[.$J27])*[.Q27]+ [.Q27]*(1-[.$D27])*(1)/[.$J27]" office:value-type="float" office:value="1.07213535210701" calcext:value-type="float">
            <text:p>1,0721353521</text:p>
          </table:table-cell>
          <table:table-cell table:formula="of:=[.R27]-(1/[.$J27])*[.R27]+ [.R27]*(1-[.$D27])*(1)/[.$J27]" office:value-type="float" office:value="1.08285670562808" calcext:value-type="float">
            <text:p>1,0828567056</text:p>
          </table:table-cell>
          <table:table-cell table:formula="of:=[.S27]-(1/[.$J27])*[.S27]+ [.S27]*(1-[.$D27])*(1)/[.$J27]" office:value-type="float" office:value="1.09368527268436" calcext:value-type="float">
            <text:p>1,0936852727</text:p>
          </table:table-cell>
          <table:table-cell table:formula="of:=[.T27]-(1/[.$J27])*[.T27]+ [.T27]*(1-[.$D27])*(1)/[.$J27]" office:value-type="float" office:value="1.1046221254112" calcext:value-type="float">
            <text:p>1,1046221254</text:p>
          </table:table-cell>
          <table:table-cell table:formula="of:=[.U27]-(1/[.$J27])*[.U27]+ [.U27]*(1-[.$D27])*(1)/[.$J27]" office:value-type="float" office:value="1.11566834666532" calcext:value-type="float">
            <text:p>1,1156683467</text:p>
          </table:table-cell>
          <table:table-cell table:formula="of:=[.V27]-(1/[.$J27])*[.V27]+ [.V27]*(1-[.$E27])*(1)/[.$J27]" office:value-type="float" office:value="1.12682503013197" calcext:value-type="float">
            <text:p>1,1268250301</text:p>
          </table:table-cell>
          <table:table-cell table:formula="of:=[.W27]-(1/[.$J27])*[.W27]+ [.W27]*(1-[.$E27])*(1)/[.$J27]" office:value-type="float" office:value="1.13809328043329" calcext:value-type="float">
            <text:p>1,1380932804</text:p>
          </table:table-cell>
          <table:table-cell table:formula="of:=[.X27]-(1/[.$J27])*[.X27]+ [.X27]*(1-[.$E27])*(1)/[.$J27]" office:value-type="float" office:value="1.14947421323762" calcext:value-type="float">
            <text:p>1,1494742132</text:p>
          </table:table-cell>
          <table:table-cell table:formula="of:=[.Y27]-(1/[.$J27])*[.Y27]+ [.Y27]*(1-[.$E27])*(1)/[.$J27]" office:value-type="float" office:value="1.16096895537" calcext:value-type="float">
            <text:p>1,1609689554</text:p>
          </table:table-cell>
          <table:table-cell table:formula="of:=[.Z27]-(1/[.$J27])*[.Z27]+ [.Z27]*(1-[.$E27])*(1)/[.$J27]" office:value-type="float" office:value="1.1725786449237" calcext:value-type="float">
            <text:p>1,1725786449</text:p>
          </table:table-cell>
          <table:table-cell table:formula="of:=[.AA27]-(1/[.$J27])*[.AA27]+ [.AA27]*(1-[.$E27])*(1)/[.$J27]" office:value-type="float" office:value="1.18430443137294" calcext:value-type="float">
            <text:p>1,1843044314</text:p>
          </table:table-cell>
          <table:table-cell table:formula="of:=[.AB27]-(1/[.$J27])*[.AB27]+ [.AB27]*(1-[.$E27])*(1)/[.$J27]" office:value-type="float" office:value="1.19614747568667" calcext:value-type="float">
            <text:p>1,1961474757</text:p>
          </table:table-cell>
          <table:table-cell table:formula="of:=[.AC27]-(1/[.$J27])*[.AC27]+ [.AC27]*(1-[.$E27])*(1)/[.$J27]" office:value-type="float" office:value="1.20810895044353" calcext:value-type="float">
            <text:p>1,2081089504</text:p>
          </table:table-cell>
          <table:table-cell table:formula="of:=[.AD27]-(1/[.$J27])*[.AD27]+ [.AD27]*(1-[.$E27])*(1)/[.$J27]" office:value-type="float" office:value="1.22019003994797" calcext:value-type="float">
            <text:p>1,2201900399</text:p>
          </table:table-cell>
          <table:table-cell table:formula="of:=[.AE27]-(1/[.$J27])*[.AE27]+ [.AE27]*(1-[.$E27])*(1)/[.$J27]" office:value-type="float" office:value="1.23239194034745" calcext:value-type="float">
            <text:p>1,2323919403</text:p>
          </table:table-cell>
          <table:table-cell table:formula="of:=[.AF27]-(1/[.$J27])*[.AF27]+ [.AF27]*(1-[.$F27])*(1)/[.$J27]" office:value-type="float" office:value="1.23239194034745" calcext:value-type="float">
            <text:p>1,2323919403</text:p>
          </table:table-cell>
          <table:table-cell table:formula="of:=[.AG27]-(1/[.$J27])*[.AG27]+ [.AG27]*(1-[.$F27])*(1)/[.$J27]" office:value-type="float" office:value="1.23239194034745" calcext:value-type="float">
            <text:p>1,2323919403</text:p>
          </table:table-cell>
          <table:table-cell table:formula="of:=[.AH27]-(1/[.$J27])*[.AH27]+ [.AH27]*(1-[.$F27])*(1)/[.$J27]" office:value-type="float" office:value="1.23239194034745" calcext:value-type="float">
            <text:p>1,2323919403</text:p>
          </table:table-cell>
          <table:table-cell table:formula="of:=[.AI27]-(1/[.$J27])*[.AI27]+ [.AI27]*(1-[.$F27])*(1)/[.$J27]" office:value-type="float" office:value="1.23239194034745" calcext:value-type="float">
            <text:p>1,2323919403</text:p>
          </table:table-cell>
          <table:table-cell table:formula="of:=[.AJ27]-(1/[.$J27])*[.AJ27]+ [.AJ27]*(1-[.$F27])*(1)/[.$J27]" office:value-type="float" office:value="1.23239194034745" calcext:value-type="float">
            <text:p>1,2323919403</text:p>
          </table:table-cell>
          <table:table-cell table:formula="of:=[.AK27]-(1/[.$J27])*[.AK27]+ [.AK27]*(1-[.$F27])*(1)/[.$J27]" office:value-type="float" office:value="1.23239194034745" calcext:value-type="float">
            <text:p>1,2323919403</text:p>
          </table:table-cell>
          <table:table-cell table:formula="of:=[.AL27]-(1/[.$J27])*[.AL27]+ [.AL27]*(1-[.$F27])*(1)/[.$J27]" office:value-type="float" office:value="1.23239194034745" calcext:value-type="float">
            <text:p>1,2323919403</text:p>
          </table:table-cell>
          <table:table-cell table:formula="of:=[.AM27]-(1/[.$J27])*[.AM27]+ [.AM27]*(1-[.$F27])*(1)/[.$J27]" office:value-type="float" office:value="1.23239194034745" calcext:value-type="float">
            <text:p>1,2323919403</text:p>
          </table:table-cell>
          <table:table-cell table:formula="of:=[.AN27]-(1/[.$J27])*[.AN27]+ [.AN27]*(1-[.$F27])*(1)/[.$J27]" office:value-type="float" office:value="1.23239194034745" calcext:value-type="float">
            <text:p>1,2323919403</text:p>
          </table:table-cell>
          <table:table-cell table:formula="of:=[.AO27]-(1/[.$J27])*[.AO27]+ [.AO27]*(1-[.$F27])*(1)/[.$J27]" office:value-type="float" office:value="1.23239194034745" calcext:value-type="float">
            <text:p>1,2323919403</text:p>
          </table:table-cell>
          <table:table-cell table:formula="of:=[.AP27]-(1/[.$J27])*[.AP27]+ [.AP27]*(1-[.$G27])*(1)/[.$J27]" office:value-type="float" office:value="1.23239194034745" calcext:value-type="float">
            <text:p>1,2323919403</text:p>
          </table:table-cell>
          <table:table-cell table:formula="of:=[.AQ27]-(1/[.$J27])*[.AQ27]+ [.AQ27]*(1-[.$G27])*(1)/[.$J27]" office:value-type="float" office:value="1.23239194034745" calcext:value-type="float">
            <text:p>1,2323919403</text:p>
          </table:table-cell>
          <table:table-cell table:formula="of:=[.AR27]-(1/[.$J27])*[.AR27]+ [.AR27]*(1-[.$G27])*(1)/[.$J27]" office:value-type="float" office:value="1.23239194034745" calcext:value-type="float">
            <text:p>1,2323919403</text:p>
          </table:table-cell>
          <table:table-cell table:formula="of:=[.AS27]-(1/[.$J27])*[.AS27]+ [.AS27]*(1-[.$G27])*(1)/[.$J27]" office:value-type="float" office:value="1.23239194034745" calcext:value-type="float">
            <text:p>1,2323919403</text:p>
          </table:table-cell>
          <table:table-cell table:formula="of:=[.AT27]-(1/[.$J27])*[.AT27]+ [.AT27]*(1-[.$G27])*(1)/[.$J27]" office:value-type="float" office:value="1.23239194034745" calcext:value-type="float">
            <text:p>1,2323919403</text:p>
          </table:table-cell>
          <table:table-cell table:formula="of:=[.AU27]-(1/[.$J27])*[.AU27]+ [.AU27]*(1-[.$G27])*(1)/[.$J27]" office:value-type="float" office:value="1.23239194034745" calcext:value-type="float">
            <text:p>1,2323919403</text:p>
          </table:table-cell>
          <table:table-cell table:formula="of:=[.AV27]-(1/[.$J27])*[.AV27]+ [.AV27]*(1-[.$G27])*(1)/[.$J27]" office:value-type="float" office:value="1.23239194034745" calcext:value-type="float">
            <text:p>1,2323919403</text:p>
          </table:table-cell>
          <table:table-cell table:formula="of:=[.AW27]-(1/[.$J27])*[.AW27]+ [.AW27]*(1-[.$G27])*(1)/[.$J27]" office:value-type="float" office:value="1.23239194034745" calcext:value-type="float">
            <text:p>1,2323919403</text:p>
          </table:table-cell>
          <table:table-cell table:formula="of:=[.AX27]-(1/[.$J27])*[.AX27]+ [.AX27]*(1-[.$G27])*(1)/[.$J27]" office:value-type="float" office:value="1.23239194034745" calcext:value-type="float">
            <text:p>1,2323919403</text:p>
          </table:table-cell>
          <table:table-cell table:formula="of:=[.AY27]-(1/[.$J27])*[.AY27]+ [.AY27]*(1-[.$G27])*(1)/[.$J27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28]-(1/[.$J28])*[.K28]+ [.K28]*(1-[.$C28])*(1)/[.$J28]" office:value-type="float" office:value="1.01" calcext:value-type="float">
            <text:p>1,01</text:p>
          </table:table-cell>
          <table:table-cell table:formula="of:=[.L28]-(1/[.$J28])*[.L28]+ [.L28]*(1-[.$C28])*(1)/[.$J28]" office:value-type="float" office:value="1.0201" calcext:value-type="float">
            <text:p>1,0201</text:p>
          </table:table-cell>
          <table:table-cell table:formula="of:=[.M28]-(1/[.$J28])*[.M28]+ [.M28]*(1-[.$C28])*(1)/[.$J28]" office:value-type="float" office:value="1.030301" calcext:value-type="float">
            <text:p>1,030301</text:p>
          </table:table-cell>
          <table:table-cell table:formula="of:=[.N28]-(1/[.$J28])*[.N28]+ [.N28]*(1-[.$C28])*(1)/[.$J28]" office:value-type="float" office:value="1.04060401" calcext:value-type="float">
            <text:p>1,04060401</text:p>
          </table:table-cell>
          <table:table-cell table:formula="of:=[.O28]-(1/[.$J28])*[.O28]+ [.O28]*(1-[.$C28])*(1)/[.$J28]" office:value-type="float" office:value="1.0510100501" calcext:value-type="float">
            <text:p>1,0510100501</text:p>
          </table:table-cell>
          <table:table-cell table:formula="of:=[.P28]-(1/[.$J28])*[.P28]+ [.P28]*(1-[.$C28])*(1)/[.$J28]" office:value-type="float" office:value="1.061520150601" calcext:value-type="float">
            <text:p>1,0615201506</text:p>
          </table:table-cell>
          <table:table-cell table:formula="of:=[.Q28]-(1/[.$J28])*[.Q28]+ [.Q28]*(1-[.$D28])*(1)/[.$J28]" office:value-type="float" office:value="1.07213535210701" calcext:value-type="float">
            <text:p>1,0721353521</text:p>
          </table:table-cell>
          <table:table-cell table:formula="of:=[.R28]-(1/[.$J28])*[.R28]+ [.R28]*(1-[.$D28])*(1)/[.$J28]" office:value-type="float" office:value="1.08285670562808" calcext:value-type="float">
            <text:p>1,0828567056</text:p>
          </table:table-cell>
          <table:table-cell table:formula="of:=[.S28]-(1/[.$J28])*[.S28]+ [.S28]*(1-[.$D28])*(1)/[.$J28]" office:value-type="float" office:value="1.09368527268436" calcext:value-type="float">
            <text:p>1,0936852727</text:p>
          </table:table-cell>
          <table:table-cell table:formula="of:=[.T28]-(1/[.$J28])*[.T28]+ [.T28]*(1-[.$D28])*(1)/[.$J28]" office:value-type="float" office:value="1.1046221254112" calcext:value-type="float">
            <text:p>1,1046221254</text:p>
          </table:table-cell>
          <table:table-cell table:formula="of:=[.U28]-(1/[.$J28])*[.U28]+ [.U28]*(1-[.$D28])*(1)/[.$J28]" office:value-type="float" office:value="1.11566834666532" calcext:value-type="float">
            <text:p>1,1156683467</text:p>
          </table:table-cell>
          <table:table-cell table:formula="of:=[.V28]-(1/[.$J28])*[.V28]+ [.V28]*(1-[.$E28])*(1)/[.$J28]" office:value-type="float" office:value="1.12682503013197" calcext:value-type="float">
            <text:p>1,1268250301</text:p>
          </table:table-cell>
          <table:table-cell table:formula="of:=[.W28]-(1/[.$J28])*[.W28]+ [.W28]*(1-[.$E28])*(1)/[.$J28]" office:value-type="float" office:value="1.13809328043329" calcext:value-type="float">
            <text:p>1,1380932804</text:p>
          </table:table-cell>
          <table:table-cell table:formula="of:=[.X28]-(1/[.$J28])*[.X28]+ [.X28]*(1-[.$E28])*(1)/[.$J28]" office:value-type="float" office:value="1.14947421323762" calcext:value-type="float">
            <text:p>1,1494742132</text:p>
          </table:table-cell>
          <table:table-cell table:formula="of:=[.Y28]-(1/[.$J28])*[.Y28]+ [.Y28]*(1-[.$E28])*(1)/[.$J28]" office:value-type="float" office:value="1.16096895537" calcext:value-type="float">
            <text:p>1,1609689554</text:p>
          </table:table-cell>
          <table:table-cell table:formula="of:=[.Z28]-(1/[.$J28])*[.Z28]+ [.Z28]*(1-[.$E28])*(1)/[.$J28]" office:value-type="float" office:value="1.1725786449237" calcext:value-type="float">
            <text:p>1,1725786449</text:p>
          </table:table-cell>
          <table:table-cell table:formula="of:=[.AA28]-(1/[.$J28])*[.AA28]+ [.AA28]*(1-[.$E28])*(1)/[.$J28]" office:value-type="float" office:value="1.18430443137294" calcext:value-type="float">
            <text:p>1,1843044314</text:p>
          </table:table-cell>
          <table:table-cell table:formula="of:=[.AB28]-(1/[.$J28])*[.AB28]+ [.AB28]*(1-[.$E28])*(1)/[.$J28]" office:value-type="float" office:value="1.19614747568667" calcext:value-type="float">
            <text:p>1,1961474757</text:p>
          </table:table-cell>
          <table:table-cell table:formula="of:=[.AC28]-(1/[.$J28])*[.AC28]+ [.AC28]*(1-[.$E28])*(1)/[.$J28]" office:value-type="float" office:value="1.20810895044353" calcext:value-type="float">
            <text:p>1,2081089504</text:p>
          </table:table-cell>
          <table:table-cell table:formula="of:=[.AD28]-(1/[.$J28])*[.AD28]+ [.AD28]*(1-[.$E28])*(1)/[.$J28]" office:value-type="float" office:value="1.22019003994797" calcext:value-type="float">
            <text:p>1,2201900399</text:p>
          </table:table-cell>
          <table:table-cell table:formula="of:=[.AE28]-(1/[.$J28])*[.AE28]+ [.AE28]*(1-[.$E28])*(1)/[.$J28]" office:value-type="float" office:value="1.23239194034745" calcext:value-type="float">
            <text:p>1,2323919403</text:p>
          </table:table-cell>
          <table:table-cell table:formula="of:=[.AF28]-(1/[.$J28])*[.AF28]+ [.AF28]*(1-[.$F28])*(1)/[.$J28]" office:value-type="float" office:value="1.23239194034745" calcext:value-type="float">
            <text:p>1,2323919403</text:p>
          </table:table-cell>
          <table:table-cell table:formula="of:=[.AG28]-(1/[.$J28])*[.AG28]+ [.AG28]*(1-[.$F28])*(1)/[.$J28]" office:value-type="float" office:value="1.23239194034745" calcext:value-type="float">
            <text:p>1,2323919403</text:p>
          </table:table-cell>
          <table:table-cell table:formula="of:=[.AH28]-(1/[.$J28])*[.AH28]+ [.AH28]*(1-[.$F28])*(1)/[.$J28]" office:value-type="float" office:value="1.23239194034745" calcext:value-type="float">
            <text:p>1,2323919403</text:p>
          </table:table-cell>
          <table:table-cell table:formula="of:=[.AI28]-(1/[.$J28])*[.AI28]+ [.AI28]*(1-[.$F28])*(1)/[.$J28]" office:value-type="float" office:value="1.23239194034745" calcext:value-type="float">
            <text:p>1,2323919403</text:p>
          </table:table-cell>
          <table:table-cell table:formula="of:=[.AJ28]-(1/[.$J28])*[.AJ28]+ [.AJ28]*(1-[.$F28])*(1)/[.$J28]" office:value-type="float" office:value="1.23239194034745" calcext:value-type="float">
            <text:p>1,2323919403</text:p>
          </table:table-cell>
          <table:table-cell table:formula="of:=[.AK28]-(1/[.$J28])*[.AK28]+ [.AK28]*(1-[.$F28])*(1)/[.$J28]" office:value-type="float" office:value="1.23239194034745" calcext:value-type="float">
            <text:p>1,2323919403</text:p>
          </table:table-cell>
          <table:table-cell table:formula="of:=[.AL28]-(1/[.$J28])*[.AL28]+ [.AL28]*(1-[.$F28])*(1)/[.$J28]" office:value-type="float" office:value="1.23239194034745" calcext:value-type="float">
            <text:p>1,2323919403</text:p>
          </table:table-cell>
          <table:table-cell table:formula="of:=[.AM28]-(1/[.$J28])*[.AM28]+ [.AM28]*(1-[.$F28])*(1)/[.$J28]" office:value-type="float" office:value="1.23239194034745" calcext:value-type="float">
            <text:p>1,2323919403</text:p>
          </table:table-cell>
          <table:table-cell table:formula="of:=[.AN28]-(1/[.$J28])*[.AN28]+ [.AN28]*(1-[.$F28])*(1)/[.$J28]" office:value-type="float" office:value="1.23239194034745" calcext:value-type="float">
            <text:p>1,2323919403</text:p>
          </table:table-cell>
          <table:table-cell table:formula="of:=[.AO28]-(1/[.$J28])*[.AO28]+ [.AO28]*(1-[.$F28])*(1)/[.$J28]" office:value-type="float" office:value="1.23239194034745" calcext:value-type="float">
            <text:p>1,2323919403</text:p>
          </table:table-cell>
          <table:table-cell table:formula="of:=[.AP28]-(1/[.$J28])*[.AP28]+ [.AP28]*(1-[.$G28])*(1)/[.$J28]" office:value-type="float" office:value="1.23239194034745" calcext:value-type="float">
            <text:p>1,2323919403</text:p>
          </table:table-cell>
          <table:table-cell table:formula="of:=[.AQ28]-(1/[.$J28])*[.AQ28]+ [.AQ28]*(1-[.$G28])*(1)/[.$J28]" office:value-type="float" office:value="1.23239194034745" calcext:value-type="float">
            <text:p>1,2323919403</text:p>
          </table:table-cell>
          <table:table-cell table:formula="of:=[.AR28]-(1/[.$J28])*[.AR28]+ [.AR28]*(1-[.$G28])*(1)/[.$J28]" office:value-type="float" office:value="1.23239194034745" calcext:value-type="float">
            <text:p>1,2323919403</text:p>
          </table:table-cell>
          <table:table-cell table:formula="of:=[.AS28]-(1/[.$J28])*[.AS28]+ [.AS28]*(1-[.$G28])*(1)/[.$J28]" office:value-type="float" office:value="1.23239194034745" calcext:value-type="float">
            <text:p>1,2323919403</text:p>
          </table:table-cell>
          <table:table-cell table:formula="of:=[.AT28]-(1/[.$J28])*[.AT28]+ [.AT28]*(1-[.$G28])*(1)/[.$J28]" office:value-type="float" office:value="1.23239194034745" calcext:value-type="float">
            <text:p>1,2323919403</text:p>
          </table:table-cell>
          <table:table-cell table:formula="of:=[.AU28]-(1/[.$J28])*[.AU28]+ [.AU28]*(1-[.$G28])*(1)/[.$J28]" office:value-type="float" office:value="1.23239194034745" calcext:value-type="float">
            <text:p>1,2323919403</text:p>
          </table:table-cell>
          <table:table-cell table:formula="of:=[.AV28]-(1/[.$J28])*[.AV28]+ [.AV28]*(1-[.$G28])*(1)/[.$J28]" office:value-type="float" office:value="1.23239194034745" calcext:value-type="float">
            <text:p>1,2323919403</text:p>
          </table:table-cell>
          <table:table-cell table:formula="of:=[.AW28]-(1/[.$J28])*[.AW28]+ [.AW28]*(1-[.$G28])*(1)/[.$J28]" office:value-type="float" office:value="1.23239194034745" calcext:value-type="float">
            <text:p>1,2323919403</text:p>
          </table:table-cell>
          <table:table-cell table:formula="of:=[.AX28]-(1/[.$J28])*[.AX28]+ [.AX28]*(1-[.$G28])*(1)/[.$J28]" office:value-type="float" office:value="1.23239194034745" calcext:value-type="float">
            <text:p>1,2323919403</text:p>
          </table:table-cell>
          <table:table-cell table:formula="of:=[.AY28]-(1/[.$J28])*[.AY28]+ [.AY28]*(1-[.$G28])*(1)/[.$J28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29]-(1/[.$J29])*[.K29]+ [.K29]*(1-[.$C29])*(1)/[.$J29]" office:value-type="float" office:value="1.01" calcext:value-type="float">
            <text:p>1,01</text:p>
          </table:table-cell>
          <table:table-cell table:formula="of:=[.L29]-(1/[.$J29])*[.L29]+ [.L29]*(1-[.$C29])*(1)/[.$J29]" office:value-type="float" office:value="1.0201" calcext:value-type="float">
            <text:p>1,0201</text:p>
          </table:table-cell>
          <table:table-cell table:formula="of:=[.M29]-(1/[.$J29])*[.M29]+ [.M29]*(1-[.$C29])*(1)/[.$J29]" office:value-type="float" office:value="1.030301" calcext:value-type="float">
            <text:p>1,030301</text:p>
          </table:table-cell>
          <table:table-cell table:formula="of:=[.N29]-(1/[.$J29])*[.N29]+ [.N29]*(1-[.$C29])*(1)/[.$J29]" office:value-type="float" office:value="1.04060401" calcext:value-type="float">
            <text:p>1,04060401</text:p>
          </table:table-cell>
          <table:table-cell table:formula="of:=[.O29]-(1/[.$J29])*[.O29]+ [.O29]*(1-[.$C29])*(1)/[.$J29]" office:value-type="float" office:value="1.0510100501" calcext:value-type="float">
            <text:p>1,0510100501</text:p>
          </table:table-cell>
          <table:table-cell table:formula="of:=[.P29]-(1/[.$J29])*[.P29]+ [.P29]*(1-[.$C29])*(1)/[.$J29]" office:value-type="float" office:value="1.061520150601" calcext:value-type="float">
            <text:p>1,0615201506</text:p>
          </table:table-cell>
          <table:table-cell table:formula="of:=[.Q29]-(1/[.$J29])*[.Q29]+ [.Q29]*(1-[.$D29])*(1)/[.$J29]" office:value-type="float" office:value="1.07213535210701" calcext:value-type="float">
            <text:p>1,0721353521</text:p>
          </table:table-cell>
          <table:table-cell table:formula="of:=[.R29]-(1/[.$J29])*[.R29]+ [.R29]*(1-[.$D29])*(1)/[.$J29]" office:value-type="float" office:value="1.08285670562808" calcext:value-type="float">
            <text:p>1,0828567056</text:p>
          </table:table-cell>
          <table:table-cell table:formula="of:=[.S29]-(1/[.$J29])*[.S29]+ [.S29]*(1-[.$D29])*(1)/[.$J29]" office:value-type="float" office:value="1.09368527268436" calcext:value-type="float">
            <text:p>1,0936852727</text:p>
          </table:table-cell>
          <table:table-cell table:formula="of:=[.T29]-(1/[.$J29])*[.T29]+ [.T29]*(1-[.$D29])*(1)/[.$J29]" office:value-type="float" office:value="1.1046221254112" calcext:value-type="float">
            <text:p>1,1046221254</text:p>
          </table:table-cell>
          <table:table-cell table:formula="of:=[.U29]-(1/[.$J29])*[.U29]+ [.U29]*(1-[.$D29])*(1)/[.$J29]" office:value-type="float" office:value="1.11566834666532" calcext:value-type="float">
            <text:p>1,1156683467</text:p>
          </table:table-cell>
          <table:table-cell table:formula="of:=[.V29]-(1/[.$J29])*[.V29]+ [.V29]*(1-[.$E29])*(1)/[.$J29]" office:value-type="float" office:value="1.12682503013197" calcext:value-type="float">
            <text:p>1,1268250301</text:p>
          </table:table-cell>
          <table:table-cell table:formula="of:=[.W29]-(1/[.$J29])*[.W29]+ [.W29]*(1-[.$E29])*(1)/[.$J29]" office:value-type="float" office:value="1.13809328043329" calcext:value-type="float">
            <text:p>1,1380932804</text:p>
          </table:table-cell>
          <table:table-cell table:formula="of:=[.X29]-(1/[.$J29])*[.X29]+ [.X29]*(1-[.$E29])*(1)/[.$J29]" office:value-type="float" office:value="1.14947421323762" calcext:value-type="float">
            <text:p>1,1494742132</text:p>
          </table:table-cell>
          <table:table-cell table:formula="of:=[.Y29]-(1/[.$J29])*[.Y29]+ [.Y29]*(1-[.$E29])*(1)/[.$J29]" office:value-type="float" office:value="1.16096895537" calcext:value-type="float">
            <text:p>1,1609689554</text:p>
          </table:table-cell>
          <table:table-cell table:formula="of:=[.Z29]-(1/[.$J29])*[.Z29]+ [.Z29]*(1-[.$E29])*(1)/[.$J29]" office:value-type="float" office:value="1.1725786449237" calcext:value-type="float">
            <text:p>1,1725786449</text:p>
          </table:table-cell>
          <table:table-cell table:formula="of:=[.AA29]-(1/[.$J29])*[.AA29]+ [.AA29]*(1-[.$E29])*(1)/[.$J29]" office:value-type="float" office:value="1.18430443137294" calcext:value-type="float">
            <text:p>1,1843044314</text:p>
          </table:table-cell>
          <table:table-cell table:formula="of:=[.AB29]-(1/[.$J29])*[.AB29]+ [.AB29]*(1-[.$E29])*(1)/[.$J29]" office:value-type="float" office:value="1.19614747568667" calcext:value-type="float">
            <text:p>1,1961474757</text:p>
          </table:table-cell>
          <table:table-cell table:formula="of:=[.AC29]-(1/[.$J29])*[.AC29]+ [.AC29]*(1-[.$E29])*(1)/[.$J29]" office:value-type="float" office:value="1.20810895044353" calcext:value-type="float">
            <text:p>1,2081089504</text:p>
          </table:table-cell>
          <table:table-cell table:formula="of:=[.AD29]-(1/[.$J29])*[.AD29]+ [.AD29]*(1-[.$E29])*(1)/[.$J29]" office:value-type="float" office:value="1.22019003994797" calcext:value-type="float">
            <text:p>1,2201900399</text:p>
          </table:table-cell>
          <table:table-cell table:formula="of:=[.AE29]-(1/[.$J29])*[.AE29]+ [.AE29]*(1-[.$E29])*(1)/[.$J29]" office:value-type="float" office:value="1.23239194034745" calcext:value-type="float">
            <text:p>1,2323919403</text:p>
          </table:table-cell>
          <table:table-cell table:formula="of:=[.AF29]-(1/[.$J29])*[.AF29]+ [.AF29]*(1-[.$F29])*(1)/[.$J29]" office:value-type="float" office:value="1.23239194034745" calcext:value-type="float">
            <text:p>1,2323919403</text:p>
          </table:table-cell>
          <table:table-cell table:formula="of:=[.AG29]-(1/[.$J29])*[.AG29]+ [.AG29]*(1-[.$F29])*(1)/[.$J29]" office:value-type="float" office:value="1.23239194034745" calcext:value-type="float">
            <text:p>1,2323919403</text:p>
          </table:table-cell>
          <table:table-cell table:formula="of:=[.AH29]-(1/[.$J29])*[.AH29]+ [.AH29]*(1-[.$F29])*(1)/[.$J29]" office:value-type="float" office:value="1.23239194034745" calcext:value-type="float">
            <text:p>1,2323919403</text:p>
          </table:table-cell>
          <table:table-cell table:formula="of:=[.AI29]-(1/[.$J29])*[.AI29]+ [.AI29]*(1-[.$F29])*(1)/[.$J29]" office:value-type="float" office:value="1.23239194034745" calcext:value-type="float">
            <text:p>1,2323919403</text:p>
          </table:table-cell>
          <table:table-cell table:formula="of:=[.AJ29]-(1/[.$J29])*[.AJ29]+ [.AJ29]*(1-[.$F29])*(1)/[.$J29]" office:value-type="float" office:value="1.23239194034745" calcext:value-type="float">
            <text:p>1,2323919403</text:p>
          </table:table-cell>
          <table:table-cell table:formula="of:=[.AK29]-(1/[.$J29])*[.AK29]+ [.AK29]*(1-[.$F29])*(1)/[.$J29]" office:value-type="float" office:value="1.23239194034745" calcext:value-type="float">
            <text:p>1,2323919403</text:p>
          </table:table-cell>
          <table:table-cell table:formula="of:=[.AL29]-(1/[.$J29])*[.AL29]+ [.AL29]*(1-[.$F29])*(1)/[.$J29]" office:value-type="float" office:value="1.23239194034745" calcext:value-type="float">
            <text:p>1,2323919403</text:p>
          </table:table-cell>
          <table:table-cell table:formula="of:=[.AM29]-(1/[.$J29])*[.AM29]+ [.AM29]*(1-[.$F29])*(1)/[.$J29]" office:value-type="float" office:value="1.23239194034745" calcext:value-type="float">
            <text:p>1,2323919403</text:p>
          </table:table-cell>
          <table:table-cell table:formula="of:=[.AN29]-(1/[.$J29])*[.AN29]+ [.AN29]*(1-[.$F29])*(1)/[.$J29]" office:value-type="float" office:value="1.23239194034745" calcext:value-type="float">
            <text:p>1,2323919403</text:p>
          </table:table-cell>
          <table:table-cell table:formula="of:=[.AO29]-(1/[.$J29])*[.AO29]+ [.AO29]*(1-[.$F29])*(1)/[.$J29]" office:value-type="float" office:value="1.23239194034745" calcext:value-type="float">
            <text:p>1,2323919403</text:p>
          </table:table-cell>
          <table:table-cell table:formula="of:=[.AP29]-(1/[.$J29])*[.AP29]+ [.AP29]*(1-[.$G29])*(1)/[.$J29]" office:value-type="float" office:value="1.23239194034745" calcext:value-type="float">
            <text:p>1,2323919403</text:p>
          </table:table-cell>
          <table:table-cell table:formula="of:=[.AQ29]-(1/[.$J29])*[.AQ29]+ [.AQ29]*(1-[.$G29])*(1)/[.$J29]" office:value-type="float" office:value="1.23239194034745" calcext:value-type="float">
            <text:p>1,2323919403</text:p>
          </table:table-cell>
          <table:table-cell table:formula="of:=[.AR29]-(1/[.$J29])*[.AR29]+ [.AR29]*(1-[.$G29])*(1)/[.$J29]" office:value-type="float" office:value="1.23239194034745" calcext:value-type="float">
            <text:p>1,2323919403</text:p>
          </table:table-cell>
          <table:table-cell table:formula="of:=[.AS29]-(1/[.$J29])*[.AS29]+ [.AS29]*(1-[.$G29])*(1)/[.$J29]" office:value-type="float" office:value="1.23239194034745" calcext:value-type="float">
            <text:p>1,2323919403</text:p>
          </table:table-cell>
          <table:table-cell table:formula="of:=[.AT29]-(1/[.$J29])*[.AT29]+ [.AT29]*(1-[.$G29])*(1)/[.$J29]" office:value-type="float" office:value="1.23239194034745" calcext:value-type="float">
            <text:p>1,2323919403</text:p>
          </table:table-cell>
          <table:table-cell table:formula="of:=[.AU29]-(1/[.$J29])*[.AU29]+ [.AU29]*(1-[.$G29])*(1)/[.$J29]" office:value-type="float" office:value="1.23239194034745" calcext:value-type="float">
            <text:p>1,2323919403</text:p>
          </table:table-cell>
          <table:table-cell table:formula="of:=[.AV29]-(1/[.$J29])*[.AV29]+ [.AV29]*(1-[.$G29])*(1)/[.$J29]" office:value-type="float" office:value="1.23239194034745" calcext:value-type="float">
            <text:p>1,2323919403</text:p>
          </table:table-cell>
          <table:table-cell table:formula="of:=[.AW29]-(1/[.$J29])*[.AW29]+ [.AW29]*(1-[.$G29])*(1)/[.$J29]" office:value-type="float" office:value="1.23239194034745" calcext:value-type="float">
            <text:p>1,2323919403</text:p>
          </table:table-cell>
          <table:table-cell table:formula="of:=[.AX29]-(1/[.$J29])*[.AX29]+ [.AX29]*(1-[.$G29])*(1)/[.$J29]" office:value-type="float" office:value="1.23239194034745" calcext:value-type="float">
            <text:p>1,2323919403</text:p>
          </table:table-cell>
          <table:table-cell table:formula="of:=[.AY29]-(1/[.$J29])*[.AY29]+ [.AY29]*(1-[.$G29])*(1)/[.$J29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30]-(1/[.$J30])*[.K30]+ [.K30]*(1-[.$C30])*(1)/[.$J30]" office:value-type="float" office:value="1.01" calcext:value-type="float">
            <text:p>1,01</text:p>
          </table:table-cell>
          <table:table-cell table:formula="of:=[.L30]-(1/[.$J30])*[.L30]+ [.L30]*(1-[.$C30])*(1)/[.$J30]" office:value-type="float" office:value="1.0201" calcext:value-type="float">
            <text:p>1,0201</text:p>
          </table:table-cell>
          <table:table-cell table:formula="of:=[.M30]-(1/[.$J30])*[.M30]+ [.M30]*(1-[.$C30])*(1)/[.$J30]" office:value-type="float" office:value="1.030301" calcext:value-type="float">
            <text:p>1,030301</text:p>
          </table:table-cell>
          <table:table-cell table:formula="of:=[.N30]-(1/[.$J30])*[.N30]+ [.N30]*(1-[.$C30])*(1)/[.$J30]" office:value-type="float" office:value="1.04060401" calcext:value-type="float">
            <text:p>1,04060401</text:p>
          </table:table-cell>
          <table:table-cell table:formula="of:=[.O30]-(1/[.$J30])*[.O30]+ [.O30]*(1-[.$C30])*(1)/[.$J30]" office:value-type="float" office:value="1.0510100501" calcext:value-type="float">
            <text:p>1,0510100501</text:p>
          </table:table-cell>
          <table:table-cell table:formula="of:=[.P30]-(1/[.$J30])*[.P30]+ [.P30]*(1-[.$C30])*(1)/[.$J30]" office:value-type="float" office:value="1.061520150601" calcext:value-type="float">
            <text:p>1,0615201506</text:p>
          </table:table-cell>
          <table:table-cell table:formula="of:=[.Q30]-(1/[.$J30])*[.Q30]+ [.Q30]*(1-[.$D30])*(1)/[.$J30]" office:value-type="float" office:value="1.07213535210701" calcext:value-type="float">
            <text:p>1,0721353521</text:p>
          </table:table-cell>
          <table:table-cell table:formula="of:=[.R30]-(1/[.$J30])*[.R30]+ [.R30]*(1-[.$D30])*(1)/[.$J30]" office:value-type="float" office:value="1.08285670562808" calcext:value-type="float">
            <text:p>1,0828567056</text:p>
          </table:table-cell>
          <table:table-cell table:formula="of:=[.S30]-(1/[.$J30])*[.S30]+ [.S30]*(1-[.$D30])*(1)/[.$J30]" office:value-type="float" office:value="1.09368527268436" calcext:value-type="float">
            <text:p>1,0936852727</text:p>
          </table:table-cell>
          <table:table-cell table:formula="of:=[.T30]-(1/[.$J30])*[.T30]+ [.T30]*(1-[.$D30])*(1)/[.$J30]" office:value-type="float" office:value="1.1046221254112" calcext:value-type="float">
            <text:p>1,1046221254</text:p>
          </table:table-cell>
          <table:table-cell table:formula="of:=[.U30]-(1/[.$J30])*[.U30]+ [.U30]*(1-[.$D30])*(1)/[.$J30]" office:value-type="float" office:value="1.11566834666532" calcext:value-type="float">
            <text:p>1,1156683467</text:p>
          </table:table-cell>
          <table:table-cell table:formula="of:=[.V30]-(1/[.$J30])*[.V30]+ [.V30]*(1-[.$E30])*(1)/[.$J30]" office:value-type="float" office:value="1.12682503013197" calcext:value-type="float">
            <text:p>1,1268250301</text:p>
          </table:table-cell>
          <table:table-cell table:formula="of:=[.W30]-(1/[.$J30])*[.W30]+ [.W30]*(1-[.$E30])*(1)/[.$J30]" office:value-type="float" office:value="1.13809328043329" calcext:value-type="float">
            <text:p>1,1380932804</text:p>
          </table:table-cell>
          <table:table-cell table:formula="of:=[.X30]-(1/[.$J30])*[.X30]+ [.X30]*(1-[.$E30])*(1)/[.$J30]" office:value-type="float" office:value="1.14947421323762" calcext:value-type="float">
            <text:p>1,1494742132</text:p>
          </table:table-cell>
          <table:table-cell table:formula="of:=[.Y30]-(1/[.$J30])*[.Y30]+ [.Y30]*(1-[.$E30])*(1)/[.$J30]" office:value-type="float" office:value="1.16096895537" calcext:value-type="float">
            <text:p>1,1609689554</text:p>
          </table:table-cell>
          <table:table-cell table:formula="of:=[.Z30]-(1/[.$J30])*[.Z30]+ [.Z30]*(1-[.$E30])*(1)/[.$J30]" office:value-type="float" office:value="1.1725786449237" calcext:value-type="float">
            <text:p>1,1725786449</text:p>
          </table:table-cell>
          <table:table-cell table:formula="of:=[.AA30]-(1/[.$J30])*[.AA30]+ [.AA30]*(1-[.$E30])*(1)/[.$J30]" office:value-type="float" office:value="1.18430443137294" calcext:value-type="float">
            <text:p>1,1843044314</text:p>
          </table:table-cell>
          <table:table-cell table:formula="of:=[.AB30]-(1/[.$J30])*[.AB30]+ [.AB30]*(1-[.$E30])*(1)/[.$J30]" office:value-type="float" office:value="1.19614747568667" calcext:value-type="float">
            <text:p>1,1961474757</text:p>
          </table:table-cell>
          <table:table-cell table:formula="of:=[.AC30]-(1/[.$J30])*[.AC30]+ [.AC30]*(1-[.$E30])*(1)/[.$J30]" office:value-type="float" office:value="1.20810895044353" calcext:value-type="float">
            <text:p>1,2081089504</text:p>
          </table:table-cell>
          <table:table-cell table:formula="of:=[.AD30]-(1/[.$J30])*[.AD30]+ [.AD30]*(1-[.$E30])*(1)/[.$J30]" office:value-type="float" office:value="1.22019003994797" calcext:value-type="float">
            <text:p>1,2201900399</text:p>
          </table:table-cell>
          <table:table-cell table:formula="of:=[.AE30]-(1/[.$J30])*[.AE30]+ [.AE30]*(1-[.$E30])*(1)/[.$J30]" office:value-type="float" office:value="1.23239194034745" calcext:value-type="float">
            <text:p>1,2323919403</text:p>
          </table:table-cell>
          <table:table-cell table:formula="of:=[.AF30]-(1/[.$J30])*[.AF30]+ [.AF30]*(1-[.$F30])*(1)/[.$J30]" office:value-type="float" office:value="1.23239194034745" calcext:value-type="float">
            <text:p>1,2323919403</text:p>
          </table:table-cell>
          <table:table-cell table:formula="of:=[.AG30]-(1/[.$J30])*[.AG30]+ [.AG30]*(1-[.$F30])*(1)/[.$J30]" office:value-type="float" office:value="1.23239194034745" calcext:value-type="float">
            <text:p>1,2323919403</text:p>
          </table:table-cell>
          <table:table-cell table:formula="of:=[.AH30]-(1/[.$J30])*[.AH30]+ [.AH30]*(1-[.$F30])*(1)/[.$J30]" office:value-type="float" office:value="1.23239194034745" calcext:value-type="float">
            <text:p>1,2323919403</text:p>
          </table:table-cell>
          <table:table-cell table:formula="of:=[.AI30]-(1/[.$J30])*[.AI30]+ [.AI30]*(1-[.$F30])*(1)/[.$J30]" office:value-type="float" office:value="1.23239194034745" calcext:value-type="float">
            <text:p>1,2323919403</text:p>
          </table:table-cell>
          <table:table-cell table:formula="of:=[.AJ30]-(1/[.$J30])*[.AJ30]+ [.AJ30]*(1-[.$F30])*(1)/[.$J30]" office:value-type="float" office:value="1.23239194034745" calcext:value-type="float">
            <text:p>1,2323919403</text:p>
          </table:table-cell>
          <table:table-cell table:formula="of:=[.AK30]-(1/[.$J30])*[.AK30]+ [.AK30]*(1-[.$F30])*(1)/[.$J30]" office:value-type="float" office:value="1.23239194034745" calcext:value-type="float">
            <text:p>1,2323919403</text:p>
          </table:table-cell>
          <table:table-cell table:formula="of:=[.AL30]-(1/[.$J30])*[.AL30]+ [.AL30]*(1-[.$F30])*(1)/[.$J30]" office:value-type="float" office:value="1.23239194034745" calcext:value-type="float">
            <text:p>1,2323919403</text:p>
          </table:table-cell>
          <table:table-cell table:formula="of:=[.AM30]-(1/[.$J30])*[.AM30]+ [.AM30]*(1-[.$F30])*(1)/[.$J30]" office:value-type="float" office:value="1.23239194034745" calcext:value-type="float">
            <text:p>1,2323919403</text:p>
          </table:table-cell>
          <table:table-cell table:formula="of:=[.AN30]-(1/[.$J30])*[.AN30]+ [.AN30]*(1-[.$F30])*(1)/[.$J30]" office:value-type="float" office:value="1.23239194034745" calcext:value-type="float">
            <text:p>1,2323919403</text:p>
          </table:table-cell>
          <table:table-cell table:formula="of:=[.AO30]-(1/[.$J30])*[.AO30]+ [.AO30]*(1-[.$F30])*(1)/[.$J30]" office:value-type="float" office:value="1.23239194034745" calcext:value-type="float">
            <text:p>1,2323919403</text:p>
          </table:table-cell>
          <table:table-cell table:formula="of:=[.AP30]-(1/[.$J30])*[.AP30]+ [.AP30]*(1-[.$G30])*(1)/[.$J30]" office:value-type="float" office:value="1.23239194034745" calcext:value-type="float">
            <text:p>1,2323919403</text:p>
          </table:table-cell>
          <table:table-cell table:formula="of:=[.AQ30]-(1/[.$J30])*[.AQ30]+ [.AQ30]*(1-[.$G30])*(1)/[.$J30]" office:value-type="float" office:value="1.23239194034745" calcext:value-type="float">
            <text:p>1,2323919403</text:p>
          </table:table-cell>
          <table:table-cell table:formula="of:=[.AR30]-(1/[.$J30])*[.AR30]+ [.AR30]*(1-[.$G30])*(1)/[.$J30]" office:value-type="float" office:value="1.23239194034745" calcext:value-type="float">
            <text:p>1,2323919403</text:p>
          </table:table-cell>
          <table:table-cell table:formula="of:=[.AS30]-(1/[.$J30])*[.AS30]+ [.AS30]*(1-[.$G30])*(1)/[.$J30]" office:value-type="float" office:value="1.23239194034745" calcext:value-type="float">
            <text:p>1,2323919403</text:p>
          </table:table-cell>
          <table:table-cell table:formula="of:=[.AT30]-(1/[.$J30])*[.AT30]+ [.AT30]*(1-[.$G30])*(1)/[.$J30]" office:value-type="float" office:value="1.23239194034745" calcext:value-type="float">
            <text:p>1,2323919403</text:p>
          </table:table-cell>
          <table:table-cell table:formula="of:=[.AU30]-(1/[.$J30])*[.AU30]+ [.AU30]*(1-[.$G30])*(1)/[.$J30]" office:value-type="float" office:value="1.23239194034745" calcext:value-type="float">
            <text:p>1,2323919403</text:p>
          </table:table-cell>
          <table:table-cell table:formula="of:=[.AV30]-(1/[.$J30])*[.AV30]+ [.AV30]*(1-[.$G30])*(1)/[.$J30]" office:value-type="float" office:value="1.23239194034745" calcext:value-type="float">
            <text:p>1,2323919403</text:p>
          </table:table-cell>
          <table:table-cell table:formula="of:=[.AW30]-(1/[.$J30])*[.AW30]+ [.AW30]*(1-[.$G30])*(1)/[.$J30]" office:value-type="float" office:value="1.23239194034745" calcext:value-type="float">
            <text:p>1,2323919403</text:p>
          </table:table-cell>
          <table:table-cell table:formula="of:=[.AX30]-(1/[.$J30])*[.AX30]+ [.AX30]*(1-[.$G30])*(1)/[.$J30]" office:value-type="float" office:value="1.23239194034745" calcext:value-type="float">
            <text:p>1,2323919403</text:p>
          </table:table-cell>
          <table:table-cell table:formula="of:=[.AY30]-(1/[.$J30])*[.AY30]+ [.AY30]*(1-[.$G30])*(1)/[.$J30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31]-(1/[.$J31])*[.K31]+ [.K31]*(1-[.$C31])*(1)/[.$J31]" office:value-type="float" office:value="1.01" calcext:value-type="float">
            <text:p>1,01</text:p>
          </table:table-cell>
          <table:table-cell table:formula="of:=[.L31]-(1/[.$J31])*[.L31]+ [.L31]*(1-[.$C31])*(1)/[.$J31]" office:value-type="float" office:value="1.0201" calcext:value-type="float">
            <text:p>1,0201</text:p>
          </table:table-cell>
          <table:table-cell table:formula="of:=[.M31]-(1/[.$J31])*[.M31]+ [.M31]*(1-[.$C31])*(1)/[.$J31]" office:value-type="float" office:value="1.030301" calcext:value-type="float">
            <text:p>1,030301</text:p>
          </table:table-cell>
          <table:table-cell table:formula="of:=[.N31]-(1/[.$J31])*[.N31]+ [.N31]*(1-[.$C31])*(1)/[.$J31]" office:value-type="float" office:value="1.04060401" calcext:value-type="float">
            <text:p>1,04060401</text:p>
          </table:table-cell>
          <table:table-cell table:formula="of:=[.O31]-(1/[.$J31])*[.O31]+ [.O31]*(1-[.$C31])*(1)/[.$J31]" office:value-type="float" office:value="1.0510100501" calcext:value-type="float">
            <text:p>1,0510100501</text:p>
          </table:table-cell>
          <table:table-cell table:formula="of:=[.P31]-(1/[.$J31])*[.P31]+ [.P31]*(1-[.$C31])*(1)/[.$J31]" office:value-type="float" office:value="1.061520150601" calcext:value-type="float">
            <text:p>1,0615201506</text:p>
          </table:table-cell>
          <table:table-cell table:formula="of:=[.Q31]-(1/[.$J31])*[.Q31]+ [.Q31]*(1-[.$D31])*(1)/[.$J31]" office:value-type="float" office:value="1.07213535210701" calcext:value-type="float">
            <text:p>1,0721353521</text:p>
          </table:table-cell>
          <table:table-cell table:formula="of:=[.R31]-(1/[.$J31])*[.R31]+ [.R31]*(1-[.$D31])*(1)/[.$J31]" office:value-type="float" office:value="1.08285670562808" calcext:value-type="float">
            <text:p>1,0828567056</text:p>
          </table:table-cell>
          <table:table-cell table:formula="of:=[.S31]-(1/[.$J31])*[.S31]+ [.S31]*(1-[.$D31])*(1)/[.$J31]" office:value-type="float" office:value="1.09368527268436" calcext:value-type="float">
            <text:p>1,0936852727</text:p>
          </table:table-cell>
          <table:table-cell table:formula="of:=[.T31]-(1/[.$J31])*[.T31]+ [.T31]*(1-[.$D31])*(1)/[.$J31]" office:value-type="float" office:value="1.1046221254112" calcext:value-type="float">
            <text:p>1,1046221254</text:p>
          </table:table-cell>
          <table:table-cell table:formula="of:=[.U31]-(1/[.$J31])*[.U31]+ [.U31]*(1-[.$D31])*(1)/[.$J31]" office:value-type="float" office:value="1.11566834666532" calcext:value-type="float">
            <text:p>1,1156683467</text:p>
          </table:table-cell>
          <table:table-cell table:formula="of:=[.V31]-(1/[.$J31])*[.V31]+ [.V31]*(1-[.$E31])*(1)/[.$J31]" office:value-type="float" office:value="1.12682503013197" calcext:value-type="float">
            <text:p>1,1268250301</text:p>
          </table:table-cell>
          <table:table-cell table:formula="of:=[.W31]-(1/[.$J31])*[.W31]+ [.W31]*(1-[.$E31])*(1)/[.$J31]" office:value-type="float" office:value="1.13809328043329" calcext:value-type="float">
            <text:p>1,1380932804</text:p>
          </table:table-cell>
          <table:table-cell table:formula="of:=[.X31]-(1/[.$J31])*[.X31]+ [.X31]*(1-[.$E31])*(1)/[.$J31]" office:value-type="float" office:value="1.14947421323762" calcext:value-type="float">
            <text:p>1,1494742132</text:p>
          </table:table-cell>
          <table:table-cell table:formula="of:=[.Y31]-(1/[.$J31])*[.Y31]+ [.Y31]*(1-[.$E31])*(1)/[.$J31]" office:value-type="float" office:value="1.16096895537" calcext:value-type="float">
            <text:p>1,1609689554</text:p>
          </table:table-cell>
          <table:table-cell table:formula="of:=[.Z31]-(1/[.$J31])*[.Z31]+ [.Z31]*(1-[.$E31])*(1)/[.$J31]" office:value-type="float" office:value="1.1725786449237" calcext:value-type="float">
            <text:p>1,1725786449</text:p>
          </table:table-cell>
          <table:table-cell table:formula="of:=[.AA31]-(1/[.$J31])*[.AA31]+ [.AA31]*(1-[.$E31])*(1)/[.$J31]" office:value-type="float" office:value="1.18430443137294" calcext:value-type="float">
            <text:p>1,1843044314</text:p>
          </table:table-cell>
          <table:table-cell table:formula="of:=[.AB31]-(1/[.$J31])*[.AB31]+ [.AB31]*(1-[.$E31])*(1)/[.$J31]" office:value-type="float" office:value="1.19614747568667" calcext:value-type="float">
            <text:p>1,1961474757</text:p>
          </table:table-cell>
          <table:table-cell table:formula="of:=[.AC31]-(1/[.$J31])*[.AC31]+ [.AC31]*(1-[.$E31])*(1)/[.$J31]" office:value-type="float" office:value="1.20810895044353" calcext:value-type="float">
            <text:p>1,2081089504</text:p>
          </table:table-cell>
          <table:table-cell table:formula="of:=[.AD31]-(1/[.$J31])*[.AD31]+ [.AD31]*(1-[.$E31])*(1)/[.$J31]" office:value-type="float" office:value="1.22019003994797" calcext:value-type="float">
            <text:p>1,2201900399</text:p>
          </table:table-cell>
          <table:table-cell table:formula="of:=[.AE31]-(1/[.$J31])*[.AE31]+ [.AE31]*(1-[.$E31])*(1)/[.$J31]" office:value-type="float" office:value="1.23239194034745" calcext:value-type="float">
            <text:p>1,2323919403</text:p>
          </table:table-cell>
          <table:table-cell table:formula="of:=[.AF31]-(1/[.$J31])*[.AF31]+ [.AF31]*(1-[.$F31])*(1)/[.$J31]" office:value-type="float" office:value="1.23239194034745" calcext:value-type="float">
            <text:p>1,2323919403</text:p>
          </table:table-cell>
          <table:table-cell table:formula="of:=[.AG31]-(1/[.$J31])*[.AG31]+ [.AG31]*(1-[.$F31])*(1)/[.$J31]" office:value-type="float" office:value="1.23239194034745" calcext:value-type="float">
            <text:p>1,2323919403</text:p>
          </table:table-cell>
          <table:table-cell table:formula="of:=[.AH31]-(1/[.$J31])*[.AH31]+ [.AH31]*(1-[.$F31])*(1)/[.$J31]" office:value-type="float" office:value="1.23239194034745" calcext:value-type="float">
            <text:p>1,2323919403</text:p>
          </table:table-cell>
          <table:table-cell table:formula="of:=[.AI31]-(1/[.$J31])*[.AI31]+ [.AI31]*(1-[.$F31])*(1)/[.$J31]" office:value-type="float" office:value="1.23239194034745" calcext:value-type="float">
            <text:p>1,2323919403</text:p>
          </table:table-cell>
          <table:table-cell table:formula="of:=[.AJ31]-(1/[.$J31])*[.AJ31]+ [.AJ31]*(1-[.$F31])*(1)/[.$J31]" office:value-type="float" office:value="1.23239194034745" calcext:value-type="float">
            <text:p>1,2323919403</text:p>
          </table:table-cell>
          <table:table-cell table:formula="of:=[.AK31]-(1/[.$J31])*[.AK31]+ [.AK31]*(1-[.$F31])*(1)/[.$J31]" office:value-type="float" office:value="1.23239194034745" calcext:value-type="float">
            <text:p>1,2323919403</text:p>
          </table:table-cell>
          <table:table-cell table:formula="of:=[.AL31]-(1/[.$J31])*[.AL31]+ [.AL31]*(1-[.$F31])*(1)/[.$J31]" office:value-type="float" office:value="1.23239194034745" calcext:value-type="float">
            <text:p>1,2323919403</text:p>
          </table:table-cell>
          <table:table-cell table:formula="of:=[.AM31]-(1/[.$J31])*[.AM31]+ [.AM31]*(1-[.$F31])*(1)/[.$J31]" office:value-type="float" office:value="1.23239194034745" calcext:value-type="float">
            <text:p>1,2323919403</text:p>
          </table:table-cell>
          <table:table-cell table:formula="of:=[.AN31]-(1/[.$J31])*[.AN31]+ [.AN31]*(1-[.$F31])*(1)/[.$J31]" office:value-type="float" office:value="1.23239194034745" calcext:value-type="float">
            <text:p>1,2323919403</text:p>
          </table:table-cell>
          <table:table-cell table:formula="of:=[.AO31]-(1/[.$J31])*[.AO31]+ [.AO31]*(1-[.$F31])*(1)/[.$J31]" office:value-type="float" office:value="1.23239194034745" calcext:value-type="float">
            <text:p>1,2323919403</text:p>
          </table:table-cell>
          <table:table-cell table:formula="of:=[.AP31]-(1/[.$J31])*[.AP31]+ [.AP31]*(1-[.$G31])*(1)/[.$J31]" office:value-type="float" office:value="1.23239194034745" calcext:value-type="float">
            <text:p>1,2323919403</text:p>
          </table:table-cell>
          <table:table-cell table:formula="of:=[.AQ31]-(1/[.$J31])*[.AQ31]+ [.AQ31]*(1-[.$G31])*(1)/[.$J31]" office:value-type="float" office:value="1.23239194034745" calcext:value-type="float">
            <text:p>1,2323919403</text:p>
          </table:table-cell>
          <table:table-cell table:formula="of:=[.AR31]-(1/[.$J31])*[.AR31]+ [.AR31]*(1-[.$G31])*(1)/[.$J31]" office:value-type="float" office:value="1.23239194034745" calcext:value-type="float">
            <text:p>1,2323919403</text:p>
          </table:table-cell>
          <table:table-cell table:formula="of:=[.AS31]-(1/[.$J31])*[.AS31]+ [.AS31]*(1-[.$G31])*(1)/[.$J31]" office:value-type="float" office:value="1.23239194034745" calcext:value-type="float">
            <text:p>1,2323919403</text:p>
          </table:table-cell>
          <table:table-cell table:formula="of:=[.AT31]-(1/[.$J31])*[.AT31]+ [.AT31]*(1-[.$G31])*(1)/[.$J31]" office:value-type="float" office:value="1.23239194034745" calcext:value-type="float">
            <text:p>1,2323919403</text:p>
          </table:table-cell>
          <table:table-cell table:formula="of:=[.AU31]-(1/[.$J31])*[.AU31]+ [.AU31]*(1-[.$G31])*(1)/[.$J31]" office:value-type="float" office:value="1.23239194034745" calcext:value-type="float">
            <text:p>1,2323919403</text:p>
          </table:table-cell>
          <table:table-cell table:formula="of:=[.AV31]-(1/[.$J31])*[.AV31]+ [.AV31]*(1-[.$G31])*(1)/[.$J31]" office:value-type="float" office:value="1.23239194034745" calcext:value-type="float">
            <text:p>1,2323919403</text:p>
          </table:table-cell>
          <table:table-cell table:formula="of:=[.AW31]-(1/[.$J31])*[.AW31]+ [.AW31]*(1-[.$G31])*(1)/[.$J31]" office:value-type="float" office:value="1.23239194034745" calcext:value-type="float">
            <text:p>1,2323919403</text:p>
          </table:table-cell>
          <table:table-cell table:formula="of:=[.AX31]-(1/[.$J31])*[.AX31]+ [.AX31]*(1-[.$G31])*(1)/[.$J31]" office:value-type="float" office:value="1.23239194034745" calcext:value-type="float">
            <text:p>1,2323919403</text:p>
          </table:table-cell>
          <table:table-cell table:formula="of:=[.AY31]-(1/[.$J31])*[.AY31]+ [.AY31]*(1-[.$G31])*(1)/[.$J31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Bureautique</text:p>
          </table:table-cell>
          <table:table-cell table:number-columns-repeated="3" office:value-type="float" office:value="-0.05" calcext:value-type="float">
            <text:p>-0,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32]-(1/[.$J32])*[.K32]+ [.K32]*(1-[.$C32])*(1)/[.$J32]" office:value-type="float" office:value="1.01" calcext:value-type="float">
            <text:p>1,01</text:p>
          </table:table-cell>
          <table:table-cell table:formula="of:=[.L32]-(1/[.$J32])*[.L32]+ [.L32]*(1-[.$C32])*(1)/[.$J32]" office:value-type="float" office:value="1.0201" calcext:value-type="float">
            <text:p>1,0201</text:p>
          </table:table-cell>
          <table:table-cell table:formula="of:=[.M32]-(1/[.$J32])*[.M32]+ [.M32]*(1-[.$C32])*(1)/[.$J32]" office:value-type="float" office:value="1.030301" calcext:value-type="float">
            <text:p>1,030301</text:p>
          </table:table-cell>
          <table:table-cell table:formula="of:=[.N32]-(1/[.$J32])*[.N32]+ [.N32]*(1-[.$C32])*(1)/[.$J32]" office:value-type="float" office:value="1.04060401" calcext:value-type="float">
            <text:p>1,04060401</text:p>
          </table:table-cell>
          <table:table-cell table:formula="of:=[.O32]-(1/[.$J32])*[.O32]+ [.O32]*(1-[.$C32])*(1)/[.$J32]" office:value-type="float" office:value="1.0510100501" calcext:value-type="float">
            <text:p>1,0510100501</text:p>
          </table:table-cell>
          <table:table-cell table:formula="of:=[.P32]-(1/[.$J32])*[.P32]+ [.P32]*(1-[.$C32])*(1)/[.$J32]" office:value-type="float" office:value="1.061520150601" calcext:value-type="float">
            <text:p>1,0615201506</text:p>
          </table:table-cell>
          <table:table-cell table:formula="of:=[.Q32]-(1/[.$J32])*[.Q32]+ [.Q32]*(1-[.$D32])*(1)/[.$J32]" office:value-type="float" office:value="1.07213535210701" calcext:value-type="float">
            <text:p>1,0721353521</text:p>
          </table:table-cell>
          <table:table-cell table:formula="of:=[.R32]-(1/[.$J32])*[.R32]+ [.R32]*(1-[.$D32])*(1)/[.$J32]" office:value-type="float" office:value="1.08285670562808" calcext:value-type="float">
            <text:p>1,0828567056</text:p>
          </table:table-cell>
          <table:table-cell table:formula="of:=[.S32]-(1/[.$J32])*[.S32]+ [.S32]*(1-[.$D32])*(1)/[.$J32]" office:value-type="float" office:value="1.09368527268436" calcext:value-type="float">
            <text:p>1,0936852727</text:p>
          </table:table-cell>
          <table:table-cell table:formula="of:=[.T32]-(1/[.$J32])*[.T32]+ [.T32]*(1-[.$D32])*(1)/[.$J32]" office:value-type="float" office:value="1.1046221254112" calcext:value-type="float">
            <text:p>1,1046221254</text:p>
          </table:table-cell>
          <table:table-cell table:formula="of:=[.U32]-(1/[.$J32])*[.U32]+ [.U32]*(1-[.$D32])*(1)/[.$J32]" office:value-type="float" office:value="1.11566834666532" calcext:value-type="float">
            <text:p>1,1156683467</text:p>
          </table:table-cell>
          <table:table-cell table:formula="of:=[.V32]-(1/[.$J32])*[.V32]+ [.V32]*(1-[.$E32])*(1)/[.$J32]" office:value-type="float" office:value="1.12682503013197" calcext:value-type="float">
            <text:p>1,1268250301</text:p>
          </table:table-cell>
          <table:table-cell table:formula="of:=[.W32]-(1/[.$J32])*[.W32]+ [.W32]*(1-[.$E32])*(1)/[.$J32]" office:value-type="float" office:value="1.13809328043329" calcext:value-type="float">
            <text:p>1,1380932804</text:p>
          </table:table-cell>
          <table:table-cell table:formula="of:=[.X32]-(1/[.$J32])*[.X32]+ [.X32]*(1-[.$E32])*(1)/[.$J32]" office:value-type="float" office:value="1.14947421323762" calcext:value-type="float">
            <text:p>1,1494742132</text:p>
          </table:table-cell>
          <table:table-cell table:formula="of:=[.Y32]-(1/[.$J32])*[.Y32]+ [.Y32]*(1-[.$E32])*(1)/[.$J32]" office:value-type="float" office:value="1.16096895537" calcext:value-type="float">
            <text:p>1,1609689554</text:p>
          </table:table-cell>
          <table:table-cell table:formula="of:=[.Z32]-(1/[.$J32])*[.Z32]+ [.Z32]*(1-[.$E32])*(1)/[.$J32]" office:value-type="float" office:value="1.1725786449237" calcext:value-type="float">
            <text:p>1,1725786449</text:p>
          </table:table-cell>
          <table:table-cell table:formula="of:=[.AA32]-(1/[.$J32])*[.AA32]+ [.AA32]*(1-[.$E32])*(1)/[.$J32]" office:value-type="float" office:value="1.18430443137294" calcext:value-type="float">
            <text:p>1,1843044314</text:p>
          </table:table-cell>
          <table:table-cell table:formula="of:=[.AB32]-(1/[.$J32])*[.AB32]+ [.AB32]*(1-[.$E32])*(1)/[.$J32]" office:value-type="float" office:value="1.19614747568667" calcext:value-type="float">
            <text:p>1,1961474757</text:p>
          </table:table-cell>
          <table:table-cell table:formula="of:=[.AC32]-(1/[.$J32])*[.AC32]+ [.AC32]*(1-[.$E32])*(1)/[.$J32]" office:value-type="float" office:value="1.20810895044353" calcext:value-type="float">
            <text:p>1,2081089504</text:p>
          </table:table-cell>
          <table:table-cell table:formula="of:=[.AD32]-(1/[.$J32])*[.AD32]+ [.AD32]*(1-[.$E32])*(1)/[.$J32]" office:value-type="float" office:value="1.22019003994797" calcext:value-type="float">
            <text:p>1,2201900399</text:p>
          </table:table-cell>
          <table:table-cell table:formula="of:=[.AE32]-(1/[.$J32])*[.AE32]+ [.AE32]*(1-[.$E32])*(1)/[.$J32]" office:value-type="float" office:value="1.23239194034745" calcext:value-type="float">
            <text:p>1,2323919403</text:p>
          </table:table-cell>
          <table:table-cell table:formula="of:=[.AF32]-(1/[.$J32])*[.AF32]+ [.AF32]*(1-[.$F32])*(1)/[.$J32]" office:value-type="float" office:value="1.23239194034745" calcext:value-type="float">
            <text:p>1,2323919403</text:p>
          </table:table-cell>
          <table:table-cell table:formula="of:=[.AG32]-(1/[.$J32])*[.AG32]+ [.AG32]*(1-[.$F32])*(1)/[.$J32]" office:value-type="float" office:value="1.23239194034745" calcext:value-type="float">
            <text:p>1,2323919403</text:p>
          </table:table-cell>
          <table:table-cell table:formula="of:=[.AH32]-(1/[.$J32])*[.AH32]+ [.AH32]*(1-[.$F32])*(1)/[.$J32]" office:value-type="float" office:value="1.23239194034745" calcext:value-type="float">
            <text:p>1,2323919403</text:p>
          </table:table-cell>
          <table:table-cell table:formula="of:=[.AI32]-(1/[.$J32])*[.AI32]+ [.AI32]*(1-[.$F32])*(1)/[.$J32]" office:value-type="float" office:value="1.23239194034745" calcext:value-type="float">
            <text:p>1,2323919403</text:p>
          </table:table-cell>
          <table:table-cell table:formula="of:=[.AJ32]-(1/[.$J32])*[.AJ32]+ [.AJ32]*(1-[.$F32])*(1)/[.$J32]" office:value-type="float" office:value="1.23239194034745" calcext:value-type="float">
            <text:p>1,2323919403</text:p>
          </table:table-cell>
          <table:table-cell table:formula="of:=[.AK32]-(1/[.$J32])*[.AK32]+ [.AK32]*(1-[.$F32])*(1)/[.$J32]" office:value-type="float" office:value="1.23239194034745" calcext:value-type="float">
            <text:p>1,2323919403</text:p>
          </table:table-cell>
          <table:table-cell table:formula="of:=[.AL32]-(1/[.$J32])*[.AL32]+ [.AL32]*(1-[.$F32])*(1)/[.$J32]" office:value-type="float" office:value="1.23239194034745" calcext:value-type="float">
            <text:p>1,2323919403</text:p>
          </table:table-cell>
          <table:table-cell table:formula="of:=[.AM32]-(1/[.$J32])*[.AM32]+ [.AM32]*(1-[.$F32])*(1)/[.$J32]" office:value-type="float" office:value="1.23239194034745" calcext:value-type="float">
            <text:p>1,2323919403</text:p>
          </table:table-cell>
          <table:table-cell table:formula="of:=[.AN32]-(1/[.$J32])*[.AN32]+ [.AN32]*(1-[.$F32])*(1)/[.$J32]" office:value-type="float" office:value="1.23239194034745" calcext:value-type="float">
            <text:p>1,2323919403</text:p>
          </table:table-cell>
          <table:table-cell table:formula="of:=[.AO32]-(1/[.$J32])*[.AO32]+ [.AO32]*(1-[.$F32])*(1)/[.$J32]" office:value-type="float" office:value="1.23239194034745" calcext:value-type="float">
            <text:p>1,2323919403</text:p>
          </table:table-cell>
          <table:table-cell table:formula="of:=[.AP32]-(1/[.$J32])*[.AP32]+ [.AP32]*(1-[.$G32])*(1)/[.$J32]" office:value-type="float" office:value="1.23239194034745" calcext:value-type="float">
            <text:p>1,2323919403</text:p>
          </table:table-cell>
          <table:table-cell table:formula="of:=[.AQ32]-(1/[.$J32])*[.AQ32]+ [.AQ32]*(1-[.$G32])*(1)/[.$J32]" office:value-type="float" office:value="1.23239194034745" calcext:value-type="float">
            <text:p>1,2323919403</text:p>
          </table:table-cell>
          <table:table-cell table:formula="of:=[.AR32]-(1/[.$J32])*[.AR32]+ [.AR32]*(1-[.$G32])*(1)/[.$J32]" office:value-type="float" office:value="1.23239194034745" calcext:value-type="float">
            <text:p>1,2323919403</text:p>
          </table:table-cell>
          <table:table-cell table:formula="of:=[.AS32]-(1/[.$J32])*[.AS32]+ [.AS32]*(1-[.$G32])*(1)/[.$J32]" office:value-type="float" office:value="1.23239194034745" calcext:value-type="float">
            <text:p>1,2323919403</text:p>
          </table:table-cell>
          <table:table-cell table:formula="of:=[.AT32]-(1/[.$J32])*[.AT32]+ [.AT32]*(1-[.$G32])*(1)/[.$J32]" office:value-type="float" office:value="1.23239194034745" calcext:value-type="float">
            <text:p>1,2323919403</text:p>
          </table:table-cell>
          <table:table-cell table:formula="of:=[.AU32]-(1/[.$J32])*[.AU32]+ [.AU32]*(1-[.$G32])*(1)/[.$J32]" office:value-type="float" office:value="1.23239194034745" calcext:value-type="float">
            <text:p>1,2323919403</text:p>
          </table:table-cell>
          <table:table-cell table:formula="of:=[.AV32]-(1/[.$J32])*[.AV32]+ [.AV32]*(1-[.$G32])*(1)/[.$J32]" office:value-type="float" office:value="1.23239194034745" calcext:value-type="float">
            <text:p>1,2323919403</text:p>
          </table:table-cell>
          <table:table-cell table:formula="of:=[.AW32]-(1/[.$J32])*[.AW32]+ [.AW32]*(1-[.$G32])*(1)/[.$J32]" office:value-type="float" office:value="1.23239194034745" calcext:value-type="float">
            <text:p>1,2323919403</text:p>
          </table:table-cell>
          <table:table-cell table:formula="of:=[.AX32]-(1/[.$J32])*[.AX32]+ [.AX32]*(1-[.$G32])*(1)/[.$J32]" office:value-type="float" office:value="1.23239194034745" calcext:value-type="float">
            <text:p>1,2323919403</text:p>
          </table:table-cell>
          <table:table-cell table:formula="of:=[.AY32]-(1/[.$J32])*[.AY32]+ [.AY32]*(1-[.$G32])*(1)/[.$J32]" office:value-type="float" office:value="1.23239194034745" calcext:value-type="float">
            <text:p>1,2323919403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3]-(1/[.$J33])*[.K33]+ [.K33]*(1-[.$C33])*(1)/[.$J33]" office:value-type="float" office:value="1" calcext:value-type="float">
            <text:p>1</text:p>
          </table:table-cell>
          <table:table-cell table:formula="of:=[.L33]-(1/[.$J33])*[.L33]+ [.L33]*(1-[.$C33])*(1)/[.$J33]" office:value-type="float" office:value="1" calcext:value-type="float">
            <text:p>1</text:p>
          </table:table-cell>
          <table:table-cell table:formula="of:=[.M33]-(1/[.$J33])*[.M33]+ [.M33]*(1-[.$C33])*(1)/[.$J33]" office:value-type="float" office:value="1" calcext:value-type="float">
            <text:p>1</text:p>
          </table:table-cell>
          <table:table-cell table:formula="of:=[.N33]-(1/[.$J33])*[.N33]+ [.N33]*(1-[.$C33])*(1)/[.$J33]" office:value-type="float" office:value="1" calcext:value-type="float">
            <text:p>1</text:p>
          </table:table-cell>
          <table:table-cell table:formula="of:=[.O33]-(1/[.$J33])*[.O33]+ [.O33]*(1-[.$C33])*(1)/[.$J33]" office:value-type="float" office:value="1" calcext:value-type="float">
            <text:p>1</text:p>
          </table:table-cell>
          <table:table-cell table:formula="of:=[.P33]-(1/[.$J33])*[.P33]+ [.P33]*(1-[.$C33])*(1)/[.$J33]" office:value-type="float" office:value="1" calcext:value-type="float">
            <text:p>1</text:p>
          </table:table-cell>
          <table:table-cell table:formula="of:=[.Q33]-(1/[.$J33])*[.Q33]+ [.Q33]*(1-[.$D33])*(1)/[.$J33]" office:value-type="float" office:value="1" calcext:value-type="float">
            <text:p>1</text:p>
          </table:table-cell>
          <table:table-cell table:formula="of:=[.R33]-(1/[.$J33])*[.R33]+ [.R33]*(1-[.$D33])*(1)/[.$J33]" office:value-type="float" office:value="1" calcext:value-type="float">
            <text:p>1</text:p>
          </table:table-cell>
          <table:table-cell table:formula="of:=[.S33]-(1/[.$J33])*[.S33]+ [.S33]*(1-[.$D33])*(1)/[.$J33]" office:value-type="float" office:value="1" calcext:value-type="float">
            <text:p>1</text:p>
          </table:table-cell>
          <table:table-cell table:formula="of:=[.T33]-(1/[.$J33])*[.T33]+ [.T33]*(1-[.$D33])*(1)/[.$J33]" office:value-type="float" office:value="1" calcext:value-type="float">
            <text:p>1</text:p>
          </table:table-cell>
          <table:table-cell table:formula="of:=[.U33]-(1/[.$J33])*[.U33]+ [.U33]*(1-[.$D33])*(1)/[.$J33]" office:value-type="float" office:value="1" calcext:value-type="float">
            <text:p>1</text:p>
          </table:table-cell>
          <table:table-cell table:formula="of:=[.V33]-(1/[.$J33])*[.V33]+ [.V33]*(1-[.$E33])*(1)/[.$J33]" office:value-type="float" office:value="1" calcext:value-type="float">
            <text:p>1</text:p>
          </table:table-cell>
          <table:table-cell table:formula="of:=[.W33]-(1/[.$J33])*[.W33]+ [.W33]*(1-[.$E33])*(1)/[.$J33]" office:value-type="float" office:value="1" calcext:value-type="float">
            <text:p>1</text:p>
          </table:table-cell>
          <table:table-cell table:formula="of:=[.X33]-(1/[.$J33])*[.X33]+ [.X33]*(1-[.$E33])*(1)/[.$J33]" office:value-type="float" office:value="1" calcext:value-type="float">
            <text:p>1</text:p>
          </table:table-cell>
          <table:table-cell table:formula="of:=[.Y33]-(1/[.$J33])*[.Y33]+ [.Y33]*(1-[.$E33])*(1)/[.$J33]" office:value-type="float" office:value="1" calcext:value-type="float">
            <text:p>1</text:p>
          </table:table-cell>
          <table:table-cell table:formula="of:=[.Z33]-(1/[.$J33])*[.Z33]+ [.Z33]*(1-[.$E33])*(1)/[.$J33]" office:value-type="float" office:value="1" calcext:value-type="float">
            <text:p>1</text:p>
          </table:table-cell>
          <table:table-cell table:formula="of:=[.AA33]-(1/[.$J33])*[.AA33]+ [.AA33]*(1-[.$E33])*(1)/[.$J33]" office:value-type="float" office:value="1" calcext:value-type="float">
            <text:p>1</text:p>
          </table:table-cell>
          <table:table-cell table:formula="of:=[.AB33]-(1/[.$J33])*[.AB33]+ [.AB33]*(1-[.$E33])*(1)/[.$J33]" office:value-type="float" office:value="1" calcext:value-type="float">
            <text:p>1</text:p>
          </table:table-cell>
          <table:table-cell table:formula="of:=[.AC33]-(1/[.$J33])*[.AC33]+ [.AC33]*(1-[.$E33])*(1)/[.$J33]" office:value-type="float" office:value="1" calcext:value-type="float">
            <text:p>1</text:p>
          </table:table-cell>
          <table:table-cell table:formula="of:=[.AD33]-(1/[.$J33])*[.AD33]+ [.AD33]*(1-[.$E33])*(1)/[.$J33]" office:value-type="float" office:value="1" calcext:value-type="float">
            <text:p>1</text:p>
          </table:table-cell>
          <table:table-cell table:formula="of:=[.AE33]-(1/[.$J33])*[.AE33]+ [.AE33]*(1-[.$E33])*(1)/[.$J33]" office:value-type="float" office:value="1" calcext:value-type="float">
            <text:p>1</text:p>
          </table:table-cell>
          <table:table-cell table:formula="of:=[.AF33]-(1/[.$J33])*[.AF33]+ [.AF33]*(1-[.$F33])*(1)/[.$J33]" office:value-type="float" office:value="1" calcext:value-type="float">
            <text:p>1</text:p>
          </table:table-cell>
          <table:table-cell table:formula="of:=[.AG33]-(1/[.$J33])*[.AG33]+ [.AG33]*(1-[.$F33])*(1)/[.$J33]" office:value-type="float" office:value="1" calcext:value-type="float">
            <text:p>1</text:p>
          </table:table-cell>
          <table:table-cell table:formula="of:=[.AH33]-(1/[.$J33])*[.AH33]+ [.AH33]*(1-[.$F33])*(1)/[.$J33]" office:value-type="float" office:value="1" calcext:value-type="float">
            <text:p>1</text:p>
          </table:table-cell>
          <table:table-cell table:formula="of:=[.AI33]-(1/[.$J33])*[.AI33]+ [.AI33]*(1-[.$F33])*(1)/[.$J33]" office:value-type="float" office:value="1" calcext:value-type="float">
            <text:p>1</text:p>
          </table:table-cell>
          <table:table-cell table:formula="of:=[.AJ33]-(1/[.$J33])*[.AJ33]+ [.AJ33]*(1-[.$F33])*(1)/[.$J33]" office:value-type="float" office:value="1" calcext:value-type="float">
            <text:p>1</text:p>
          </table:table-cell>
          <table:table-cell table:formula="of:=[.AK33]-(1/[.$J33])*[.AK33]+ [.AK33]*(1-[.$F33])*(1)/[.$J33]" office:value-type="float" office:value="1" calcext:value-type="float">
            <text:p>1</text:p>
          </table:table-cell>
          <table:table-cell table:formula="of:=[.AL33]-(1/[.$J33])*[.AL33]+ [.AL33]*(1-[.$F33])*(1)/[.$J33]" office:value-type="float" office:value="1" calcext:value-type="float">
            <text:p>1</text:p>
          </table:table-cell>
          <table:table-cell table:formula="of:=[.AM33]-(1/[.$J33])*[.AM33]+ [.AM33]*(1-[.$F33])*(1)/[.$J33]" office:value-type="float" office:value="1" calcext:value-type="float">
            <text:p>1</text:p>
          </table:table-cell>
          <table:table-cell table:formula="of:=[.AN33]-(1/[.$J33])*[.AN33]+ [.AN33]*(1-[.$F33])*(1)/[.$J33]" office:value-type="float" office:value="1" calcext:value-type="float">
            <text:p>1</text:p>
          </table:table-cell>
          <table:table-cell table:formula="of:=[.AO33]-(1/[.$J33])*[.AO33]+ [.AO33]*(1-[.$F33])*(1)/[.$J33]" office:value-type="float" office:value="1" calcext:value-type="float">
            <text:p>1</text:p>
          </table:table-cell>
          <table:table-cell table:formula="of:=[.AP33]-(1/[.$J33])*[.AP33]+ [.AP33]*(1-[.$G33])*(1)/[.$J33]" office:value-type="float" office:value="1" calcext:value-type="float">
            <text:p>1</text:p>
          </table:table-cell>
          <table:table-cell table:formula="of:=[.AQ33]-(1/[.$J33])*[.AQ33]+ [.AQ33]*(1-[.$G33])*(1)/[.$J33]" office:value-type="float" office:value="1" calcext:value-type="float">
            <text:p>1</text:p>
          </table:table-cell>
          <table:table-cell table:formula="of:=[.AR33]-(1/[.$J33])*[.AR33]+ [.AR33]*(1-[.$G33])*(1)/[.$J33]" office:value-type="float" office:value="1" calcext:value-type="float">
            <text:p>1</text:p>
          </table:table-cell>
          <table:table-cell table:formula="of:=[.AS33]-(1/[.$J33])*[.AS33]+ [.AS33]*(1-[.$G33])*(1)/[.$J33]" office:value-type="float" office:value="1" calcext:value-type="float">
            <text:p>1</text:p>
          </table:table-cell>
          <table:table-cell table:formula="of:=[.AT33]-(1/[.$J33])*[.AT33]+ [.AT33]*(1-[.$G33])*(1)/[.$J33]" office:value-type="float" office:value="1" calcext:value-type="float">
            <text:p>1</text:p>
          </table:table-cell>
          <table:table-cell table:formula="of:=[.AU33]-(1/[.$J33])*[.AU33]+ [.AU33]*(1-[.$G33])*(1)/[.$J33]" office:value-type="float" office:value="1" calcext:value-type="float">
            <text:p>1</text:p>
          </table:table-cell>
          <table:table-cell table:formula="of:=[.AV33]-(1/[.$J33])*[.AV33]+ [.AV33]*(1-[.$G33])*(1)/[.$J33]" office:value-type="float" office:value="1" calcext:value-type="float">
            <text:p>1</text:p>
          </table:table-cell>
          <table:table-cell table:formula="of:=[.AW33]-(1/[.$J33])*[.AW33]+ [.AW33]*(1-[.$G33])*(1)/[.$J33]" office:value-type="float" office:value="1" calcext:value-type="float">
            <text:p>1</text:p>
          </table:table-cell>
          <table:table-cell table:formula="of:=[.AX33]-(1/[.$J33])*[.AX33]+ [.AX33]*(1-[.$G33])*(1)/[.$J33]" office:value-type="float" office:value="1" calcext:value-type="float">
            <text:p>1</text:p>
          </table:table-cell>
          <table:table-cell table:formula="of:=[.AY33]-(1/[.$J33])*[.AY33]+ [.AY33]*(1-[.$G33])*(1)/[.$J33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4]-(1/[.$J34])*[.K34]+ [.K34]*(1-[.$C34])*(1)/[.$J34]" office:value-type="float" office:value="1" calcext:value-type="float">
            <text:p>1</text:p>
          </table:table-cell>
          <table:table-cell table:formula="of:=[.L34]-(1/[.$J34])*[.L34]+ [.L34]*(1-[.$C34])*(1)/[.$J34]" office:value-type="float" office:value="1" calcext:value-type="float">
            <text:p>1</text:p>
          </table:table-cell>
          <table:table-cell table:formula="of:=[.M34]-(1/[.$J34])*[.M34]+ [.M34]*(1-[.$C34])*(1)/[.$J34]" office:value-type="float" office:value="1" calcext:value-type="float">
            <text:p>1</text:p>
          </table:table-cell>
          <table:table-cell table:formula="of:=[.N34]-(1/[.$J34])*[.N34]+ [.N34]*(1-[.$C34])*(1)/[.$J34]" office:value-type="float" office:value="1" calcext:value-type="float">
            <text:p>1</text:p>
          </table:table-cell>
          <table:table-cell table:formula="of:=[.O34]-(1/[.$J34])*[.O34]+ [.O34]*(1-[.$C34])*(1)/[.$J34]" office:value-type="float" office:value="1" calcext:value-type="float">
            <text:p>1</text:p>
          </table:table-cell>
          <table:table-cell table:formula="of:=[.P34]-(1/[.$J34])*[.P34]+ [.P34]*(1-[.$C34])*(1)/[.$J34]" office:value-type="float" office:value="1" calcext:value-type="float">
            <text:p>1</text:p>
          </table:table-cell>
          <table:table-cell table:formula="of:=[.Q34]-(1/[.$J34])*[.Q34]+ [.Q34]*(1-[.$D34])*(1)/[.$J34]" office:value-type="float" office:value="1" calcext:value-type="float">
            <text:p>1</text:p>
          </table:table-cell>
          <table:table-cell table:formula="of:=[.R34]-(1/[.$J34])*[.R34]+ [.R34]*(1-[.$D34])*(1)/[.$J34]" office:value-type="float" office:value="1" calcext:value-type="float">
            <text:p>1</text:p>
          </table:table-cell>
          <table:table-cell table:formula="of:=[.S34]-(1/[.$J34])*[.S34]+ [.S34]*(1-[.$D34])*(1)/[.$J34]" office:value-type="float" office:value="1" calcext:value-type="float">
            <text:p>1</text:p>
          </table:table-cell>
          <table:table-cell table:formula="of:=[.T34]-(1/[.$J34])*[.T34]+ [.T34]*(1-[.$D34])*(1)/[.$J34]" office:value-type="float" office:value="1" calcext:value-type="float">
            <text:p>1</text:p>
          </table:table-cell>
          <table:table-cell table:formula="of:=[.U34]-(1/[.$J34])*[.U34]+ [.U34]*(1-[.$D34])*(1)/[.$J34]" office:value-type="float" office:value="1" calcext:value-type="float">
            <text:p>1</text:p>
          </table:table-cell>
          <table:table-cell table:formula="of:=[.V34]-(1/[.$J34])*[.V34]+ [.V34]*(1-[.$E34])*(1)/[.$J34]" office:value-type="float" office:value="1" calcext:value-type="float">
            <text:p>1</text:p>
          </table:table-cell>
          <table:table-cell table:formula="of:=[.W34]-(1/[.$J34])*[.W34]+ [.W34]*(1-[.$E34])*(1)/[.$J34]" office:value-type="float" office:value="1" calcext:value-type="float">
            <text:p>1</text:p>
          </table:table-cell>
          <table:table-cell table:formula="of:=[.X34]-(1/[.$J34])*[.X34]+ [.X34]*(1-[.$E34])*(1)/[.$J34]" office:value-type="float" office:value="1" calcext:value-type="float">
            <text:p>1</text:p>
          </table:table-cell>
          <table:table-cell table:formula="of:=[.Y34]-(1/[.$J34])*[.Y34]+ [.Y34]*(1-[.$E34])*(1)/[.$J34]" office:value-type="float" office:value="1" calcext:value-type="float">
            <text:p>1</text:p>
          </table:table-cell>
          <table:table-cell table:formula="of:=[.Z34]-(1/[.$J34])*[.Z34]+ [.Z34]*(1-[.$E34])*(1)/[.$J34]" office:value-type="float" office:value="1" calcext:value-type="float">
            <text:p>1</text:p>
          </table:table-cell>
          <table:table-cell table:formula="of:=[.AA34]-(1/[.$J34])*[.AA34]+ [.AA34]*(1-[.$E34])*(1)/[.$J34]" office:value-type="float" office:value="1" calcext:value-type="float">
            <text:p>1</text:p>
          </table:table-cell>
          <table:table-cell table:formula="of:=[.AB34]-(1/[.$J34])*[.AB34]+ [.AB34]*(1-[.$E34])*(1)/[.$J34]" office:value-type="float" office:value="1" calcext:value-type="float">
            <text:p>1</text:p>
          </table:table-cell>
          <table:table-cell table:formula="of:=[.AC34]-(1/[.$J34])*[.AC34]+ [.AC34]*(1-[.$E34])*(1)/[.$J34]" office:value-type="float" office:value="1" calcext:value-type="float">
            <text:p>1</text:p>
          </table:table-cell>
          <table:table-cell table:formula="of:=[.AD34]-(1/[.$J34])*[.AD34]+ [.AD34]*(1-[.$E34])*(1)/[.$J34]" office:value-type="float" office:value="1" calcext:value-type="float">
            <text:p>1</text:p>
          </table:table-cell>
          <table:table-cell table:formula="of:=[.AE34]-(1/[.$J34])*[.AE34]+ [.AE34]*(1-[.$E34])*(1)/[.$J34]" office:value-type="float" office:value="1" calcext:value-type="float">
            <text:p>1</text:p>
          </table:table-cell>
          <table:table-cell table:formula="of:=[.AF34]-(1/[.$J34])*[.AF34]+ [.AF34]*(1-[.$F34])*(1)/[.$J34]" office:value-type="float" office:value="1" calcext:value-type="float">
            <text:p>1</text:p>
          </table:table-cell>
          <table:table-cell table:formula="of:=[.AG34]-(1/[.$J34])*[.AG34]+ [.AG34]*(1-[.$F34])*(1)/[.$J34]" office:value-type="float" office:value="1" calcext:value-type="float">
            <text:p>1</text:p>
          </table:table-cell>
          <table:table-cell table:formula="of:=[.AH34]-(1/[.$J34])*[.AH34]+ [.AH34]*(1-[.$F34])*(1)/[.$J34]" office:value-type="float" office:value="1" calcext:value-type="float">
            <text:p>1</text:p>
          </table:table-cell>
          <table:table-cell table:formula="of:=[.AI34]-(1/[.$J34])*[.AI34]+ [.AI34]*(1-[.$F34])*(1)/[.$J34]" office:value-type="float" office:value="1" calcext:value-type="float">
            <text:p>1</text:p>
          </table:table-cell>
          <table:table-cell table:formula="of:=[.AJ34]-(1/[.$J34])*[.AJ34]+ [.AJ34]*(1-[.$F34])*(1)/[.$J34]" office:value-type="float" office:value="1" calcext:value-type="float">
            <text:p>1</text:p>
          </table:table-cell>
          <table:table-cell table:formula="of:=[.AK34]-(1/[.$J34])*[.AK34]+ [.AK34]*(1-[.$F34])*(1)/[.$J34]" office:value-type="float" office:value="1" calcext:value-type="float">
            <text:p>1</text:p>
          </table:table-cell>
          <table:table-cell table:formula="of:=[.AL34]-(1/[.$J34])*[.AL34]+ [.AL34]*(1-[.$F34])*(1)/[.$J34]" office:value-type="float" office:value="1" calcext:value-type="float">
            <text:p>1</text:p>
          </table:table-cell>
          <table:table-cell table:formula="of:=[.AM34]-(1/[.$J34])*[.AM34]+ [.AM34]*(1-[.$F34])*(1)/[.$J34]" office:value-type="float" office:value="1" calcext:value-type="float">
            <text:p>1</text:p>
          </table:table-cell>
          <table:table-cell table:formula="of:=[.AN34]-(1/[.$J34])*[.AN34]+ [.AN34]*(1-[.$F34])*(1)/[.$J34]" office:value-type="float" office:value="1" calcext:value-type="float">
            <text:p>1</text:p>
          </table:table-cell>
          <table:table-cell table:formula="of:=[.AO34]-(1/[.$J34])*[.AO34]+ [.AO34]*(1-[.$F34])*(1)/[.$J34]" office:value-type="float" office:value="1" calcext:value-type="float">
            <text:p>1</text:p>
          </table:table-cell>
          <table:table-cell table:formula="of:=[.AP34]-(1/[.$J34])*[.AP34]+ [.AP34]*(1-[.$G34])*(1)/[.$J34]" office:value-type="float" office:value="1" calcext:value-type="float">
            <text:p>1</text:p>
          </table:table-cell>
          <table:table-cell table:formula="of:=[.AQ34]-(1/[.$J34])*[.AQ34]+ [.AQ34]*(1-[.$G34])*(1)/[.$J34]" office:value-type="float" office:value="1" calcext:value-type="float">
            <text:p>1</text:p>
          </table:table-cell>
          <table:table-cell table:formula="of:=[.AR34]-(1/[.$J34])*[.AR34]+ [.AR34]*(1-[.$G34])*(1)/[.$J34]" office:value-type="float" office:value="1" calcext:value-type="float">
            <text:p>1</text:p>
          </table:table-cell>
          <table:table-cell table:formula="of:=[.AS34]-(1/[.$J34])*[.AS34]+ [.AS34]*(1-[.$G34])*(1)/[.$J34]" office:value-type="float" office:value="1" calcext:value-type="float">
            <text:p>1</text:p>
          </table:table-cell>
          <table:table-cell table:formula="of:=[.AT34]-(1/[.$J34])*[.AT34]+ [.AT34]*(1-[.$G34])*(1)/[.$J34]" office:value-type="float" office:value="1" calcext:value-type="float">
            <text:p>1</text:p>
          </table:table-cell>
          <table:table-cell table:formula="of:=[.AU34]-(1/[.$J34])*[.AU34]+ [.AU34]*(1-[.$G34])*(1)/[.$J34]" office:value-type="float" office:value="1" calcext:value-type="float">
            <text:p>1</text:p>
          </table:table-cell>
          <table:table-cell table:formula="of:=[.AV34]-(1/[.$J34])*[.AV34]+ [.AV34]*(1-[.$G34])*(1)/[.$J34]" office:value-type="float" office:value="1" calcext:value-type="float">
            <text:p>1</text:p>
          </table:table-cell>
          <table:table-cell table:formula="of:=[.AW34]-(1/[.$J34])*[.AW34]+ [.AW34]*(1-[.$G34])*(1)/[.$J34]" office:value-type="float" office:value="1" calcext:value-type="float">
            <text:p>1</text:p>
          </table:table-cell>
          <table:table-cell table:formula="of:=[.AX34]-(1/[.$J34])*[.AX34]+ [.AX34]*(1-[.$G34])*(1)/[.$J34]" office:value-type="float" office:value="1" calcext:value-type="float">
            <text:p>1</text:p>
          </table:table-cell>
          <table:table-cell table:formula="of:=[.AY34]-(1/[.$J34])*[.AY34]+ [.AY34]*(1-[.$G34])*(1)/[.$J34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5]-(1/[.$J35])*[.K35]+ [.K35]*(1-[.$C35])*(1)/[.$J35]" office:value-type="float" office:value="1" calcext:value-type="float">
            <text:p>1</text:p>
          </table:table-cell>
          <table:table-cell table:formula="of:=[.L35]-(1/[.$J35])*[.L35]+ [.L35]*(1-[.$C35])*(1)/[.$J35]" office:value-type="float" office:value="1" calcext:value-type="float">
            <text:p>1</text:p>
          </table:table-cell>
          <table:table-cell table:formula="of:=[.M35]-(1/[.$J35])*[.M35]+ [.M35]*(1-[.$C35])*(1)/[.$J35]" office:value-type="float" office:value="1" calcext:value-type="float">
            <text:p>1</text:p>
          </table:table-cell>
          <table:table-cell table:formula="of:=[.N35]-(1/[.$J35])*[.N35]+ [.N35]*(1-[.$C35])*(1)/[.$J35]" office:value-type="float" office:value="1" calcext:value-type="float">
            <text:p>1</text:p>
          </table:table-cell>
          <table:table-cell table:formula="of:=[.O35]-(1/[.$J35])*[.O35]+ [.O35]*(1-[.$C35])*(1)/[.$J35]" office:value-type="float" office:value="1" calcext:value-type="float">
            <text:p>1</text:p>
          </table:table-cell>
          <table:table-cell table:formula="of:=[.P35]-(1/[.$J35])*[.P35]+ [.P35]*(1-[.$C35])*(1)/[.$J35]" office:value-type="float" office:value="1" calcext:value-type="float">
            <text:p>1</text:p>
          </table:table-cell>
          <table:table-cell table:formula="of:=[.Q35]-(1/[.$J35])*[.Q35]+ [.Q35]*(1-[.$D35])*(1)/[.$J35]" office:value-type="float" office:value="1" calcext:value-type="float">
            <text:p>1</text:p>
          </table:table-cell>
          <table:table-cell table:formula="of:=[.R35]-(1/[.$J35])*[.R35]+ [.R35]*(1-[.$D35])*(1)/[.$J35]" office:value-type="float" office:value="1" calcext:value-type="float">
            <text:p>1</text:p>
          </table:table-cell>
          <table:table-cell table:formula="of:=[.S35]-(1/[.$J35])*[.S35]+ [.S35]*(1-[.$D35])*(1)/[.$J35]" office:value-type="float" office:value="1" calcext:value-type="float">
            <text:p>1</text:p>
          </table:table-cell>
          <table:table-cell table:formula="of:=[.T35]-(1/[.$J35])*[.T35]+ [.T35]*(1-[.$D35])*(1)/[.$J35]" office:value-type="float" office:value="1" calcext:value-type="float">
            <text:p>1</text:p>
          </table:table-cell>
          <table:table-cell table:formula="of:=[.U35]-(1/[.$J35])*[.U35]+ [.U35]*(1-[.$D35])*(1)/[.$J35]" office:value-type="float" office:value="1" calcext:value-type="float">
            <text:p>1</text:p>
          </table:table-cell>
          <table:table-cell table:formula="of:=[.V35]-(1/[.$J35])*[.V35]+ [.V35]*(1-[.$E35])*(1)/[.$J35]" office:value-type="float" office:value="1" calcext:value-type="float">
            <text:p>1</text:p>
          </table:table-cell>
          <table:table-cell table:formula="of:=[.W35]-(1/[.$J35])*[.W35]+ [.W35]*(1-[.$E35])*(1)/[.$J35]" office:value-type="float" office:value="1" calcext:value-type="float">
            <text:p>1</text:p>
          </table:table-cell>
          <table:table-cell table:formula="of:=[.X35]-(1/[.$J35])*[.X35]+ [.X35]*(1-[.$E35])*(1)/[.$J35]" office:value-type="float" office:value="1" calcext:value-type="float">
            <text:p>1</text:p>
          </table:table-cell>
          <table:table-cell table:formula="of:=[.Y35]-(1/[.$J35])*[.Y35]+ [.Y35]*(1-[.$E35])*(1)/[.$J35]" office:value-type="float" office:value="1" calcext:value-type="float">
            <text:p>1</text:p>
          </table:table-cell>
          <table:table-cell table:formula="of:=[.Z35]-(1/[.$J35])*[.Z35]+ [.Z35]*(1-[.$E35])*(1)/[.$J35]" office:value-type="float" office:value="1" calcext:value-type="float">
            <text:p>1</text:p>
          </table:table-cell>
          <table:table-cell table:formula="of:=[.AA35]-(1/[.$J35])*[.AA35]+ [.AA35]*(1-[.$E35])*(1)/[.$J35]" office:value-type="float" office:value="1" calcext:value-type="float">
            <text:p>1</text:p>
          </table:table-cell>
          <table:table-cell table:formula="of:=[.AB35]-(1/[.$J35])*[.AB35]+ [.AB35]*(1-[.$E35])*(1)/[.$J35]" office:value-type="float" office:value="1" calcext:value-type="float">
            <text:p>1</text:p>
          </table:table-cell>
          <table:table-cell table:formula="of:=[.AC35]-(1/[.$J35])*[.AC35]+ [.AC35]*(1-[.$E35])*(1)/[.$J35]" office:value-type="float" office:value="1" calcext:value-type="float">
            <text:p>1</text:p>
          </table:table-cell>
          <table:table-cell table:formula="of:=[.AD35]-(1/[.$J35])*[.AD35]+ [.AD35]*(1-[.$E35])*(1)/[.$J35]" office:value-type="float" office:value="1" calcext:value-type="float">
            <text:p>1</text:p>
          </table:table-cell>
          <table:table-cell table:formula="of:=[.AE35]-(1/[.$J35])*[.AE35]+ [.AE35]*(1-[.$E35])*(1)/[.$J35]" office:value-type="float" office:value="1" calcext:value-type="float">
            <text:p>1</text:p>
          </table:table-cell>
          <table:table-cell table:formula="of:=[.AF35]-(1/[.$J35])*[.AF35]+ [.AF35]*(1-[.$F35])*(1)/[.$J35]" office:value-type="float" office:value="1" calcext:value-type="float">
            <text:p>1</text:p>
          </table:table-cell>
          <table:table-cell table:formula="of:=[.AG35]-(1/[.$J35])*[.AG35]+ [.AG35]*(1-[.$F35])*(1)/[.$J35]" office:value-type="float" office:value="1" calcext:value-type="float">
            <text:p>1</text:p>
          </table:table-cell>
          <table:table-cell table:formula="of:=[.AH35]-(1/[.$J35])*[.AH35]+ [.AH35]*(1-[.$F35])*(1)/[.$J35]" office:value-type="float" office:value="1" calcext:value-type="float">
            <text:p>1</text:p>
          </table:table-cell>
          <table:table-cell table:formula="of:=[.AI35]-(1/[.$J35])*[.AI35]+ [.AI35]*(1-[.$F35])*(1)/[.$J35]" office:value-type="float" office:value="1" calcext:value-type="float">
            <text:p>1</text:p>
          </table:table-cell>
          <table:table-cell table:formula="of:=[.AJ35]-(1/[.$J35])*[.AJ35]+ [.AJ35]*(1-[.$F35])*(1)/[.$J35]" office:value-type="float" office:value="1" calcext:value-type="float">
            <text:p>1</text:p>
          </table:table-cell>
          <table:table-cell table:formula="of:=[.AK35]-(1/[.$J35])*[.AK35]+ [.AK35]*(1-[.$F35])*(1)/[.$J35]" office:value-type="float" office:value="1" calcext:value-type="float">
            <text:p>1</text:p>
          </table:table-cell>
          <table:table-cell table:formula="of:=[.AL35]-(1/[.$J35])*[.AL35]+ [.AL35]*(1-[.$F35])*(1)/[.$J35]" office:value-type="float" office:value="1" calcext:value-type="float">
            <text:p>1</text:p>
          </table:table-cell>
          <table:table-cell table:formula="of:=[.AM35]-(1/[.$J35])*[.AM35]+ [.AM35]*(1-[.$F35])*(1)/[.$J35]" office:value-type="float" office:value="1" calcext:value-type="float">
            <text:p>1</text:p>
          </table:table-cell>
          <table:table-cell table:formula="of:=[.AN35]-(1/[.$J35])*[.AN35]+ [.AN35]*(1-[.$F35])*(1)/[.$J35]" office:value-type="float" office:value="1" calcext:value-type="float">
            <text:p>1</text:p>
          </table:table-cell>
          <table:table-cell table:formula="of:=[.AO35]-(1/[.$J35])*[.AO35]+ [.AO35]*(1-[.$F35])*(1)/[.$J35]" office:value-type="float" office:value="1" calcext:value-type="float">
            <text:p>1</text:p>
          </table:table-cell>
          <table:table-cell table:formula="of:=[.AP35]-(1/[.$J35])*[.AP35]+ [.AP35]*(1-[.$G35])*(1)/[.$J35]" office:value-type="float" office:value="1" calcext:value-type="float">
            <text:p>1</text:p>
          </table:table-cell>
          <table:table-cell table:formula="of:=[.AQ35]-(1/[.$J35])*[.AQ35]+ [.AQ35]*(1-[.$G35])*(1)/[.$J35]" office:value-type="float" office:value="1" calcext:value-type="float">
            <text:p>1</text:p>
          </table:table-cell>
          <table:table-cell table:formula="of:=[.AR35]-(1/[.$J35])*[.AR35]+ [.AR35]*(1-[.$G35])*(1)/[.$J35]" office:value-type="float" office:value="1" calcext:value-type="float">
            <text:p>1</text:p>
          </table:table-cell>
          <table:table-cell table:formula="of:=[.AS35]-(1/[.$J35])*[.AS35]+ [.AS35]*(1-[.$G35])*(1)/[.$J35]" office:value-type="float" office:value="1" calcext:value-type="float">
            <text:p>1</text:p>
          </table:table-cell>
          <table:table-cell table:formula="of:=[.AT35]-(1/[.$J35])*[.AT35]+ [.AT35]*(1-[.$G35])*(1)/[.$J35]" office:value-type="float" office:value="1" calcext:value-type="float">
            <text:p>1</text:p>
          </table:table-cell>
          <table:table-cell table:formula="of:=[.AU35]-(1/[.$J35])*[.AU35]+ [.AU35]*(1-[.$G35])*(1)/[.$J35]" office:value-type="float" office:value="1" calcext:value-type="float">
            <text:p>1</text:p>
          </table:table-cell>
          <table:table-cell table:formula="of:=[.AV35]-(1/[.$J35])*[.AV35]+ [.AV35]*(1-[.$G35])*(1)/[.$J35]" office:value-type="float" office:value="1" calcext:value-type="float">
            <text:p>1</text:p>
          </table:table-cell>
          <table:table-cell table:formula="of:=[.AW35]-(1/[.$J35])*[.AW35]+ [.AW35]*(1-[.$G35])*(1)/[.$J35]" office:value-type="float" office:value="1" calcext:value-type="float">
            <text:p>1</text:p>
          </table:table-cell>
          <table:table-cell table:formula="of:=[.AX35]-(1/[.$J35])*[.AX35]+ [.AX35]*(1-[.$G35])*(1)/[.$J35]" office:value-type="float" office:value="1" calcext:value-type="float">
            <text:p>1</text:p>
          </table:table-cell>
          <table:table-cell table:formula="of:=[.AY35]-(1/[.$J35])*[.AY35]+ [.AY35]*(1-[.$G35])*(1)/[.$J35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6]-(1/[.$J36])*[.K36]+ [.K36]*(1-[.$C36])*(1)/[.$J36]" office:value-type="float" office:value="1" calcext:value-type="float">
            <text:p>1</text:p>
          </table:table-cell>
          <table:table-cell table:formula="of:=[.L36]-(1/[.$J36])*[.L36]+ [.L36]*(1-[.$C36])*(1)/[.$J36]" office:value-type="float" office:value="1" calcext:value-type="float">
            <text:p>1</text:p>
          </table:table-cell>
          <table:table-cell table:formula="of:=[.M36]-(1/[.$J36])*[.M36]+ [.M36]*(1-[.$C36])*(1)/[.$J36]" office:value-type="float" office:value="1" calcext:value-type="float">
            <text:p>1</text:p>
          </table:table-cell>
          <table:table-cell table:formula="of:=[.N36]-(1/[.$J36])*[.N36]+ [.N36]*(1-[.$C36])*(1)/[.$J36]" office:value-type="float" office:value="1" calcext:value-type="float">
            <text:p>1</text:p>
          </table:table-cell>
          <table:table-cell table:formula="of:=[.O36]-(1/[.$J36])*[.O36]+ [.O36]*(1-[.$C36])*(1)/[.$J36]" office:value-type="float" office:value="1" calcext:value-type="float">
            <text:p>1</text:p>
          </table:table-cell>
          <table:table-cell table:formula="of:=[.P36]-(1/[.$J36])*[.P36]+ [.P36]*(1-[.$C36])*(1)/[.$J36]" office:value-type="float" office:value="1" calcext:value-type="float">
            <text:p>1</text:p>
          </table:table-cell>
          <table:table-cell table:formula="of:=[.Q36]-(1/[.$J36])*[.Q36]+ [.Q36]*(1-[.$D36])*(1)/[.$J36]" office:value-type="float" office:value="1" calcext:value-type="float">
            <text:p>1</text:p>
          </table:table-cell>
          <table:table-cell table:formula="of:=[.R36]-(1/[.$J36])*[.R36]+ [.R36]*(1-[.$D36])*(1)/[.$J36]" office:value-type="float" office:value="1" calcext:value-type="float">
            <text:p>1</text:p>
          </table:table-cell>
          <table:table-cell table:formula="of:=[.S36]-(1/[.$J36])*[.S36]+ [.S36]*(1-[.$D36])*(1)/[.$J36]" office:value-type="float" office:value="1" calcext:value-type="float">
            <text:p>1</text:p>
          </table:table-cell>
          <table:table-cell table:formula="of:=[.T36]-(1/[.$J36])*[.T36]+ [.T36]*(1-[.$D36])*(1)/[.$J36]" office:value-type="float" office:value="1" calcext:value-type="float">
            <text:p>1</text:p>
          </table:table-cell>
          <table:table-cell table:formula="of:=[.U36]-(1/[.$J36])*[.U36]+ [.U36]*(1-[.$D36])*(1)/[.$J36]" office:value-type="float" office:value="1" calcext:value-type="float">
            <text:p>1</text:p>
          </table:table-cell>
          <table:table-cell table:formula="of:=[.V36]-(1/[.$J36])*[.V36]+ [.V36]*(1-[.$E36])*(1)/[.$J36]" office:value-type="float" office:value="1" calcext:value-type="float">
            <text:p>1</text:p>
          </table:table-cell>
          <table:table-cell table:formula="of:=[.W36]-(1/[.$J36])*[.W36]+ [.W36]*(1-[.$E36])*(1)/[.$J36]" office:value-type="float" office:value="1" calcext:value-type="float">
            <text:p>1</text:p>
          </table:table-cell>
          <table:table-cell table:formula="of:=[.X36]-(1/[.$J36])*[.X36]+ [.X36]*(1-[.$E36])*(1)/[.$J36]" office:value-type="float" office:value="1" calcext:value-type="float">
            <text:p>1</text:p>
          </table:table-cell>
          <table:table-cell table:formula="of:=[.Y36]-(1/[.$J36])*[.Y36]+ [.Y36]*(1-[.$E36])*(1)/[.$J36]" office:value-type="float" office:value="1" calcext:value-type="float">
            <text:p>1</text:p>
          </table:table-cell>
          <table:table-cell table:formula="of:=[.Z36]-(1/[.$J36])*[.Z36]+ [.Z36]*(1-[.$E36])*(1)/[.$J36]" office:value-type="float" office:value="1" calcext:value-type="float">
            <text:p>1</text:p>
          </table:table-cell>
          <table:table-cell table:formula="of:=[.AA36]-(1/[.$J36])*[.AA36]+ [.AA36]*(1-[.$E36])*(1)/[.$J36]" office:value-type="float" office:value="1" calcext:value-type="float">
            <text:p>1</text:p>
          </table:table-cell>
          <table:table-cell table:formula="of:=[.AB36]-(1/[.$J36])*[.AB36]+ [.AB36]*(1-[.$E36])*(1)/[.$J36]" office:value-type="float" office:value="1" calcext:value-type="float">
            <text:p>1</text:p>
          </table:table-cell>
          <table:table-cell table:formula="of:=[.AC36]-(1/[.$J36])*[.AC36]+ [.AC36]*(1-[.$E36])*(1)/[.$J36]" office:value-type="float" office:value="1" calcext:value-type="float">
            <text:p>1</text:p>
          </table:table-cell>
          <table:table-cell table:formula="of:=[.AD36]-(1/[.$J36])*[.AD36]+ [.AD36]*(1-[.$E36])*(1)/[.$J36]" office:value-type="float" office:value="1" calcext:value-type="float">
            <text:p>1</text:p>
          </table:table-cell>
          <table:table-cell table:formula="of:=[.AE36]-(1/[.$J36])*[.AE36]+ [.AE36]*(1-[.$E36])*(1)/[.$J36]" office:value-type="float" office:value="1" calcext:value-type="float">
            <text:p>1</text:p>
          </table:table-cell>
          <table:table-cell table:formula="of:=[.AF36]-(1/[.$J36])*[.AF36]+ [.AF36]*(1-[.$F36])*(1)/[.$J36]" office:value-type="float" office:value="1" calcext:value-type="float">
            <text:p>1</text:p>
          </table:table-cell>
          <table:table-cell table:formula="of:=[.AG36]-(1/[.$J36])*[.AG36]+ [.AG36]*(1-[.$F36])*(1)/[.$J36]" office:value-type="float" office:value="1" calcext:value-type="float">
            <text:p>1</text:p>
          </table:table-cell>
          <table:table-cell table:formula="of:=[.AH36]-(1/[.$J36])*[.AH36]+ [.AH36]*(1-[.$F36])*(1)/[.$J36]" office:value-type="float" office:value="1" calcext:value-type="float">
            <text:p>1</text:p>
          </table:table-cell>
          <table:table-cell table:formula="of:=[.AI36]-(1/[.$J36])*[.AI36]+ [.AI36]*(1-[.$F36])*(1)/[.$J36]" office:value-type="float" office:value="1" calcext:value-type="float">
            <text:p>1</text:p>
          </table:table-cell>
          <table:table-cell table:formula="of:=[.AJ36]-(1/[.$J36])*[.AJ36]+ [.AJ36]*(1-[.$F36])*(1)/[.$J36]" office:value-type="float" office:value="1" calcext:value-type="float">
            <text:p>1</text:p>
          </table:table-cell>
          <table:table-cell table:formula="of:=[.AK36]-(1/[.$J36])*[.AK36]+ [.AK36]*(1-[.$F36])*(1)/[.$J36]" office:value-type="float" office:value="1" calcext:value-type="float">
            <text:p>1</text:p>
          </table:table-cell>
          <table:table-cell table:formula="of:=[.AL36]-(1/[.$J36])*[.AL36]+ [.AL36]*(1-[.$F36])*(1)/[.$J36]" office:value-type="float" office:value="1" calcext:value-type="float">
            <text:p>1</text:p>
          </table:table-cell>
          <table:table-cell table:formula="of:=[.AM36]-(1/[.$J36])*[.AM36]+ [.AM36]*(1-[.$F36])*(1)/[.$J36]" office:value-type="float" office:value="1" calcext:value-type="float">
            <text:p>1</text:p>
          </table:table-cell>
          <table:table-cell table:formula="of:=[.AN36]-(1/[.$J36])*[.AN36]+ [.AN36]*(1-[.$F36])*(1)/[.$J36]" office:value-type="float" office:value="1" calcext:value-type="float">
            <text:p>1</text:p>
          </table:table-cell>
          <table:table-cell table:formula="of:=[.AO36]-(1/[.$J36])*[.AO36]+ [.AO36]*(1-[.$F36])*(1)/[.$J36]" office:value-type="float" office:value="1" calcext:value-type="float">
            <text:p>1</text:p>
          </table:table-cell>
          <table:table-cell table:formula="of:=[.AP36]-(1/[.$J36])*[.AP36]+ [.AP36]*(1-[.$G36])*(1)/[.$J36]" office:value-type="float" office:value="1" calcext:value-type="float">
            <text:p>1</text:p>
          </table:table-cell>
          <table:table-cell table:formula="of:=[.AQ36]-(1/[.$J36])*[.AQ36]+ [.AQ36]*(1-[.$G36])*(1)/[.$J36]" office:value-type="float" office:value="1" calcext:value-type="float">
            <text:p>1</text:p>
          </table:table-cell>
          <table:table-cell table:formula="of:=[.AR36]-(1/[.$J36])*[.AR36]+ [.AR36]*(1-[.$G36])*(1)/[.$J36]" office:value-type="float" office:value="1" calcext:value-type="float">
            <text:p>1</text:p>
          </table:table-cell>
          <table:table-cell table:formula="of:=[.AS36]-(1/[.$J36])*[.AS36]+ [.AS36]*(1-[.$G36])*(1)/[.$J36]" office:value-type="float" office:value="1" calcext:value-type="float">
            <text:p>1</text:p>
          </table:table-cell>
          <table:table-cell table:formula="of:=[.AT36]-(1/[.$J36])*[.AT36]+ [.AT36]*(1-[.$G36])*(1)/[.$J36]" office:value-type="float" office:value="1" calcext:value-type="float">
            <text:p>1</text:p>
          </table:table-cell>
          <table:table-cell table:formula="of:=[.AU36]-(1/[.$J36])*[.AU36]+ [.AU36]*(1-[.$G36])*(1)/[.$J36]" office:value-type="float" office:value="1" calcext:value-type="float">
            <text:p>1</text:p>
          </table:table-cell>
          <table:table-cell table:formula="of:=[.AV36]-(1/[.$J36])*[.AV36]+ [.AV36]*(1-[.$G36])*(1)/[.$J36]" office:value-type="float" office:value="1" calcext:value-type="float">
            <text:p>1</text:p>
          </table:table-cell>
          <table:table-cell table:formula="of:=[.AW36]-(1/[.$J36])*[.AW36]+ [.AW36]*(1-[.$G36])*(1)/[.$J36]" office:value-type="float" office:value="1" calcext:value-type="float">
            <text:p>1</text:p>
          </table:table-cell>
          <table:table-cell table:formula="of:=[.AX36]-(1/[.$J36])*[.AX36]+ [.AX36]*(1-[.$G36])*(1)/[.$J36]" office:value-type="float" office:value="1" calcext:value-type="float">
            <text:p>1</text:p>
          </table:table-cell>
          <table:table-cell table:formula="of:=[.AY36]-(1/[.$J36])*[.AY36]+ [.AY36]*(1-[.$G36])*(1)/[.$J36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7]-(1/[.$J37])*[.K37]+ [.K37]*(1-[.$C37])*(1)/[.$J37]" office:value-type="float" office:value="1" calcext:value-type="float">
            <text:p>1</text:p>
          </table:table-cell>
          <table:table-cell table:formula="of:=[.L37]-(1/[.$J37])*[.L37]+ [.L37]*(1-[.$C37])*(1)/[.$J37]" office:value-type="float" office:value="1" calcext:value-type="float">
            <text:p>1</text:p>
          </table:table-cell>
          <table:table-cell table:formula="of:=[.M37]-(1/[.$J37])*[.M37]+ [.M37]*(1-[.$C37])*(1)/[.$J37]" office:value-type="float" office:value="1" calcext:value-type="float">
            <text:p>1</text:p>
          </table:table-cell>
          <table:table-cell table:formula="of:=[.N37]-(1/[.$J37])*[.N37]+ [.N37]*(1-[.$C37])*(1)/[.$J37]" office:value-type="float" office:value="1" calcext:value-type="float">
            <text:p>1</text:p>
          </table:table-cell>
          <table:table-cell table:formula="of:=[.O37]-(1/[.$J37])*[.O37]+ [.O37]*(1-[.$C37])*(1)/[.$J37]" office:value-type="float" office:value="1" calcext:value-type="float">
            <text:p>1</text:p>
          </table:table-cell>
          <table:table-cell table:formula="of:=[.P37]-(1/[.$J37])*[.P37]+ [.P37]*(1-[.$C37])*(1)/[.$J37]" office:value-type="float" office:value="1" calcext:value-type="float">
            <text:p>1</text:p>
          </table:table-cell>
          <table:table-cell table:formula="of:=[.Q37]-(1/[.$J37])*[.Q37]+ [.Q37]*(1-[.$D37])*(1)/[.$J37]" office:value-type="float" office:value="1" calcext:value-type="float">
            <text:p>1</text:p>
          </table:table-cell>
          <table:table-cell table:formula="of:=[.R37]-(1/[.$J37])*[.R37]+ [.R37]*(1-[.$D37])*(1)/[.$J37]" office:value-type="float" office:value="1" calcext:value-type="float">
            <text:p>1</text:p>
          </table:table-cell>
          <table:table-cell table:formula="of:=[.S37]-(1/[.$J37])*[.S37]+ [.S37]*(1-[.$D37])*(1)/[.$J37]" office:value-type="float" office:value="1" calcext:value-type="float">
            <text:p>1</text:p>
          </table:table-cell>
          <table:table-cell table:formula="of:=[.T37]-(1/[.$J37])*[.T37]+ [.T37]*(1-[.$D37])*(1)/[.$J37]" office:value-type="float" office:value="1" calcext:value-type="float">
            <text:p>1</text:p>
          </table:table-cell>
          <table:table-cell table:formula="of:=[.U37]-(1/[.$J37])*[.U37]+ [.U37]*(1-[.$D37])*(1)/[.$J37]" office:value-type="float" office:value="1" calcext:value-type="float">
            <text:p>1</text:p>
          </table:table-cell>
          <table:table-cell table:formula="of:=[.V37]-(1/[.$J37])*[.V37]+ [.V37]*(1-[.$E37])*(1)/[.$J37]" office:value-type="float" office:value="1" calcext:value-type="float">
            <text:p>1</text:p>
          </table:table-cell>
          <table:table-cell table:formula="of:=[.W37]-(1/[.$J37])*[.W37]+ [.W37]*(1-[.$E37])*(1)/[.$J37]" office:value-type="float" office:value="1" calcext:value-type="float">
            <text:p>1</text:p>
          </table:table-cell>
          <table:table-cell table:formula="of:=[.X37]-(1/[.$J37])*[.X37]+ [.X37]*(1-[.$E37])*(1)/[.$J37]" office:value-type="float" office:value="1" calcext:value-type="float">
            <text:p>1</text:p>
          </table:table-cell>
          <table:table-cell table:formula="of:=[.Y37]-(1/[.$J37])*[.Y37]+ [.Y37]*(1-[.$E37])*(1)/[.$J37]" office:value-type="float" office:value="1" calcext:value-type="float">
            <text:p>1</text:p>
          </table:table-cell>
          <table:table-cell table:formula="of:=[.Z37]-(1/[.$J37])*[.Z37]+ [.Z37]*(1-[.$E37])*(1)/[.$J37]" office:value-type="float" office:value="1" calcext:value-type="float">
            <text:p>1</text:p>
          </table:table-cell>
          <table:table-cell table:formula="of:=[.AA37]-(1/[.$J37])*[.AA37]+ [.AA37]*(1-[.$E37])*(1)/[.$J37]" office:value-type="float" office:value="1" calcext:value-type="float">
            <text:p>1</text:p>
          </table:table-cell>
          <table:table-cell table:formula="of:=[.AB37]-(1/[.$J37])*[.AB37]+ [.AB37]*(1-[.$E37])*(1)/[.$J37]" office:value-type="float" office:value="1" calcext:value-type="float">
            <text:p>1</text:p>
          </table:table-cell>
          <table:table-cell table:formula="of:=[.AC37]-(1/[.$J37])*[.AC37]+ [.AC37]*(1-[.$E37])*(1)/[.$J37]" office:value-type="float" office:value="1" calcext:value-type="float">
            <text:p>1</text:p>
          </table:table-cell>
          <table:table-cell table:formula="of:=[.AD37]-(1/[.$J37])*[.AD37]+ [.AD37]*(1-[.$E37])*(1)/[.$J37]" office:value-type="float" office:value="1" calcext:value-type="float">
            <text:p>1</text:p>
          </table:table-cell>
          <table:table-cell table:formula="of:=[.AE37]-(1/[.$J37])*[.AE37]+ [.AE37]*(1-[.$E37])*(1)/[.$J37]" office:value-type="float" office:value="1" calcext:value-type="float">
            <text:p>1</text:p>
          </table:table-cell>
          <table:table-cell table:formula="of:=[.AF37]-(1/[.$J37])*[.AF37]+ [.AF37]*(1-[.$F37])*(1)/[.$J37]" office:value-type="float" office:value="1" calcext:value-type="float">
            <text:p>1</text:p>
          </table:table-cell>
          <table:table-cell table:formula="of:=[.AG37]-(1/[.$J37])*[.AG37]+ [.AG37]*(1-[.$F37])*(1)/[.$J37]" office:value-type="float" office:value="1" calcext:value-type="float">
            <text:p>1</text:p>
          </table:table-cell>
          <table:table-cell table:formula="of:=[.AH37]-(1/[.$J37])*[.AH37]+ [.AH37]*(1-[.$F37])*(1)/[.$J37]" office:value-type="float" office:value="1" calcext:value-type="float">
            <text:p>1</text:p>
          </table:table-cell>
          <table:table-cell table:formula="of:=[.AI37]-(1/[.$J37])*[.AI37]+ [.AI37]*(1-[.$F37])*(1)/[.$J37]" office:value-type="float" office:value="1" calcext:value-type="float">
            <text:p>1</text:p>
          </table:table-cell>
          <table:table-cell table:formula="of:=[.AJ37]-(1/[.$J37])*[.AJ37]+ [.AJ37]*(1-[.$F37])*(1)/[.$J37]" office:value-type="float" office:value="1" calcext:value-type="float">
            <text:p>1</text:p>
          </table:table-cell>
          <table:table-cell table:formula="of:=[.AK37]-(1/[.$J37])*[.AK37]+ [.AK37]*(1-[.$F37])*(1)/[.$J37]" office:value-type="float" office:value="1" calcext:value-type="float">
            <text:p>1</text:p>
          </table:table-cell>
          <table:table-cell table:formula="of:=[.AL37]-(1/[.$J37])*[.AL37]+ [.AL37]*(1-[.$F37])*(1)/[.$J37]" office:value-type="float" office:value="1" calcext:value-type="float">
            <text:p>1</text:p>
          </table:table-cell>
          <table:table-cell table:formula="of:=[.AM37]-(1/[.$J37])*[.AM37]+ [.AM37]*(1-[.$F37])*(1)/[.$J37]" office:value-type="float" office:value="1" calcext:value-type="float">
            <text:p>1</text:p>
          </table:table-cell>
          <table:table-cell table:formula="of:=[.AN37]-(1/[.$J37])*[.AN37]+ [.AN37]*(1-[.$F37])*(1)/[.$J37]" office:value-type="float" office:value="1" calcext:value-type="float">
            <text:p>1</text:p>
          </table:table-cell>
          <table:table-cell table:formula="of:=[.AO37]-(1/[.$J37])*[.AO37]+ [.AO37]*(1-[.$F37])*(1)/[.$J37]" office:value-type="float" office:value="1" calcext:value-type="float">
            <text:p>1</text:p>
          </table:table-cell>
          <table:table-cell table:formula="of:=[.AP37]-(1/[.$J37])*[.AP37]+ [.AP37]*(1-[.$G37])*(1)/[.$J37]" office:value-type="float" office:value="1" calcext:value-type="float">
            <text:p>1</text:p>
          </table:table-cell>
          <table:table-cell table:formula="of:=[.AQ37]-(1/[.$J37])*[.AQ37]+ [.AQ37]*(1-[.$G37])*(1)/[.$J37]" office:value-type="float" office:value="1" calcext:value-type="float">
            <text:p>1</text:p>
          </table:table-cell>
          <table:table-cell table:formula="of:=[.AR37]-(1/[.$J37])*[.AR37]+ [.AR37]*(1-[.$G37])*(1)/[.$J37]" office:value-type="float" office:value="1" calcext:value-type="float">
            <text:p>1</text:p>
          </table:table-cell>
          <table:table-cell table:formula="of:=[.AS37]-(1/[.$J37])*[.AS37]+ [.AS37]*(1-[.$G37])*(1)/[.$J37]" office:value-type="float" office:value="1" calcext:value-type="float">
            <text:p>1</text:p>
          </table:table-cell>
          <table:table-cell table:formula="of:=[.AT37]-(1/[.$J37])*[.AT37]+ [.AT37]*(1-[.$G37])*(1)/[.$J37]" office:value-type="float" office:value="1" calcext:value-type="float">
            <text:p>1</text:p>
          </table:table-cell>
          <table:table-cell table:formula="of:=[.AU37]-(1/[.$J37])*[.AU37]+ [.AU37]*(1-[.$G37])*(1)/[.$J37]" office:value-type="float" office:value="1" calcext:value-type="float">
            <text:p>1</text:p>
          </table:table-cell>
          <table:table-cell table:formula="of:=[.AV37]-(1/[.$J37])*[.AV37]+ [.AV37]*(1-[.$G37])*(1)/[.$J37]" office:value-type="float" office:value="1" calcext:value-type="float">
            <text:p>1</text:p>
          </table:table-cell>
          <table:table-cell table:formula="of:=[.AW37]-(1/[.$J37])*[.AW37]+ [.AW37]*(1-[.$G37])*(1)/[.$J37]" office:value-type="float" office:value="1" calcext:value-type="float">
            <text:p>1</text:p>
          </table:table-cell>
          <table:table-cell table:formula="of:=[.AX37]-(1/[.$J37])*[.AX37]+ [.AX37]*(1-[.$G37])*(1)/[.$J37]" office:value-type="float" office:value="1" calcext:value-type="float">
            <text:p>1</text:p>
          </table:table-cell>
          <table:table-cell table:formula="of:=[.AY37]-(1/[.$J37])*[.AY37]+ [.AY37]*(1-[.$G37])*(1)/[.$J37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8]-(1/[.$J38])*[.K38]+ [.K38]*(1-[.$C38])*(1)/[.$J38]" office:value-type="float" office:value="1" calcext:value-type="float">
            <text:p>1</text:p>
          </table:table-cell>
          <table:table-cell table:formula="of:=[.L38]-(1/[.$J38])*[.L38]+ [.L38]*(1-[.$C38])*(1)/[.$J38]" office:value-type="float" office:value="1" calcext:value-type="float">
            <text:p>1</text:p>
          </table:table-cell>
          <table:table-cell table:formula="of:=[.M38]-(1/[.$J38])*[.M38]+ [.M38]*(1-[.$C38])*(1)/[.$J38]" office:value-type="float" office:value="1" calcext:value-type="float">
            <text:p>1</text:p>
          </table:table-cell>
          <table:table-cell table:formula="of:=[.N38]-(1/[.$J38])*[.N38]+ [.N38]*(1-[.$C38])*(1)/[.$J38]" office:value-type="float" office:value="1" calcext:value-type="float">
            <text:p>1</text:p>
          </table:table-cell>
          <table:table-cell table:formula="of:=[.O38]-(1/[.$J38])*[.O38]+ [.O38]*(1-[.$C38])*(1)/[.$J38]" office:value-type="float" office:value="1" calcext:value-type="float">
            <text:p>1</text:p>
          </table:table-cell>
          <table:table-cell table:formula="of:=[.P38]-(1/[.$J38])*[.P38]+ [.P38]*(1-[.$C38])*(1)/[.$J38]" office:value-type="float" office:value="1" calcext:value-type="float">
            <text:p>1</text:p>
          </table:table-cell>
          <table:table-cell table:formula="of:=[.Q38]-(1/[.$J38])*[.Q38]+ [.Q38]*(1-[.$D38])*(1)/[.$J38]" office:value-type="float" office:value="1" calcext:value-type="float">
            <text:p>1</text:p>
          </table:table-cell>
          <table:table-cell table:formula="of:=[.R38]-(1/[.$J38])*[.R38]+ [.R38]*(1-[.$D38])*(1)/[.$J38]" office:value-type="float" office:value="1" calcext:value-type="float">
            <text:p>1</text:p>
          </table:table-cell>
          <table:table-cell table:formula="of:=[.S38]-(1/[.$J38])*[.S38]+ [.S38]*(1-[.$D38])*(1)/[.$J38]" office:value-type="float" office:value="1" calcext:value-type="float">
            <text:p>1</text:p>
          </table:table-cell>
          <table:table-cell table:formula="of:=[.T38]-(1/[.$J38])*[.T38]+ [.T38]*(1-[.$D38])*(1)/[.$J38]" office:value-type="float" office:value="1" calcext:value-type="float">
            <text:p>1</text:p>
          </table:table-cell>
          <table:table-cell table:formula="of:=[.U38]-(1/[.$J38])*[.U38]+ [.U38]*(1-[.$D38])*(1)/[.$J38]" office:value-type="float" office:value="1" calcext:value-type="float">
            <text:p>1</text:p>
          </table:table-cell>
          <table:table-cell table:formula="of:=[.V38]-(1/[.$J38])*[.V38]+ [.V38]*(1-[.$E38])*(1)/[.$J38]" office:value-type="float" office:value="1" calcext:value-type="float">
            <text:p>1</text:p>
          </table:table-cell>
          <table:table-cell table:formula="of:=[.W38]-(1/[.$J38])*[.W38]+ [.W38]*(1-[.$E38])*(1)/[.$J38]" office:value-type="float" office:value="1" calcext:value-type="float">
            <text:p>1</text:p>
          </table:table-cell>
          <table:table-cell table:formula="of:=[.X38]-(1/[.$J38])*[.X38]+ [.X38]*(1-[.$E38])*(1)/[.$J38]" office:value-type="float" office:value="1" calcext:value-type="float">
            <text:p>1</text:p>
          </table:table-cell>
          <table:table-cell table:formula="of:=[.Y38]-(1/[.$J38])*[.Y38]+ [.Y38]*(1-[.$E38])*(1)/[.$J38]" office:value-type="float" office:value="1" calcext:value-type="float">
            <text:p>1</text:p>
          </table:table-cell>
          <table:table-cell table:formula="of:=[.Z38]-(1/[.$J38])*[.Z38]+ [.Z38]*(1-[.$E38])*(1)/[.$J38]" office:value-type="float" office:value="1" calcext:value-type="float">
            <text:p>1</text:p>
          </table:table-cell>
          <table:table-cell table:formula="of:=[.AA38]-(1/[.$J38])*[.AA38]+ [.AA38]*(1-[.$E38])*(1)/[.$J38]" office:value-type="float" office:value="1" calcext:value-type="float">
            <text:p>1</text:p>
          </table:table-cell>
          <table:table-cell table:formula="of:=[.AB38]-(1/[.$J38])*[.AB38]+ [.AB38]*(1-[.$E38])*(1)/[.$J38]" office:value-type="float" office:value="1" calcext:value-type="float">
            <text:p>1</text:p>
          </table:table-cell>
          <table:table-cell table:formula="of:=[.AC38]-(1/[.$J38])*[.AC38]+ [.AC38]*(1-[.$E38])*(1)/[.$J38]" office:value-type="float" office:value="1" calcext:value-type="float">
            <text:p>1</text:p>
          </table:table-cell>
          <table:table-cell table:formula="of:=[.AD38]-(1/[.$J38])*[.AD38]+ [.AD38]*(1-[.$E38])*(1)/[.$J38]" office:value-type="float" office:value="1" calcext:value-type="float">
            <text:p>1</text:p>
          </table:table-cell>
          <table:table-cell table:formula="of:=[.AE38]-(1/[.$J38])*[.AE38]+ [.AE38]*(1-[.$E38])*(1)/[.$J38]" office:value-type="float" office:value="1" calcext:value-type="float">
            <text:p>1</text:p>
          </table:table-cell>
          <table:table-cell table:formula="of:=[.AF38]-(1/[.$J38])*[.AF38]+ [.AF38]*(1-[.$F38])*(1)/[.$J38]" office:value-type="float" office:value="1" calcext:value-type="float">
            <text:p>1</text:p>
          </table:table-cell>
          <table:table-cell table:formula="of:=[.AG38]-(1/[.$J38])*[.AG38]+ [.AG38]*(1-[.$F38])*(1)/[.$J38]" office:value-type="float" office:value="1" calcext:value-type="float">
            <text:p>1</text:p>
          </table:table-cell>
          <table:table-cell table:formula="of:=[.AH38]-(1/[.$J38])*[.AH38]+ [.AH38]*(1-[.$F38])*(1)/[.$J38]" office:value-type="float" office:value="1" calcext:value-type="float">
            <text:p>1</text:p>
          </table:table-cell>
          <table:table-cell table:formula="of:=[.AI38]-(1/[.$J38])*[.AI38]+ [.AI38]*(1-[.$F38])*(1)/[.$J38]" office:value-type="float" office:value="1" calcext:value-type="float">
            <text:p>1</text:p>
          </table:table-cell>
          <table:table-cell table:formula="of:=[.AJ38]-(1/[.$J38])*[.AJ38]+ [.AJ38]*(1-[.$F38])*(1)/[.$J38]" office:value-type="float" office:value="1" calcext:value-type="float">
            <text:p>1</text:p>
          </table:table-cell>
          <table:table-cell table:formula="of:=[.AK38]-(1/[.$J38])*[.AK38]+ [.AK38]*(1-[.$F38])*(1)/[.$J38]" office:value-type="float" office:value="1" calcext:value-type="float">
            <text:p>1</text:p>
          </table:table-cell>
          <table:table-cell table:formula="of:=[.AL38]-(1/[.$J38])*[.AL38]+ [.AL38]*(1-[.$F38])*(1)/[.$J38]" office:value-type="float" office:value="1" calcext:value-type="float">
            <text:p>1</text:p>
          </table:table-cell>
          <table:table-cell table:formula="of:=[.AM38]-(1/[.$J38])*[.AM38]+ [.AM38]*(1-[.$F38])*(1)/[.$J38]" office:value-type="float" office:value="1" calcext:value-type="float">
            <text:p>1</text:p>
          </table:table-cell>
          <table:table-cell table:formula="of:=[.AN38]-(1/[.$J38])*[.AN38]+ [.AN38]*(1-[.$F38])*(1)/[.$J38]" office:value-type="float" office:value="1" calcext:value-type="float">
            <text:p>1</text:p>
          </table:table-cell>
          <table:table-cell table:formula="of:=[.AO38]-(1/[.$J38])*[.AO38]+ [.AO38]*(1-[.$F38])*(1)/[.$J38]" office:value-type="float" office:value="1" calcext:value-type="float">
            <text:p>1</text:p>
          </table:table-cell>
          <table:table-cell table:formula="of:=[.AP38]-(1/[.$J38])*[.AP38]+ [.AP38]*(1-[.$G38])*(1)/[.$J38]" office:value-type="float" office:value="1" calcext:value-type="float">
            <text:p>1</text:p>
          </table:table-cell>
          <table:table-cell table:formula="of:=[.AQ38]-(1/[.$J38])*[.AQ38]+ [.AQ38]*(1-[.$G38])*(1)/[.$J38]" office:value-type="float" office:value="1" calcext:value-type="float">
            <text:p>1</text:p>
          </table:table-cell>
          <table:table-cell table:formula="of:=[.AR38]-(1/[.$J38])*[.AR38]+ [.AR38]*(1-[.$G38])*(1)/[.$J38]" office:value-type="float" office:value="1" calcext:value-type="float">
            <text:p>1</text:p>
          </table:table-cell>
          <table:table-cell table:formula="of:=[.AS38]-(1/[.$J38])*[.AS38]+ [.AS38]*(1-[.$G38])*(1)/[.$J38]" office:value-type="float" office:value="1" calcext:value-type="float">
            <text:p>1</text:p>
          </table:table-cell>
          <table:table-cell table:formula="of:=[.AT38]-(1/[.$J38])*[.AT38]+ [.AT38]*(1-[.$G38])*(1)/[.$J38]" office:value-type="float" office:value="1" calcext:value-type="float">
            <text:p>1</text:p>
          </table:table-cell>
          <table:table-cell table:formula="of:=[.AU38]-(1/[.$J38])*[.AU38]+ [.AU38]*(1-[.$G38])*(1)/[.$J38]" office:value-type="float" office:value="1" calcext:value-type="float">
            <text:p>1</text:p>
          </table:table-cell>
          <table:table-cell table:formula="of:=[.AV38]-(1/[.$J38])*[.AV38]+ [.AV38]*(1-[.$G38])*(1)/[.$J38]" office:value-type="float" office:value="1" calcext:value-type="float">
            <text:p>1</text:p>
          </table:table-cell>
          <table:table-cell table:formula="of:=[.AW38]-(1/[.$J38])*[.AW38]+ [.AW38]*(1-[.$G38])*(1)/[.$J38]" office:value-type="float" office:value="1" calcext:value-type="float">
            <text:p>1</text:p>
          </table:table-cell>
          <table:table-cell table:formula="of:=[.AX38]-(1/[.$J38])*[.AX38]+ [.AX38]*(1-[.$G38])*(1)/[.$J38]" office:value-type="float" office:value="1" calcext:value-type="float">
            <text:p>1</text:p>
          </table:table-cell>
          <table:table-cell table:formula="of:=[.AY38]-(1/[.$J38])*[.AY38]+ [.AY38]*(1-[.$G38])*(1)/[.$J38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39]-(1/[.$J39])*[.K39]+ [.K39]*(1-[.$C39])*(1)/[.$J39]" office:value-type="float" office:value="1" calcext:value-type="float">
            <text:p>1</text:p>
          </table:table-cell>
          <table:table-cell table:formula="of:=[.L39]-(1/[.$J39])*[.L39]+ [.L39]*(1-[.$C39])*(1)/[.$J39]" office:value-type="float" office:value="1" calcext:value-type="float">
            <text:p>1</text:p>
          </table:table-cell>
          <table:table-cell table:formula="of:=[.M39]-(1/[.$J39])*[.M39]+ [.M39]*(1-[.$C39])*(1)/[.$J39]" office:value-type="float" office:value="1" calcext:value-type="float">
            <text:p>1</text:p>
          </table:table-cell>
          <table:table-cell table:formula="of:=[.N39]-(1/[.$J39])*[.N39]+ [.N39]*(1-[.$C39])*(1)/[.$J39]" office:value-type="float" office:value="1" calcext:value-type="float">
            <text:p>1</text:p>
          </table:table-cell>
          <table:table-cell table:formula="of:=[.O39]-(1/[.$J39])*[.O39]+ [.O39]*(1-[.$C39])*(1)/[.$J39]" office:value-type="float" office:value="1" calcext:value-type="float">
            <text:p>1</text:p>
          </table:table-cell>
          <table:table-cell table:formula="of:=[.P39]-(1/[.$J39])*[.P39]+ [.P39]*(1-[.$C39])*(1)/[.$J39]" office:value-type="float" office:value="1" calcext:value-type="float">
            <text:p>1</text:p>
          </table:table-cell>
          <table:table-cell table:formula="of:=[.Q39]-(1/[.$J39])*[.Q39]+ [.Q39]*(1-[.$D39])*(1)/[.$J39]" office:value-type="float" office:value="1" calcext:value-type="float">
            <text:p>1</text:p>
          </table:table-cell>
          <table:table-cell table:formula="of:=[.R39]-(1/[.$J39])*[.R39]+ [.R39]*(1-[.$D39])*(1)/[.$J39]" office:value-type="float" office:value="1" calcext:value-type="float">
            <text:p>1</text:p>
          </table:table-cell>
          <table:table-cell table:formula="of:=[.S39]-(1/[.$J39])*[.S39]+ [.S39]*(1-[.$D39])*(1)/[.$J39]" office:value-type="float" office:value="1" calcext:value-type="float">
            <text:p>1</text:p>
          </table:table-cell>
          <table:table-cell table:formula="of:=[.T39]-(1/[.$J39])*[.T39]+ [.T39]*(1-[.$D39])*(1)/[.$J39]" office:value-type="float" office:value="1" calcext:value-type="float">
            <text:p>1</text:p>
          </table:table-cell>
          <table:table-cell table:formula="of:=[.U39]-(1/[.$J39])*[.U39]+ [.U39]*(1-[.$D39])*(1)/[.$J39]" office:value-type="float" office:value="1" calcext:value-type="float">
            <text:p>1</text:p>
          </table:table-cell>
          <table:table-cell table:formula="of:=[.V39]-(1/[.$J39])*[.V39]+ [.V39]*(1-[.$E39])*(1)/[.$J39]" office:value-type="float" office:value="1" calcext:value-type="float">
            <text:p>1</text:p>
          </table:table-cell>
          <table:table-cell table:formula="of:=[.W39]-(1/[.$J39])*[.W39]+ [.W39]*(1-[.$E39])*(1)/[.$J39]" office:value-type="float" office:value="1" calcext:value-type="float">
            <text:p>1</text:p>
          </table:table-cell>
          <table:table-cell table:formula="of:=[.X39]-(1/[.$J39])*[.X39]+ [.X39]*(1-[.$E39])*(1)/[.$J39]" office:value-type="float" office:value="1" calcext:value-type="float">
            <text:p>1</text:p>
          </table:table-cell>
          <table:table-cell table:formula="of:=[.Y39]-(1/[.$J39])*[.Y39]+ [.Y39]*(1-[.$E39])*(1)/[.$J39]" office:value-type="float" office:value="1" calcext:value-type="float">
            <text:p>1</text:p>
          </table:table-cell>
          <table:table-cell table:formula="of:=[.Z39]-(1/[.$J39])*[.Z39]+ [.Z39]*(1-[.$E39])*(1)/[.$J39]" office:value-type="float" office:value="1" calcext:value-type="float">
            <text:p>1</text:p>
          </table:table-cell>
          <table:table-cell table:formula="of:=[.AA39]-(1/[.$J39])*[.AA39]+ [.AA39]*(1-[.$E39])*(1)/[.$J39]" office:value-type="float" office:value="1" calcext:value-type="float">
            <text:p>1</text:p>
          </table:table-cell>
          <table:table-cell table:formula="of:=[.AB39]-(1/[.$J39])*[.AB39]+ [.AB39]*(1-[.$E39])*(1)/[.$J39]" office:value-type="float" office:value="1" calcext:value-type="float">
            <text:p>1</text:p>
          </table:table-cell>
          <table:table-cell table:formula="of:=[.AC39]-(1/[.$J39])*[.AC39]+ [.AC39]*(1-[.$E39])*(1)/[.$J39]" office:value-type="float" office:value="1" calcext:value-type="float">
            <text:p>1</text:p>
          </table:table-cell>
          <table:table-cell table:formula="of:=[.AD39]-(1/[.$J39])*[.AD39]+ [.AD39]*(1-[.$E39])*(1)/[.$J39]" office:value-type="float" office:value="1" calcext:value-type="float">
            <text:p>1</text:p>
          </table:table-cell>
          <table:table-cell table:formula="of:=[.AE39]-(1/[.$J39])*[.AE39]+ [.AE39]*(1-[.$E39])*(1)/[.$J39]" office:value-type="float" office:value="1" calcext:value-type="float">
            <text:p>1</text:p>
          </table:table-cell>
          <table:table-cell table:formula="of:=[.AF39]-(1/[.$J39])*[.AF39]+ [.AF39]*(1-[.$F39])*(1)/[.$J39]" office:value-type="float" office:value="1" calcext:value-type="float">
            <text:p>1</text:p>
          </table:table-cell>
          <table:table-cell table:formula="of:=[.AG39]-(1/[.$J39])*[.AG39]+ [.AG39]*(1-[.$F39])*(1)/[.$J39]" office:value-type="float" office:value="1" calcext:value-type="float">
            <text:p>1</text:p>
          </table:table-cell>
          <table:table-cell table:formula="of:=[.AH39]-(1/[.$J39])*[.AH39]+ [.AH39]*(1-[.$F39])*(1)/[.$J39]" office:value-type="float" office:value="1" calcext:value-type="float">
            <text:p>1</text:p>
          </table:table-cell>
          <table:table-cell table:formula="of:=[.AI39]-(1/[.$J39])*[.AI39]+ [.AI39]*(1-[.$F39])*(1)/[.$J39]" office:value-type="float" office:value="1" calcext:value-type="float">
            <text:p>1</text:p>
          </table:table-cell>
          <table:table-cell table:formula="of:=[.AJ39]-(1/[.$J39])*[.AJ39]+ [.AJ39]*(1-[.$F39])*(1)/[.$J39]" office:value-type="float" office:value="1" calcext:value-type="float">
            <text:p>1</text:p>
          </table:table-cell>
          <table:table-cell table:formula="of:=[.AK39]-(1/[.$J39])*[.AK39]+ [.AK39]*(1-[.$F39])*(1)/[.$J39]" office:value-type="float" office:value="1" calcext:value-type="float">
            <text:p>1</text:p>
          </table:table-cell>
          <table:table-cell table:formula="of:=[.AL39]-(1/[.$J39])*[.AL39]+ [.AL39]*(1-[.$F39])*(1)/[.$J39]" office:value-type="float" office:value="1" calcext:value-type="float">
            <text:p>1</text:p>
          </table:table-cell>
          <table:table-cell table:formula="of:=[.AM39]-(1/[.$J39])*[.AM39]+ [.AM39]*(1-[.$F39])*(1)/[.$J39]" office:value-type="float" office:value="1" calcext:value-type="float">
            <text:p>1</text:p>
          </table:table-cell>
          <table:table-cell table:formula="of:=[.AN39]-(1/[.$J39])*[.AN39]+ [.AN39]*(1-[.$F39])*(1)/[.$J39]" office:value-type="float" office:value="1" calcext:value-type="float">
            <text:p>1</text:p>
          </table:table-cell>
          <table:table-cell table:formula="of:=[.AO39]-(1/[.$J39])*[.AO39]+ [.AO39]*(1-[.$F39])*(1)/[.$J39]" office:value-type="float" office:value="1" calcext:value-type="float">
            <text:p>1</text:p>
          </table:table-cell>
          <table:table-cell table:formula="of:=[.AP39]-(1/[.$J39])*[.AP39]+ [.AP39]*(1-[.$G39])*(1)/[.$J39]" office:value-type="float" office:value="1" calcext:value-type="float">
            <text:p>1</text:p>
          </table:table-cell>
          <table:table-cell table:formula="of:=[.AQ39]-(1/[.$J39])*[.AQ39]+ [.AQ39]*(1-[.$G39])*(1)/[.$J39]" office:value-type="float" office:value="1" calcext:value-type="float">
            <text:p>1</text:p>
          </table:table-cell>
          <table:table-cell table:formula="of:=[.AR39]-(1/[.$J39])*[.AR39]+ [.AR39]*(1-[.$G39])*(1)/[.$J39]" office:value-type="float" office:value="1" calcext:value-type="float">
            <text:p>1</text:p>
          </table:table-cell>
          <table:table-cell table:formula="of:=[.AS39]-(1/[.$J39])*[.AS39]+ [.AS39]*(1-[.$G39])*(1)/[.$J39]" office:value-type="float" office:value="1" calcext:value-type="float">
            <text:p>1</text:p>
          </table:table-cell>
          <table:table-cell table:formula="of:=[.AT39]-(1/[.$J39])*[.AT39]+ [.AT39]*(1-[.$G39])*(1)/[.$J39]" office:value-type="float" office:value="1" calcext:value-type="float">
            <text:p>1</text:p>
          </table:table-cell>
          <table:table-cell table:formula="of:=[.AU39]-(1/[.$J39])*[.AU39]+ [.AU39]*(1-[.$G39])*(1)/[.$J39]" office:value-type="float" office:value="1" calcext:value-type="float">
            <text:p>1</text:p>
          </table:table-cell>
          <table:table-cell table:formula="of:=[.AV39]-(1/[.$J39])*[.AV39]+ [.AV39]*(1-[.$G39])*(1)/[.$J39]" office:value-type="float" office:value="1" calcext:value-type="float">
            <text:p>1</text:p>
          </table:table-cell>
          <table:table-cell table:formula="of:=[.AW39]-(1/[.$J39])*[.AW39]+ [.AW39]*(1-[.$G39])*(1)/[.$J39]" office:value-type="float" office:value="1" calcext:value-type="float">
            <text:p>1</text:p>
          </table:table-cell>
          <table:table-cell table:formula="of:=[.AX39]-(1/[.$J39])*[.AX39]+ [.AX39]*(1-[.$G39])*(1)/[.$J39]" office:value-type="float" office:value="1" calcext:value-type="float">
            <text:p>1</text:p>
          </table:table-cell>
          <table:table-cell table:formula="of:=[.AY39]-(1/[.$J39])*[.AY39]+ [.AY39]*(1-[.$G39])*(1)/[.$J39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uiss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40]-(1/[.$J40])*[.K40]+ [.K40]*(1-[.$C40])*(1)/[.$J40]" office:value-type="float" office:value="1" calcext:value-type="float">
            <text:p>1</text:p>
          </table:table-cell>
          <table:table-cell table:formula="of:=[.L40]-(1/[.$J40])*[.L40]+ [.L40]*(1-[.$C40])*(1)/[.$J40]" office:value-type="float" office:value="1" calcext:value-type="float">
            <text:p>1</text:p>
          </table:table-cell>
          <table:table-cell table:formula="of:=[.M40]-(1/[.$J40])*[.M40]+ [.M40]*(1-[.$C40])*(1)/[.$J40]" office:value-type="float" office:value="1" calcext:value-type="float">
            <text:p>1</text:p>
          </table:table-cell>
          <table:table-cell table:formula="of:=[.N40]-(1/[.$J40])*[.N40]+ [.N40]*(1-[.$C40])*(1)/[.$J40]" office:value-type="float" office:value="1" calcext:value-type="float">
            <text:p>1</text:p>
          </table:table-cell>
          <table:table-cell table:formula="of:=[.O40]-(1/[.$J40])*[.O40]+ [.O40]*(1-[.$C40])*(1)/[.$J40]" office:value-type="float" office:value="1" calcext:value-type="float">
            <text:p>1</text:p>
          </table:table-cell>
          <table:table-cell table:formula="of:=[.P40]-(1/[.$J40])*[.P40]+ [.P40]*(1-[.$C40])*(1)/[.$J40]" office:value-type="float" office:value="1" calcext:value-type="float">
            <text:p>1</text:p>
          </table:table-cell>
          <table:table-cell table:formula="of:=[.Q40]-(1/[.$J40])*[.Q40]+ [.Q40]*(1-[.$D40])*(1)/[.$J40]" office:value-type="float" office:value="1" calcext:value-type="float">
            <text:p>1</text:p>
          </table:table-cell>
          <table:table-cell table:formula="of:=[.R40]-(1/[.$J40])*[.R40]+ [.R40]*(1-[.$D40])*(1)/[.$J40]" office:value-type="float" office:value="1" calcext:value-type="float">
            <text:p>1</text:p>
          </table:table-cell>
          <table:table-cell table:formula="of:=[.S40]-(1/[.$J40])*[.S40]+ [.S40]*(1-[.$D40])*(1)/[.$J40]" office:value-type="float" office:value="1" calcext:value-type="float">
            <text:p>1</text:p>
          </table:table-cell>
          <table:table-cell table:formula="of:=[.T40]-(1/[.$J40])*[.T40]+ [.T40]*(1-[.$D40])*(1)/[.$J40]" office:value-type="float" office:value="1" calcext:value-type="float">
            <text:p>1</text:p>
          </table:table-cell>
          <table:table-cell table:formula="of:=[.U40]-(1/[.$J40])*[.U40]+ [.U40]*(1-[.$D40])*(1)/[.$J40]" office:value-type="float" office:value="1" calcext:value-type="float">
            <text:p>1</text:p>
          </table:table-cell>
          <table:table-cell table:formula="of:=[.V40]-(1/[.$J40])*[.V40]+ [.V40]*(1-[.$E40])*(1)/[.$J40]" office:value-type="float" office:value="1" calcext:value-type="float">
            <text:p>1</text:p>
          </table:table-cell>
          <table:table-cell table:formula="of:=[.W40]-(1/[.$J40])*[.W40]+ [.W40]*(1-[.$E40])*(1)/[.$J40]" office:value-type="float" office:value="1" calcext:value-type="float">
            <text:p>1</text:p>
          </table:table-cell>
          <table:table-cell table:formula="of:=[.X40]-(1/[.$J40])*[.X40]+ [.X40]*(1-[.$E40])*(1)/[.$J40]" office:value-type="float" office:value="1" calcext:value-type="float">
            <text:p>1</text:p>
          </table:table-cell>
          <table:table-cell table:formula="of:=[.Y40]-(1/[.$J40])*[.Y40]+ [.Y40]*(1-[.$E40])*(1)/[.$J40]" office:value-type="float" office:value="1" calcext:value-type="float">
            <text:p>1</text:p>
          </table:table-cell>
          <table:table-cell table:formula="of:=[.Z40]-(1/[.$J40])*[.Z40]+ [.Z40]*(1-[.$E40])*(1)/[.$J40]" office:value-type="float" office:value="1" calcext:value-type="float">
            <text:p>1</text:p>
          </table:table-cell>
          <table:table-cell table:formula="of:=[.AA40]-(1/[.$J40])*[.AA40]+ [.AA40]*(1-[.$E40])*(1)/[.$J40]" office:value-type="float" office:value="1" calcext:value-type="float">
            <text:p>1</text:p>
          </table:table-cell>
          <table:table-cell table:formula="of:=[.AB40]-(1/[.$J40])*[.AB40]+ [.AB40]*(1-[.$E40])*(1)/[.$J40]" office:value-type="float" office:value="1" calcext:value-type="float">
            <text:p>1</text:p>
          </table:table-cell>
          <table:table-cell table:formula="of:=[.AC40]-(1/[.$J40])*[.AC40]+ [.AC40]*(1-[.$E40])*(1)/[.$J40]" office:value-type="float" office:value="1" calcext:value-type="float">
            <text:p>1</text:p>
          </table:table-cell>
          <table:table-cell table:formula="of:=[.AD40]-(1/[.$J40])*[.AD40]+ [.AD40]*(1-[.$E40])*(1)/[.$J40]" office:value-type="float" office:value="1" calcext:value-type="float">
            <text:p>1</text:p>
          </table:table-cell>
          <table:table-cell table:formula="of:=[.AE40]-(1/[.$J40])*[.AE40]+ [.AE40]*(1-[.$E40])*(1)/[.$J40]" office:value-type="float" office:value="1" calcext:value-type="float">
            <text:p>1</text:p>
          </table:table-cell>
          <table:table-cell table:formula="of:=[.AF40]-(1/[.$J40])*[.AF40]+ [.AF40]*(1-[.$F40])*(1)/[.$J40]" office:value-type="float" office:value="1" calcext:value-type="float">
            <text:p>1</text:p>
          </table:table-cell>
          <table:table-cell table:formula="of:=[.AG40]-(1/[.$J40])*[.AG40]+ [.AG40]*(1-[.$F40])*(1)/[.$J40]" office:value-type="float" office:value="1" calcext:value-type="float">
            <text:p>1</text:p>
          </table:table-cell>
          <table:table-cell table:formula="of:=[.AH40]-(1/[.$J40])*[.AH40]+ [.AH40]*(1-[.$F40])*(1)/[.$J40]" office:value-type="float" office:value="1" calcext:value-type="float">
            <text:p>1</text:p>
          </table:table-cell>
          <table:table-cell table:formula="of:=[.AI40]-(1/[.$J40])*[.AI40]+ [.AI40]*(1-[.$F40])*(1)/[.$J40]" office:value-type="float" office:value="1" calcext:value-type="float">
            <text:p>1</text:p>
          </table:table-cell>
          <table:table-cell table:formula="of:=[.AJ40]-(1/[.$J40])*[.AJ40]+ [.AJ40]*(1-[.$F40])*(1)/[.$J40]" office:value-type="float" office:value="1" calcext:value-type="float">
            <text:p>1</text:p>
          </table:table-cell>
          <table:table-cell table:formula="of:=[.AK40]-(1/[.$J40])*[.AK40]+ [.AK40]*(1-[.$F40])*(1)/[.$J40]" office:value-type="float" office:value="1" calcext:value-type="float">
            <text:p>1</text:p>
          </table:table-cell>
          <table:table-cell table:formula="of:=[.AL40]-(1/[.$J40])*[.AL40]+ [.AL40]*(1-[.$F40])*(1)/[.$J40]" office:value-type="float" office:value="1" calcext:value-type="float">
            <text:p>1</text:p>
          </table:table-cell>
          <table:table-cell table:formula="of:=[.AM40]-(1/[.$J40])*[.AM40]+ [.AM40]*(1-[.$F40])*(1)/[.$J40]" office:value-type="float" office:value="1" calcext:value-type="float">
            <text:p>1</text:p>
          </table:table-cell>
          <table:table-cell table:formula="of:=[.AN40]-(1/[.$J40])*[.AN40]+ [.AN40]*(1-[.$F40])*(1)/[.$J40]" office:value-type="float" office:value="1" calcext:value-type="float">
            <text:p>1</text:p>
          </table:table-cell>
          <table:table-cell table:formula="of:=[.AO40]-(1/[.$J40])*[.AO40]+ [.AO40]*(1-[.$F40])*(1)/[.$J40]" office:value-type="float" office:value="1" calcext:value-type="float">
            <text:p>1</text:p>
          </table:table-cell>
          <table:table-cell table:formula="of:=[.AP40]-(1/[.$J40])*[.AP40]+ [.AP40]*(1-[.$G40])*(1)/[.$J40]" office:value-type="float" office:value="1" calcext:value-type="float">
            <text:p>1</text:p>
          </table:table-cell>
          <table:table-cell table:formula="of:=[.AQ40]-(1/[.$J40])*[.AQ40]+ [.AQ40]*(1-[.$G40])*(1)/[.$J40]" office:value-type="float" office:value="1" calcext:value-type="float">
            <text:p>1</text:p>
          </table:table-cell>
          <table:table-cell table:formula="of:=[.AR40]-(1/[.$J40])*[.AR40]+ [.AR40]*(1-[.$G40])*(1)/[.$J40]" office:value-type="float" office:value="1" calcext:value-type="float">
            <text:p>1</text:p>
          </table:table-cell>
          <table:table-cell table:formula="of:=[.AS40]-(1/[.$J40])*[.AS40]+ [.AS40]*(1-[.$G40])*(1)/[.$J40]" office:value-type="float" office:value="1" calcext:value-type="float">
            <text:p>1</text:p>
          </table:table-cell>
          <table:table-cell table:formula="of:=[.AT40]-(1/[.$J40])*[.AT40]+ [.AT40]*(1-[.$G40])*(1)/[.$J40]" office:value-type="float" office:value="1" calcext:value-type="float">
            <text:p>1</text:p>
          </table:table-cell>
          <table:table-cell table:formula="of:=[.AU40]-(1/[.$J40])*[.AU40]+ [.AU40]*(1-[.$G40])*(1)/[.$J40]" office:value-type="float" office:value="1" calcext:value-type="float">
            <text:p>1</text:p>
          </table:table-cell>
          <table:table-cell table:formula="of:=[.AV40]-(1/[.$J40])*[.AV40]+ [.AV40]*(1-[.$G40])*(1)/[.$J40]" office:value-type="float" office:value="1" calcext:value-type="float">
            <text:p>1</text:p>
          </table:table-cell>
          <table:table-cell table:formula="of:=[.AW40]-(1/[.$J40])*[.AW40]+ [.AW40]*(1-[.$G40])*(1)/[.$J40]" office:value-type="float" office:value="1" calcext:value-type="float">
            <text:p>1</text:p>
          </table:table-cell>
          <table:table-cell table:formula="of:=[.AX40]-(1/[.$J40])*[.AX40]+ [.AX40]*(1-[.$G40])*(1)/[.$J40]" office:value-type="float" office:value="1" calcext:value-type="float">
            <text:p>1</text:p>
          </table:table-cell>
          <table:table-cell table:formula="of:=[.AY40]-(1/[.$J40])*[.AY40]+ [.AY40]*(1-[.$G40])*(1)/[.$J40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1]-(1/[.$J41])*[.K41]+ [.K41]*(1-[.$C41])*(1)/[.$J41]" office:value-type="float" office:value="0.993333333333333" calcext:value-type="float">
            <text:p>0,9933333333</text:p>
          </table:table-cell>
          <table:table-cell table:formula="of:=[.L41]-(1/[.$J41])*[.L41]+ [.L41]*(1-[.$C41])*(1)/[.$J41]" office:value-type="float" office:value="0.986711111111111" calcext:value-type="float">
            <text:p>0,9867111111</text:p>
          </table:table-cell>
          <table:table-cell table:formula="of:=[.M41]-(1/[.$J41])*[.M41]+ [.M41]*(1-[.$C41])*(1)/[.$J41]" office:value-type="float" office:value="0.980133037037037" calcext:value-type="float">
            <text:p>0,980133037</text:p>
          </table:table-cell>
          <table:table-cell table:formula="of:=[.N41]-(1/[.$J41])*[.N41]+ [.N41]*(1-[.$C41])*(1)/[.$J41]" office:value-type="float" office:value="0.973598816790124" calcext:value-type="float">
            <text:p>0,9735988168</text:p>
          </table:table-cell>
          <table:table-cell table:formula="of:=[.O41]-(1/[.$J41])*[.O41]+ [.O41]*(1-[.$C41])*(1)/[.$J41]" office:value-type="float" office:value="0.967108158011523" calcext:value-type="float">
            <text:p>0,967108158</text:p>
          </table:table-cell>
          <table:table-cell table:formula="of:=[.P41]-(1/[.$J41])*[.P41]+ [.P41]*(1-[.$C41])*(1)/[.$J41]" office:value-type="float" office:value="0.960660770291446" calcext:value-type="float">
            <text:p>0,9606607703</text:p>
          </table:table-cell>
          <table:table-cell table:formula="of:=[.Q41]-(1/[.$J41])*[.Q41]+ [.Q41]*(1-[.$D41])*(1)/[.$J41]" office:value-type="float" office:value="0.95425636515617" calcext:value-type="float">
            <text:p>0,9542563652</text:p>
          </table:table-cell>
          <table:table-cell table:formula="of:=[.R41]-(1/[.$J41])*[.R41]+ [.R41]*(1-[.$D41])*(1)/[.$J41]" office:value-type="float" office:value="0.947894656055128" calcext:value-type="float">
            <text:p>0,9478946561</text:p>
          </table:table-cell>
          <table:table-cell table:formula="of:=[.S41]-(1/[.$J41])*[.S41]+ [.S41]*(1-[.$D41])*(1)/[.$J41]" office:value-type="float" office:value="0.941575358348094" calcext:value-type="float">
            <text:p>0,9415753583</text:p>
          </table:table-cell>
          <table:table-cell table:formula="of:=[.T41]-(1/[.$J41])*[.T41]+ [.T41]*(1-[.$D41])*(1)/[.$J41]" office:value-type="float" office:value="0.93529818929244" calcext:value-type="float">
            <text:p>0,9352981893</text:p>
          </table:table-cell>
          <table:table-cell table:formula="of:=[.U41]-(1/[.$J41])*[.U41]+ [.U41]*(1-[.$D41])*(1)/[.$J41]" office:value-type="float" office:value="0.929062868030491" calcext:value-type="float">
            <text:p>0,929062868</text:p>
          </table:table-cell>
          <table:table-cell table:formula="of:=[.V41]-(1/[.$J41])*[.V41]+ [.V41]*(1-[.$E41])*(1)/[.$J41]" office:value-type="float" office:value="0.922869115576954" calcext:value-type="float">
            <text:p>0,9228691156</text:p>
          </table:table-cell>
          <table:table-cell table:formula="of:=[.W41]-(1/[.$J41])*[.W41]+ [.W41]*(1-[.$E41])*(1)/[.$J41]" office:value-type="float" office:value="0.916716654806441" calcext:value-type="float">
            <text:p>0,9167166548</text:p>
          </table:table-cell>
          <table:table-cell table:formula="of:=[.X41]-(1/[.$J41])*[.X41]+ [.X41]*(1-[.$E41])*(1)/[.$J41]" office:value-type="float" office:value="0.910605210441065" calcext:value-type="float">
            <text:p>0,9106052104</text:p>
          </table:table-cell>
          <table:table-cell table:formula="of:=[.Y41]-(1/[.$J41])*[.Y41]+ [.Y41]*(1-[.$E41])*(1)/[.$J41]" office:value-type="float" office:value="0.904534509038124" calcext:value-type="float">
            <text:p>0,904534509</text:p>
          </table:table-cell>
          <table:table-cell table:formula="of:=[.Z41]-(1/[.$J41])*[.Z41]+ [.Z41]*(1-[.$E41])*(1)/[.$J41]" office:value-type="float" office:value="0.89850427897787" calcext:value-type="float">
            <text:p>0,898504279</text:p>
          </table:table-cell>
          <table:table-cell table:formula="of:=[.AA41]-(1/[.$J41])*[.AA41]+ [.AA41]*(1-[.$E41])*(1)/[.$J41]" office:value-type="float" office:value="0.892514250451351" calcext:value-type="float">
            <text:p>0,8925142505</text:p>
          </table:table-cell>
          <table:table-cell table:formula="of:=[.AB41]-(1/[.$J41])*[.AB41]+ [.AB41]*(1-[.$E41])*(1)/[.$J41]" office:value-type="float" office:value="0.886564155448342" calcext:value-type="float">
            <text:p>0,8865641554</text:p>
          </table:table-cell>
          <table:table-cell table:formula="of:=[.AC41]-(1/[.$J41])*[.AC41]+ [.AC41]*(1-[.$E41])*(1)/[.$J41]" office:value-type="float" office:value="0.880653727745353" calcext:value-type="float">
            <text:p>0,8806537277</text:p>
          </table:table-cell>
          <table:table-cell table:formula="of:=[.AD41]-(1/[.$J41])*[.AD41]+ [.AD41]*(1-[.$E41])*(1)/[.$J41]" office:value-type="float" office:value="0.874782702893718" calcext:value-type="float">
            <text:p>0,8747827029</text:p>
          </table:table-cell>
          <table:table-cell table:formula="of:=[.AE41]-(1/[.$J41])*[.AE41]+ [.AE41]*(1-[.$E41])*(1)/[.$J41]" office:value-type="float" office:value="0.868950818207759" calcext:value-type="float">
            <text:p>0,8689508182</text:p>
          </table:table-cell>
          <table:table-cell table:formula="of:=[.AF41]-(1/[.$J41])*[.AF41]+ [.AF41]*(1-[.$F41])*(1)/[.$J41]" office:value-type="float" office:value="0.868950818207759" calcext:value-type="float">
            <text:p>0,8689508182</text:p>
          </table:table-cell>
          <table:table-cell table:formula="of:=[.AG41]-(1/[.$J41])*[.AG41]+ [.AG41]*(1-[.$F41])*(1)/[.$J41]" office:value-type="float" office:value="0.868950818207759" calcext:value-type="float">
            <text:p>0,8689508182</text:p>
          </table:table-cell>
          <table:table-cell table:formula="of:=[.AH41]-(1/[.$J41])*[.AH41]+ [.AH41]*(1-[.$F41])*(1)/[.$J41]" office:value-type="float" office:value="0.868950818207759" calcext:value-type="float">
            <text:p>0,8689508182</text:p>
          </table:table-cell>
          <table:table-cell table:formula="of:=[.AI41]-(1/[.$J41])*[.AI41]+ [.AI41]*(1-[.$F41])*(1)/[.$J41]" office:value-type="float" office:value="0.868950818207759" calcext:value-type="float">
            <text:p>0,8689508182</text:p>
          </table:table-cell>
          <table:table-cell table:formula="of:=[.AJ41]-(1/[.$J41])*[.AJ41]+ [.AJ41]*(1-[.$F41])*(1)/[.$J41]" office:value-type="float" office:value="0.868950818207759" calcext:value-type="float">
            <text:p>0,8689508182</text:p>
          </table:table-cell>
          <table:table-cell table:formula="of:=[.AK41]-(1/[.$J41])*[.AK41]+ [.AK41]*(1-[.$F41])*(1)/[.$J41]" office:value-type="float" office:value="0.868950818207759" calcext:value-type="float">
            <text:p>0,8689508182</text:p>
          </table:table-cell>
          <table:table-cell table:formula="of:=[.AL41]-(1/[.$J41])*[.AL41]+ [.AL41]*(1-[.$F41])*(1)/[.$J41]" office:value-type="float" office:value="0.868950818207759" calcext:value-type="float">
            <text:p>0,8689508182</text:p>
          </table:table-cell>
          <table:table-cell table:formula="of:=[.AM41]-(1/[.$J41])*[.AM41]+ [.AM41]*(1-[.$F41])*(1)/[.$J41]" office:value-type="float" office:value="0.868950818207759" calcext:value-type="float">
            <text:p>0,8689508182</text:p>
          </table:table-cell>
          <table:table-cell table:formula="of:=[.AN41]-(1/[.$J41])*[.AN41]+ [.AN41]*(1-[.$F41])*(1)/[.$J41]" office:value-type="float" office:value="0.868950818207759" calcext:value-type="float">
            <text:p>0,8689508182</text:p>
          </table:table-cell>
          <table:table-cell table:formula="of:=[.AO41]-(1/[.$J41])*[.AO41]+ [.AO41]*(1-[.$F41])*(1)/[.$J41]" office:value-type="float" office:value="0.868950818207759" calcext:value-type="float">
            <text:p>0,8689508182</text:p>
          </table:table-cell>
          <table:table-cell table:formula="of:=[.AP41]-(1/[.$J41])*[.AP41]+ [.AP41]*(1-[.$G41])*(1)/[.$J41]" office:value-type="float" office:value="0.868950818207759" calcext:value-type="float">
            <text:p>0,8689508182</text:p>
          </table:table-cell>
          <table:table-cell table:formula="of:=[.AQ41]-(1/[.$J41])*[.AQ41]+ [.AQ41]*(1-[.$G41])*(1)/[.$J41]" office:value-type="float" office:value="0.868950818207759" calcext:value-type="float">
            <text:p>0,8689508182</text:p>
          </table:table-cell>
          <table:table-cell table:formula="of:=[.AR41]-(1/[.$J41])*[.AR41]+ [.AR41]*(1-[.$G41])*(1)/[.$J41]" office:value-type="float" office:value="0.868950818207759" calcext:value-type="float">
            <text:p>0,8689508182</text:p>
          </table:table-cell>
          <table:table-cell table:formula="of:=[.AS41]-(1/[.$J41])*[.AS41]+ [.AS41]*(1-[.$G41])*(1)/[.$J41]" office:value-type="float" office:value="0.868950818207759" calcext:value-type="float">
            <text:p>0,8689508182</text:p>
          </table:table-cell>
          <table:table-cell table:formula="of:=[.AT41]-(1/[.$J41])*[.AT41]+ [.AT41]*(1-[.$G41])*(1)/[.$J41]" office:value-type="float" office:value="0.868950818207759" calcext:value-type="float">
            <text:p>0,8689508182</text:p>
          </table:table-cell>
          <table:table-cell table:formula="of:=[.AU41]-(1/[.$J41])*[.AU41]+ [.AU41]*(1-[.$G41])*(1)/[.$J41]" office:value-type="float" office:value="0.868950818207759" calcext:value-type="float">
            <text:p>0,8689508182</text:p>
          </table:table-cell>
          <table:table-cell table:formula="of:=[.AV41]-(1/[.$J41])*[.AV41]+ [.AV41]*(1-[.$G41])*(1)/[.$J41]" office:value-type="float" office:value="0.868950818207759" calcext:value-type="float">
            <text:p>0,8689508182</text:p>
          </table:table-cell>
          <table:table-cell table:formula="of:=[.AW41]-(1/[.$J41])*[.AW41]+ [.AW41]*(1-[.$G41])*(1)/[.$J41]" office:value-type="float" office:value="0.868950818207759" calcext:value-type="float">
            <text:p>0,8689508182</text:p>
          </table:table-cell>
          <table:table-cell table:formula="of:=[.AX41]-(1/[.$J41])*[.AX41]+ [.AX41]*(1-[.$G41])*(1)/[.$J41]" office:value-type="float" office:value="0.868950818207759" calcext:value-type="float">
            <text:p>0,8689508182</text:p>
          </table:table-cell>
          <table:table-cell table:formula="of:=[.AY41]-(1/[.$J41])*[.AY41]+ [.AY41]*(1-[.$G41])*(1)/[.$J41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2]-(1/[.$J42])*[.K42]+ [.K42]*(1-[.$C42])*(1)/[.$J42]" office:value-type="float" office:value="0.993333333333333" calcext:value-type="float">
            <text:p>0,9933333333</text:p>
          </table:table-cell>
          <table:table-cell table:formula="of:=[.L42]-(1/[.$J42])*[.L42]+ [.L42]*(1-[.$C42])*(1)/[.$J42]" office:value-type="float" office:value="0.986711111111111" calcext:value-type="float">
            <text:p>0,9867111111</text:p>
          </table:table-cell>
          <table:table-cell table:formula="of:=[.M42]-(1/[.$J42])*[.M42]+ [.M42]*(1-[.$C42])*(1)/[.$J42]" office:value-type="float" office:value="0.980133037037037" calcext:value-type="float">
            <text:p>0,980133037</text:p>
          </table:table-cell>
          <table:table-cell table:formula="of:=[.N42]-(1/[.$J42])*[.N42]+ [.N42]*(1-[.$C42])*(1)/[.$J42]" office:value-type="float" office:value="0.973598816790124" calcext:value-type="float">
            <text:p>0,9735988168</text:p>
          </table:table-cell>
          <table:table-cell table:formula="of:=[.O42]-(1/[.$J42])*[.O42]+ [.O42]*(1-[.$C42])*(1)/[.$J42]" office:value-type="float" office:value="0.967108158011523" calcext:value-type="float">
            <text:p>0,967108158</text:p>
          </table:table-cell>
          <table:table-cell table:formula="of:=[.P42]-(1/[.$J42])*[.P42]+ [.P42]*(1-[.$C42])*(1)/[.$J42]" office:value-type="float" office:value="0.960660770291446" calcext:value-type="float">
            <text:p>0,9606607703</text:p>
          </table:table-cell>
          <table:table-cell table:formula="of:=[.Q42]-(1/[.$J42])*[.Q42]+ [.Q42]*(1-[.$D42])*(1)/[.$J42]" office:value-type="float" office:value="0.95425636515617" calcext:value-type="float">
            <text:p>0,9542563652</text:p>
          </table:table-cell>
          <table:table-cell table:formula="of:=[.R42]-(1/[.$J42])*[.R42]+ [.R42]*(1-[.$D42])*(1)/[.$J42]" office:value-type="float" office:value="0.947894656055128" calcext:value-type="float">
            <text:p>0,9478946561</text:p>
          </table:table-cell>
          <table:table-cell table:formula="of:=[.S42]-(1/[.$J42])*[.S42]+ [.S42]*(1-[.$D42])*(1)/[.$J42]" office:value-type="float" office:value="0.941575358348094" calcext:value-type="float">
            <text:p>0,9415753583</text:p>
          </table:table-cell>
          <table:table-cell table:formula="of:=[.T42]-(1/[.$J42])*[.T42]+ [.T42]*(1-[.$D42])*(1)/[.$J42]" office:value-type="float" office:value="0.93529818929244" calcext:value-type="float">
            <text:p>0,9352981893</text:p>
          </table:table-cell>
          <table:table-cell table:formula="of:=[.U42]-(1/[.$J42])*[.U42]+ [.U42]*(1-[.$D42])*(1)/[.$J42]" office:value-type="float" office:value="0.929062868030491" calcext:value-type="float">
            <text:p>0,929062868</text:p>
          </table:table-cell>
          <table:table-cell table:formula="of:=[.V42]-(1/[.$J42])*[.V42]+ [.V42]*(1-[.$E42])*(1)/[.$J42]" office:value-type="float" office:value="0.922869115576954" calcext:value-type="float">
            <text:p>0,9228691156</text:p>
          </table:table-cell>
          <table:table-cell table:formula="of:=[.W42]-(1/[.$J42])*[.W42]+ [.W42]*(1-[.$E42])*(1)/[.$J42]" office:value-type="float" office:value="0.916716654806441" calcext:value-type="float">
            <text:p>0,9167166548</text:p>
          </table:table-cell>
          <table:table-cell table:formula="of:=[.X42]-(1/[.$J42])*[.X42]+ [.X42]*(1-[.$E42])*(1)/[.$J42]" office:value-type="float" office:value="0.910605210441065" calcext:value-type="float">
            <text:p>0,9106052104</text:p>
          </table:table-cell>
          <table:table-cell table:formula="of:=[.Y42]-(1/[.$J42])*[.Y42]+ [.Y42]*(1-[.$E42])*(1)/[.$J42]" office:value-type="float" office:value="0.904534509038124" calcext:value-type="float">
            <text:p>0,904534509</text:p>
          </table:table-cell>
          <table:table-cell table:formula="of:=[.Z42]-(1/[.$J42])*[.Z42]+ [.Z42]*(1-[.$E42])*(1)/[.$J42]" office:value-type="float" office:value="0.89850427897787" calcext:value-type="float">
            <text:p>0,898504279</text:p>
          </table:table-cell>
          <table:table-cell table:formula="of:=[.AA42]-(1/[.$J42])*[.AA42]+ [.AA42]*(1-[.$E42])*(1)/[.$J42]" office:value-type="float" office:value="0.892514250451351" calcext:value-type="float">
            <text:p>0,8925142505</text:p>
          </table:table-cell>
          <table:table-cell table:formula="of:=[.AB42]-(1/[.$J42])*[.AB42]+ [.AB42]*(1-[.$E42])*(1)/[.$J42]" office:value-type="float" office:value="0.886564155448342" calcext:value-type="float">
            <text:p>0,8865641554</text:p>
          </table:table-cell>
          <table:table-cell table:formula="of:=[.AC42]-(1/[.$J42])*[.AC42]+ [.AC42]*(1-[.$E42])*(1)/[.$J42]" office:value-type="float" office:value="0.880653727745353" calcext:value-type="float">
            <text:p>0,8806537277</text:p>
          </table:table-cell>
          <table:table-cell table:formula="of:=[.AD42]-(1/[.$J42])*[.AD42]+ [.AD42]*(1-[.$E42])*(1)/[.$J42]" office:value-type="float" office:value="0.874782702893718" calcext:value-type="float">
            <text:p>0,8747827029</text:p>
          </table:table-cell>
          <table:table-cell table:formula="of:=[.AE42]-(1/[.$J42])*[.AE42]+ [.AE42]*(1-[.$E42])*(1)/[.$J42]" office:value-type="float" office:value="0.868950818207759" calcext:value-type="float">
            <text:p>0,8689508182</text:p>
          </table:table-cell>
          <table:table-cell table:formula="of:=[.AF42]-(1/[.$J42])*[.AF42]+ [.AF42]*(1-[.$F42])*(1)/[.$J42]" office:value-type="float" office:value="0.868950818207759" calcext:value-type="float">
            <text:p>0,8689508182</text:p>
          </table:table-cell>
          <table:table-cell table:formula="of:=[.AG42]-(1/[.$J42])*[.AG42]+ [.AG42]*(1-[.$F42])*(1)/[.$J42]" office:value-type="float" office:value="0.868950818207759" calcext:value-type="float">
            <text:p>0,8689508182</text:p>
          </table:table-cell>
          <table:table-cell table:formula="of:=[.AH42]-(1/[.$J42])*[.AH42]+ [.AH42]*(1-[.$F42])*(1)/[.$J42]" office:value-type="float" office:value="0.868950818207759" calcext:value-type="float">
            <text:p>0,8689508182</text:p>
          </table:table-cell>
          <table:table-cell table:formula="of:=[.AI42]-(1/[.$J42])*[.AI42]+ [.AI42]*(1-[.$F42])*(1)/[.$J42]" office:value-type="float" office:value="0.868950818207759" calcext:value-type="float">
            <text:p>0,8689508182</text:p>
          </table:table-cell>
          <table:table-cell table:formula="of:=[.AJ42]-(1/[.$J42])*[.AJ42]+ [.AJ42]*(1-[.$F42])*(1)/[.$J42]" office:value-type="float" office:value="0.868950818207759" calcext:value-type="float">
            <text:p>0,8689508182</text:p>
          </table:table-cell>
          <table:table-cell table:formula="of:=[.AK42]-(1/[.$J42])*[.AK42]+ [.AK42]*(1-[.$F42])*(1)/[.$J42]" office:value-type="float" office:value="0.868950818207759" calcext:value-type="float">
            <text:p>0,8689508182</text:p>
          </table:table-cell>
          <table:table-cell table:formula="of:=[.AL42]-(1/[.$J42])*[.AL42]+ [.AL42]*(1-[.$F42])*(1)/[.$J42]" office:value-type="float" office:value="0.868950818207759" calcext:value-type="float">
            <text:p>0,8689508182</text:p>
          </table:table-cell>
          <table:table-cell table:formula="of:=[.AM42]-(1/[.$J42])*[.AM42]+ [.AM42]*(1-[.$F42])*(1)/[.$J42]" office:value-type="float" office:value="0.868950818207759" calcext:value-type="float">
            <text:p>0,8689508182</text:p>
          </table:table-cell>
          <table:table-cell table:formula="of:=[.AN42]-(1/[.$J42])*[.AN42]+ [.AN42]*(1-[.$F42])*(1)/[.$J42]" office:value-type="float" office:value="0.868950818207759" calcext:value-type="float">
            <text:p>0,8689508182</text:p>
          </table:table-cell>
          <table:table-cell table:formula="of:=[.AO42]-(1/[.$J42])*[.AO42]+ [.AO42]*(1-[.$F42])*(1)/[.$J42]" office:value-type="float" office:value="0.868950818207759" calcext:value-type="float">
            <text:p>0,8689508182</text:p>
          </table:table-cell>
          <table:table-cell table:formula="of:=[.AP42]-(1/[.$J42])*[.AP42]+ [.AP42]*(1-[.$G42])*(1)/[.$J42]" office:value-type="float" office:value="0.868950818207759" calcext:value-type="float">
            <text:p>0,8689508182</text:p>
          </table:table-cell>
          <table:table-cell table:formula="of:=[.AQ42]-(1/[.$J42])*[.AQ42]+ [.AQ42]*(1-[.$G42])*(1)/[.$J42]" office:value-type="float" office:value="0.868950818207759" calcext:value-type="float">
            <text:p>0,8689508182</text:p>
          </table:table-cell>
          <table:table-cell table:formula="of:=[.AR42]-(1/[.$J42])*[.AR42]+ [.AR42]*(1-[.$G42])*(1)/[.$J42]" office:value-type="float" office:value="0.868950818207759" calcext:value-type="float">
            <text:p>0,8689508182</text:p>
          </table:table-cell>
          <table:table-cell table:formula="of:=[.AS42]-(1/[.$J42])*[.AS42]+ [.AS42]*(1-[.$G42])*(1)/[.$J42]" office:value-type="float" office:value="0.868950818207759" calcext:value-type="float">
            <text:p>0,8689508182</text:p>
          </table:table-cell>
          <table:table-cell table:formula="of:=[.AT42]-(1/[.$J42])*[.AT42]+ [.AT42]*(1-[.$G42])*(1)/[.$J42]" office:value-type="float" office:value="0.868950818207759" calcext:value-type="float">
            <text:p>0,8689508182</text:p>
          </table:table-cell>
          <table:table-cell table:formula="of:=[.AU42]-(1/[.$J42])*[.AU42]+ [.AU42]*(1-[.$G42])*(1)/[.$J42]" office:value-type="float" office:value="0.868950818207759" calcext:value-type="float">
            <text:p>0,8689508182</text:p>
          </table:table-cell>
          <table:table-cell table:formula="of:=[.AV42]-(1/[.$J42])*[.AV42]+ [.AV42]*(1-[.$G42])*(1)/[.$J42]" office:value-type="float" office:value="0.868950818207759" calcext:value-type="float">
            <text:p>0,8689508182</text:p>
          </table:table-cell>
          <table:table-cell table:formula="of:=[.AW42]-(1/[.$J42])*[.AW42]+ [.AW42]*(1-[.$G42])*(1)/[.$J42]" office:value-type="float" office:value="0.868950818207759" calcext:value-type="float">
            <text:p>0,8689508182</text:p>
          </table:table-cell>
          <table:table-cell table:formula="of:=[.AX42]-(1/[.$J42])*[.AX42]+ [.AX42]*(1-[.$G42])*(1)/[.$J42]" office:value-type="float" office:value="0.868950818207759" calcext:value-type="float">
            <text:p>0,8689508182</text:p>
          </table:table-cell>
          <table:table-cell table:formula="of:=[.AY42]-(1/[.$J42])*[.AY42]+ [.AY42]*(1-[.$G42])*(1)/[.$J42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3]-(1/[.$J43])*[.K43]+ [.K43]*(1-[.$C43])*(1)/[.$J43]" office:value-type="float" office:value="0.993333333333333" calcext:value-type="float">
            <text:p>0,9933333333</text:p>
          </table:table-cell>
          <table:table-cell table:formula="of:=[.L43]-(1/[.$J43])*[.L43]+ [.L43]*(1-[.$C43])*(1)/[.$J43]" office:value-type="float" office:value="0.986711111111111" calcext:value-type="float">
            <text:p>0,9867111111</text:p>
          </table:table-cell>
          <table:table-cell table:formula="of:=[.M43]-(1/[.$J43])*[.M43]+ [.M43]*(1-[.$C43])*(1)/[.$J43]" office:value-type="float" office:value="0.980133037037037" calcext:value-type="float">
            <text:p>0,980133037</text:p>
          </table:table-cell>
          <table:table-cell table:formula="of:=[.N43]-(1/[.$J43])*[.N43]+ [.N43]*(1-[.$C43])*(1)/[.$J43]" office:value-type="float" office:value="0.973598816790124" calcext:value-type="float">
            <text:p>0,9735988168</text:p>
          </table:table-cell>
          <table:table-cell table:formula="of:=[.O43]-(1/[.$J43])*[.O43]+ [.O43]*(1-[.$C43])*(1)/[.$J43]" office:value-type="float" office:value="0.967108158011523" calcext:value-type="float">
            <text:p>0,967108158</text:p>
          </table:table-cell>
          <table:table-cell table:formula="of:=[.P43]-(1/[.$J43])*[.P43]+ [.P43]*(1-[.$C43])*(1)/[.$J43]" office:value-type="float" office:value="0.960660770291446" calcext:value-type="float">
            <text:p>0,9606607703</text:p>
          </table:table-cell>
          <table:table-cell table:formula="of:=[.Q43]-(1/[.$J43])*[.Q43]+ [.Q43]*(1-[.$D43])*(1)/[.$J43]" office:value-type="float" office:value="0.95425636515617" calcext:value-type="float">
            <text:p>0,9542563652</text:p>
          </table:table-cell>
          <table:table-cell table:formula="of:=[.R43]-(1/[.$J43])*[.R43]+ [.R43]*(1-[.$D43])*(1)/[.$J43]" office:value-type="float" office:value="0.947894656055128" calcext:value-type="float">
            <text:p>0,9478946561</text:p>
          </table:table-cell>
          <table:table-cell table:formula="of:=[.S43]-(1/[.$J43])*[.S43]+ [.S43]*(1-[.$D43])*(1)/[.$J43]" office:value-type="float" office:value="0.941575358348094" calcext:value-type="float">
            <text:p>0,9415753583</text:p>
          </table:table-cell>
          <table:table-cell table:formula="of:=[.T43]-(1/[.$J43])*[.T43]+ [.T43]*(1-[.$D43])*(1)/[.$J43]" office:value-type="float" office:value="0.93529818929244" calcext:value-type="float">
            <text:p>0,9352981893</text:p>
          </table:table-cell>
          <table:table-cell table:formula="of:=[.U43]-(1/[.$J43])*[.U43]+ [.U43]*(1-[.$D43])*(1)/[.$J43]" office:value-type="float" office:value="0.929062868030491" calcext:value-type="float">
            <text:p>0,929062868</text:p>
          </table:table-cell>
          <table:table-cell table:formula="of:=[.V43]-(1/[.$J43])*[.V43]+ [.V43]*(1-[.$E43])*(1)/[.$J43]" office:value-type="float" office:value="0.922869115576954" calcext:value-type="float">
            <text:p>0,9228691156</text:p>
          </table:table-cell>
          <table:table-cell table:formula="of:=[.W43]-(1/[.$J43])*[.W43]+ [.W43]*(1-[.$E43])*(1)/[.$J43]" office:value-type="float" office:value="0.916716654806441" calcext:value-type="float">
            <text:p>0,9167166548</text:p>
          </table:table-cell>
          <table:table-cell table:formula="of:=[.X43]-(1/[.$J43])*[.X43]+ [.X43]*(1-[.$E43])*(1)/[.$J43]" office:value-type="float" office:value="0.910605210441065" calcext:value-type="float">
            <text:p>0,9106052104</text:p>
          </table:table-cell>
          <table:table-cell table:formula="of:=[.Y43]-(1/[.$J43])*[.Y43]+ [.Y43]*(1-[.$E43])*(1)/[.$J43]" office:value-type="float" office:value="0.904534509038124" calcext:value-type="float">
            <text:p>0,904534509</text:p>
          </table:table-cell>
          <table:table-cell table:formula="of:=[.Z43]-(1/[.$J43])*[.Z43]+ [.Z43]*(1-[.$E43])*(1)/[.$J43]" office:value-type="float" office:value="0.89850427897787" calcext:value-type="float">
            <text:p>0,898504279</text:p>
          </table:table-cell>
          <table:table-cell table:formula="of:=[.AA43]-(1/[.$J43])*[.AA43]+ [.AA43]*(1-[.$E43])*(1)/[.$J43]" office:value-type="float" office:value="0.892514250451351" calcext:value-type="float">
            <text:p>0,8925142505</text:p>
          </table:table-cell>
          <table:table-cell table:formula="of:=[.AB43]-(1/[.$J43])*[.AB43]+ [.AB43]*(1-[.$E43])*(1)/[.$J43]" office:value-type="float" office:value="0.886564155448342" calcext:value-type="float">
            <text:p>0,8865641554</text:p>
          </table:table-cell>
          <table:table-cell table:formula="of:=[.AC43]-(1/[.$J43])*[.AC43]+ [.AC43]*(1-[.$E43])*(1)/[.$J43]" office:value-type="float" office:value="0.880653727745353" calcext:value-type="float">
            <text:p>0,8806537277</text:p>
          </table:table-cell>
          <table:table-cell table:formula="of:=[.AD43]-(1/[.$J43])*[.AD43]+ [.AD43]*(1-[.$E43])*(1)/[.$J43]" office:value-type="float" office:value="0.874782702893718" calcext:value-type="float">
            <text:p>0,8747827029</text:p>
          </table:table-cell>
          <table:table-cell table:formula="of:=[.AE43]-(1/[.$J43])*[.AE43]+ [.AE43]*(1-[.$E43])*(1)/[.$J43]" office:value-type="float" office:value="0.868950818207759" calcext:value-type="float">
            <text:p>0,8689508182</text:p>
          </table:table-cell>
          <table:table-cell table:formula="of:=[.AF43]-(1/[.$J43])*[.AF43]+ [.AF43]*(1-[.$F43])*(1)/[.$J43]" office:value-type="float" office:value="0.868950818207759" calcext:value-type="float">
            <text:p>0,8689508182</text:p>
          </table:table-cell>
          <table:table-cell table:formula="of:=[.AG43]-(1/[.$J43])*[.AG43]+ [.AG43]*(1-[.$F43])*(1)/[.$J43]" office:value-type="float" office:value="0.868950818207759" calcext:value-type="float">
            <text:p>0,8689508182</text:p>
          </table:table-cell>
          <table:table-cell table:formula="of:=[.AH43]-(1/[.$J43])*[.AH43]+ [.AH43]*(1-[.$F43])*(1)/[.$J43]" office:value-type="float" office:value="0.868950818207759" calcext:value-type="float">
            <text:p>0,8689508182</text:p>
          </table:table-cell>
          <table:table-cell table:formula="of:=[.AI43]-(1/[.$J43])*[.AI43]+ [.AI43]*(1-[.$F43])*(1)/[.$J43]" office:value-type="float" office:value="0.868950818207759" calcext:value-type="float">
            <text:p>0,8689508182</text:p>
          </table:table-cell>
          <table:table-cell table:formula="of:=[.AJ43]-(1/[.$J43])*[.AJ43]+ [.AJ43]*(1-[.$F43])*(1)/[.$J43]" office:value-type="float" office:value="0.868950818207759" calcext:value-type="float">
            <text:p>0,8689508182</text:p>
          </table:table-cell>
          <table:table-cell table:formula="of:=[.AK43]-(1/[.$J43])*[.AK43]+ [.AK43]*(1-[.$F43])*(1)/[.$J43]" office:value-type="float" office:value="0.868950818207759" calcext:value-type="float">
            <text:p>0,8689508182</text:p>
          </table:table-cell>
          <table:table-cell table:formula="of:=[.AL43]-(1/[.$J43])*[.AL43]+ [.AL43]*(1-[.$F43])*(1)/[.$J43]" office:value-type="float" office:value="0.868950818207759" calcext:value-type="float">
            <text:p>0,8689508182</text:p>
          </table:table-cell>
          <table:table-cell table:formula="of:=[.AM43]-(1/[.$J43])*[.AM43]+ [.AM43]*(1-[.$F43])*(1)/[.$J43]" office:value-type="float" office:value="0.868950818207759" calcext:value-type="float">
            <text:p>0,8689508182</text:p>
          </table:table-cell>
          <table:table-cell table:formula="of:=[.AN43]-(1/[.$J43])*[.AN43]+ [.AN43]*(1-[.$F43])*(1)/[.$J43]" office:value-type="float" office:value="0.868950818207759" calcext:value-type="float">
            <text:p>0,8689508182</text:p>
          </table:table-cell>
          <table:table-cell table:formula="of:=[.AO43]-(1/[.$J43])*[.AO43]+ [.AO43]*(1-[.$F43])*(1)/[.$J43]" office:value-type="float" office:value="0.868950818207759" calcext:value-type="float">
            <text:p>0,8689508182</text:p>
          </table:table-cell>
          <table:table-cell table:formula="of:=[.AP43]-(1/[.$J43])*[.AP43]+ [.AP43]*(1-[.$G43])*(1)/[.$J43]" office:value-type="float" office:value="0.868950818207759" calcext:value-type="float">
            <text:p>0,8689508182</text:p>
          </table:table-cell>
          <table:table-cell table:formula="of:=[.AQ43]-(1/[.$J43])*[.AQ43]+ [.AQ43]*(1-[.$G43])*(1)/[.$J43]" office:value-type="float" office:value="0.868950818207759" calcext:value-type="float">
            <text:p>0,8689508182</text:p>
          </table:table-cell>
          <table:table-cell table:formula="of:=[.AR43]-(1/[.$J43])*[.AR43]+ [.AR43]*(1-[.$G43])*(1)/[.$J43]" office:value-type="float" office:value="0.868950818207759" calcext:value-type="float">
            <text:p>0,8689508182</text:p>
          </table:table-cell>
          <table:table-cell table:formula="of:=[.AS43]-(1/[.$J43])*[.AS43]+ [.AS43]*(1-[.$G43])*(1)/[.$J43]" office:value-type="float" office:value="0.868950818207759" calcext:value-type="float">
            <text:p>0,8689508182</text:p>
          </table:table-cell>
          <table:table-cell table:formula="of:=[.AT43]-(1/[.$J43])*[.AT43]+ [.AT43]*(1-[.$G43])*(1)/[.$J43]" office:value-type="float" office:value="0.868950818207759" calcext:value-type="float">
            <text:p>0,8689508182</text:p>
          </table:table-cell>
          <table:table-cell table:formula="of:=[.AU43]-(1/[.$J43])*[.AU43]+ [.AU43]*(1-[.$G43])*(1)/[.$J43]" office:value-type="float" office:value="0.868950818207759" calcext:value-type="float">
            <text:p>0,8689508182</text:p>
          </table:table-cell>
          <table:table-cell table:formula="of:=[.AV43]-(1/[.$J43])*[.AV43]+ [.AV43]*(1-[.$G43])*(1)/[.$J43]" office:value-type="float" office:value="0.868950818207759" calcext:value-type="float">
            <text:p>0,8689508182</text:p>
          </table:table-cell>
          <table:table-cell table:formula="of:=[.AW43]-(1/[.$J43])*[.AW43]+ [.AW43]*(1-[.$G43])*(1)/[.$J43]" office:value-type="float" office:value="0.868950818207759" calcext:value-type="float">
            <text:p>0,8689508182</text:p>
          </table:table-cell>
          <table:table-cell table:formula="of:=[.AX43]-(1/[.$J43])*[.AX43]+ [.AX43]*(1-[.$G43])*(1)/[.$J43]" office:value-type="float" office:value="0.868950818207759" calcext:value-type="float">
            <text:p>0,8689508182</text:p>
          </table:table-cell>
          <table:table-cell table:formula="of:=[.AY43]-(1/[.$J43])*[.AY43]+ [.AY43]*(1-[.$G43])*(1)/[.$J43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4]-(1/[.$J44])*[.K44]+ [.K44]*(1-[.$C44])*(1)/[.$J44]" office:value-type="float" office:value="0.993333333333333" calcext:value-type="float">
            <text:p>0,9933333333</text:p>
          </table:table-cell>
          <table:table-cell table:formula="of:=[.L44]-(1/[.$J44])*[.L44]+ [.L44]*(1-[.$C44])*(1)/[.$J44]" office:value-type="float" office:value="0.986711111111111" calcext:value-type="float">
            <text:p>0,9867111111</text:p>
          </table:table-cell>
          <table:table-cell table:formula="of:=[.M44]-(1/[.$J44])*[.M44]+ [.M44]*(1-[.$C44])*(1)/[.$J44]" office:value-type="float" office:value="0.980133037037037" calcext:value-type="float">
            <text:p>0,980133037</text:p>
          </table:table-cell>
          <table:table-cell table:formula="of:=[.N44]-(1/[.$J44])*[.N44]+ [.N44]*(1-[.$C44])*(1)/[.$J44]" office:value-type="float" office:value="0.973598816790124" calcext:value-type="float">
            <text:p>0,9735988168</text:p>
          </table:table-cell>
          <table:table-cell table:formula="of:=[.O44]-(1/[.$J44])*[.O44]+ [.O44]*(1-[.$C44])*(1)/[.$J44]" office:value-type="float" office:value="0.967108158011523" calcext:value-type="float">
            <text:p>0,967108158</text:p>
          </table:table-cell>
          <table:table-cell table:formula="of:=[.P44]-(1/[.$J44])*[.P44]+ [.P44]*(1-[.$C44])*(1)/[.$J44]" office:value-type="float" office:value="0.960660770291446" calcext:value-type="float">
            <text:p>0,9606607703</text:p>
          </table:table-cell>
          <table:table-cell table:formula="of:=[.Q44]-(1/[.$J44])*[.Q44]+ [.Q44]*(1-[.$D44])*(1)/[.$J44]" office:value-type="float" office:value="0.95425636515617" calcext:value-type="float">
            <text:p>0,9542563652</text:p>
          </table:table-cell>
          <table:table-cell table:formula="of:=[.R44]-(1/[.$J44])*[.R44]+ [.R44]*(1-[.$D44])*(1)/[.$J44]" office:value-type="float" office:value="0.947894656055128" calcext:value-type="float">
            <text:p>0,9478946561</text:p>
          </table:table-cell>
          <table:table-cell table:formula="of:=[.S44]-(1/[.$J44])*[.S44]+ [.S44]*(1-[.$D44])*(1)/[.$J44]" office:value-type="float" office:value="0.941575358348094" calcext:value-type="float">
            <text:p>0,9415753583</text:p>
          </table:table-cell>
          <table:table-cell table:formula="of:=[.T44]-(1/[.$J44])*[.T44]+ [.T44]*(1-[.$D44])*(1)/[.$J44]" office:value-type="float" office:value="0.93529818929244" calcext:value-type="float">
            <text:p>0,9352981893</text:p>
          </table:table-cell>
          <table:table-cell table:formula="of:=[.U44]-(1/[.$J44])*[.U44]+ [.U44]*(1-[.$D44])*(1)/[.$J44]" office:value-type="float" office:value="0.929062868030491" calcext:value-type="float">
            <text:p>0,929062868</text:p>
          </table:table-cell>
          <table:table-cell table:formula="of:=[.V44]-(1/[.$J44])*[.V44]+ [.V44]*(1-[.$E44])*(1)/[.$J44]" office:value-type="float" office:value="0.922869115576954" calcext:value-type="float">
            <text:p>0,9228691156</text:p>
          </table:table-cell>
          <table:table-cell table:formula="of:=[.W44]-(1/[.$J44])*[.W44]+ [.W44]*(1-[.$E44])*(1)/[.$J44]" office:value-type="float" office:value="0.916716654806441" calcext:value-type="float">
            <text:p>0,9167166548</text:p>
          </table:table-cell>
          <table:table-cell table:formula="of:=[.X44]-(1/[.$J44])*[.X44]+ [.X44]*(1-[.$E44])*(1)/[.$J44]" office:value-type="float" office:value="0.910605210441065" calcext:value-type="float">
            <text:p>0,9106052104</text:p>
          </table:table-cell>
          <table:table-cell table:formula="of:=[.Y44]-(1/[.$J44])*[.Y44]+ [.Y44]*(1-[.$E44])*(1)/[.$J44]" office:value-type="float" office:value="0.904534509038124" calcext:value-type="float">
            <text:p>0,904534509</text:p>
          </table:table-cell>
          <table:table-cell table:formula="of:=[.Z44]-(1/[.$J44])*[.Z44]+ [.Z44]*(1-[.$E44])*(1)/[.$J44]" office:value-type="float" office:value="0.89850427897787" calcext:value-type="float">
            <text:p>0,898504279</text:p>
          </table:table-cell>
          <table:table-cell table:formula="of:=[.AA44]-(1/[.$J44])*[.AA44]+ [.AA44]*(1-[.$E44])*(1)/[.$J44]" office:value-type="float" office:value="0.892514250451351" calcext:value-type="float">
            <text:p>0,8925142505</text:p>
          </table:table-cell>
          <table:table-cell table:formula="of:=[.AB44]-(1/[.$J44])*[.AB44]+ [.AB44]*(1-[.$E44])*(1)/[.$J44]" office:value-type="float" office:value="0.886564155448342" calcext:value-type="float">
            <text:p>0,8865641554</text:p>
          </table:table-cell>
          <table:table-cell table:formula="of:=[.AC44]-(1/[.$J44])*[.AC44]+ [.AC44]*(1-[.$E44])*(1)/[.$J44]" office:value-type="float" office:value="0.880653727745353" calcext:value-type="float">
            <text:p>0,8806537277</text:p>
          </table:table-cell>
          <table:table-cell table:formula="of:=[.AD44]-(1/[.$J44])*[.AD44]+ [.AD44]*(1-[.$E44])*(1)/[.$J44]" office:value-type="float" office:value="0.874782702893718" calcext:value-type="float">
            <text:p>0,8747827029</text:p>
          </table:table-cell>
          <table:table-cell table:formula="of:=[.AE44]-(1/[.$J44])*[.AE44]+ [.AE44]*(1-[.$E44])*(1)/[.$J44]" office:value-type="float" office:value="0.868950818207759" calcext:value-type="float">
            <text:p>0,8689508182</text:p>
          </table:table-cell>
          <table:table-cell table:formula="of:=[.AF44]-(1/[.$J44])*[.AF44]+ [.AF44]*(1-[.$F44])*(1)/[.$J44]" office:value-type="float" office:value="0.868950818207759" calcext:value-type="float">
            <text:p>0,8689508182</text:p>
          </table:table-cell>
          <table:table-cell table:formula="of:=[.AG44]-(1/[.$J44])*[.AG44]+ [.AG44]*(1-[.$F44])*(1)/[.$J44]" office:value-type="float" office:value="0.868950818207759" calcext:value-type="float">
            <text:p>0,8689508182</text:p>
          </table:table-cell>
          <table:table-cell table:formula="of:=[.AH44]-(1/[.$J44])*[.AH44]+ [.AH44]*(1-[.$F44])*(1)/[.$J44]" office:value-type="float" office:value="0.868950818207759" calcext:value-type="float">
            <text:p>0,8689508182</text:p>
          </table:table-cell>
          <table:table-cell table:formula="of:=[.AI44]-(1/[.$J44])*[.AI44]+ [.AI44]*(1-[.$F44])*(1)/[.$J44]" office:value-type="float" office:value="0.868950818207759" calcext:value-type="float">
            <text:p>0,8689508182</text:p>
          </table:table-cell>
          <table:table-cell table:formula="of:=[.AJ44]-(1/[.$J44])*[.AJ44]+ [.AJ44]*(1-[.$F44])*(1)/[.$J44]" office:value-type="float" office:value="0.868950818207759" calcext:value-type="float">
            <text:p>0,8689508182</text:p>
          </table:table-cell>
          <table:table-cell table:formula="of:=[.AK44]-(1/[.$J44])*[.AK44]+ [.AK44]*(1-[.$F44])*(1)/[.$J44]" office:value-type="float" office:value="0.868950818207759" calcext:value-type="float">
            <text:p>0,8689508182</text:p>
          </table:table-cell>
          <table:table-cell table:formula="of:=[.AL44]-(1/[.$J44])*[.AL44]+ [.AL44]*(1-[.$F44])*(1)/[.$J44]" office:value-type="float" office:value="0.868950818207759" calcext:value-type="float">
            <text:p>0,8689508182</text:p>
          </table:table-cell>
          <table:table-cell table:formula="of:=[.AM44]-(1/[.$J44])*[.AM44]+ [.AM44]*(1-[.$F44])*(1)/[.$J44]" office:value-type="float" office:value="0.868950818207759" calcext:value-type="float">
            <text:p>0,8689508182</text:p>
          </table:table-cell>
          <table:table-cell table:formula="of:=[.AN44]-(1/[.$J44])*[.AN44]+ [.AN44]*(1-[.$F44])*(1)/[.$J44]" office:value-type="float" office:value="0.868950818207759" calcext:value-type="float">
            <text:p>0,8689508182</text:p>
          </table:table-cell>
          <table:table-cell table:formula="of:=[.AO44]-(1/[.$J44])*[.AO44]+ [.AO44]*(1-[.$F44])*(1)/[.$J44]" office:value-type="float" office:value="0.868950818207759" calcext:value-type="float">
            <text:p>0,8689508182</text:p>
          </table:table-cell>
          <table:table-cell table:formula="of:=[.AP44]-(1/[.$J44])*[.AP44]+ [.AP44]*(1-[.$G44])*(1)/[.$J44]" office:value-type="float" office:value="0.868950818207759" calcext:value-type="float">
            <text:p>0,8689508182</text:p>
          </table:table-cell>
          <table:table-cell table:formula="of:=[.AQ44]-(1/[.$J44])*[.AQ44]+ [.AQ44]*(1-[.$G44])*(1)/[.$J44]" office:value-type="float" office:value="0.868950818207759" calcext:value-type="float">
            <text:p>0,8689508182</text:p>
          </table:table-cell>
          <table:table-cell table:formula="of:=[.AR44]-(1/[.$J44])*[.AR44]+ [.AR44]*(1-[.$G44])*(1)/[.$J44]" office:value-type="float" office:value="0.868950818207759" calcext:value-type="float">
            <text:p>0,8689508182</text:p>
          </table:table-cell>
          <table:table-cell table:formula="of:=[.AS44]-(1/[.$J44])*[.AS44]+ [.AS44]*(1-[.$G44])*(1)/[.$J44]" office:value-type="float" office:value="0.868950818207759" calcext:value-type="float">
            <text:p>0,8689508182</text:p>
          </table:table-cell>
          <table:table-cell table:formula="of:=[.AT44]-(1/[.$J44])*[.AT44]+ [.AT44]*(1-[.$G44])*(1)/[.$J44]" office:value-type="float" office:value="0.868950818207759" calcext:value-type="float">
            <text:p>0,8689508182</text:p>
          </table:table-cell>
          <table:table-cell table:formula="of:=[.AU44]-(1/[.$J44])*[.AU44]+ [.AU44]*(1-[.$G44])*(1)/[.$J44]" office:value-type="float" office:value="0.868950818207759" calcext:value-type="float">
            <text:p>0,8689508182</text:p>
          </table:table-cell>
          <table:table-cell table:formula="of:=[.AV44]-(1/[.$J44])*[.AV44]+ [.AV44]*(1-[.$G44])*(1)/[.$J44]" office:value-type="float" office:value="0.868950818207759" calcext:value-type="float">
            <text:p>0,8689508182</text:p>
          </table:table-cell>
          <table:table-cell table:formula="of:=[.AW44]-(1/[.$J44])*[.AW44]+ [.AW44]*(1-[.$G44])*(1)/[.$J44]" office:value-type="float" office:value="0.868950818207759" calcext:value-type="float">
            <text:p>0,8689508182</text:p>
          </table:table-cell>
          <table:table-cell table:formula="of:=[.AX44]-(1/[.$J44])*[.AX44]+ [.AX44]*(1-[.$G44])*(1)/[.$J44]" office:value-type="float" office:value="0.868950818207759" calcext:value-type="float">
            <text:p>0,8689508182</text:p>
          </table:table-cell>
          <table:table-cell table:formula="of:=[.AY44]-(1/[.$J44])*[.AY44]+ [.AY44]*(1-[.$G44])*(1)/[.$J44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5]-(1/[.$J45])*[.K45]+ [.K45]*(1-[.$C45])*(1)/[.$J45]" office:value-type="float" office:value="0.993333333333333" calcext:value-type="float">
            <text:p>0,9933333333</text:p>
          </table:table-cell>
          <table:table-cell table:formula="of:=[.L45]-(1/[.$J45])*[.L45]+ [.L45]*(1-[.$C45])*(1)/[.$J45]" office:value-type="float" office:value="0.986711111111111" calcext:value-type="float">
            <text:p>0,9867111111</text:p>
          </table:table-cell>
          <table:table-cell table:formula="of:=[.M45]-(1/[.$J45])*[.M45]+ [.M45]*(1-[.$C45])*(1)/[.$J45]" office:value-type="float" office:value="0.980133037037037" calcext:value-type="float">
            <text:p>0,980133037</text:p>
          </table:table-cell>
          <table:table-cell table:formula="of:=[.N45]-(1/[.$J45])*[.N45]+ [.N45]*(1-[.$C45])*(1)/[.$J45]" office:value-type="float" office:value="0.973598816790124" calcext:value-type="float">
            <text:p>0,9735988168</text:p>
          </table:table-cell>
          <table:table-cell table:formula="of:=[.O45]-(1/[.$J45])*[.O45]+ [.O45]*(1-[.$C45])*(1)/[.$J45]" office:value-type="float" office:value="0.967108158011523" calcext:value-type="float">
            <text:p>0,967108158</text:p>
          </table:table-cell>
          <table:table-cell table:formula="of:=[.P45]-(1/[.$J45])*[.P45]+ [.P45]*(1-[.$C45])*(1)/[.$J45]" office:value-type="float" office:value="0.960660770291446" calcext:value-type="float">
            <text:p>0,9606607703</text:p>
          </table:table-cell>
          <table:table-cell table:formula="of:=[.Q45]-(1/[.$J45])*[.Q45]+ [.Q45]*(1-[.$D45])*(1)/[.$J45]" office:value-type="float" office:value="0.95425636515617" calcext:value-type="float">
            <text:p>0,9542563652</text:p>
          </table:table-cell>
          <table:table-cell table:formula="of:=[.R45]-(1/[.$J45])*[.R45]+ [.R45]*(1-[.$D45])*(1)/[.$J45]" office:value-type="float" office:value="0.947894656055128" calcext:value-type="float">
            <text:p>0,9478946561</text:p>
          </table:table-cell>
          <table:table-cell table:formula="of:=[.S45]-(1/[.$J45])*[.S45]+ [.S45]*(1-[.$D45])*(1)/[.$J45]" office:value-type="float" office:value="0.941575358348094" calcext:value-type="float">
            <text:p>0,9415753583</text:p>
          </table:table-cell>
          <table:table-cell table:formula="of:=[.T45]-(1/[.$J45])*[.T45]+ [.T45]*(1-[.$D45])*(1)/[.$J45]" office:value-type="float" office:value="0.93529818929244" calcext:value-type="float">
            <text:p>0,9352981893</text:p>
          </table:table-cell>
          <table:table-cell table:formula="of:=[.U45]-(1/[.$J45])*[.U45]+ [.U45]*(1-[.$D45])*(1)/[.$J45]" office:value-type="float" office:value="0.929062868030491" calcext:value-type="float">
            <text:p>0,929062868</text:p>
          </table:table-cell>
          <table:table-cell table:formula="of:=[.V45]-(1/[.$J45])*[.V45]+ [.V45]*(1-[.$E45])*(1)/[.$J45]" office:value-type="float" office:value="0.922869115576954" calcext:value-type="float">
            <text:p>0,9228691156</text:p>
          </table:table-cell>
          <table:table-cell table:formula="of:=[.W45]-(1/[.$J45])*[.W45]+ [.W45]*(1-[.$E45])*(1)/[.$J45]" office:value-type="float" office:value="0.916716654806441" calcext:value-type="float">
            <text:p>0,9167166548</text:p>
          </table:table-cell>
          <table:table-cell table:formula="of:=[.X45]-(1/[.$J45])*[.X45]+ [.X45]*(1-[.$E45])*(1)/[.$J45]" office:value-type="float" office:value="0.910605210441065" calcext:value-type="float">
            <text:p>0,9106052104</text:p>
          </table:table-cell>
          <table:table-cell table:formula="of:=[.Y45]-(1/[.$J45])*[.Y45]+ [.Y45]*(1-[.$E45])*(1)/[.$J45]" office:value-type="float" office:value="0.904534509038124" calcext:value-type="float">
            <text:p>0,904534509</text:p>
          </table:table-cell>
          <table:table-cell table:formula="of:=[.Z45]-(1/[.$J45])*[.Z45]+ [.Z45]*(1-[.$E45])*(1)/[.$J45]" office:value-type="float" office:value="0.89850427897787" calcext:value-type="float">
            <text:p>0,898504279</text:p>
          </table:table-cell>
          <table:table-cell table:formula="of:=[.AA45]-(1/[.$J45])*[.AA45]+ [.AA45]*(1-[.$E45])*(1)/[.$J45]" office:value-type="float" office:value="0.892514250451351" calcext:value-type="float">
            <text:p>0,8925142505</text:p>
          </table:table-cell>
          <table:table-cell table:formula="of:=[.AB45]-(1/[.$J45])*[.AB45]+ [.AB45]*(1-[.$E45])*(1)/[.$J45]" office:value-type="float" office:value="0.886564155448342" calcext:value-type="float">
            <text:p>0,8865641554</text:p>
          </table:table-cell>
          <table:table-cell table:formula="of:=[.AC45]-(1/[.$J45])*[.AC45]+ [.AC45]*(1-[.$E45])*(1)/[.$J45]" office:value-type="float" office:value="0.880653727745353" calcext:value-type="float">
            <text:p>0,8806537277</text:p>
          </table:table-cell>
          <table:table-cell table:formula="of:=[.AD45]-(1/[.$J45])*[.AD45]+ [.AD45]*(1-[.$E45])*(1)/[.$J45]" office:value-type="float" office:value="0.874782702893718" calcext:value-type="float">
            <text:p>0,8747827029</text:p>
          </table:table-cell>
          <table:table-cell table:formula="of:=[.AE45]-(1/[.$J45])*[.AE45]+ [.AE45]*(1-[.$E45])*(1)/[.$J45]" office:value-type="float" office:value="0.868950818207759" calcext:value-type="float">
            <text:p>0,8689508182</text:p>
          </table:table-cell>
          <table:table-cell table:formula="of:=[.AF45]-(1/[.$J45])*[.AF45]+ [.AF45]*(1-[.$F45])*(1)/[.$J45]" office:value-type="float" office:value="0.868950818207759" calcext:value-type="float">
            <text:p>0,8689508182</text:p>
          </table:table-cell>
          <table:table-cell table:formula="of:=[.AG45]-(1/[.$J45])*[.AG45]+ [.AG45]*(1-[.$F45])*(1)/[.$J45]" office:value-type="float" office:value="0.868950818207759" calcext:value-type="float">
            <text:p>0,8689508182</text:p>
          </table:table-cell>
          <table:table-cell table:formula="of:=[.AH45]-(1/[.$J45])*[.AH45]+ [.AH45]*(1-[.$F45])*(1)/[.$J45]" office:value-type="float" office:value="0.868950818207759" calcext:value-type="float">
            <text:p>0,8689508182</text:p>
          </table:table-cell>
          <table:table-cell table:formula="of:=[.AI45]-(1/[.$J45])*[.AI45]+ [.AI45]*(1-[.$F45])*(1)/[.$J45]" office:value-type="float" office:value="0.868950818207759" calcext:value-type="float">
            <text:p>0,8689508182</text:p>
          </table:table-cell>
          <table:table-cell table:formula="of:=[.AJ45]-(1/[.$J45])*[.AJ45]+ [.AJ45]*(1-[.$F45])*(1)/[.$J45]" office:value-type="float" office:value="0.868950818207759" calcext:value-type="float">
            <text:p>0,8689508182</text:p>
          </table:table-cell>
          <table:table-cell table:formula="of:=[.AK45]-(1/[.$J45])*[.AK45]+ [.AK45]*(1-[.$F45])*(1)/[.$J45]" office:value-type="float" office:value="0.868950818207759" calcext:value-type="float">
            <text:p>0,8689508182</text:p>
          </table:table-cell>
          <table:table-cell table:formula="of:=[.AL45]-(1/[.$J45])*[.AL45]+ [.AL45]*(1-[.$F45])*(1)/[.$J45]" office:value-type="float" office:value="0.868950818207759" calcext:value-type="float">
            <text:p>0,8689508182</text:p>
          </table:table-cell>
          <table:table-cell table:formula="of:=[.AM45]-(1/[.$J45])*[.AM45]+ [.AM45]*(1-[.$F45])*(1)/[.$J45]" office:value-type="float" office:value="0.868950818207759" calcext:value-type="float">
            <text:p>0,8689508182</text:p>
          </table:table-cell>
          <table:table-cell table:formula="of:=[.AN45]-(1/[.$J45])*[.AN45]+ [.AN45]*(1-[.$F45])*(1)/[.$J45]" office:value-type="float" office:value="0.868950818207759" calcext:value-type="float">
            <text:p>0,8689508182</text:p>
          </table:table-cell>
          <table:table-cell table:formula="of:=[.AO45]-(1/[.$J45])*[.AO45]+ [.AO45]*(1-[.$F45])*(1)/[.$J45]" office:value-type="float" office:value="0.868950818207759" calcext:value-type="float">
            <text:p>0,8689508182</text:p>
          </table:table-cell>
          <table:table-cell table:formula="of:=[.AP45]-(1/[.$J45])*[.AP45]+ [.AP45]*(1-[.$G45])*(1)/[.$J45]" office:value-type="float" office:value="0.868950818207759" calcext:value-type="float">
            <text:p>0,8689508182</text:p>
          </table:table-cell>
          <table:table-cell table:formula="of:=[.AQ45]-(1/[.$J45])*[.AQ45]+ [.AQ45]*(1-[.$G45])*(1)/[.$J45]" office:value-type="float" office:value="0.868950818207759" calcext:value-type="float">
            <text:p>0,8689508182</text:p>
          </table:table-cell>
          <table:table-cell table:formula="of:=[.AR45]-(1/[.$J45])*[.AR45]+ [.AR45]*(1-[.$G45])*(1)/[.$J45]" office:value-type="float" office:value="0.868950818207759" calcext:value-type="float">
            <text:p>0,8689508182</text:p>
          </table:table-cell>
          <table:table-cell table:formula="of:=[.AS45]-(1/[.$J45])*[.AS45]+ [.AS45]*(1-[.$G45])*(1)/[.$J45]" office:value-type="float" office:value="0.868950818207759" calcext:value-type="float">
            <text:p>0,8689508182</text:p>
          </table:table-cell>
          <table:table-cell table:formula="of:=[.AT45]-(1/[.$J45])*[.AT45]+ [.AT45]*(1-[.$G45])*(1)/[.$J45]" office:value-type="float" office:value="0.868950818207759" calcext:value-type="float">
            <text:p>0,8689508182</text:p>
          </table:table-cell>
          <table:table-cell table:formula="of:=[.AU45]-(1/[.$J45])*[.AU45]+ [.AU45]*(1-[.$G45])*(1)/[.$J45]" office:value-type="float" office:value="0.868950818207759" calcext:value-type="float">
            <text:p>0,8689508182</text:p>
          </table:table-cell>
          <table:table-cell table:formula="of:=[.AV45]-(1/[.$J45])*[.AV45]+ [.AV45]*(1-[.$G45])*(1)/[.$J45]" office:value-type="float" office:value="0.868950818207759" calcext:value-type="float">
            <text:p>0,8689508182</text:p>
          </table:table-cell>
          <table:table-cell table:formula="of:=[.AW45]-(1/[.$J45])*[.AW45]+ [.AW45]*(1-[.$G45])*(1)/[.$J45]" office:value-type="float" office:value="0.868950818207759" calcext:value-type="float">
            <text:p>0,8689508182</text:p>
          </table:table-cell>
          <table:table-cell table:formula="of:=[.AX45]-(1/[.$J45])*[.AX45]+ [.AX45]*(1-[.$G45])*(1)/[.$J45]" office:value-type="float" office:value="0.868950818207759" calcext:value-type="float">
            <text:p>0,8689508182</text:p>
          </table:table-cell>
          <table:table-cell table:formula="of:=[.AY45]-(1/[.$J45])*[.AY45]+ [.AY45]*(1-[.$G45])*(1)/[.$J45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6]-(1/[.$J46])*[.K46]+ [.K46]*(1-[.$C46])*(1)/[.$J46]" office:value-type="float" office:value="0.993333333333333" calcext:value-type="float">
            <text:p>0,9933333333</text:p>
          </table:table-cell>
          <table:table-cell table:formula="of:=[.L46]-(1/[.$J46])*[.L46]+ [.L46]*(1-[.$C46])*(1)/[.$J46]" office:value-type="float" office:value="0.986711111111111" calcext:value-type="float">
            <text:p>0,9867111111</text:p>
          </table:table-cell>
          <table:table-cell table:formula="of:=[.M46]-(1/[.$J46])*[.M46]+ [.M46]*(1-[.$C46])*(1)/[.$J46]" office:value-type="float" office:value="0.980133037037037" calcext:value-type="float">
            <text:p>0,980133037</text:p>
          </table:table-cell>
          <table:table-cell table:formula="of:=[.N46]-(1/[.$J46])*[.N46]+ [.N46]*(1-[.$C46])*(1)/[.$J46]" office:value-type="float" office:value="0.973598816790124" calcext:value-type="float">
            <text:p>0,9735988168</text:p>
          </table:table-cell>
          <table:table-cell table:formula="of:=[.O46]-(1/[.$J46])*[.O46]+ [.O46]*(1-[.$C46])*(1)/[.$J46]" office:value-type="float" office:value="0.967108158011523" calcext:value-type="float">
            <text:p>0,967108158</text:p>
          </table:table-cell>
          <table:table-cell table:formula="of:=[.P46]-(1/[.$J46])*[.P46]+ [.P46]*(1-[.$C46])*(1)/[.$J46]" office:value-type="float" office:value="0.960660770291446" calcext:value-type="float">
            <text:p>0,9606607703</text:p>
          </table:table-cell>
          <table:table-cell table:formula="of:=[.Q46]-(1/[.$J46])*[.Q46]+ [.Q46]*(1-[.$D46])*(1)/[.$J46]" office:value-type="float" office:value="0.95425636515617" calcext:value-type="float">
            <text:p>0,9542563652</text:p>
          </table:table-cell>
          <table:table-cell table:formula="of:=[.R46]-(1/[.$J46])*[.R46]+ [.R46]*(1-[.$D46])*(1)/[.$J46]" office:value-type="float" office:value="0.947894656055128" calcext:value-type="float">
            <text:p>0,9478946561</text:p>
          </table:table-cell>
          <table:table-cell table:formula="of:=[.S46]-(1/[.$J46])*[.S46]+ [.S46]*(1-[.$D46])*(1)/[.$J46]" office:value-type="float" office:value="0.941575358348094" calcext:value-type="float">
            <text:p>0,9415753583</text:p>
          </table:table-cell>
          <table:table-cell table:formula="of:=[.T46]-(1/[.$J46])*[.T46]+ [.T46]*(1-[.$D46])*(1)/[.$J46]" office:value-type="float" office:value="0.93529818929244" calcext:value-type="float">
            <text:p>0,9352981893</text:p>
          </table:table-cell>
          <table:table-cell table:formula="of:=[.U46]-(1/[.$J46])*[.U46]+ [.U46]*(1-[.$D46])*(1)/[.$J46]" office:value-type="float" office:value="0.929062868030491" calcext:value-type="float">
            <text:p>0,929062868</text:p>
          </table:table-cell>
          <table:table-cell table:formula="of:=[.V46]-(1/[.$J46])*[.V46]+ [.V46]*(1-[.$E46])*(1)/[.$J46]" office:value-type="float" office:value="0.922869115576954" calcext:value-type="float">
            <text:p>0,9228691156</text:p>
          </table:table-cell>
          <table:table-cell table:formula="of:=[.W46]-(1/[.$J46])*[.W46]+ [.W46]*(1-[.$E46])*(1)/[.$J46]" office:value-type="float" office:value="0.916716654806441" calcext:value-type="float">
            <text:p>0,9167166548</text:p>
          </table:table-cell>
          <table:table-cell table:formula="of:=[.X46]-(1/[.$J46])*[.X46]+ [.X46]*(1-[.$E46])*(1)/[.$J46]" office:value-type="float" office:value="0.910605210441065" calcext:value-type="float">
            <text:p>0,9106052104</text:p>
          </table:table-cell>
          <table:table-cell table:formula="of:=[.Y46]-(1/[.$J46])*[.Y46]+ [.Y46]*(1-[.$E46])*(1)/[.$J46]" office:value-type="float" office:value="0.904534509038124" calcext:value-type="float">
            <text:p>0,904534509</text:p>
          </table:table-cell>
          <table:table-cell table:formula="of:=[.Z46]-(1/[.$J46])*[.Z46]+ [.Z46]*(1-[.$E46])*(1)/[.$J46]" office:value-type="float" office:value="0.89850427897787" calcext:value-type="float">
            <text:p>0,898504279</text:p>
          </table:table-cell>
          <table:table-cell table:formula="of:=[.AA46]-(1/[.$J46])*[.AA46]+ [.AA46]*(1-[.$E46])*(1)/[.$J46]" office:value-type="float" office:value="0.892514250451351" calcext:value-type="float">
            <text:p>0,8925142505</text:p>
          </table:table-cell>
          <table:table-cell table:formula="of:=[.AB46]-(1/[.$J46])*[.AB46]+ [.AB46]*(1-[.$E46])*(1)/[.$J46]" office:value-type="float" office:value="0.886564155448342" calcext:value-type="float">
            <text:p>0,8865641554</text:p>
          </table:table-cell>
          <table:table-cell table:formula="of:=[.AC46]-(1/[.$J46])*[.AC46]+ [.AC46]*(1-[.$E46])*(1)/[.$J46]" office:value-type="float" office:value="0.880653727745353" calcext:value-type="float">
            <text:p>0,8806537277</text:p>
          </table:table-cell>
          <table:table-cell table:formula="of:=[.AD46]-(1/[.$J46])*[.AD46]+ [.AD46]*(1-[.$E46])*(1)/[.$J46]" office:value-type="float" office:value="0.874782702893718" calcext:value-type="float">
            <text:p>0,8747827029</text:p>
          </table:table-cell>
          <table:table-cell table:formula="of:=[.AE46]-(1/[.$J46])*[.AE46]+ [.AE46]*(1-[.$E46])*(1)/[.$J46]" office:value-type="float" office:value="0.868950818207759" calcext:value-type="float">
            <text:p>0,8689508182</text:p>
          </table:table-cell>
          <table:table-cell table:formula="of:=[.AF46]-(1/[.$J46])*[.AF46]+ [.AF46]*(1-[.$F46])*(1)/[.$J46]" office:value-type="float" office:value="0.868950818207759" calcext:value-type="float">
            <text:p>0,8689508182</text:p>
          </table:table-cell>
          <table:table-cell table:formula="of:=[.AG46]-(1/[.$J46])*[.AG46]+ [.AG46]*(1-[.$F46])*(1)/[.$J46]" office:value-type="float" office:value="0.868950818207759" calcext:value-type="float">
            <text:p>0,8689508182</text:p>
          </table:table-cell>
          <table:table-cell table:formula="of:=[.AH46]-(1/[.$J46])*[.AH46]+ [.AH46]*(1-[.$F46])*(1)/[.$J46]" office:value-type="float" office:value="0.868950818207759" calcext:value-type="float">
            <text:p>0,8689508182</text:p>
          </table:table-cell>
          <table:table-cell table:formula="of:=[.AI46]-(1/[.$J46])*[.AI46]+ [.AI46]*(1-[.$F46])*(1)/[.$J46]" office:value-type="float" office:value="0.868950818207759" calcext:value-type="float">
            <text:p>0,8689508182</text:p>
          </table:table-cell>
          <table:table-cell table:formula="of:=[.AJ46]-(1/[.$J46])*[.AJ46]+ [.AJ46]*(1-[.$F46])*(1)/[.$J46]" office:value-type="float" office:value="0.868950818207759" calcext:value-type="float">
            <text:p>0,8689508182</text:p>
          </table:table-cell>
          <table:table-cell table:formula="of:=[.AK46]-(1/[.$J46])*[.AK46]+ [.AK46]*(1-[.$F46])*(1)/[.$J46]" office:value-type="float" office:value="0.868950818207759" calcext:value-type="float">
            <text:p>0,8689508182</text:p>
          </table:table-cell>
          <table:table-cell table:formula="of:=[.AL46]-(1/[.$J46])*[.AL46]+ [.AL46]*(1-[.$F46])*(1)/[.$J46]" office:value-type="float" office:value="0.868950818207759" calcext:value-type="float">
            <text:p>0,8689508182</text:p>
          </table:table-cell>
          <table:table-cell table:formula="of:=[.AM46]-(1/[.$J46])*[.AM46]+ [.AM46]*(1-[.$F46])*(1)/[.$J46]" office:value-type="float" office:value="0.868950818207759" calcext:value-type="float">
            <text:p>0,8689508182</text:p>
          </table:table-cell>
          <table:table-cell table:formula="of:=[.AN46]-(1/[.$J46])*[.AN46]+ [.AN46]*(1-[.$F46])*(1)/[.$J46]" office:value-type="float" office:value="0.868950818207759" calcext:value-type="float">
            <text:p>0,8689508182</text:p>
          </table:table-cell>
          <table:table-cell table:formula="of:=[.AO46]-(1/[.$J46])*[.AO46]+ [.AO46]*(1-[.$F46])*(1)/[.$J46]" office:value-type="float" office:value="0.868950818207759" calcext:value-type="float">
            <text:p>0,8689508182</text:p>
          </table:table-cell>
          <table:table-cell table:formula="of:=[.AP46]-(1/[.$J46])*[.AP46]+ [.AP46]*(1-[.$G46])*(1)/[.$J46]" office:value-type="float" office:value="0.868950818207759" calcext:value-type="float">
            <text:p>0,8689508182</text:p>
          </table:table-cell>
          <table:table-cell table:formula="of:=[.AQ46]-(1/[.$J46])*[.AQ46]+ [.AQ46]*(1-[.$G46])*(1)/[.$J46]" office:value-type="float" office:value="0.868950818207759" calcext:value-type="float">
            <text:p>0,8689508182</text:p>
          </table:table-cell>
          <table:table-cell table:formula="of:=[.AR46]-(1/[.$J46])*[.AR46]+ [.AR46]*(1-[.$G46])*(1)/[.$J46]" office:value-type="float" office:value="0.868950818207759" calcext:value-type="float">
            <text:p>0,8689508182</text:p>
          </table:table-cell>
          <table:table-cell table:formula="of:=[.AS46]-(1/[.$J46])*[.AS46]+ [.AS46]*(1-[.$G46])*(1)/[.$J46]" office:value-type="float" office:value="0.868950818207759" calcext:value-type="float">
            <text:p>0,8689508182</text:p>
          </table:table-cell>
          <table:table-cell table:formula="of:=[.AT46]-(1/[.$J46])*[.AT46]+ [.AT46]*(1-[.$G46])*(1)/[.$J46]" office:value-type="float" office:value="0.868950818207759" calcext:value-type="float">
            <text:p>0,8689508182</text:p>
          </table:table-cell>
          <table:table-cell table:formula="of:=[.AU46]-(1/[.$J46])*[.AU46]+ [.AU46]*(1-[.$G46])*(1)/[.$J46]" office:value-type="float" office:value="0.868950818207759" calcext:value-type="float">
            <text:p>0,8689508182</text:p>
          </table:table-cell>
          <table:table-cell table:formula="of:=[.AV46]-(1/[.$J46])*[.AV46]+ [.AV46]*(1-[.$G46])*(1)/[.$J46]" office:value-type="float" office:value="0.868950818207759" calcext:value-type="float">
            <text:p>0,8689508182</text:p>
          </table:table-cell>
          <table:table-cell table:formula="of:=[.AW46]-(1/[.$J46])*[.AW46]+ [.AW46]*(1-[.$G46])*(1)/[.$J46]" office:value-type="float" office:value="0.868950818207759" calcext:value-type="float">
            <text:p>0,8689508182</text:p>
          </table:table-cell>
          <table:table-cell table:formula="of:=[.AX46]-(1/[.$J46])*[.AX46]+ [.AX46]*(1-[.$G46])*(1)/[.$J46]" office:value-type="float" office:value="0.868950818207759" calcext:value-type="float">
            <text:p>0,8689508182</text:p>
          </table:table-cell>
          <table:table-cell table:formula="of:=[.AY46]-(1/[.$J46])*[.AY46]+ [.AY46]*(1-[.$G46])*(1)/[.$J46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7]-(1/[.$J47])*[.K47]+ [.K47]*(1-[.$C47])*(1)/[.$J47]" office:value-type="float" office:value="0.993333333333333" calcext:value-type="float">
            <text:p>0,9933333333</text:p>
          </table:table-cell>
          <table:table-cell table:formula="of:=[.L47]-(1/[.$J47])*[.L47]+ [.L47]*(1-[.$C47])*(1)/[.$J47]" office:value-type="float" office:value="0.986711111111111" calcext:value-type="float">
            <text:p>0,9867111111</text:p>
          </table:table-cell>
          <table:table-cell table:formula="of:=[.M47]-(1/[.$J47])*[.M47]+ [.M47]*(1-[.$C47])*(1)/[.$J47]" office:value-type="float" office:value="0.980133037037037" calcext:value-type="float">
            <text:p>0,980133037</text:p>
          </table:table-cell>
          <table:table-cell table:formula="of:=[.N47]-(1/[.$J47])*[.N47]+ [.N47]*(1-[.$C47])*(1)/[.$J47]" office:value-type="float" office:value="0.973598816790124" calcext:value-type="float">
            <text:p>0,9735988168</text:p>
          </table:table-cell>
          <table:table-cell table:formula="of:=[.O47]-(1/[.$J47])*[.O47]+ [.O47]*(1-[.$C47])*(1)/[.$J47]" office:value-type="float" office:value="0.967108158011523" calcext:value-type="float">
            <text:p>0,967108158</text:p>
          </table:table-cell>
          <table:table-cell table:formula="of:=[.P47]-(1/[.$J47])*[.P47]+ [.P47]*(1-[.$C47])*(1)/[.$J47]" office:value-type="float" office:value="0.960660770291446" calcext:value-type="float">
            <text:p>0,9606607703</text:p>
          </table:table-cell>
          <table:table-cell table:formula="of:=[.Q47]-(1/[.$J47])*[.Q47]+ [.Q47]*(1-[.$D47])*(1)/[.$J47]" office:value-type="float" office:value="0.95425636515617" calcext:value-type="float">
            <text:p>0,9542563652</text:p>
          </table:table-cell>
          <table:table-cell table:formula="of:=[.R47]-(1/[.$J47])*[.R47]+ [.R47]*(1-[.$D47])*(1)/[.$J47]" office:value-type="float" office:value="0.947894656055128" calcext:value-type="float">
            <text:p>0,9478946561</text:p>
          </table:table-cell>
          <table:table-cell table:formula="of:=[.S47]-(1/[.$J47])*[.S47]+ [.S47]*(1-[.$D47])*(1)/[.$J47]" office:value-type="float" office:value="0.941575358348094" calcext:value-type="float">
            <text:p>0,9415753583</text:p>
          </table:table-cell>
          <table:table-cell table:formula="of:=[.T47]-(1/[.$J47])*[.T47]+ [.T47]*(1-[.$D47])*(1)/[.$J47]" office:value-type="float" office:value="0.93529818929244" calcext:value-type="float">
            <text:p>0,9352981893</text:p>
          </table:table-cell>
          <table:table-cell table:formula="of:=[.U47]-(1/[.$J47])*[.U47]+ [.U47]*(1-[.$D47])*(1)/[.$J47]" office:value-type="float" office:value="0.929062868030491" calcext:value-type="float">
            <text:p>0,929062868</text:p>
          </table:table-cell>
          <table:table-cell table:formula="of:=[.V47]-(1/[.$J47])*[.V47]+ [.V47]*(1-[.$E47])*(1)/[.$J47]" office:value-type="float" office:value="0.922869115576954" calcext:value-type="float">
            <text:p>0,9228691156</text:p>
          </table:table-cell>
          <table:table-cell table:formula="of:=[.W47]-(1/[.$J47])*[.W47]+ [.W47]*(1-[.$E47])*(1)/[.$J47]" office:value-type="float" office:value="0.916716654806441" calcext:value-type="float">
            <text:p>0,9167166548</text:p>
          </table:table-cell>
          <table:table-cell table:formula="of:=[.X47]-(1/[.$J47])*[.X47]+ [.X47]*(1-[.$E47])*(1)/[.$J47]" office:value-type="float" office:value="0.910605210441065" calcext:value-type="float">
            <text:p>0,9106052104</text:p>
          </table:table-cell>
          <table:table-cell table:formula="of:=[.Y47]-(1/[.$J47])*[.Y47]+ [.Y47]*(1-[.$E47])*(1)/[.$J47]" office:value-type="float" office:value="0.904534509038124" calcext:value-type="float">
            <text:p>0,904534509</text:p>
          </table:table-cell>
          <table:table-cell table:formula="of:=[.Z47]-(1/[.$J47])*[.Z47]+ [.Z47]*(1-[.$E47])*(1)/[.$J47]" office:value-type="float" office:value="0.89850427897787" calcext:value-type="float">
            <text:p>0,898504279</text:p>
          </table:table-cell>
          <table:table-cell table:formula="of:=[.AA47]-(1/[.$J47])*[.AA47]+ [.AA47]*(1-[.$E47])*(1)/[.$J47]" office:value-type="float" office:value="0.892514250451351" calcext:value-type="float">
            <text:p>0,8925142505</text:p>
          </table:table-cell>
          <table:table-cell table:formula="of:=[.AB47]-(1/[.$J47])*[.AB47]+ [.AB47]*(1-[.$E47])*(1)/[.$J47]" office:value-type="float" office:value="0.886564155448342" calcext:value-type="float">
            <text:p>0,8865641554</text:p>
          </table:table-cell>
          <table:table-cell table:formula="of:=[.AC47]-(1/[.$J47])*[.AC47]+ [.AC47]*(1-[.$E47])*(1)/[.$J47]" office:value-type="float" office:value="0.880653727745353" calcext:value-type="float">
            <text:p>0,8806537277</text:p>
          </table:table-cell>
          <table:table-cell table:formula="of:=[.AD47]-(1/[.$J47])*[.AD47]+ [.AD47]*(1-[.$E47])*(1)/[.$J47]" office:value-type="float" office:value="0.874782702893718" calcext:value-type="float">
            <text:p>0,8747827029</text:p>
          </table:table-cell>
          <table:table-cell table:formula="of:=[.AE47]-(1/[.$J47])*[.AE47]+ [.AE47]*(1-[.$E47])*(1)/[.$J47]" office:value-type="float" office:value="0.868950818207759" calcext:value-type="float">
            <text:p>0,8689508182</text:p>
          </table:table-cell>
          <table:table-cell table:formula="of:=[.AF47]-(1/[.$J47])*[.AF47]+ [.AF47]*(1-[.$F47])*(1)/[.$J47]" office:value-type="float" office:value="0.868950818207759" calcext:value-type="float">
            <text:p>0,8689508182</text:p>
          </table:table-cell>
          <table:table-cell table:formula="of:=[.AG47]-(1/[.$J47])*[.AG47]+ [.AG47]*(1-[.$F47])*(1)/[.$J47]" office:value-type="float" office:value="0.868950818207759" calcext:value-type="float">
            <text:p>0,8689508182</text:p>
          </table:table-cell>
          <table:table-cell table:formula="of:=[.AH47]-(1/[.$J47])*[.AH47]+ [.AH47]*(1-[.$F47])*(1)/[.$J47]" office:value-type="float" office:value="0.868950818207759" calcext:value-type="float">
            <text:p>0,8689508182</text:p>
          </table:table-cell>
          <table:table-cell table:formula="of:=[.AI47]-(1/[.$J47])*[.AI47]+ [.AI47]*(1-[.$F47])*(1)/[.$J47]" office:value-type="float" office:value="0.868950818207759" calcext:value-type="float">
            <text:p>0,8689508182</text:p>
          </table:table-cell>
          <table:table-cell table:formula="of:=[.AJ47]-(1/[.$J47])*[.AJ47]+ [.AJ47]*(1-[.$F47])*(1)/[.$J47]" office:value-type="float" office:value="0.868950818207759" calcext:value-type="float">
            <text:p>0,8689508182</text:p>
          </table:table-cell>
          <table:table-cell table:formula="of:=[.AK47]-(1/[.$J47])*[.AK47]+ [.AK47]*(1-[.$F47])*(1)/[.$J47]" office:value-type="float" office:value="0.868950818207759" calcext:value-type="float">
            <text:p>0,8689508182</text:p>
          </table:table-cell>
          <table:table-cell table:formula="of:=[.AL47]-(1/[.$J47])*[.AL47]+ [.AL47]*(1-[.$F47])*(1)/[.$J47]" office:value-type="float" office:value="0.868950818207759" calcext:value-type="float">
            <text:p>0,8689508182</text:p>
          </table:table-cell>
          <table:table-cell table:formula="of:=[.AM47]-(1/[.$J47])*[.AM47]+ [.AM47]*(1-[.$F47])*(1)/[.$J47]" office:value-type="float" office:value="0.868950818207759" calcext:value-type="float">
            <text:p>0,8689508182</text:p>
          </table:table-cell>
          <table:table-cell table:formula="of:=[.AN47]-(1/[.$J47])*[.AN47]+ [.AN47]*(1-[.$F47])*(1)/[.$J47]" office:value-type="float" office:value="0.868950818207759" calcext:value-type="float">
            <text:p>0,8689508182</text:p>
          </table:table-cell>
          <table:table-cell table:formula="of:=[.AO47]-(1/[.$J47])*[.AO47]+ [.AO47]*(1-[.$F47])*(1)/[.$J47]" office:value-type="float" office:value="0.868950818207759" calcext:value-type="float">
            <text:p>0,8689508182</text:p>
          </table:table-cell>
          <table:table-cell table:formula="of:=[.AP47]-(1/[.$J47])*[.AP47]+ [.AP47]*(1-[.$G47])*(1)/[.$J47]" office:value-type="float" office:value="0.868950818207759" calcext:value-type="float">
            <text:p>0,8689508182</text:p>
          </table:table-cell>
          <table:table-cell table:formula="of:=[.AQ47]-(1/[.$J47])*[.AQ47]+ [.AQ47]*(1-[.$G47])*(1)/[.$J47]" office:value-type="float" office:value="0.868950818207759" calcext:value-type="float">
            <text:p>0,8689508182</text:p>
          </table:table-cell>
          <table:table-cell table:formula="of:=[.AR47]-(1/[.$J47])*[.AR47]+ [.AR47]*(1-[.$G47])*(1)/[.$J47]" office:value-type="float" office:value="0.868950818207759" calcext:value-type="float">
            <text:p>0,8689508182</text:p>
          </table:table-cell>
          <table:table-cell table:formula="of:=[.AS47]-(1/[.$J47])*[.AS47]+ [.AS47]*(1-[.$G47])*(1)/[.$J47]" office:value-type="float" office:value="0.868950818207759" calcext:value-type="float">
            <text:p>0,8689508182</text:p>
          </table:table-cell>
          <table:table-cell table:formula="of:=[.AT47]-(1/[.$J47])*[.AT47]+ [.AT47]*(1-[.$G47])*(1)/[.$J47]" office:value-type="float" office:value="0.868950818207759" calcext:value-type="float">
            <text:p>0,8689508182</text:p>
          </table:table-cell>
          <table:table-cell table:formula="of:=[.AU47]-(1/[.$J47])*[.AU47]+ [.AU47]*(1-[.$G47])*(1)/[.$J47]" office:value-type="float" office:value="0.868950818207759" calcext:value-type="float">
            <text:p>0,8689508182</text:p>
          </table:table-cell>
          <table:table-cell table:formula="of:=[.AV47]-(1/[.$J47])*[.AV47]+ [.AV47]*(1-[.$G47])*(1)/[.$J47]" office:value-type="float" office:value="0.868950818207759" calcext:value-type="float">
            <text:p>0,8689508182</text:p>
          </table:table-cell>
          <table:table-cell table:formula="of:=[.AW47]-(1/[.$J47])*[.AW47]+ [.AW47]*(1-[.$G47])*(1)/[.$J47]" office:value-type="float" office:value="0.868950818207759" calcext:value-type="float">
            <text:p>0,8689508182</text:p>
          </table:table-cell>
          <table:table-cell table:formula="of:=[.AX47]-(1/[.$J47])*[.AX47]+ [.AX47]*(1-[.$G47])*(1)/[.$J47]" office:value-type="float" office:value="0.868950818207759" calcext:value-type="float">
            <text:p>0,8689508182</text:p>
          </table:table-cell>
          <table:table-cell table:formula="of:=[.AY47]-(1/[.$J47])*[.AY47]+ [.AY47]*(1-[.$G47])*(1)/[.$J47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Froid_alimentaire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8]-(1/[.$J48])*[.K48]+ [.K48]*(1-[.$C48])*(1)/[.$J48]" office:value-type="float" office:value="0.993333333333333" calcext:value-type="float">
            <text:p>0,9933333333</text:p>
          </table:table-cell>
          <table:table-cell table:formula="of:=[.L48]-(1/[.$J48])*[.L48]+ [.L48]*(1-[.$C48])*(1)/[.$J48]" office:value-type="float" office:value="0.986711111111111" calcext:value-type="float">
            <text:p>0,9867111111</text:p>
          </table:table-cell>
          <table:table-cell table:formula="of:=[.M48]-(1/[.$J48])*[.M48]+ [.M48]*(1-[.$C48])*(1)/[.$J48]" office:value-type="float" office:value="0.980133037037037" calcext:value-type="float">
            <text:p>0,980133037</text:p>
          </table:table-cell>
          <table:table-cell table:formula="of:=[.N48]-(1/[.$J48])*[.N48]+ [.N48]*(1-[.$C48])*(1)/[.$J48]" office:value-type="float" office:value="0.973598816790124" calcext:value-type="float">
            <text:p>0,9735988168</text:p>
          </table:table-cell>
          <table:table-cell table:formula="of:=[.O48]-(1/[.$J48])*[.O48]+ [.O48]*(1-[.$C48])*(1)/[.$J48]" office:value-type="float" office:value="0.967108158011523" calcext:value-type="float">
            <text:p>0,967108158</text:p>
          </table:table-cell>
          <table:table-cell table:formula="of:=[.P48]-(1/[.$J48])*[.P48]+ [.P48]*(1-[.$C48])*(1)/[.$J48]" office:value-type="float" office:value="0.960660770291446" calcext:value-type="float">
            <text:p>0,9606607703</text:p>
          </table:table-cell>
          <table:table-cell table:formula="of:=[.Q48]-(1/[.$J48])*[.Q48]+ [.Q48]*(1-[.$D48])*(1)/[.$J48]" office:value-type="float" office:value="0.95425636515617" calcext:value-type="float">
            <text:p>0,9542563652</text:p>
          </table:table-cell>
          <table:table-cell table:formula="of:=[.R48]-(1/[.$J48])*[.R48]+ [.R48]*(1-[.$D48])*(1)/[.$J48]" office:value-type="float" office:value="0.947894656055128" calcext:value-type="float">
            <text:p>0,9478946561</text:p>
          </table:table-cell>
          <table:table-cell table:formula="of:=[.S48]-(1/[.$J48])*[.S48]+ [.S48]*(1-[.$D48])*(1)/[.$J48]" office:value-type="float" office:value="0.941575358348094" calcext:value-type="float">
            <text:p>0,9415753583</text:p>
          </table:table-cell>
          <table:table-cell table:formula="of:=[.T48]-(1/[.$J48])*[.T48]+ [.T48]*(1-[.$D48])*(1)/[.$J48]" office:value-type="float" office:value="0.93529818929244" calcext:value-type="float">
            <text:p>0,9352981893</text:p>
          </table:table-cell>
          <table:table-cell table:formula="of:=[.U48]-(1/[.$J48])*[.U48]+ [.U48]*(1-[.$D48])*(1)/[.$J48]" office:value-type="float" office:value="0.929062868030491" calcext:value-type="float">
            <text:p>0,929062868</text:p>
          </table:table-cell>
          <table:table-cell table:formula="of:=[.V48]-(1/[.$J48])*[.V48]+ [.V48]*(1-[.$E48])*(1)/[.$J48]" office:value-type="float" office:value="0.922869115576954" calcext:value-type="float">
            <text:p>0,9228691156</text:p>
          </table:table-cell>
          <table:table-cell table:formula="of:=[.W48]-(1/[.$J48])*[.W48]+ [.W48]*(1-[.$E48])*(1)/[.$J48]" office:value-type="float" office:value="0.916716654806441" calcext:value-type="float">
            <text:p>0,9167166548</text:p>
          </table:table-cell>
          <table:table-cell table:formula="of:=[.X48]-(1/[.$J48])*[.X48]+ [.X48]*(1-[.$E48])*(1)/[.$J48]" office:value-type="float" office:value="0.910605210441065" calcext:value-type="float">
            <text:p>0,9106052104</text:p>
          </table:table-cell>
          <table:table-cell table:formula="of:=[.Y48]-(1/[.$J48])*[.Y48]+ [.Y48]*(1-[.$E48])*(1)/[.$J48]" office:value-type="float" office:value="0.904534509038124" calcext:value-type="float">
            <text:p>0,904534509</text:p>
          </table:table-cell>
          <table:table-cell table:formula="of:=[.Z48]-(1/[.$J48])*[.Z48]+ [.Z48]*(1-[.$E48])*(1)/[.$J48]" office:value-type="float" office:value="0.89850427897787" calcext:value-type="float">
            <text:p>0,898504279</text:p>
          </table:table-cell>
          <table:table-cell table:formula="of:=[.AA48]-(1/[.$J48])*[.AA48]+ [.AA48]*(1-[.$E48])*(1)/[.$J48]" office:value-type="float" office:value="0.892514250451351" calcext:value-type="float">
            <text:p>0,8925142505</text:p>
          </table:table-cell>
          <table:table-cell table:formula="of:=[.AB48]-(1/[.$J48])*[.AB48]+ [.AB48]*(1-[.$E48])*(1)/[.$J48]" office:value-type="float" office:value="0.886564155448342" calcext:value-type="float">
            <text:p>0,8865641554</text:p>
          </table:table-cell>
          <table:table-cell table:formula="of:=[.AC48]-(1/[.$J48])*[.AC48]+ [.AC48]*(1-[.$E48])*(1)/[.$J48]" office:value-type="float" office:value="0.880653727745353" calcext:value-type="float">
            <text:p>0,8806537277</text:p>
          </table:table-cell>
          <table:table-cell table:formula="of:=[.AD48]-(1/[.$J48])*[.AD48]+ [.AD48]*(1-[.$E48])*(1)/[.$J48]" office:value-type="float" office:value="0.874782702893718" calcext:value-type="float">
            <text:p>0,8747827029</text:p>
          </table:table-cell>
          <table:table-cell table:formula="of:=[.AE48]-(1/[.$J48])*[.AE48]+ [.AE48]*(1-[.$E48])*(1)/[.$J48]" office:value-type="float" office:value="0.868950818207759" calcext:value-type="float">
            <text:p>0,8689508182</text:p>
          </table:table-cell>
          <table:table-cell table:formula="of:=[.AF48]-(1/[.$J48])*[.AF48]+ [.AF48]*(1-[.$F48])*(1)/[.$J48]" office:value-type="float" office:value="0.868950818207759" calcext:value-type="float">
            <text:p>0,8689508182</text:p>
          </table:table-cell>
          <table:table-cell table:formula="of:=[.AG48]-(1/[.$J48])*[.AG48]+ [.AG48]*(1-[.$F48])*(1)/[.$J48]" office:value-type="float" office:value="0.868950818207759" calcext:value-type="float">
            <text:p>0,8689508182</text:p>
          </table:table-cell>
          <table:table-cell table:formula="of:=[.AH48]-(1/[.$J48])*[.AH48]+ [.AH48]*(1-[.$F48])*(1)/[.$J48]" office:value-type="float" office:value="0.868950818207759" calcext:value-type="float">
            <text:p>0,8689508182</text:p>
          </table:table-cell>
          <table:table-cell table:formula="of:=[.AI48]-(1/[.$J48])*[.AI48]+ [.AI48]*(1-[.$F48])*(1)/[.$J48]" office:value-type="float" office:value="0.868950818207759" calcext:value-type="float">
            <text:p>0,8689508182</text:p>
          </table:table-cell>
          <table:table-cell table:formula="of:=[.AJ48]-(1/[.$J48])*[.AJ48]+ [.AJ48]*(1-[.$F48])*(1)/[.$J48]" office:value-type="float" office:value="0.868950818207759" calcext:value-type="float">
            <text:p>0,8689508182</text:p>
          </table:table-cell>
          <table:table-cell table:formula="of:=[.AK48]-(1/[.$J48])*[.AK48]+ [.AK48]*(1-[.$F48])*(1)/[.$J48]" office:value-type="float" office:value="0.868950818207759" calcext:value-type="float">
            <text:p>0,8689508182</text:p>
          </table:table-cell>
          <table:table-cell table:formula="of:=[.AL48]-(1/[.$J48])*[.AL48]+ [.AL48]*(1-[.$F48])*(1)/[.$J48]" office:value-type="float" office:value="0.868950818207759" calcext:value-type="float">
            <text:p>0,8689508182</text:p>
          </table:table-cell>
          <table:table-cell table:formula="of:=[.AM48]-(1/[.$J48])*[.AM48]+ [.AM48]*(1-[.$F48])*(1)/[.$J48]" office:value-type="float" office:value="0.868950818207759" calcext:value-type="float">
            <text:p>0,8689508182</text:p>
          </table:table-cell>
          <table:table-cell table:formula="of:=[.AN48]-(1/[.$J48])*[.AN48]+ [.AN48]*(1-[.$F48])*(1)/[.$J48]" office:value-type="float" office:value="0.868950818207759" calcext:value-type="float">
            <text:p>0,8689508182</text:p>
          </table:table-cell>
          <table:table-cell table:formula="of:=[.AO48]-(1/[.$J48])*[.AO48]+ [.AO48]*(1-[.$F48])*(1)/[.$J48]" office:value-type="float" office:value="0.868950818207759" calcext:value-type="float">
            <text:p>0,8689508182</text:p>
          </table:table-cell>
          <table:table-cell table:formula="of:=[.AP48]-(1/[.$J48])*[.AP48]+ [.AP48]*(1-[.$G48])*(1)/[.$J48]" office:value-type="float" office:value="0.868950818207759" calcext:value-type="float">
            <text:p>0,8689508182</text:p>
          </table:table-cell>
          <table:table-cell table:formula="of:=[.AQ48]-(1/[.$J48])*[.AQ48]+ [.AQ48]*(1-[.$G48])*(1)/[.$J48]" office:value-type="float" office:value="0.868950818207759" calcext:value-type="float">
            <text:p>0,8689508182</text:p>
          </table:table-cell>
          <table:table-cell table:formula="of:=[.AR48]-(1/[.$J48])*[.AR48]+ [.AR48]*(1-[.$G48])*(1)/[.$J48]" office:value-type="float" office:value="0.868950818207759" calcext:value-type="float">
            <text:p>0,8689508182</text:p>
          </table:table-cell>
          <table:table-cell table:formula="of:=[.AS48]-(1/[.$J48])*[.AS48]+ [.AS48]*(1-[.$G48])*(1)/[.$J48]" office:value-type="float" office:value="0.868950818207759" calcext:value-type="float">
            <text:p>0,8689508182</text:p>
          </table:table-cell>
          <table:table-cell table:formula="of:=[.AT48]-(1/[.$J48])*[.AT48]+ [.AT48]*(1-[.$G48])*(1)/[.$J48]" office:value-type="float" office:value="0.868950818207759" calcext:value-type="float">
            <text:p>0,8689508182</text:p>
          </table:table-cell>
          <table:table-cell table:formula="of:=[.AU48]-(1/[.$J48])*[.AU48]+ [.AU48]*(1-[.$G48])*(1)/[.$J48]" office:value-type="float" office:value="0.868950818207759" calcext:value-type="float">
            <text:p>0,8689508182</text:p>
          </table:table-cell>
          <table:table-cell table:formula="of:=[.AV48]-(1/[.$J48])*[.AV48]+ [.AV48]*(1-[.$G48])*(1)/[.$J48]" office:value-type="float" office:value="0.868950818207759" calcext:value-type="float">
            <text:p>0,8689508182</text:p>
          </table:table-cell>
          <table:table-cell table:formula="of:=[.AW48]-(1/[.$J48])*[.AW48]+ [.AW48]*(1-[.$G48])*(1)/[.$J48]" office:value-type="float" office:value="0.868950818207759" calcext:value-type="float">
            <text:p>0,8689508182</text:p>
          </table:table-cell>
          <table:table-cell table:formula="of:=[.AX48]-(1/[.$J48])*[.AX48]+ [.AX48]*(1-[.$G48])*(1)/[.$J48]" office:value-type="float" office:value="0.868950818207759" calcext:value-type="float">
            <text:p>0,8689508182</text:p>
          </table:table-cell>
          <table:table-cell table:formula="of:=[.AY48]-(1/[.$J48])*[.AY48]+ [.AY48]*(1-[.$G48])*(1)/[.$J48]" office:value-type="float" office:value="0.868950818207759" calcext:value-type="float">
            <text:p>0,8689508182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49]-(1/[.$J49])*[.K49]+ [.K49]*(1-[.$C49])*(1)/[.$J49]" office:value-type="float" office:value="1" calcext:value-type="float">
            <text:p>1</text:p>
          </table:table-cell>
          <table:table-cell table:formula="of:=[.L49]-(1/[.$J49])*[.L49]+ [.L49]*(1-[.$C49])*(1)/[.$J49]" office:value-type="float" office:value="1" calcext:value-type="float">
            <text:p>1</text:p>
          </table:table-cell>
          <table:table-cell table:formula="of:=[.M49]-(1/[.$J49])*[.M49]+ [.M49]*(1-[.$C49])*(1)/[.$J49]" office:value-type="float" office:value="1" calcext:value-type="float">
            <text:p>1</text:p>
          </table:table-cell>
          <table:table-cell table:formula="of:=[.N49]-(1/[.$J49])*[.N49]+ [.N49]*(1-[.$C49])*(1)/[.$J49]" office:value-type="float" office:value="1" calcext:value-type="float">
            <text:p>1</text:p>
          </table:table-cell>
          <table:table-cell table:formula="of:=[.O49]-(1/[.$J49])*[.O49]+ [.O49]*(1-[.$C49])*(1)/[.$J49]" office:value-type="float" office:value="1" calcext:value-type="float">
            <text:p>1</text:p>
          </table:table-cell>
          <table:table-cell table:formula="of:=[.P49]-(1/[.$J49])*[.P49]+ [.P49]*(1-[.$C49])*(1)/[.$J49]" office:value-type="float" office:value="1" calcext:value-type="float">
            <text:p>1</text:p>
          </table:table-cell>
          <table:table-cell table:formula="of:=[.Q49]-(1/[.$J49])*[.Q49]+ [.Q49]*(1-[.$D49])*(1)/[.$J49]" office:value-type="float" office:value="1" calcext:value-type="float">
            <text:p>1</text:p>
          </table:table-cell>
          <table:table-cell table:formula="of:=[.R49]-(1/[.$J49])*[.R49]+ [.R49]*(1-[.$D49])*(1)/[.$J49]" office:value-type="float" office:value="1" calcext:value-type="float">
            <text:p>1</text:p>
          </table:table-cell>
          <table:table-cell table:formula="of:=[.S49]-(1/[.$J49])*[.S49]+ [.S49]*(1-[.$D49])*(1)/[.$J49]" office:value-type="float" office:value="1" calcext:value-type="float">
            <text:p>1</text:p>
          </table:table-cell>
          <table:table-cell table:formula="of:=[.T49]-(1/[.$J49])*[.T49]+ [.T49]*(1-[.$D49])*(1)/[.$J49]" office:value-type="float" office:value="1" calcext:value-type="float">
            <text:p>1</text:p>
          </table:table-cell>
          <table:table-cell table:formula="of:=[.U49]-(1/[.$J49])*[.U49]+ [.U49]*(1-[.$D49])*(1)/[.$J49]" office:value-type="float" office:value="1" calcext:value-type="float">
            <text:p>1</text:p>
          </table:table-cell>
          <table:table-cell table:formula="of:=[.V49]-(1/[.$J49])*[.V49]+ [.V49]*(1-[.$E49])*(1)/[.$J49]" office:value-type="float" office:value="1" calcext:value-type="float">
            <text:p>1</text:p>
          </table:table-cell>
          <table:table-cell table:formula="of:=[.W49]-(1/[.$J49])*[.W49]+ [.W49]*(1-[.$E49])*(1)/[.$J49]" office:value-type="float" office:value="1" calcext:value-type="float">
            <text:p>1</text:p>
          </table:table-cell>
          <table:table-cell table:formula="of:=[.X49]-(1/[.$J49])*[.X49]+ [.X49]*(1-[.$E49])*(1)/[.$J49]" office:value-type="float" office:value="1" calcext:value-type="float">
            <text:p>1</text:p>
          </table:table-cell>
          <table:table-cell table:formula="of:=[.Y49]-(1/[.$J49])*[.Y49]+ [.Y49]*(1-[.$E49])*(1)/[.$J49]" office:value-type="float" office:value="1" calcext:value-type="float">
            <text:p>1</text:p>
          </table:table-cell>
          <table:table-cell table:formula="of:=[.Z49]-(1/[.$J49])*[.Z49]+ [.Z49]*(1-[.$E49])*(1)/[.$J49]" office:value-type="float" office:value="1" calcext:value-type="float">
            <text:p>1</text:p>
          </table:table-cell>
          <table:table-cell table:formula="of:=[.AA49]-(1/[.$J49])*[.AA49]+ [.AA49]*(1-[.$E49])*(1)/[.$J49]" office:value-type="float" office:value="1" calcext:value-type="float">
            <text:p>1</text:p>
          </table:table-cell>
          <table:table-cell table:formula="of:=[.AB49]-(1/[.$J49])*[.AB49]+ [.AB49]*(1-[.$E49])*(1)/[.$J49]" office:value-type="float" office:value="1" calcext:value-type="float">
            <text:p>1</text:p>
          </table:table-cell>
          <table:table-cell table:formula="of:=[.AC49]-(1/[.$J49])*[.AC49]+ [.AC49]*(1-[.$E49])*(1)/[.$J49]" office:value-type="float" office:value="1" calcext:value-type="float">
            <text:p>1</text:p>
          </table:table-cell>
          <table:table-cell table:formula="of:=[.AD49]-(1/[.$J49])*[.AD49]+ [.AD49]*(1-[.$E49])*(1)/[.$J49]" office:value-type="float" office:value="1" calcext:value-type="float">
            <text:p>1</text:p>
          </table:table-cell>
          <table:table-cell table:formula="of:=[.AE49]-(1/[.$J49])*[.AE49]+ [.AE49]*(1-[.$E49])*(1)/[.$J49]" office:value-type="float" office:value="1" calcext:value-type="float">
            <text:p>1</text:p>
          </table:table-cell>
          <table:table-cell table:formula="of:=[.AF49]-(1/[.$J49])*[.AF49]+ [.AF49]*(1-[.$F49])*(1)/[.$J49]" office:value-type="float" office:value="1" calcext:value-type="float">
            <text:p>1</text:p>
          </table:table-cell>
          <table:table-cell table:formula="of:=[.AG49]-(1/[.$J49])*[.AG49]+ [.AG49]*(1-[.$F49])*(1)/[.$J49]" office:value-type="float" office:value="1" calcext:value-type="float">
            <text:p>1</text:p>
          </table:table-cell>
          <table:table-cell table:formula="of:=[.AH49]-(1/[.$J49])*[.AH49]+ [.AH49]*(1-[.$F49])*(1)/[.$J49]" office:value-type="float" office:value="1" calcext:value-type="float">
            <text:p>1</text:p>
          </table:table-cell>
          <table:table-cell table:formula="of:=[.AI49]-(1/[.$J49])*[.AI49]+ [.AI49]*(1-[.$F49])*(1)/[.$J49]" office:value-type="float" office:value="1" calcext:value-type="float">
            <text:p>1</text:p>
          </table:table-cell>
          <table:table-cell table:formula="of:=[.AJ49]-(1/[.$J49])*[.AJ49]+ [.AJ49]*(1-[.$F49])*(1)/[.$J49]" office:value-type="float" office:value="1" calcext:value-type="float">
            <text:p>1</text:p>
          </table:table-cell>
          <table:table-cell table:formula="of:=[.AK49]-(1/[.$J49])*[.AK49]+ [.AK49]*(1-[.$F49])*(1)/[.$J49]" office:value-type="float" office:value="1" calcext:value-type="float">
            <text:p>1</text:p>
          </table:table-cell>
          <table:table-cell table:formula="of:=[.AL49]-(1/[.$J49])*[.AL49]+ [.AL49]*(1-[.$F49])*(1)/[.$J49]" office:value-type="float" office:value="1" calcext:value-type="float">
            <text:p>1</text:p>
          </table:table-cell>
          <table:table-cell table:formula="of:=[.AM49]-(1/[.$J49])*[.AM49]+ [.AM49]*(1-[.$F49])*(1)/[.$J49]" office:value-type="float" office:value="1" calcext:value-type="float">
            <text:p>1</text:p>
          </table:table-cell>
          <table:table-cell table:formula="of:=[.AN49]-(1/[.$J49])*[.AN49]+ [.AN49]*(1-[.$F49])*(1)/[.$J49]" office:value-type="float" office:value="1" calcext:value-type="float">
            <text:p>1</text:p>
          </table:table-cell>
          <table:table-cell table:formula="of:=[.AO49]-(1/[.$J49])*[.AO49]+ [.AO49]*(1-[.$F49])*(1)/[.$J49]" office:value-type="float" office:value="1" calcext:value-type="float">
            <text:p>1</text:p>
          </table:table-cell>
          <table:table-cell table:formula="of:=[.AP49]-(1/[.$J49])*[.AP49]+ [.AP49]*(1-[.$G49])*(1)/[.$J49]" office:value-type="float" office:value="1" calcext:value-type="float">
            <text:p>1</text:p>
          </table:table-cell>
          <table:table-cell table:formula="of:=[.AQ49]-(1/[.$J49])*[.AQ49]+ [.AQ49]*(1-[.$G49])*(1)/[.$J49]" office:value-type="float" office:value="1" calcext:value-type="float">
            <text:p>1</text:p>
          </table:table-cell>
          <table:table-cell table:formula="of:=[.AR49]-(1/[.$J49])*[.AR49]+ [.AR49]*(1-[.$G49])*(1)/[.$J49]" office:value-type="float" office:value="1" calcext:value-type="float">
            <text:p>1</text:p>
          </table:table-cell>
          <table:table-cell table:formula="of:=[.AS49]-(1/[.$J49])*[.AS49]+ [.AS49]*(1-[.$G49])*(1)/[.$J49]" office:value-type="float" office:value="1" calcext:value-type="float">
            <text:p>1</text:p>
          </table:table-cell>
          <table:table-cell table:formula="of:=[.AT49]-(1/[.$J49])*[.AT49]+ [.AT49]*(1-[.$G49])*(1)/[.$J49]" office:value-type="float" office:value="1" calcext:value-type="float">
            <text:p>1</text:p>
          </table:table-cell>
          <table:table-cell table:formula="of:=[.AU49]-(1/[.$J49])*[.AU49]+ [.AU49]*(1-[.$G49])*(1)/[.$J49]" office:value-type="float" office:value="1" calcext:value-type="float">
            <text:p>1</text:p>
          </table:table-cell>
          <table:table-cell table:formula="of:=[.AV49]-(1/[.$J49])*[.AV49]+ [.AV49]*(1-[.$G49])*(1)/[.$J49]" office:value-type="float" office:value="1" calcext:value-type="float">
            <text:p>1</text:p>
          </table:table-cell>
          <table:table-cell table:formula="of:=[.AW49]-(1/[.$J49])*[.AW49]+ [.AW49]*(1-[.$G49])*(1)/[.$J49]" office:value-type="float" office:value="1" calcext:value-type="float">
            <text:p>1</text:p>
          </table:table-cell>
          <table:table-cell table:formula="of:=[.AX49]-(1/[.$J49])*[.AX49]+ [.AX49]*(1-[.$G49])*(1)/[.$J49]" office:value-type="float" office:value="1" calcext:value-type="float">
            <text:p>1</text:p>
          </table:table-cell>
          <table:table-cell table:formula="of:=[.AY49]-(1/[.$J49])*[.AY49]+ [.AY49]*(1-[.$G49])*(1)/[.$J49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0]-(1/[.$J50])*[.K50]+ [.K50]*(1-[.$C50])*(1)/[.$J50]" office:value-type="float" office:value="1" calcext:value-type="float">
            <text:p>1</text:p>
          </table:table-cell>
          <table:table-cell table:formula="of:=[.L50]-(1/[.$J50])*[.L50]+ [.L50]*(1-[.$C50])*(1)/[.$J50]" office:value-type="float" office:value="1" calcext:value-type="float">
            <text:p>1</text:p>
          </table:table-cell>
          <table:table-cell table:formula="of:=[.M50]-(1/[.$J50])*[.M50]+ [.M50]*(1-[.$C50])*(1)/[.$J50]" office:value-type="float" office:value="1" calcext:value-type="float">
            <text:p>1</text:p>
          </table:table-cell>
          <table:table-cell table:formula="of:=[.N50]-(1/[.$J50])*[.N50]+ [.N50]*(1-[.$C50])*(1)/[.$J50]" office:value-type="float" office:value="1" calcext:value-type="float">
            <text:p>1</text:p>
          </table:table-cell>
          <table:table-cell table:formula="of:=[.O50]-(1/[.$J50])*[.O50]+ [.O50]*(1-[.$C50])*(1)/[.$J50]" office:value-type="float" office:value="1" calcext:value-type="float">
            <text:p>1</text:p>
          </table:table-cell>
          <table:table-cell table:formula="of:=[.P50]-(1/[.$J50])*[.P50]+ [.P50]*(1-[.$C50])*(1)/[.$J50]" office:value-type="float" office:value="1" calcext:value-type="float">
            <text:p>1</text:p>
          </table:table-cell>
          <table:table-cell table:formula="of:=[.Q50]-(1/[.$J50])*[.Q50]+ [.Q50]*(1-[.$D50])*(1)/[.$J50]" office:value-type="float" office:value="1" calcext:value-type="float">
            <text:p>1</text:p>
          </table:table-cell>
          <table:table-cell table:formula="of:=[.R50]-(1/[.$J50])*[.R50]+ [.R50]*(1-[.$D50])*(1)/[.$J50]" office:value-type="float" office:value="1" calcext:value-type="float">
            <text:p>1</text:p>
          </table:table-cell>
          <table:table-cell table:formula="of:=[.S50]-(1/[.$J50])*[.S50]+ [.S50]*(1-[.$D50])*(1)/[.$J50]" office:value-type="float" office:value="1" calcext:value-type="float">
            <text:p>1</text:p>
          </table:table-cell>
          <table:table-cell table:formula="of:=[.T50]-(1/[.$J50])*[.T50]+ [.T50]*(1-[.$D50])*(1)/[.$J50]" office:value-type="float" office:value="1" calcext:value-type="float">
            <text:p>1</text:p>
          </table:table-cell>
          <table:table-cell table:formula="of:=[.U50]-(1/[.$J50])*[.U50]+ [.U50]*(1-[.$D50])*(1)/[.$J50]" office:value-type="float" office:value="1" calcext:value-type="float">
            <text:p>1</text:p>
          </table:table-cell>
          <table:table-cell table:formula="of:=[.V50]-(1/[.$J50])*[.V50]+ [.V50]*(1-[.$E50])*(1)/[.$J50]" office:value-type="float" office:value="1" calcext:value-type="float">
            <text:p>1</text:p>
          </table:table-cell>
          <table:table-cell table:formula="of:=[.W50]-(1/[.$J50])*[.W50]+ [.W50]*(1-[.$E50])*(1)/[.$J50]" office:value-type="float" office:value="1" calcext:value-type="float">
            <text:p>1</text:p>
          </table:table-cell>
          <table:table-cell table:formula="of:=[.X50]-(1/[.$J50])*[.X50]+ [.X50]*(1-[.$E50])*(1)/[.$J50]" office:value-type="float" office:value="1" calcext:value-type="float">
            <text:p>1</text:p>
          </table:table-cell>
          <table:table-cell table:formula="of:=[.Y50]-(1/[.$J50])*[.Y50]+ [.Y50]*(1-[.$E50])*(1)/[.$J50]" office:value-type="float" office:value="1" calcext:value-type="float">
            <text:p>1</text:p>
          </table:table-cell>
          <table:table-cell table:formula="of:=[.Z50]-(1/[.$J50])*[.Z50]+ [.Z50]*(1-[.$E50])*(1)/[.$J50]" office:value-type="float" office:value="1" calcext:value-type="float">
            <text:p>1</text:p>
          </table:table-cell>
          <table:table-cell table:formula="of:=[.AA50]-(1/[.$J50])*[.AA50]+ [.AA50]*(1-[.$E50])*(1)/[.$J50]" office:value-type="float" office:value="1" calcext:value-type="float">
            <text:p>1</text:p>
          </table:table-cell>
          <table:table-cell table:formula="of:=[.AB50]-(1/[.$J50])*[.AB50]+ [.AB50]*(1-[.$E50])*(1)/[.$J50]" office:value-type="float" office:value="1" calcext:value-type="float">
            <text:p>1</text:p>
          </table:table-cell>
          <table:table-cell table:formula="of:=[.AC50]-(1/[.$J50])*[.AC50]+ [.AC50]*(1-[.$E50])*(1)/[.$J50]" office:value-type="float" office:value="1" calcext:value-type="float">
            <text:p>1</text:p>
          </table:table-cell>
          <table:table-cell table:formula="of:=[.AD50]-(1/[.$J50])*[.AD50]+ [.AD50]*(1-[.$E50])*(1)/[.$J50]" office:value-type="float" office:value="1" calcext:value-type="float">
            <text:p>1</text:p>
          </table:table-cell>
          <table:table-cell table:formula="of:=[.AE50]-(1/[.$J50])*[.AE50]+ [.AE50]*(1-[.$E50])*(1)/[.$J50]" office:value-type="float" office:value="1" calcext:value-type="float">
            <text:p>1</text:p>
          </table:table-cell>
          <table:table-cell table:formula="of:=[.AF50]-(1/[.$J50])*[.AF50]+ [.AF50]*(1-[.$F50])*(1)/[.$J50]" office:value-type="float" office:value="1" calcext:value-type="float">
            <text:p>1</text:p>
          </table:table-cell>
          <table:table-cell table:formula="of:=[.AG50]-(1/[.$J50])*[.AG50]+ [.AG50]*(1-[.$F50])*(1)/[.$J50]" office:value-type="float" office:value="1" calcext:value-type="float">
            <text:p>1</text:p>
          </table:table-cell>
          <table:table-cell table:formula="of:=[.AH50]-(1/[.$J50])*[.AH50]+ [.AH50]*(1-[.$F50])*(1)/[.$J50]" office:value-type="float" office:value="1" calcext:value-type="float">
            <text:p>1</text:p>
          </table:table-cell>
          <table:table-cell table:formula="of:=[.AI50]-(1/[.$J50])*[.AI50]+ [.AI50]*(1-[.$F50])*(1)/[.$J50]" office:value-type="float" office:value="1" calcext:value-type="float">
            <text:p>1</text:p>
          </table:table-cell>
          <table:table-cell table:formula="of:=[.AJ50]-(1/[.$J50])*[.AJ50]+ [.AJ50]*(1-[.$F50])*(1)/[.$J50]" office:value-type="float" office:value="1" calcext:value-type="float">
            <text:p>1</text:p>
          </table:table-cell>
          <table:table-cell table:formula="of:=[.AK50]-(1/[.$J50])*[.AK50]+ [.AK50]*(1-[.$F50])*(1)/[.$J50]" office:value-type="float" office:value="1" calcext:value-type="float">
            <text:p>1</text:p>
          </table:table-cell>
          <table:table-cell table:formula="of:=[.AL50]-(1/[.$J50])*[.AL50]+ [.AL50]*(1-[.$F50])*(1)/[.$J50]" office:value-type="float" office:value="1" calcext:value-type="float">
            <text:p>1</text:p>
          </table:table-cell>
          <table:table-cell table:formula="of:=[.AM50]-(1/[.$J50])*[.AM50]+ [.AM50]*(1-[.$F50])*(1)/[.$J50]" office:value-type="float" office:value="1" calcext:value-type="float">
            <text:p>1</text:p>
          </table:table-cell>
          <table:table-cell table:formula="of:=[.AN50]-(1/[.$J50])*[.AN50]+ [.AN50]*(1-[.$F50])*(1)/[.$J50]" office:value-type="float" office:value="1" calcext:value-type="float">
            <text:p>1</text:p>
          </table:table-cell>
          <table:table-cell table:formula="of:=[.AO50]-(1/[.$J50])*[.AO50]+ [.AO50]*(1-[.$F50])*(1)/[.$J50]" office:value-type="float" office:value="1" calcext:value-type="float">
            <text:p>1</text:p>
          </table:table-cell>
          <table:table-cell table:formula="of:=[.AP50]-(1/[.$J50])*[.AP50]+ [.AP50]*(1-[.$G50])*(1)/[.$J50]" office:value-type="float" office:value="1" calcext:value-type="float">
            <text:p>1</text:p>
          </table:table-cell>
          <table:table-cell table:formula="of:=[.AQ50]-(1/[.$J50])*[.AQ50]+ [.AQ50]*(1-[.$G50])*(1)/[.$J50]" office:value-type="float" office:value="1" calcext:value-type="float">
            <text:p>1</text:p>
          </table:table-cell>
          <table:table-cell table:formula="of:=[.AR50]-(1/[.$J50])*[.AR50]+ [.AR50]*(1-[.$G50])*(1)/[.$J50]" office:value-type="float" office:value="1" calcext:value-type="float">
            <text:p>1</text:p>
          </table:table-cell>
          <table:table-cell table:formula="of:=[.AS50]-(1/[.$J50])*[.AS50]+ [.AS50]*(1-[.$G50])*(1)/[.$J50]" office:value-type="float" office:value="1" calcext:value-type="float">
            <text:p>1</text:p>
          </table:table-cell>
          <table:table-cell table:formula="of:=[.AT50]-(1/[.$J50])*[.AT50]+ [.AT50]*(1-[.$G50])*(1)/[.$J50]" office:value-type="float" office:value="1" calcext:value-type="float">
            <text:p>1</text:p>
          </table:table-cell>
          <table:table-cell table:formula="of:=[.AU50]-(1/[.$J50])*[.AU50]+ [.AU50]*(1-[.$G50])*(1)/[.$J50]" office:value-type="float" office:value="1" calcext:value-type="float">
            <text:p>1</text:p>
          </table:table-cell>
          <table:table-cell table:formula="of:=[.AV50]-(1/[.$J50])*[.AV50]+ [.AV50]*(1-[.$G50])*(1)/[.$J50]" office:value-type="float" office:value="1" calcext:value-type="float">
            <text:p>1</text:p>
          </table:table-cell>
          <table:table-cell table:formula="of:=[.AW50]-(1/[.$J50])*[.AW50]+ [.AW50]*(1-[.$G50])*(1)/[.$J50]" office:value-type="float" office:value="1" calcext:value-type="float">
            <text:p>1</text:p>
          </table:table-cell>
          <table:table-cell table:formula="of:=[.AX50]-(1/[.$J50])*[.AX50]+ [.AX50]*(1-[.$G50])*(1)/[.$J50]" office:value-type="float" office:value="1" calcext:value-type="float">
            <text:p>1</text:p>
          </table:table-cell>
          <table:table-cell table:formula="of:=[.AY50]-(1/[.$J50])*[.AY50]+ [.AY50]*(1-[.$G50])*(1)/[.$J50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1]-(1/[.$J51])*[.K51]+ [.K51]*(1-[.$C51])*(1)/[.$J51]" office:value-type="float" office:value="1" calcext:value-type="float">
            <text:p>1</text:p>
          </table:table-cell>
          <table:table-cell table:formula="of:=[.L51]-(1/[.$J51])*[.L51]+ [.L51]*(1-[.$C51])*(1)/[.$J51]" office:value-type="float" office:value="1" calcext:value-type="float">
            <text:p>1</text:p>
          </table:table-cell>
          <table:table-cell table:formula="of:=[.M51]-(1/[.$J51])*[.M51]+ [.M51]*(1-[.$C51])*(1)/[.$J51]" office:value-type="float" office:value="1" calcext:value-type="float">
            <text:p>1</text:p>
          </table:table-cell>
          <table:table-cell table:formula="of:=[.N51]-(1/[.$J51])*[.N51]+ [.N51]*(1-[.$C51])*(1)/[.$J51]" office:value-type="float" office:value="1" calcext:value-type="float">
            <text:p>1</text:p>
          </table:table-cell>
          <table:table-cell table:formula="of:=[.O51]-(1/[.$J51])*[.O51]+ [.O51]*(1-[.$C51])*(1)/[.$J51]" office:value-type="float" office:value="1" calcext:value-type="float">
            <text:p>1</text:p>
          </table:table-cell>
          <table:table-cell table:formula="of:=[.P51]-(1/[.$J51])*[.P51]+ [.P51]*(1-[.$C51])*(1)/[.$J51]" office:value-type="float" office:value="1" calcext:value-type="float">
            <text:p>1</text:p>
          </table:table-cell>
          <table:table-cell table:formula="of:=[.Q51]-(1/[.$J51])*[.Q51]+ [.Q51]*(1-[.$D51])*(1)/[.$J51]" office:value-type="float" office:value="1" calcext:value-type="float">
            <text:p>1</text:p>
          </table:table-cell>
          <table:table-cell table:formula="of:=[.R51]-(1/[.$J51])*[.R51]+ [.R51]*(1-[.$D51])*(1)/[.$J51]" office:value-type="float" office:value="1" calcext:value-type="float">
            <text:p>1</text:p>
          </table:table-cell>
          <table:table-cell table:formula="of:=[.S51]-(1/[.$J51])*[.S51]+ [.S51]*(1-[.$D51])*(1)/[.$J51]" office:value-type="float" office:value="1" calcext:value-type="float">
            <text:p>1</text:p>
          </table:table-cell>
          <table:table-cell table:formula="of:=[.T51]-(1/[.$J51])*[.T51]+ [.T51]*(1-[.$D51])*(1)/[.$J51]" office:value-type="float" office:value="1" calcext:value-type="float">
            <text:p>1</text:p>
          </table:table-cell>
          <table:table-cell table:formula="of:=[.U51]-(1/[.$J51])*[.U51]+ [.U51]*(1-[.$D51])*(1)/[.$J51]" office:value-type="float" office:value="1" calcext:value-type="float">
            <text:p>1</text:p>
          </table:table-cell>
          <table:table-cell table:formula="of:=[.V51]-(1/[.$J51])*[.V51]+ [.V51]*(1-[.$E51])*(1)/[.$J51]" office:value-type="float" office:value="1" calcext:value-type="float">
            <text:p>1</text:p>
          </table:table-cell>
          <table:table-cell table:formula="of:=[.W51]-(1/[.$J51])*[.W51]+ [.W51]*(1-[.$E51])*(1)/[.$J51]" office:value-type="float" office:value="1" calcext:value-type="float">
            <text:p>1</text:p>
          </table:table-cell>
          <table:table-cell table:formula="of:=[.X51]-(1/[.$J51])*[.X51]+ [.X51]*(1-[.$E51])*(1)/[.$J51]" office:value-type="float" office:value="1" calcext:value-type="float">
            <text:p>1</text:p>
          </table:table-cell>
          <table:table-cell table:formula="of:=[.Y51]-(1/[.$J51])*[.Y51]+ [.Y51]*(1-[.$E51])*(1)/[.$J51]" office:value-type="float" office:value="1" calcext:value-type="float">
            <text:p>1</text:p>
          </table:table-cell>
          <table:table-cell table:formula="of:=[.Z51]-(1/[.$J51])*[.Z51]+ [.Z51]*(1-[.$E51])*(1)/[.$J51]" office:value-type="float" office:value="1" calcext:value-type="float">
            <text:p>1</text:p>
          </table:table-cell>
          <table:table-cell table:formula="of:=[.AA51]-(1/[.$J51])*[.AA51]+ [.AA51]*(1-[.$E51])*(1)/[.$J51]" office:value-type="float" office:value="1" calcext:value-type="float">
            <text:p>1</text:p>
          </table:table-cell>
          <table:table-cell table:formula="of:=[.AB51]-(1/[.$J51])*[.AB51]+ [.AB51]*(1-[.$E51])*(1)/[.$J51]" office:value-type="float" office:value="1" calcext:value-type="float">
            <text:p>1</text:p>
          </table:table-cell>
          <table:table-cell table:formula="of:=[.AC51]-(1/[.$J51])*[.AC51]+ [.AC51]*(1-[.$E51])*(1)/[.$J51]" office:value-type="float" office:value="1" calcext:value-type="float">
            <text:p>1</text:p>
          </table:table-cell>
          <table:table-cell table:formula="of:=[.AD51]-(1/[.$J51])*[.AD51]+ [.AD51]*(1-[.$E51])*(1)/[.$J51]" office:value-type="float" office:value="1" calcext:value-type="float">
            <text:p>1</text:p>
          </table:table-cell>
          <table:table-cell table:formula="of:=[.AE51]-(1/[.$J51])*[.AE51]+ [.AE51]*(1-[.$E51])*(1)/[.$J51]" office:value-type="float" office:value="1" calcext:value-type="float">
            <text:p>1</text:p>
          </table:table-cell>
          <table:table-cell table:formula="of:=[.AF51]-(1/[.$J51])*[.AF51]+ [.AF51]*(1-[.$F51])*(1)/[.$J51]" office:value-type="float" office:value="1" calcext:value-type="float">
            <text:p>1</text:p>
          </table:table-cell>
          <table:table-cell table:formula="of:=[.AG51]-(1/[.$J51])*[.AG51]+ [.AG51]*(1-[.$F51])*(1)/[.$J51]" office:value-type="float" office:value="1" calcext:value-type="float">
            <text:p>1</text:p>
          </table:table-cell>
          <table:table-cell table:formula="of:=[.AH51]-(1/[.$J51])*[.AH51]+ [.AH51]*(1-[.$F51])*(1)/[.$J51]" office:value-type="float" office:value="1" calcext:value-type="float">
            <text:p>1</text:p>
          </table:table-cell>
          <table:table-cell table:formula="of:=[.AI51]-(1/[.$J51])*[.AI51]+ [.AI51]*(1-[.$F51])*(1)/[.$J51]" office:value-type="float" office:value="1" calcext:value-type="float">
            <text:p>1</text:p>
          </table:table-cell>
          <table:table-cell table:formula="of:=[.AJ51]-(1/[.$J51])*[.AJ51]+ [.AJ51]*(1-[.$F51])*(1)/[.$J51]" office:value-type="float" office:value="1" calcext:value-type="float">
            <text:p>1</text:p>
          </table:table-cell>
          <table:table-cell table:formula="of:=[.AK51]-(1/[.$J51])*[.AK51]+ [.AK51]*(1-[.$F51])*(1)/[.$J51]" office:value-type="float" office:value="1" calcext:value-type="float">
            <text:p>1</text:p>
          </table:table-cell>
          <table:table-cell table:formula="of:=[.AL51]-(1/[.$J51])*[.AL51]+ [.AL51]*(1-[.$F51])*(1)/[.$J51]" office:value-type="float" office:value="1" calcext:value-type="float">
            <text:p>1</text:p>
          </table:table-cell>
          <table:table-cell table:formula="of:=[.AM51]-(1/[.$J51])*[.AM51]+ [.AM51]*(1-[.$F51])*(1)/[.$J51]" office:value-type="float" office:value="1" calcext:value-type="float">
            <text:p>1</text:p>
          </table:table-cell>
          <table:table-cell table:formula="of:=[.AN51]-(1/[.$J51])*[.AN51]+ [.AN51]*(1-[.$F51])*(1)/[.$J51]" office:value-type="float" office:value="1" calcext:value-type="float">
            <text:p>1</text:p>
          </table:table-cell>
          <table:table-cell table:formula="of:=[.AO51]-(1/[.$J51])*[.AO51]+ [.AO51]*(1-[.$F51])*(1)/[.$J51]" office:value-type="float" office:value="1" calcext:value-type="float">
            <text:p>1</text:p>
          </table:table-cell>
          <table:table-cell table:formula="of:=[.AP51]-(1/[.$J51])*[.AP51]+ [.AP51]*(1-[.$G51])*(1)/[.$J51]" office:value-type="float" office:value="1" calcext:value-type="float">
            <text:p>1</text:p>
          </table:table-cell>
          <table:table-cell table:formula="of:=[.AQ51]-(1/[.$J51])*[.AQ51]+ [.AQ51]*(1-[.$G51])*(1)/[.$J51]" office:value-type="float" office:value="1" calcext:value-type="float">
            <text:p>1</text:p>
          </table:table-cell>
          <table:table-cell table:formula="of:=[.AR51]-(1/[.$J51])*[.AR51]+ [.AR51]*(1-[.$G51])*(1)/[.$J51]" office:value-type="float" office:value="1" calcext:value-type="float">
            <text:p>1</text:p>
          </table:table-cell>
          <table:table-cell table:formula="of:=[.AS51]-(1/[.$J51])*[.AS51]+ [.AS51]*(1-[.$G51])*(1)/[.$J51]" office:value-type="float" office:value="1" calcext:value-type="float">
            <text:p>1</text:p>
          </table:table-cell>
          <table:table-cell table:formula="of:=[.AT51]-(1/[.$J51])*[.AT51]+ [.AT51]*(1-[.$G51])*(1)/[.$J51]" office:value-type="float" office:value="1" calcext:value-type="float">
            <text:p>1</text:p>
          </table:table-cell>
          <table:table-cell table:formula="of:=[.AU51]-(1/[.$J51])*[.AU51]+ [.AU51]*(1-[.$G51])*(1)/[.$J51]" office:value-type="float" office:value="1" calcext:value-type="float">
            <text:p>1</text:p>
          </table:table-cell>
          <table:table-cell table:formula="of:=[.AV51]-(1/[.$J51])*[.AV51]+ [.AV51]*(1-[.$G51])*(1)/[.$J51]" office:value-type="float" office:value="1" calcext:value-type="float">
            <text:p>1</text:p>
          </table:table-cell>
          <table:table-cell table:formula="of:=[.AW51]-(1/[.$J51])*[.AW51]+ [.AW51]*(1-[.$G51])*(1)/[.$J51]" office:value-type="float" office:value="1" calcext:value-type="float">
            <text:p>1</text:p>
          </table:table-cell>
          <table:table-cell table:formula="of:=[.AX51]-(1/[.$J51])*[.AX51]+ [.AX51]*(1-[.$G51])*(1)/[.$J51]" office:value-type="float" office:value="1" calcext:value-type="float">
            <text:p>1</text:p>
          </table:table-cell>
          <table:table-cell table:formula="of:=[.AY51]-(1/[.$J51])*[.AY51]+ [.AY51]*(1-[.$G51])*(1)/[.$J51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2]-(1/[.$J52])*[.K52]+ [.K52]*(1-[.$C52])*(1)/[.$J52]" office:value-type="float" office:value="1" calcext:value-type="float">
            <text:p>1</text:p>
          </table:table-cell>
          <table:table-cell table:formula="of:=[.L52]-(1/[.$J52])*[.L52]+ [.L52]*(1-[.$C52])*(1)/[.$J52]" office:value-type="float" office:value="1" calcext:value-type="float">
            <text:p>1</text:p>
          </table:table-cell>
          <table:table-cell table:formula="of:=[.M52]-(1/[.$J52])*[.M52]+ [.M52]*(1-[.$C52])*(1)/[.$J52]" office:value-type="float" office:value="1" calcext:value-type="float">
            <text:p>1</text:p>
          </table:table-cell>
          <table:table-cell table:formula="of:=[.N52]-(1/[.$J52])*[.N52]+ [.N52]*(1-[.$C52])*(1)/[.$J52]" office:value-type="float" office:value="1" calcext:value-type="float">
            <text:p>1</text:p>
          </table:table-cell>
          <table:table-cell table:formula="of:=[.O52]-(1/[.$J52])*[.O52]+ [.O52]*(1-[.$C52])*(1)/[.$J52]" office:value-type="float" office:value="1" calcext:value-type="float">
            <text:p>1</text:p>
          </table:table-cell>
          <table:table-cell table:formula="of:=[.P52]-(1/[.$J52])*[.P52]+ [.P52]*(1-[.$C52])*(1)/[.$J52]" office:value-type="float" office:value="1" calcext:value-type="float">
            <text:p>1</text:p>
          </table:table-cell>
          <table:table-cell table:formula="of:=[.Q52]-(1/[.$J52])*[.Q52]+ [.Q52]*(1-[.$D52])*(1)/[.$J52]" office:value-type="float" office:value="1" calcext:value-type="float">
            <text:p>1</text:p>
          </table:table-cell>
          <table:table-cell table:formula="of:=[.R52]-(1/[.$J52])*[.R52]+ [.R52]*(1-[.$D52])*(1)/[.$J52]" office:value-type="float" office:value="1" calcext:value-type="float">
            <text:p>1</text:p>
          </table:table-cell>
          <table:table-cell table:formula="of:=[.S52]-(1/[.$J52])*[.S52]+ [.S52]*(1-[.$D52])*(1)/[.$J52]" office:value-type="float" office:value="1" calcext:value-type="float">
            <text:p>1</text:p>
          </table:table-cell>
          <table:table-cell table:formula="of:=[.T52]-(1/[.$J52])*[.T52]+ [.T52]*(1-[.$D52])*(1)/[.$J52]" office:value-type="float" office:value="1" calcext:value-type="float">
            <text:p>1</text:p>
          </table:table-cell>
          <table:table-cell table:formula="of:=[.U52]-(1/[.$J52])*[.U52]+ [.U52]*(1-[.$D52])*(1)/[.$J52]" office:value-type="float" office:value="1" calcext:value-type="float">
            <text:p>1</text:p>
          </table:table-cell>
          <table:table-cell table:formula="of:=[.V52]-(1/[.$J52])*[.V52]+ [.V52]*(1-[.$E52])*(1)/[.$J52]" office:value-type="float" office:value="1" calcext:value-type="float">
            <text:p>1</text:p>
          </table:table-cell>
          <table:table-cell table:formula="of:=[.W52]-(1/[.$J52])*[.W52]+ [.W52]*(1-[.$E52])*(1)/[.$J52]" office:value-type="float" office:value="1" calcext:value-type="float">
            <text:p>1</text:p>
          </table:table-cell>
          <table:table-cell table:formula="of:=[.X52]-(1/[.$J52])*[.X52]+ [.X52]*(1-[.$E52])*(1)/[.$J52]" office:value-type="float" office:value="1" calcext:value-type="float">
            <text:p>1</text:p>
          </table:table-cell>
          <table:table-cell table:formula="of:=[.Y52]-(1/[.$J52])*[.Y52]+ [.Y52]*(1-[.$E52])*(1)/[.$J52]" office:value-type="float" office:value="1" calcext:value-type="float">
            <text:p>1</text:p>
          </table:table-cell>
          <table:table-cell table:formula="of:=[.Z52]-(1/[.$J52])*[.Z52]+ [.Z52]*(1-[.$E52])*(1)/[.$J52]" office:value-type="float" office:value="1" calcext:value-type="float">
            <text:p>1</text:p>
          </table:table-cell>
          <table:table-cell table:formula="of:=[.AA52]-(1/[.$J52])*[.AA52]+ [.AA52]*(1-[.$E52])*(1)/[.$J52]" office:value-type="float" office:value="1" calcext:value-type="float">
            <text:p>1</text:p>
          </table:table-cell>
          <table:table-cell table:formula="of:=[.AB52]-(1/[.$J52])*[.AB52]+ [.AB52]*(1-[.$E52])*(1)/[.$J52]" office:value-type="float" office:value="1" calcext:value-type="float">
            <text:p>1</text:p>
          </table:table-cell>
          <table:table-cell table:formula="of:=[.AC52]-(1/[.$J52])*[.AC52]+ [.AC52]*(1-[.$E52])*(1)/[.$J52]" office:value-type="float" office:value="1" calcext:value-type="float">
            <text:p>1</text:p>
          </table:table-cell>
          <table:table-cell table:formula="of:=[.AD52]-(1/[.$J52])*[.AD52]+ [.AD52]*(1-[.$E52])*(1)/[.$J52]" office:value-type="float" office:value="1" calcext:value-type="float">
            <text:p>1</text:p>
          </table:table-cell>
          <table:table-cell table:formula="of:=[.AE52]-(1/[.$J52])*[.AE52]+ [.AE52]*(1-[.$E52])*(1)/[.$J52]" office:value-type="float" office:value="1" calcext:value-type="float">
            <text:p>1</text:p>
          </table:table-cell>
          <table:table-cell table:formula="of:=[.AF52]-(1/[.$J52])*[.AF52]+ [.AF52]*(1-[.$F52])*(1)/[.$J52]" office:value-type="float" office:value="1" calcext:value-type="float">
            <text:p>1</text:p>
          </table:table-cell>
          <table:table-cell table:formula="of:=[.AG52]-(1/[.$J52])*[.AG52]+ [.AG52]*(1-[.$F52])*(1)/[.$J52]" office:value-type="float" office:value="1" calcext:value-type="float">
            <text:p>1</text:p>
          </table:table-cell>
          <table:table-cell table:formula="of:=[.AH52]-(1/[.$J52])*[.AH52]+ [.AH52]*(1-[.$F52])*(1)/[.$J52]" office:value-type="float" office:value="1" calcext:value-type="float">
            <text:p>1</text:p>
          </table:table-cell>
          <table:table-cell table:formula="of:=[.AI52]-(1/[.$J52])*[.AI52]+ [.AI52]*(1-[.$F52])*(1)/[.$J52]" office:value-type="float" office:value="1" calcext:value-type="float">
            <text:p>1</text:p>
          </table:table-cell>
          <table:table-cell table:formula="of:=[.AJ52]-(1/[.$J52])*[.AJ52]+ [.AJ52]*(1-[.$F52])*(1)/[.$J52]" office:value-type="float" office:value="1" calcext:value-type="float">
            <text:p>1</text:p>
          </table:table-cell>
          <table:table-cell table:formula="of:=[.AK52]-(1/[.$J52])*[.AK52]+ [.AK52]*(1-[.$F52])*(1)/[.$J52]" office:value-type="float" office:value="1" calcext:value-type="float">
            <text:p>1</text:p>
          </table:table-cell>
          <table:table-cell table:formula="of:=[.AL52]-(1/[.$J52])*[.AL52]+ [.AL52]*(1-[.$F52])*(1)/[.$J52]" office:value-type="float" office:value="1" calcext:value-type="float">
            <text:p>1</text:p>
          </table:table-cell>
          <table:table-cell table:formula="of:=[.AM52]-(1/[.$J52])*[.AM52]+ [.AM52]*(1-[.$F52])*(1)/[.$J52]" office:value-type="float" office:value="1" calcext:value-type="float">
            <text:p>1</text:p>
          </table:table-cell>
          <table:table-cell table:formula="of:=[.AN52]-(1/[.$J52])*[.AN52]+ [.AN52]*(1-[.$F52])*(1)/[.$J52]" office:value-type="float" office:value="1" calcext:value-type="float">
            <text:p>1</text:p>
          </table:table-cell>
          <table:table-cell table:formula="of:=[.AO52]-(1/[.$J52])*[.AO52]+ [.AO52]*(1-[.$F52])*(1)/[.$J52]" office:value-type="float" office:value="1" calcext:value-type="float">
            <text:p>1</text:p>
          </table:table-cell>
          <table:table-cell table:formula="of:=[.AP52]-(1/[.$J52])*[.AP52]+ [.AP52]*(1-[.$G52])*(1)/[.$J52]" office:value-type="float" office:value="1" calcext:value-type="float">
            <text:p>1</text:p>
          </table:table-cell>
          <table:table-cell table:formula="of:=[.AQ52]-(1/[.$J52])*[.AQ52]+ [.AQ52]*(1-[.$G52])*(1)/[.$J52]" office:value-type="float" office:value="1" calcext:value-type="float">
            <text:p>1</text:p>
          </table:table-cell>
          <table:table-cell table:formula="of:=[.AR52]-(1/[.$J52])*[.AR52]+ [.AR52]*(1-[.$G52])*(1)/[.$J52]" office:value-type="float" office:value="1" calcext:value-type="float">
            <text:p>1</text:p>
          </table:table-cell>
          <table:table-cell table:formula="of:=[.AS52]-(1/[.$J52])*[.AS52]+ [.AS52]*(1-[.$G52])*(1)/[.$J52]" office:value-type="float" office:value="1" calcext:value-type="float">
            <text:p>1</text:p>
          </table:table-cell>
          <table:table-cell table:formula="of:=[.AT52]-(1/[.$J52])*[.AT52]+ [.AT52]*(1-[.$G52])*(1)/[.$J52]" office:value-type="float" office:value="1" calcext:value-type="float">
            <text:p>1</text:p>
          </table:table-cell>
          <table:table-cell table:formula="of:=[.AU52]-(1/[.$J52])*[.AU52]+ [.AU52]*(1-[.$G52])*(1)/[.$J52]" office:value-type="float" office:value="1" calcext:value-type="float">
            <text:p>1</text:p>
          </table:table-cell>
          <table:table-cell table:formula="of:=[.AV52]-(1/[.$J52])*[.AV52]+ [.AV52]*(1-[.$G52])*(1)/[.$J52]" office:value-type="float" office:value="1" calcext:value-type="float">
            <text:p>1</text:p>
          </table:table-cell>
          <table:table-cell table:formula="of:=[.AW52]-(1/[.$J52])*[.AW52]+ [.AW52]*(1-[.$G52])*(1)/[.$J52]" office:value-type="float" office:value="1" calcext:value-type="float">
            <text:p>1</text:p>
          </table:table-cell>
          <table:table-cell table:formula="of:=[.AX52]-(1/[.$J52])*[.AX52]+ [.AX52]*(1-[.$G52])*(1)/[.$J52]" office:value-type="float" office:value="1" calcext:value-type="float">
            <text:p>1</text:p>
          </table:table-cell>
          <table:table-cell table:formula="of:=[.AY52]-(1/[.$J52])*[.AY52]+ [.AY52]*(1-[.$G52])*(1)/[.$J52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3]-(1/[.$J53])*[.K53]+ [.K53]*(1-[.$C53])*(1)/[.$J53]" office:value-type="float" office:value="1" calcext:value-type="float">
            <text:p>1</text:p>
          </table:table-cell>
          <table:table-cell table:formula="of:=[.L53]-(1/[.$J53])*[.L53]+ [.L53]*(1-[.$C53])*(1)/[.$J53]" office:value-type="float" office:value="1" calcext:value-type="float">
            <text:p>1</text:p>
          </table:table-cell>
          <table:table-cell table:formula="of:=[.M53]-(1/[.$J53])*[.M53]+ [.M53]*(1-[.$C53])*(1)/[.$J53]" office:value-type="float" office:value="1" calcext:value-type="float">
            <text:p>1</text:p>
          </table:table-cell>
          <table:table-cell table:formula="of:=[.N53]-(1/[.$J53])*[.N53]+ [.N53]*(1-[.$C53])*(1)/[.$J53]" office:value-type="float" office:value="1" calcext:value-type="float">
            <text:p>1</text:p>
          </table:table-cell>
          <table:table-cell table:formula="of:=[.O53]-(1/[.$J53])*[.O53]+ [.O53]*(1-[.$C53])*(1)/[.$J53]" office:value-type="float" office:value="1" calcext:value-type="float">
            <text:p>1</text:p>
          </table:table-cell>
          <table:table-cell table:formula="of:=[.P53]-(1/[.$J53])*[.P53]+ [.P53]*(1-[.$C53])*(1)/[.$J53]" office:value-type="float" office:value="1" calcext:value-type="float">
            <text:p>1</text:p>
          </table:table-cell>
          <table:table-cell table:formula="of:=[.Q53]-(1/[.$J53])*[.Q53]+ [.Q53]*(1-[.$D53])*(1)/[.$J53]" office:value-type="float" office:value="1" calcext:value-type="float">
            <text:p>1</text:p>
          </table:table-cell>
          <table:table-cell table:formula="of:=[.R53]-(1/[.$J53])*[.R53]+ [.R53]*(1-[.$D53])*(1)/[.$J53]" office:value-type="float" office:value="1" calcext:value-type="float">
            <text:p>1</text:p>
          </table:table-cell>
          <table:table-cell table:formula="of:=[.S53]-(1/[.$J53])*[.S53]+ [.S53]*(1-[.$D53])*(1)/[.$J53]" office:value-type="float" office:value="1" calcext:value-type="float">
            <text:p>1</text:p>
          </table:table-cell>
          <table:table-cell table:formula="of:=[.T53]-(1/[.$J53])*[.T53]+ [.T53]*(1-[.$D53])*(1)/[.$J53]" office:value-type="float" office:value="1" calcext:value-type="float">
            <text:p>1</text:p>
          </table:table-cell>
          <table:table-cell table:formula="of:=[.U53]-(1/[.$J53])*[.U53]+ [.U53]*(1-[.$D53])*(1)/[.$J53]" office:value-type="float" office:value="1" calcext:value-type="float">
            <text:p>1</text:p>
          </table:table-cell>
          <table:table-cell table:formula="of:=[.V53]-(1/[.$J53])*[.V53]+ [.V53]*(1-[.$E53])*(1)/[.$J53]" office:value-type="float" office:value="1" calcext:value-type="float">
            <text:p>1</text:p>
          </table:table-cell>
          <table:table-cell table:formula="of:=[.W53]-(1/[.$J53])*[.W53]+ [.W53]*(1-[.$E53])*(1)/[.$J53]" office:value-type="float" office:value="1" calcext:value-type="float">
            <text:p>1</text:p>
          </table:table-cell>
          <table:table-cell table:formula="of:=[.X53]-(1/[.$J53])*[.X53]+ [.X53]*(1-[.$E53])*(1)/[.$J53]" office:value-type="float" office:value="1" calcext:value-type="float">
            <text:p>1</text:p>
          </table:table-cell>
          <table:table-cell table:formula="of:=[.Y53]-(1/[.$J53])*[.Y53]+ [.Y53]*(1-[.$E53])*(1)/[.$J53]" office:value-type="float" office:value="1" calcext:value-type="float">
            <text:p>1</text:p>
          </table:table-cell>
          <table:table-cell table:formula="of:=[.Z53]-(1/[.$J53])*[.Z53]+ [.Z53]*(1-[.$E53])*(1)/[.$J53]" office:value-type="float" office:value="1" calcext:value-type="float">
            <text:p>1</text:p>
          </table:table-cell>
          <table:table-cell table:formula="of:=[.AA53]-(1/[.$J53])*[.AA53]+ [.AA53]*(1-[.$E53])*(1)/[.$J53]" office:value-type="float" office:value="1" calcext:value-type="float">
            <text:p>1</text:p>
          </table:table-cell>
          <table:table-cell table:formula="of:=[.AB53]-(1/[.$J53])*[.AB53]+ [.AB53]*(1-[.$E53])*(1)/[.$J53]" office:value-type="float" office:value="1" calcext:value-type="float">
            <text:p>1</text:p>
          </table:table-cell>
          <table:table-cell table:formula="of:=[.AC53]-(1/[.$J53])*[.AC53]+ [.AC53]*(1-[.$E53])*(1)/[.$J53]" office:value-type="float" office:value="1" calcext:value-type="float">
            <text:p>1</text:p>
          </table:table-cell>
          <table:table-cell table:formula="of:=[.AD53]-(1/[.$J53])*[.AD53]+ [.AD53]*(1-[.$E53])*(1)/[.$J53]" office:value-type="float" office:value="1" calcext:value-type="float">
            <text:p>1</text:p>
          </table:table-cell>
          <table:table-cell table:formula="of:=[.AE53]-(1/[.$J53])*[.AE53]+ [.AE53]*(1-[.$E53])*(1)/[.$J53]" office:value-type="float" office:value="1" calcext:value-type="float">
            <text:p>1</text:p>
          </table:table-cell>
          <table:table-cell table:formula="of:=[.AF53]-(1/[.$J53])*[.AF53]+ [.AF53]*(1-[.$F53])*(1)/[.$J53]" office:value-type="float" office:value="1" calcext:value-type="float">
            <text:p>1</text:p>
          </table:table-cell>
          <table:table-cell table:formula="of:=[.AG53]-(1/[.$J53])*[.AG53]+ [.AG53]*(1-[.$F53])*(1)/[.$J53]" office:value-type="float" office:value="1" calcext:value-type="float">
            <text:p>1</text:p>
          </table:table-cell>
          <table:table-cell table:formula="of:=[.AH53]-(1/[.$J53])*[.AH53]+ [.AH53]*(1-[.$F53])*(1)/[.$J53]" office:value-type="float" office:value="1" calcext:value-type="float">
            <text:p>1</text:p>
          </table:table-cell>
          <table:table-cell table:formula="of:=[.AI53]-(1/[.$J53])*[.AI53]+ [.AI53]*(1-[.$F53])*(1)/[.$J53]" office:value-type="float" office:value="1" calcext:value-type="float">
            <text:p>1</text:p>
          </table:table-cell>
          <table:table-cell table:formula="of:=[.AJ53]-(1/[.$J53])*[.AJ53]+ [.AJ53]*(1-[.$F53])*(1)/[.$J53]" office:value-type="float" office:value="1" calcext:value-type="float">
            <text:p>1</text:p>
          </table:table-cell>
          <table:table-cell table:formula="of:=[.AK53]-(1/[.$J53])*[.AK53]+ [.AK53]*(1-[.$F53])*(1)/[.$J53]" office:value-type="float" office:value="1" calcext:value-type="float">
            <text:p>1</text:p>
          </table:table-cell>
          <table:table-cell table:formula="of:=[.AL53]-(1/[.$J53])*[.AL53]+ [.AL53]*(1-[.$F53])*(1)/[.$J53]" office:value-type="float" office:value="1" calcext:value-type="float">
            <text:p>1</text:p>
          </table:table-cell>
          <table:table-cell table:formula="of:=[.AM53]-(1/[.$J53])*[.AM53]+ [.AM53]*(1-[.$F53])*(1)/[.$J53]" office:value-type="float" office:value="1" calcext:value-type="float">
            <text:p>1</text:p>
          </table:table-cell>
          <table:table-cell table:formula="of:=[.AN53]-(1/[.$J53])*[.AN53]+ [.AN53]*(1-[.$F53])*(1)/[.$J53]" office:value-type="float" office:value="1" calcext:value-type="float">
            <text:p>1</text:p>
          </table:table-cell>
          <table:table-cell table:formula="of:=[.AO53]-(1/[.$J53])*[.AO53]+ [.AO53]*(1-[.$F53])*(1)/[.$J53]" office:value-type="float" office:value="1" calcext:value-type="float">
            <text:p>1</text:p>
          </table:table-cell>
          <table:table-cell table:formula="of:=[.AP53]-(1/[.$J53])*[.AP53]+ [.AP53]*(1-[.$G53])*(1)/[.$J53]" office:value-type="float" office:value="1" calcext:value-type="float">
            <text:p>1</text:p>
          </table:table-cell>
          <table:table-cell table:formula="of:=[.AQ53]-(1/[.$J53])*[.AQ53]+ [.AQ53]*(1-[.$G53])*(1)/[.$J53]" office:value-type="float" office:value="1" calcext:value-type="float">
            <text:p>1</text:p>
          </table:table-cell>
          <table:table-cell table:formula="of:=[.AR53]-(1/[.$J53])*[.AR53]+ [.AR53]*(1-[.$G53])*(1)/[.$J53]" office:value-type="float" office:value="1" calcext:value-type="float">
            <text:p>1</text:p>
          </table:table-cell>
          <table:table-cell table:formula="of:=[.AS53]-(1/[.$J53])*[.AS53]+ [.AS53]*(1-[.$G53])*(1)/[.$J53]" office:value-type="float" office:value="1" calcext:value-type="float">
            <text:p>1</text:p>
          </table:table-cell>
          <table:table-cell table:formula="of:=[.AT53]-(1/[.$J53])*[.AT53]+ [.AT53]*(1-[.$G53])*(1)/[.$J53]" office:value-type="float" office:value="1" calcext:value-type="float">
            <text:p>1</text:p>
          </table:table-cell>
          <table:table-cell table:formula="of:=[.AU53]-(1/[.$J53])*[.AU53]+ [.AU53]*(1-[.$G53])*(1)/[.$J53]" office:value-type="float" office:value="1" calcext:value-type="float">
            <text:p>1</text:p>
          </table:table-cell>
          <table:table-cell table:formula="of:=[.AV53]-(1/[.$J53])*[.AV53]+ [.AV53]*(1-[.$G53])*(1)/[.$J53]" office:value-type="float" office:value="1" calcext:value-type="float">
            <text:p>1</text:p>
          </table:table-cell>
          <table:table-cell table:formula="of:=[.AW53]-(1/[.$J53])*[.AW53]+ [.AW53]*(1-[.$G53])*(1)/[.$J53]" office:value-type="float" office:value="1" calcext:value-type="float">
            <text:p>1</text:p>
          </table:table-cell>
          <table:table-cell table:formula="of:=[.AX53]-(1/[.$J53])*[.AX53]+ [.AX53]*(1-[.$G53])*(1)/[.$J53]" office:value-type="float" office:value="1" calcext:value-type="float">
            <text:p>1</text:p>
          </table:table-cell>
          <table:table-cell table:formula="of:=[.AY53]-(1/[.$J53])*[.AY53]+ [.AY53]*(1-[.$G53])*(1)/[.$J53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4]-(1/[.$J54])*[.K54]+ [.K54]*(1-[.$C54])*(1)/[.$J54]" office:value-type="float" office:value="1" calcext:value-type="float">
            <text:p>1</text:p>
          </table:table-cell>
          <table:table-cell table:formula="of:=[.L54]-(1/[.$J54])*[.L54]+ [.L54]*(1-[.$C54])*(1)/[.$J54]" office:value-type="float" office:value="1" calcext:value-type="float">
            <text:p>1</text:p>
          </table:table-cell>
          <table:table-cell table:formula="of:=[.M54]-(1/[.$J54])*[.M54]+ [.M54]*(1-[.$C54])*(1)/[.$J54]" office:value-type="float" office:value="1" calcext:value-type="float">
            <text:p>1</text:p>
          </table:table-cell>
          <table:table-cell table:formula="of:=[.N54]-(1/[.$J54])*[.N54]+ [.N54]*(1-[.$C54])*(1)/[.$J54]" office:value-type="float" office:value="1" calcext:value-type="float">
            <text:p>1</text:p>
          </table:table-cell>
          <table:table-cell table:formula="of:=[.O54]-(1/[.$J54])*[.O54]+ [.O54]*(1-[.$C54])*(1)/[.$J54]" office:value-type="float" office:value="1" calcext:value-type="float">
            <text:p>1</text:p>
          </table:table-cell>
          <table:table-cell table:formula="of:=[.P54]-(1/[.$J54])*[.P54]+ [.P54]*(1-[.$C54])*(1)/[.$J54]" office:value-type="float" office:value="1" calcext:value-type="float">
            <text:p>1</text:p>
          </table:table-cell>
          <table:table-cell table:formula="of:=[.Q54]-(1/[.$J54])*[.Q54]+ [.Q54]*(1-[.$D54])*(1)/[.$J54]" office:value-type="float" office:value="1" calcext:value-type="float">
            <text:p>1</text:p>
          </table:table-cell>
          <table:table-cell table:formula="of:=[.R54]-(1/[.$J54])*[.R54]+ [.R54]*(1-[.$D54])*(1)/[.$J54]" office:value-type="float" office:value="1" calcext:value-type="float">
            <text:p>1</text:p>
          </table:table-cell>
          <table:table-cell table:formula="of:=[.S54]-(1/[.$J54])*[.S54]+ [.S54]*(1-[.$D54])*(1)/[.$J54]" office:value-type="float" office:value="1" calcext:value-type="float">
            <text:p>1</text:p>
          </table:table-cell>
          <table:table-cell table:formula="of:=[.T54]-(1/[.$J54])*[.T54]+ [.T54]*(1-[.$D54])*(1)/[.$J54]" office:value-type="float" office:value="1" calcext:value-type="float">
            <text:p>1</text:p>
          </table:table-cell>
          <table:table-cell table:formula="of:=[.U54]-(1/[.$J54])*[.U54]+ [.U54]*(1-[.$D54])*(1)/[.$J54]" office:value-type="float" office:value="1" calcext:value-type="float">
            <text:p>1</text:p>
          </table:table-cell>
          <table:table-cell table:formula="of:=[.V54]-(1/[.$J54])*[.V54]+ [.V54]*(1-[.$E54])*(1)/[.$J54]" office:value-type="float" office:value="1" calcext:value-type="float">
            <text:p>1</text:p>
          </table:table-cell>
          <table:table-cell table:formula="of:=[.W54]-(1/[.$J54])*[.W54]+ [.W54]*(1-[.$E54])*(1)/[.$J54]" office:value-type="float" office:value="1" calcext:value-type="float">
            <text:p>1</text:p>
          </table:table-cell>
          <table:table-cell table:formula="of:=[.X54]-(1/[.$J54])*[.X54]+ [.X54]*(1-[.$E54])*(1)/[.$J54]" office:value-type="float" office:value="1" calcext:value-type="float">
            <text:p>1</text:p>
          </table:table-cell>
          <table:table-cell table:formula="of:=[.Y54]-(1/[.$J54])*[.Y54]+ [.Y54]*(1-[.$E54])*(1)/[.$J54]" office:value-type="float" office:value="1" calcext:value-type="float">
            <text:p>1</text:p>
          </table:table-cell>
          <table:table-cell table:formula="of:=[.Z54]-(1/[.$J54])*[.Z54]+ [.Z54]*(1-[.$E54])*(1)/[.$J54]" office:value-type="float" office:value="1" calcext:value-type="float">
            <text:p>1</text:p>
          </table:table-cell>
          <table:table-cell table:formula="of:=[.AA54]-(1/[.$J54])*[.AA54]+ [.AA54]*(1-[.$E54])*(1)/[.$J54]" office:value-type="float" office:value="1" calcext:value-type="float">
            <text:p>1</text:p>
          </table:table-cell>
          <table:table-cell table:formula="of:=[.AB54]-(1/[.$J54])*[.AB54]+ [.AB54]*(1-[.$E54])*(1)/[.$J54]" office:value-type="float" office:value="1" calcext:value-type="float">
            <text:p>1</text:p>
          </table:table-cell>
          <table:table-cell table:formula="of:=[.AC54]-(1/[.$J54])*[.AC54]+ [.AC54]*(1-[.$E54])*(1)/[.$J54]" office:value-type="float" office:value="1" calcext:value-type="float">
            <text:p>1</text:p>
          </table:table-cell>
          <table:table-cell table:formula="of:=[.AD54]-(1/[.$J54])*[.AD54]+ [.AD54]*(1-[.$E54])*(1)/[.$J54]" office:value-type="float" office:value="1" calcext:value-type="float">
            <text:p>1</text:p>
          </table:table-cell>
          <table:table-cell table:formula="of:=[.AE54]-(1/[.$J54])*[.AE54]+ [.AE54]*(1-[.$E54])*(1)/[.$J54]" office:value-type="float" office:value="1" calcext:value-type="float">
            <text:p>1</text:p>
          </table:table-cell>
          <table:table-cell table:formula="of:=[.AF54]-(1/[.$J54])*[.AF54]+ [.AF54]*(1-[.$F54])*(1)/[.$J54]" office:value-type="float" office:value="1" calcext:value-type="float">
            <text:p>1</text:p>
          </table:table-cell>
          <table:table-cell table:formula="of:=[.AG54]-(1/[.$J54])*[.AG54]+ [.AG54]*(1-[.$F54])*(1)/[.$J54]" office:value-type="float" office:value="1" calcext:value-type="float">
            <text:p>1</text:p>
          </table:table-cell>
          <table:table-cell table:formula="of:=[.AH54]-(1/[.$J54])*[.AH54]+ [.AH54]*(1-[.$F54])*(1)/[.$J54]" office:value-type="float" office:value="1" calcext:value-type="float">
            <text:p>1</text:p>
          </table:table-cell>
          <table:table-cell table:formula="of:=[.AI54]-(1/[.$J54])*[.AI54]+ [.AI54]*(1-[.$F54])*(1)/[.$J54]" office:value-type="float" office:value="1" calcext:value-type="float">
            <text:p>1</text:p>
          </table:table-cell>
          <table:table-cell table:formula="of:=[.AJ54]-(1/[.$J54])*[.AJ54]+ [.AJ54]*(1-[.$F54])*(1)/[.$J54]" office:value-type="float" office:value="1" calcext:value-type="float">
            <text:p>1</text:p>
          </table:table-cell>
          <table:table-cell table:formula="of:=[.AK54]-(1/[.$J54])*[.AK54]+ [.AK54]*(1-[.$F54])*(1)/[.$J54]" office:value-type="float" office:value="1" calcext:value-type="float">
            <text:p>1</text:p>
          </table:table-cell>
          <table:table-cell table:formula="of:=[.AL54]-(1/[.$J54])*[.AL54]+ [.AL54]*(1-[.$F54])*(1)/[.$J54]" office:value-type="float" office:value="1" calcext:value-type="float">
            <text:p>1</text:p>
          </table:table-cell>
          <table:table-cell table:formula="of:=[.AM54]-(1/[.$J54])*[.AM54]+ [.AM54]*(1-[.$F54])*(1)/[.$J54]" office:value-type="float" office:value="1" calcext:value-type="float">
            <text:p>1</text:p>
          </table:table-cell>
          <table:table-cell table:formula="of:=[.AN54]-(1/[.$J54])*[.AN54]+ [.AN54]*(1-[.$F54])*(1)/[.$J54]" office:value-type="float" office:value="1" calcext:value-type="float">
            <text:p>1</text:p>
          </table:table-cell>
          <table:table-cell table:formula="of:=[.AO54]-(1/[.$J54])*[.AO54]+ [.AO54]*(1-[.$F54])*(1)/[.$J54]" office:value-type="float" office:value="1" calcext:value-type="float">
            <text:p>1</text:p>
          </table:table-cell>
          <table:table-cell table:formula="of:=[.AP54]-(1/[.$J54])*[.AP54]+ [.AP54]*(1-[.$G54])*(1)/[.$J54]" office:value-type="float" office:value="1" calcext:value-type="float">
            <text:p>1</text:p>
          </table:table-cell>
          <table:table-cell table:formula="of:=[.AQ54]-(1/[.$J54])*[.AQ54]+ [.AQ54]*(1-[.$G54])*(1)/[.$J54]" office:value-type="float" office:value="1" calcext:value-type="float">
            <text:p>1</text:p>
          </table:table-cell>
          <table:table-cell table:formula="of:=[.AR54]-(1/[.$J54])*[.AR54]+ [.AR54]*(1-[.$G54])*(1)/[.$J54]" office:value-type="float" office:value="1" calcext:value-type="float">
            <text:p>1</text:p>
          </table:table-cell>
          <table:table-cell table:formula="of:=[.AS54]-(1/[.$J54])*[.AS54]+ [.AS54]*(1-[.$G54])*(1)/[.$J54]" office:value-type="float" office:value="1" calcext:value-type="float">
            <text:p>1</text:p>
          </table:table-cell>
          <table:table-cell table:formula="of:=[.AT54]-(1/[.$J54])*[.AT54]+ [.AT54]*(1-[.$G54])*(1)/[.$J54]" office:value-type="float" office:value="1" calcext:value-type="float">
            <text:p>1</text:p>
          </table:table-cell>
          <table:table-cell table:formula="of:=[.AU54]-(1/[.$J54])*[.AU54]+ [.AU54]*(1-[.$G54])*(1)/[.$J54]" office:value-type="float" office:value="1" calcext:value-type="float">
            <text:p>1</text:p>
          </table:table-cell>
          <table:table-cell table:formula="of:=[.AV54]-(1/[.$J54])*[.AV54]+ [.AV54]*(1-[.$G54])*(1)/[.$J54]" office:value-type="float" office:value="1" calcext:value-type="float">
            <text:p>1</text:p>
          </table:table-cell>
          <table:table-cell table:formula="of:=[.AW54]-(1/[.$J54])*[.AW54]+ [.AW54]*(1-[.$G54])*(1)/[.$J54]" office:value-type="float" office:value="1" calcext:value-type="float">
            <text:p>1</text:p>
          </table:table-cell>
          <table:table-cell table:formula="of:=[.AX54]-(1/[.$J54])*[.AX54]+ [.AX54]*(1-[.$G54])*(1)/[.$J54]" office:value-type="float" office:value="1" calcext:value-type="float">
            <text:p>1</text:p>
          </table:table-cell>
          <table:table-cell table:formula="of:=[.AY54]-(1/[.$J54])*[.AY54]+ [.AY54]*(1-[.$G54])*(1)/[.$J54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5]-(1/[.$J55])*[.K55]+ [.K55]*(1-[.$C55])*(1)/[.$J55]" office:value-type="float" office:value="1" calcext:value-type="float">
            <text:p>1</text:p>
          </table:table-cell>
          <table:table-cell table:formula="of:=[.L55]-(1/[.$J55])*[.L55]+ [.L55]*(1-[.$C55])*(1)/[.$J55]" office:value-type="float" office:value="1" calcext:value-type="float">
            <text:p>1</text:p>
          </table:table-cell>
          <table:table-cell table:formula="of:=[.M55]-(1/[.$J55])*[.M55]+ [.M55]*(1-[.$C55])*(1)/[.$J55]" office:value-type="float" office:value="1" calcext:value-type="float">
            <text:p>1</text:p>
          </table:table-cell>
          <table:table-cell table:formula="of:=[.N55]-(1/[.$J55])*[.N55]+ [.N55]*(1-[.$C55])*(1)/[.$J55]" office:value-type="float" office:value="1" calcext:value-type="float">
            <text:p>1</text:p>
          </table:table-cell>
          <table:table-cell table:formula="of:=[.O55]-(1/[.$J55])*[.O55]+ [.O55]*(1-[.$C55])*(1)/[.$J55]" office:value-type="float" office:value="1" calcext:value-type="float">
            <text:p>1</text:p>
          </table:table-cell>
          <table:table-cell table:formula="of:=[.P55]-(1/[.$J55])*[.P55]+ [.P55]*(1-[.$C55])*(1)/[.$J55]" office:value-type="float" office:value="1" calcext:value-type="float">
            <text:p>1</text:p>
          </table:table-cell>
          <table:table-cell table:formula="of:=[.Q55]-(1/[.$J55])*[.Q55]+ [.Q55]*(1-[.$D55])*(1)/[.$J55]" office:value-type="float" office:value="1" calcext:value-type="float">
            <text:p>1</text:p>
          </table:table-cell>
          <table:table-cell table:formula="of:=[.R55]-(1/[.$J55])*[.R55]+ [.R55]*(1-[.$D55])*(1)/[.$J55]" office:value-type="float" office:value="1" calcext:value-type="float">
            <text:p>1</text:p>
          </table:table-cell>
          <table:table-cell table:formula="of:=[.S55]-(1/[.$J55])*[.S55]+ [.S55]*(1-[.$D55])*(1)/[.$J55]" office:value-type="float" office:value="1" calcext:value-type="float">
            <text:p>1</text:p>
          </table:table-cell>
          <table:table-cell table:formula="of:=[.T55]-(1/[.$J55])*[.T55]+ [.T55]*(1-[.$D55])*(1)/[.$J55]" office:value-type="float" office:value="1" calcext:value-type="float">
            <text:p>1</text:p>
          </table:table-cell>
          <table:table-cell table:formula="of:=[.U55]-(1/[.$J55])*[.U55]+ [.U55]*(1-[.$D55])*(1)/[.$J55]" office:value-type="float" office:value="1" calcext:value-type="float">
            <text:p>1</text:p>
          </table:table-cell>
          <table:table-cell table:formula="of:=[.V55]-(1/[.$J55])*[.V55]+ [.V55]*(1-[.$E55])*(1)/[.$J55]" office:value-type="float" office:value="1" calcext:value-type="float">
            <text:p>1</text:p>
          </table:table-cell>
          <table:table-cell table:formula="of:=[.W55]-(1/[.$J55])*[.W55]+ [.W55]*(1-[.$E55])*(1)/[.$J55]" office:value-type="float" office:value="1" calcext:value-type="float">
            <text:p>1</text:p>
          </table:table-cell>
          <table:table-cell table:formula="of:=[.X55]-(1/[.$J55])*[.X55]+ [.X55]*(1-[.$E55])*(1)/[.$J55]" office:value-type="float" office:value="1" calcext:value-type="float">
            <text:p>1</text:p>
          </table:table-cell>
          <table:table-cell table:formula="of:=[.Y55]-(1/[.$J55])*[.Y55]+ [.Y55]*(1-[.$E55])*(1)/[.$J55]" office:value-type="float" office:value="1" calcext:value-type="float">
            <text:p>1</text:p>
          </table:table-cell>
          <table:table-cell table:formula="of:=[.Z55]-(1/[.$J55])*[.Z55]+ [.Z55]*(1-[.$E55])*(1)/[.$J55]" office:value-type="float" office:value="1" calcext:value-type="float">
            <text:p>1</text:p>
          </table:table-cell>
          <table:table-cell table:formula="of:=[.AA55]-(1/[.$J55])*[.AA55]+ [.AA55]*(1-[.$E55])*(1)/[.$J55]" office:value-type="float" office:value="1" calcext:value-type="float">
            <text:p>1</text:p>
          </table:table-cell>
          <table:table-cell table:formula="of:=[.AB55]-(1/[.$J55])*[.AB55]+ [.AB55]*(1-[.$E55])*(1)/[.$J55]" office:value-type="float" office:value="1" calcext:value-type="float">
            <text:p>1</text:p>
          </table:table-cell>
          <table:table-cell table:formula="of:=[.AC55]-(1/[.$J55])*[.AC55]+ [.AC55]*(1-[.$E55])*(1)/[.$J55]" office:value-type="float" office:value="1" calcext:value-type="float">
            <text:p>1</text:p>
          </table:table-cell>
          <table:table-cell table:formula="of:=[.AD55]-(1/[.$J55])*[.AD55]+ [.AD55]*(1-[.$E55])*(1)/[.$J55]" office:value-type="float" office:value="1" calcext:value-type="float">
            <text:p>1</text:p>
          </table:table-cell>
          <table:table-cell table:formula="of:=[.AE55]-(1/[.$J55])*[.AE55]+ [.AE55]*(1-[.$E55])*(1)/[.$J55]" office:value-type="float" office:value="1" calcext:value-type="float">
            <text:p>1</text:p>
          </table:table-cell>
          <table:table-cell table:formula="of:=[.AF55]-(1/[.$J55])*[.AF55]+ [.AF55]*(1-[.$F55])*(1)/[.$J55]" office:value-type="float" office:value="1" calcext:value-type="float">
            <text:p>1</text:p>
          </table:table-cell>
          <table:table-cell table:formula="of:=[.AG55]-(1/[.$J55])*[.AG55]+ [.AG55]*(1-[.$F55])*(1)/[.$J55]" office:value-type="float" office:value="1" calcext:value-type="float">
            <text:p>1</text:p>
          </table:table-cell>
          <table:table-cell table:formula="of:=[.AH55]-(1/[.$J55])*[.AH55]+ [.AH55]*(1-[.$F55])*(1)/[.$J55]" office:value-type="float" office:value="1" calcext:value-type="float">
            <text:p>1</text:p>
          </table:table-cell>
          <table:table-cell table:formula="of:=[.AI55]-(1/[.$J55])*[.AI55]+ [.AI55]*(1-[.$F55])*(1)/[.$J55]" office:value-type="float" office:value="1" calcext:value-type="float">
            <text:p>1</text:p>
          </table:table-cell>
          <table:table-cell table:formula="of:=[.AJ55]-(1/[.$J55])*[.AJ55]+ [.AJ55]*(1-[.$F55])*(1)/[.$J55]" office:value-type="float" office:value="1" calcext:value-type="float">
            <text:p>1</text:p>
          </table:table-cell>
          <table:table-cell table:formula="of:=[.AK55]-(1/[.$J55])*[.AK55]+ [.AK55]*(1-[.$F55])*(1)/[.$J55]" office:value-type="float" office:value="1" calcext:value-type="float">
            <text:p>1</text:p>
          </table:table-cell>
          <table:table-cell table:formula="of:=[.AL55]-(1/[.$J55])*[.AL55]+ [.AL55]*(1-[.$F55])*(1)/[.$J55]" office:value-type="float" office:value="1" calcext:value-type="float">
            <text:p>1</text:p>
          </table:table-cell>
          <table:table-cell table:formula="of:=[.AM55]-(1/[.$J55])*[.AM55]+ [.AM55]*(1-[.$F55])*(1)/[.$J55]" office:value-type="float" office:value="1" calcext:value-type="float">
            <text:p>1</text:p>
          </table:table-cell>
          <table:table-cell table:formula="of:=[.AN55]-(1/[.$J55])*[.AN55]+ [.AN55]*(1-[.$F55])*(1)/[.$J55]" office:value-type="float" office:value="1" calcext:value-type="float">
            <text:p>1</text:p>
          </table:table-cell>
          <table:table-cell table:formula="of:=[.AO55]-(1/[.$J55])*[.AO55]+ [.AO55]*(1-[.$F55])*(1)/[.$J55]" office:value-type="float" office:value="1" calcext:value-type="float">
            <text:p>1</text:p>
          </table:table-cell>
          <table:table-cell table:formula="of:=[.AP55]-(1/[.$J55])*[.AP55]+ [.AP55]*(1-[.$G55])*(1)/[.$J55]" office:value-type="float" office:value="1" calcext:value-type="float">
            <text:p>1</text:p>
          </table:table-cell>
          <table:table-cell table:formula="of:=[.AQ55]-(1/[.$J55])*[.AQ55]+ [.AQ55]*(1-[.$G55])*(1)/[.$J55]" office:value-type="float" office:value="1" calcext:value-type="float">
            <text:p>1</text:p>
          </table:table-cell>
          <table:table-cell table:formula="of:=[.AR55]-(1/[.$J55])*[.AR55]+ [.AR55]*(1-[.$G55])*(1)/[.$J55]" office:value-type="float" office:value="1" calcext:value-type="float">
            <text:p>1</text:p>
          </table:table-cell>
          <table:table-cell table:formula="of:=[.AS55]-(1/[.$J55])*[.AS55]+ [.AS55]*(1-[.$G55])*(1)/[.$J55]" office:value-type="float" office:value="1" calcext:value-type="float">
            <text:p>1</text:p>
          </table:table-cell>
          <table:table-cell table:formula="of:=[.AT55]-(1/[.$J55])*[.AT55]+ [.AT55]*(1-[.$G55])*(1)/[.$J55]" office:value-type="float" office:value="1" calcext:value-type="float">
            <text:p>1</text:p>
          </table:table-cell>
          <table:table-cell table:formula="of:=[.AU55]-(1/[.$J55])*[.AU55]+ [.AU55]*(1-[.$G55])*(1)/[.$J55]" office:value-type="float" office:value="1" calcext:value-type="float">
            <text:p>1</text:p>
          </table:table-cell>
          <table:table-cell table:formula="of:=[.AV55]-(1/[.$J55])*[.AV55]+ [.AV55]*(1-[.$G55])*(1)/[.$J55]" office:value-type="float" office:value="1" calcext:value-type="float">
            <text:p>1</text:p>
          </table:table-cell>
          <table:table-cell table:formula="of:=[.AW55]-(1/[.$J55])*[.AW55]+ [.AW55]*(1-[.$G55])*(1)/[.$J55]" office:value-type="float" office:value="1" calcext:value-type="float">
            <text:p>1</text:p>
          </table:table-cell>
          <table:table-cell table:formula="of:=[.AX55]-(1/[.$J55])*[.AX55]+ [.AX55]*(1-[.$G55])*(1)/[.$J55]" office:value-type="float" office:value="1" calcext:value-type="float">
            <text:p>1</text:p>
          </table:table-cell>
          <table:table-cell table:formula="of:=[.AY55]-(1/[.$J55])*[.AY55]+ [.AY55]*(1-[.$G55])*(1)/[.$J55]" office:value-type="float" office:value="1" calcext:value-type="float">
            <text:p>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Proces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56]-(1/[.$J56])*[.K56]+ [.K56]*(1-[.$C56])*(1)/[.$J56]" office:value-type="float" office:value="1" calcext:value-type="float">
            <text:p>1</text:p>
          </table:table-cell>
          <table:table-cell table:formula="of:=[.L56]-(1/[.$J56])*[.L56]+ [.L56]*(1-[.$C56])*(1)/[.$J56]" office:value-type="float" office:value="1" calcext:value-type="float">
            <text:p>1</text:p>
          </table:table-cell>
          <table:table-cell table:formula="of:=[.M56]-(1/[.$J56])*[.M56]+ [.M56]*(1-[.$C56])*(1)/[.$J56]" office:value-type="float" office:value="1" calcext:value-type="float">
            <text:p>1</text:p>
          </table:table-cell>
          <table:table-cell table:formula="of:=[.N56]-(1/[.$J56])*[.N56]+ [.N56]*(1-[.$C56])*(1)/[.$J56]" office:value-type="float" office:value="1" calcext:value-type="float">
            <text:p>1</text:p>
          </table:table-cell>
          <table:table-cell table:formula="of:=[.O56]-(1/[.$J56])*[.O56]+ [.O56]*(1-[.$C56])*(1)/[.$J56]" office:value-type="float" office:value="1" calcext:value-type="float">
            <text:p>1</text:p>
          </table:table-cell>
          <table:table-cell table:formula="of:=[.P56]-(1/[.$J56])*[.P56]+ [.P56]*(1-[.$C56])*(1)/[.$J56]" office:value-type="float" office:value="1" calcext:value-type="float">
            <text:p>1</text:p>
          </table:table-cell>
          <table:table-cell table:formula="of:=[.Q56]-(1/[.$J56])*[.Q56]+ [.Q56]*(1-[.$D56])*(1)/[.$J56]" office:value-type="float" office:value="1" calcext:value-type="float">
            <text:p>1</text:p>
          </table:table-cell>
          <table:table-cell table:formula="of:=[.R56]-(1/[.$J56])*[.R56]+ [.R56]*(1-[.$D56])*(1)/[.$J56]" office:value-type="float" office:value="1" calcext:value-type="float">
            <text:p>1</text:p>
          </table:table-cell>
          <table:table-cell table:formula="of:=[.S56]-(1/[.$J56])*[.S56]+ [.S56]*(1-[.$D56])*(1)/[.$J56]" office:value-type="float" office:value="1" calcext:value-type="float">
            <text:p>1</text:p>
          </table:table-cell>
          <table:table-cell table:formula="of:=[.T56]-(1/[.$J56])*[.T56]+ [.T56]*(1-[.$D56])*(1)/[.$J56]" office:value-type="float" office:value="1" calcext:value-type="float">
            <text:p>1</text:p>
          </table:table-cell>
          <table:table-cell table:formula="of:=[.U56]-(1/[.$J56])*[.U56]+ [.U56]*(1-[.$D56])*(1)/[.$J56]" office:value-type="float" office:value="1" calcext:value-type="float">
            <text:p>1</text:p>
          </table:table-cell>
          <table:table-cell table:formula="of:=[.V56]-(1/[.$J56])*[.V56]+ [.V56]*(1-[.$E56])*(1)/[.$J56]" office:value-type="float" office:value="1" calcext:value-type="float">
            <text:p>1</text:p>
          </table:table-cell>
          <table:table-cell table:formula="of:=[.W56]-(1/[.$J56])*[.W56]+ [.W56]*(1-[.$E56])*(1)/[.$J56]" office:value-type="float" office:value="1" calcext:value-type="float">
            <text:p>1</text:p>
          </table:table-cell>
          <table:table-cell table:formula="of:=[.X56]-(1/[.$J56])*[.X56]+ [.X56]*(1-[.$E56])*(1)/[.$J56]" office:value-type="float" office:value="1" calcext:value-type="float">
            <text:p>1</text:p>
          </table:table-cell>
          <table:table-cell table:formula="of:=[.Y56]-(1/[.$J56])*[.Y56]+ [.Y56]*(1-[.$E56])*(1)/[.$J56]" office:value-type="float" office:value="1" calcext:value-type="float">
            <text:p>1</text:p>
          </table:table-cell>
          <table:table-cell table:formula="of:=[.Z56]-(1/[.$J56])*[.Z56]+ [.Z56]*(1-[.$E56])*(1)/[.$J56]" office:value-type="float" office:value="1" calcext:value-type="float">
            <text:p>1</text:p>
          </table:table-cell>
          <table:table-cell table:formula="of:=[.AA56]-(1/[.$J56])*[.AA56]+ [.AA56]*(1-[.$E56])*(1)/[.$J56]" office:value-type="float" office:value="1" calcext:value-type="float">
            <text:p>1</text:p>
          </table:table-cell>
          <table:table-cell table:formula="of:=[.AB56]-(1/[.$J56])*[.AB56]+ [.AB56]*(1-[.$E56])*(1)/[.$J56]" office:value-type="float" office:value="1" calcext:value-type="float">
            <text:p>1</text:p>
          </table:table-cell>
          <table:table-cell table:formula="of:=[.AC56]-(1/[.$J56])*[.AC56]+ [.AC56]*(1-[.$E56])*(1)/[.$J56]" office:value-type="float" office:value="1" calcext:value-type="float">
            <text:p>1</text:p>
          </table:table-cell>
          <table:table-cell table:formula="of:=[.AD56]-(1/[.$J56])*[.AD56]+ [.AD56]*(1-[.$E56])*(1)/[.$J56]" office:value-type="float" office:value="1" calcext:value-type="float">
            <text:p>1</text:p>
          </table:table-cell>
          <table:table-cell table:formula="of:=[.AE56]-(1/[.$J56])*[.AE56]+ [.AE56]*(1-[.$E56])*(1)/[.$J56]" office:value-type="float" office:value="1" calcext:value-type="float">
            <text:p>1</text:p>
          </table:table-cell>
          <table:table-cell table:formula="of:=[.AF56]-(1/[.$J56])*[.AF56]+ [.AF56]*(1-[.$F56])*(1)/[.$J56]" office:value-type="float" office:value="1" calcext:value-type="float">
            <text:p>1</text:p>
          </table:table-cell>
          <table:table-cell table:formula="of:=[.AG56]-(1/[.$J56])*[.AG56]+ [.AG56]*(1-[.$F56])*(1)/[.$J56]" office:value-type="float" office:value="1" calcext:value-type="float">
            <text:p>1</text:p>
          </table:table-cell>
          <table:table-cell table:formula="of:=[.AH56]-(1/[.$J56])*[.AH56]+ [.AH56]*(1-[.$F56])*(1)/[.$J56]" office:value-type="float" office:value="1" calcext:value-type="float">
            <text:p>1</text:p>
          </table:table-cell>
          <table:table-cell table:formula="of:=[.AI56]-(1/[.$J56])*[.AI56]+ [.AI56]*(1-[.$F56])*(1)/[.$J56]" office:value-type="float" office:value="1" calcext:value-type="float">
            <text:p>1</text:p>
          </table:table-cell>
          <table:table-cell table:formula="of:=[.AJ56]-(1/[.$J56])*[.AJ56]+ [.AJ56]*(1-[.$F56])*(1)/[.$J56]" office:value-type="float" office:value="1" calcext:value-type="float">
            <text:p>1</text:p>
          </table:table-cell>
          <table:table-cell table:formula="of:=[.AK56]-(1/[.$J56])*[.AK56]+ [.AK56]*(1-[.$F56])*(1)/[.$J56]" office:value-type="float" office:value="1" calcext:value-type="float">
            <text:p>1</text:p>
          </table:table-cell>
          <table:table-cell table:formula="of:=[.AL56]-(1/[.$J56])*[.AL56]+ [.AL56]*(1-[.$F56])*(1)/[.$J56]" office:value-type="float" office:value="1" calcext:value-type="float">
            <text:p>1</text:p>
          </table:table-cell>
          <table:table-cell table:formula="of:=[.AM56]-(1/[.$J56])*[.AM56]+ [.AM56]*(1-[.$F56])*(1)/[.$J56]" office:value-type="float" office:value="1" calcext:value-type="float">
            <text:p>1</text:p>
          </table:table-cell>
          <table:table-cell table:formula="of:=[.AN56]-(1/[.$J56])*[.AN56]+ [.AN56]*(1-[.$F56])*(1)/[.$J56]" office:value-type="float" office:value="1" calcext:value-type="float">
            <text:p>1</text:p>
          </table:table-cell>
          <table:table-cell table:formula="of:=[.AO56]-(1/[.$J56])*[.AO56]+ [.AO56]*(1-[.$F56])*(1)/[.$J56]" office:value-type="float" office:value="1" calcext:value-type="float">
            <text:p>1</text:p>
          </table:table-cell>
          <table:table-cell table:formula="of:=[.AP56]-(1/[.$J56])*[.AP56]+ [.AP56]*(1-[.$G56])*(1)/[.$J56]" office:value-type="float" office:value="1" calcext:value-type="float">
            <text:p>1</text:p>
          </table:table-cell>
          <table:table-cell table:formula="of:=[.AQ56]-(1/[.$J56])*[.AQ56]+ [.AQ56]*(1-[.$G56])*(1)/[.$J56]" office:value-type="float" office:value="1" calcext:value-type="float">
            <text:p>1</text:p>
          </table:table-cell>
          <table:table-cell table:formula="of:=[.AR56]-(1/[.$J56])*[.AR56]+ [.AR56]*(1-[.$G56])*(1)/[.$J56]" office:value-type="float" office:value="1" calcext:value-type="float">
            <text:p>1</text:p>
          </table:table-cell>
          <table:table-cell table:formula="of:=[.AS56]-(1/[.$J56])*[.AS56]+ [.AS56]*(1-[.$G56])*(1)/[.$J56]" office:value-type="float" office:value="1" calcext:value-type="float">
            <text:p>1</text:p>
          </table:table-cell>
          <table:table-cell table:formula="of:=[.AT56]-(1/[.$J56])*[.AT56]+ [.AT56]*(1-[.$G56])*(1)/[.$J56]" office:value-type="float" office:value="1" calcext:value-type="float">
            <text:p>1</text:p>
          </table:table-cell>
          <table:table-cell table:formula="of:=[.AU56]-(1/[.$J56])*[.AU56]+ [.AU56]*(1-[.$G56])*(1)/[.$J56]" office:value-type="float" office:value="1" calcext:value-type="float">
            <text:p>1</text:p>
          </table:table-cell>
          <table:table-cell table:formula="of:=[.AV56]-(1/[.$J56])*[.AV56]+ [.AV56]*(1-[.$G56])*(1)/[.$J56]" office:value-type="float" office:value="1" calcext:value-type="float">
            <text:p>1</text:p>
          </table:table-cell>
          <table:table-cell table:formula="of:=[.AW56]-(1/[.$J56])*[.AW56]+ [.AW56]*(1-[.$G56])*(1)/[.$J56]" office:value-type="float" office:value="1" calcext:value-type="float">
            <text:p>1</text:p>
          </table:table-cell>
          <table:table-cell table:formula="of:=[.AX56]-(1/[.$J56])*[.AX56]+ [.AX56]*(1-[.$G56])*(1)/[.$J56]" office:value-type="float" office:value="1" calcext:value-type="float">
            <text:p>1</text:p>
          </table:table-cell>
          <table:table-cell table:formula="of:=[.AY56]-(1/[.$J56])*[.AY56]+ [.AY56]*(1-[.$G56])*(1)/[.$J56]" office:value-type="float" office:value="1" calcext:value-type="float">
            <text:p>1</text:p>
          </table:table-cell>
          <table:table-cell table:number-columns-repeated="972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4" office:value-type="string" calcext:value-type="string">
            <text:p>Gains attendus par rapport lors du remplacement du système existant par un système double flux</text:p>
          </table:table-cell>
          <table:table-cell table:style-name="ce51"/>
          <table:table-cell table:style-name="ce57" table:number-columns-repeated="5"/>
          <table:table-cell table:number-columns-repeated="1017"/>
        </table:table-row>
        <table:table-row table:style-name="ro1">
          <table:table-cell table:style-name="ce45" office:value-type="string" calcext:value-type="string">
            <text:p>BRANCHE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ERIODE1</text:p>
          </table:table-cell>
          <table:table-cell table:style-name="ce10" office:value-type="string" calcext:value-type="string">
            <text:p>PERIODE2</text:p>
          </table:table-cell>
          <table:table-cell table:style-name="ce10" office:value-type="string" calcext:value-type="string">
            <text:p>PERIODE3</text:p>
          </table:table-cell>
          <table:table-cell table:style-name="ce10" office:value-type="string" calcext:value-type="string">
            <text:p>PERIODE4</text:p>
          </table:table-cell>
          <table:table-cell table:style-name="ce10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Branche</text:p>
          </table:table-cell>
          <table:table-cell table:style-name="ce52" office:value-type="string" calcext:value-type="string">
            <text:p>Usage</text:p>
          </table:table-cell>
          <table:table-cell table:style-name="ce58" office:value-type="string" calcext:value-type="string">
            <text:p>2010-2015</text:p>
          </table:table-cell>
          <table:table-cell table:style-name="ce58" office:value-type="string" calcext:value-type="string">
            <text:p>2015-2020</text:p>
          </table:table-cell>
          <table:table-cell table:style-name="ce58" office:value-type="string" calcext:value-type="string">
            <text:p>2020-2030</text:p>
          </table:table-cell>
          <table:table-cell table:style-name="ce58" office:value-type="string" calcext:value-type="string">
            <text:p>2030-2040</text:p>
          </table:table-cell>
          <table:table-cell table:style-name="ce58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3]-(1/[.$J63])*[.K63]+ [.K63]*(1-[.$C63])*(1)/[.$J63]" office:value-type="float" office:value="1.0125" calcext:value-type="float">
            <text:p>1,0125</text:p>
          </table:table-cell>
          <table:table-cell table:formula="of:=[.L63]-(1/[.$J63])*[.L63]+ [.L63]*(1-[.$C63])*(1)/[.$J63]" office:value-type="float" office:value="1.02515625" calcext:value-type="float">
            <text:p>1,02515625</text:p>
          </table:table-cell>
          <table:table-cell table:formula="of:=[.M63]-(1/[.$J63])*[.M63]+ [.M63]*(1-[.$C63])*(1)/[.$J63]" office:value-type="float" office:value="1.037970703125" calcext:value-type="float">
            <text:p>1,0379707031</text:p>
          </table:table-cell>
          <table:table-cell table:formula="of:=[.N63]-(1/[.$J63])*[.N63]+ [.N63]*(1-[.$C63])*(1)/[.$J63]" office:value-type="float" office:value="1.05094533691406" calcext:value-type="float">
            <text:p>1,0509453369</text:p>
          </table:table-cell>
          <table:table-cell table:formula="of:=[.O63]-(1/[.$J63])*[.O63]+ [.O63]*(1-[.$C63])*(1)/[.$J63]" office:value-type="float" office:value="1.06408215362549" calcext:value-type="float">
            <text:p>1,0640821536</text:p>
          </table:table-cell>
          <table:table-cell table:formula="of:=[.P63]-(1/[.$J63])*[.P63]+ [.P63]*(1-[.$C63])*(1)/[.$J63]" office:value-type="float" office:value="1.07738318054581" calcext:value-type="float">
            <text:p>1,0773831805</text:p>
          </table:table-cell>
          <table:table-cell table:formula="of:=[.Q63]-(1/[.$J63])*[.Q63]+ [.Q63]*(1-[.$D63])*(1)/[.$J63]" office:value-type="float" office:value="1.09085047030263" calcext:value-type="float">
            <text:p>1,0908504703</text:p>
          </table:table-cell>
          <table:table-cell table:formula="of:=[.R63]-(1/[.$J63])*[.R63]+ [.R63]*(1-[.$D63])*(1)/[.$J63]" office:value-type="float" office:value="1.10448610118141" calcext:value-type="float">
            <text:p>1,1044861012</text:p>
          </table:table-cell>
          <table:table-cell table:formula="of:=[.S63]-(1/[.$J63])*[.S63]+ [.S63]*(1-[.$D63])*(1)/[.$J63]" office:value-type="float" office:value="1.11829217744618" calcext:value-type="float">
            <text:p>1,1182921774</text:p>
          </table:table-cell>
          <table:table-cell table:formula="of:=[.T63]-(1/[.$J63])*[.T63]+ [.T63]*(1-[.$D63])*(1)/[.$J63]" office:value-type="float" office:value="1.13227082966426" calcext:value-type="float">
            <text:p>1,1322708297</text:p>
          </table:table-cell>
          <table:table-cell table:formula="of:=[.U63]-(1/[.$J63])*[.U63]+ [.U63]*(1-[.$D63])*(1)/[.$J63]" office:value-type="float" office:value="1.14642421503506" calcext:value-type="float">
            <text:p>1,146424215</text:p>
          </table:table-cell>
          <table:table-cell table:formula="of:=[.V63]-(1/[.$J63])*[.V63]+ [.V63]*(1-[.$E63])*(1)/[.$J63]" office:value-type="float" office:value="1.160754517723" calcext:value-type="float">
            <text:p>1,1607545177</text:p>
          </table:table-cell>
          <table:table-cell table:formula="of:=[.W63]-(1/[.$J63])*[.W63]+ [.W63]*(1-[.$E63])*(1)/[.$J63]" office:value-type="float" office:value="1.17526394919454" calcext:value-type="float">
            <text:p>1,1752639492</text:p>
          </table:table-cell>
          <table:table-cell table:formula="of:=[.X63]-(1/[.$J63])*[.X63]+ [.X63]*(1-[.$E63])*(1)/[.$J63]" office:value-type="float" office:value="1.18995474855947" calcext:value-type="float">
            <text:p>1,1899547486</text:p>
          </table:table-cell>
          <table:table-cell table:formula="of:=[.Y63]-(1/[.$J63])*[.Y63]+ [.Y63]*(1-[.$E63])*(1)/[.$J63]" office:value-type="float" office:value="1.20482918291646" calcext:value-type="float">
            <text:p>1,2048291829</text:p>
          </table:table-cell>
          <table:table-cell table:formula="of:=[.Z63]-(1/[.$J63])*[.Z63]+ [.Z63]*(1-[.$E63])*(1)/[.$J63]" office:value-type="float" office:value="1.21988954770292" calcext:value-type="float">
            <text:p>1,2198895477</text:p>
          </table:table-cell>
          <table:table-cell table:formula="of:=[.AA63]-(1/[.$J63])*[.AA63]+ [.AA63]*(1-[.$E63])*(1)/[.$J63]" office:value-type="float" office:value="1.2351381670492" calcext:value-type="float">
            <text:p>1,235138167</text:p>
          </table:table-cell>
          <table:table-cell table:formula="of:=[.AB63]-(1/[.$J63])*[.AB63]+ [.AB63]*(1-[.$E63])*(1)/[.$J63]" office:value-type="float" office:value="1.25057739413732" calcext:value-type="float">
            <text:p>1,2505773941</text:p>
          </table:table-cell>
          <table:table-cell table:formula="of:=[.AC63]-(1/[.$J63])*[.AC63]+ [.AC63]*(1-[.$E63])*(1)/[.$J63]" office:value-type="float" office:value="1.26620961156403" calcext:value-type="float">
            <text:p>1,2662096116</text:p>
          </table:table-cell>
          <table:table-cell table:formula="of:=[.AD63]-(1/[.$J63])*[.AD63]+ [.AD63]*(1-[.$E63])*(1)/[.$J63]" office:value-type="float" office:value="1.28203723170858" calcext:value-type="float">
            <text:p>1,2820372317</text:p>
          </table:table-cell>
          <table:table-cell table:formula="of:=[.AE63]-(1/[.$J63])*[.AE63]+ [.AE63]*(1-[.$E63])*(1)/[.$J63]" office:value-type="float" office:value="1.29806269710494" calcext:value-type="float">
            <text:p>1,2980626971</text:p>
          </table:table-cell>
          <table:table-cell table:formula="of:=[.AF63]-(1/[.$J63])*[.AF63]+ [.AF63]*(1-[.$F63])*(1)/[.$J63]" office:value-type="float" office:value="1.31428848081875" calcext:value-type="float">
            <text:p>1,3142884808</text:p>
          </table:table-cell>
          <table:table-cell table:formula="of:=[.AG63]-(1/[.$J63])*[.AG63]+ [.AG63]*(1-[.$F63])*(1)/[.$J63]" office:value-type="float" office:value="1.33071708682899" calcext:value-type="float">
            <text:p>1,3307170868</text:p>
          </table:table-cell>
          <table:table-cell table:formula="of:=[.AH63]-(1/[.$J63])*[.AH63]+ [.AH63]*(1-[.$F63])*(1)/[.$J63]" office:value-type="float" office:value="1.34735105041435" calcext:value-type="float">
            <text:p>1,3473510504</text:p>
          </table:table-cell>
          <table:table-cell table:formula="of:=[.AI63]-(1/[.$J63])*[.AI63]+ [.AI63]*(1-[.$F63])*(1)/[.$J63]" office:value-type="float" office:value="1.36419293854453" calcext:value-type="float">
            <text:p>1,3641929385</text:p>
          </table:table-cell>
          <table:table-cell table:formula="of:=[.AJ63]-(1/[.$J63])*[.AJ63]+ [.AJ63]*(1-[.$F63])*(1)/[.$J63]" office:value-type="float" office:value="1.38124535027634" calcext:value-type="float">
            <text:p>1,3812453503</text:p>
          </table:table-cell>
          <table:table-cell table:formula="of:=[.AK63]-(1/[.$J63])*[.AK63]+ [.AK63]*(1-[.$F63])*(1)/[.$J63]" office:value-type="float" office:value="1.39851091715479" calcext:value-type="float">
            <text:p>1,3985109172</text:p>
          </table:table-cell>
          <table:table-cell table:formula="of:=[.AL63]-(1/[.$J63])*[.AL63]+ [.AL63]*(1-[.$F63])*(1)/[.$J63]" office:value-type="float" office:value="1.41599230361923" calcext:value-type="float">
            <text:p>1,4159923036</text:p>
          </table:table-cell>
          <table:table-cell table:formula="of:=[.AM63]-(1/[.$J63])*[.AM63]+ [.AM63]*(1-[.$F63])*(1)/[.$J63]" office:value-type="float" office:value="1.43369220741447" calcext:value-type="float">
            <text:p>1,4336922074</text:p>
          </table:table-cell>
          <table:table-cell table:formula="of:=[.AN63]-(1/[.$J63])*[.AN63]+ [.AN63]*(1-[.$F63])*(1)/[.$J63]" office:value-type="float" office:value="1.45161336000715" calcext:value-type="float">
            <text:p>1,45161336</text:p>
          </table:table-cell>
          <table:table-cell table:formula="of:=[.AO63]-(1/[.$J63])*[.AO63]+ [.AO63]*(1-[.$F63])*(1)/[.$J63]" office:value-type="float" office:value="1.46975852700724" calcext:value-type="float">
            <text:p>1,469758527</text:p>
          </table:table-cell>
          <table:table-cell table:formula="of:=[.AP63]-(1/[.$J63])*[.AP63]+ [.AP63]*(1-[.$G63])*(1)/[.$J63]" office:value-type="float" office:value="1.48813050859483" calcext:value-type="float">
            <text:p>1,4881305086</text:p>
          </table:table-cell>
          <table:table-cell table:formula="of:=[.AQ63]-(1/[.$J63])*[.AQ63]+ [.AQ63]*(1-[.$G63])*(1)/[.$J63]" office:value-type="float" office:value="1.50673213995226" calcext:value-type="float">
            <text:p>1,50673214</text:p>
          </table:table-cell>
          <table:table-cell table:formula="of:=[.AR63]-(1/[.$J63])*[.AR63]+ [.AR63]*(1-[.$G63])*(1)/[.$J63]" office:value-type="float" office:value="1.52556629170167" calcext:value-type="float">
            <text:p>1,5255662917</text:p>
          </table:table-cell>
          <table:table-cell table:formula="of:=[.AS63]-(1/[.$J63])*[.AS63]+ [.AS63]*(1-[.$G63])*(1)/[.$J63]" office:value-type="float" office:value="1.54463587034794" calcext:value-type="float">
            <text:p>1,5446358703</text:p>
          </table:table-cell>
          <table:table-cell table:formula="of:=[.AT63]-(1/[.$J63])*[.AT63]+ [.AT63]*(1-[.$G63])*(1)/[.$J63]" office:value-type="float" office:value="1.56394381872729" calcext:value-type="float">
            <text:p>1,5639438187</text:p>
          </table:table-cell>
          <table:table-cell table:formula="of:=[.AU63]-(1/[.$J63])*[.AU63]+ [.AU63]*(1-[.$G63])*(1)/[.$J63]" office:value-type="float" office:value="1.58349311646138" calcext:value-type="float">
            <text:p>1,5834931165</text:p>
          </table:table-cell>
          <table:table-cell table:formula="of:=[.AV63]-(1/[.$J63])*[.AV63]+ [.AV63]*(1-[.$G63])*(1)/[.$J63]" office:value-type="float" office:value="1.60328678041714" calcext:value-type="float">
            <text:p>1,6032867804</text:p>
          </table:table-cell>
          <table:table-cell table:formula="of:=[.AW63]-(1/[.$J63])*[.AW63]+ [.AW63]*(1-[.$G63])*(1)/[.$J63]" office:value-type="float" office:value="1.62332786517236" calcext:value-type="float">
            <text:p>1,6233278652</text:p>
          </table:table-cell>
          <table:table-cell table:formula="of:=[.AX63]-(1/[.$J63])*[.AX63]+ [.AX63]*(1-[.$G63])*(1)/[.$J63]" office:value-type="float" office:value="1.64361946348701" calcext:value-type="float">
            <text:p>1,6436194635</text:p>
          </table:table-cell>
          <table:table-cell table:formula="of:=[.AY63]-(1/[.$J63])*[.AY63]+ [.AY63]*(1-[.$G63])*(1)/[.$J63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4]-(1/[.$J64])*[.K64]+ [.K64]*(1-[.$C64])*(1)/[.$J64]" office:value-type="float" office:value="1.0125" calcext:value-type="float">
            <text:p>1,0125</text:p>
          </table:table-cell>
          <table:table-cell table:formula="of:=[.L64]-(1/[.$J64])*[.L64]+ [.L64]*(1-[.$C64])*(1)/[.$J64]" office:value-type="float" office:value="1.02515625" calcext:value-type="float">
            <text:p>1,02515625</text:p>
          </table:table-cell>
          <table:table-cell table:formula="of:=[.M64]-(1/[.$J64])*[.M64]+ [.M64]*(1-[.$C64])*(1)/[.$J64]" office:value-type="float" office:value="1.037970703125" calcext:value-type="float">
            <text:p>1,0379707031</text:p>
          </table:table-cell>
          <table:table-cell table:formula="of:=[.N64]-(1/[.$J64])*[.N64]+ [.N64]*(1-[.$C64])*(1)/[.$J64]" office:value-type="float" office:value="1.05094533691406" calcext:value-type="float">
            <text:p>1,0509453369</text:p>
          </table:table-cell>
          <table:table-cell table:formula="of:=[.O64]-(1/[.$J64])*[.O64]+ [.O64]*(1-[.$C64])*(1)/[.$J64]" office:value-type="float" office:value="1.06408215362549" calcext:value-type="float">
            <text:p>1,0640821536</text:p>
          </table:table-cell>
          <table:table-cell table:formula="of:=[.P64]-(1/[.$J64])*[.P64]+ [.P64]*(1-[.$C64])*(1)/[.$J64]" office:value-type="float" office:value="1.07738318054581" calcext:value-type="float">
            <text:p>1,0773831805</text:p>
          </table:table-cell>
          <table:table-cell table:formula="of:=[.Q64]-(1/[.$J64])*[.Q64]+ [.Q64]*(1-[.$D64])*(1)/[.$J64]" office:value-type="float" office:value="1.09085047030263" calcext:value-type="float">
            <text:p>1,0908504703</text:p>
          </table:table-cell>
          <table:table-cell table:formula="of:=[.R64]-(1/[.$J64])*[.R64]+ [.R64]*(1-[.$D64])*(1)/[.$J64]" office:value-type="float" office:value="1.10448610118141" calcext:value-type="float">
            <text:p>1,1044861012</text:p>
          </table:table-cell>
          <table:table-cell table:formula="of:=[.S64]-(1/[.$J64])*[.S64]+ [.S64]*(1-[.$D64])*(1)/[.$J64]" office:value-type="float" office:value="1.11829217744618" calcext:value-type="float">
            <text:p>1,1182921774</text:p>
          </table:table-cell>
          <table:table-cell table:formula="of:=[.T64]-(1/[.$J64])*[.T64]+ [.T64]*(1-[.$D64])*(1)/[.$J64]" office:value-type="float" office:value="1.13227082966426" calcext:value-type="float">
            <text:p>1,1322708297</text:p>
          </table:table-cell>
          <table:table-cell table:formula="of:=[.U64]-(1/[.$J64])*[.U64]+ [.U64]*(1-[.$D64])*(1)/[.$J64]" office:value-type="float" office:value="1.14642421503506" calcext:value-type="float">
            <text:p>1,146424215</text:p>
          </table:table-cell>
          <table:table-cell table:formula="of:=[.V64]-(1/[.$J64])*[.V64]+ [.V64]*(1-[.$E64])*(1)/[.$J64]" office:value-type="float" office:value="1.160754517723" calcext:value-type="float">
            <text:p>1,1607545177</text:p>
          </table:table-cell>
          <table:table-cell table:formula="of:=[.W64]-(1/[.$J64])*[.W64]+ [.W64]*(1-[.$E64])*(1)/[.$J64]" office:value-type="float" office:value="1.17526394919454" calcext:value-type="float">
            <text:p>1,1752639492</text:p>
          </table:table-cell>
          <table:table-cell table:formula="of:=[.X64]-(1/[.$J64])*[.X64]+ [.X64]*(1-[.$E64])*(1)/[.$J64]" office:value-type="float" office:value="1.18995474855947" calcext:value-type="float">
            <text:p>1,1899547486</text:p>
          </table:table-cell>
          <table:table-cell table:formula="of:=[.Y64]-(1/[.$J64])*[.Y64]+ [.Y64]*(1-[.$E64])*(1)/[.$J64]" office:value-type="float" office:value="1.20482918291646" calcext:value-type="float">
            <text:p>1,2048291829</text:p>
          </table:table-cell>
          <table:table-cell table:formula="of:=[.Z64]-(1/[.$J64])*[.Z64]+ [.Z64]*(1-[.$E64])*(1)/[.$J64]" office:value-type="float" office:value="1.21988954770292" calcext:value-type="float">
            <text:p>1,2198895477</text:p>
          </table:table-cell>
          <table:table-cell table:formula="of:=[.AA64]-(1/[.$J64])*[.AA64]+ [.AA64]*(1-[.$E64])*(1)/[.$J64]" office:value-type="float" office:value="1.2351381670492" calcext:value-type="float">
            <text:p>1,235138167</text:p>
          </table:table-cell>
          <table:table-cell table:formula="of:=[.AB64]-(1/[.$J64])*[.AB64]+ [.AB64]*(1-[.$E64])*(1)/[.$J64]" office:value-type="float" office:value="1.25057739413732" calcext:value-type="float">
            <text:p>1,2505773941</text:p>
          </table:table-cell>
          <table:table-cell table:formula="of:=[.AC64]-(1/[.$J64])*[.AC64]+ [.AC64]*(1-[.$E64])*(1)/[.$J64]" office:value-type="float" office:value="1.26620961156403" calcext:value-type="float">
            <text:p>1,2662096116</text:p>
          </table:table-cell>
          <table:table-cell table:formula="of:=[.AD64]-(1/[.$J64])*[.AD64]+ [.AD64]*(1-[.$E64])*(1)/[.$J64]" office:value-type="float" office:value="1.28203723170858" calcext:value-type="float">
            <text:p>1,2820372317</text:p>
          </table:table-cell>
          <table:table-cell table:formula="of:=[.AE64]-(1/[.$J64])*[.AE64]+ [.AE64]*(1-[.$E64])*(1)/[.$J64]" office:value-type="float" office:value="1.29806269710494" calcext:value-type="float">
            <text:p>1,2980626971</text:p>
          </table:table-cell>
          <table:table-cell table:formula="of:=[.AF64]-(1/[.$J64])*[.AF64]+ [.AF64]*(1-[.$F64])*(1)/[.$J64]" office:value-type="float" office:value="1.31428848081875" calcext:value-type="float">
            <text:p>1,3142884808</text:p>
          </table:table-cell>
          <table:table-cell table:formula="of:=[.AG64]-(1/[.$J64])*[.AG64]+ [.AG64]*(1-[.$F64])*(1)/[.$J64]" office:value-type="float" office:value="1.33071708682899" calcext:value-type="float">
            <text:p>1,3307170868</text:p>
          </table:table-cell>
          <table:table-cell table:formula="of:=[.AH64]-(1/[.$J64])*[.AH64]+ [.AH64]*(1-[.$F64])*(1)/[.$J64]" office:value-type="float" office:value="1.34735105041435" calcext:value-type="float">
            <text:p>1,3473510504</text:p>
          </table:table-cell>
          <table:table-cell table:formula="of:=[.AI64]-(1/[.$J64])*[.AI64]+ [.AI64]*(1-[.$F64])*(1)/[.$J64]" office:value-type="float" office:value="1.36419293854453" calcext:value-type="float">
            <text:p>1,3641929385</text:p>
          </table:table-cell>
          <table:table-cell table:formula="of:=[.AJ64]-(1/[.$J64])*[.AJ64]+ [.AJ64]*(1-[.$F64])*(1)/[.$J64]" office:value-type="float" office:value="1.38124535027634" calcext:value-type="float">
            <text:p>1,3812453503</text:p>
          </table:table-cell>
          <table:table-cell table:formula="of:=[.AK64]-(1/[.$J64])*[.AK64]+ [.AK64]*(1-[.$F64])*(1)/[.$J64]" office:value-type="float" office:value="1.39851091715479" calcext:value-type="float">
            <text:p>1,3985109172</text:p>
          </table:table-cell>
          <table:table-cell table:formula="of:=[.AL64]-(1/[.$J64])*[.AL64]+ [.AL64]*(1-[.$F64])*(1)/[.$J64]" office:value-type="float" office:value="1.41599230361923" calcext:value-type="float">
            <text:p>1,4159923036</text:p>
          </table:table-cell>
          <table:table-cell table:formula="of:=[.AM64]-(1/[.$J64])*[.AM64]+ [.AM64]*(1-[.$F64])*(1)/[.$J64]" office:value-type="float" office:value="1.43369220741447" calcext:value-type="float">
            <text:p>1,4336922074</text:p>
          </table:table-cell>
          <table:table-cell table:formula="of:=[.AN64]-(1/[.$J64])*[.AN64]+ [.AN64]*(1-[.$F64])*(1)/[.$J64]" office:value-type="float" office:value="1.45161336000715" calcext:value-type="float">
            <text:p>1,45161336</text:p>
          </table:table-cell>
          <table:table-cell table:formula="of:=[.AO64]-(1/[.$J64])*[.AO64]+ [.AO64]*(1-[.$F64])*(1)/[.$J64]" office:value-type="float" office:value="1.46975852700724" calcext:value-type="float">
            <text:p>1,469758527</text:p>
          </table:table-cell>
          <table:table-cell table:formula="of:=[.AP64]-(1/[.$J64])*[.AP64]+ [.AP64]*(1-[.$G64])*(1)/[.$J64]" office:value-type="float" office:value="1.48813050859483" calcext:value-type="float">
            <text:p>1,4881305086</text:p>
          </table:table-cell>
          <table:table-cell table:formula="of:=[.AQ64]-(1/[.$J64])*[.AQ64]+ [.AQ64]*(1-[.$G64])*(1)/[.$J64]" office:value-type="float" office:value="1.50673213995226" calcext:value-type="float">
            <text:p>1,50673214</text:p>
          </table:table-cell>
          <table:table-cell table:formula="of:=[.AR64]-(1/[.$J64])*[.AR64]+ [.AR64]*(1-[.$G64])*(1)/[.$J64]" office:value-type="float" office:value="1.52556629170167" calcext:value-type="float">
            <text:p>1,5255662917</text:p>
          </table:table-cell>
          <table:table-cell table:formula="of:=[.AS64]-(1/[.$J64])*[.AS64]+ [.AS64]*(1-[.$G64])*(1)/[.$J64]" office:value-type="float" office:value="1.54463587034794" calcext:value-type="float">
            <text:p>1,5446358703</text:p>
          </table:table-cell>
          <table:table-cell table:formula="of:=[.AT64]-(1/[.$J64])*[.AT64]+ [.AT64]*(1-[.$G64])*(1)/[.$J64]" office:value-type="float" office:value="1.56394381872729" calcext:value-type="float">
            <text:p>1,5639438187</text:p>
          </table:table-cell>
          <table:table-cell table:formula="of:=[.AU64]-(1/[.$J64])*[.AU64]+ [.AU64]*(1-[.$G64])*(1)/[.$J64]" office:value-type="float" office:value="1.58349311646138" calcext:value-type="float">
            <text:p>1,5834931165</text:p>
          </table:table-cell>
          <table:table-cell table:formula="of:=[.AV64]-(1/[.$J64])*[.AV64]+ [.AV64]*(1-[.$G64])*(1)/[.$J64]" office:value-type="float" office:value="1.60328678041714" calcext:value-type="float">
            <text:p>1,6032867804</text:p>
          </table:table-cell>
          <table:table-cell table:formula="of:=[.AW64]-(1/[.$J64])*[.AW64]+ [.AW64]*(1-[.$G64])*(1)/[.$J64]" office:value-type="float" office:value="1.62332786517236" calcext:value-type="float">
            <text:p>1,6233278652</text:p>
          </table:table-cell>
          <table:table-cell table:formula="of:=[.AX64]-(1/[.$J64])*[.AX64]+ [.AX64]*(1-[.$G64])*(1)/[.$J64]" office:value-type="float" office:value="1.64361946348701" calcext:value-type="float">
            <text:p>1,6436194635</text:p>
          </table:table-cell>
          <table:table-cell table:formula="of:=[.AY64]-(1/[.$J64])*[.AY64]+ [.AY64]*(1-[.$G64])*(1)/[.$J64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5]-(1/[.$J65])*[.K65]+ [.K65]*(1-[.$C65])*(1)/[.$J65]" office:value-type="float" office:value="1.0125" calcext:value-type="float">
            <text:p>1,0125</text:p>
          </table:table-cell>
          <table:table-cell table:formula="of:=[.L65]-(1/[.$J65])*[.L65]+ [.L65]*(1-[.$C65])*(1)/[.$J65]" office:value-type="float" office:value="1.02515625" calcext:value-type="float">
            <text:p>1,02515625</text:p>
          </table:table-cell>
          <table:table-cell table:formula="of:=[.M65]-(1/[.$J65])*[.M65]+ [.M65]*(1-[.$C65])*(1)/[.$J65]" office:value-type="float" office:value="1.037970703125" calcext:value-type="float">
            <text:p>1,0379707031</text:p>
          </table:table-cell>
          <table:table-cell table:formula="of:=[.N65]-(1/[.$J65])*[.N65]+ [.N65]*(1-[.$C65])*(1)/[.$J65]" office:value-type="float" office:value="1.05094533691406" calcext:value-type="float">
            <text:p>1,0509453369</text:p>
          </table:table-cell>
          <table:table-cell table:formula="of:=[.O65]-(1/[.$J65])*[.O65]+ [.O65]*(1-[.$C65])*(1)/[.$J65]" office:value-type="float" office:value="1.06408215362549" calcext:value-type="float">
            <text:p>1,0640821536</text:p>
          </table:table-cell>
          <table:table-cell table:formula="of:=[.P65]-(1/[.$J65])*[.P65]+ [.P65]*(1-[.$C65])*(1)/[.$J65]" office:value-type="float" office:value="1.07738318054581" calcext:value-type="float">
            <text:p>1,0773831805</text:p>
          </table:table-cell>
          <table:table-cell table:formula="of:=[.Q65]-(1/[.$J65])*[.Q65]+ [.Q65]*(1-[.$D65])*(1)/[.$J65]" office:value-type="float" office:value="1.09085047030263" calcext:value-type="float">
            <text:p>1,0908504703</text:p>
          </table:table-cell>
          <table:table-cell table:formula="of:=[.R65]-(1/[.$J65])*[.R65]+ [.R65]*(1-[.$D65])*(1)/[.$J65]" office:value-type="float" office:value="1.10448610118141" calcext:value-type="float">
            <text:p>1,1044861012</text:p>
          </table:table-cell>
          <table:table-cell table:formula="of:=[.S65]-(1/[.$J65])*[.S65]+ [.S65]*(1-[.$D65])*(1)/[.$J65]" office:value-type="float" office:value="1.11829217744618" calcext:value-type="float">
            <text:p>1,1182921774</text:p>
          </table:table-cell>
          <table:table-cell table:formula="of:=[.T65]-(1/[.$J65])*[.T65]+ [.T65]*(1-[.$D65])*(1)/[.$J65]" office:value-type="float" office:value="1.13227082966426" calcext:value-type="float">
            <text:p>1,1322708297</text:p>
          </table:table-cell>
          <table:table-cell table:formula="of:=[.U65]-(1/[.$J65])*[.U65]+ [.U65]*(1-[.$D65])*(1)/[.$J65]" office:value-type="float" office:value="1.14642421503506" calcext:value-type="float">
            <text:p>1,146424215</text:p>
          </table:table-cell>
          <table:table-cell table:formula="of:=[.V65]-(1/[.$J65])*[.V65]+ [.V65]*(1-[.$E65])*(1)/[.$J65]" office:value-type="float" office:value="1.160754517723" calcext:value-type="float">
            <text:p>1,1607545177</text:p>
          </table:table-cell>
          <table:table-cell table:formula="of:=[.W65]-(1/[.$J65])*[.W65]+ [.W65]*(1-[.$E65])*(1)/[.$J65]" office:value-type="float" office:value="1.17526394919454" calcext:value-type="float">
            <text:p>1,1752639492</text:p>
          </table:table-cell>
          <table:table-cell table:formula="of:=[.X65]-(1/[.$J65])*[.X65]+ [.X65]*(1-[.$E65])*(1)/[.$J65]" office:value-type="float" office:value="1.18995474855947" calcext:value-type="float">
            <text:p>1,1899547486</text:p>
          </table:table-cell>
          <table:table-cell table:formula="of:=[.Y65]-(1/[.$J65])*[.Y65]+ [.Y65]*(1-[.$E65])*(1)/[.$J65]" office:value-type="float" office:value="1.20482918291646" calcext:value-type="float">
            <text:p>1,2048291829</text:p>
          </table:table-cell>
          <table:table-cell table:formula="of:=[.Z65]-(1/[.$J65])*[.Z65]+ [.Z65]*(1-[.$E65])*(1)/[.$J65]" office:value-type="float" office:value="1.21988954770292" calcext:value-type="float">
            <text:p>1,2198895477</text:p>
          </table:table-cell>
          <table:table-cell table:formula="of:=[.AA65]-(1/[.$J65])*[.AA65]+ [.AA65]*(1-[.$E65])*(1)/[.$J65]" office:value-type="float" office:value="1.2351381670492" calcext:value-type="float">
            <text:p>1,235138167</text:p>
          </table:table-cell>
          <table:table-cell table:formula="of:=[.AB65]-(1/[.$J65])*[.AB65]+ [.AB65]*(1-[.$E65])*(1)/[.$J65]" office:value-type="float" office:value="1.25057739413732" calcext:value-type="float">
            <text:p>1,2505773941</text:p>
          </table:table-cell>
          <table:table-cell table:formula="of:=[.AC65]-(1/[.$J65])*[.AC65]+ [.AC65]*(1-[.$E65])*(1)/[.$J65]" office:value-type="float" office:value="1.26620961156403" calcext:value-type="float">
            <text:p>1,2662096116</text:p>
          </table:table-cell>
          <table:table-cell table:formula="of:=[.AD65]-(1/[.$J65])*[.AD65]+ [.AD65]*(1-[.$E65])*(1)/[.$J65]" office:value-type="float" office:value="1.28203723170858" calcext:value-type="float">
            <text:p>1,2820372317</text:p>
          </table:table-cell>
          <table:table-cell table:formula="of:=[.AE65]-(1/[.$J65])*[.AE65]+ [.AE65]*(1-[.$E65])*(1)/[.$J65]" office:value-type="float" office:value="1.29806269710494" calcext:value-type="float">
            <text:p>1,2980626971</text:p>
          </table:table-cell>
          <table:table-cell table:formula="of:=[.AF65]-(1/[.$J65])*[.AF65]+ [.AF65]*(1-[.$F65])*(1)/[.$J65]" office:value-type="float" office:value="1.31428848081875" calcext:value-type="float">
            <text:p>1,3142884808</text:p>
          </table:table-cell>
          <table:table-cell table:formula="of:=[.AG65]-(1/[.$J65])*[.AG65]+ [.AG65]*(1-[.$F65])*(1)/[.$J65]" office:value-type="float" office:value="1.33071708682899" calcext:value-type="float">
            <text:p>1,3307170868</text:p>
          </table:table-cell>
          <table:table-cell table:formula="of:=[.AH65]-(1/[.$J65])*[.AH65]+ [.AH65]*(1-[.$F65])*(1)/[.$J65]" office:value-type="float" office:value="1.34735105041435" calcext:value-type="float">
            <text:p>1,3473510504</text:p>
          </table:table-cell>
          <table:table-cell table:formula="of:=[.AI65]-(1/[.$J65])*[.AI65]+ [.AI65]*(1-[.$F65])*(1)/[.$J65]" office:value-type="float" office:value="1.36419293854453" calcext:value-type="float">
            <text:p>1,3641929385</text:p>
          </table:table-cell>
          <table:table-cell table:formula="of:=[.AJ65]-(1/[.$J65])*[.AJ65]+ [.AJ65]*(1-[.$F65])*(1)/[.$J65]" office:value-type="float" office:value="1.38124535027634" calcext:value-type="float">
            <text:p>1,3812453503</text:p>
          </table:table-cell>
          <table:table-cell table:formula="of:=[.AK65]-(1/[.$J65])*[.AK65]+ [.AK65]*(1-[.$F65])*(1)/[.$J65]" office:value-type="float" office:value="1.39851091715479" calcext:value-type="float">
            <text:p>1,3985109172</text:p>
          </table:table-cell>
          <table:table-cell table:formula="of:=[.AL65]-(1/[.$J65])*[.AL65]+ [.AL65]*(1-[.$F65])*(1)/[.$J65]" office:value-type="float" office:value="1.41599230361923" calcext:value-type="float">
            <text:p>1,4159923036</text:p>
          </table:table-cell>
          <table:table-cell table:formula="of:=[.AM65]-(1/[.$J65])*[.AM65]+ [.AM65]*(1-[.$F65])*(1)/[.$J65]" office:value-type="float" office:value="1.43369220741447" calcext:value-type="float">
            <text:p>1,4336922074</text:p>
          </table:table-cell>
          <table:table-cell table:formula="of:=[.AN65]-(1/[.$J65])*[.AN65]+ [.AN65]*(1-[.$F65])*(1)/[.$J65]" office:value-type="float" office:value="1.45161336000715" calcext:value-type="float">
            <text:p>1,45161336</text:p>
          </table:table-cell>
          <table:table-cell table:formula="of:=[.AO65]-(1/[.$J65])*[.AO65]+ [.AO65]*(1-[.$F65])*(1)/[.$J65]" office:value-type="float" office:value="1.46975852700724" calcext:value-type="float">
            <text:p>1,469758527</text:p>
          </table:table-cell>
          <table:table-cell table:formula="of:=[.AP65]-(1/[.$J65])*[.AP65]+ [.AP65]*(1-[.$G65])*(1)/[.$J65]" office:value-type="float" office:value="1.48813050859483" calcext:value-type="float">
            <text:p>1,4881305086</text:p>
          </table:table-cell>
          <table:table-cell table:formula="of:=[.AQ65]-(1/[.$J65])*[.AQ65]+ [.AQ65]*(1-[.$G65])*(1)/[.$J65]" office:value-type="float" office:value="1.50673213995226" calcext:value-type="float">
            <text:p>1,50673214</text:p>
          </table:table-cell>
          <table:table-cell table:formula="of:=[.AR65]-(1/[.$J65])*[.AR65]+ [.AR65]*(1-[.$G65])*(1)/[.$J65]" office:value-type="float" office:value="1.52556629170167" calcext:value-type="float">
            <text:p>1,5255662917</text:p>
          </table:table-cell>
          <table:table-cell table:formula="of:=[.AS65]-(1/[.$J65])*[.AS65]+ [.AS65]*(1-[.$G65])*(1)/[.$J65]" office:value-type="float" office:value="1.54463587034794" calcext:value-type="float">
            <text:p>1,5446358703</text:p>
          </table:table-cell>
          <table:table-cell table:formula="of:=[.AT65]-(1/[.$J65])*[.AT65]+ [.AT65]*(1-[.$G65])*(1)/[.$J65]" office:value-type="float" office:value="1.56394381872729" calcext:value-type="float">
            <text:p>1,5639438187</text:p>
          </table:table-cell>
          <table:table-cell table:formula="of:=[.AU65]-(1/[.$J65])*[.AU65]+ [.AU65]*(1-[.$G65])*(1)/[.$J65]" office:value-type="float" office:value="1.58349311646138" calcext:value-type="float">
            <text:p>1,5834931165</text:p>
          </table:table-cell>
          <table:table-cell table:formula="of:=[.AV65]-(1/[.$J65])*[.AV65]+ [.AV65]*(1-[.$G65])*(1)/[.$J65]" office:value-type="float" office:value="1.60328678041714" calcext:value-type="float">
            <text:p>1,6032867804</text:p>
          </table:table-cell>
          <table:table-cell table:formula="of:=[.AW65]-(1/[.$J65])*[.AW65]+ [.AW65]*(1-[.$G65])*(1)/[.$J65]" office:value-type="float" office:value="1.62332786517236" calcext:value-type="float">
            <text:p>1,6233278652</text:p>
          </table:table-cell>
          <table:table-cell table:formula="of:=[.AX65]-(1/[.$J65])*[.AX65]+ [.AX65]*(1-[.$G65])*(1)/[.$J65]" office:value-type="float" office:value="1.64361946348701" calcext:value-type="float">
            <text:p>1,6436194635</text:p>
          </table:table-cell>
          <table:table-cell table:formula="of:=[.AY65]-(1/[.$J65])*[.AY65]+ [.AY65]*(1-[.$G65])*(1)/[.$J65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6]-(1/[.$J66])*[.K66]+ [.K66]*(1-[.$C66])*(1)/[.$J66]" office:value-type="float" office:value="1.0125" calcext:value-type="float">
            <text:p>1,0125</text:p>
          </table:table-cell>
          <table:table-cell table:formula="of:=[.L66]-(1/[.$J66])*[.L66]+ [.L66]*(1-[.$C66])*(1)/[.$J66]" office:value-type="float" office:value="1.02515625" calcext:value-type="float">
            <text:p>1,02515625</text:p>
          </table:table-cell>
          <table:table-cell table:formula="of:=[.M66]-(1/[.$J66])*[.M66]+ [.M66]*(1-[.$C66])*(1)/[.$J66]" office:value-type="float" office:value="1.037970703125" calcext:value-type="float">
            <text:p>1,0379707031</text:p>
          </table:table-cell>
          <table:table-cell table:formula="of:=[.N66]-(1/[.$J66])*[.N66]+ [.N66]*(1-[.$C66])*(1)/[.$J66]" office:value-type="float" office:value="1.05094533691406" calcext:value-type="float">
            <text:p>1,0509453369</text:p>
          </table:table-cell>
          <table:table-cell table:formula="of:=[.O66]-(1/[.$J66])*[.O66]+ [.O66]*(1-[.$C66])*(1)/[.$J66]" office:value-type="float" office:value="1.06408215362549" calcext:value-type="float">
            <text:p>1,0640821536</text:p>
          </table:table-cell>
          <table:table-cell table:formula="of:=[.P66]-(1/[.$J66])*[.P66]+ [.P66]*(1-[.$C66])*(1)/[.$J66]" office:value-type="float" office:value="1.07738318054581" calcext:value-type="float">
            <text:p>1,0773831805</text:p>
          </table:table-cell>
          <table:table-cell table:formula="of:=[.Q66]-(1/[.$J66])*[.Q66]+ [.Q66]*(1-[.$D66])*(1)/[.$J66]" office:value-type="float" office:value="1.09085047030263" calcext:value-type="float">
            <text:p>1,0908504703</text:p>
          </table:table-cell>
          <table:table-cell table:formula="of:=[.R66]-(1/[.$J66])*[.R66]+ [.R66]*(1-[.$D66])*(1)/[.$J66]" office:value-type="float" office:value="1.10448610118141" calcext:value-type="float">
            <text:p>1,1044861012</text:p>
          </table:table-cell>
          <table:table-cell table:formula="of:=[.S66]-(1/[.$J66])*[.S66]+ [.S66]*(1-[.$D66])*(1)/[.$J66]" office:value-type="float" office:value="1.11829217744618" calcext:value-type="float">
            <text:p>1,1182921774</text:p>
          </table:table-cell>
          <table:table-cell table:formula="of:=[.T66]-(1/[.$J66])*[.T66]+ [.T66]*(1-[.$D66])*(1)/[.$J66]" office:value-type="float" office:value="1.13227082966426" calcext:value-type="float">
            <text:p>1,1322708297</text:p>
          </table:table-cell>
          <table:table-cell table:formula="of:=[.U66]-(1/[.$J66])*[.U66]+ [.U66]*(1-[.$D66])*(1)/[.$J66]" office:value-type="float" office:value="1.14642421503506" calcext:value-type="float">
            <text:p>1,146424215</text:p>
          </table:table-cell>
          <table:table-cell table:formula="of:=[.V66]-(1/[.$J66])*[.V66]+ [.V66]*(1-[.$E66])*(1)/[.$J66]" office:value-type="float" office:value="1.160754517723" calcext:value-type="float">
            <text:p>1,1607545177</text:p>
          </table:table-cell>
          <table:table-cell table:formula="of:=[.W66]-(1/[.$J66])*[.W66]+ [.W66]*(1-[.$E66])*(1)/[.$J66]" office:value-type="float" office:value="1.17526394919454" calcext:value-type="float">
            <text:p>1,1752639492</text:p>
          </table:table-cell>
          <table:table-cell table:formula="of:=[.X66]-(1/[.$J66])*[.X66]+ [.X66]*(1-[.$E66])*(1)/[.$J66]" office:value-type="float" office:value="1.18995474855947" calcext:value-type="float">
            <text:p>1,1899547486</text:p>
          </table:table-cell>
          <table:table-cell table:formula="of:=[.Y66]-(1/[.$J66])*[.Y66]+ [.Y66]*(1-[.$E66])*(1)/[.$J66]" office:value-type="float" office:value="1.20482918291646" calcext:value-type="float">
            <text:p>1,2048291829</text:p>
          </table:table-cell>
          <table:table-cell table:formula="of:=[.Z66]-(1/[.$J66])*[.Z66]+ [.Z66]*(1-[.$E66])*(1)/[.$J66]" office:value-type="float" office:value="1.21988954770292" calcext:value-type="float">
            <text:p>1,2198895477</text:p>
          </table:table-cell>
          <table:table-cell table:formula="of:=[.AA66]-(1/[.$J66])*[.AA66]+ [.AA66]*(1-[.$E66])*(1)/[.$J66]" office:value-type="float" office:value="1.2351381670492" calcext:value-type="float">
            <text:p>1,235138167</text:p>
          </table:table-cell>
          <table:table-cell table:formula="of:=[.AB66]-(1/[.$J66])*[.AB66]+ [.AB66]*(1-[.$E66])*(1)/[.$J66]" office:value-type="float" office:value="1.25057739413732" calcext:value-type="float">
            <text:p>1,2505773941</text:p>
          </table:table-cell>
          <table:table-cell table:formula="of:=[.AC66]-(1/[.$J66])*[.AC66]+ [.AC66]*(1-[.$E66])*(1)/[.$J66]" office:value-type="float" office:value="1.26620961156403" calcext:value-type="float">
            <text:p>1,2662096116</text:p>
          </table:table-cell>
          <table:table-cell table:formula="of:=[.AD66]-(1/[.$J66])*[.AD66]+ [.AD66]*(1-[.$E66])*(1)/[.$J66]" office:value-type="float" office:value="1.28203723170858" calcext:value-type="float">
            <text:p>1,2820372317</text:p>
          </table:table-cell>
          <table:table-cell table:formula="of:=[.AE66]-(1/[.$J66])*[.AE66]+ [.AE66]*(1-[.$E66])*(1)/[.$J66]" office:value-type="float" office:value="1.29806269710494" calcext:value-type="float">
            <text:p>1,2980626971</text:p>
          </table:table-cell>
          <table:table-cell table:formula="of:=[.AF66]-(1/[.$J66])*[.AF66]+ [.AF66]*(1-[.$F66])*(1)/[.$J66]" office:value-type="float" office:value="1.31428848081875" calcext:value-type="float">
            <text:p>1,3142884808</text:p>
          </table:table-cell>
          <table:table-cell table:formula="of:=[.AG66]-(1/[.$J66])*[.AG66]+ [.AG66]*(1-[.$F66])*(1)/[.$J66]" office:value-type="float" office:value="1.33071708682899" calcext:value-type="float">
            <text:p>1,3307170868</text:p>
          </table:table-cell>
          <table:table-cell table:formula="of:=[.AH66]-(1/[.$J66])*[.AH66]+ [.AH66]*(1-[.$F66])*(1)/[.$J66]" office:value-type="float" office:value="1.34735105041435" calcext:value-type="float">
            <text:p>1,3473510504</text:p>
          </table:table-cell>
          <table:table-cell table:formula="of:=[.AI66]-(1/[.$J66])*[.AI66]+ [.AI66]*(1-[.$F66])*(1)/[.$J66]" office:value-type="float" office:value="1.36419293854453" calcext:value-type="float">
            <text:p>1,3641929385</text:p>
          </table:table-cell>
          <table:table-cell table:formula="of:=[.AJ66]-(1/[.$J66])*[.AJ66]+ [.AJ66]*(1-[.$F66])*(1)/[.$J66]" office:value-type="float" office:value="1.38124535027634" calcext:value-type="float">
            <text:p>1,3812453503</text:p>
          </table:table-cell>
          <table:table-cell table:formula="of:=[.AK66]-(1/[.$J66])*[.AK66]+ [.AK66]*(1-[.$F66])*(1)/[.$J66]" office:value-type="float" office:value="1.39851091715479" calcext:value-type="float">
            <text:p>1,3985109172</text:p>
          </table:table-cell>
          <table:table-cell table:formula="of:=[.AL66]-(1/[.$J66])*[.AL66]+ [.AL66]*(1-[.$F66])*(1)/[.$J66]" office:value-type="float" office:value="1.41599230361923" calcext:value-type="float">
            <text:p>1,4159923036</text:p>
          </table:table-cell>
          <table:table-cell table:formula="of:=[.AM66]-(1/[.$J66])*[.AM66]+ [.AM66]*(1-[.$F66])*(1)/[.$J66]" office:value-type="float" office:value="1.43369220741447" calcext:value-type="float">
            <text:p>1,4336922074</text:p>
          </table:table-cell>
          <table:table-cell table:formula="of:=[.AN66]-(1/[.$J66])*[.AN66]+ [.AN66]*(1-[.$F66])*(1)/[.$J66]" office:value-type="float" office:value="1.45161336000715" calcext:value-type="float">
            <text:p>1,45161336</text:p>
          </table:table-cell>
          <table:table-cell table:formula="of:=[.AO66]-(1/[.$J66])*[.AO66]+ [.AO66]*(1-[.$F66])*(1)/[.$J66]" office:value-type="float" office:value="1.46975852700724" calcext:value-type="float">
            <text:p>1,469758527</text:p>
          </table:table-cell>
          <table:table-cell table:formula="of:=[.AP66]-(1/[.$J66])*[.AP66]+ [.AP66]*(1-[.$G66])*(1)/[.$J66]" office:value-type="float" office:value="1.48813050859483" calcext:value-type="float">
            <text:p>1,4881305086</text:p>
          </table:table-cell>
          <table:table-cell table:formula="of:=[.AQ66]-(1/[.$J66])*[.AQ66]+ [.AQ66]*(1-[.$G66])*(1)/[.$J66]" office:value-type="float" office:value="1.50673213995226" calcext:value-type="float">
            <text:p>1,50673214</text:p>
          </table:table-cell>
          <table:table-cell table:formula="of:=[.AR66]-(1/[.$J66])*[.AR66]+ [.AR66]*(1-[.$G66])*(1)/[.$J66]" office:value-type="float" office:value="1.52556629170167" calcext:value-type="float">
            <text:p>1,5255662917</text:p>
          </table:table-cell>
          <table:table-cell table:formula="of:=[.AS66]-(1/[.$J66])*[.AS66]+ [.AS66]*(1-[.$G66])*(1)/[.$J66]" office:value-type="float" office:value="1.54463587034794" calcext:value-type="float">
            <text:p>1,5446358703</text:p>
          </table:table-cell>
          <table:table-cell table:formula="of:=[.AT66]-(1/[.$J66])*[.AT66]+ [.AT66]*(1-[.$G66])*(1)/[.$J66]" office:value-type="float" office:value="1.56394381872729" calcext:value-type="float">
            <text:p>1,5639438187</text:p>
          </table:table-cell>
          <table:table-cell table:formula="of:=[.AU66]-(1/[.$J66])*[.AU66]+ [.AU66]*(1-[.$G66])*(1)/[.$J66]" office:value-type="float" office:value="1.58349311646138" calcext:value-type="float">
            <text:p>1,5834931165</text:p>
          </table:table-cell>
          <table:table-cell table:formula="of:=[.AV66]-(1/[.$J66])*[.AV66]+ [.AV66]*(1-[.$G66])*(1)/[.$J66]" office:value-type="float" office:value="1.60328678041714" calcext:value-type="float">
            <text:p>1,6032867804</text:p>
          </table:table-cell>
          <table:table-cell table:formula="of:=[.AW66]-(1/[.$J66])*[.AW66]+ [.AW66]*(1-[.$G66])*(1)/[.$J66]" office:value-type="float" office:value="1.62332786517236" calcext:value-type="float">
            <text:p>1,6233278652</text:p>
          </table:table-cell>
          <table:table-cell table:formula="of:=[.AX66]-(1/[.$J66])*[.AX66]+ [.AX66]*(1-[.$G66])*(1)/[.$J66]" office:value-type="float" office:value="1.64361946348701" calcext:value-type="float">
            <text:p>1,6436194635</text:p>
          </table:table-cell>
          <table:table-cell table:formula="of:=[.AY66]-(1/[.$J66])*[.AY66]+ [.AY66]*(1-[.$G66])*(1)/[.$J66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7]-(1/[.$J67])*[.K67]+ [.K67]*(1-[.$C67])*(1)/[.$J67]" office:value-type="float" office:value="1.0125" calcext:value-type="float">
            <text:p>1,0125</text:p>
          </table:table-cell>
          <table:table-cell table:formula="of:=[.L67]-(1/[.$J67])*[.L67]+ [.L67]*(1-[.$C67])*(1)/[.$J67]" office:value-type="float" office:value="1.02515625" calcext:value-type="float">
            <text:p>1,02515625</text:p>
          </table:table-cell>
          <table:table-cell table:formula="of:=[.M67]-(1/[.$J67])*[.M67]+ [.M67]*(1-[.$C67])*(1)/[.$J67]" office:value-type="float" office:value="1.037970703125" calcext:value-type="float">
            <text:p>1,0379707031</text:p>
          </table:table-cell>
          <table:table-cell table:formula="of:=[.N67]-(1/[.$J67])*[.N67]+ [.N67]*(1-[.$C67])*(1)/[.$J67]" office:value-type="float" office:value="1.05094533691406" calcext:value-type="float">
            <text:p>1,0509453369</text:p>
          </table:table-cell>
          <table:table-cell table:formula="of:=[.O67]-(1/[.$J67])*[.O67]+ [.O67]*(1-[.$C67])*(1)/[.$J67]" office:value-type="float" office:value="1.06408215362549" calcext:value-type="float">
            <text:p>1,0640821536</text:p>
          </table:table-cell>
          <table:table-cell table:formula="of:=[.P67]-(1/[.$J67])*[.P67]+ [.P67]*(1-[.$C67])*(1)/[.$J67]" office:value-type="float" office:value="1.07738318054581" calcext:value-type="float">
            <text:p>1,0773831805</text:p>
          </table:table-cell>
          <table:table-cell table:formula="of:=[.Q67]-(1/[.$J67])*[.Q67]+ [.Q67]*(1-[.$D67])*(1)/[.$J67]" office:value-type="float" office:value="1.09085047030263" calcext:value-type="float">
            <text:p>1,0908504703</text:p>
          </table:table-cell>
          <table:table-cell table:formula="of:=[.R67]-(1/[.$J67])*[.R67]+ [.R67]*(1-[.$D67])*(1)/[.$J67]" office:value-type="float" office:value="1.10448610118141" calcext:value-type="float">
            <text:p>1,1044861012</text:p>
          </table:table-cell>
          <table:table-cell table:formula="of:=[.S67]-(1/[.$J67])*[.S67]+ [.S67]*(1-[.$D67])*(1)/[.$J67]" office:value-type="float" office:value="1.11829217744618" calcext:value-type="float">
            <text:p>1,1182921774</text:p>
          </table:table-cell>
          <table:table-cell table:formula="of:=[.T67]-(1/[.$J67])*[.T67]+ [.T67]*(1-[.$D67])*(1)/[.$J67]" office:value-type="float" office:value="1.13227082966426" calcext:value-type="float">
            <text:p>1,1322708297</text:p>
          </table:table-cell>
          <table:table-cell table:formula="of:=[.U67]-(1/[.$J67])*[.U67]+ [.U67]*(1-[.$D67])*(1)/[.$J67]" office:value-type="float" office:value="1.14642421503506" calcext:value-type="float">
            <text:p>1,146424215</text:p>
          </table:table-cell>
          <table:table-cell table:formula="of:=[.V67]-(1/[.$J67])*[.V67]+ [.V67]*(1-[.$E67])*(1)/[.$J67]" office:value-type="float" office:value="1.160754517723" calcext:value-type="float">
            <text:p>1,1607545177</text:p>
          </table:table-cell>
          <table:table-cell table:formula="of:=[.W67]-(1/[.$J67])*[.W67]+ [.W67]*(1-[.$E67])*(1)/[.$J67]" office:value-type="float" office:value="1.17526394919454" calcext:value-type="float">
            <text:p>1,1752639492</text:p>
          </table:table-cell>
          <table:table-cell table:formula="of:=[.X67]-(1/[.$J67])*[.X67]+ [.X67]*(1-[.$E67])*(1)/[.$J67]" office:value-type="float" office:value="1.18995474855947" calcext:value-type="float">
            <text:p>1,1899547486</text:p>
          </table:table-cell>
          <table:table-cell table:formula="of:=[.Y67]-(1/[.$J67])*[.Y67]+ [.Y67]*(1-[.$E67])*(1)/[.$J67]" office:value-type="float" office:value="1.20482918291646" calcext:value-type="float">
            <text:p>1,2048291829</text:p>
          </table:table-cell>
          <table:table-cell table:formula="of:=[.Z67]-(1/[.$J67])*[.Z67]+ [.Z67]*(1-[.$E67])*(1)/[.$J67]" office:value-type="float" office:value="1.21988954770292" calcext:value-type="float">
            <text:p>1,2198895477</text:p>
          </table:table-cell>
          <table:table-cell table:formula="of:=[.AA67]-(1/[.$J67])*[.AA67]+ [.AA67]*(1-[.$E67])*(1)/[.$J67]" office:value-type="float" office:value="1.2351381670492" calcext:value-type="float">
            <text:p>1,235138167</text:p>
          </table:table-cell>
          <table:table-cell table:formula="of:=[.AB67]-(1/[.$J67])*[.AB67]+ [.AB67]*(1-[.$E67])*(1)/[.$J67]" office:value-type="float" office:value="1.25057739413732" calcext:value-type="float">
            <text:p>1,2505773941</text:p>
          </table:table-cell>
          <table:table-cell table:formula="of:=[.AC67]-(1/[.$J67])*[.AC67]+ [.AC67]*(1-[.$E67])*(1)/[.$J67]" office:value-type="float" office:value="1.26620961156403" calcext:value-type="float">
            <text:p>1,2662096116</text:p>
          </table:table-cell>
          <table:table-cell table:formula="of:=[.AD67]-(1/[.$J67])*[.AD67]+ [.AD67]*(1-[.$E67])*(1)/[.$J67]" office:value-type="float" office:value="1.28203723170858" calcext:value-type="float">
            <text:p>1,2820372317</text:p>
          </table:table-cell>
          <table:table-cell table:formula="of:=[.AE67]-(1/[.$J67])*[.AE67]+ [.AE67]*(1-[.$E67])*(1)/[.$J67]" office:value-type="float" office:value="1.29806269710494" calcext:value-type="float">
            <text:p>1,2980626971</text:p>
          </table:table-cell>
          <table:table-cell table:formula="of:=[.AF67]-(1/[.$J67])*[.AF67]+ [.AF67]*(1-[.$F67])*(1)/[.$J67]" office:value-type="float" office:value="1.31428848081875" calcext:value-type="float">
            <text:p>1,3142884808</text:p>
          </table:table-cell>
          <table:table-cell table:formula="of:=[.AG67]-(1/[.$J67])*[.AG67]+ [.AG67]*(1-[.$F67])*(1)/[.$J67]" office:value-type="float" office:value="1.33071708682899" calcext:value-type="float">
            <text:p>1,3307170868</text:p>
          </table:table-cell>
          <table:table-cell table:formula="of:=[.AH67]-(1/[.$J67])*[.AH67]+ [.AH67]*(1-[.$F67])*(1)/[.$J67]" office:value-type="float" office:value="1.34735105041435" calcext:value-type="float">
            <text:p>1,3473510504</text:p>
          </table:table-cell>
          <table:table-cell table:formula="of:=[.AI67]-(1/[.$J67])*[.AI67]+ [.AI67]*(1-[.$F67])*(1)/[.$J67]" office:value-type="float" office:value="1.36419293854453" calcext:value-type="float">
            <text:p>1,3641929385</text:p>
          </table:table-cell>
          <table:table-cell table:formula="of:=[.AJ67]-(1/[.$J67])*[.AJ67]+ [.AJ67]*(1-[.$F67])*(1)/[.$J67]" office:value-type="float" office:value="1.38124535027634" calcext:value-type="float">
            <text:p>1,3812453503</text:p>
          </table:table-cell>
          <table:table-cell table:formula="of:=[.AK67]-(1/[.$J67])*[.AK67]+ [.AK67]*(1-[.$F67])*(1)/[.$J67]" office:value-type="float" office:value="1.39851091715479" calcext:value-type="float">
            <text:p>1,3985109172</text:p>
          </table:table-cell>
          <table:table-cell table:formula="of:=[.AL67]-(1/[.$J67])*[.AL67]+ [.AL67]*(1-[.$F67])*(1)/[.$J67]" office:value-type="float" office:value="1.41599230361923" calcext:value-type="float">
            <text:p>1,4159923036</text:p>
          </table:table-cell>
          <table:table-cell table:formula="of:=[.AM67]-(1/[.$J67])*[.AM67]+ [.AM67]*(1-[.$F67])*(1)/[.$J67]" office:value-type="float" office:value="1.43369220741447" calcext:value-type="float">
            <text:p>1,4336922074</text:p>
          </table:table-cell>
          <table:table-cell table:formula="of:=[.AN67]-(1/[.$J67])*[.AN67]+ [.AN67]*(1-[.$F67])*(1)/[.$J67]" office:value-type="float" office:value="1.45161336000715" calcext:value-type="float">
            <text:p>1,45161336</text:p>
          </table:table-cell>
          <table:table-cell table:formula="of:=[.AO67]-(1/[.$J67])*[.AO67]+ [.AO67]*(1-[.$F67])*(1)/[.$J67]" office:value-type="float" office:value="1.46975852700724" calcext:value-type="float">
            <text:p>1,469758527</text:p>
          </table:table-cell>
          <table:table-cell table:formula="of:=[.AP67]-(1/[.$J67])*[.AP67]+ [.AP67]*(1-[.$G67])*(1)/[.$J67]" office:value-type="float" office:value="1.48813050859483" calcext:value-type="float">
            <text:p>1,4881305086</text:p>
          </table:table-cell>
          <table:table-cell table:formula="of:=[.AQ67]-(1/[.$J67])*[.AQ67]+ [.AQ67]*(1-[.$G67])*(1)/[.$J67]" office:value-type="float" office:value="1.50673213995226" calcext:value-type="float">
            <text:p>1,50673214</text:p>
          </table:table-cell>
          <table:table-cell table:formula="of:=[.AR67]-(1/[.$J67])*[.AR67]+ [.AR67]*(1-[.$G67])*(1)/[.$J67]" office:value-type="float" office:value="1.52556629170167" calcext:value-type="float">
            <text:p>1,5255662917</text:p>
          </table:table-cell>
          <table:table-cell table:formula="of:=[.AS67]-(1/[.$J67])*[.AS67]+ [.AS67]*(1-[.$G67])*(1)/[.$J67]" office:value-type="float" office:value="1.54463587034794" calcext:value-type="float">
            <text:p>1,5446358703</text:p>
          </table:table-cell>
          <table:table-cell table:formula="of:=[.AT67]-(1/[.$J67])*[.AT67]+ [.AT67]*(1-[.$G67])*(1)/[.$J67]" office:value-type="float" office:value="1.56394381872729" calcext:value-type="float">
            <text:p>1,5639438187</text:p>
          </table:table-cell>
          <table:table-cell table:formula="of:=[.AU67]-(1/[.$J67])*[.AU67]+ [.AU67]*(1-[.$G67])*(1)/[.$J67]" office:value-type="float" office:value="1.58349311646138" calcext:value-type="float">
            <text:p>1,5834931165</text:p>
          </table:table-cell>
          <table:table-cell table:formula="of:=[.AV67]-(1/[.$J67])*[.AV67]+ [.AV67]*(1-[.$G67])*(1)/[.$J67]" office:value-type="float" office:value="1.60328678041714" calcext:value-type="float">
            <text:p>1,6032867804</text:p>
          </table:table-cell>
          <table:table-cell table:formula="of:=[.AW67]-(1/[.$J67])*[.AW67]+ [.AW67]*(1-[.$G67])*(1)/[.$J67]" office:value-type="float" office:value="1.62332786517236" calcext:value-type="float">
            <text:p>1,6233278652</text:p>
          </table:table-cell>
          <table:table-cell table:formula="of:=[.AX67]-(1/[.$J67])*[.AX67]+ [.AX67]*(1-[.$G67])*(1)/[.$J67]" office:value-type="float" office:value="1.64361946348701" calcext:value-type="float">
            <text:p>1,6436194635</text:p>
          </table:table-cell>
          <table:table-cell table:formula="of:=[.AY67]-(1/[.$J67])*[.AY67]+ [.AY67]*(1-[.$G67])*(1)/[.$J67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8]-(1/[.$J68])*[.K68]+ [.K68]*(1-[.$C68])*(1)/[.$J68]" office:value-type="float" office:value="1.0125" calcext:value-type="float">
            <text:p>1,0125</text:p>
          </table:table-cell>
          <table:table-cell table:formula="of:=[.L68]-(1/[.$J68])*[.L68]+ [.L68]*(1-[.$C68])*(1)/[.$J68]" office:value-type="float" office:value="1.02515625" calcext:value-type="float">
            <text:p>1,02515625</text:p>
          </table:table-cell>
          <table:table-cell table:formula="of:=[.M68]-(1/[.$J68])*[.M68]+ [.M68]*(1-[.$C68])*(1)/[.$J68]" office:value-type="float" office:value="1.037970703125" calcext:value-type="float">
            <text:p>1,0379707031</text:p>
          </table:table-cell>
          <table:table-cell table:formula="of:=[.N68]-(1/[.$J68])*[.N68]+ [.N68]*(1-[.$C68])*(1)/[.$J68]" office:value-type="float" office:value="1.05094533691406" calcext:value-type="float">
            <text:p>1,0509453369</text:p>
          </table:table-cell>
          <table:table-cell table:formula="of:=[.O68]-(1/[.$J68])*[.O68]+ [.O68]*(1-[.$C68])*(1)/[.$J68]" office:value-type="float" office:value="1.06408215362549" calcext:value-type="float">
            <text:p>1,0640821536</text:p>
          </table:table-cell>
          <table:table-cell table:formula="of:=[.P68]-(1/[.$J68])*[.P68]+ [.P68]*(1-[.$C68])*(1)/[.$J68]" office:value-type="float" office:value="1.07738318054581" calcext:value-type="float">
            <text:p>1,0773831805</text:p>
          </table:table-cell>
          <table:table-cell table:formula="of:=[.Q68]-(1/[.$J68])*[.Q68]+ [.Q68]*(1-[.$D68])*(1)/[.$J68]" office:value-type="float" office:value="1.09085047030263" calcext:value-type="float">
            <text:p>1,0908504703</text:p>
          </table:table-cell>
          <table:table-cell table:formula="of:=[.R68]-(1/[.$J68])*[.R68]+ [.R68]*(1-[.$D68])*(1)/[.$J68]" office:value-type="float" office:value="1.10448610118141" calcext:value-type="float">
            <text:p>1,1044861012</text:p>
          </table:table-cell>
          <table:table-cell table:formula="of:=[.S68]-(1/[.$J68])*[.S68]+ [.S68]*(1-[.$D68])*(1)/[.$J68]" office:value-type="float" office:value="1.11829217744618" calcext:value-type="float">
            <text:p>1,1182921774</text:p>
          </table:table-cell>
          <table:table-cell table:formula="of:=[.T68]-(1/[.$J68])*[.T68]+ [.T68]*(1-[.$D68])*(1)/[.$J68]" office:value-type="float" office:value="1.13227082966426" calcext:value-type="float">
            <text:p>1,1322708297</text:p>
          </table:table-cell>
          <table:table-cell table:formula="of:=[.U68]-(1/[.$J68])*[.U68]+ [.U68]*(1-[.$D68])*(1)/[.$J68]" office:value-type="float" office:value="1.14642421503506" calcext:value-type="float">
            <text:p>1,146424215</text:p>
          </table:table-cell>
          <table:table-cell table:formula="of:=[.V68]-(1/[.$J68])*[.V68]+ [.V68]*(1-[.$E68])*(1)/[.$J68]" office:value-type="float" office:value="1.160754517723" calcext:value-type="float">
            <text:p>1,1607545177</text:p>
          </table:table-cell>
          <table:table-cell table:formula="of:=[.W68]-(1/[.$J68])*[.W68]+ [.W68]*(1-[.$E68])*(1)/[.$J68]" office:value-type="float" office:value="1.17526394919454" calcext:value-type="float">
            <text:p>1,1752639492</text:p>
          </table:table-cell>
          <table:table-cell table:formula="of:=[.X68]-(1/[.$J68])*[.X68]+ [.X68]*(1-[.$E68])*(1)/[.$J68]" office:value-type="float" office:value="1.18995474855947" calcext:value-type="float">
            <text:p>1,1899547486</text:p>
          </table:table-cell>
          <table:table-cell table:formula="of:=[.Y68]-(1/[.$J68])*[.Y68]+ [.Y68]*(1-[.$E68])*(1)/[.$J68]" office:value-type="float" office:value="1.20482918291646" calcext:value-type="float">
            <text:p>1,2048291829</text:p>
          </table:table-cell>
          <table:table-cell table:formula="of:=[.Z68]-(1/[.$J68])*[.Z68]+ [.Z68]*(1-[.$E68])*(1)/[.$J68]" office:value-type="float" office:value="1.21988954770292" calcext:value-type="float">
            <text:p>1,2198895477</text:p>
          </table:table-cell>
          <table:table-cell table:formula="of:=[.AA68]-(1/[.$J68])*[.AA68]+ [.AA68]*(1-[.$E68])*(1)/[.$J68]" office:value-type="float" office:value="1.2351381670492" calcext:value-type="float">
            <text:p>1,235138167</text:p>
          </table:table-cell>
          <table:table-cell table:formula="of:=[.AB68]-(1/[.$J68])*[.AB68]+ [.AB68]*(1-[.$E68])*(1)/[.$J68]" office:value-type="float" office:value="1.25057739413732" calcext:value-type="float">
            <text:p>1,2505773941</text:p>
          </table:table-cell>
          <table:table-cell table:formula="of:=[.AC68]-(1/[.$J68])*[.AC68]+ [.AC68]*(1-[.$E68])*(1)/[.$J68]" office:value-type="float" office:value="1.26620961156403" calcext:value-type="float">
            <text:p>1,2662096116</text:p>
          </table:table-cell>
          <table:table-cell table:formula="of:=[.AD68]-(1/[.$J68])*[.AD68]+ [.AD68]*(1-[.$E68])*(1)/[.$J68]" office:value-type="float" office:value="1.28203723170858" calcext:value-type="float">
            <text:p>1,2820372317</text:p>
          </table:table-cell>
          <table:table-cell table:formula="of:=[.AE68]-(1/[.$J68])*[.AE68]+ [.AE68]*(1-[.$E68])*(1)/[.$J68]" office:value-type="float" office:value="1.29806269710494" calcext:value-type="float">
            <text:p>1,2980626971</text:p>
          </table:table-cell>
          <table:table-cell table:formula="of:=[.AF68]-(1/[.$J68])*[.AF68]+ [.AF68]*(1-[.$F68])*(1)/[.$J68]" office:value-type="float" office:value="1.31428848081875" calcext:value-type="float">
            <text:p>1,3142884808</text:p>
          </table:table-cell>
          <table:table-cell table:formula="of:=[.AG68]-(1/[.$J68])*[.AG68]+ [.AG68]*(1-[.$F68])*(1)/[.$J68]" office:value-type="float" office:value="1.33071708682899" calcext:value-type="float">
            <text:p>1,3307170868</text:p>
          </table:table-cell>
          <table:table-cell table:formula="of:=[.AH68]-(1/[.$J68])*[.AH68]+ [.AH68]*(1-[.$F68])*(1)/[.$J68]" office:value-type="float" office:value="1.34735105041435" calcext:value-type="float">
            <text:p>1,3473510504</text:p>
          </table:table-cell>
          <table:table-cell table:formula="of:=[.AI68]-(1/[.$J68])*[.AI68]+ [.AI68]*(1-[.$F68])*(1)/[.$J68]" office:value-type="float" office:value="1.36419293854453" calcext:value-type="float">
            <text:p>1,3641929385</text:p>
          </table:table-cell>
          <table:table-cell table:formula="of:=[.AJ68]-(1/[.$J68])*[.AJ68]+ [.AJ68]*(1-[.$F68])*(1)/[.$J68]" office:value-type="float" office:value="1.38124535027634" calcext:value-type="float">
            <text:p>1,3812453503</text:p>
          </table:table-cell>
          <table:table-cell table:formula="of:=[.AK68]-(1/[.$J68])*[.AK68]+ [.AK68]*(1-[.$F68])*(1)/[.$J68]" office:value-type="float" office:value="1.39851091715479" calcext:value-type="float">
            <text:p>1,3985109172</text:p>
          </table:table-cell>
          <table:table-cell table:formula="of:=[.AL68]-(1/[.$J68])*[.AL68]+ [.AL68]*(1-[.$F68])*(1)/[.$J68]" office:value-type="float" office:value="1.41599230361923" calcext:value-type="float">
            <text:p>1,4159923036</text:p>
          </table:table-cell>
          <table:table-cell table:formula="of:=[.AM68]-(1/[.$J68])*[.AM68]+ [.AM68]*(1-[.$F68])*(1)/[.$J68]" office:value-type="float" office:value="1.43369220741447" calcext:value-type="float">
            <text:p>1,4336922074</text:p>
          </table:table-cell>
          <table:table-cell table:formula="of:=[.AN68]-(1/[.$J68])*[.AN68]+ [.AN68]*(1-[.$F68])*(1)/[.$J68]" office:value-type="float" office:value="1.45161336000715" calcext:value-type="float">
            <text:p>1,45161336</text:p>
          </table:table-cell>
          <table:table-cell table:formula="of:=[.AO68]-(1/[.$J68])*[.AO68]+ [.AO68]*(1-[.$F68])*(1)/[.$J68]" office:value-type="float" office:value="1.46975852700724" calcext:value-type="float">
            <text:p>1,469758527</text:p>
          </table:table-cell>
          <table:table-cell table:formula="of:=[.AP68]-(1/[.$J68])*[.AP68]+ [.AP68]*(1-[.$G68])*(1)/[.$J68]" office:value-type="float" office:value="1.48813050859483" calcext:value-type="float">
            <text:p>1,4881305086</text:p>
          </table:table-cell>
          <table:table-cell table:formula="of:=[.AQ68]-(1/[.$J68])*[.AQ68]+ [.AQ68]*(1-[.$G68])*(1)/[.$J68]" office:value-type="float" office:value="1.50673213995226" calcext:value-type="float">
            <text:p>1,50673214</text:p>
          </table:table-cell>
          <table:table-cell table:formula="of:=[.AR68]-(1/[.$J68])*[.AR68]+ [.AR68]*(1-[.$G68])*(1)/[.$J68]" office:value-type="float" office:value="1.52556629170167" calcext:value-type="float">
            <text:p>1,5255662917</text:p>
          </table:table-cell>
          <table:table-cell table:formula="of:=[.AS68]-(1/[.$J68])*[.AS68]+ [.AS68]*(1-[.$G68])*(1)/[.$J68]" office:value-type="float" office:value="1.54463587034794" calcext:value-type="float">
            <text:p>1,5446358703</text:p>
          </table:table-cell>
          <table:table-cell table:formula="of:=[.AT68]-(1/[.$J68])*[.AT68]+ [.AT68]*(1-[.$G68])*(1)/[.$J68]" office:value-type="float" office:value="1.56394381872729" calcext:value-type="float">
            <text:p>1,5639438187</text:p>
          </table:table-cell>
          <table:table-cell table:formula="of:=[.AU68]-(1/[.$J68])*[.AU68]+ [.AU68]*(1-[.$G68])*(1)/[.$J68]" office:value-type="float" office:value="1.58349311646138" calcext:value-type="float">
            <text:p>1,5834931165</text:p>
          </table:table-cell>
          <table:table-cell table:formula="of:=[.AV68]-(1/[.$J68])*[.AV68]+ [.AV68]*(1-[.$G68])*(1)/[.$J68]" office:value-type="float" office:value="1.60328678041714" calcext:value-type="float">
            <text:p>1,6032867804</text:p>
          </table:table-cell>
          <table:table-cell table:formula="of:=[.AW68]-(1/[.$J68])*[.AW68]+ [.AW68]*(1-[.$G68])*(1)/[.$J68]" office:value-type="float" office:value="1.62332786517236" calcext:value-type="float">
            <text:p>1,6233278652</text:p>
          </table:table-cell>
          <table:table-cell table:formula="of:=[.AX68]-(1/[.$J68])*[.AX68]+ [.AX68]*(1-[.$G68])*(1)/[.$J68]" office:value-type="float" office:value="1.64361946348701" calcext:value-type="float">
            <text:p>1,6436194635</text:p>
          </table:table-cell>
          <table:table-cell table:formula="of:=[.AY68]-(1/[.$J68])*[.AY68]+ [.AY68]*(1-[.$G68])*(1)/[.$J68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69]-(1/[.$J69])*[.K69]+ [.K69]*(1-[.$C69])*(1)/[.$J69]" office:value-type="float" office:value="1.0125" calcext:value-type="float">
            <text:p>1,0125</text:p>
          </table:table-cell>
          <table:table-cell table:formula="of:=[.L69]-(1/[.$J69])*[.L69]+ [.L69]*(1-[.$C69])*(1)/[.$J69]" office:value-type="float" office:value="1.02515625" calcext:value-type="float">
            <text:p>1,02515625</text:p>
          </table:table-cell>
          <table:table-cell table:formula="of:=[.M69]-(1/[.$J69])*[.M69]+ [.M69]*(1-[.$C69])*(1)/[.$J69]" office:value-type="float" office:value="1.037970703125" calcext:value-type="float">
            <text:p>1,0379707031</text:p>
          </table:table-cell>
          <table:table-cell table:formula="of:=[.N69]-(1/[.$J69])*[.N69]+ [.N69]*(1-[.$C69])*(1)/[.$J69]" office:value-type="float" office:value="1.05094533691406" calcext:value-type="float">
            <text:p>1,0509453369</text:p>
          </table:table-cell>
          <table:table-cell table:formula="of:=[.O69]-(1/[.$J69])*[.O69]+ [.O69]*(1-[.$C69])*(1)/[.$J69]" office:value-type="float" office:value="1.06408215362549" calcext:value-type="float">
            <text:p>1,0640821536</text:p>
          </table:table-cell>
          <table:table-cell table:formula="of:=[.P69]-(1/[.$J69])*[.P69]+ [.P69]*(1-[.$C69])*(1)/[.$J69]" office:value-type="float" office:value="1.07738318054581" calcext:value-type="float">
            <text:p>1,0773831805</text:p>
          </table:table-cell>
          <table:table-cell table:formula="of:=[.Q69]-(1/[.$J69])*[.Q69]+ [.Q69]*(1-[.$D69])*(1)/[.$J69]" office:value-type="float" office:value="1.09085047030263" calcext:value-type="float">
            <text:p>1,0908504703</text:p>
          </table:table-cell>
          <table:table-cell table:formula="of:=[.R69]-(1/[.$J69])*[.R69]+ [.R69]*(1-[.$D69])*(1)/[.$J69]" office:value-type="float" office:value="1.10448610118141" calcext:value-type="float">
            <text:p>1,1044861012</text:p>
          </table:table-cell>
          <table:table-cell table:formula="of:=[.S69]-(1/[.$J69])*[.S69]+ [.S69]*(1-[.$D69])*(1)/[.$J69]" office:value-type="float" office:value="1.11829217744618" calcext:value-type="float">
            <text:p>1,1182921774</text:p>
          </table:table-cell>
          <table:table-cell table:formula="of:=[.T69]-(1/[.$J69])*[.T69]+ [.T69]*(1-[.$D69])*(1)/[.$J69]" office:value-type="float" office:value="1.13227082966426" calcext:value-type="float">
            <text:p>1,1322708297</text:p>
          </table:table-cell>
          <table:table-cell table:formula="of:=[.U69]-(1/[.$J69])*[.U69]+ [.U69]*(1-[.$D69])*(1)/[.$J69]" office:value-type="float" office:value="1.14642421503506" calcext:value-type="float">
            <text:p>1,146424215</text:p>
          </table:table-cell>
          <table:table-cell table:formula="of:=[.V69]-(1/[.$J69])*[.V69]+ [.V69]*(1-[.$E69])*(1)/[.$J69]" office:value-type="float" office:value="1.160754517723" calcext:value-type="float">
            <text:p>1,1607545177</text:p>
          </table:table-cell>
          <table:table-cell table:formula="of:=[.W69]-(1/[.$J69])*[.W69]+ [.W69]*(1-[.$E69])*(1)/[.$J69]" office:value-type="float" office:value="1.17526394919454" calcext:value-type="float">
            <text:p>1,1752639492</text:p>
          </table:table-cell>
          <table:table-cell table:formula="of:=[.X69]-(1/[.$J69])*[.X69]+ [.X69]*(1-[.$E69])*(1)/[.$J69]" office:value-type="float" office:value="1.18995474855947" calcext:value-type="float">
            <text:p>1,1899547486</text:p>
          </table:table-cell>
          <table:table-cell table:formula="of:=[.Y69]-(1/[.$J69])*[.Y69]+ [.Y69]*(1-[.$E69])*(1)/[.$J69]" office:value-type="float" office:value="1.20482918291646" calcext:value-type="float">
            <text:p>1,2048291829</text:p>
          </table:table-cell>
          <table:table-cell table:formula="of:=[.Z69]-(1/[.$J69])*[.Z69]+ [.Z69]*(1-[.$E69])*(1)/[.$J69]" office:value-type="float" office:value="1.21988954770292" calcext:value-type="float">
            <text:p>1,2198895477</text:p>
          </table:table-cell>
          <table:table-cell table:formula="of:=[.AA69]-(1/[.$J69])*[.AA69]+ [.AA69]*(1-[.$E69])*(1)/[.$J69]" office:value-type="float" office:value="1.2351381670492" calcext:value-type="float">
            <text:p>1,235138167</text:p>
          </table:table-cell>
          <table:table-cell table:formula="of:=[.AB69]-(1/[.$J69])*[.AB69]+ [.AB69]*(1-[.$E69])*(1)/[.$J69]" office:value-type="float" office:value="1.25057739413732" calcext:value-type="float">
            <text:p>1,2505773941</text:p>
          </table:table-cell>
          <table:table-cell table:formula="of:=[.AC69]-(1/[.$J69])*[.AC69]+ [.AC69]*(1-[.$E69])*(1)/[.$J69]" office:value-type="float" office:value="1.26620961156403" calcext:value-type="float">
            <text:p>1,2662096116</text:p>
          </table:table-cell>
          <table:table-cell table:formula="of:=[.AD69]-(1/[.$J69])*[.AD69]+ [.AD69]*(1-[.$E69])*(1)/[.$J69]" office:value-type="float" office:value="1.28203723170858" calcext:value-type="float">
            <text:p>1,2820372317</text:p>
          </table:table-cell>
          <table:table-cell table:formula="of:=[.AE69]-(1/[.$J69])*[.AE69]+ [.AE69]*(1-[.$E69])*(1)/[.$J69]" office:value-type="float" office:value="1.29806269710494" calcext:value-type="float">
            <text:p>1,2980626971</text:p>
          </table:table-cell>
          <table:table-cell table:formula="of:=[.AF69]-(1/[.$J69])*[.AF69]+ [.AF69]*(1-[.$F69])*(1)/[.$J69]" office:value-type="float" office:value="1.31428848081875" calcext:value-type="float">
            <text:p>1,3142884808</text:p>
          </table:table-cell>
          <table:table-cell table:formula="of:=[.AG69]-(1/[.$J69])*[.AG69]+ [.AG69]*(1-[.$F69])*(1)/[.$J69]" office:value-type="float" office:value="1.33071708682899" calcext:value-type="float">
            <text:p>1,3307170868</text:p>
          </table:table-cell>
          <table:table-cell table:formula="of:=[.AH69]-(1/[.$J69])*[.AH69]+ [.AH69]*(1-[.$F69])*(1)/[.$J69]" office:value-type="float" office:value="1.34735105041435" calcext:value-type="float">
            <text:p>1,3473510504</text:p>
          </table:table-cell>
          <table:table-cell table:formula="of:=[.AI69]-(1/[.$J69])*[.AI69]+ [.AI69]*(1-[.$F69])*(1)/[.$J69]" office:value-type="float" office:value="1.36419293854453" calcext:value-type="float">
            <text:p>1,3641929385</text:p>
          </table:table-cell>
          <table:table-cell table:formula="of:=[.AJ69]-(1/[.$J69])*[.AJ69]+ [.AJ69]*(1-[.$F69])*(1)/[.$J69]" office:value-type="float" office:value="1.38124535027634" calcext:value-type="float">
            <text:p>1,3812453503</text:p>
          </table:table-cell>
          <table:table-cell table:formula="of:=[.AK69]-(1/[.$J69])*[.AK69]+ [.AK69]*(1-[.$F69])*(1)/[.$J69]" office:value-type="float" office:value="1.39851091715479" calcext:value-type="float">
            <text:p>1,3985109172</text:p>
          </table:table-cell>
          <table:table-cell table:formula="of:=[.AL69]-(1/[.$J69])*[.AL69]+ [.AL69]*(1-[.$F69])*(1)/[.$J69]" office:value-type="float" office:value="1.41599230361923" calcext:value-type="float">
            <text:p>1,4159923036</text:p>
          </table:table-cell>
          <table:table-cell table:formula="of:=[.AM69]-(1/[.$J69])*[.AM69]+ [.AM69]*(1-[.$F69])*(1)/[.$J69]" office:value-type="float" office:value="1.43369220741447" calcext:value-type="float">
            <text:p>1,4336922074</text:p>
          </table:table-cell>
          <table:table-cell table:formula="of:=[.AN69]-(1/[.$J69])*[.AN69]+ [.AN69]*(1-[.$F69])*(1)/[.$J69]" office:value-type="float" office:value="1.45161336000715" calcext:value-type="float">
            <text:p>1,45161336</text:p>
          </table:table-cell>
          <table:table-cell table:formula="of:=[.AO69]-(1/[.$J69])*[.AO69]+ [.AO69]*(1-[.$F69])*(1)/[.$J69]" office:value-type="float" office:value="1.46975852700724" calcext:value-type="float">
            <text:p>1,469758527</text:p>
          </table:table-cell>
          <table:table-cell table:formula="of:=[.AP69]-(1/[.$J69])*[.AP69]+ [.AP69]*(1-[.$G69])*(1)/[.$J69]" office:value-type="float" office:value="1.48813050859483" calcext:value-type="float">
            <text:p>1,4881305086</text:p>
          </table:table-cell>
          <table:table-cell table:formula="of:=[.AQ69]-(1/[.$J69])*[.AQ69]+ [.AQ69]*(1-[.$G69])*(1)/[.$J69]" office:value-type="float" office:value="1.50673213995226" calcext:value-type="float">
            <text:p>1,50673214</text:p>
          </table:table-cell>
          <table:table-cell table:formula="of:=[.AR69]-(1/[.$J69])*[.AR69]+ [.AR69]*(1-[.$G69])*(1)/[.$J69]" office:value-type="float" office:value="1.52556629170167" calcext:value-type="float">
            <text:p>1,5255662917</text:p>
          </table:table-cell>
          <table:table-cell table:formula="of:=[.AS69]-(1/[.$J69])*[.AS69]+ [.AS69]*(1-[.$G69])*(1)/[.$J69]" office:value-type="float" office:value="1.54463587034794" calcext:value-type="float">
            <text:p>1,5446358703</text:p>
          </table:table-cell>
          <table:table-cell table:formula="of:=[.AT69]-(1/[.$J69])*[.AT69]+ [.AT69]*(1-[.$G69])*(1)/[.$J69]" office:value-type="float" office:value="1.56394381872729" calcext:value-type="float">
            <text:p>1,5639438187</text:p>
          </table:table-cell>
          <table:table-cell table:formula="of:=[.AU69]-(1/[.$J69])*[.AU69]+ [.AU69]*(1-[.$G69])*(1)/[.$J69]" office:value-type="float" office:value="1.58349311646138" calcext:value-type="float">
            <text:p>1,5834931165</text:p>
          </table:table-cell>
          <table:table-cell table:formula="of:=[.AV69]-(1/[.$J69])*[.AV69]+ [.AV69]*(1-[.$G69])*(1)/[.$J69]" office:value-type="float" office:value="1.60328678041714" calcext:value-type="float">
            <text:p>1,6032867804</text:p>
          </table:table-cell>
          <table:table-cell table:formula="of:=[.AW69]-(1/[.$J69])*[.AW69]+ [.AW69]*(1-[.$G69])*(1)/[.$J69]" office:value-type="float" office:value="1.62332786517236" calcext:value-type="float">
            <text:p>1,6233278652</text:p>
          </table:table-cell>
          <table:table-cell table:formula="of:=[.AX69]-(1/[.$J69])*[.AX69]+ [.AX69]*(1-[.$G69])*(1)/[.$J69]" office:value-type="float" office:value="1.64361946348701" calcext:value-type="float">
            <text:p>1,6436194635</text:p>
          </table:table-cell>
          <table:table-cell table:formula="of:=[.AY69]-(1/[.$J69])*[.AY69]+ [.AY69]*(1-[.$G69])*(1)/[.$J69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Ventilation</text:p>
          </table:table-cell>
          <table:table-cell table:number-columns-repeated="5" office:value-type="float" office:value="-0.2" calcext:value-type="float">
            <text:p>-0,2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70]-(1/[.$J70])*[.K70]+ [.K70]*(1-[.$C70])*(1)/[.$J70]" office:value-type="float" office:value="1.0125" calcext:value-type="float">
            <text:p>1,0125</text:p>
          </table:table-cell>
          <table:table-cell table:formula="of:=[.L70]-(1/[.$J70])*[.L70]+ [.L70]*(1-[.$C70])*(1)/[.$J70]" office:value-type="float" office:value="1.02515625" calcext:value-type="float">
            <text:p>1,02515625</text:p>
          </table:table-cell>
          <table:table-cell table:formula="of:=[.M70]-(1/[.$J70])*[.M70]+ [.M70]*(1-[.$C70])*(1)/[.$J70]" office:value-type="float" office:value="1.037970703125" calcext:value-type="float">
            <text:p>1,0379707031</text:p>
          </table:table-cell>
          <table:table-cell table:formula="of:=[.N70]-(1/[.$J70])*[.N70]+ [.N70]*(1-[.$C70])*(1)/[.$J70]" office:value-type="float" office:value="1.05094533691406" calcext:value-type="float">
            <text:p>1,0509453369</text:p>
          </table:table-cell>
          <table:table-cell table:formula="of:=[.O70]-(1/[.$J70])*[.O70]+ [.O70]*(1-[.$C70])*(1)/[.$J70]" office:value-type="float" office:value="1.06408215362549" calcext:value-type="float">
            <text:p>1,0640821536</text:p>
          </table:table-cell>
          <table:table-cell table:formula="of:=[.P70]-(1/[.$J70])*[.P70]+ [.P70]*(1-[.$C70])*(1)/[.$J70]" office:value-type="float" office:value="1.07738318054581" calcext:value-type="float">
            <text:p>1,0773831805</text:p>
          </table:table-cell>
          <table:table-cell table:formula="of:=[.Q70]-(1/[.$J70])*[.Q70]+ [.Q70]*(1-[.$D70])*(1)/[.$J70]" office:value-type="float" office:value="1.09085047030263" calcext:value-type="float">
            <text:p>1,0908504703</text:p>
          </table:table-cell>
          <table:table-cell table:formula="of:=[.R70]-(1/[.$J70])*[.R70]+ [.R70]*(1-[.$D70])*(1)/[.$J70]" office:value-type="float" office:value="1.10448610118141" calcext:value-type="float">
            <text:p>1,1044861012</text:p>
          </table:table-cell>
          <table:table-cell table:formula="of:=[.S70]-(1/[.$J70])*[.S70]+ [.S70]*(1-[.$D70])*(1)/[.$J70]" office:value-type="float" office:value="1.11829217744618" calcext:value-type="float">
            <text:p>1,1182921774</text:p>
          </table:table-cell>
          <table:table-cell table:formula="of:=[.T70]-(1/[.$J70])*[.T70]+ [.T70]*(1-[.$D70])*(1)/[.$J70]" office:value-type="float" office:value="1.13227082966426" calcext:value-type="float">
            <text:p>1,1322708297</text:p>
          </table:table-cell>
          <table:table-cell table:formula="of:=[.U70]-(1/[.$J70])*[.U70]+ [.U70]*(1-[.$D70])*(1)/[.$J70]" office:value-type="float" office:value="1.14642421503506" calcext:value-type="float">
            <text:p>1,146424215</text:p>
          </table:table-cell>
          <table:table-cell table:formula="of:=[.V70]-(1/[.$J70])*[.V70]+ [.V70]*(1-[.$E70])*(1)/[.$J70]" office:value-type="float" office:value="1.160754517723" calcext:value-type="float">
            <text:p>1,1607545177</text:p>
          </table:table-cell>
          <table:table-cell table:formula="of:=[.W70]-(1/[.$J70])*[.W70]+ [.W70]*(1-[.$E70])*(1)/[.$J70]" office:value-type="float" office:value="1.17526394919454" calcext:value-type="float">
            <text:p>1,1752639492</text:p>
          </table:table-cell>
          <table:table-cell table:formula="of:=[.X70]-(1/[.$J70])*[.X70]+ [.X70]*(1-[.$E70])*(1)/[.$J70]" office:value-type="float" office:value="1.18995474855947" calcext:value-type="float">
            <text:p>1,1899547486</text:p>
          </table:table-cell>
          <table:table-cell table:formula="of:=[.Y70]-(1/[.$J70])*[.Y70]+ [.Y70]*(1-[.$E70])*(1)/[.$J70]" office:value-type="float" office:value="1.20482918291646" calcext:value-type="float">
            <text:p>1,2048291829</text:p>
          </table:table-cell>
          <table:table-cell table:formula="of:=[.Z70]-(1/[.$J70])*[.Z70]+ [.Z70]*(1-[.$E70])*(1)/[.$J70]" office:value-type="float" office:value="1.21988954770292" calcext:value-type="float">
            <text:p>1,2198895477</text:p>
          </table:table-cell>
          <table:table-cell table:formula="of:=[.AA70]-(1/[.$J70])*[.AA70]+ [.AA70]*(1-[.$E70])*(1)/[.$J70]" office:value-type="float" office:value="1.2351381670492" calcext:value-type="float">
            <text:p>1,235138167</text:p>
          </table:table-cell>
          <table:table-cell table:formula="of:=[.AB70]-(1/[.$J70])*[.AB70]+ [.AB70]*(1-[.$E70])*(1)/[.$J70]" office:value-type="float" office:value="1.25057739413732" calcext:value-type="float">
            <text:p>1,2505773941</text:p>
          </table:table-cell>
          <table:table-cell table:formula="of:=[.AC70]-(1/[.$J70])*[.AC70]+ [.AC70]*(1-[.$E70])*(1)/[.$J70]" office:value-type="float" office:value="1.26620961156403" calcext:value-type="float">
            <text:p>1,2662096116</text:p>
          </table:table-cell>
          <table:table-cell table:formula="of:=[.AD70]-(1/[.$J70])*[.AD70]+ [.AD70]*(1-[.$E70])*(1)/[.$J70]" office:value-type="float" office:value="1.28203723170858" calcext:value-type="float">
            <text:p>1,2820372317</text:p>
          </table:table-cell>
          <table:table-cell table:formula="of:=[.AE70]-(1/[.$J70])*[.AE70]+ [.AE70]*(1-[.$E70])*(1)/[.$J70]" office:value-type="float" office:value="1.29806269710494" calcext:value-type="float">
            <text:p>1,2980626971</text:p>
          </table:table-cell>
          <table:table-cell table:formula="of:=[.AF70]-(1/[.$J70])*[.AF70]+ [.AF70]*(1-[.$F70])*(1)/[.$J70]" office:value-type="float" office:value="1.31428848081875" calcext:value-type="float">
            <text:p>1,3142884808</text:p>
          </table:table-cell>
          <table:table-cell table:formula="of:=[.AG70]-(1/[.$J70])*[.AG70]+ [.AG70]*(1-[.$F70])*(1)/[.$J70]" office:value-type="float" office:value="1.33071708682899" calcext:value-type="float">
            <text:p>1,3307170868</text:p>
          </table:table-cell>
          <table:table-cell table:formula="of:=[.AH70]-(1/[.$J70])*[.AH70]+ [.AH70]*(1-[.$F70])*(1)/[.$J70]" office:value-type="float" office:value="1.34735105041435" calcext:value-type="float">
            <text:p>1,3473510504</text:p>
          </table:table-cell>
          <table:table-cell table:formula="of:=[.AI70]-(1/[.$J70])*[.AI70]+ [.AI70]*(1-[.$F70])*(1)/[.$J70]" office:value-type="float" office:value="1.36419293854453" calcext:value-type="float">
            <text:p>1,3641929385</text:p>
          </table:table-cell>
          <table:table-cell table:formula="of:=[.AJ70]-(1/[.$J70])*[.AJ70]+ [.AJ70]*(1-[.$F70])*(1)/[.$J70]" office:value-type="float" office:value="1.38124535027634" calcext:value-type="float">
            <text:p>1,3812453503</text:p>
          </table:table-cell>
          <table:table-cell table:formula="of:=[.AK70]-(1/[.$J70])*[.AK70]+ [.AK70]*(1-[.$F70])*(1)/[.$J70]" office:value-type="float" office:value="1.39851091715479" calcext:value-type="float">
            <text:p>1,3985109172</text:p>
          </table:table-cell>
          <table:table-cell table:formula="of:=[.AL70]-(1/[.$J70])*[.AL70]+ [.AL70]*(1-[.$F70])*(1)/[.$J70]" office:value-type="float" office:value="1.41599230361923" calcext:value-type="float">
            <text:p>1,4159923036</text:p>
          </table:table-cell>
          <table:table-cell table:formula="of:=[.AM70]-(1/[.$J70])*[.AM70]+ [.AM70]*(1-[.$F70])*(1)/[.$J70]" office:value-type="float" office:value="1.43369220741447" calcext:value-type="float">
            <text:p>1,4336922074</text:p>
          </table:table-cell>
          <table:table-cell table:formula="of:=[.AN70]-(1/[.$J70])*[.AN70]+ [.AN70]*(1-[.$F70])*(1)/[.$J70]" office:value-type="float" office:value="1.45161336000715" calcext:value-type="float">
            <text:p>1,45161336</text:p>
          </table:table-cell>
          <table:table-cell table:formula="of:=[.AO70]-(1/[.$J70])*[.AO70]+ [.AO70]*(1-[.$F70])*(1)/[.$J70]" office:value-type="float" office:value="1.46975852700724" calcext:value-type="float">
            <text:p>1,469758527</text:p>
          </table:table-cell>
          <table:table-cell table:formula="of:=[.AP70]-(1/[.$J70])*[.AP70]+ [.AP70]*(1-[.$G70])*(1)/[.$J70]" office:value-type="float" office:value="1.48813050859483" calcext:value-type="float">
            <text:p>1,4881305086</text:p>
          </table:table-cell>
          <table:table-cell table:formula="of:=[.AQ70]-(1/[.$J70])*[.AQ70]+ [.AQ70]*(1-[.$G70])*(1)/[.$J70]" office:value-type="float" office:value="1.50673213995226" calcext:value-type="float">
            <text:p>1,50673214</text:p>
          </table:table-cell>
          <table:table-cell table:formula="of:=[.AR70]-(1/[.$J70])*[.AR70]+ [.AR70]*(1-[.$G70])*(1)/[.$J70]" office:value-type="float" office:value="1.52556629170167" calcext:value-type="float">
            <text:p>1,5255662917</text:p>
          </table:table-cell>
          <table:table-cell table:formula="of:=[.AS70]-(1/[.$J70])*[.AS70]+ [.AS70]*(1-[.$G70])*(1)/[.$J70]" office:value-type="float" office:value="1.54463587034794" calcext:value-type="float">
            <text:p>1,5446358703</text:p>
          </table:table-cell>
          <table:table-cell table:formula="of:=[.AT70]-(1/[.$J70])*[.AT70]+ [.AT70]*(1-[.$G70])*(1)/[.$J70]" office:value-type="float" office:value="1.56394381872729" calcext:value-type="float">
            <text:p>1,5639438187</text:p>
          </table:table-cell>
          <table:table-cell table:formula="of:=[.AU70]-(1/[.$J70])*[.AU70]+ [.AU70]*(1-[.$G70])*(1)/[.$J70]" office:value-type="float" office:value="1.58349311646138" calcext:value-type="float">
            <text:p>1,5834931165</text:p>
          </table:table-cell>
          <table:table-cell table:formula="of:=[.AV70]-(1/[.$J70])*[.AV70]+ [.AV70]*(1-[.$G70])*(1)/[.$J70]" office:value-type="float" office:value="1.60328678041714" calcext:value-type="float">
            <text:p>1,6032867804</text:p>
          </table:table-cell>
          <table:table-cell table:formula="of:=[.AW70]-(1/[.$J70])*[.AW70]+ [.AW70]*(1-[.$G70])*(1)/[.$J70]" office:value-type="float" office:value="1.62332786517236" calcext:value-type="float">
            <text:p>1,6233278652</text:p>
          </table:table-cell>
          <table:table-cell table:formula="of:=[.AX70]-(1/[.$J70])*[.AX70]+ [.AX70]*(1-[.$G70])*(1)/[.$J70]" office:value-type="float" office:value="1.64361946348701" calcext:value-type="float">
            <text:p>1,6436194635</text:p>
          </table:table-cell>
          <table:table-cell table:formula="of:=[.AY70]-(1/[.$J70])*[.AY70]+ [.AY70]*(1-[.$G70])*(1)/[.$J70]" office:value-type="float" office:value="1.6641647067806" calcext:value-type="float">
            <text:p>1,6641647068</text:p>
          </table:table-cell>
          <table:table-cell table:number-columns-repeated="97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4" office:value-type="string" calcext:value-type="string">
            <text:p>Gains attendus par rapport à la période précédente sur ces usages lors du renouvellement des systèmes</text:p>
          </table:table-cell>
          <table:table-cell table:style-name="ce51"/>
          <table:table-cell table:style-name="ce57" table:number-columns-repeated="5"/>
          <table:table-cell table:number-columns-repeated="1017"/>
        </table:table-row>
        <table:table-row table:style-name="ro1">
          <table:table-cell table:style-name="ce45" office:value-type="string" calcext:value-type="string">
            <text:p>BRANCHE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ERIODE1</text:p>
          </table:table-cell>
          <table:table-cell table:style-name="ce10" office:value-type="string" calcext:value-type="string">
            <text:p>PERIODE2</text:p>
          </table:table-cell>
          <table:table-cell table:style-name="ce10" office:value-type="string" calcext:value-type="string">
            <text:p>PERIODE3</text:p>
          </table:table-cell>
          <table:table-cell table:style-name="ce10" office:value-type="string" calcext:value-type="string">
            <text:p>PERIODE4</text:p>
          </table:table-cell>
          <table:table-cell table:style-name="ce10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ranche</text:p>
          </table:table-cell>
          <table:table-cell table:style-name="ce11" office:value-type="string" calcext:value-type="string">
            <text:p>Usage</text:p>
          </table:table-cell>
          <table:table-cell table:style-name="ce55" office:value-type="string" calcext:value-type="string">
            <text:p>2010-2015</text:p>
          </table:table-cell>
          <table:table-cell table:style-name="ce55" office:value-type="string" calcext:value-type="string">
            <text:p>2015-2020</text:p>
          </table:table-cell>
          <table:table-cell table:style-name="ce55" office:value-type="string" calcext:value-type="string">
            <text:p>2020-2030</text:p>
          </table:table-cell>
          <table:table-cell table:style-name="ce55" office:value-type="string" calcext:value-type="string">
            <text:p>2030-2040</text:p>
          </table:table-cell>
          <table:table-cell table:style-name="ce55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Bureaux Administration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75]-(1/[.$J75])*[.K75]+ [.K75]*(1-[.$C75])*(1)/[.$J75]" office:value-type="float" office:value="0.996666666666667" calcext:value-type="float">
            <text:p>0,9966666667</text:p>
          </table:table-cell>
          <table:table-cell table:formula="of:=[.L75]-(1/[.$J75])*[.L75]+ [.L75]*(1-[.$C75])*(1)/[.$J75]" office:value-type="float" office:value="0.993344444444444" calcext:value-type="float">
            <text:p>0,9933444444</text:p>
          </table:table-cell>
          <table:table-cell table:formula="of:=[.M75]-(1/[.$J75])*[.M75]+ [.M75]*(1-[.$C75])*(1)/[.$J75]" office:value-type="float" office:value="0.990033296296296" calcext:value-type="float">
            <text:p>0,9900332963</text:p>
          </table:table-cell>
          <table:table-cell table:formula="of:=[.N75]-(1/[.$J75])*[.N75]+ [.N75]*(1-[.$C75])*(1)/[.$J75]" office:value-type="float" office:value="0.986733185308642" calcext:value-type="float">
            <text:p>0,9867331853</text:p>
          </table:table-cell>
          <table:table-cell table:formula="of:=[.O75]-(1/[.$J75])*[.O75]+ [.O75]*(1-[.$C75])*(1)/[.$J75]" office:value-type="float" office:value="0.983444074690947" calcext:value-type="float">
            <text:p>0,9834440747</text:p>
          </table:table-cell>
          <table:table-cell table:formula="of:=[.P75]-(1/[.$J75])*[.P75]+ [.P75]*(1-[.$C75])*(1)/[.$J75]" office:value-type="float" office:value="0.98016592777531" calcext:value-type="float">
            <text:p>0,9801659278</text:p>
          </table:table-cell>
          <table:table-cell table:formula="of:=[.Q75]-(1/[.$J75])*[.Q75]+ [.Q75]*(1-[.$D75])*(1)/[.$J75]" office:value-type="float" office:value="0.976898708016059" calcext:value-type="float">
            <text:p>0,976898708</text:p>
          </table:table-cell>
          <table:table-cell table:formula="of:=[.R75]-(1/[.$J75])*[.R75]+ [.R75]*(1-[.$D75])*(1)/[.$J75]" office:value-type="float" office:value="0.973642378989339" calcext:value-type="float">
            <text:p>0,973642379</text:p>
          </table:table-cell>
          <table:table-cell table:formula="of:=[.S75]-(1/[.$J75])*[.S75]+ [.S75]*(1-[.$D75])*(1)/[.$J75]" office:value-type="float" office:value="0.970396904392708" calcext:value-type="float">
            <text:p>0,9703969044</text:p>
          </table:table-cell>
          <table:table-cell table:formula="of:=[.T75]-(1/[.$J75])*[.T75]+ [.T75]*(1-[.$D75])*(1)/[.$J75]" office:value-type="float" office:value="0.967162248044732" calcext:value-type="float">
            <text:p>0,967162248</text:p>
          </table:table-cell>
          <table:table-cell table:formula="of:=[.U75]-(1/[.$J75])*[.U75]+ [.U75]*(1-[.$D75])*(1)/[.$J75]" office:value-type="float" office:value="0.963938373884583" calcext:value-type="float">
            <text:p>0,9639383739</text:p>
          </table:table-cell>
          <table:table-cell table:formula="of:=[.V75]-(1/[.$J75])*[.V75]+ [.V75]*(1-[.$E75])*(1)/[.$J75]" office:value-type="float" office:value="0.954298990145737" calcext:value-type="float">
            <text:p>0,9542989901</text:p>
          </table:table-cell>
          <table:table-cell table:formula="of:=[.W75]-(1/[.$J75])*[.W75]+ [.W75]*(1-[.$E75])*(1)/[.$J75]" office:value-type="float" office:value="0.94475600024428" calcext:value-type="float">
            <text:p>0,9447560002</text:p>
          </table:table-cell>
          <table:table-cell table:formula="of:=[.X75]-(1/[.$J75])*[.X75]+ [.X75]*(1-[.$E75])*(1)/[.$J75]" office:value-type="float" office:value="0.935308440241837" calcext:value-type="float">
            <text:p>0,9353084402</text:p>
          </table:table-cell>
          <table:table-cell table:formula="of:=[.Y75]-(1/[.$J75])*[.Y75]+ [.Y75]*(1-[.$E75])*(1)/[.$J75]" office:value-type="float" office:value="0.925955355839419" calcext:value-type="float">
            <text:p>0,9259553558</text:p>
          </table:table-cell>
          <table:table-cell table:formula="of:=[.Z75]-(1/[.$J75])*[.Z75]+ [.Z75]*(1-[.$E75])*(1)/[.$J75]" office:value-type="float" office:value="0.916695802281025" calcext:value-type="float">
            <text:p>0,9166958023</text:p>
          </table:table-cell>
          <table:table-cell table:formula="of:=[.AA75]-(1/[.$J75])*[.AA75]+ [.AA75]*(1-[.$E75])*(1)/[.$J75]" office:value-type="float" office:value="0.907528844258214" calcext:value-type="float">
            <text:p>0,9075288443</text:p>
          </table:table-cell>
          <table:table-cell table:formula="of:=[.AB75]-(1/[.$J75])*[.AB75]+ [.AB75]*(1-[.$E75])*(1)/[.$J75]" office:value-type="float" office:value="0.898453555815632" calcext:value-type="float">
            <text:p>0,8984535558</text:p>
          </table:table-cell>
          <table:table-cell table:formula="of:=[.AC75]-(1/[.$J75])*[.AC75]+ [.AC75]*(1-[.$E75])*(1)/[.$J75]" office:value-type="float" office:value="0.889469020257476" calcext:value-type="float">
            <text:p>0,8894690203</text:p>
          </table:table-cell>
          <table:table-cell table:formula="of:=[.AD75]-(1/[.$J75])*[.AD75]+ [.AD75]*(1-[.$E75])*(1)/[.$J75]" office:value-type="float" office:value="0.880574330054901" calcext:value-type="float">
            <text:p>0,8805743301</text:p>
          </table:table-cell>
          <table:table-cell table:formula="of:=[.AE75]-(1/[.$J75])*[.AE75]+ [.AE75]*(1-[.$E75])*(1)/[.$J75]" office:value-type="float" office:value="0.871768586754352" calcext:value-type="float">
            <text:p>0,8717685868</text:p>
          </table:table-cell>
          <table:table-cell table:formula="of:=[.AF75]-(1/[.$J75])*[.AF75]+ [.AF75]*(1-[.$F75])*(1)/[.$J75]" office:value-type="float" office:value="0.860145005597627" calcext:value-type="float">
            <text:p>0,8601450056</text:p>
          </table:table-cell>
          <table:table-cell table:formula="of:=[.AG75]-(1/[.$J75])*[.AG75]+ [.AG75]*(1-[.$F75])*(1)/[.$J75]" office:value-type="float" office:value="0.848676405522992" calcext:value-type="float">
            <text:p>0,8486764055</text:p>
          </table:table-cell>
          <table:table-cell table:formula="of:=[.AH75]-(1/[.$J75])*[.AH75]+ [.AH75]*(1-[.$F75])*(1)/[.$J75]" office:value-type="float" office:value="0.837360720116019" calcext:value-type="float">
            <text:p>0,8373607201</text:p>
          </table:table-cell>
          <table:table-cell table:formula="of:=[.AI75]-(1/[.$J75])*[.AI75]+ [.AI75]*(1-[.$F75])*(1)/[.$J75]" office:value-type="float" office:value="0.826195910514472" calcext:value-type="float">
            <text:p>0,8261959105</text:p>
          </table:table-cell>
          <table:table-cell table:formula="of:=[.AJ75]-(1/[.$J75])*[.AJ75]+ [.AJ75]*(1-[.$F75])*(1)/[.$J75]" office:value-type="float" office:value="0.815179965040946" calcext:value-type="float">
            <text:p>0,815179965</text:p>
          </table:table-cell>
          <table:table-cell table:formula="of:=[.AK75]-(1/[.$J75])*[.AK75]+ [.AK75]*(1-[.$F75])*(1)/[.$J75]" office:value-type="float" office:value="0.8043108988404" calcext:value-type="float">
            <text:p>0,8043108988</text:p>
          </table:table-cell>
          <table:table-cell table:formula="of:=[.AL75]-(1/[.$J75])*[.AL75]+ [.AL75]*(1-[.$F75])*(1)/[.$J75]" office:value-type="float" office:value="0.793586753522528" calcext:value-type="float">
            <text:p>0,7935867535</text:p>
          </table:table-cell>
          <table:table-cell table:formula="of:=[.AM75]-(1/[.$J75])*[.AM75]+ [.AM75]*(1-[.$F75])*(1)/[.$J75]" office:value-type="float" office:value="0.783005596808894" calcext:value-type="float">
            <text:p>0,7830055968</text:p>
          </table:table-cell>
          <table:table-cell table:formula="of:=[.AN75]-(1/[.$J75])*[.AN75]+ [.AN75]*(1-[.$F75])*(1)/[.$J75]" office:value-type="float" office:value="0.772565522184776" calcext:value-type="float">
            <text:p>0,7725655222</text:p>
          </table:table-cell>
          <table:table-cell table:formula="of:=[.AO75]-(1/[.$J75])*[.AO75]+ [.AO75]*(1-[.$F75])*(1)/[.$J75]" office:value-type="float" office:value="0.762264648555645" calcext:value-type="float">
            <text:p>0,7622646486</text:p>
          </table:table-cell>
          <table:table-cell table:formula="of:=[.AP75]-(1/[.$J75])*[.AP75]+ [.AP75]*(1-[.$G75])*(1)/[.$J75]" office:value-type="float" office:value="0.752101119908237" calcext:value-type="float">
            <text:p>0,7521011199</text:p>
          </table:table-cell>
          <table:table-cell table:formula="of:=[.AQ75]-(1/[.$J75])*[.AQ75]+ [.AQ75]*(1-[.$G75])*(1)/[.$J75]" office:value-type="float" office:value="0.742073104976127" calcext:value-type="float">
            <text:p>0,742073105</text:p>
          </table:table-cell>
          <table:table-cell table:formula="of:=[.AR75]-(1/[.$J75])*[.AR75]+ [.AR75]*(1-[.$G75])*(1)/[.$J75]" office:value-type="float" office:value="0.732178796909779" calcext:value-type="float">
            <text:p>0,7321787969</text:p>
          </table:table-cell>
          <table:table-cell table:formula="of:=[.AS75]-(1/[.$J75])*[.AS75]+ [.AS75]*(1-[.$G75])*(1)/[.$J75]" office:value-type="float" office:value="0.722416412950982" calcext:value-type="float">
            <text:p>0,722416413</text:p>
          </table:table-cell>
          <table:table-cell table:formula="of:=[.AT75]-(1/[.$J75])*[.AT75]+ [.AT75]*(1-[.$G75])*(1)/[.$J75]" office:value-type="float" office:value="0.712784194111635" calcext:value-type="float">
            <text:p>0,7127841941</text:p>
          </table:table-cell>
          <table:table-cell table:formula="of:=[.AU75]-(1/[.$J75])*[.AU75]+ [.AU75]*(1-[.$G75])*(1)/[.$J75]" office:value-type="float" office:value="0.703280404856813" calcext:value-type="float">
            <text:p>0,7032804049</text:p>
          </table:table-cell>
          <table:table-cell table:formula="of:=[.AV75]-(1/[.$J75])*[.AV75]+ [.AV75]*(1-[.$G75])*(1)/[.$J75]" office:value-type="float" office:value="0.693903332792056" calcext:value-type="float">
            <text:p>0,6939033328</text:p>
          </table:table-cell>
          <table:table-cell table:formula="of:=[.AW75]-(1/[.$J75])*[.AW75]+ [.AW75]*(1-[.$G75])*(1)/[.$J75]" office:value-type="float" office:value="0.684651288354829" calcext:value-type="float">
            <text:p>0,6846512884</text:p>
          </table:table-cell>
          <table:table-cell table:formula="of:=[.AX75]-(1/[.$J75])*[.AX75]+ [.AX75]*(1-[.$G75])*(1)/[.$J75]" office:value-type="float" office:value="0.675522604510098" calcext:value-type="float">
            <text:p>0,6755226045</text:p>
          </table:table-cell>
          <table:table-cell table:formula="of:=[.AY75]-(1/[.$J75])*[.AY75]+ [.AY75]*(1-[.$G75])*(1)/[.$J75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Café Hôtel Restaurant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76]-(1/[.$J76])*[.K76]+ [.K76]*(1-[.$C76])*(1)/[.$J76]" office:value-type="float" office:value="0.996666666666667" calcext:value-type="float">
            <text:p>0,9966666667</text:p>
          </table:table-cell>
          <table:table-cell table:formula="of:=[.L76]-(1/[.$J76])*[.L76]+ [.L76]*(1-[.$C76])*(1)/[.$J76]" office:value-type="float" office:value="0.993344444444444" calcext:value-type="float">
            <text:p>0,9933444444</text:p>
          </table:table-cell>
          <table:table-cell table:formula="of:=[.M76]-(1/[.$J76])*[.M76]+ [.M76]*(1-[.$C76])*(1)/[.$J76]" office:value-type="float" office:value="0.990033296296296" calcext:value-type="float">
            <text:p>0,9900332963</text:p>
          </table:table-cell>
          <table:table-cell table:formula="of:=[.N76]-(1/[.$J76])*[.N76]+ [.N76]*(1-[.$C76])*(1)/[.$J76]" office:value-type="float" office:value="0.986733185308642" calcext:value-type="float">
            <text:p>0,9867331853</text:p>
          </table:table-cell>
          <table:table-cell table:formula="of:=[.O76]-(1/[.$J76])*[.O76]+ [.O76]*(1-[.$C76])*(1)/[.$J76]" office:value-type="float" office:value="0.983444074690947" calcext:value-type="float">
            <text:p>0,9834440747</text:p>
          </table:table-cell>
          <table:table-cell table:formula="of:=[.P76]-(1/[.$J76])*[.P76]+ [.P76]*(1-[.$C76])*(1)/[.$J76]" office:value-type="float" office:value="0.98016592777531" calcext:value-type="float">
            <text:p>0,9801659278</text:p>
          </table:table-cell>
          <table:table-cell table:formula="of:=[.Q76]-(1/[.$J76])*[.Q76]+ [.Q76]*(1-[.$D76])*(1)/[.$J76]" office:value-type="float" office:value="0.976898708016059" calcext:value-type="float">
            <text:p>0,976898708</text:p>
          </table:table-cell>
          <table:table-cell table:formula="of:=[.R76]-(1/[.$J76])*[.R76]+ [.R76]*(1-[.$D76])*(1)/[.$J76]" office:value-type="float" office:value="0.973642378989339" calcext:value-type="float">
            <text:p>0,973642379</text:p>
          </table:table-cell>
          <table:table-cell table:formula="of:=[.S76]-(1/[.$J76])*[.S76]+ [.S76]*(1-[.$D76])*(1)/[.$J76]" office:value-type="float" office:value="0.970396904392708" calcext:value-type="float">
            <text:p>0,9703969044</text:p>
          </table:table-cell>
          <table:table-cell table:formula="of:=[.T76]-(1/[.$J76])*[.T76]+ [.T76]*(1-[.$D76])*(1)/[.$J76]" office:value-type="float" office:value="0.967162248044732" calcext:value-type="float">
            <text:p>0,967162248</text:p>
          </table:table-cell>
          <table:table-cell table:formula="of:=[.U76]-(1/[.$J76])*[.U76]+ [.U76]*(1-[.$D76])*(1)/[.$J76]" office:value-type="float" office:value="0.963938373884583" calcext:value-type="float">
            <text:p>0,9639383739</text:p>
          </table:table-cell>
          <table:table-cell table:formula="of:=[.V76]-(1/[.$J76])*[.V76]+ [.V76]*(1-[.$E76])*(1)/[.$J76]" office:value-type="float" office:value="0.954298990145737" calcext:value-type="float">
            <text:p>0,9542989901</text:p>
          </table:table-cell>
          <table:table-cell table:formula="of:=[.W76]-(1/[.$J76])*[.W76]+ [.W76]*(1-[.$E76])*(1)/[.$J76]" office:value-type="float" office:value="0.94475600024428" calcext:value-type="float">
            <text:p>0,9447560002</text:p>
          </table:table-cell>
          <table:table-cell table:formula="of:=[.X76]-(1/[.$J76])*[.X76]+ [.X76]*(1-[.$E76])*(1)/[.$J76]" office:value-type="float" office:value="0.935308440241837" calcext:value-type="float">
            <text:p>0,9353084402</text:p>
          </table:table-cell>
          <table:table-cell table:formula="of:=[.Y76]-(1/[.$J76])*[.Y76]+ [.Y76]*(1-[.$E76])*(1)/[.$J76]" office:value-type="float" office:value="0.925955355839419" calcext:value-type="float">
            <text:p>0,9259553558</text:p>
          </table:table-cell>
          <table:table-cell table:formula="of:=[.Z76]-(1/[.$J76])*[.Z76]+ [.Z76]*(1-[.$E76])*(1)/[.$J76]" office:value-type="float" office:value="0.916695802281025" calcext:value-type="float">
            <text:p>0,9166958023</text:p>
          </table:table-cell>
          <table:table-cell table:formula="of:=[.AA76]-(1/[.$J76])*[.AA76]+ [.AA76]*(1-[.$E76])*(1)/[.$J76]" office:value-type="float" office:value="0.907528844258214" calcext:value-type="float">
            <text:p>0,9075288443</text:p>
          </table:table-cell>
          <table:table-cell table:formula="of:=[.AB76]-(1/[.$J76])*[.AB76]+ [.AB76]*(1-[.$E76])*(1)/[.$J76]" office:value-type="float" office:value="0.898453555815632" calcext:value-type="float">
            <text:p>0,8984535558</text:p>
          </table:table-cell>
          <table:table-cell table:formula="of:=[.AC76]-(1/[.$J76])*[.AC76]+ [.AC76]*(1-[.$E76])*(1)/[.$J76]" office:value-type="float" office:value="0.889469020257476" calcext:value-type="float">
            <text:p>0,8894690203</text:p>
          </table:table-cell>
          <table:table-cell table:formula="of:=[.AD76]-(1/[.$J76])*[.AD76]+ [.AD76]*(1-[.$E76])*(1)/[.$J76]" office:value-type="float" office:value="0.880574330054901" calcext:value-type="float">
            <text:p>0,8805743301</text:p>
          </table:table-cell>
          <table:table-cell table:formula="of:=[.AE76]-(1/[.$J76])*[.AE76]+ [.AE76]*(1-[.$E76])*(1)/[.$J76]" office:value-type="float" office:value="0.871768586754352" calcext:value-type="float">
            <text:p>0,8717685868</text:p>
          </table:table-cell>
          <table:table-cell table:formula="of:=[.AF76]-(1/[.$J76])*[.AF76]+ [.AF76]*(1-[.$F76])*(1)/[.$J76]" office:value-type="float" office:value="0.860145005597627" calcext:value-type="float">
            <text:p>0,8601450056</text:p>
          </table:table-cell>
          <table:table-cell table:formula="of:=[.AG76]-(1/[.$J76])*[.AG76]+ [.AG76]*(1-[.$F76])*(1)/[.$J76]" office:value-type="float" office:value="0.848676405522992" calcext:value-type="float">
            <text:p>0,8486764055</text:p>
          </table:table-cell>
          <table:table-cell table:formula="of:=[.AH76]-(1/[.$J76])*[.AH76]+ [.AH76]*(1-[.$F76])*(1)/[.$J76]" office:value-type="float" office:value="0.837360720116019" calcext:value-type="float">
            <text:p>0,8373607201</text:p>
          </table:table-cell>
          <table:table-cell table:formula="of:=[.AI76]-(1/[.$J76])*[.AI76]+ [.AI76]*(1-[.$F76])*(1)/[.$J76]" office:value-type="float" office:value="0.826195910514472" calcext:value-type="float">
            <text:p>0,8261959105</text:p>
          </table:table-cell>
          <table:table-cell table:formula="of:=[.AJ76]-(1/[.$J76])*[.AJ76]+ [.AJ76]*(1-[.$F76])*(1)/[.$J76]" office:value-type="float" office:value="0.815179965040946" calcext:value-type="float">
            <text:p>0,815179965</text:p>
          </table:table-cell>
          <table:table-cell table:formula="of:=[.AK76]-(1/[.$J76])*[.AK76]+ [.AK76]*(1-[.$F76])*(1)/[.$J76]" office:value-type="float" office:value="0.8043108988404" calcext:value-type="float">
            <text:p>0,8043108988</text:p>
          </table:table-cell>
          <table:table-cell table:formula="of:=[.AL76]-(1/[.$J76])*[.AL76]+ [.AL76]*(1-[.$F76])*(1)/[.$J76]" office:value-type="float" office:value="0.793586753522528" calcext:value-type="float">
            <text:p>0,7935867535</text:p>
          </table:table-cell>
          <table:table-cell table:formula="of:=[.AM76]-(1/[.$J76])*[.AM76]+ [.AM76]*(1-[.$F76])*(1)/[.$J76]" office:value-type="float" office:value="0.783005596808894" calcext:value-type="float">
            <text:p>0,7830055968</text:p>
          </table:table-cell>
          <table:table-cell table:formula="of:=[.AN76]-(1/[.$J76])*[.AN76]+ [.AN76]*(1-[.$F76])*(1)/[.$J76]" office:value-type="float" office:value="0.772565522184776" calcext:value-type="float">
            <text:p>0,7725655222</text:p>
          </table:table-cell>
          <table:table-cell table:formula="of:=[.AO76]-(1/[.$J76])*[.AO76]+ [.AO76]*(1-[.$F76])*(1)/[.$J76]" office:value-type="float" office:value="0.762264648555645" calcext:value-type="float">
            <text:p>0,7622646486</text:p>
          </table:table-cell>
          <table:table-cell table:formula="of:=[.AP76]-(1/[.$J76])*[.AP76]+ [.AP76]*(1-[.$G76])*(1)/[.$J76]" office:value-type="float" office:value="0.752101119908237" calcext:value-type="float">
            <text:p>0,7521011199</text:p>
          </table:table-cell>
          <table:table-cell table:formula="of:=[.AQ76]-(1/[.$J76])*[.AQ76]+ [.AQ76]*(1-[.$G76])*(1)/[.$J76]" office:value-type="float" office:value="0.742073104976127" calcext:value-type="float">
            <text:p>0,742073105</text:p>
          </table:table-cell>
          <table:table-cell table:formula="of:=[.AR76]-(1/[.$J76])*[.AR76]+ [.AR76]*(1-[.$G76])*(1)/[.$J76]" office:value-type="float" office:value="0.732178796909779" calcext:value-type="float">
            <text:p>0,7321787969</text:p>
          </table:table-cell>
          <table:table-cell table:formula="of:=[.AS76]-(1/[.$J76])*[.AS76]+ [.AS76]*(1-[.$G76])*(1)/[.$J76]" office:value-type="float" office:value="0.722416412950982" calcext:value-type="float">
            <text:p>0,722416413</text:p>
          </table:table-cell>
          <table:table-cell table:formula="of:=[.AT76]-(1/[.$J76])*[.AT76]+ [.AT76]*(1-[.$G76])*(1)/[.$J76]" office:value-type="float" office:value="0.712784194111635" calcext:value-type="float">
            <text:p>0,7127841941</text:p>
          </table:table-cell>
          <table:table-cell table:formula="of:=[.AU76]-(1/[.$J76])*[.AU76]+ [.AU76]*(1-[.$G76])*(1)/[.$J76]" office:value-type="float" office:value="0.703280404856813" calcext:value-type="float">
            <text:p>0,7032804049</text:p>
          </table:table-cell>
          <table:table-cell table:formula="of:=[.AV76]-(1/[.$J76])*[.AV76]+ [.AV76]*(1-[.$G76])*(1)/[.$J76]" office:value-type="float" office:value="0.693903332792056" calcext:value-type="float">
            <text:p>0,6939033328</text:p>
          </table:table-cell>
          <table:table-cell table:formula="of:=[.AW76]-(1/[.$J76])*[.AW76]+ [.AW76]*(1-[.$G76])*(1)/[.$J76]" office:value-type="float" office:value="0.684651288354829" calcext:value-type="float">
            <text:p>0,6846512884</text:p>
          </table:table-cell>
          <table:table-cell table:formula="of:=[.AX76]-(1/[.$J76])*[.AX76]+ [.AX76]*(1-[.$G76])*(1)/[.$J76]" office:value-type="float" office:value="0.675522604510098" calcext:value-type="float">
            <text:p>0,6755226045</text:p>
          </table:table-cell>
          <table:table-cell table:formula="of:=[.AY76]-(1/[.$J76])*[.AY76]+ [.AY76]*(1-[.$G76])*(1)/[.$J76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Commerce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77]-(1/[.$J77])*[.K77]+ [.K77]*(1-[.$C77])*(1)/[.$J77]" office:value-type="float" office:value="0.996666666666667" calcext:value-type="float">
            <text:p>0,9966666667</text:p>
          </table:table-cell>
          <table:table-cell table:formula="of:=[.L77]-(1/[.$J77])*[.L77]+ [.L77]*(1-[.$C77])*(1)/[.$J77]" office:value-type="float" office:value="0.993344444444444" calcext:value-type="float">
            <text:p>0,9933444444</text:p>
          </table:table-cell>
          <table:table-cell table:formula="of:=[.M77]-(1/[.$J77])*[.M77]+ [.M77]*(1-[.$C77])*(1)/[.$J77]" office:value-type="float" office:value="0.990033296296296" calcext:value-type="float">
            <text:p>0,9900332963</text:p>
          </table:table-cell>
          <table:table-cell table:formula="of:=[.N77]-(1/[.$J77])*[.N77]+ [.N77]*(1-[.$C77])*(1)/[.$J77]" office:value-type="float" office:value="0.986733185308642" calcext:value-type="float">
            <text:p>0,9867331853</text:p>
          </table:table-cell>
          <table:table-cell table:formula="of:=[.O77]-(1/[.$J77])*[.O77]+ [.O77]*(1-[.$C77])*(1)/[.$J77]" office:value-type="float" office:value="0.983444074690947" calcext:value-type="float">
            <text:p>0,9834440747</text:p>
          </table:table-cell>
          <table:table-cell table:formula="of:=[.P77]-(1/[.$J77])*[.P77]+ [.P77]*(1-[.$C77])*(1)/[.$J77]" office:value-type="float" office:value="0.98016592777531" calcext:value-type="float">
            <text:p>0,9801659278</text:p>
          </table:table-cell>
          <table:table-cell table:formula="of:=[.Q77]-(1/[.$J77])*[.Q77]+ [.Q77]*(1-[.$D77])*(1)/[.$J77]" office:value-type="float" office:value="0.976898708016059" calcext:value-type="float">
            <text:p>0,976898708</text:p>
          </table:table-cell>
          <table:table-cell table:formula="of:=[.R77]-(1/[.$J77])*[.R77]+ [.R77]*(1-[.$D77])*(1)/[.$J77]" office:value-type="float" office:value="0.973642378989339" calcext:value-type="float">
            <text:p>0,973642379</text:p>
          </table:table-cell>
          <table:table-cell table:formula="of:=[.S77]-(1/[.$J77])*[.S77]+ [.S77]*(1-[.$D77])*(1)/[.$J77]" office:value-type="float" office:value="0.970396904392708" calcext:value-type="float">
            <text:p>0,9703969044</text:p>
          </table:table-cell>
          <table:table-cell table:formula="of:=[.T77]-(1/[.$J77])*[.T77]+ [.T77]*(1-[.$D77])*(1)/[.$J77]" office:value-type="float" office:value="0.967162248044732" calcext:value-type="float">
            <text:p>0,967162248</text:p>
          </table:table-cell>
          <table:table-cell table:formula="of:=[.U77]-(1/[.$J77])*[.U77]+ [.U77]*(1-[.$D77])*(1)/[.$J77]" office:value-type="float" office:value="0.963938373884583" calcext:value-type="float">
            <text:p>0,9639383739</text:p>
          </table:table-cell>
          <table:table-cell table:formula="of:=[.V77]-(1/[.$J77])*[.V77]+ [.V77]*(1-[.$E77])*(1)/[.$J77]" office:value-type="float" office:value="0.954298990145737" calcext:value-type="float">
            <text:p>0,9542989901</text:p>
          </table:table-cell>
          <table:table-cell table:formula="of:=[.W77]-(1/[.$J77])*[.W77]+ [.W77]*(1-[.$E77])*(1)/[.$J77]" office:value-type="float" office:value="0.94475600024428" calcext:value-type="float">
            <text:p>0,9447560002</text:p>
          </table:table-cell>
          <table:table-cell table:formula="of:=[.X77]-(1/[.$J77])*[.X77]+ [.X77]*(1-[.$E77])*(1)/[.$J77]" office:value-type="float" office:value="0.935308440241837" calcext:value-type="float">
            <text:p>0,9353084402</text:p>
          </table:table-cell>
          <table:table-cell table:formula="of:=[.Y77]-(1/[.$J77])*[.Y77]+ [.Y77]*(1-[.$E77])*(1)/[.$J77]" office:value-type="float" office:value="0.925955355839419" calcext:value-type="float">
            <text:p>0,9259553558</text:p>
          </table:table-cell>
          <table:table-cell table:formula="of:=[.Z77]-(1/[.$J77])*[.Z77]+ [.Z77]*(1-[.$E77])*(1)/[.$J77]" office:value-type="float" office:value="0.916695802281025" calcext:value-type="float">
            <text:p>0,9166958023</text:p>
          </table:table-cell>
          <table:table-cell table:formula="of:=[.AA77]-(1/[.$J77])*[.AA77]+ [.AA77]*(1-[.$E77])*(1)/[.$J77]" office:value-type="float" office:value="0.907528844258214" calcext:value-type="float">
            <text:p>0,9075288443</text:p>
          </table:table-cell>
          <table:table-cell table:formula="of:=[.AB77]-(1/[.$J77])*[.AB77]+ [.AB77]*(1-[.$E77])*(1)/[.$J77]" office:value-type="float" office:value="0.898453555815632" calcext:value-type="float">
            <text:p>0,8984535558</text:p>
          </table:table-cell>
          <table:table-cell table:formula="of:=[.AC77]-(1/[.$J77])*[.AC77]+ [.AC77]*(1-[.$E77])*(1)/[.$J77]" office:value-type="float" office:value="0.889469020257476" calcext:value-type="float">
            <text:p>0,8894690203</text:p>
          </table:table-cell>
          <table:table-cell table:formula="of:=[.AD77]-(1/[.$J77])*[.AD77]+ [.AD77]*(1-[.$E77])*(1)/[.$J77]" office:value-type="float" office:value="0.880574330054901" calcext:value-type="float">
            <text:p>0,8805743301</text:p>
          </table:table-cell>
          <table:table-cell table:formula="of:=[.AE77]-(1/[.$J77])*[.AE77]+ [.AE77]*(1-[.$E77])*(1)/[.$J77]" office:value-type="float" office:value="0.871768586754352" calcext:value-type="float">
            <text:p>0,8717685868</text:p>
          </table:table-cell>
          <table:table-cell table:formula="of:=[.AF77]-(1/[.$J77])*[.AF77]+ [.AF77]*(1-[.$F77])*(1)/[.$J77]" office:value-type="float" office:value="0.860145005597627" calcext:value-type="float">
            <text:p>0,8601450056</text:p>
          </table:table-cell>
          <table:table-cell table:formula="of:=[.AG77]-(1/[.$J77])*[.AG77]+ [.AG77]*(1-[.$F77])*(1)/[.$J77]" office:value-type="float" office:value="0.848676405522992" calcext:value-type="float">
            <text:p>0,8486764055</text:p>
          </table:table-cell>
          <table:table-cell table:formula="of:=[.AH77]-(1/[.$J77])*[.AH77]+ [.AH77]*(1-[.$F77])*(1)/[.$J77]" office:value-type="float" office:value="0.837360720116019" calcext:value-type="float">
            <text:p>0,8373607201</text:p>
          </table:table-cell>
          <table:table-cell table:formula="of:=[.AI77]-(1/[.$J77])*[.AI77]+ [.AI77]*(1-[.$F77])*(1)/[.$J77]" office:value-type="float" office:value="0.826195910514472" calcext:value-type="float">
            <text:p>0,8261959105</text:p>
          </table:table-cell>
          <table:table-cell table:formula="of:=[.AJ77]-(1/[.$J77])*[.AJ77]+ [.AJ77]*(1-[.$F77])*(1)/[.$J77]" office:value-type="float" office:value="0.815179965040946" calcext:value-type="float">
            <text:p>0,815179965</text:p>
          </table:table-cell>
          <table:table-cell table:formula="of:=[.AK77]-(1/[.$J77])*[.AK77]+ [.AK77]*(1-[.$F77])*(1)/[.$J77]" office:value-type="float" office:value="0.8043108988404" calcext:value-type="float">
            <text:p>0,8043108988</text:p>
          </table:table-cell>
          <table:table-cell table:formula="of:=[.AL77]-(1/[.$J77])*[.AL77]+ [.AL77]*(1-[.$F77])*(1)/[.$J77]" office:value-type="float" office:value="0.793586753522528" calcext:value-type="float">
            <text:p>0,7935867535</text:p>
          </table:table-cell>
          <table:table-cell table:formula="of:=[.AM77]-(1/[.$J77])*[.AM77]+ [.AM77]*(1-[.$F77])*(1)/[.$J77]" office:value-type="float" office:value="0.783005596808894" calcext:value-type="float">
            <text:p>0,7830055968</text:p>
          </table:table-cell>
          <table:table-cell table:formula="of:=[.AN77]-(1/[.$J77])*[.AN77]+ [.AN77]*(1-[.$F77])*(1)/[.$J77]" office:value-type="float" office:value="0.772565522184776" calcext:value-type="float">
            <text:p>0,7725655222</text:p>
          </table:table-cell>
          <table:table-cell table:formula="of:=[.AO77]-(1/[.$J77])*[.AO77]+ [.AO77]*(1-[.$F77])*(1)/[.$J77]" office:value-type="float" office:value="0.762264648555645" calcext:value-type="float">
            <text:p>0,7622646486</text:p>
          </table:table-cell>
          <table:table-cell table:formula="of:=[.AP77]-(1/[.$J77])*[.AP77]+ [.AP77]*(1-[.$G77])*(1)/[.$J77]" office:value-type="float" office:value="0.752101119908237" calcext:value-type="float">
            <text:p>0,7521011199</text:p>
          </table:table-cell>
          <table:table-cell table:formula="of:=[.AQ77]-(1/[.$J77])*[.AQ77]+ [.AQ77]*(1-[.$G77])*(1)/[.$J77]" office:value-type="float" office:value="0.742073104976127" calcext:value-type="float">
            <text:p>0,742073105</text:p>
          </table:table-cell>
          <table:table-cell table:formula="of:=[.AR77]-(1/[.$J77])*[.AR77]+ [.AR77]*(1-[.$G77])*(1)/[.$J77]" office:value-type="float" office:value="0.732178796909779" calcext:value-type="float">
            <text:p>0,7321787969</text:p>
          </table:table-cell>
          <table:table-cell table:formula="of:=[.AS77]-(1/[.$J77])*[.AS77]+ [.AS77]*(1-[.$G77])*(1)/[.$J77]" office:value-type="float" office:value="0.722416412950982" calcext:value-type="float">
            <text:p>0,722416413</text:p>
          </table:table-cell>
          <table:table-cell table:formula="of:=[.AT77]-(1/[.$J77])*[.AT77]+ [.AT77]*(1-[.$G77])*(1)/[.$J77]" office:value-type="float" office:value="0.712784194111635" calcext:value-type="float">
            <text:p>0,7127841941</text:p>
          </table:table-cell>
          <table:table-cell table:formula="of:=[.AU77]-(1/[.$J77])*[.AU77]+ [.AU77]*(1-[.$G77])*(1)/[.$J77]" office:value-type="float" office:value="0.703280404856813" calcext:value-type="float">
            <text:p>0,7032804049</text:p>
          </table:table-cell>
          <table:table-cell table:formula="of:=[.AV77]-(1/[.$J77])*[.AV77]+ [.AV77]*(1-[.$G77])*(1)/[.$J77]" office:value-type="float" office:value="0.693903332792056" calcext:value-type="float">
            <text:p>0,6939033328</text:p>
          </table:table-cell>
          <table:table-cell table:formula="of:=[.AW77]-(1/[.$J77])*[.AW77]+ [.AW77]*(1-[.$G77])*(1)/[.$J77]" office:value-type="float" office:value="0.684651288354829" calcext:value-type="float">
            <text:p>0,6846512884</text:p>
          </table:table-cell>
          <table:table-cell table:formula="of:=[.AX77]-(1/[.$J77])*[.AX77]+ [.AX77]*(1-[.$G77])*(1)/[.$J77]" office:value-type="float" office:value="0.675522604510098" calcext:value-type="float">
            <text:p>0,6755226045</text:p>
          </table:table-cell>
          <table:table-cell table:formula="of:=[.AY77]-(1/[.$J77])*[.AY77]+ [.AY77]*(1-[.$G77])*(1)/[.$J77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Enseignement Recherche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78]-(1/[.$J78])*[.K78]+ [.K78]*(1-[.$C78])*(1)/[.$J78]" office:value-type="float" office:value="0.996666666666667" calcext:value-type="float">
            <text:p>0,9966666667</text:p>
          </table:table-cell>
          <table:table-cell table:formula="of:=[.L78]-(1/[.$J78])*[.L78]+ [.L78]*(1-[.$C78])*(1)/[.$J78]" office:value-type="float" office:value="0.993344444444444" calcext:value-type="float">
            <text:p>0,9933444444</text:p>
          </table:table-cell>
          <table:table-cell table:formula="of:=[.M78]-(1/[.$J78])*[.M78]+ [.M78]*(1-[.$C78])*(1)/[.$J78]" office:value-type="float" office:value="0.990033296296296" calcext:value-type="float">
            <text:p>0,9900332963</text:p>
          </table:table-cell>
          <table:table-cell table:formula="of:=[.N78]-(1/[.$J78])*[.N78]+ [.N78]*(1-[.$C78])*(1)/[.$J78]" office:value-type="float" office:value="0.986733185308642" calcext:value-type="float">
            <text:p>0,9867331853</text:p>
          </table:table-cell>
          <table:table-cell table:formula="of:=[.O78]-(1/[.$J78])*[.O78]+ [.O78]*(1-[.$C78])*(1)/[.$J78]" office:value-type="float" office:value="0.983444074690947" calcext:value-type="float">
            <text:p>0,9834440747</text:p>
          </table:table-cell>
          <table:table-cell table:formula="of:=[.P78]-(1/[.$J78])*[.P78]+ [.P78]*(1-[.$C78])*(1)/[.$J78]" office:value-type="float" office:value="0.98016592777531" calcext:value-type="float">
            <text:p>0,9801659278</text:p>
          </table:table-cell>
          <table:table-cell table:formula="of:=[.Q78]-(1/[.$J78])*[.Q78]+ [.Q78]*(1-[.$D78])*(1)/[.$J78]" office:value-type="float" office:value="0.976898708016059" calcext:value-type="float">
            <text:p>0,976898708</text:p>
          </table:table-cell>
          <table:table-cell table:formula="of:=[.R78]-(1/[.$J78])*[.R78]+ [.R78]*(1-[.$D78])*(1)/[.$J78]" office:value-type="float" office:value="0.973642378989339" calcext:value-type="float">
            <text:p>0,973642379</text:p>
          </table:table-cell>
          <table:table-cell table:formula="of:=[.S78]-(1/[.$J78])*[.S78]+ [.S78]*(1-[.$D78])*(1)/[.$J78]" office:value-type="float" office:value="0.970396904392708" calcext:value-type="float">
            <text:p>0,9703969044</text:p>
          </table:table-cell>
          <table:table-cell table:formula="of:=[.T78]-(1/[.$J78])*[.T78]+ [.T78]*(1-[.$D78])*(1)/[.$J78]" office:value-type="float" office:value="0.967162248044732" calcext:value-type="float">
            <text:p>0,967162248</text:p>
          </table:table-cell>
          <table:table-cell table:formula="of:=[.U78]-(1/[.$J78])*[.U78]+ [.U78]*(1-[.$D78])*(1)/[.$J78]" office:value-type="float" office:value="0.963938373884583" calcext:value-type="float">
            <text:p>0,9639383739</text:p>
          </table:table-cell>
          <table:table-cell table:formula="of:=[.V78]-(1/[.$J78])*[.V78]+ [.V78]*(1-[.$E78])*(1)/[.$J78]" office:value-type="float" office:value="0.954298990145737" calcext:value-type="float">
            <text:p>0,9542989901</text:p>
          </table:table-cell>
          <table:table-cell table:formula="of:=[.W78]-(1/[.$J78])*[.W78]+ [.W78]*(1-[.$E78])*(1)/[.$J78]" office:value-type="float" office:value="0.94475600024428" calcext:value-type="float">
            <text:p>0,9447560002</text:p>
          </table:table-cell>
          <table:table-cell table:formula="of:=[.X78]-(1/[.$J78])*[.X78]+ [.X78]*(1-[.$E78])*(1)/[.$J78]" office:value-type="float" office:value="0.935308440241837" calcext:value-type="float">
            <text:p>0,9353084402</text:p>
          </table:table-cell>
          <table:table-cell table:formula="of:=[.Y78]-(1/[.$J78])*[.Y78]+ [.Y78]*(1-[.$E78])*(1)/[.$J78]" office:value-type="float" office:value="0.925955355839419" calcext:value-type="float">
            <text:p>0,9259553558</text:p>
          </table:table-cell>
          <table:table-cell table:formula="of:=[.Z78]-(1/[.$J78])*[.Z78]+ [.Z78]*(1-[.$E78])*(1)/[.$J78]" office:value-type="float" office:value="0.916695802281025" calcext:value-type="float">
            <text:p>0,9166958023</text:p>
          </table:table-cell>
          <table:table-cell table:formula="of:=[.AA78]-(1/[.$J78])*[.AA78]+ [.AA78]*(1-[.$E78])*(1)/[.$J78]" office:value-type="float" office:value="0.907528844258214" calcext:value-type="float">
            <text:p>0,9075288443</text:p>
          </table:table-cell>
          <table:table-cell table:formula="of:=[.AB78]-(1/[.$J78])*[.AB78]+ [.AB78]*(1-[.$E78])*(1)/[.$J78]" office:value-type="float" office:value="0.898453555815632" calcext:value-type="float">
            <text:p>0,8984535558</text:p>
          </table:table-cell>
          <table:table-cell table:formula="of:=[.AC78]-(1/[.$J78])*[.AC78]+ [.AC78]*(1-[.$E78])*(1)/[.$J78]" office:value-type="float" office:value="0.889469020257476" calcext:value-type="float">
            <text:p>0,8894690203</text:p>
          </table:table-cell>
          <table:table-cell table:formula="of:=[.AD78]-(1/[.$J78])*[.AD78]+ [.AD78]*(1-[.$E78])*(1)/[.$J78]" office:value-type="float" office:value="0.880574330054901" calcext:value-type="float">
            <text:p>0,8805743301</text:p>
          </table:table-cell>
          <table:table-cell table:formula="of:=[.AE78]-(1/[.$J78])*[.AE78]+ [.AE78]*(1-[.$E78])*(1)/[.$J78]" office:value-type="float" office:value="0.871768586754352" calcext:value-type="float">
            <text:p>0,8717685868</text:p>
          </table:table-cell>
          <table:table-cell table:formula="of:=[.AF78]-(1/[.$J78])*[.AF78]+ [.AF78]*(1-[.$F78])*(1)/[.$J78]" office:value-type="float" office:value="0.860145005597627" calcext:value-type="float">
            <text:p>0,8601450056</text:p>
          </table:table-cell>
          <table:table-cell table:formula="of:=[.AG78]-(1/[.$J78])*[.AG78]+ [.AG78]*(1-[.$F78])*(1)/[.$J78]" office:value-type="float" office:value="0.848676405522992" calcext:value-type="float">
            <text:p>0,8486764055</text:p>
          </table:table-cell>
          <table:table-cell table:formula="of:=[.AH78]-(1/[.$J78])*[.AH78]+ [.AH78]*(1-[.$F78])*(1)/[.$J78]" office:value-type="float" office:value="0.837360720116019" calcext:value-type="float">
            <text:p>0,8373607201</text:p>
          </table:table-cell>
          <table:table-cell table:formula="of:=[.AI78]-(1/[.$J78])*[.AI78]+ [.AI78]*(1-[.$F78])*(1)/[.$J78]" office:value-type="float" office:value="0.826195910514472" calcext:value-type="float">
            <text:p>0,8261959105</text:p>
          </table:table-cell>
          <table:table-cell table:formula="of:=[.AJ78]-(1/[.$J78])*[.AJ78]+ [.AJ78]*(1-[.$F78])*(1)/[.$J78]" office:value-type="float" office:value="0.815179965040946" calcext:value-type="float">
            <text:p>0,815179965</text:p>
          </table:table-cell>
          <table:table-cell table:formula="of:=[.AK78]-(1/[.$J78])*[.AK78]+ [.AK78]*(1-[.$F78])*(1)/[.$J78]" office:value-type="float" office:value="0.8043108988404" calcext:value-type="float">
            <text:p>0,8043108988</text:p>
          </table:table-cell>
          <table:table-cell table:formula="of:=[.AL78]-(1/[.$J78])*[.AL78]+ [.AL78]*(1-[.$F78])*(1)/[.$J78]" office:value-type="float" office:value="0.793586753522528" calcext:value-type="float">
            <text:p>0,7935867535</text:p>
          </table:table-cell>
          <table:table-cell table:formula="of:=[.AM78]-(1/[.$J78])*[.AM78]+ [.AM78]*(1-[.$F78])*(1)/[.$J78]" office:value-type="float" office:value="0.783005596808894" calcext:value-type="float">
            <text:p>0,7830055968</text:p>
          </table:table-cell>
          <table:table-cell table:formula="of:=[.AN78]-(1/[.$J78])*[.AN78]+ [.AN78]*(1-[.$F78])*(1)/[.$J78]" office:value-type="float" office:value="0.772565522184776" calcext:value-type="float">
            <text:p>0,7725655222</text:p>
          </table:table-cell>
          <table:table-cell table:formula="of:=[.AO78]-(1/[.$J78])*[.AO78]+ [.AO78]*(1-[.$F78])*(1)/[.$J78]" office:value-type="float" office:value="0.762264648555645" calcext:value-type="float">
            <text:p>0,7622646486</text:p>
          </table:table-cell>
          <table:table-cell table:formula="of:=[.AP78]-(1/[.$J78])*[.AP78]+ [.AP78]*(1-[.$G78])*(1)/[.$J78]" office:value-type="float" office:value="0.752101119908237" calcext:value-type="float">
            <text:p>0,7521011199</text:p>
          </table:table-cell>
          <table:table-cell table:formula="of:=[.AQ78]-(1/[.$J78])*[.AQ78]+ [.AQ78]*(1-[.$G78])*(1)/[.$J78]" office:value-type="float" office:value="0.742073104976127" calcext:value-type="float">
            <text:p>0,742073105</text:p>
          </table:table-cell>
          <table:table-cell table:formula="of:=[.AR78]-(1/[.$J78])*[.AR78]+ [.AR78]*(1-[.$G78])*(1)/[.$J78]" office:value-type="float" office:value="0.732178796909779" calcext:value-type="float">
            <text:p>0,7321787969</text:p>
          </table:table-cell>
          <table:table-cell table:formula="of:=[.AS78]-(1/[.$J78])*[.AS78]+ [.AS78]*(1-[.$G78])*(1)/[.$J78]" office:value-type="float" office:value="0.722416412950982" calcext:value-type="float">
            <text:p>0,722416413</text:p>
          </table:table-cell>
          <table:table-cell table:formula="of:=[.AT78]-(1/[.$J78])*[.AT78]+ [.AT78]*(1-[.$G78])*(1)/[.$J78]" office:value-type="float" office:value="0.712784194111635" calcext:value-type="float">
            <text:p>0,7127841941</text:p>
          </table:table-cell>
          <table:table-cell table:formula="of:=[.AU78]-(1/[.$J78])*[.AU78]+ [.AU78]*(1-[.$G78])*(1)/[.$J78]" office:value-type="float" office:value="0.703280404856813" calcext:value-type="float">
            <text:p>0,7032804049</text:p>
          </table:table-cell>
          <table:table-cell table:formula="of:=[.AV78]-(1/[.$J78])*[.AV78]+ [.AV78]*(1-[.$G78])*(1)/[.$J78]" office:value-type="float" office:value="0.693903332792056" calcext:value-type="float">
            <text:p>0,6939033328</text:p>
          </table:table-cell>
          <table:table-cell table:formula="of:=[.AW78]-(1/[.$J78])*[.AW78]+ [.AW78]*(1-[.$G78])*(1)/[.$J78]" office:value-type="float" office:value="0.684651288354829" calcext:value-type="float">
            <text:p>0,6846512884</text:p>
          </table:table-cell>
          <table:table-cell table:formula="of:=[.AX78]-(1/[.$J78])*[.AX78]+ [.AX78]*(1-[.$G78])*(1)/[.$J78]" office:value-type="float" office:value="0.675522604510098" calcext:value-type="float">
            <text:p>0,6755226045</text:p>
          </table:table-cell>
          <table:table-cell table:formula="of:=[.AY78]-(1/[.$J78])*[.AY78]+ [.AY78]*(1-[.$G78])*(1)/[.$J78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Habitat Communautaire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79]-(1/[.$J79])*[.K79]+ [.K79]*(1-[.$C79])*(1)/[.$J79]" office:value-type="float" office:value="0.996666666666667" calcext:value-type="float">
            <text:p>0,9966666667</text:p>
          </table:table-cell>
          <table:table-cell table:formula="of:=[.L79]-(1/[.$J79])*[.L79]+ [.L79]*(1-[.$C79])*(1)/[.$J79]" office:value-type="float" office:value="0.993344444444444" calcext:value-type="float">
            <text:p>0,9933444444</text:p>
          </table:table-cell>
          <table:table-cell table:formula="of:=[.M79]-(1/[.$J79])*[.M79]+ [.M79]*(1-[.$C79])*(1)/[.$J79]" office:value-type="float" office:value="0.990033296296296" calcext:value-type="float">
            <text:p>0,9900332963</text:p>
          </table:table-cell>
          <table:table-cell table:formula="of:=[.N79]-(1/[.$J79])*[.N79]+ [.N79]*(1-[.$C79])*(1)/[.$J79]" office:value-type="float" office:value="0.986733185308642" calcext:value-type="float">
            <text:p>0,9867331853</text:p>
          </table:table-cell>
          <table:table-cell table:formula="of:=[.O79]-(1/[.$J79])*[.O79]+ [.O79]*(1-[.$C79])*(1)/[.$J79]" office:value-type="float" office:value="0.983444074690947" calcext:value-type="float">
            <text:p>0,9834440747</text:p>
          </table:table-cell>
          <table:table-cell table:formula="of:=[.P79]-(1/[.$J79])*[.P79]+ [.P79]*(1-[.$C79])*(1)/[.$J79]" office:value-type="float" office:value="0.98016592777531" calcext:value-type="float">
            <text:p>0,9801659278</text:p>
          </table:table-cell>
          <table:table-cell table:formula="of:=[.Q79]-(1/[.$J79])*[.Q79]+ [.Q79]*(1-[.$D79])*(1)/[.$J79]" office:value-type="float" office:value="0.976898708016059" calcext:value-type="float">
            <text:p>0,976898708</text:p>
          </table:table-cell>
          <table:table-cell table:formula="of:=[.R79]-(1/[.$J79])*[.R79]+ [.R79]*(1-[.$D79])*(1)/[.$J79]" office:value-type="float" office:value="0.973642378989339" calcext:value-type="float">
            <text:p>0,973642379</text:p>
          </table:table-cell>
          <table:table-cell table:formula="of:=[.S79]-(1/[.$J79])*[.S79]+ [.S79]*(1-[.$D79])*(1)/[.$J79]" office:value-type="float" office:value="0.970396904392708" calcext:value-type="float">
            <text:p>0,9703969044</text:p>
          </table:table-cell>
          <table:table-cell table:formula="of:=[.T79]-(1/[.$J79])*[.T79]+ [.T79]*(1-[.$D79])*(1)/[.$J79]" office:value-type="float" office:value="0.967162248044732" calcext:value-type="float">
            <text:p>0,967162248</text:p>
          </table:table-cell>
          <table:table-cell table:formula="of:=[.U79]-(1/[.$J79])*[.U79]+ [.U79]*(1-[.$D79])*(1)/[.$J79]" office:value-type="float" office:value="0.963938373884583" calcext:value-type="float">
            <text:p>0,9639383739</text:p>
          </table:table-cell>
          <table:table-cell table:formula="of:=[.V79]-(1/[.$J79])*[.V79]+ [.V79]*(1-[.$E79])*(1)/[.$J79]" office:value-type="float" office:value="0.954298990145737" calcext:value-type="float">
            <text:p>0,9542989901</text:p>
          </table:table-cell>
          <table:table-cell table:formula="of:=[.W79]-(1/[.$J79])*[.W79]+ [.W79]*(1-[.$E79])*(1)/[.$J79]" office:value-type="float" office:value="0.94475600024428" calcext:value-type="float">
            <text:p>0,9447560002</text:p>
          </table:table-cell>
          <table:table-cell table:formula="of:=[.X79]-(1/[.$J79])*[.X79]+ [.X79]*(1-[.$E79])*(1)/[.$J79]" office:value-type="float" office:value="0.935308440241837" calcext:value-type="float">
            <text:p>0,9353084402</text:p>
          </table:table-cell>
          <table:table-cell table:formula="of:=[.Y79]-(1/[.$J79])*[.Y79]+ [.Y79]*(1-[.$E79])*(1)/[.$J79]" office:value-type="float" office:value="0.925955355839419" calcext:value-type="float">
            <text:p>0,9259553558</text:p>
          </table:table-cell>
          <table:table-cell table:formula="of:=[.Z79]-(1/[.$J79])*[.Z79]+ [.Z79]*(1-[.$E79])*(1)/[.$J79]" office:value-type="float" office:value="0.916695802281025" calcext:value-type="float">
            <text:p>0,9166958023</text:p>
          </table:table-cell>
          <table:table-cell table:formula="of:=[.AA79]-(1/[.$J79])*[.AA79]+ [.AA79]*(1-[.$E79])*(1)/[.$J79]" office:value-type="float" office:value="0.907528844258214" calcext:value-type="float">
            <text:p>0,9075288443</text:p>
          </table:table-cell>
          <table:table-cell table:formula="of:=[.AB79]-(1/[.$J79])*[.AB79]+ [.AB79]*(1-[.$E79])*(1)/[.$J79]" office:value-type="float" office:value="0.898453555815632" calcext:value-type="float">
            <text:p>0,8984535558</text:p>
          </table:table-cell>
          <table:table-cell table:formula="of:=[.AC79]-(1/[.$J79])*[.AC79]+ [.AC79]*(1-[.$E79])*(1)/[.$J79]" office:value-type="float" office:value="0.889469020257476" calcext:value-type="float">
            <text:p>0,8894690203</text:p>
          </table:table-cell>
          <table:table-cell table:formula="of:=[.AD79]-(1/[.$J79])*[.AD79]+ [.AD79]*(1-[.$E79])*(1)/[.$J79]" office:value-type="float" office:value="0.880574330054901" calcext:value-type="float">
            <text:p>0,8805743301</text:p>
          </table:table-cell>
          <table:table-cell table:formula="of:=[.AE79]-(1/[.$J79])*[.AE79]+ [.AE79]*(1-[.$E79])*(1)/[.$J79]" office:value-type="float" office:value="0.871768586754352" calcext:value-type="float">
            <text:p>0,8717685868</text:p>
          </table:table-cell>
          <table:table-cell table:formula="of:=[.AF79]-(1/[.$J79])*[.AF79]+ [.AF79]*(1-[.$F79])*(1)/[.$J79]" office:value-type="float" office:value="0.860145005597627" calcext:value-type="float">
            <text:p>0,8601450056</text:p>
          </table:table-cell>
          <table:table-cell table:formula="of:=[.AG79]-(1/[.$J79])*[.AG79]+ [.AG79]*(1-[.$F79])*(1)/[.$J79]" office:value-type="float" office:value="0.848676405522992" calcext:value-type="float">
            <text:p>0,8486764055</text:p>
          </table:table-cell>
          <table:table-cell table:formula="of:=[.AH79]-(1/[.$J79])*[.AH79]+ [.AH79]*(1-[.$F79])*(1)/[.$J79]" office:value-type="float" office:value="0.837360720116019" calcext:value-type="float">
            <text:p>0,8373607201</text:p>
          </table:table-cell>
          <table:table-cell table:formula="of:=[.AI79]-(1/[.$J79])*[.AI79]+ [.AI79]*(1-[.$F79])*(1)/[.$J79]" office:value-type="float" office:value="0.826195910514472" calcext:value-type="float">
            <text:p>0,8261959105</text:p>
          </table:table-cell>
          <table:table-cell table:formula="of:=[.AJ79]-(1/[.$J79])*[.AJ79]+ [.AJ79]*(1-[.$F79])*(1)/[.$J79]" office:value-type="float" office:value="0.815179965040946" calcext:value-type="float">
            <text:p>0,815179965</text:p>
          </table:table-cell>
          <table:table-cell table:formula="of:=[.AK79]-(1/[.$J79])*[.AK79]+ [.AK79]*(1-[.$F79])*(1)/[.$J79]" office:value-type="float" office:value="0.8043108988404" calcext:value-type="float">
            <text:p>0,8043108988</text:p>
          </table:table-cell>
          <table:table-cell table:formula="of:=[.AL79]-(1/[.$J79])*[.AL79]+ [.AL79]*(1-[.$F79])*(1)/[.$J79]" office:value-type="float" office:value="0.793586753522528" calcext:value-type="float">
            <text:p>0,7935867535</text:p>
          </table:table-cell>
          <table:table-cell table:formula="of:=[.AM79]-(1/[.$J79])*[.AM79]+ [.AM79]*(1-[.$F79])*(1)/[.$J79]" office:value-type="float" office:value="0.783005596808894" calcext:value-type="float">
            <text:p>0,7830055968</text:p>
          </table:table-cell>
          <table:table-cell table:formula="of:=[.AN79]-(1/[.$J79])*[.AN79]+ [.AN79]*(1-[.$F79])*(1)/[.$J79]" office:value-type="float" office:value="0.772565522184776" calcext:value-type="float">
            <text:p>0,7725655222</text:p>
          </table:table-cell>
          <table:table-cell table:formula="of:=[.AO79]-(1/[.$J79])*[.AO79]+ [.AO79]*(1-[.$F79])*(1)/[.$J79]" office:value-type="float" office:value="0.762264648555645" calcext:value-type="float">
            <text:p>0,7622646486</text:p>
          </table:table-cell>
          <table:table-cell table:formula="of:=[.AP79]-(1/[.$J79])*[.AP79]+ [.AP79]*(1-[.$G79])*(1)/[.$J79]" office:value-type="float" office:value="0.752101119908237" calcext:value-type="float">
            <text:p>0,7521011199</text:p>
          </table:table-cell>
          <table:table-cell table:formula="of:=[.AQ79]-(1/[.$J79])*[.AQ79]+ [.AQ79]*(1-[.$G79])*(1)/[.$J79]" office:value-type="float" office:value="0.742073104976127" calcext:value-type="float">
            <text:p>0,742073105</text:p>
          </table:table-cell>
          <table:table-cell table:formula="of:=[.AR79]-(1/[.$J79])*[.AR79]+ [.AR79]*(1-[.$G79])*(1)/[.$J79]" office:value-type="float" office:value="0.732178796909779" calcext:value-type="float">
            <text:p>0,7321787969</text:p>
          </table:table-cell>
          <table:table-cell table:formula="of:=[.AS79]-(1/[.$J79])*[.AS79]+ [.AS79]*(1-[.$G79])*(1)/[.$J79]" office:value-type="float" office:value="0.722416412950982" calcext:value-type="float">
            <text:p>0,722416413</text:p>
          </table:table-cell>
          <table:table-cell table:formula="of:=[.AT79]-(1/[.$J79])*[.AT79]+ [.AT79]*(1-[.$G79])*(1)/[.$J79]" office:value-type="float" office:value="0.712784194111635" calcext:value-type="float">
            <text:p>0,7127841941</text:p>
          </table:table-cell>
          <table:table-cell table:formula="of:=[.AU79]-(1/[.$J79])*[.AU79]+ [.AU79]*(1-[.$G79])*(1)/[.$J79]" office:value-type="float" office:value="0.703280404856813" calcext:value-type="float">
            <text:p>0,7032804049</text:p>
          </table:table-cell>
          <table:table-cell table:formula="of:=[.AV79]-(1/[.$J79])*[.AV79]+ [.AV79]*(1-[.$G79])*(1)/[.$J79]" office:value-type="float" office:value="0.693903332792056" calcext:value-type="float">
            <text:p>0,6939033328</text:p>
          </table:table-cell>
          <table:table-cell table:formula="of:=[.AW79]-(1/[.$J79])*[.AW79]+ [.AW79]*(1-[.$G79])*(1)/[.$J79]" office:value-type="float" office:value="0.684651288354829" calcext:value-type="float">
            <text:p>0,6846512884</text:p>
          </table:table-cell>
          <table:table-cell table:formula="of:=[.AX79]-(1/[.$J79])*[.AX79]+ [.AX79]*(1-[.$G79])*(1)/[.$J79]" office:value-type="float" office:value="0.675522604510098" calcext:value-type="float">
            <text:p>0,6755226045</text:p>
          </table:table-cell>
          <table:table-cell table:formula="of:=[.AY79]-(1/[.$J79])*[.AY79]+ [.AY79]*(1-[.$G79])*(1)/[.$J79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Santé Action Sociale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80]-(1/[.$J80])*[.K80]+ [.K80]*(1-[.$C80])*(1)/[.$J80]" office:value-type="float" office:value="0.996666666666667" calcext:value-type="float">
            <text:p>0,9966666667</text:p>
          </table:table-cell>
          <table:table-cell table:formula="of:=[.L80]-(1/[.$J80])*[.L80]+ [.L80]*(1-[.$C80])*(1)/[.$J80]" office:value-type="float" office:value="0.993344444444444" calcext:value-type="float">
            <text:p>0,9933444444</text:p>
          </table:table-cell>
          <table:table-cell table:formula="of:=[.M80]-(1/[.$J80])*[.M80]+ [.M80]*(1-[.$C80])*(1)/[.$J80]" office:value-type="float" office:value="0.990033296296296" calcext:value-type="float">
            <text:p>0,9900332963</text:p>
          </table:table-cell>
          <table:table-cell table:formula="of:=[.N80]-(1/[.$J80])*[.N80]+ [.N80]*(1-[.$C80])*(1)/[.$J80]" office:value-type="float" office:value="0.986733185308642" calcext:value-type="float">
            <text:p>0,9867331853</text:p>
          </table:table-cell>
          <table:table-cell table:formula="of:=[.O80]-(1/[.$J80])*[.O80]+ [.O80]*(1-[.$C80])*(1)/[.$J80]" office:value-type="float" office:value="0.983444074690947" calcext:value-type="float">
            <text:p>0,9834440747</text:p>
          </table:table-cell>
          <table:table-cell table:formula="of:=[.P80]-(1/[.$J80])*[.P80]+ [.P80]*(1-[.$C80])*(1)/[.$J80]" office:value-type="float" office:value="0.98016592777531" calcext:value-type="float">
            <text:p>0,9801659278</text:p>
          </table:table-cell>
          <table:table-cell table:formula="of:=[.Q80]-(1/[.$J80])*[.Q80]+ [.Q80]*(1-[.$D80])*(1)/[.$J80]" office:value-type="float" office:value="0.976898708016059" calcext:value-type="float">
            <text:p>0,976898708</text:p>
          </table:table-cell>
          <table:table-cell table:formula="of:=[.R80]-(1/[.$J80])*[.R80]+ [.R80]*(1-[.$D80])*(1)/[.$J80]" office:value-type="float" office:value="0.973642378989339" calcext:value-type="float">
            <text:p>0,973642379</text:p>
          </table:table-cell>
          <table:table-cell table:formula="of:=[.S80]-(1/[.$J80])*[.S80]+ [.S80]*(1-[.$D80])*(1)/[.$J80]" office:value-type="float" office:value="0.970396904392708" calcext:value-type="float">
            <text:p>0,9703969044</text:p>
          </table:table-cell>
          <table:table-cell table:formula="of:=[.T80]-(1/[.$J80])*[.T80]+ [.T80]*(1-[.$D80])*(1)/[.$J80]" office:value-type="float" office:value="0.967162248044732" calcext:value-type="float">
            <text:p>0,967162248</text:p>
          </table:table-cell>
          <table:table-cell table:formula="of:=[.U80]-(1/[.$J80])*[.U80]+ [.U80]*(1-[.$D80])*(1)/[.$J80]" office:value-type="float" office:value="0.963938373884583" calcext:value-type="float">
            <text:p>0,9639383739</text:p>
          </table:table-cell>
          <table:table-cell table:formula="of:=[.V80]-(1/[.$J80])*[.V80]+ [.V80]*(1-[.$E80])*(1)/[.$J80]" office:value-type="float" office:value="0.954298990145737" calcext:value-type="float">
            <text:p>0,9542989901</text:p>
          </table:table-cell>
          <table:table-cell table:formula="of:=[.W80]-(1/[.$J80])*[.W80]+ [.W80]*(1-[.$E80])*(1)/[.$J80]" office:value-type="float" office:value="0.94475600024428" calcext:value-type="float">
            <text:p>0,9447560002</text:p>
          </table:table-cell>
          <table:table-cell table:formula="of:=[.X80]-(1/[.$J80])*[.X80]+ [.X80]*(1-[.$E80])*(1)/[.$J80]" office:value-type="float" office:value="0.935308440241837" calcext:value-type="float">
            <text:p>0,9353084402</text:p>
          </table:table-cell>
          <table:table-cell table:formula="of:=[.Y80]-(1/[.$J80])*[.Y80]+ [.Y80]*(1-[.$E80])*(1)/[.$J80]" office:value-type="float" office:value="0.925955355839419" calcext:value-type="float">
            <text:p>0,9259553558</text:p>
          </table:table-cell>
          <table:table-cell table:formula="of:=[.Z80]-(1/[.$J80])*[.Z80]+ [.Z80]*(1-[.$E80])*(1)/[.$J80]" office:value-type="float" office:value="0.916695802281025" calcext:value-type="float">
            <text:p>0,9166958023</text:p>
          </table:table-cell>
          <table:table-cell table:formula="of:=[.AA80]-(1/[.$J80])*[.AA80]+ [.AA80]*(1-[.$E80])*(1)/[.$J80]" office:value-type="float" office:value="0.907528844258214" calcext:value-type="float">
            <text:p>0,9075288443</text:p>
          </table:table-cell>
          <table:table-cell table:formula="of:=[.AB80]-(1/[.$J80])*[.AB80]+ [.AB80]*(1-[.$E80])*(1)/[.$J80]" office:value-type="float" office:value="0.898453555815632" calcext:value-type="float">
            <text:p>0,8984535558</text:p>
          </table:table-cell>
          <table:table-cell table:formula="of:=[.AC80]-(1/[.$J80])*[.AC80]+ [.AC80]*(1-[.$E80])*(1)/[.$J80]" office:value-type="float" office:value="0.889469020257476" calcext:value-type="float">
            <text:p>0,8894690203</text:p>
          </table:table-cell>
          <table:table-cell table:formula="of:=[.AD80]-(1/[.$J80])*[.AD80]+ [.AD80]*(1-[.$E80])*(1)/[.$J80]" office:value-type="float" office:value="0.880574330054901" calcext:value-type="float">
            <text:p>0,8805743301</text:p>
          </table:table-cell>
          <table:table-cell table:formula="of:=[.AE80]-(1/[.$J80])*[.AE80]+ [.AE80]*(1-[.$E80])*(1)/[.$J80]" office:value-type="float" office:value="0.871768586754352" calcext:value-type="float">
            <text:p>0,8717685868</text:p>
          </table:table-cell>
          <table:table-cell table:formula="of:=[.AF80]-(1/[.$J80])*[.AF80]+ [.AF80]*(1-[.$F80])*(1)/[.$J80]" office:value-type="float" office:value="0.860145005597627" calcext:value-type="float">
            <text:p>0,8601450056</text:p>
          </table:table-cell>
          <table:table-cell table:formula="of:=[.AG80]-(1/[.$J80])*[.AG80]+ [.AG80]*(1-[.$F80])*(1)/[.$J80]" office:value-type="float" office:value="0.848676405522992" calcext:value-type="float">
            <text:p>0,8486764055</text:p>
          </table:table-cell>
          <table:table-cell table:formula="of:=[.AH80]-(1/[.$J80])*[.AH80]+ [.AH80]*(1-[.$F80])*(1)/[.$J80]" office:value-type="float" office:value="0.837360720116019" calcext:value-type="float">
            <text:p>0,8373607201</text:p>
          </table:table-cell>
          <table:table-cell table:formula="of:=[.AI80]-(1/[.$J80])*[.AI80]+ [.AI80]*(1-[.$F80])*(1)/[.$J80]" office:value-type="float" office:value="0.826195910514472" calcext:value-type="float">
            <text:p>0,8261959105</text:p>
          </table:table-cell>
          <table:table-cell table:formula="of:=[.AJ80]-(1/[.$J80])*[.AJ80]+ [.AJ80]*(1-[.$F80])*(1)/[.$J80]" office:value-type="float" office:value="0.815179965040946" calcext:value-type="float">
            <text:p>0,815179965</text:p>
          </table:table-cell>
          <table:table-cell table:formula="of:=[.AK80]-(1/[.$J80])*[.AK80]+ [.AK80]*(1-[.$F80])*(1)/[.$J80]" office:value-type="float" office:value="0.8043108988404" calcext:value-type="float">
            <text:p>0,8043108988</text:p>
          </table:table-cell>
          <table:table-cell table:formula="of:=[.AL80]-(1/[.$J80])*[.AL80]+ [.AL80]*(1-[.$F80])*(1)/[.$J80]" office:value-type="float" office:value="0.793586753522528" calcext:value-type="float">
            <text:p>0,7935867535</text:p>
          </table:table-cell>
          <table:table-cell table:formula="of:=[.AM80]-(1/[.$J80])*[.AM80]+ [.AM80]*(1-[.$F80])*(1)/[.$J80]" office:value-type="float" office:value="0.783005596808894" calcext:value-type="float">
            <text:p>0,7830055968</text:p>
          </table:table-cell>
          <table:table-cell table:formula="of:=[.AN80]-(1/[.$J80])*[.AN80]+ [.AN80]*(1-[.$F80])*(1)/[.$J80]" office:value-type="float" office:value="0.772565522184776" calcext:value-type="float">
            <text:p>0,7725655222</text:p>
          </table:table-cell>
          <table:table-cell table:formula="of:=[.AO80]-(1/[.$J80])*[.AO80]+ [.AO80]*(1-[.$F80])*(1)/[.$J80]" office:value-type="float" office:value="0.762264648555645" calcext:value-type="float">
            <text:p>0,7622646486</text:p>
          </table:table-cell>
          <table:table-cell table:formula="of:=[.AP80]-(1/[.$J80])*[.AP80]+ [.AP80]*(1-[.$G80])*(1)/[.$J80]" office:value-type="float" office:value="0.752101119908237" calcext:value-type="float">
            <text:p>0,7521011199</text:p>
          </table:table-cell>
          <table:table-cell table:formula="of:=[.AQ80]-(1/[.$J80])*[.AQ80]+ [.AQ80]*(1-[.$G80])*(1)/[.$J80]" office:value-type="float" office:value="0.742073104976127" calcext:value-type="float">
            <text:p>0,742073105</text:p>
          </table:table-cell>
          <table:table-cell table:formula="of:=[.AR80]-(1/[.$J80])*[.AR80]+ [.AR80]*(1-[.$G80])*(1)/[.$J80]" office:value-type="float" office:value="0.732178796909779" calcext:value-type="float">
            <text:p>0,7321787969</text:p>
          </table:table-cell>
          <table:table-cell table:formula="of:=[.AS80]-(1/[.$J80])*[.AS80]+ [.AS80]*(1-[.$G80])*(1)/[.$J80]" office:value-type="float" office:value="0.722416412950982" calcext:value-type="float">
            <text:p>0,722416413</text:p>
          </table:table-cell>
          <table:table-cell table:formula="of:=[.AT80]-(1/[.$J80])*[.AT80]+ [.AT80]*(1-[.$G80])*(1)/[.$J80]" office:value-type="float" office:value="0.712784194111635" calcext:value-type="float">
            <text:p>0,7127841941</text:p>
          </table:table-cell>
          <table:table-cell table:formula="of:=[.AU80]-(1/[.$J80])*[.AU80]+ [.AU80]*(1-[.$G80])*(1)/[.$J80]" office:value-type="float" office:value="0.703280404856813" calcext:value-type="float">
            <text:p>0,7032804049</text:p>
          </table:table-cell>
          <table:table-cell table:formula="of:=[.AV80]-(1/[.$J80])*[.AV80]+ [.AV80]*(1-[.$G80])*(1)/[.$J80]" office:value-type="float" office:value="0.693903332792056" calcext:value-type="float">
            <text:p>0,6939033328</text:p>
          </table:table-cell>
          <table:table-cell table:formula="of:=[.AW80]-(1/[.$J80])*[.AW80]+ [.AW80]*(1-[.$G80])*(1)/[.$J80]" office:value-type="float" office:value="0.684651288354829" calcext:value-type="float">
            <text:p>0,6846512884</text:p>
          </table:table-cell>
          <table:table-cell table:formula="of:=[.AX80]-(1/[.$J80])*[.AX80]+ [.AX80]*(1-[.$G80])*(1)/[.$J80]" office:value-type="float" office:value="0.675522604510098" calcext:value-type="float">
            <text:p>0,6755226045</text:p>
          </table:table-cell>
          <table:table-cell table:formula="of:=[.AY80]-(1/[.$J80])*[.AY80]+ [.AY80]*(1-[.$G80])*(1)/[.$J80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Sport Loisir Culture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81]-(1/[.$J81])*[.K81]+ [.K81]*(1-[.$C81])*(1)/[.$J81]" office:value-type="float" office:value="0.996666666666667" calcext:value-type="float">
            <text:p>0,9966666667</text:p>
          </table:table-cell>
          <table:table-cell table:formula="of:=[.L81]-(1/[.$J81])*[.L81]+ [.L81]*(1-[.$C81])*(1)/[.$J81]" office:value-type="float" office:value="0.993344444444444" calcext:value-type="float">
            <text:p>0,9933444444</text:p>
          </table:table-cell>
          <table:table-cell table:formula="of:=[.M81]-(1/[.$J81])*[.M81]+ [.M81]*(1-[.$C81])*(1)/[.$J81]" office:value-type="float" office:value="0.990033296296296" calcext:value-type="float">
            <text:p>0,9900332963</text:p>
          </table:table-cell>
          <table:table-cell table:formula="of:=[.N81]-(1/[.$J81])*[.N81]+ [.N81]*(1-[.$C81])*(1)/[.$J81]" office:value-type="float" office:value="0.986733185308642" calcext:value-type="float">
            <text:p>0,9867331853</text:p>
          </table:table-cell>
          <table:table-cell table:formula="of:=[.O81]-(1/[.$J81])*[.O81]+ [.O81]*(1-[.$C81])*(1)/[.$J81]" office:value-type="float" office:value="0.983444074690947" calcext:value-type="float">
            <text:p>0,9834440747</text:p>
          </table:table-cell>
          <table:table-cell table:formula="of:=[.P81]-(1/[.$J81])*[.P81]+ [.P81]*(1-[.$C81])*(1)/[.$J81]" office:value-type="float" office:value="0.98016592777531" calcext:value-type="float">
            <text:p>0,9801659278</text:p>
          </table:table-cell>
          <table:table-cell table:formula="of:=[.Q81]-(1/[.$J81])*[.Q81]+ [.Q81]*(1-[.$D81])*(1)/[.$J81]" office:value-type="float" office:value="0.976898708016059" calcext:value-type="float">
            <text:p>0,976898708</text:p>
          </table:table-cell>
          <table:table-cell table:formula="of:=[.R81]-(1/[.$J81])*[.R81]+ [.R81]*(1-[.$D81])*(1)/[.$J81]" office:value-type="float" office:value="0.973642378989339" calcext:value-type="float">
            <text:p>0,973642379</text:p>
          </table:table-cell>
          <table:table-cell table:formula="of:=[.S81]-(1/[.$J81])*[.S81]+ [.S81]*(1-[.$D81])*(1)/[.$J81]" office:value-type="float" office:value="0.970396904392708" calcext:value-type="float">
            <text:p>0,9703969044</text:p>
          </table:table-cell>
          <table:table-cell table:formula="of:=[.T81]-(1/[.$J81])*[.T81]+ [.T81]*(1-[.$D81])*(1)/[.$J81]" office:value-type="float" office:value="0.967162248044732" calcext:value-type="float">
            <text:p>0,967162248</text:p>
          </table:table-cell>
          <table:table-cell table:formula="of:=[.U81]-(1/[.$J81])*[.U81]+ [.U81]*(1-[.$D81])*(1)/[.$J81]" office:value-type="float" office:value="0.963938373884583" calcext:value-type="float">
            <text:p>0,9639383739</text:p>
          </table:table-cell>
          <table:table-cell table:formula="of:=[.V81]-(1/[.$J81])*[.V81]+ [.V81]*(1-[.$E81])*(1)/[.$J81]" office:value-type="float" office:value="0.954298990145737" calcext:value-type="float">
            <text:p>0,9542989901</text:p>
          </table:table-cell>
          <table:table-cell table:formula="of:=[.W81]-(1/[.$J81])*[.W81]+ [.W81]*(1-[.$E81])*(1)/[.$J81]" office:value-type="float" office:value="0.94475600024428" calcext:value-type="float">
            <text:p>0,9447560002</text:p>
          </table:table-cell>
          <table:table-cell table:formula="of:=[.X81]-(1/[.$J81])*[.X81]+ [.X81]*(1-[.$E81])*(1)/[.$J81]" office:value-type="float" office:value="0.935308440241837" calcext:value-type="float">
            <text:p>0,9353084402</text:p>
          </table:table-cell>
          <table:table-cell table:formula="of:=[.Y81]-(1/[.$J81])*[.Y81]+ [.Y81]*(1-[.$E81])*(1)/[.$J81]" office:value-type="float" office:value="0.925955355839419" calcext:value-type="float">
            <text:p>0,9259553558</text:p>
          </table:table-cell>
          <table:table-cell table:formula="of:=[.Z81]-(1/[.$J81])*[.Z81]+ [.Z81]*(1-[.$E81])*(1)/[.$J81]" office:value-type="float" office:value="0.916695802281025" calcext:value-type="float">
            <text:p>0,9166958023</text:p>
          </table:table-cell>
          <table:table-cell table:formula="of:=[.AA81]-(1/[.$J81])*[.AA81]+ [.AA81]*(1-[.$E81])*(1)/[.$J81]" office:value-type="float" office:value="0.907528844258214" calcext:value-type="float">
            <text:p>0,9075288443</text:p>
          </table:table-cell>
          <table:table-cell table:formula="of:=[.AB81]-(1/[.$J81])*[.AB81]+ [.AB81]*(1-[.$E81])*(1)/[.$J81]" office:value-type="float" office:value="0.898453555815632" calcext:value-type="float">
            <text:p>0,8984535558</text:p>
          </table:table-cell>
          <table:table-cell table:formula="of:=[.AC81]-(1/[.$J81])*[.AC81]+ [.AC81]*(1-[.$E81])*(1)/[.$J81]" office:value-type="float" office:value="0.889469020257476" calcext:value-type="float">
            <text:p>0,8894690203</text:p>
          </table:table-cell>
          <table:table-cell table:formula="of:=[.AD81]-(1/[.$J81])*[.AD81]+ [.AD81]*(1-[.$E81])*(1)/[.$J81]" office:value-type="float" office:value="0.880574330054901" calcext:value-type="float">
            <text:p>0,8805743301</text:p>
          </table:table-cell>
          <table:table-cell table:formula="of:=[.AE81]-(1/[.$J81])*[.AE81]+ [.AE81]*(1-[.$E81])*(1)/[.$J81]" office:value-type="float" office:value="0.871768586754352" calcext:value-type="float">
            <text:p>0,8717685868</text:p>
          </table:table-cell>
          <table:table-cell table:formula="of:=[.AF81]-(1/[.$J81])*[.AF81]+ [.AF81]*(1-[.$F81])*(1)/[.$J81]" office:value-type="float" office:value="0.860145005597627" calcext:value-type="float">
            <text:p>0,8601450056</text:p>
          </table:table-cell>
          <table:table-cell table:formula="of:=[.AG81]-(1/[.$J81])*[.AG81]+ [.AG81]*(1-[.$F81])*(1)/[.$J81]" office:value-type="float" office:value="0.848676405522992" calcext:value-type="float">
            <text:p>0,8486764055</text:p>
          </table:table-cell>
          <table:table-cell table:formula="of:=[.AH81]-(1/[.$J81])*[.AH81]+ [.AH81]*(1-[.$F81])*(1)/[.$J81]" office:value-type="float" office:value="0.837360720116019" calcext:value-type="float">
            <text:p>0,8373607201</text:p>
          </table:table-cell>
          <table:table-cell table:formula="of:=[.AI81]-(1/[.$J81])*[.AI81]+ [.AI81]*(1-[.$F81])*(1)/[.$J81]" office:value-type="float" office:value="0.826195910514472" calcext:value-type="float">
            <text:p>0,8261959105</text:p>
          </table:table-cell>
          <table:table-cell table:formula="of:=[.AJ81]-(1/[.$J81])*[.AJ81]+ [.AJ81]*(1-[.$F81])*(1)/[.$J81]" office:value-type="float" office:value="0.815179965040946" calcext:value-type="float">
            <text:p>0,815179965</text:p>
          </table:table-cell>
          <table:table-cell table:formula="of:=[.AK81]-(1/[.$J81])*[.AK81]+ [.AK81]*(1-[.$F81])*(1)/[.$J81]" office:value-type="float" office:value="0.8043108988404" calcext:value-type="float">
            <text:p>0,8043108988</text:p>
          </table:table-cell>
          <table:table-cell table:formula="of:=[.AL81]-(1/[.$J81])*[.AL81]+ [.AL81]*(1-[.$F81])*(1)/[.$J81]" office:value-type="float" office:value="0.793586753522528" calcext:value-type="float">
            <text:p>0,7935867535</text:p>
          </table:table-cell>
          <table:table-cell table:formula="of:=[.AM81]-(1/[.$J81])*[.AM81]+ [.AM81]*(1-[.$F81])*(1)/[.$J81]" office:value-type="float" office:value="0.783005596808894" calcext:value-type="float">
            <text:p>0,7830055968</text:p>
          </table:table-cell>
          <table:table-cell table:formula="of:=[.AN81]-(1/[.$J81])*[.AN81]+ [.AN81]*(1-[.$F81])*(1)/[.$J81]" office:value-type="float" office:value="0.772565522184776" calcext:value-type="float">
            <text:p>0,7725655222</text:p>
          </table:table-cell>
          <table:table-cell table:formula="of:=[.AO81]-(1/[.$J81])*[.AO81]+ [.AO81]*(1-[.$F81])*(1)/[.$J81]" office:value-type="float" office:value="0.762264648555645" calcext:value-type="float">
            <text:p>0,7622646486</text:p>
          </table:table-cell>
          <table:table-cell table:formula="of:=[.AP81]-(1/[.$J81])*[.AP81]+ [.AP81]*(1-[.$G81])*(1)/[.$J81]" office:value-type="float" office:value="0.752101119908237" calcext:value-type="float">
            <text:p>0,7521011199</text:p>
          </table:table-cell>
          <table:table-cell table:formula="of:=[.AQ81]-(1/[.$J81])*[.AQ81]+ [.AQ81]*(1-[.$G81])*(1)/[.$J81]" office:value-type="float" office:value="0.742073104976127" calcext:value-type="float">
            <text:p>0,742073105</text:p>
          </table:table-cell>
          <table:table-cell table:formula="of:=[.AR81]-(1/[.$J81])*[.AR81]+ [.AR81]*(1-[.$G81])*(1)/[.$J81]" office:value-type="float" office:value="0.732178796909779" calcext:value-type="float">
            <text:p>0,7321787969</text:p>
          </table:table-cell>
          <table:table-cell table:formula="of:=[.AS81]-(1/[.$J81])*[.AS81]+ [.AS81]*(1-[.$G81])*(1)/[.$J81]" office:value-type="float" office:value="0.722416412950982" calcext:value-type="float">
            <text:p>0,722416413</text:p>
          </table:table-cell>
          <table:table-cell table:formula="of:=[.AT81]-(1/[.$J81])*[.AT81]+ [.AT81]*(1-[.$G81])*(1)/[.$J81]" office:value-type="float" office:value="0.712784194111635" calcext:value-type="float">
            <text:p>0,7127841941</text:p>
          </table:table-cell>
          <table:table-cell table:formula="of:=[.AU81]-(1/[.$J81])*[.AU81]+ [.AU81]*(1-[.$G81])*(1)/[.$J81]" office:value-type="float" office:value="0.703280404856813" calcext:value-type="float">
            <text:p>0,7032804049</text:p>
          </table:table-cell>
          <table:table-cell table:formula="of:=[.AV81]-(1/[.$J81])*[.AV81]+ [.AV81]*(1-[.$G81])*(1)/[.$J81]" office:value-type="float" office:value="0.693903332792056" calcext:value-type="float">
            <text:p>0,6939033328</text:p>
          </table:table-cell>
          <table:table-cell table:formula="of:=[.AW81]-(1/[.$J81])*[.AW81]+ [.AW81]*(1-[.$G81])*(1)/[.$J81]" office:value-type="float" office:value="0.684651288354829" calcext:value-type="float">
            <text:p>0,6846512884</text:p>
          </table:table-cell>
          <table:table-cell table:formula="of:=[.AX81]-(1/[.$J81])*[.AX81]+ [.AX81]*(1-[.$G81])*(1)/[.$J81]" office:value-type="float" office:value="0.675522604510098" calcext:value-type="float">
            <text:p>0,6755226045</text:p>
          </table:table-cell>
          <table:table-cell table:formula="of:=[.AY81]-(1/[.$J81])*[.AY81]+ [.AY81]*(1-[.$G81])*(1)/[.$J81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Transport</text:p>
          </table:table-cell>
          <table:table-cell table:style-name="ce46" office:value-type="string" calcext:value-type="string">
            <text:p>Eclairage</text:p>
          </table:table-cell>
          <table:table-cell table:number-columns-repeated="2" table:style-name="ce59" office:value-type="float" office:value="0.05" calcext:value-type="float">
            <text:p>0,05</text:p>
          </table:table-cell>
          <table:table-cell table:style-name="ce59" office:value-type="float" office:value="0.15" calcext:value-type="float">
            <text:p>0,15</text:p>
          </table:table-cell>
          <table:table-cell table:number-columns-repeated="2" table:style-name="ce59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82]-(1/[.$J82])*[.K82]+ [.K82]*(1-[.$C82])*(1)/[.$J82]" office:value-type="float" office:value="0.996666666666667" calcext:value-type="float">
            <text:p>0,9966666667</text:p>
          </table:table-cell>
          <table:table-cell table:formula="of:=[.L82]-(1/[.$J82])*[.L82]+ [.L82]*(1-[.$C82])*(1)/[.$J82]" office:value-type="float" office:value="0.993344444444444" calcext:value-type="float">
            <text:p>0,9933444444</text:p>
          </table:table-cell>
          <table:table-cell table:formula="of:=[.M82]-(1/[.$J82])*[.M82]+ [.M82]*(1-[.$C82])*(1)/[.$J82]" office:value-type="float" office:value="0.990033296296296" calcext:value-type="float">
            <text:p>0,9900332963</text:p>
          </table:table-cell>
          <table:table-cell table:formula="of:=[.N82]-(1/[.$J82])*[.N82]+ [.N82]*(1-[.$C82])*(1)/[.$J82]" office:value-type="float" office:value="0.986733185308642" calcext:value-type="float">
            <text:p>0,9867331853</text:p>
          </table:table-cell>
          <table:table-cell table:formula="of:=[.O82]-(1/[.$J82])*[.O82]+ [.O82]*(1-[.$C82])*(1)/[.$J82]" office:value-type="float" office:value="0.983444074690947" calcext:value-type="float">
            <text:p>0,9834440747</text:p>
          </table:table-cell>
          <table:table-cell table:formula="of:=[.P82]-(1/[.$J82])*[.P82]+ [.P82]*(1-[.$C82])*(1)/[.$J82]" office:value-type="float" office:value="0.98016592777531" calcext:value-type="float">
            <text:p>0,9801659278</text:p>
          </table:table-cell>
          <table:table-cell table:formula="of:=[.Q82]-(1/[.$J82])*[.Q82]+ [.Q82]*(1-[.$D82])*(1)/[.$J82]" office:value-type="float" office:value="0.976898708016059" calcext:value-type="float">
            <text:p>0,976898708</text:p>
          </table:table-cell>
          <table:table-cell table:formula="of:=[.R82]-(1/[.$J82])*[.R82]+ [.R82]*(1-[.$D82])*(1)/[.$J82]" office:value-type="float" office:value="0.973642378989339" calcext:value-type="float">
            <text:p>0,973642379</text:p>
          </table:table-cell>
          <table:table-cell table:formula="of:=[.S82]-(1/[.$J82])*[.S82]+ [.S82]*(1-[.$D82])*(1)/[.$J82]" office:value-type="float" office:value="0.970396904392708" calcext:value-type="float">
            <text:p>0,9703969044</text:p>
          </table:table-cell>
          <table:table-cell table:formula="of:=[.T82]-(1/[.$J82])*[.T82]+ [.T82]*(1-[.$D82])*(1)/[.$J82]" office:value-type="float" office:value="0.967162248044732" calcext:value-type="float">
            <text:p>0,967162248</text:p>
          </table:table-cell>
          <table:table-cell table:formula="of:=[.U82]-(1/[.$J82])*[.U82]+ [.U82]*(1-[.$D82])*(1)/[.$J82]" office:value-type="float" office:value="0.963938373884583" calcext:value-type="float">
            <text:p>0,9639383739</text:p>
          </table:table-cell>
          <table:table-cell table:formula="of:=[.V82]-(1/[.$J82])*[.V82]+ [.V82]*(1-[.$E82])*(1)/[.$J82]" office:value-type="float" office:value="0.954298990145737" calcext:value-type="float">
            <text:p>0,9542989901</text:p>
          </table:table-cell>
          <table:table-cell table:formula="of:=[.W82]-(1/[.$J82])*[.W82]+ [.W82]*(1-[.$E82])*(1)/[.$J82]" office:value-type="float" office:value="0.94475600024428" calcext:value-type="float">
            <text:p>0,9447560002</text:p>
          </table:table-cell>
          <table:table-cell table:formula="of:=[.X82]-(1/[.$J82])*[.X82]+ [.X82]*(1-[.$E82])*(1)/[.$J82]" office:value-type="float" office:value="0.935308440241837" calcext:value-type="float">
            <text:p>0,9353084402</text:p>
          </table:table-cell>
          <table:table-cell table:formula="of:=[.Y82]-(1/[.$J82])*[.Y82]+ [.Y82]*(1-[.$E82])*(1)/[.$J82]" office:value-type="float" office:value="0.925955355839419" calcext:value-type="float">
            <text:p>0,9259553558</text:p>
          </table:table-cell>
          <table:table-cell table:formula="of:=[.Z82]-(1/[.$J82])*[.Z82]+ [.Z82]*(1-[.$E82])*(1)/[.$J82]" office:value-type="float" office:value="0.916695802281025" calcext:value-type="float">
            <text:p>0,9166958023</text:p>
          </table:table-cell>
          <table:table-cell table:formula="of:=[.AA82]-(1/[.$J82])*[.AA82]+ [.AA82]*(1-[.$E82])*(1)/[.$J82]" office:value-type="float" office:value="0.907528844258214" calcext:value-type="float">
            <text:p>0,9075288443</text:p>
          </table:table-cell>
          <table:table-cell table:formula="of:=[.AB82]-(1/[.$J82])*[.AB82]+ [.AB82]*(1-[.$E82])*(1)/[.$J82]" office:value-type="float" office:value="0.898453555815632" calcext:value-type="float">
            <text:p>0,8984535558</text:p>
          </table:table-cell>
          <table:table-cell table:formula="of:=[.AC82]-(1/[.$J82])*[.AC82]+ [.AC82]*(1-[.$E82])*(1)/[.$J82]" office:value-type="float" office:value="0.889469020257476" calcext:value-type="float">
            <text:p>0,8894690203</text:p>
          </table:table-cell>
          <table:table-cell table:formula="of:=[.AD82]-(1/[.$J82])*[.AD82]+ [.AD82]*(1-[.$E82])*(1)/[.$J82]" office:value-type="float" office:value="0.880574330054901" calcext:value-type="float">
            <text:p>0,8805743301</text:p>
          </table:table-cell>
          <table:table-cell table:formula="of:=[.AE82]-(1/[.$J82])*[.AE82]+ [.AE82]*(1-[.$E82])*(1)/[.$J82]" office:value-type="float" office:value="0.871768586754352" calcext:value-type="float">
            <text:p>0,8717685868</text:p>
          </table:table-cell>
          <table:table-cell table:formula="of:=[.AF82]-(1/[.$J82])*[.AF82]+ [.AF82]*(1-[.$F82])*(1)/[.$J82]" office:value-type="float" office:value="0.860145005597627" calcext:value-type="float">
            <text:p>0,8601450056</text:p>
          </table:table-cell>
          <table:table-cell table:formula="of:=[.AG82]-(1/[.$J82])*[.AG82]+ [.AG82]*(1-[.$F82])*(1)/[.$J82]" office:value-type="float" office:value="0.848676405522992" calcext:value-type="float">
            <text:p>0,8486764055</text:p>
          </table:table-cell>
          <table:table-cell table:formula="of:=[.AH82]-(1/[.$J82])*[.AH82]+ [.AH82]*(1-[.$F82])*(1)/[.$J82]" office:value-type="float" office:value="0.837360720116019" calcext:value-type="float">
            <text:p>0,8373607201</text:p>
          </table:table-cell>
          <table:table-cell table:formula="of:=[.AI82]-(1/[.$J82])*[.AI82]+ [.AI82]*(1-[.$F82])*(1)/[.$J82]" office:value-type="float" office:value="0.826195910514472" calcext:value-type="float">
            <text:p>0,8261959105</text:p>
          </table:table-cell>
          <table:table-cell table:formula="of:=[.AJ82]-(1/[.$J82])*[.AJ82]+ [.AJ82]*(1-[.$F82])*(1)/[.$J82]" office:value-type="float" office:value="0.815179965040946" calcext:value-type="float">
            <text:p>0,815179965</text:p>
          </table:table-cell>
          <table:table-cell table:formula="of:=[.AK82]-(1/[.$J82])*[.AK82]+ [.AK82]*(1-[.$F82])*(1)/[.$J82]" office:value-type="float" office:value="0.8043108988404" calcext:value-type="float">
            <text:p>0,8043108988</text:p>
          </table:table-cell>
          <table:table-cell table:formula="of:=[.AL82]-(1/[.$J82])*[.AL82]+ [.AL82]*(1-[.$F82])*(1)/[.$J82]" office:value-type="float" office:value="0.793586753522528" calcext:value-type="float">
            <text:p>0,7935867535</text:p>
          </table:table-cell>
          <table:table-cell table:formula="of:=[.AM82]-(1/[.$J82])*[.AM82]+ [.AM82]*(1-[.$F82])*(1)/[.$J82]" office:value-type="float" office:value="0.783005596808894" calcext:value-type="float">
            <text:p>0,7830055968</text:p>
          </table:table-cell>
          <table:table-cell table:formula="of:=[.AN82]-(1/[.$J82])*[.AN82]+ [.AN82]*(1-[.$F82])*(1)/[.$J82]" office:value-type="float" office:value="0.772565522184776" calcext:value-type="float">
            <text:p>0,7725655222</text:p>
          </table:table-cell>
          <table:table-cell table:formula="of:=[.AO82]-(1/[.$J82])*[.AO82]+ [.AO82]*(1-[.$F82])*(1)/[.$J82]" office:value-type="float" office:value="0.762264648555645" calcext:value-type="float">
            <text:p>0,7622646486</text:p>
          </table:table-cell>
          <table:table-cell table:formula="of:=[.AP82]-(1/[.$J82])*[.AP82]+ [.AP82]*(1-[.$G82])*(1)/[.$J82]" office:value-type="float" office:value="0.752101119908237" calcext:value-type="float">
            <text:p>0,7521011199</text:p>
          </table:table-cell>
          <table:table-cell table:formula="of:=[.AQ82]-(1/[.$J82])*[.AQ82]+ [.AQ82]*(1-[.$G82])*(1)/[.$J82]" office:value-type="float" office:value="0.742073104976127" calcext:value-type="float">
            <text:p>0,742073105</text:p>
          </table:table-cell>
          <table:table-cell table:formula="of:=[.AR82]-(1/[.$J82])*[.AR82]+ [.AR82]*(1-[.$G82])*(1)/[.$J82]" office:value-type="float" office:value="0.732178796909779" calcext:value-type="float">
            <text:p>0,7321787969</text:p>
          </table:table-cell>
          <table:table-cell table:formula="of:=[.AS82]-(1/[.$J82])*[.AS82]+ [.AS82]*(1-[.$G82])*(1)/[.$J82]" office:value-type="float" office:value="0.722416412950982" calcext:value-type="float">
            <text:p>0,722416413</text:p>
          </table:table-cell>
          <table:table-cell table:formula="of:=[.AT82]-(1/[.$J82])*[.AT82]+ [.AT82]*(1-[.$G82])*(1)/[.$J82]" office:value-type="float" office:value="0.712784194111635" calcext:value-type="float">
            <text:p>0,7127841941</text:p>
          </table:table-cell>
          <table:table-cell table:formula="of:=[.AU82]-(1/[.$J82])*[.AU82]+ [.AU82]*(1-[.$G82])*(1)/[.$J82]" office:value-type="float" office:value="0.703280404856813" calcext:value-type="float">
            <text:p>0,7032804049</text:p>
          </table:table-cell>
          <table:table-cell table:formula="of:=[.AV82]-(1/[.$J82])*[.AV82]+ [.AV82]*(1-[.$G82])*(1)/[.$J82]" office:value-type="float" office:value="0.693903332792056" calcext:value-type="float">
            <text:p>0,6939033328</text:p>
          </table:table-cell>
          <table:table-cell table:formula="of:=[.AW82]-(1/[.$J82])*[.AW82]+ [.AW82]*(1-[.$G82])*(1)/[.$J82]" office:value-type="float" office:value="0.684651288354829" calcext:value-type="float">
            <text:p>0,6846512884</text:p>
          </table:table-cell>
          <table:table-cell table:formula="of:=[.AX82]-(1/[.$J82])*[.AX82]+ [.AX82]*(1-[.$G82])*(1)/[.$J82]" office:value-type="float" office:value="0.675522604510098" calcext:value-type="float">
            <text:p>0,6755226045</text:p>
          </table:table-cell>
          <table:table-cell table:formula="of:=[.AY82]-(1/[.$J82])*[.AY82]+ [.AY82]*(1-[.$G82])*(1)/[.$J82]" office:value-type="float" office:value="0.666515636449963" calcext:value-type="float">
            <text:p>0,6665156364</text:p>
          </table:table-cell>
          <table:table-cell table:number-columns-repeated="972"/>
        </table:table-row>
        <table:table-row table:style-name="ro2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AMS run 2</text:p>
          </table:table-cell>
          <table:table-cell table:style-name="ce8" table:number-columns-repeated="1023"/>
        </table:table-row>
        <table:table-row table:style-name="ro1">
          <table:table-cell table:style-name="ce8" office:value-type="string" calcext:value-type="string">
            <text:p>Cuisson hypothèses résidentiel</text:p>
          </table:table-cell>
          <table:table-cell table:style-name="ce8" table:number-columns-repeated="1023"/>
        </table:table-row>
        <table:table-row table:style-name="ro1">
          <table:table-cell table:style-name="ce4" office:value-type="string" calcext:value-type="string">
            <text:p>Efficacité des équipement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float" office:value="2025" calcext:value-type="float">
            <text:p>2025</text:p>
          </table:table-cell>
          <table:table-cell table:style-name="Default" office:value-type="float" office:value="2030" calcext:value-type="float">
            <text:p>2030</text:p>
          </table:table-cell>
          <table:table-cell table:style-name="Default" office:value-type="float" office:value="2040" calcext:value-type="float">
            <text:p>2040</text:p>
          </table:table-cell>
          <table:table-cell table:style-name="Default" office:value-type="float" office:value="2050" calcext:value-type="float">
            <text:p>205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gaz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formula="of:=[.$B91]+([.$G91]-[.$B91])*([.C90]-[.$B90])/([.$G90]-[.$B90])" office:value-type="float" office:value="0.992857142857143" calcext:value-type="float">
            <text:p>0,99</text:p>
          </table:table-cell>
          <table:table-cell table:style-name="ce2" table:formula="of:=[.$B91]+([.$G91]-[.$B91])*([.D90]-[.$B90])/([.$G90]-[.$B90])" office:value-type="float" office:value="0.985714285714286" calcext:value-type="float">
            <text:p>0,99</text:p>
          </table:table-cell>
          <table:table-cell table:style-name="ce2" table:formula="of:=[.$B91]+([.$G91]-[.$B91])*([.E90]-[.$B90])/([.$G90]-[.$B90])" office:value-type="float" office:value="0.978571428571429" calcext:value-type="float">
            <text:p>0,98</text:p>
          </table:table-cell>
          <table:table-cell table:style-name="ce2" table:formula="of:=[.$B91]+([.$G91]-[.$B91])*([.F90]-[.$B90])/([.$G90]-[.$B90])" office:value-type="float" office:value="0.964285714285714" calcext:value-type="float">
            <text:p>0,96</text:p>
          </table:table-cell>
          <table:table-cell table:style-name="Default" office:value-type="float" office:value="0.95" calcext:value-type="float">
            <text:p>0,9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GPL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formula="of:=[.$B92]+([.$G92]-[.$B92])*([.C90]-[.$B90])/([.$G90]-[.$B90])" office:value-type="float" office:value="0.992857142857143" calcext:value-type="float">
            <text:p>0,99</text:p>
          </table:table-cell>
          <table:table-cell table:style-name="ce2" table:formula="of:=[.$B92]+([.$G92]-[.$B92])*([.D90]-[.$B90])/([.$G90]-[.$B90])" office:value-type="float" office:value="0.985714285714286" calcext:value-type="float">
            <text:p>0,99</text:p>
          </table:table-cell>
          <table:table-cell table:style-name="ce2" table:formula="of:=[.$B92]+([.$G92]-[.$B92])*([.E90]-[.$B90])/([.$G90]-[.$B90])" office:value-type="float" office:value="0.978571428571429" calcext:value-type="float">
            <text:p>0,98</text:p>
          </table:table-cell>
          <table:table-cell table:style-name="ce2" table:formula="of:=[.$B92]+([.$G92]-[.$B92])*([.F90]-[.$B90])/([.$G90]-[.$B90])" office:value-type="float" office:value="0.964285714285714" calcext:value-type="float">
            <text:p>0,96</text:p>
          </table:table-cell>
          <table:table-cell table:style-name="Default" office:value-type="float" office:value="0.95" calcext:value-type="float">
            <text:p>0,9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Electricité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formula="of:=[.$B93]+([.$G93]-[.$B93])*([.C90]-[.$B90])/([.$G90]-[.$B90])" office:value-type="float" office:value="0.971428571428571" calcext:value-type="float">
            <text:p>0,97</text:p>
          </table:table-cell>
          <table:table-cell table:style-name="ce2" table:formula="of:=[.$B93]+([.$G93]-[.$B93])*([.D90]-[.$B90])/([.$G90]-[.$B90])" office:value-type="float" office:value="0.942857142857143" calcext:value-type="float">
            <text:p>0,94</text:p>
          </table:table-cell>
          <table:table-cell table:style-name="ce2" table:formula="of:=[.$B93]+([.$G93]-[.$B93])*([.E90]-[.$B90])/([.$G90]-[.$B90])" office:value-type="float" office:value="0.914285714285714" calcext:value-type="float">
            <text:p>0,91</text:p>
          </table:table-cell>
          <table:table-cell table:style-name="ce2" table:formula="of:=[.$B93]+([.$G93]-[.$B93])*([.F90]-[.$B90])/([.$G90]-[.$B90])" office:value-type="float" office:value="0.857142857142857" calcext:value-type="float">
            <text:p>0,86</text:p>
          </table:table-cell>
          <table:table-cell table:style-name="Default"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2" table:number-columns-repeated="4"/>
          <table:table-cell table:style-name="Default"/>
          <table:table-cell table:number-columns-repeated="1017"/>
        </table:table-row>
        <table:table-row table:style-name="ro9">
          <table:table-cell table:style-name="ce47" office:value-type="string" calcext:value-type="string" table:number-columns-spanned="7" table:number-rows-spanned="1">
            <text:p>Remarque : </text:p>
            <text:p>Gain de 30-35 % envisagé sur les fours et les plaques électriques par USE et RTE → un gain de 20 % est envisagé sur l’ensemble de l’électricité et 5 % pour le reste</text:p>
            <text:p>L’évolution est linéaire</text:p>
            <text:p>On suppose implicitement que chaque vecteur est aussi efficace.</text:p>
          </table:table-cell>
          <table:covered-table-cell table:number-columns-repeated="6"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Eclairage hypothèses résidentiel</text:p>
          </table:table-cell>
          <table:table-cell table:style-name="Default" table:number-columns-repeated="6"/>
          <table:table-cell table:number-columns-repeated="1017"/>
        </table:table-row>
        <table:table-row table:style-name="ro10">
          <table:table-cell table:style-name="ce47" office:value-type="string" calcext:value-type="string" table:number-columns-spanned="8" table:number-rows-spanned="1">
            <text:p>Remarque : </text:p>
            <text:p>Gain de 55 % en 2050 par rapport à 2015 (un peu plus fort que l’AME : 50 %) due à l’EE et à la diffusion des LED. </text:p>
            <text:p>Diffusion des LED : linéaire 2015-2030, 2030 : 80 %, 2050 : 100 %</text:p>
            <text:p>Gain de 30 % de consommation due aux systèmes d’optimisation de l’éclairage (sobriété), RTE utilise ce gain pour certaines de ces trajectoires</text:p>
            <text:p>RTE ajoute aussi un gain d’efficacité des LED de 25 %. Est-ce que cela a été fait par l’Ademe ?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Gains Consommations unitaires</text:p>
          </table:table-cell>
          <table:table-cell table:style-name="Default" office:value-type="string" calcext:value-type="string">
            <text:p>Gain 2030</text:p>
          </table:table-cell>
          <table:table-cell table:style-name="Default" office:value-type="string" calcext:value-type="string">
            <text:p>Gain 205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office:value-type="string" calcext:value-type="string">
            <text:p>Ordinateur</text:p>
          </table:table-cell>
          <table:table-cell table:style-name="ce5" office:value-type="percentage" office:value="0.2" calcext:value-type="percentage">
            <text:p>20,00%</text:p>
          </table:table-cell>
          <table:table-cell table:style-name="ce5" office:value-type="percentage" office:value="0.3" calcext:value-type="percentage">
            <text:p>30,00%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office:value-type="string" calcext:value-type="string">
            <text:p>Gains Consommations unitaires</text:p>
          </table:table-cell>
          <table:table-cell table:style-name="Default" office:value-type="string" calcext:value-type="string">
            <text:p>2035/2010 (AME)</text:p>
          </table:table-cell>
          <table:table-cell table:style-name="Default" office:value-type="string" calcext:value-type="string">
            <text:p>2035/2010 (AMS)</text:p>
          </table:table-cell>
          <table:table-cell table:style-name="Default" office:value-type="string" calcext:value-type="string">
            <text:p>2050/2010 (AMS)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Réfrigérateur</text:p>
          </table:table-cell>
          <table:table-cell table:style-name="ce53" office:value-type="percentage" office:value="0.4" calcext:value-type="percentage">
            <text:p>40%</text:p>
          </table:table-cell>
          <table:table-cell table:style-name="ce53" office:value-type="percentage" office:value="0.6" calcext:value-type="percentage">
            <text:p>60%</text:p>
          </table:table-cell>
          <table:table-cell table:style-name="ce53" office:value-type="percentage" office:value="0.7" calcext:value-type="percentage">
            <text:p>70%</text:p>
          </table:table-cell>
          <table:table-cell table:style-name="Default" table:number-columns-repeated="3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39" office:value-type="string" calcext:value-type="string">
            <text:p>Gains attendus par rapport à la période précédente sur ces usages lors du renouvellement des systèmes</text:p>
          </table:table-cell>
          <table:table-cell table:style-name="ce20" table:number-columns-repeated="6"/>
          <table:table-cell table:number-columns-repeated="1017"/>
        </table:table-row>
        <table:table-row table:style-name="ro1">
          <table:table-cell table:style-name="ce40" office:value-type="string" calcext:value-type="string">
            <text:p>BRANCHE</text:p>
          </table:table-cell>
          <table:table-cell table:style-name="ce40" office:value-type="string" calcext:value-type="string">
            <text:p>USAGE</text:p>
          </table:table-cell>
          <table:table-cell table:style-name="ce54" office:value-type="string" calcext:value-type="string">
            <text:p>PERIODE1</text:p>
          </table:table-cell>
          <table:table-cell table:style-name="ce54" office:value-type="string" calcext:value-type="string">
            <text:p>PERIODE2</text:p>
          </table:table-cell>
          <table:table-cell table:style-name="ce54" office:value-type="string" calcext:value-type="string">
            <text:p>PERIODE3</text:p>
          </table:table-cell>
          <table:table-cell table:style-name="ce54" office:value-type="string" calcext:value-type="string">
            <text:p>PERIODE4</text:p>
          </table:table-cell>
          <table:table-cell table:style-name="ce54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41" office:value-type="string" calcext:value-type="string">
            <text:p>BRANCHE</text:p>
          </table:table-cell>
          <table:table-cell table:style-name="ce50" office:value-type="string" calcext:value-type="string">
            <text:p>USAGE</text:p>
          </table:table-cell>
          <table:table-cell table:style-name="ce55" office:value-type="string" calcext:value-type="string">
            <text:p>2010-2015</text:p>
          </table:table-cell>
          <table:table-cell table:style-name="ce55" office:value-type="string" calcext:value-type="string">
            <text:p>2015-2020</text:p>
          </table:table-cell>
          <table:table-cell table:style-name="ce55" office:value-type="string" calcext:value-type="string">
            <text:p>2020-2030</text:p>
          </table:table-cell>
          <table:table-cell table:style-name="ce55" office:value-type="string" calcext:value-type="string">
            <text:p>2030-2040</text:p>
          </table:table-cell>
          <table:table-cell table:style-name="ce55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2]-(1/[.$J112])*[.K112]+ [.K112]*(1-[.$C112])*(1)/[.$J112]" office:value-type="float" office:value="1" calcext:value-type="float">
            <text:p>1</text:p>
          </table:table-cell>
          <table:table-cell table:formula="of:=[.L112]-(1/[.$J112])*[.L112]+ [.L112]*(1-[.$C112])*(1)/[.$J112]" office:value-type="float" office:value="1" calcext:value-type="float">
            <text:p>1</text:p>
          </table:table-cell>
          <table:table-cell table:formula="of:=[.M112]-(1/[.$J112])*[.M112]+ [.M112]*(1-[.$C112])*(1)/[.$J112]" office:value-type="float" office:value="1" calcext:value-type="float">
            <text:p>1</text:p>
          </table:table-cell>
          <table:table-cell table:formula="of:=[.N112]-(1/[.$J112])*[.N112]+ [.N112]*(1-[.$C112])*(1)/[.$J112]" office:value-type="float" office:value="1" calcext:value-type="float">
            <text:p>1</text:p>
          </table:table-cell>
          <table:table-cell table:formula="of:=[.O112]-(1/[.$J112])*[.O112]+ [.O112]*(1-[.$C112])*(1)/[.$J112]" office:value-type="float" office:value="1" calcext:value-type="float">
            <text:p>1</text:p>
          </table:table-cell>
          <table:table-cell table:formula="of:=[.P112]-(1/[.$J112])*[.P112]+ [.P112]*(1-[.$C112])*(1)/[.$J112]" office:value-type="float" office:value="1" calcext:value-type="float">
            <text:p>1</text:p>
          </table:table-cell>
          <table:table-cell table:formula="of:=[.Q112]-(1/[.$J112])*[.Q112]+ [.Q112]*(1-[.$D112])*(1)/[.$J112]" office:value-type="float" office:value="1" calcext:value-type="float">
            <text:p>1</text:p>
          </table:table-cell>
          <table:table-cell table:formula="of:=[.R112]-(1/[.$J112])*[.R112]+ [.R112]*(1-[.$D112])*(1)/[.$J112]" office:value-type="float" office:value="1" calcext:value-type="float">
            <text:p>1</text:p>
          </table:table-cell>
          <table:table-cell table:formula="of:=[.S112]-(1/[.$J112])*[.S112]+ [.S112]*(1-[.$D112])*(1)/[.$J112]" office:value-type="float" office:value="1" calcext:value-type="float">
            <text:p>1</text:p>
          </table:table-cell>
          <table:table-cell table:formula="of:=[.T112]-(1/[.$J112])*[.T112]+ [.T112]*(1-[.$D112])*(1)/[.$J112]" office:value-type="float" office:value="1" calcext:value-type="float">
            <text:p>1</text:p>
          </table:table-cell>
          <table:table-cell table:formula="of:=[.U112]-(1/[.$J112])*[.U112]+ [.U112]*(1-[.$D112])*(1)/[.$J112]" office:value-type="float" office:value="1" calcext:value-type="float">
            <text:p>1</text:p>
          </table:table-cell>
          <table:table-cell table:formula="of:=[.V112]-(1/[.$J112])*[.V112]+ [.V112]*(1-[.$E112])*(1)/[.$J112]" office:value-type="float" office:value="0.986666666666667" calcext:value-type="float">
            <text:p>0,9866666667</text:p>
          </table:table-cell>
          <table:table-cell table:formula="of:=[.W112]-(1/[.$J112])*[.W112]+ [.W112]*(1-[.$E112])*(1)/[.$J112]" office:value-type="float" office:value="0.973511111111111" calcext:value-type="float">
            <text:p>0,9735111111</text:p>
          </table:table-cell>
          <table:table-cell table:formula="of:=[.X112]-(1/[.$J112])*[.X112]+ [.X112]*(1-[.$E112])*(1)/[.$J112]" office:value-type="float" office:value="0.960530962962963" calcext:value-type="float">
            <text:p>0,960530963</text:p>
          </table:table-cell>
          <table:table-cell table:formula="of:=[.Y112]-(1/[.$J112])*[.Y112]+ [.Y112]*(1-[.$E112])*(1)/[.$J112]" office:value-type="float" office:value="0.94772388345679" calcext:value-type="float">
            <text:p>0,9477238835</text:p>
          </table:table-cell>
          <table:table-cell table:formula="of:=[.Z112]-(1/[.$J112])*[.Z112]+ [.Z112]*(1-[.$E112])*(1)/[.$J112]" office:value-type="float" office:value="0.9350875650107" calcext:value-type="float">
            <text:p>0,935087565</text:p>
          </table:table-cell>
          <table:table-cell table:formula="of:=[.AA112]-(1/[.$J112])*[.AA112]+ [.AA112]*(1-[.$E112])*(1)/[.$J112]" office:value-type="float" office:value="0.922619730810557" calcext:value-type="float">
            <text:p>0,9226197308</text:p>
          </table:table-cell>
          <table:table-cell table:formula="of:=[.AB112]-(1/[.$J112])*[.AB112]+ [.AB112]*(1-[.$E112])*(1)/[.$J112]" office:value-type="float" office:value="0.91031813439975" calcext:value-type="float">
            <text:p>0,9103181344</text:p>
          </table:table-cell>
          <table:table-cell table:formula="of:=[.AC112]-(1/[.$J112])*[.AC112]+ [.AC112]*(1-[.$E112])*(1)/[.$J112]" office:value-type="float" office:value="0.89818055927442" calcext:value-type="float">
            <text:p>0,8981805593</text:p>
          </table:table-cell>
          <table:table-cell table:formula="of:=[.AD112]-(1/[.$J112])*[.AD112]+ [.AD112]*(1-[.$E112])*(1)/[.$J112]" office:value-type="float" office:value="0.886204818484094" calcext:value-type="float">
            <text:p>0,8862048185</text:p>
          </table:table-cell>
          <table:table-cell table:formula="of:=[.AE112]-(1/[.$J112])*[.AE112]+ [.AE112]*(1-[.$E112])*(1)/[.$J112]" office:value-type="float" office:value="0.87438875423764" calcext:value-type="float">
            <text:p>0,8743887542</text:p>
          </table:table-cell>
          <table:table-cell table:formula="of:=[.AF112]-(1/[.$J112])*[.AF112]+ [.AF112]*(1-[.$F112])*(1)/[.$J112]" office:value-type="float" office:value="0.862730237514471" calcext:value-type="float">
            <text:p>0,8627302375</text:p>
          </table:table-cell>
          <table:table-cell table:formula="of:=[.AG112]-(1/[.$J112])*[.AG112]+ [.AG112]*(1-[.$F112])*(1)/[.$J112]" office:value-type="float" office:value="0.851227167680945" calcext:value-type="float">
            <text:p>0,8512271677</text:p>
          </table:table-cell>
          <table:table-cell table:formula="of:=[.AH112]-(1/[.$J112])*[.AH112]+ [.AH112]*(1-[.$F112])*(1)/[.$J112]" office:value-type="float" office:value="0.839877472111866" calcext:value-type="float">
            <text:p>0,8398774721</text:p>
          </table:table-cell>
          <table:table-cell table:formula="of:=[.AI112]-(1/[.$J112])*[.AI112]+ [.AI112]*(1-[.$F112])*(1)/[.$J112]" office:value-type="float" office:value="0.828679105817041" calcext:value-type="float">
            <text:p>0,8286791058</text:p>
          </table:table-cell>
          <table:table-cell table:formula="of:=[.AJ112]-(1/[.$J112])*[.AJ112]+ [.AJ112]*(1-[.$F112])*(1)/[.$J112]" office:value-type="float" office:value="0.817630051072814" calcext:value-type="float">
            <text:p>0,8176300511</text:p>
          </table:table-cell>
          <table:table-cell table:formula="of:=[.AK112]-(1/[.$J112])*[.AK112]+ [.AK112]*(1-[.$F112])*(1)/[.$J112]" office:value-type="float" office:value="0.806728317058509" calcext:value-type="float">
            <text:p>0,8067283171</text:p>
          </table:table-cell>
          <table:table-cell table:formula="of:=[.AL112]-(1/[.$J112])*[.AL112]+ [.AL112]*(1-[.$F112])*(1)/[.$J112]" office:value-type="float" office:value="0.795971939497729" calcext:value-type="float">
            <text:p>0,7959719395</text:p>
          </table:table-cell>
          <table:table-cell table:formula="of:=[.AM112]-(1/[.$J112])*[.AM112]+ [.AM112]*(1-[.$F112])*(1)/[.$J112]" office:value-type="float" office:value="0.785358980304426" calcext:value-type="float">
            <text:p>0,7853589803</text:p>
          </table:table-cell>
          <table:table-cell table:formula="of:=[.AN112]-(1/[.$J112])*[.AN112]+ [.AN112]*(1-[.$F112])*(1)/[.$J112]" office:value-type="float" office:value="0.774887527233701" calcext:value-type="float">
            <text:p>0,7748875272</text:p>
          </table:table-cell>
          <table:table-cell table:formula="of:=[.AO112]-(1/[.$J112])*[.AO112]+ [.AO112]*(1-[.$F112])*(1)/[.$J112]" office:value-type="float" office:value="0.764555693537251" calcext:value-type="float">
            <text:p>0,7645556935</text:p>
          </table:table-cell>
          <table:table-cell table:formula="of:=[.AP112]-(1/[.$J112])*[.AP112]+ [.AP112]*(1-[.$G112])*(1)/[.$J112]" office:value-type="float" office:value="0.754361617623421" calcext:value-type="float">
            <text:p>0,7543616176</text:p>
          </table:table-cell>
          <table:table-cell table:formula="of:=[.AQ112]-(1/[.$J112])*[.AQ112]+ [.AQ112]*(1-[.$G112])*(1)/[.$J112]" office:value-type="float" office:value="0.744303462721776" calcext:value-type="float">
            <text:p>0,7443034627</text:p>
          </table:table-cell>
          <table:table-cell table:formula="of:=[.AR112]-(1/[.$J112])*[.AR112]+ [.AR112]*(1-[.$G112])*(1)/[.$J112]" office:value-type="float" office:value="0.734379416552152" calcext:value-type="float">
            <text:p>0,7343794166</text:p>
          </table:table-cell>
          <table:table-cell table:formula="of:=[.AS112]-(1/[.$J112])*[.AS112]+ [.AS112]*(1-[.$G112])*(1)/[.$J112]" office:value-type="float" office:value="0.724587690998123" calcext:value-type="float">
            <text:p>0,724587691</text:p>
          </table:table-cell>
          <table:table-cell table:formula="of:=[.AT112]-(1/[.$J112])*[.AT112]+ [.AT112]*(1-[.$G112])*(1)/[.$J112]" office:value-type="float" office:value="0.714926521784815" calcext:value-type="float">
            <text:p>0,7149265218</text:p>
          </table:table-cell>
          <table:table-cell table:formula="of:=[.AU112]-(1/[.$J112])*[.AU112]+ [.AU112]*(1-[.$G112])*(1)/[.$J112]" office:value-type="float" office:value="0.705394168161017" calcext:value-type="float">
            <text:p>0,7053941682</text:p>
          </table:table-cell>
          <table:table-cell table:formula="of:=[.AV112]-(1/[.$J112])*[.AV112]+ [.AV112]*(1-[.$G112])*(1)/[.$J112]" office:value-type="float" office:value="0.695988912585537" calcext:value-type="float">
            <text:p>0,6959889126</text:p>
          </table:table-cell>
          <table:table-cell table:formula="of:=[.AW112]-(1/[.$J112])*[.AW112]+ [.AW112]*(1-[.$G112])*(1)/[.$J112]" office:value-type="float" office:value="0.68670906041773" calcext:value-type="float">
            <text:p>0,6867090604</text:p>
          </table:table-cell>
          <table:table-cell table:formula="of:=[.AX112]-(1/[.$J112])*[.AX112]+ [.AX112]*(1-[.$G112])*(1)/[.$J112]" office:value-type="float" office:value="0.67755293961216" calcext:value-type="float">
            <text:p>0,6775529396</text:p>
          </table:table-cell>
          <table:table-cell table:formula="of:=[.AY112]-(1/[.$J112])*[.AY112]+ [.AY112]*(1-[.$G112])*(1)/[.$J112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3]-(1/[.$J113])*[.K113]+ [.K113]*(1-[.$C113])*(1)/[.$J113]" office:value-type="float" office:value="1" calcext:value-type="float">
            <text:p>1</text:p>
          </table:table-cell>
          <table:table-cell table:formula="of:=[.L113]-(1/[.$J113])*[.L113]+ [.L113]*(1-[.$C113])*(1)/[.$J113]" office:value-type="float" office:value="1" calcext:value-type="float">
            <text:p>1</text:p>
          </table:table-cell>
          <table:table-cell table:formula="of:=[.M113]-(1/[.$J113])*[.M113]+ [.M113]*(1-[.$C113])*(1)/[.$J113]" office:value-type="float" office:value="1" calcext:value-type="float">
            <text:p>1</text:p>
          </table:table-cell>
          <table:table-cell table:formula="of:=[.N113]-(1/[.$J113])*[.N113]+ [.N113]*(1-[.$C113])*(1)/[.$J113]" office:value-type="float" office:value="1" calcext:value-type="float">
            <text:p>1</text:p>
          </table:table-cell>
          <table:table-cell table:formula="of:=[.O113]-(1/[.$J113])*[.O113]+ [.O113]*(1-[.$C113])*(1)/[.$J113]" office:value-type="float" office:value="1" calcext:value-type="float">
            <text:p>1</text:p>
          </table:table-cell>
          <table:table-cell table:formula="of:=[.P113]-(1/[.$J113])*[.P113]+ [.P113]*(1-[.$C113])*(1)/[.$J113]" office:value-type="float" office:value="1" calcext:value-type="float">
            <text:p>1</text:p>
          </table:table-cell>
          <table:table-cell table:formula="of:=[.Q113]-(1/[.$J113])*[.Q113]+ [.Q113]*(1-[.$D113])*(1)/[.$J113]" office:value-type="float" office:value="1" calcext:value-type="float">
            <text:p>1</text:p>
          </table:table-cell>
          <table:table-cell table:formula="of:=[.R113]-(1/[.$J113])*[.R113]+ [.R113]*(1-[.$D113])*(1)/[.$J113]" office:value-type="float" office:value="1" calcext:value-type="float">
            <text:p>1</text:p>
          </table:table-cell>
          <table:table-cell table:formula="of:=[.S113]-(1/[.$J113])*[.S113]+ [.S113]*(1-[.$D113])*(1)/[.$J113]" office:value-type="float" office:value="1" calcext:value-type="float">
            <text:p>1</text:p>
          </table:table-cell>
          <table:table-cell table:formula="of:=[.T113]-(1/[.$J113])*[.T113]+ [.T113]*(1-[.$D113])*(1)/[.$J113]" office:value-type="float" office:value="1" calcext:value-type="float">
            <text:p>1</text:p>
          </table:table-cell>
          <table:table-cell table:formula="of:=[.U113]-(1/[.$J113])*[.U113]+ [.U113]*(1-[.$D113])*(1)/[.$J113]" office:value-type="float" office:value="1" calcext:value-type="float">
            <text:p>1</text:p>
          </table:table-cell>
          <table:table-cell table:formula="of:=[.V113]-(1/[.$J113])*[.V113]+ [.V113]*(1-[.$E113])*(1)/[.$J113]" office:value-type="float" office:value="0.986666666666667" calcext:value-type="float">
            <text:p>0,9866666667</text:p>
          </table:table-cell>
          <table:table-cell table:formula="of:=[.W113]-(1/[.$J113])*[.W113]+ [.W113]*(1-[.$E113])*(1)/[.$J113]" office:value-type="float" office:value="0.973511111111111" calcext:value-type="float">
            <text:p>0,9735111111</text:p>
          </table:table-cell>
          <table:table-cell table:formula="of:=[.X113]-(1/[.$J113])*[.X113]+ [.X113]*(1-[.$E113])*(1)/[.$J113]" office:value-type="float" office:value="0.960530962962963" calcext:value-type="float">
            <text:p>0,960530963</text:p>
          </table:table-cell>
          <table:table-cell table:formula="of:=[.Y113]-(1/[.$J113])*[.Y113]+ [.Y113]*(1-[.$E113])*(1)/[.$J113]" office:value-type="float" office:value="0.94772388345679" calcext:value-type="float">
            <text:p>0,9477238835</text:p>
          </table:table-cell>
          <table:table-cell table:formula="of:=[.Z113]-(1/[.$J113])*[.Z113]+ [.Z113]*(1-[.$E113])*(1)/[.$J113]" office:value-type="float" office:value="0.9350875650107" calcext:value-type="float">
            <text:p>0,935087565</text:p>
          </table:table-cell>
          <table:table-cell table:formula="of:=[.AA113]-(1/[.$J113])*[.AA113]+ [.AA113]*(1-[.$E113])*(1)/[.$J113]" office:value-type="float" office:value="0.922619730810557" calcext:value-type="float">
            <text:p>0,9226197308</text:p>
          </table:table-cell>
          <table:table-cell table:formula="of:=[.AB113]-(1/[.$J113])*[.AB113]+ [.AB113]*(1-[.$E113])*(1)/[.$J113]" office:value-type="float" office:value="0.91031813439975" calcext:value-type="float">
            <text:p>0,9103181344</text:p>
          </table:table-cell>
          <table:table-cell table:formula="of:=[.AC113]-(1/[.$J113])*[.AC113]+ [.AC113]*(1-[.$E113])*(1)/[.$J113]" office:value-type="float" office:value="0.89818055927442" calcext:value-type="float">
            <text:p>0,8981805593</text:p>
          </table:table-cell>
          <table:table-cell table:formula="of:=[.AD113]-(1/[.$J113])*[.AD113]+ [.AD113]*(1-[.$E113])*(1)/[.$J113]" office:value-type="float" office:value="0.886204818484094" calcext:value-type="float">
            <text:p>0,8862048185</text:p>
          </table:table-cell>
          <table:table-cell table:formula="of:=[.AE113]-(1/[.$J113])*[.AE113]+ [.AE113]*(1-[.$E113])*(1)/[.$J113]" office:value-type="float" office:value="0.87438875423764" calcext:value-type="float">
            <text:p>0,8743887542</text:p>
          </table:table-cell>
          <table:table-cell table:formula="of:=[.AF113]-(1/[.$J113])*[.AF113]+ [.AF113]*(1-[.$F113])*(1)/[.$J113]" office:value-type="float" office:value="0.862730237514471" calcext:value-type="float">
            <text:p>0,8627302375</text:p>
          </table:table-cell>
          <table:table-cell table:formula="of:=[.AG113]-(1/[.$J113])*[.AG113]+ [.AG113]*(1-[.$F113])*(1)/[.$J113]" office:value-type="float" office:value="0.851227167680945" calcext:value-type="float">
            <text:p>0,8512271677</text:p>
          </table:table-cell>
          <table:table-cell table:formula="of:=[.AH113]-(1/[.$J113])*[.AH113]+ [.AH113]*(1-[.$F113])*(1)/[.$J113]" office:value-type="float" office:value="0.839877472111866" calcext:value-type="float">
            <text:p>0,8398774721</text:p>
          </table:table-cell>
          <table:table-cell table:formula="of:=[.AI113]-(1/[.$J113])*[.AI113]+ [.AI113]*(1-[.$F113])*(1)/[.$J113]" office:value-type="float" office:value="0.828679105817041" calcext:value-type="float">
            <text:p>0,8286791058</text:p>
          </table:table-cell>
          <table:table-cell table:formula="of:=[.AJ113]-(1/[.$J113])*[.AJ113]+ [.AJ113]*(1-[.$F113])*(1)/[.$J113]" office:value-type="float" office:value="0.817630051072814" calcext:value-type="float">
            <text:p>0,8176300511</text:p>
          </table:table-cell>
          <table:table-cell table:formula="of:=[.AK113]-(1/[.$J113])*[.AK113]+ [.AK113]*(1-[.$F113])*(1)/[.$J113]" office:value-type="float" office:value="0.806728317058509" calcext:value-type="float">
            <text:p>0,8067283171</text:p>
          </table:table-cell>
          <table:table-cell table:formula="of:=[.AL113]-(1/[.$J113])*[.AL113]+ [.AL113]*(1-[.$F113])*(1)/[.$J113]" office:value-type="float" office:value="0.795971939497729" calcext:value-type="float">
            <text:p>0,7959719395</text:p>
          </table:table-cell>
          <table:table-cell table:formula="of:=[.AM113]-(1/[.$J113])*[.AM113]+ [.AM113]*(1-[.$F113])*(1)/[.$J113]" office:value-type="float" office:value="0.785358980304426" calcext:value-type="float">
            <text:p>0,7853589803</text:p>
          </table:table-cell>
          <table:table-cell table:formula="of:=[.AN113]-(1/[.$J113])*[.AN113]+ [.AN113]*(1-[.$F113])*(1)/[.$J113]" office:value-type="float" office:value="0.774887527233701" calcext:value-type="float">
            <text:p>0,7748875272</text:p>
          </table:table-cell>
          <table:table-cell table:formula="of:=[.AO113]-(1/[.$J113])*[.AO113]+ [.AO113]*(1-[.$F113])*(1)/[.$J113]" office:value-type="float" office:value="0.764555693537251" calcext:value-type="float">
            <text:p>0,7645556935</text:p>
          </table:table-cell>
          <table:table-cell table:formula="of:=[.AP113]-(1/[.$J113])*[.AP113]+ [.AP113]*(1-[.$G113])*(1)/[.$J113]" office:value-type="float" office:value="0.754361617623421" calcext:value-type="float">
            <text:p>0,7543616176</text:p>
          </table:table-cell>
          <table:table-cell table:formula="of:=[.AQ113]-(1/[.$J113])*[.AQ113]+ [.AQ113]*(1-[.$G113])*(1)/[.$J113]" office:value-type="float" office:value="0.744303462721776" calcext:value-type="float">
            <text:p>0,7443034627</text:p>
          </table:table-cell>
          <table:table-cell table:formula="of:=[.AR113]-(1/[.$J113])*[.AR113]+ [.AR113]*(1-[.$G113])*(1)/[.$J113]" office:value-type="float" office:value="0.734379416552152" calcext:value-type="float">
            <text:p>0,7343794166</text:p>
          </table:table-cell>
          <table:table-cell table:formula="of:=[.AS113]-(1/[.$J113])*[.AS113]+ [.AS113]*(1-[.$G113])*(1)/[.$J113]" office:value-type="float" office:value="0.724587690998123" calcext:value-type="float">
            <text:p>0,724587691</text:p>
          </table:table-cell>
          <table:table-cell table:formula="of:=[.AT113]-(1/[.$J113])*[.AT113]+ [.AT113]*(1-[.$G113])*(1)/[.$J113]" office:value-type="float" office:value="0.714926521784815" calcext:value-type="float">
            <text:p>0,7149265218</text:p>
          </table:table-cell>
          <table:table-cell table:formula="of:=[.AU113]-(1/[.$J113])*[.AU113]+ [.AU113]*(1-[.$G113])*(1)/[.$J113]" office:value-type="float" office:value="0.705394168161017" calcext:value-type="float">
            <text:p>0,7053941682</text:p>
          </table:table-cell>
          <table:table-cell table:formula="of:=[.AV113]-(1/[.$J113])*[.AV113]+ [.AV113]*(1-[.$G113])*(1)/[.$J113]" office:value-type="float" office:value="0.695988912585537" calcext:value-type="float">
            <text:p>0,6959889126</text:p>
          </table:table-cell>
          <table:table-cell table:formula="of:=[.AW113]-(1/[.$J113])*[.AW113]+ [.AW113]*(1-[.$G113])*(1)/[.$J113]" office:value-type="float" office:value="0.68670906041773" calcext:value-type="float">
            <text:p>0,6867090604</text:p>
          </table:table-cell>
          <table:table-cell table:formula="of:=[.AX113]-(1/[.$J113])*[.AX113]+ [.AX113]*(1-[.$G113])*(1)/[.$J113]" office:value-type="float" office:value="0.67755293961216" calcext:value-type="float">
            <text:p>0,6775529396</text:p>
          </table:table-cell>
          <table:table-cell table:formula="of:=[.AY113]-(1/[.$J113])*[.AY113]+ [.AY113]*(1-[.$G113])*(1)/[.$J113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4]-(1/[.$J114])*[.K114]+ [.K114]*(1-[.$C114])*(1)/[.$J114]" office:value-type="float" office:value="1" calcext:value-type="float">
            <text:p>1</text:p>
          </table:table-cell>
          <table:table-cell table:formula="of:=[.L114]-(1/[.$J114])*[.L114]+ [.L114]*(1-[.$C114])*(1)/[.$J114]" office:value-type="float" office:value="1" calcext:value-type="float">
            <text:p>1</text:p>
          </table:table-cell>
          <table:table-cell table:formula="of:=[.M114]-(1/[.$J114])*[.M114]+ [.M114]*(1-[.$C114])*(1)/[.$J114]" office:value-type="float" office:value="1" calcext:value-type="float">
            <text:p>1</text:p>
          </table:table-cell>
          <table:table-cell table:formula="of:=[.N114]-(1/[.$J114])*[.N114]+ [.N114]*(1-[.$C114])*(1)/[.$J114]" office:value-type="float" office:value="1" calcext:value-type="float">
            <text:p>1</text:p>
          </table:table-cell>
          <table:table-cell table:formula="of:=[.O114]-(1/[.$J114])*[.O114]+ [.O114]*(1-[.$C114])*(1)/[.$J114]" office:value-type="float" office:value="1" calcext:value-type="float">
            <text:p>1</text:p>
          </table:table-cell>
          <table:table-cell table:formula="of:=[.P114]-(1/[.$J114])*[.P114]+ [.P114]*(1-[.$C114])*(1)/[.$J114]" office:value-type="float" office:value="1" calcext:value-type="float">
            <text:p>1</text:p>
          </table:table-cell>
          <table:table-cell table:formula="of:=[.Q114]-(1/[.$J114])*[.Q114]+ [.Q114]*(1-[.$D114])*(1)/[.$J114]" office:value-type="float" office:value="1" calcext:value-type="float">
            <text:p>1</text:p>
          </table:table-cell>
          <table:table-cell table:formula="of:=[.R114]-(1/[.$J114])*[.R114]+ [.R114]*(1-[.$D114])*(1)/[.$J114]" office:value-type="float" office:value="1" calcext:value-type="float">
            <text:p>1</text:p>
          </table:table-cell>
          <table:table-cell table:formula="of:=[.S114]-(1/[.$J114])*[.S114]+ [.S114]*(1-[.$D114])*(1)/[.$J114]" office:value-type="float" office:value="1" calcext:value-type="float">
            <text:p>1</text:p>
          </table:table-cell>
          <table:table-cell table:formula="of:=[.T114]-(1/[.$J114])*[.T114]+ [.T114]*(1-[.$D114])*(1)/[.$J114]" office:value-type="float" office:value="1" calcext:value-type="float">
            <text:p>1</text:p>
          </table:table-cell>
          <table:table-cell table:formula="of:=[.U114]-(1/[.$J114])*[.U114]+ [.U114]*(1-[.$D114])*(1)/[.$J114]" office:value-type="float" office:value="1" calcext:value-type="float">
            <text:p>1</text:p>
          </table:table-cell>
          <table:table-cell table:formula="of:=[.V114]-(1/[.$J114])*[.V114]+ [.V114]*(1-[.$E114])*(1)/[.$J114]" office:value-type="float" office:value="0.986666666666667" calcext:value-type="float">
            <text:p>0,9866666667</text:p>
          </table:table-cell>
          <table:table-cell table:formula="of:=[.W114]-(1/[.$J114])*[.W114]+ [.W114]*(1-[.$E114])*(1)/[.$J114]" office:value-type="float" office:value="0.973511111111111" calcext:value-type="float">
            <text:p>0,9735111111</text:p>
          </table:table-cell>
          <table:table-cell table:formula="of:=[.X114]-(1/[.$J114])*[.X114]+ [.X114]*(1-[.$E114])*(1)/[.$J114]" office:value-type="float" office:value="0.960530962962963" calcext:value-type="float">
            <text:p>0,960530963</text:p>
          </table:table-cell>
          <table:table-cell table:formula="of:=[.Y114]-(1/[.$J114])*[.Y114]+ [.Y114]*(1-[.$E114])*(1)/[.$J114]" office:value-type="float" office:value="0.94772388345679" calcext:value-type="float">
            <text:p>0,9477238835</text:p>
          </table:table-cell>
          <table:table-cell table:formula="of:=[.Z114]-(1/[.$J114])*[.Z114]+ [.Z114]*(1-[.$E114])*(1)/[.$J114]" office:value-type="float" office:value="0.9350875650107" calcext:value-type="float">
            <text:p>0,935087565</text:p>
          </table:table-cell>
          <table:table-cell table:formula="of:=[.AA114]-(1/[.$J114])*[.AA114]+ [.AA114]*(1-[.$E114])*(1)/[.$J114]" office:value-type="float" office:value="0.922619730810557" calcext:value-type="float">
            <text:p>0,9226197308</text:p>
          </table:table-cell>
          <table:table-cell table:formula="of:=[.AB114]-(1/[.$J114])*[.AB114]+ [.AB114]*(1-[.$E114])*(1)/[.$J114]" office:value-type="float" office:value="0.91031813439975" calcext:value-type="float">
            <text:p>0,9103181344</text:p>
          </table:table-cell>
          <table:table-cell table:formula="of:=[.AC114]-(1/[.$J114])*[.AC114]+ [.AC114]*(1-[.$E114])*(1)/[.$J114]" office:value-type="float" office:value="0.89818055927442" calcext:value-type="float">
            <text:p>0,8981805593</text:p>
          </table:table-cell>
          <table:table-cell table:formula="of:=[.AD114]-(1/[.$J114])*[.AD114]+ [.AD114]*(1-[.$E114])*(1)/[.$J114]" office:value-type="float" office:value="0.886204818484094" calcext:value-type="float">
            <text:p>0,8862048185</text:p>
          </table:table-cell>
          <table:table-cell table:formula="of:=[.AE114]-(1/[.$J114])*[.AE114]+ [.AE114]*(1-[.$E114])*(1)/[.$J114]" office:value-type="float" office:value="0.87438875423764" calcext:value-type="float">
            <text:p>0,8743887542</text:p>
          </table:table-cell>
          <table:table-cell table:formula="of:=[.AF114]-(1/[.$J114])*[.AF114]+ [.AF114]*(1-[.$F114])*(1)/[.$J114]" office:value-type="float" office:value="0.862730237514471" calcext:value-type="float">
            <text:p>0,8627302375</text:p>
          </table:table-cell>
          <table:table-cell table:formula="of:=[.AG114]-(1/[.$J114])*[.AG114]+ [.AG114]*(1-[.$F114])*(1)/[.$J114]" office:value-type="float" office:value="0.851227167680945" calcext:value-type="float">
            <text:p>0,8512271677</text:p>
          </table:table-cell>
          <table:table-cell table:formula="of:=[.AH114]-(1/[.$J114])*[.AH114]+ [.AH114]*(1-[.$F114])*(1)/[.$J114]" office:value-type="float" office:value="0.839877472111866" calcext:value-type="float">
            <text:p>0,8398774721</text:p>
          </table:table-cell>
          <table:table-cell table:formula="of:=[.AI114]-(1/[.$J114])*[.AI114]+ [.AI114]*(1-[.$F114])*(1)/[.$J114]" office:value-type="float" office:value="0.828679105817041" calcext:value-type="float">
            <text:p>0,8286791058</text:p>
          </table:table-cell>
          <table:table-cell table:formula="of:=[.AJ114]-(1/[.$J114])*[.AJ114]+ [.AJ114]*(1-[.$F114])*(1)/[.$J114]" office:value-type="float" office:value="0.817630051072814" calcext:value-type="float">
            <text:p>0,8176300511</text:p>
          </table:table-cell>
          <table:table-cell table:formula="of:=[.AK114]-(1/[.$J114])*[.AK114]+ [.AK114]*(1-[.$F114])*(1)/[.$J114]" office:value-type="float" office:value="0.806728317058509" calcext:value-type="float">
            <text:p>0,8067283171</text:p>
          </table:table-cell>
          <table:table-cell table:formula="of:=[.AL114]-(1/[.$J114])*[.AL114]+ [.AL114]*(1-[.$F114])*(1)/[.$J114]" office:value-type="float" office:value="0.795971939497729" calcext:value-type="float">
            <text:p>0,7959719395</text:p>
          </table:table-cell>
          <table:table-cell table:formula="of:=[.AM114]-(1/[.$J114])*[.AM114]+ [.AM114]*(1-[.$F114])*(1)/[.$J114]" office:value-type="float" office:value="0.785358980304426" calcext:value-type="float">
            <text:p>0,7853589803</text:p>
          </table:table-cell>
          <table:table-cell table:formula="of:=[.AN114]-(1/[.$J114])*[.AN114]+ [.AN114]*(1-[.$F114])*(1)/[.$J114]" office:value-type="float" office:value="0.774887527233701" calcext:value-type="float">
            <text:p>0,7748875272</text:p>
          </table:table-cell>
          <table:table-cell table:formula="of:=[.AO114]-(1/[.$J114])*[.AO114]+ [.AO114]*(1-[.$F114])*(1)/[.$J114]" office:value-type="float" office:value="0.764555693537251" calcext:value-type="float">
            <text:p>0,7645556935</text:p>
          </table:table-cell>
          <table:table-cell table:formula="of:=[.AP114]-(1/[.$J114])*[.AP114]+ [.AP114]*(1-[.$G114])*(1)/[.$J114]" office:value-type="float" office:value="0.754361617623421" calcext:value-type="float">
            <text:p>0,7543616176</text:p>
          </table:table-cell>
          <table:table-cell table:formula="of:=[.AQ114]-(1/[.$J114])*[.AQ114]+ [.AQ114]*(1-[.$G114])*(1)/[.$J114]" office:value-type="float" office:value="0.744303462721776" calcext:value-type="float">
            <text:p>0,7443034627</text:p>
          </table:table-cell>
          <table:table-cell table:formula="of:=[.AR114]-(1/[.$J114])*[.AR114]+ [.AR114]*(1-[.$G114])*(1)/[.$J114]" office:value-type="float" office:value="0.734379416552152" calcext:value-type="float">
            <text:p>0,7343794166</text:p>
          </table:table-cell>
          <table:table-cell table:formula="of:=[.AS114]-(1/[.$J114])*[.AS114]+ [.AS114]*(1-[.$G114])*(1)/[.$J114]" office:value-type="float" office:value="0.724587690998123" calcext:value-type="float">
            <text:p>0,724587691</text:p>
          </table:table-cell>
          <table:table-cell table:formula="of:=[.AT114]-(1/[.$J114])*[.AT114]+ [.AT114]*(1-[.$G114])*(1)/[.$J114]" office:value-type="float" office:value="0.714926521784815" calcext:value-type="float">
            <text:p>0,7149265218</text:p>
          </table:table-cell>
          <table:table-cell table:formula="of:=[.AU114]-(1/[.$J114])*[.AU114]+ [.AU114]*(1-[.$G114])*(1)/[.$J114]" office:value-type="float" office:value="0.705394168161017" calcext:value-type="float">
            <text:p>0,7053941682</text:p>
          </table:table-cell>
          <table:table-cell table:formula="of:=[.AV114]-(1/[.$J114])*[.AV114]+ [.AV114]*(1-[.$G114])*(1)/[.$J114]" office:value-type="float" office:value="0.695988912585537" calcext:value-type="float">
            <text:p>0,6959889126</text:p>
          </table:table-cell>
          <table:table-cell table:formula="of:=[.AW114]-(1/[.$J114])*[.AW114]+ [.AW114]*(1-[.$G114])*(1)/[.$J114]" office:value-type="float" office:value="0.68670906041773" calcext:value-type="float">
            <text:p>0,6867090604</text:p>
          </table:table-cell>
          <table:table-cell table:formula="of:=[.AX114]-(1/[.$J114])*[.AX114]+ [.AX114]*(1-[.$G114])*(1)/[.$J114]" office:value-type="float" office:value="0.67755293961216" calcext:value-type="float">
            <text:p>0,6775529396</text:p>
          </table:table-cell>
          <table:table-cell table:formula="of:=[.AY114]-(1/[.$J114])*[.AY114]+ [.AY114]*(1-[.$G114])*(1)/[.$J114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5]-(1/[.$J115])*[.K115]+ [.K115]*(1-[.$C115])*(1)/[.$J115]" office:value-type="float" office:value="1" calcext:value-type="float">
            <text:p>1</text:p>
          </table:table-cell>
          <table:table-cell table:formula="of:=[.L115]-(1/[.$J115])*[.L115]+ [.L115]*(1-[.$C115])*(1)/[.$J115]" office:value-type="float" office:value="1" calcext:value-type="float">
            <text:p>1</text:p>
          </table:table-cell>
          <table:table-cell table:formula="of:=[.M115]-(1/[.$J115])*[.M115]+ [.M115]*(1-[.$C115])*(1)/[.$J115]" office:value-type="float" office:value="1" calcext:value-type="float">
            <text:p>1</text:p>
          </table:table-cell>
          <table:table-cell table:formula="of:=[.N115]-(1/[.$J115])*[.N115]+ [.N115]*(1-[.$C115])*(1)/[.$J115]" office:value-type="float" office:value="1" calcext:value-type="float">
            <text:p>1</text:p>
          </table:table-cell>
          <table:table-cell table:formula="of:=[.O115]-(1/[.$J115])*[.O115]+ [.O115]*(1-[.$C115])*(1)/[.$J115]" office:value-type="float" office:value="1" calcext:value-type="float">
            <text:p>1</text:p>
          </table:table-cell>
          <table:table-cell table:formula="of:=[.P115]-(1/[.$J115])*[.P115]+ [.P115]*(1-[.$C115])*(1)/[.$J115]" office:value-type="float" office:value="1" calcext:value-type="float">
            <text:p>1</text:p>
          </table:table-cell>
          <table:table-cell table:formula="of:=[.Q115]-(1/[.$J115])*[.Q115]+ [.Q115]*(1-[.$D115])*(1)/[.$J115]" office:value-type="float" office:value="1" calcext:value-type="float">
            <text:p>1</text:p>
          </table:table-cell>
          <table:table-cell table:formula="of:=[.R115]-(1/[.$J115])*[.R115]+ [.R115]*(1-[.$D115])*(1)/[.$J115]" office:value-type="float" office:value="1" calcext:value-type="float">
            <text:p>1</text:p>
          </table:table-cell>
          <table:table-cell table:formula="of:=[.S115]-(1/[.$J115])*[.S115]+ [.S115]*(1-[.$D115])*(1)/[.$J115]" office:value-type="float" office:value="1" calcext:value-type="float">
            <text:p>1</text:p>
          </table:table-cell>
          <table:table-cell table:formula="of:=[.T115]-(1/[.$J115])*[.T115]+ [.T115]*(1-[.$D115])*(1)/[.$J115]" office:value-type="float" office:value="1" calcext:value-type="float">
            <text:p>1</text:p>
          </table:table-cell>
          <table:table-cell table:formula="of:=[.U115]-(1/[.$J115])*[.U115]+ [.U115]*(1-[.$D115])*(1)/[.$J115]" office:value-type="float" office:value="1" calcext:value-type="float">
            <text:p>1</text:p>
          </table:table-cell>
          <table:table-cell table:formula="of:=[.V115]-(1/[.$J115])*[.V115]+ [.V115]*(1-[.$E115])*(1)/[.$J115]" office:value-type="float" office:value="0.986666666666667" calcext:value-type="float">
            <text:p>0,9866666667</text:p>
          </table:table-cell>
          <table:table-cell table:formula="of:=[.W115]-(1/[.$J115])*[.W115]+ [.W115]*(1-[.$E115])*(1)/[.$J115]" office:value-type="float" office:value="0.973511111111111" calcext:value-type="float">
            <text:p>0,9735111111</text:p>
          </table:table-cell>
          <table:table-cell table:formula="of:=[.X115]-(1/[.$J115])*[.X115]+ [.X115]*(1-[.$E115])*(1)/[.$J115]" office:value-type="float" office:value="0.960530962962963" calcext:value-type="float">
            <text:p>0,960530963</text:p>
          </table:table-cell>
          <table:table-cell table:formula="of:=[.Y115]-(1/[.$J115])*[.Y115]+ [.Y115]*(1-[.$E115])*(1)/[.$J115]" office:value-type="float" office:value="0.94772388345679" calcext:value-type="float">
            <text:p>0,9477238835</text:p>
          </table:table-cell>
          <table:table-cell table:formula="of:=[.Z115]-(1/[.$J115])*[.Z115]+ [.Z115]*(1-[.$E115])*(1)/[.$J115]" office:value-type="float" office:value="0.9350875650107" calcext:value-type="float">
            <text:p>0,935087565</text:p>
          </table:table-cell>
          <table:table-cell table:formula="of:=[.AA115]-(1/[.$J115])*[.AA115]+ [.AA115]*(1-[.$E115])*(1)/[.$J115]" office:value-type="float" office:value="0.922619730810557" calcext:value-type="float">
            <text:p>0,9226197308</text:p>
          </table:table-cell>
          <table:table-cell table:formula="of:=[.AB115]-(1/[.$J115])*[.AB115]+ [.AB115]*(1-[.$E115])*(1)/[.$J115]" office:value-type="float" office:value="0.91031813439975" calcext:value-type="float">
            <text:p>0,9103181344</text:p>
          </table:table-cell>
          <table:table-cell table:formula="of:=[.AC115]-(1/[.$J115])*[.AC115]+ [.AC115]*(1-[.$E115])*(1)/[.$J115]" office:value-type="float" office:value="0.89818055927442" calcext:value-type="float">
            <text:p>0,8981805593</text:p>
          </table:table-cell>
          <table:table-cell table:formula="of:=[.AD115]-(1/[.$J115])*[.AD115]+ [.AD115]*(1-[.$E115])*(1)/[.$J115]" office:value-type="float" office:value="0.886204818484094" calcext:value-type="float">
            <text:p>0,8862048185</text:p>
          </table:table-cell>
          <table:table-cell table:formula="of:=[.AE115]-(1/[.$J115])*[.AE115]+ [.AE115]*(1-[.$E115])*(1)/[.$J115]" office:value-type="float" office:value="0.87438875423764" calcext:value-type="float">
            <text:p>0,8743887542</text:p>
          </table:table-cell>
          <table:table-cell table:formula="of:=[.AF115]-(1/[.$J115])*[.AF115]+ [.AF115]*(1-[.$F115])*(1)/[.$J115]" office:value-type="float" office:value="0.862730237514471" calcext:value-type="float">
            <text:p>0,8627302375</text:p>
          </table:table-cell>
          <table:table-cell table:formula="of:=[.AG115]-(1/[.$J115])*[.AG115]+ [.AG115]*(1-[.$F115])*(1)/[.$J115]" office:value-type="float" office:value="0.851227167680945" calcext:value-type="float">
            <text:p>0,8512271677</text:p>
          </table:table-cell>
          <table:table-cell table:formula="of:=[.AH115]-(1/[.$J115])*[.AH115]+ [.AH115]*(1-[.$F115])*(1)/[.$J115]" office:value-type="float" office:value="0.839877472111866" calcext:value-type="float">
            <text:p>0,8398774721</text:p>
          </table:table-cell>
          <table:table-cell table:formula="of:=[.AI115]-(1/[.$J115])*[.AI115]+ [.AI115]*(1-[.$F115])*(1)/[.$J115]" office:value-type="float" office:value="0.828679105817041" calcext:value-type="float">
            <text:p>0,8286791058</text:p>
          </table:table-cell>
          <table:table-cell table:formula="of:=[.AJ115]-(1/[.$J115])*[.AJ115]+ [.AJ115]*(1-[.$F115])*(1)/[.$J115]" office:value-type="float" office:value="0.817630051072814" calcext:value-type="float">
            <text:p>0,8176300511</text:p>
          </table:table-cell>
          <table:table-cell table:formula="of:=[.AK115]-(1/[.$J115])*[.AK115]+ [.AK115]*(1-[.$F115])*(1)/[.$J115]" office:value-type="float" office:value="0.806728317058509" calcext:value-type="float">
            <text:p>0,8067283171</text:p>
          </table:table-cell>
          <table:table-cell table:formula="of:=[.AL115]-(1/[.$J115])*[.AL115]+ [.AL115]*(1-[.$F115])*(1)/[.$J115]" office:value-type="float" office:value="0.795971939497729" calcext:value-type="float">
            <text:p>0,7959719395</text:p>
          </table:table-cell>
          <table:table-cell table:formula="of:=[.AM115]-(1/[.$J115])*[.AM115]+ [.AM115]*(1-[.$F115])*(1)/[.$J115]" office:value-type="float" office:value="0.785358980304426" calcext:value-type="float">
            <text:p>0,7853589803</text:p>
          </table:table-cell>
          <table:table-cell table:formula="of:=[.AN115]-(1/[.$J115])*[.AN115]+ [.AN115]*(1-[.$F115])*(1)/[.$J115]" office:value-type="float" office:value="0.774887527233701" calcext:value-type="float">
            <text:p>0,7748875272</text:p>
          </table:table-cell>
          <table:table-cell table:formula="of:=[.AO115]-(1/[.$J115])*[.AO115]+ [.AO115]*(1-[.$F115])*(1)/[.$J115]" office:value-type="float" office:value="0.764555693537251" calcext:value-type="float">
            <text:p>0,7645556935</text:p>
          </table:table-cell>
          <table:table-cell table:formula="of:=[.AP115]-(1/[.$J115])*[.AP115]+ [.AP115]*(1-[.$G115])*(1)/[.$J115]" office:value-type="float" office:value="0.754361617623421" calcext:value-type="float">
            <text:p>0,7543616176</text:p>
          </table:table-cell>
          <table:table-cell table:formula="of:=[.AQ115]-(1/[.$J115])*[.AQ115]+ [.AQ115]*(1-[.$G115])*(1)/[.$J115]" office:value-type="float" office:value="0.744303462721776" calcext:value-type="float">
            <text:p>0,7443034627</text:p>
          </table:table-cell>
          <table:table-cell table:formula="of:=[.AR115]-(1/[.$J115])*[.AR115]+ [.AR115]*(1-[.$G115])*(1)/[.$J115]" office:value-type="float" office:value="0.734379416552152" calcext:value-type="float">
            <text:p>0,7343794166</text:p>
          </table:table-cell>
          <table:table-cell table:formula="of:=[.AS115]-(1/[.$J115])*[.AS115]+ [.AS115]*(1-[.$G115])*(1)/[.$J115]" office:value-type="float" office:value="0.724587690998123" calcext:value-type="float">
            <text:p>0,724587691</text:p>
          </table:table-cell>
          <table:table-cell table:formula="of:=[.AT115]-(1/[.$J115])*[.AT115]+ [.AT115]*(1-[.$G115])*(1)/[.$J115]" office:value-type="float" office:value="0.714926521784815" calcext:value-type="float">
            <text:p>0,7149265218</text:p>
          </table:table-cell>
          <table:table-cell table:formula="of:=[.AU115]-(1/[.$J115])*[.AU115]+ [.AU115]*(1-[.$G115])*(1)/[.$J115]" office:value-type="float" office:value="0.705394168161017" calcext:value-type="float">
            <text:p>0,7053941682</text:p>
          </table:table-cell>
          <table:table-cell table:formula="of:=[.AV115]-(1/[.$J115])*[.AV115]+ [.AV115]*(1-[.$G115])*(1)/[.$J115]" office:value-type="float" office:value="0.695988912585537" calcext:value-type="float">
            <text:p>0,6959889126</text:p>
          </table:table-cell>
          <table:table-cell table:formula="of:=[.AW115]-(1/[.$J115])*[.AW115]+ [.AW115]*(1-[.$G115])*(1)/[.$J115]" office:value-type="float" office:value="0.68670906041773" calcext:value-type="float">
            <text:p>0,6867090604</text:p>
          </table:table-cell>
          <table:table-cell table:formula="of:=[.AX115]-(1/[.$J115])*[.AX115]+ [.AX115]*(1-[.$G115])*(1)/[.$J115]" office:value-type="float" office:value="0.67755293961216" calcext:value-type="float">
            <text:p>0,6775529396</text:p>
          </table:table-cell>
          <table:table-cell table:formula="of:=[.AY115]-(1/[.$J115])*[.AY115]+ [.AY115]*(1-[.$G115])*(1)/[.$J115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6]-(1/[.$J116])*[.K116]+ [.K116]*(1-[.$C116])*(1)/[.$J116]" office:value-type="float" office:value="1" calcext:value-type="float">
            <text:p>1</text:p>
          </table:table-cell>
          <table:table-cell table:formula="of:=[.L116]-(1/[.$J116])*[.L116]+ [.L116]*(1-[.$C116])*(1)/[.$J116]" office:value-type="float" office:value="1" calcext:value-type="float">
            <text:p>1</text:p>
          </table:table-cell>
          <table:table-cell table:formula="of:=[.M116]-(1/[.$J116])*[.M116]+ [.M116]*(1-[.$C116])*(1)/[.$J116]" office:value-type="float" office:value="1" calcext:value-type="float">
            <text:p>1</text:p>
          </table:table-cell>
          <table:table-cell table:formula="of:=[.N116]-(1/[.$J116])*[.N116]+ [.N116]*(1-[.$C116])*(1)/[.$J116]" office:value-type="float" office:value="1" calcext:value-type="float">
            <text:p>1</text:p>
          </table:table-cell>
          <table:table-cell table:formula="of:=[.O116]-(1/[.$J116])*[.O116]+ [.O116]*(1-[.$C116])*(1)/[.$J116]" office:value-type="float" office:value="1" calcext:value-type="float">
            <text:p>1</text:p>
          </table:table-cell>
          <table:table-cell table:formula="of:=[.P116]-(1/[.$J116])*[.P116]+ [.P116]*(1-[.$C116])*(1)/[.$J116]" office:value-type="float" office:value="1" calcext:value-type="float">
            <text:p>1</text:p>
          </table:table-cell>
          <table:table-cell table:formula="of:=[.Q116]-(1/[.$J116])*[.Q116]+ [.Q116]*(1-[.$D116])*(1)/[.$J116]" office:value-type="float" office:value="1" calcext:value-type="float">
            <text:p>1</text:p>
          </table:table-cell>
          <table:table-cell table:formula="of:=[.R116]-(1/[.$J116])*[.R116]+ [.R116]*(1-[.$D116])*(1)/[.$J116]" office:value-type="float" office:value="1" calcext:value-type="float">
            <text:p>1</text:p>
          </table:table-cell>
          <table:table-cell table:formula="of:=[.S116]-(1/[.$J116])*[.S116]+ [.S116]*(1-[.$D116])*(1)/[.$J116]" office:value-type="float" office:value="1" calcext:value-type="float">
            <text:p>1</text:p>
          </table:table-cell>
          <table:table-cell table:formula="of:=[.T116]-(1/[.$J116])*[.T116]+ [.T116]*(1-[.$D116])*(1)/[.$J116]" office:value-type="float" office:value="1" calcext:value-type="float">
            <text:p>1</text:p>
          </table:table-cell>
          <table:table-cell table:formula="of:=[.U116]-(1/[.$J116])*[.U116]+ [.U116]*(1-[.$D116])*(1)/[.$J116]" office:value-type="float" office:value="1" calcext:value-type="float">
            <text:p>1</text:p>
          </table:table-cell>
          <table:table-cell table:formula="of:=[.V116]-(1/[.$J116])*[.V116]+ [.V116]*(1-[.$E116])*(1)/[.$J116]" office:value-type="float" office:value="0.986666666666667" calcext:value-type="float">
            <text:p>0,9866666667</text:p>
          </table:table-cell>
          <table:table-cell table:formula="of:=[.W116]-(1/[.$J116])*[.W116]+ [.W116]*(1-[.$E116])*(1)/[.$J116]" office:value-type="float" office:value="0.973511111111111" calcext:value-type="float">
            <text:p>0,9735111111</text:p>
          </table:table-cell>
          <table:table-cell table:formula="of:=[.X116]-(1/[.$J116])*[.X116]+ [.X116]*(1-[.$E116])*(1)/[.$J116]" office:value-type="float" office:value="0.960530962962963" calcext:value-type="float">
            <text:p>0,960530963</text:p>
          </table:table-cell>
          <table:table-cell table:formula="of:=[.Y116]-(1/[.$J116])*[.Y116]+ [.Y116]*(1-[.$E116])*(1)/[.$J116]" office:value-type="float" office:value="0.94772388345679" calcext:value-type="float">
            <text:p>0,9477238835</text:p>
          </table:table-cell>
          <table:table-cell table:formula="of:=[.Z116]-(1/[.$J116])*[.Z116]+ [.Z116]*(1-[.$E116])*(1)/[.$J116]" office:value-type="float" office:value="0.9350875650107" calcext:value-type="float">
            <text:p>0,935087565</text:p>
          </table:table-cell>
          <table:table-cell table:formula="of:=[.AA116]-(1/[.$J116])*[.AA116]+ [.AA116]*(1-[.$E116])*(1)/[.$J116]" office:value-type="float" office:value="0.922619730810557" calcext:value-type="float">
            <text:p>0,9226197308</text:p>
          </table:table-cell>
          <table:table-cell table:formula="of:=[.AB116]-(1/[.$J116])*[.AB116]+ [.AB116]*(1-[.$E116])*(1)/[.$J116]" office:value-type="float" office:value="0.91031813439975" calcext:value-type="float">
            <text:p>0,9103181344</text:p>
          </table:table-cell>
          <table:table-cell table:formula="of:=[.AC116]-(1/[.$J116])*[.AC116]+ [.AC116]*(1-[.$E116])*(1)/[.$J116]" office:value-type="float" office:value="0.89818055927442" calcext:value-type="float">
            <text:p>0,8981805593</text:p>
          </table:table-cell>
          <table:table-cell table:formula="of:=[.AD116]-(1/[.$J116])*[.AD116]+ [.AD116]*(1-[.$E116])*(1)/[.$J116]" office:value-type="float" office:value="0.886204818484094" calcext:value-type="float">
            <text:p>0,8862048185</text:p>
          </table:table-cell>
          <table:table-cell table:formula="of:=[.AE116]-(1/[.$J116])*[.AE116]+ [.AE116]*(1-[.$E116])*(1)/[.$J116]" office:value-type="float" office:value="0.87438875423764" calcext:value-type="float">
            <text:p>0,8743887542</text:p>
          </table:table-cell>
          <table:table-cell table:formula="of:=[.AF116]-(1/[.$J116])*[.AF116]+ [.AF116]*(1-[.$F116])*(1)/[.$J116]" office:value-type="float" office:value="0.862730237514471" calcext:value-type="float">
            <text:p>0,8627302375</text:p>
          </table:table-cell>
          <table:table-cell table:formula="of:=[.AG116]-(1/[.$J116])*[.AG116]+ [.AG116]*(1-[.$F116])*(1)/[.$J116]" office:value-type="float" office:value="0.851227167680945" calcext:value-type="float">
            <text:p>0,8512271677</text:p>
          </table:table-cell>
          <table:table-cell table:formula="of:=[.AH116]-(1/[.$J116])*[.AH116]+ [.AH116]*(1-[.$F116])*(1)/[.$J116]" office:value-type="float" office:value="0.839877472111866" calcext:value-type="float">
            <text:p>0,8398774721</text:p>
          </table:table-cell>
          <table:table-cell table:formula="of:=[.AI116]-(1/[.$J116])*[.AI116]+ [.AI116]*(1-[.$F116])*(1)/[.$J116]" office:value-type="float" office:value="0.828679105817041" calcext:value-type="float">
            <text:p>0,8286791058</text:p>
          </table:table-cell>
          <table:table-cell table:formula="of:=[.AJ116]-(1/[.$J116])*[.AJ116]+ [.AJ116]*(1-[.$F116])*(1)/[.$J116]" office:value-type="float" office:value="0.817630051072814" calcext:value-type="float">
            <text:p>0,8176300511</text:p>
          </table:table-cell>
          <table:table-cell table:formula="of:=[.AK116]-(1/[.$J116])*[.AK116]+ [.AK116]*(1-[.$F116])*(1)/[.$J116]" office:value-type="float" office:value="0.806728317058509" calcext:value-type="float">
            <text:p>0,8067283171</text:p>
          </table:table-cell>
          <table:table-cell table:formula="of:=[.AL116]-(1/[.$J116])*[.AL116]+ [.AL116]*(1-[.$F116])*(1)/[.$J116]" office:value-type="float" office:value="0.795971939497729" calcext:value-type="float">
            <text:p>0,7959719395</text:p>
          </table:table-cell>
          <table:table-cell table:formula="of:=[.AM116]-(1/[.$J116])*[.AM116]+ [.AM116]*(1-[.$F116])*(1)/[.$J116]" office:value-type="float" office:value="0.785358980304426" calcext:value-type="float">
            <text:p>0,7853589803</text:p>
          </table:table-cell>
          <table:table-cell table:formula="of:=[.AN116]-(1/[.$J116])*[.AN116]+ [.AN116]*(1-[.$F116])*(1)/[.$J116]" office:value-type="float" office:value="0.774887527233701" calcext:value-type="float">
            <text:p>0,7748875272</text:p>
          </table:table-cell>
          <table:table-cell table:formula="of:=[.AO116]-(1/[.$J116])*[.AO116]+ [.AO116]*(1-[.$F116])*(1)/[.$J116]" office:value-type="float" office:value="0.764555693537251" calcext:value-type="float">
            <text:p>0,7645556935</text:p>
          </table:table-cell>
          <table:table-cell table:formula="of:=[.AP116]-(1/[.$J116])*[.AP116]+ [.AP116]*(1-[.$G116])*(1)/[.$J116]" office:value-type="float" office:value="0.754361617623421" calcext:value-type="float">
            <text:p>0,7543616176</text:p>
          </table:table-cell>
          <table:table-cell table:formula="of:=[.AQ116]-(1/[.$J116])*[.AQ116]+ [.AQ116]*(1-[.$G116])*(1)/[.$J116]" office:value-type="float" office:value="0.744303462721776" calcext:value-type="float">
            <text:p>0,7443034627</text:p>
          </table:table-cell>
          <table:table-cell table:formula="of:=[.AR116]-(1/[.$J116])*[.AR116]+ [.AR116]*(1-[.$G116])*(1)/[.$J116]" office:value-type="float" office:value="0.734379416552152" calcext:value-type="float">
            <text:p>0,7343794166</text:p>
          </table:table-cell>
          <table:table-cell table:formula="of:=[.AS116]-(1/[.$J116])*[.AS116]+ [.AS116]*(1-[.$G116])*(1)/[.$J116]" office:value-type="float" office:value="0.724587690998123" calcext:value-type="float">
            <text:p>0,724587691</text:p>
          </table:table-cell>
          <table:table-cell table:formula="of:=[.AT116]-(1/[.$J116])*[.AT116]+ [.AT116]*(1-[.$G116])*(1)/[.$J116]" office:value-type="float" office:value="0.714926521784815" calcext:value-type="float">
            <text:p>0,7149265218</text:p>
          </table:table-cell>
          <table:table-cell table:formula="of:=[.AU116]-(1/[.$J116])*[.AU116]+ [.AU116]*(1-[.$G116])*(1)/[.$J116]" office:value-type="float" office:value="0.705394168161017" calcext:value-type="float">
            <text:p>0,7053941682</text:p>
          </table:table-cell>
          <table:table-cell table:formula="of:=[.AV116]-(1/[.$J116])*[.AV116]+ [.AV116]*(1-[.$G116])*(1)/[.$J116]" office:value-type="float" office:value="0.695988912585537" calcext:value-type="float">
            <text:p>0,6959889126</text:p>
          </table:table-cell>
          <table:table-cell table:formula="of:=[.AW116]-(1/[.$J116])*[.AW116]+ [.AW116]*(1-[.$G116])*(1)/[.$J116]" office:value-type="float" office:value="0.68670906041773" calcext:value-type="float">
            <text:p>0,6867090604</text:p>
          </table:table-cell>
          <table:table-cell table:formula="of:=[.AX116]-(1/[.$J116])*[.AX116]+ [.AX116]*(1-[.$G116])*(1)/[.$J116]" office:value-type="float" office:value="0.67755293961216" calcext:value-type="float">
            <text:p>0,6775529396</text:p>
          </table:table-cell>
          <table:table-cell table:formula="of:=[.AY116]-(1/[.$J116])*[.AY116]+ [.AY116]*(1-[.$G116])*(1)/[.$J116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7]-(1/[.$J117])*[.K117]+ [.K117]*(1-[.$C117])*(1)/[.$J117]" office:value-type="float" office:value="1" calcext:value-type="float">
            <text:p>1</text:p>
          </table:table-cell>
          <table:table-cell table:formula="of:=[.L117]-(1/[.$J117])*[.L117]+ [.L117]*(1-[.$C117])*(1)/[.$J117]" office:value-type="float" office:value="1" calcext:value-type="float">
            <text:p>1</text:p>
          </table:table-cell>
          <table:table-cell table:formula="of:=[.M117]-(1/[.$J117])*[.M117]+ [.M117]*(1-[.$C117])*(1)/[.$J117]" office:value-type="float" office:value="1" calcext:value-type="float">
            <text:p>1</text:p>
          </table:table-cell>
          <table:table-cell table:formula="of:=[.N117]-(1/[.$J117])*[.N117]+ [.N117]*(1-[.$C117])*(1)/[.$J117]" office:value-type="float" office:value="1" calcext:value-type="float">
            <text:p>1</text:p>
          </table:table-cell>
          <table:table-cell table:formula="of:=[.O117]-(1/[.$J117])*[.O117]+ [.O117]*(1-[.$C117])*(1)/[.$J117]" office:value-type="float" office:value="1" calcext:value-type="float">
            <text:p>1</text:p>
          </table:table-cell>
          <table:table-cell table:formula="of:=[.P117]-(1/[.$J117])*[.P117]+ [.P117]*(1-[.$C117])*(1)/[.$J117]" office:value-type="float" office:value="1" calcext:value-type="float">
            <text:p>1</text:p>
          </table:table-cell>
          <table:table-cell table:formula="of:=[.Q117]-(1/[.$J117])*[.Q117]+ [.Q117]*(1-[.$D117])*(1)/[.$J117]" office:value-type="float" office:value="1" calcext:value-type="float">
            <text:p>1</text:p>
          </table:table-cell>
          <table:table-cell table:formula="of:=[.R117]-(1/[.$J117])*[.R117]+ [.R117]*(1-[.$D117])*(1)/[.$J117]" office:value-type="float" office:value="1" calcext:value-type="float">
            <text:p>1</text:p>
          </table:table-cell>
          <table:table-cell table:formula="of:=[.S117]-(1/[.$J117])*[.S117]+ [.S117]*(1-[.$D117])*(1)/[.$J117]" office:value-type="float" office:value="1" calcext:value-type="float">
            <text:p>1</text:p>
          </table:table-cell>
          <table:table-cell table:formula="of:=[.T117]-(1/[.$J117])*[.T117]+ [.T117]*(1-[.$D117])*(1)/[.$J117]" office:value-type="float" office:value="1" calcext:value-type="float">
            <text:p>1</text:p>
          </table:table-cell>
          <table:table-cell table:formula="of:=[.U117]-(1/[.$J117])*[.U117]+ [.U117]*(1-[.$D117])*(1)/[.$J117]" office:value-type="float" office:value="1" calcext:value-type="float">
            <text:p>1</text:p>
          </table:table-cell>
          <table:table-cell table:formula="of:=[.V117]-(1/[.$J117])*[.V117]+ [.V117]*(1-[.$E117])*(1)/[.$J117]" office:value-type="float" office:value="0.986666666666667" calcext:value-type="float">
            <text:p>0,9866666667</text:p>
          </table:table-cell>
          <table:table-cell table:formula="of:=[.W117]-(1/[.$J117])*[.W117]+ [.W117]*(1-[.$E117])*(1)/[.$J117]" office:value-type="float" office:value="0.973511111111111" calcext:value-type="float">
            <text:p>0,9735111111</text:p>
          </table:table-cell>
          <table:table-cell table:formula="of:=[.X117]-(1/[.$J117])*[.X117]+ [.X117]*(1-[.$E117])*(1)/[.$J117]" office:value-type="float" office:value="0.960530962962963" calcext:value-type="float">
            <text:p>0,960530963</text:p>
          </table:table-cell>
          <table:table-cell table:formula="of:=[.Y117]-(1/[.$J117])*[.Y117]+ [.Y117]*(1-[.$E117])*(1)/[.$J117]" office:value-type="float" office:value="0.94772388345679" calcext:value-type="float">
            <text:p>0,9477238835</text:p>
          </table:table-cell>
          <table:table-cell table:formula="of:=[.Z117]-(1/[.$J117])*[.Z117]+ [.Z117]*(1-[.$E117])*(1)/[.$J117]" office:value-type="float" office:value="0.9350875650107" calcext:value-type="float">
            <text:p>0,935087565</text:p>
          </table:table-cell>
          <table:table-cell table:formula="of:=[.AA117]-(1/[.$J117])*[.AA117]+ [.AA117]*(1-[.$E117])*(1)/[.$J117]" office:value-type="float" office:value="0.922619730810557" calcext:value-type="float">
            <text:p>0,9226197308</text:p>
          </table:table-cell>
          <table:table-cell table:formula="of:=[.AB117]-(1/[.$J117])*[.AB117]+ [.AB117]*(1-[.$E117])*(1)/[.$J117]" office:value-type="float" office:value="0.91031813439975" calcext:value-type="float">
            <text:p>0,9103181344</text:p>
          </table:table-cell>
          <table:table-cell table:formula="of:=[.AC117]-(1/[.$J117])*[.AC117]+ [.AC117]*(1-[.$E117])*(1)/[.$J117]" office:value-type="float" office:value="0.89818055927442" calcext:value-type="float">
            <text:p>0,8981805593</text:p>
          </table:table-cell>
          <table:table-cell table:formula="of:=[.AD117]-(1/[.$J117])*[.AD117]+ [.AD117]*(1-[.$E117])*(1)/[.$J117]" office:value-type="float" office:value="0.886204818484094" calcext:value-type="float">
            <text:p>0,8862048185</text:p>
          </table:table-cell>
          <table:table-cell table:formula="of:=[.AE117]-(1/[.$J117])*[.AE117]+ [.AE117]*(1-[.$E117])*(1)/[.$J117]" office:value-type="float" office:value="0.87438875423764" calcext:value-type="float">
            <text:p>0,8743887542</text:p>
          </table:table-cell>
          <table:table-cell table:formula="of:=[.AF117]-(1/[.$J117])*[.AF117]+ [.AF117]*(1-[.$F117])*(1)/[.$J117]" office:value-type="float" office:value="0.862730237514471" calcext:value-type="float">
            <text:p>0,8627302375</text:p>
          </table:table-cell>
          <table:table-cell table:formula="of:=[.AG117]-(1/[.$J117])*[.AG117]+ [.AG117]*(1-[.$F117])*(1)/[.$J117]" office:value-type="float" office:value="0.851227167680945" calcext:value-type="float">
            <text:p>0,8512271677</text:p>
          </table:table-cell>
          <table:table-cell table:formula="of:=[.AH117]-(1/[.$J117])*[.AH117]+ [.AH117]*(1-[.$F117])*(1)/[.$J117]" office:value-type="float" office:value="0.839877472111866" calcext:value-type="float">
            <text:p>0,8398774721</text:p>
          </table:table-cell>
          <table:table-cell table:formula="of:=[.AI117]-(1/[.$J117])*[.AI117]+ [.AI117]*(1-[.$F117])*(1)/[.$J117]" office:value-type="float" office:value="0.828679105817041" calcext:value-type="float">
            <text:p>0,8286791058</text:p>
          </table:table-cell>
          <table:table-cell table:formula="of:=[.AJ117]-(1/[.$J117])*[.AJ117]+ [.AJ117]*(1-[.$F117])*(1)/[.$J117]" office:value-type="float" office:value="0.817630051072814" calcext:value-type="float">
            <text:p>0,8176300511</text:p>
          </table:table-cell>
          <table:table-cell table:formula="of:=[.AK117]-(1/[.$J117])*[.AK117]+ [.AK117]*(1-[.$F117])*(1)/[.$J117]" office:value-type="float" office:value="0.806728317058509" calcext:value-type="float">
            <text:p>0,8067283171</text:p>
          </table:table-cell>
          <table:table-cell table:formula="of:=[.AL117]-(1/[.$J117])*[.AL117]+ [.AL117]*(1-[.$F117])*(1)/[.$J117]" office:value-type="float" office:value="0.795971939497729" calcext:value-type="float">
            <text:p>0,7959719395</text:p>
          </table:table-cell>
          <table:table-cell table:formula="of:=[.AM117]-(1/[.$J117])*[.AM117]+ [.AM117]*(1-[.$F117])*(1)/[.$J117]" office:value-type="float" office:value="0.785358980304426" calcext:value-type="float">
            <text:p>0,7853589803</text:p>
          </table:table-cell>
          <table:table-cell table:formula="of:=[.AN117]-(1/[.$J117])*[.AN117]+ [.AN117]*(1-[.$F117])*(1)/[.$J117]" office:value-type="float" office:value="0.774887527233701" calcext:value-type="float">
            <text:p>0,7748875272</text:p>
          </table:table-cell>
          <table:table-cell table:formula="of:=[.AO117]-(1/[.$J117])*[.AO117]+ [.AO117]*(1-[.$F117])*(1)/[.$J117]" office:value-type="float" office:value="0.764555693537251" calcext:value-type="float">
            <text:p>0,7645556935</text:p>
          </table:table-cell>
          <table:table-cell table:formula="of:=[.AP117]-(1/[.$J117])*[.AP117]+ [.AP117]*(1-[.$G117])*(1)/[.$J117]" office:value-type="float" office:value="0.754361617623421" calcext:value-type="float">
            <text:p>0,7543616176</text:p>
          </table:table-cell>
          <table:table-cell table:formula="of:=[.AQ117]-(1/[.$J117])*[.AQ117]+ [.AQ117]*(1-[.$G117])*(1)/[.$J117]" office:value-type="float" office:value="0.744303462721776" calcext:value-type="float">
            <text:p>0,7443034627</text:p>
          </table:table-cell>
          <table:table-cell table:formula="of:=[.AR117]-(1/[.$J117])*[.AR117]+ [.AR117]*(1-[.$G117])*(1)/[.$J117]" office:value-type="float" office:value="0.734379416552152" calcext:value-type="float">
            <text:p>0,7343794166</text:p>
          </table:table-cell>
          <table:table-cell table:formula="of:=[.AS117]-(1/[.$J117])*[.AS117]+ [.AS117]*(1-[.$G117])*(1)/[.$J117]" office:value-type="float" office:value="0.724587690998123" calcext:value-type="float">
            <text:p>0,724587691</text:p>
          </table:table-cell>
          <table:table-cell table:formula="of:=[.AT117]-(1/[.$J117])*[.AT117]+ [.AT117]*(1-[.$G117])*(1)/[.$J117]" office:value-type="float" office:value="0.714926521784815" calcext:value-type="float">
            <text:p>0,7149265218</text:p>
          </table:table-cell>
          <table:table-cell table:formula="of:=[.AU117]-(1/[.$J117])*[.AU117]+ [.AU117]*(1-[.$G117])*(1)/[.$J117]" office:value-type="float" office:value="0.705394168161017" calcext:value-type="float">
            <text:p>0,7053941682</text:p>
          </table:table-cell>
          <table:table-cell table:formula="of:=[.AV117]-(1/[.$J117])*[.AV117]+ [.AV117]*(1-[.$G117])*(1)/[.$J117]" office:value-type="float" office:value="0.695988912585537" calcext:value-type="float">
            <text:p>0,6959889126</text:p>
          </table:table-cell>
          <table:table-cell table:formula="of:=[.AW117]-(1/[.$J117])*[.AW117]+ [.AW117]*(1-[.$G117])*(1)/[.$J117]" office:value-type="float" office:value="0.68670906041773" calcext:value-type="float">
            <text:p>0,6867090604</text:p>
          </table:table-cell>
          <table:table-cell table:formula="of:=[.AX117]-(1/[.$J117])*[.AX117]+ [.AX117]*(1-[.$G117])*(1)/[.$J117]" office:value-type="float" office:value="0.67755293961216" calcext:value-type="float">
            <text:p>0,6775529396</text:p>
          </table:table-cell>
          <table:table-cell table:formula="of:=[.AY117]-(1/[.$J117])*[.AY117]+ [.AY117]*(1-[.$G117])*(1)/[.$J117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8]-(1/[.$J118])*[.K118]+ [.K118]*(1-[.$C118])*(1)/[.$J118]" office:value-type="float" office:value="1" calcext:value-type="float">
            <text:p>1</text:p>
          </table:table-cell>
          <table:table-cell table:formula="of:=[.L118]-(1/[.$J118])*[.L118]+ [.L118]*(1-[.$C118])*(1)/[.$J118]" office:value-type="float" office:value="1" calcext:value-type="float">
            <text:p>1</text:p>
          </table:table-cell>
          <table:table-cell table:formula="of:=[.M118]-(1/[.$J118])*[.M118]+ [.M118]*(1-[.$C118])*(1)/[.$J118]" office:value-type="float" office:value="1" calcext:value-type="float">
            <text:p>1</text:p>
          </table:table-cell>
          <table:table-cell table:formula="of:=[.N118]-(1/[.$J118])*[.N118]+ [.N118]*(1-[.$C118])*(1)/[.$J118]" office:value-type="float" office:value="1" calcext:value-type="float">
            <text:p>1</text:p>
          </table:table-cell>
          <table:table-cell table:formula="of:=[.O118]-(1/[.$J118])*[.O118]+ [.O118]*(1-[.$C118])*(1)/[.$J118]" office:value-type="float" office:value="1" calcext:value-type="float">
            <text:p>1</text:p>
          </table:table-cell>
          <table:table-cell table:formula="of:=[.P118]-(1/[.$J118])*[.P118]+ [.P118]*(1-[.$C118])*(1)/[.$J118]" office:value-type="float" office:value="1" calcext:value-type="float">
            <text:p>1</text:p>
          </table:table-cell>
          <table:table-cell table:formula="of:=[.Q118]-(1/[.$J118])*[.Q118]+ [.Q118]*(1-[.$D118])*(1)/[.$J118]" office:value-type="float" office:value="1" calcext:value-type="float">
            <text:p>1</text:p>
          </table:table-cell>
          <table:table-cell table:formula="of:=[.R118]-(1/[.$J118])*[.R118]+ [.R118]*(1-[.$D118])*(1)/[.$J118]" office:value-type="float" office:value="1" calcext:value-type="float">
            <text:p>1</text:p>
          </table:table-cell>
          <table:table-cell table:formula="of:=[.S118]-(1/[.$J118])*[.S118]+ [.S118]*(1-[.$D118])*(1)/[.$J118]" office:value-type="float" office:value="1" calcext:value-type="float">
            <text:p>1</text:p>
          </table:table-cell>
          <table:table-cell table:formula="of:=[.T118]-(1/[.$J118])*[.T118]+ [.T118]*(1-[.$D118])*(1)/[.$J118]" office:value-type="float" office:value="1" calcext:value-type="float">
            <text:p>1</text:p>
          </table:table-cell>
          <table:table-cell table:formula="of:=[.U118]-(1/[.$J118])*[.U118]+ [.U118]*(1-[.$D118])*(1)/[.$J118]" office:value-type="float" office:value="1" calcext:value-type="float">
            <text:p>1</text:p>
          </table:table-cell>
          <table:table-cell table:formula="of:=[.V118]-(1/[.$J118])*[.V118]+ [.V118]*(1-[.$E118])*(1)/[.$J118]" office:value-type="float" office:value="0.986666666666667" calcext:value-type="float">
            <text:p>0,9866666667</text:p>
          </table:table-cell>
          <table:table-cell table:formula="of:=[.W118]-(1/[.$J118])*[.W118]+ [.W118]*(1-[.$E118])*(1)/[.$J118]" office:value-type="float" office:value="0.973511111111111" calcext:value-type="float">
            <text:p>0,9735111111</text:p>
          </table:table-cell>
          <table:table-cell table:formula="of:=[.X118]-(1/[.$J118])*[.X118]+ [.X118]*(1-[.$E118])*(1)/[.$J118]" office:value-type="float" office:value="0.960530962962963" calcext:value-type="float">
            <text:p>0,960530963</text:p>
          </table:table-cell>
          <table:table-cell table:formula="of:=[.Y118]-(1/[.$J118])*[.Y118]+ [.Y118]*(1-[.$E118])*(1)/[.$J118]" office:value-type="float" office:value="0.94772388345679" calcext:value-type="float">
            <text:p>0,9477238835</text:p>
          </table:table-cell>
          <table:table-cell table:formula="of:=[.Z118]-(1/[.$J118])*[.Z118]+ [.Z118]*(1-[.$E118])*(1)/[.$J118]" office:value-type="float" office:value="0.9350875650107" calcext:value-type="float">
            <text:p>0,935087565</text:p>
          </table:table-cell>
          <table:table-cell table:formula="of:=[.AA118]-(1/[.$J118])*[.AA118]+ [.AA118]*(1-[.$E118])*(1)/[.$J118]" office:value-type="float" office:value="0.922619730810557" calcext:value-type="float">
            <text:p>0,9226197308</text:p>
          </table:table-cell>
          <table:table-cell table:formula="of:=[.AB118]-(1/[.$J118])*[.AB118]+ [.AB118]*(1-[.$E118])*(1)/[.$J118]" office:value-type="float" office:value="0.91031813439975" calcext:value-type="float">
            <text:p>0,9103181344</text:p>
          </table:table-cell>
          <table:table-cell table:formula="of:=[.AC118]-(1/[.$J118])*[.AC118]+ [.AC118]*(1-[.$E118])*(1)/[.$J118]" office:value-type="float" office:value="0.89818055927442" calcext:value-type="float">
            <text:p>0,8981805593</text:p>
          </table:table-cell>
          <table:table-cell table:formula="of:=[.AD118]-(1/[.$J118])*[.AD118]+ [.AD118]*(1-[.$E118])*(1)/[.$J118]" office:value-type="float" office:value="0.886204818484094" calcext:value-type="float">
            <text:p>0,8862048185</text:p>
          </table:table-cell>
          <table:table-cell table:formula="of:=[.AE118]-(1/[.$J118])*[.AE118]+ [.AE118]*(1-[.$E118])*(1)/[.$J118]" office:value-type="float" office:value="0.87438875423764" calcext:value-type="float">
            <text:p>0,8743887542</text:p>
          </table:table-cell>
          <table:table-cell table:formula="of:=[.AF118]-(1/[.$J118])*[.AF118]+ [.AF118]*(1-[.$F118])*(1)/[.$J118]" office:value-type="float" office:value="0.862730237514471" calcext:value-type="float">
            <text:p>0,8627302375</text:p>
          </table:table-cell>
          <table:table-cell table:formula="of:=[.AG118]-(1/[.$J118])*[.AG118]+ [.AG118]*(1-[.$F118])*(1)/[.$J118]" office:value-type="float" office:value="0.851227167680945" calcext:value-type="float">
            <text:p>0,8512271677</text:p>
          </table:table-cell>
          <table:table-cell table:formula="of:=[.AH118]-(1/[.$J118])*[.AH118]+ [.AH118]*(1-[.$F118])*(1)/[.$J118]" office:value-type="float" office:value="0.839877472111866" calcext:value-type="float">
            <text:p>0,8398774721</text:p>
          </table:table-cell>
          <table:table-cell table:formula="of:=[.AI118]-(1/[.$J118])*[.AI118]+ [.AI118]*(1-[.$F118])*(1)/[.$J118]" office:value-type="float" office:value="0.828679105817041" calcext:value-type="float">
            <text:p>0,8286791058</text:p>
          </table:table-cell>
          <table:table-cell table:formula="of:=[.AJ118]-(1/[.$J118])*[.AJ118]+ [.AJ118]*(1-[.$F118])*(1)/[.$J118]" office:value-type="float" office:value="0.817630051072814" calcext:value-type="float">
            <text:p>0,8176300511</text:p>
          </table:table-cell>
          <table:table-cell table:formula="of:=[.AK118]-(1/[.$J118])*[.AK118]+ [.AK118]*(1-[.$F118])*(1)/[.$J118]" office:value-type="float" office:value="0.806728317058509" calcext:value-type="float">
            <text:p>0,8067283171</text:p>
          </table:table-cell>
          <table:table-cell table:formula="of:=[.AL118]-(1/[.$J118])*[.AL118]+ [.AL118]*(1-[.$F118])*(1)/[.$J118]" office:value-type="float" office:value="0.795971939497729" calcext:value-type="float">
            <text:p>0,7959719395</text:p>
          </table:table-cell>
          <table:table-cell table:formula="of:=[.AM118]-(1/[.$J118])*[.AM118]+ [.AM118]*(1-[.$F118])*(1)/[.$J118]" office:value-type="float" office:value="0.785358980304426" calcext:value-type="float">
            <text:p>0,7853589803</text:p>
          </table:table-cell>
          <table:table-cell table:formula="of:=[.AN118]-(1/[.$J118])*[.AN118]+ [.AN118]*(1-[.$F118])*(1)/[.$J118]" office:value-type="float" office:value="0.774887527233701" calcext:value-type="float">
            <text:p>0,7748875272</text:p>
          </table:table-cell>
          <table:table-cell table:formula="of:=[.AO118]-(1/[.$J118])*[.AO118]+ [.AO118]*(1-[.$F118])*(1)/[.$J118]" office:value-type="float" office:value="0.764555693537251" calcext:value-type="float">
            <text:p>0,7645556935</text:p>
          </table:table-cell>
          <table:table-cell table:formula="of:=[.AP118]-(1/[.$J118])*[.AP118]+ [.AP118]*(1-[.$G118])*(1)/[.$J118]" office:value-type="float" office:value="0.754361617623421" calcext:value-type="float">
            <text:p>0,7543616176</text:p>
          </table:table-cell>
          <table:table-cell table:formula="of:=[.AQ118]-(1/[.$J118])*[.AQ118]+ [.AQ118]*(1-[.$G118])*(1)/[.$J118]" office:value-type="float" office:value="0.744303462721776" calcext:value-type="float">
            <text:p>0,7443034627</text:p>
          </table:table-cell>
          <table:table-cell table:formula="of:=[.AR118]-(1/[.$J118])*[.AR118]+ [.AR118]*(1-[.$G118])*(1)/[.$J118]" office:value-type="float" office:value="0.734379416552152" calcext:value-type="float">
            <text:p>0,7343794166</text:p>
          </table:table-cell>
          <table:table-cell table:formula="of:=[.AS118]-(1/[.$J118])*[.AS118]+ [.AS118]*(1-[.$G118])*(1)/[.$J118]" office:value-type="float" office:value="0.724587690998123" calcext:value-type="float">
            <text:p>0,724587691</text:p>
          </table:table-cell>
          <table:table-cell table:formula="of:=[.AT118]-(1/[.$J118])*[.AT118]+ [.AT118]*(1-[.$G118])*(1)/[.$J118]" office:value-type="float" office:value="0.714926521784815" calcext:value-type="float">
            <text:p>0,7149265218</text:p>
          </table:table-cell>
          <table:table-cell table:formula="of:=[.AU118]-(1/[.$J118])*[.AU118]+ [.AU118]*(1-[.$G118])*(1)/[.$J118]" office:value-type="float" office:value="0.705394168161017" calcext:value-type="float">
            <text:p>0,7053941682</text:p>
          </table:table-cell>
          <table:table-cell table:formula="of:=[.AV118]-(1/[.$J118])*[.AV118]+ [.AV118]*(1-[.$G118])*(1)/[.$J118]" office:value-type="float" office:value="0.695988912585537" calcext:value-type="float">
            <text:p>0,6959889126</text:p>
          </table:table-cell>
          <table:table-cell table:formula="of:=[.AW118]-(1/[.$J118])*[.AW118]+ [.AW118]*(1-[.$G118])*(1)/[.$J118]" office:value-type="float" office:value="0.68670906041773" calcext:value-type="float">
            <text:p>0,6867090604</text:p>
          </table:table-cell>
          <table:table-cell table:formula="of:=[.AX118]-(1/[.$J118])*[.AX118]+ [.AX118]*(1-[.$G118])*(1)/[.$J118]" office:value-type="float" office:value="0.67755293961216" calcext:value-type="float">
            <text:p>0,6775529396</text:p>
          </table:table-cell>
          <table:table-cell table:formula="of:=[.AY118]-(1/[.$J118])*[.AY118]+ [.AY118]*(1-[.$G118])*(1)/[.$J118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Aut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2" calcext:value-type="float">
            <text:p>0,2</text:p>
          </table:table-cell>
          <table:table-cell table:number-columns-repeated="2"/>
          <table:table-cell table:formula="of:=[.$B$8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19]-(1/[.$J119])*[.K119]+ [.K119]*(1-[.$C119])*(1)/[.$J119]" office:value-type="float" office:value="1" calcext:value-type="float">
            <text:p>1</text:p>
          </table:table-cell>
          <table:table-cell table:formula="of:=[.L119]-(1/[.$J119])*[.L119]+ [.L119]*(1-[.$C119])*(1)/[.$J119]" office:value-type="float" office:value="1" calcext:value-type="float">
            <text:p>1</text:p>
          </table:table-cell>
          <table:table-cell table:formula="of:=[.M119]-(1/[.$J119])*[.M119]+ [.M119]*(1-[.$C119])*(1)/[.$J119]" office:value-type="float" office:value="1" calcext:value-type="float">
            <text:p>1</text:p>
          </table:table-cell>
          <table:table-cell table:formula="of:=[.N119]-(1/[.$J119])*[.N119]+ [.N119]*(1-[.$C119])*(1)/[.$J119]" office:value-type="float" office:value="1" calcext:value-type="float">
            <text:p>1</text:p>
          </table:table-cell>
          <table:table-cell table:formula="of:=[.O119]-(1/[.$J119])*[.O119]+ [.O119]*(1-[.$C119])*(1)/[.$J119]" office:value-type="float" office:value="1" calcext:value-type="float">
            <text:p>1</text:p>
          </table:table-cell>
          <table:table-cell table:formula="of:=[.P119]-(1/[.$J119])*[.P119]+ [.P119]*(1-[.$C119])*(1)/[.$J119]" office:value-type="float" office:value="1" calcext:value-type="float">
            <text:p>1</text:p>
          </table:table-cell>
          <table:table-cell table:formula="of:=[.Q119]-(1/[.$J119])*[.Q119]+ [.Q119]*(1-[.$D119])*(1)/[.$J119]" office:value-type="float" office:value="1" calcext:value-type="float">
            <text:p>1</text:p>
          </table:table-cell>
          <table:table-cell table:formula="of:=[.R119]-(1/[.$J119])*[.R119]+ [.R119]*(1-[.$D119])*(1)/[.$J119]" office:value-type="float" office:value="1" calcext:value-type="float">
            <text:p>1</text:p>
          </table:table-cell>
          <table:table-cell table:formula="of:=[.S119]-(1/[.$J119])*[.S119]+ [.S119]*(1-[.$D119])*(1)/[.$J119]" office:value-type="float" office:value="1" calcext:value-type="float">
            <text:p>1</text:p>
          </table:table-cell>
          <table:table-cell table:formula="of:=[.T119]-(1/[.$J119])*[.T119]+ [.T119]*(1-[.$D119])*(1)/[.$J119]" office:value-type="float" office:value="1" calcext:value-type="float">
            <text:p>1</text:p>
          </table:table-cell>
          <table:table-cell table:formula="of:=[.U119]-(1/[.$J119])*[.U119]+ [.U119]*(1-[.$D119])*(1)/[.$J119]" office:value-type="float" office:value="1" calcext:value-type="float">
            <text:p>1</text:p>
          </table:table-cell>
          <table:table-cell table:formula="of:=[.V119]-(1/[.$J119])*[.V119]+ [.V119]*(1-[.$E119])*(1)/[.$J119]" office:value-type="float" office:value="0.986666666666667" calcext:value-type="float">
            <text:p>0,9866666667</text:p>
          </table:table-cell>
          <table:table-cell table:formula="of:=[.W119]-(1/[.$J119])*[.W119]+ [.W119]*(1-[.$E119])*(1)/[.$J119]" office:value-type="float" office:value="0.973511111111111" calcext:value-type="float">
            <text:p>0,9735111111</text:p>
          </table:table-cell>
          <table:table-cell table:formula="of:=[.X119]-(1/[.$J119])*[.X119]+ [.X119]*(1-[.$E119])*(1)/[.$J119]" office:value-type="float" office:value="0.960530962962963" calcext:value-type="float">
            <text:p>0,960530963</text:p>
          </table:table-cell>
          <table:table-cell table:formula="of:=[.Y119]-(1/[.$J119])*[.Y119]+ [.Y119]*(1-[.$E119])*(1)/[.$J119]" office:value-type="float" office:value="0.94772388345679" calcext:value-type="float">
            <text:p>0,9477238835</text:p>
          </table:table-cell>
          <table:table-cell table:formula="of:=[.Z119]-(1/[.$J119])*[.Z119]+ [.Z119]*(1-[.$E119])*(1)/[.$J119]" office:value-type="float" office:value="0.9350875650107" calcext:value-type="float">
            <text:p>0,935087565</text:p>
          </table:table-cell>
          <table:table-cell table:formula="of:=[.AA119]-(1/[.$J119])*[.AA119]+ [.AA119]*(1-[.$E119])*(1)/[.$J119]" office:value-type="float" office:value="0.922619730810557" calcext:value-type="float">
            <text:p>0,9226197308</text:p>
          </table:table-cell>
          <table:table-cell table:formula="of:=[.AB119]-(1/[.$J119])*[.AB119]+ [.AB119]*(1-[.$E119])*(1)/[.$J119]" office:value-type="float" office:value="0.91031813439975" calcext:value-type="float">
            <text:p>0,9103181344</text:p>
          </table:table-cell>
          <table:table-cell table:formula="of:=[.AC119]-(1/[.$J119])*[.AC119]+ [.AC119]*(1-[.$E119])*(1)/[.$J119]" office:value-type="float" office:value="0.89818055927442" calcext:value-type="float">
            <text:p>0,8981805593</text:p>
          </table:table-cell>
          <table:table-cell table:formula="of:=[.AD119]-(1/[.$J119])*[.AD119]+ [.AD119]*(1-[.$E119])*(1)/[.$J119]" office:value-type="float" office:value="0.886204818484094" calcext:value-type="float">
            <text:p>0,8862048185</text:p>
          </table:table-cell>
          <table:table-cell table:formula="of:=[.AE119]-(1/[.$J119])*[.AE119]+ [.AE119]*(1-[.$E119])*(1)/[.$J119]" office:value-type="float" office:value="0.87438875423764" calcext:value-type="float">
            <text:p>0,8743887542</text:p>
          </table:table-cell>
          <table:table-cell table:formula="of:=[.AF119]-(1/[.$J119])*[.AF119]+ [.AF119]*(1-[.$F119])*(1)/[.$J119]" office:value-type="float" office:value="0.862730237514471" calcext:value-type="float">
            <text:p>0,8627302375</text:p>
          </table:table-cell>
          <table:table-cell table:formula="of:=[.AG119]-(1/[.$J119])*[.AG119]+ [.AG119]*(1-[.$F119])*(1)/[.$J119]" office:value-type="float" office:value="0.851227167680945" calcext:value-type="float">
            <text:p>0,8512271677</text:p>
          </table:table-cell>
          <table:table-cell table:formula="of:=[.AH119]-(1/[.$J119])*[.AH119]+ [.AH119]*(1-[.$F119])*(1)/[.$J119]" office:value-type="float" office:value="0.839877472111866" calcext:value-type="float">
            <text:p>0,8398774721</text:p>
          </table:table-cell>
          <table:table-cell table:formula="of:=[.AI119]-(1/[.$J119])*[.AI119]+ [.AI119]*(1-[.$F119])*(1)/[.$J119]" office:value-type="float" office:value="0.828679105817041" calcext:value-type="float">
            <text:p>0,8286791058</text:p>
          </table:table-cell>
          <table:table-cell table:formula="of:=[.AJ119]-(1/[.$J119])*[.AJ119]+ [.AJ119]*(1-[.$F119])*(1)/[.$J119]" office:value-type="float" office:value="0.817630051072814" calcext:value-type="float">
            <text:p>0,8176300511</text:p>
          </table:table-cell>
          <table:table-cell table:formula="of:=[.AK119]-(1/[.$J119])*[.AK119]+ [.AK119]*(1-[.$F119])*(1)/[.$J119]" office:value-type="float" office:value="0.806728317058509" calcext:value-type="float">
            <text:p>0,8067283171</text:p>
          </table:table-cell>
          <table:table-cell table:formula="of:=[.AL119]-(1/[.$J119])*[.AL119]+ [.AL119]*(1-[.$F119])*(1)/[.$J119]" office:value-type="float" office:value="0.795971939497729" calcext:value-type="float">
            <text:p>0,7959719395</text:p>
          </table:table-cell>
          <table:table-cell table:formula="of:=[.AM119]-(1/[.$J119])*[.AM119]+ [.AM119]*(1-[.$F119])*(1)/[.$J119]" office:value-type="float" office:value="0.785358980304426" calcext:value-type="float">
            <text:p>0,7853589803</text:p>
          </table:table-cell>
          <table:table-cell table:formula="of:=[.AN119]-(1/[.$J119])*[.AN119]+ [.AN119]*(1-[.$F119])*(1)/[.$J119]" office:value-type="float" office:value="0.774887527233701" calcext:value-type="float">
            <text:p>0,7748875272</text:p>
          </table:table-cell>
          <table:table-cell table:formula="of:=[.AO119]-(1/[.$J119])*[.AO119]+ [.AO119]*(1-[.$F119])*(1)/[.$J119]" office:value-type="float" office:value="0.764555693537251" calcext:value-type="float">
            <text:p>0,7645556935</text:p>
          </table:table-cell>
          <table:table-cell table:formula="of:=[.AP119]-(1/[.$J119])*[.AP119]+ [.AP119]*(1-[.$G119])*(1)/[.$J119]" office:value-type="float" office:value="0.754361617623421" calcext:value-type="float">
            <text:p>0,7543616176</text:p>
          </table:table-cell>
          <table:table-cell table:formula="of:=[.AQ119]-(1/[.$J119])*[.AQ119]+ [.AQ119]*(1-[.$G119])*(1)/[.$J119]" office:value-type="float" office:value="0.744303462721776" calcext:value-type="float">
            <text:p>0,7443034627</text:p>
          </table:table-cell>
          <table:table-cell table:formula="of:=[.AR119]-(1/[.$J119])*[.AR119]+ [.AR119]*(1-[.$G119])*(1)/[.$J119]" office:value-type="float" office:value="0.734379416552152" calcext:value-type="float">
            <text:p>0,7343794166</text:p>
          </table:table-cell>
          <table:table-cell table:formula="of:=[.AS119]-(1/[.$J119])*[.AS119]+ [.AS119]*(1-[.$G119])*(1)/[.$J119]" office:value-type="float" office:value="0.724587690998123" calcext:value-type="float">
            <text:p>0,724587691</text:p>
          </table:table-cell>
          <table:table-cell table:formula="of:=[.AT119]-(1/[.$J119])*[.AT119]+ [.AT119]*(1-[.$G119])*(1)/[.$J119]" office:value-type="float" office:value="0.714926521784815" calcext:value-type="float">
            <text:p>0,7149265218</text:p>
          </table:table-cell>
          <table:table-cell table:formula="of:=[.AU119]-(1/[.$J119])*[.AU119]+ [.AU119]*(1-[.$G119])*(1)/[.$J119]" office:value-type="float" office:value="0.705394168161017" calcext:value-type="float">
            <text:p>0,7053941682</text:p>
          </table:table-cell>
          <table:table-cell table:formula="of:=[.AV119]-(1/[.$J119])*[.AV119]+ [.AV119]*(1-[.$G119])*(1)/[.$J119]" office:value-type="float" office:value="0.695988912585537" calcext:value-type="float">
            <text:p>0,6959889126</text:p>
          </table:table-cell>
          <table:table-cell table:formula="of:=[.AW119]-(1/[.$J119])*[.AW119]+ [.AW119]*(1-[.$G119])*(1)/[.$J119]" office:value-type="float" office:value="0.68670906041773" calcext:value-type="float">
            <text:p>0,6867090604</text:p>
          </table:table-cell>
          <table:table-cell table:formula="of:=[.AX119]-(1/[.$J119])*[.AX119]+ [.AX119]*(1-[.$G119])*(1)/[.$J119]" office:value-type="float" office:value="0.67755293961216" calcext:value-type="float">
            <text:p>0,6775529396</text:p>
          </table:table-cell>
          <table:table-cell table:formula="of:=[.AY119]-(1/[.$J119])*[.AY119]+ [.AY119]*(1-[.$G119])*(1)/[.$J119]" office:value-type="float" office:value="0.668518900417332" calcext:value-type="float">
            <text:p>0,6685189004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0]-(1/[.$J120])*[.K120]+ [.K120]*(1-[.$C120])*(1)/[.$J120]" office:value-type="float" office:value="1.01" calcext:value-type="float">
            <text:p>1,01</text:p>
          </table:table-cell>
          <table:table-cell table:formula="of:=[.L120]-(1/[.$J120])*[.L120]+ [.L120]*(1-[.$C120])*(1)/[.$J120]" office:value-type="float" office:value="1.0201" calcext:value-type="float">
            <text:p>1,0201</text:p>
          </table:table-cell>
          <table:table-cell table:formula="of:=[.M120]-(1/[.$J120])*[.M120]+ [.M120]*(1-[.$C120])*(1)/[.$J120]" office:value-type="float" office:value="1.030301" calcext:value-type="float">
            <text:p>1,030301</text:p>
          </table:table-cell>
          <table:table-cell table:formula="of:=[.N120]-(1/[.$J120])*[.N120]+ [.N120]*(1-[.$C120])*(1)/[.$J120]" office:value-type="float" office:value="1.04060401" calcext:value-type="float">
            <text:p>1,04060401</text:p>
          </table:table-cell>
          <table:table-cell table:formula="of:=[.O120]-(1/[.$J120])*[.O120]+ [.O120]*(1-[.$C120])*(1)/[.$J120]" office:value-type="float" office:value="1.0510100501" calcext:value-type="float">
            <text:p>1,0510100501</text:p>
          </table:table-cell>
          <table:table-cell table:formula="of:=[.P120]-(1/[.$J120])*[.P120]+ [.P120]*(1-[.$C120])*(1)/[.$J120]" office:value-type="float" office:value="1.061520150601" calcext:value-type="float">
            <text:p>1,0615201506</text:p>
          </table:table-cell>
          <table:table-cell table:formula="of:=[.Q120]-(1/[.$J120])*[.Q120]+ [.Q120]*(1-[.$D120])*(1)/[.$J120]" office:value-type="float" office:value="1.07213535210701" calcext:value-type="float">
            <text:p>1,0721353521</text:p>
          </table:table-cell>
          <table:table-cell table:formula="of:=[.R120]-(1/[.$J120])*[.R120]+ [.R120]*(1-[.$D120])*(1)/[.$J120]" office:value-type="float" office:value="1.08285670562808" calcext:value-type="float">
            <text:p>1,0828567056</text:p>
          </table:table-cell>
          <table:table-cell table:formula="of:=[.S120]-(1/[.$J120])*[.S120]+ [.S120]*(1-[.$D120])*(1)/[.$J120]" office:value-type="float" office:value="1.09368527268436" calcext:value-type="float">
            <text:p>1,0936852727</text:p>
          </table:table-cell>
          <table:table-cell table:formula="of:=[.T120]-(1/[.$J120])*[.T120]+ [.T120]*(1-[.$D120])*(1)/[.$J120]" office:value-type="float" office:value="1.1046221254112" calcext:value-type="float">
            <text:p>1,1046221254</text:p>
          </table:table-cell>
          <table:table-cell table:formula="of:=[.U120]-(1/[.$J120])*[.U120]+ [.U120]*(1-[.$D120])*(1)/[.$J120]" office:value-type="float" office:value="1.11566834666532" calcext:value-type="float">
            <text:p>1,1156683467</text:p>
          </table:table-cell>
          <table:table-cell table:formula="of:=[.V120]-(1/[.$J120])*[.V120]+ [.V120]*(1-[.$E120])*(1)/[.$J120]" office:value-type="float" office:value="1.09335497973201" calcext:value-type="float">
            <text:p>1,0933549797</text:p>
          </table:table-cell>
          <table:table-cell table:formula="of:=[.W120]-(1/[.$J120])*[.W120]+ [.W120]*(1-[.$E120])*(1)/[.$J120]" office:value-type="float" office:value="1.07148788013737" calcext:value-type="float">
            <text:p>1,0714878801</text:p>
          </table:table-cell>
          <table:table-cell table:formula="of:=[.X120]-(1/[.$J120])*[.X120]+ [.X120]*(1-[.$E120])*(1)/[.$J120]" office:value-type="float" office:value="1.05005812253462" calcext:value-type="float">
            <text:p>1,0500581225</text:p>
          </table:table-cell>
          <table:table-cell table:formula="of:=[.Y120]-(1/[.$J120])*[.Y120]+ [.Y120]*(1-[.$E120])*(1)/[.$J120]" office:value-type="float" office:value="1.02905696008393" calcext:value-type="float">
            <text:p>1,0290569601</text:p>
          </table:table-cell>
          <table:table-cell table:formula="of:=[.Z120]-(1/[.$J120])*[.Z120]+ [.Z120]*(1-[.$E120])*(1)/[.$J120]" office:value-type="float" office:value="1.00847582088225" calcext:value-type="float">
            <text:p>1,0084758209</text:p>
          </table:table-cell>
          <table:table-cell table:formula="of:=[.AA120]-(1/[.$J120])*[.AA120]+ [.AA120]*(1-[.$E120])*(1)/[.$J120]" office:value-type="float" office:value="0.988306304464607" calcext:value-type="float">
            <text:p>0,9883063045</text:p>
          </table:table-cell>
          <table:table-cell table:formula="of:=[.AB120]-(1/[.$J120])*[.AB120]+ [.AB120]*(1-[.$E120])*(1)/[.$J120]" office:value-type="float" office:value="0.968540178375315" calcext:value-type="float">
            <text:p>0,9685401784</text:p>
          </table:table-cell>
          <table:table-cell table:formula="of:=[.AC120]-(1/[.$J120])*[.AC120]+ [.AC120]*(1-[.$E120])*(1)/[.$J120]" office:value-type="float" office:value="0.949169374807808" calcext:value-type="float">
            <text:p>0,9491693748</text:p>
          </table:table-cell>
          <table:table-cell table:formula="of:=[.AD120]-(1/[.$J120])*[.AD120]+ [.AD120]*(1-[.$E120])*(1)/[.$J120]" office:value-type="float" office:value="0.930185987311652" calcext:value-type="float">
            <text:p>0,9301859873</text:p>
          </table:table-cell>
          <table:table-cell table:formula="of:=[.AE120]-(1/[.$J120])*[.AE120]+ [.AE120]*(1-[.$E120])*(1)/[.$J120]" office:value-type="float" office:value="0.911582267565419" calcext:value-type="float">
            <text:p>0,9115822676</text:p>
          </table:table-cell>
          <table:table-cell table:formula="of:=[.AF120]-(1/[.$J120])*[.AF120]+ [.AF120]*(1-[.$F120])*(1)/[.$J120]" office:value-type="float" office:value="0.893350622214111" calcext:value-type="float">
            <text:p>0,8933506222</text:p>
          </table:table-cell>
          <table:table-cell table:formula="of:=[.AG120]-(1/[.$J120])*[.AG120]+ [.AG120]*(1-[.$F120])*(1)/[.$J120]" office:value-type="float" office:value="0.875483609769828" calcext:value-type="float">
            <text:p>0,8754836098</text:p>
          </table:table-cell>
          <table:table-cell table:formula="of:=[.AH120]-(1/[.$J120])*[.AH120]+ [.AH120]*(1-[.$F120])*(1)/[.$J120]" office:value-type="float" office:value="0.857973937574432" calcext:value-type="float">
            <text:p>0,8579739376</text:p>
          </table:table-cell>
          <table:table-cell table:formula="of:=[.AI120]-(1/[.$J120])*[.AI120]+ [.AI120]*(1-[.$F120])*(1)/[.$J120]" office:value-type="float" office:value="0.840814458822943" calcext:value-type="float">
            <text:p>0,8408144588</text:p>
          </table:table-cell>
          <table:table-cell table:formula="of:=[.AJ120]-(1/[.$J120])*[.AJ120]+ [.AJ120]*(1-[.$F120])*(1)/[.$J120]" office:value-type="float" office:value="0.823998169646484" calcext:value-type="float">
            <text:p>0,8239981696</text:p>
          </table:table-cell>
          <table:table-cell table:formula="of:=[.AK120]-(1/[.$J120])*[.AK120]+ [.AK120]*(1-[.$F120])*(1)/[.$J120]" office:value-type="float" office:value="0.807518206253555" calcext:value-type="float">
            <text:p>0,8075182063</text:p>
          </table:table-cell>
          <table:table-cell table:formula="of:=[.AL120]-(1/[.$J120])*[.AL120]+ [.AL120]*(1-[.$F120])*(1)/[.$J120]" office:value-type="float" office:value="0.791367842128484" calcext:value-type="float">
            <text:p>0,7913678421</text:p>
          </table:table-cell>
          <table:table-cell table:formula="of:=[.AM120]-(1/[.$J120])*[.AM120]+ [.AM120]*(1-[.$F120])*(1)/[.$J120]" office:value-type="float" office:value="0.775540485285914" calcext:value-type="float">
            <text:p>0,7755404853</text:p>
          </table:table-cell>
          <table:table-cell table:formula="of:=[.AN120]-(1/[.$J120])*[.AN120]+ [.AN120]*(1-[.$F120])*(1)/[.$J120]" office:value-type="float" office:value="0.760029675580196" calcext:value-type="float">
            <text:p>0,7600296756</text:p>
          </table:table-cell>
          <table:table-cell table:formula="of:=[.AO120]-(1/[.$J120])*[.AO120]+ [.AO120]*(1-[.$F120])*(1)/[.$J120]" office:value-type="float" office:value="0.744829082068592" calcext:value-type="float">
            <text:p>0,7448290821</text:p>
          </table:table-cell>
          <table:table-cell table:formula="of:=[.AP120]-(1/[.$J120])*[.AP120]+ [.AP120]*(1-[.$G120])*(1)/[.$J120]" office:value-type="float" office:value="0.737380791247906" calcext:value-type="float">
            <text:p>0,7373807912</text:p>
          </table:table-cell>
          <table:table-cell table:formula="of:=[.AQ120]-(1/[.$J120])*[.AQ120]+ [.AQ120]*(1-[.$G120])*(1)/[.$J120]" office:value-type="float" office:value="0.730006983335427" calcext:value-type="float">
            <text:p>0,7300069833</text:p>
          </table:table-cell>
          <table:table-cell table:formula="of:=[.AR120]-(1/[.$J120])*[.AR120]+ [.AR120]*(1-[.$G120])*(1)/[.$J120]" office:value-type="float" office:value="0.722706913502072" calcext:value-type="float">
            <text:p>0,7227069135</text:p>
          </table:table-cell>
          <table:table-cell table:formula="of:=[.AS120]-(1/[.$J120])*[.AS120]+ [.AS120]*(1-[.$G120])*(1)/[.$J120]" office:value-type="float" office:value="0.715479844367052" calcext:value-type="float">
            <text:p>0,7154798444</text:p>
          </table:table-cell>
          <table:table-cell table:formula="of:=[.AT120]-(1/[.$J120])*[.AT120]+ [.AT120]*(1-[.$G120])*(1)/[.$J120]" office:value-type="float" office:value="0.708325045923381" calcext:value-type="float">
            <text:p>0,7083250459</text:p>
          </table:table-cell>
          <table:table-cell table:formula="of:=[.AU120]-(1/[.$J120])*[.AU120]+ [.AU120]*(1-[.$G120])*(1)/[.$J120]" office:value-type="float" office:value="0.701241795464147" calcext:value-type="float">
            <text:p>0,7012417955</text:p>
          </table:table-cell>
          <table:table-cell table:formula="of:=[.AV120]-(1/[.$J120])*[.AV120]+ [.AV120]*(1-[.$G120])*(1)/[.$J120]" office:value-type="float" office:value="0.694229377509506" calcext:value-type="float">
            <text:p>0,6942293775</text:p>
          </table:table-cell>
          <table:table-cell table:formula="of:=[.AW120]-(1/[.$J120])*[.AW120]+ [.AW120]*(1-[.$G120])*(1)/[.$J120]" office:value-type="float" office:value="0.687287083734411" calcext:value-type="float">
            <text:p>0,6872870837</text:p>
          </table:table-cell>
          <table:table-cell table:formula="of:=[.AX120]-(1/[.$J120])*[.AX120]+ [.AX120]*(1-[.$G120])*(1)/[.$J120]" office:value-type="float" office:value="0.680414212897067" calcext:value-type="float">
            <text:p>0,6804142129</text:p>
          </table:table-cell>
          <table:table-cell table:formula="of:=[.AY120]-(1/[.$J120])*[.AY120]+ [.AY120]*(1-[.$G120])*(1)/[.$J120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1]-(1/[.$J121])*[.K121]+ [.K121]*(1-[.$C121])*(1)/[.$J121]" office:value-type="float" office:value="1.01" calcext:value-type="float">
            <text:p>1,01</text:p>
          </table:table-cell>
          <table:table-cell table:formula="of:=[.L121]-(1/[.$J121])*[.L121]+ [.L121]*(1-[.$C121])*(1)/[.$J121]" office:value-type="float" office:value="1.0201" calcext:value-type="float">
            <text:p>1,0201</text:p>
          </table:table-cell>
          <table:table-cell table:formula="of:=[.M121]-(1/[.$J121])*[.M121]+ [.M121]*(1-[.$C121])*(1)/[.$J121]" office:value-type="float" office:value="1.030301" calcext:value-type="float">
            <text:p>1,030301</text:p>
          </table:table-cell>
          <table:table-cell table:formula="of:=[.N121]-(1/[.$J121])*[.N121]+ [.N121]*(1-[.$C121])*(1)/[.$J121]" office:value-type="float" office:value="1.04060401" calcext:value-type="float">
            <text:p>1,04060401</text:p>
          </table:table-cell>
          <table:table-cell table:formula="of:=[.O121]-(1/[.$J121])*[.O121]+ [.O121]*(1-[.$C121])*(1)/[.$J121]" office:value-type="float" office:value="1.0510100501" calcext:value-type="float">
            <text:p>1,0510100501</text:p>
          </table:table-cell>
          <table:table-cell table:formula="of:=[.P121]-(1/[.$J121])*[.P121]+ [.P121]*(1-[.$C121])*(1)/[.$J121]" office:value-type="float" office:value="1.061520150601" calcext:value-type="float">
            <text:p>1,0615201506</text:p>
          </table:table-cell>
          <table:table-cell table:formula="of:=[.Q121]-(1/[.$J121])*[.Q121]+ [.Q121]*(1-[.$D121])*(1)/[.$J121]" office:value-type="float" office:value="1.07213535210701" calcext:value-type="float">
            <text:p>1,0721353521</text:p>
          </table:table-cell>
          <table:table-cell table:formula="of:=[.R121]-(1/[.$J121])*[.R121]+ [.R121]*(1-[.$D121])*(1)/[.$J121]" office:value-type="float" office:value="1.08285670562808" calcext:value-type="float">
            <text:p>1,0828567056</text:p>
          </table:table-cell>
          <table:table-cell table:formula="of:=[.S121]-(1/[.$J121])*[.S121]+ [.S121]*(1-[.$D121])*(1)/[.$J121]" office:value-type="float" office:value="1.09368527268436" calcext:value-type="float">
            <text:p>1,0936852727</text:p>
          </table:table-cell>
          <table:table-cell table:formula="of:=[.T121]-(1/[.$J121])*[.T121]+ [.T121]*(1-[.$D121])*(1)/[.$J121]" office:value-type="float" office:value="1.1046221254112" calcext:value-type="float">
            <text:p>1,1046221254</text:p>
          </table:table-cell>
          <table:table-cell table:formula="of:=[.U121]-(1/[.$J121])*[.U121]+ [.U121]*(1-[.$D121])*(1)/[.$J121]" office:value-type="float" office:value="1.11566834666532" calcext:value-type="float">
            <text:p>1,1156683467</text:p>
          </table:table-cell>
          <table:table-cell table:formula="of:=[.V121]-(1/[.$J121])*[.V121]+ [.V121]*(1-[.$E121])*(1)/[.$J121]" office:value-type="float" office:value="1.09335497973201" calcext:value-type="float">
            <text:p>1,0933549797</text:p>
          </table:table-cell>
          <table:table-cell table:formula="of:=[.W121]-(1/[.$J121])*[.W121]+ [.W121]*(1-[.$E121])*(1)/[.$J121]" office:value-type="float" office:value="1.07148788013737" calcext:value-type="float">
            <text:p>1,0714878801</text:p>
          </table:table-cell>
          <table:table-cell table:formula="of:=[.X121]-(1/[.$J121])*[.X121]+ [.X121]*(1-[.$E121])*(1)/[.$J121]" office:value-type="float" office:value="1.05005812253462" calcext:value-type="float">
            <text:p>1,0500581225</text:p>
          </table:table-cell>
          <table:table-cell table:formula="of:=[.Y121]-(1/[.$J121])*[.Y121]+ [.Y121]*(1-[.$E121])*(1)/[.$J121]" office:value-type="float" office:value="1.02905696008393" calcext:value-type="float">
            <text:p>1,0290569601</text:p>
          </table:table-cell>
          <table:table-cell table:formula="of:=[.Z121]-(1/[.$J121])*[.Z121]+ [.Z121]*(1-[.$E121])*(1)/[.$J121]" office:value-type="float" office:value="1.00847582088225" calcext:value-type="float">
            <text:p>1,0084758209</text:p>
          </table:table-cell>
          <table:table-cell table:formula="of:=[.AA121]-(1/[.$J121])*[.AA121]+ [.AA121]*(1-[.$E121])*(1)/[.$J121]" office:value-type="float" office:value="0.988306304464607" calcext:value-type="float">
            <text:p>0,9883063045</text:p>
          </table:table-cell>
          <table:table-cell table:formula="of:=[.AB121]-(1/[.$J121])*[.AB121]+ [.AB121]*(1-[.$E121])*(1)/[.$J121]" office:value-type="float" office:value="0.968540178375315" calcext:value-type="float">
            <text:p>0,9685401784</text:p>
          </table:table-cell>
          <table:table-cell table:formula="of:=[.AC121]-(1/[.$J121])*[.AC121]+ [.AC121]*(1-[.$E121])*(1)/[.$J121]" office:value-type="float" office:value="0.949169374807808" calcext:value-type="float">
            <text:p>0,9491693748</text:p>
          </table:table-cell>
          <table:table-cell table:formula="of:=[.AD121]-(1/[.$J121])*[.AD121]+ [.AD121]*(1-[.$E121])*(1)/[.$J121]" office:value-type="float" office:value="0.930185987311652" calcext:value-type="float">
            <text:p>0,9301859873</text:p>
          </table:table-cell>
          <table:table-cell table:formula="of:=[.AE121]-(1/[.$J121])*[.AE121]+ [.AE121]*(1-[.$E121])*(1)/[.$J121]" office:value-type="float" office:value="0.911582267565419" calcext:value-type="float">
            <text:p>0,9115822676</text:p>
          </table:table-cell>
          <table:table-cell table:formula="of:=[.AF121]-(1/[.$J121])*[.AF121]+ [.AF121]*(1-[.$F121])*(1)/[.$J121]" office:value-type="float" office:value="0.893350622214111" calcext:value-type="float">
            <text:p>0,8933506222</text:p>
          </table:table-cell>
          <table:table-cell table:formula="of:=[.AG121]-(1/[.$J121])*[.AG121]+ [.AG121]*(1-[.$F121])*(1)/[.$J121]" office:value-type="float" office:value="0.875483609769828" calcext:value-type="float">
            <text:p>0,8754836098</text:p>
          </table:table-cell>
          <table:table-cell table:formula="of:=[.AH121]-(1/[.$J121])*[.AH121]+ [.AH121]*(1-[.$F121])*(1)/[.$J121]" office:value-type="float" office:value="0.857973937574432" calcext:value-type="float">
            <text:p>0,8579739376</text:p>
          </table:table-cell>
          <table:table-cell table:formula="of:=[.AI121]-(1/[.$J121])*[.AI121]+ [.AI121]*(1-[.$F121])*(1)/[.$J121]" office:value-type="float" office:value="0.840814458822943" calcext:value-type="float">
            <text:p>0,8408144588</text:p>
          </table:table-cell>
          <table:table-cell table:formula="of:=[.AJ121]-(1/[.$J121])*[.AJ121]+ [.AJ121]*(1-[.$F121])*(1)/[.$J121]" office:value-type="float" office:value="0.823998169646484" calcext:value-type="float">
            <text:p>0,8239981696</text:p>
          </table:table-cell>
          <table:table-cell table:formula="of:=[.AK121]-(1/[.$J121])*[.AK121]+ [.AK121]*(1-[.$F121])*(1)/[.$J121]" office:value-type="float" office:value="0.807518206253555" calcext:value-type="float">
            <text:p>0,8075182063</text:p>
          </table:table-cell>
          <table:table-cell table:formula="of:=[.AL121]-(1/[.$J121])*[.AL121]+ [.AL121]*(1-[.$F121])*(1)/[.$J121]" office:value-type="float" office:value="0.791367842128484" calcext:value-type="float">
            <text:p>0,7913678421</text:p>
          </table:table-cell>
          <table:table-cell table:formula="of:=[.AM121]-(1/[.$J121])*[.AM121]+ [.AM121]*(1-[.$F121])*(1)/[.$J121]" office:value-type="float" office:value="0.775540485285914" calcext:value-type="float">
            <text:p>0,7755404853</text:p>
          </table:table-cell>
          <table:table-cell table:formula="of:=[.AN121]-(1/[.$J121])*[.AN121]+ [.AN121]*(1-[.$F121])*(1)/[.$J121]" office:value-type="float" office:value="0.760029675580196" calcext:value-type="float">
            <text:p>0,7600296756</text:p>
          </table:table-cell>
          <table:table-cell table:formula="of:=[.AO121]-(1/[.$J121])*[.AO121]+ [.AO121]*(1-[.$F121])*(1)/[.$J121]" office:value-type="float" office:value="0.744829082068592" calcext:value-type="float">
            <text:p>0,7448290821</text:p>
          </table:table-cell>
          <table:table-cell table:formula="of:=[.AP121]-(1/[.$J121])*[.AP121]+ [.AP121]*(1-[.$G121])*(1)/[.$J121]" office:value-type="float" office:value="0.737380791247906" calcext:value-type="float">
            <text:p>0,7373807912</text:p>
          </table:table-cell>
          <table:table-cell table:formula="of:=[.AQ121]-(1/[.$J121])*[.AQ121]+ [.AQ121]*(1-[.$G121])*(1)/[.$J121]" office:value-type="float" office:value="0.730006983335427" calcext:value-type="float">
            <text:p>0,7300069833</text:p>
          </table:table-cell>
          <table:table-cell table:formula="of:=[.AR121]-(1/[.$J121])*[.AR121]+ [.AR121]*(1-[.$G121])*(1)/[.$J121]" office:value-type="float" office:value="0.722706913502072" calcext:value-type="float">
            <text:p>0,7227069135</text:p>
          </table:table-cell>
          <table:table-cell table:formula="of:=[.AS121]-(1/[.$J121])*[.AS121]+ [.AS121]*(1-[.$G121])*(1)/[.$J121]" office:value-type="float" office:value="0.715479844367052" calcext:value-type="float">
            <text:p>0,7154798444</text:p>
          </table:table-cell>
          <table:table-cell table:formula="of:=[.AT121]-(1/[.$J121])*[.AT121]+ [.AT121]*(1-[.$G121])*(1)/[.$J121]" office:value-type="float" office:value="0.708325045923381" calcext:value-type="float">
            <text:p>0,7083250459</text:p>
          </table:table-cell>
          <table:table-cell table:formula="of:=[.AU121]-(1/[.$J121])*[.AU121]+ [.AU121]*(1-[.$G121])*(1)/[.$J121]" office:value-type="float" office:value="0.701241795464147" calcext:value-type="float">
            <text:p>0,7012417955</text:p>
          </table:table-cell>
          <table:table-cell table:formula="of:=[.AV121]-(1/[.$J121])*[.AV121]+ [.AV121]*(1-[.$G121])*(1)/[.$J121]" office:value-type="float" office:value="0.694229377509506" calcext:value-type="float">
            <text:p>0,6942293775</text:p>
          </table:table-cell>
          <table:table-cell table:formula="of:=[.AW121]-(1/[.$J121])*[.AW121]+ [.AW121]*(1-[.$G121])*(1)/[.$J121]" office:value-type="float" office:value="0.687287083734411" calcext:value-type="float">
            <text:p>0,6872870837</text:p>
          </table:table-cell>
          <table:table-cell table:formula="of:=[.AX121]-(1/[.$J121])*[.AX121]+ [.AX121]*(1-[.$G121])*(1)/[.$J121]" office:value-type="float" office:value="0.680414212897067" calcext:value-type="float">
            <text:p>0,6804142129</text:p>
          </table:table-cell>
          <table:table-cell table:formula="of:=[.AY121]-(1/[.$J121])*[.AY121]+ [.AY121]*(1-[.$G121])*(1)/[.$J121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2]-(1/[.$J122])*[.K122]+ [.K122]*(1-[.$C122])*(1)/[.$J122]" office:value-type="float" office:value="1.01" calcext:value-type="float">
            <text:p>1,01</text:p>
          </table:table-cell>
          <table:table-cell table:formula="of:=[.L122]-(1/[.$J122])*[.L122]+ [.L122]*(1-[.$C122])*(1)/[.$J122]" office:value-type="float" office:value="1.0201" calcext:value-type="float">
            <text:p>1,0201</text:p>
          </table:table-cell>
          <table:table-cell table:formula="of:=[.M122]-(1/[.$J122])*[.M122]+ [.M122]*(1-[.$C122])*(1)/[.$J122]" office:value-type="float" office:value="1.030301" calcext:value-type="float">
            <text:p>1,030301</text:p>
          </table:table-cell>
          <table:table-cell table:formula="of:=[.N122]-(1/[.$J122])*[.N122]+ [.N122]*(1-[.$C122])*(1)/[.$J122]" office:value-type="float" office:value="1.04060401" calcext:value-type="float">
            <text:p>1,04060401</text:p>
          </table:table-cell>
          <table:table-cell table:formula="of:=[.O122]-(1/[.$J122])*[.O122]+ [.O122]*(1-[.$C122])*(1)/[.$J122]" office:value-type="float" office:value="1.0510100501" calcext:value-type="float">
            <text:p>1,0510100501</text:p>
          </table:table-cell>
          <table:table-cell table:formula="of:=[.P122]-(1/[.$J122])*[.P122]+ [.P122]*(1-[.$C122])*(1)/[.$J122]" office:value-type="float" office:value="1.061520150601" calcext:value-type="float">
            <text:p>1,0615201506</text:p>
          </table:table-cell>
          <table:table-cell table:formula="of:=[.Q122]-(1/[.$J122])*[.Q122]+ [.Q122]*(1-[.$D122])*(1)/[.$J122]" office:value-type="float" office:value="1.07213535210701" calcext:value-type="float">
            <text:p>1,0721353521</text:p>
          </table:table-cell>
          <table:table-cell table:formula="of:=[.R122]-(1/[.$J122])*[.R122]+ [.R122]*(1-[.$D122])*(1)/[.$J122]" office:value-type="float" office:value="1.08285670562808" calcext:value-type="float">
            <text:p>1,0828567056</text:p>
          </table:table-cell>
          <table:table-cell table:formula="of:=[.S122]-(1/[.$J122])*[.S122]+ [.S122]*(1-[.$D122])*(1)/[.$J122]" office:value-type="float" office:value="1.09368527268436" calcext:value-type="float">
            <text:p>1,0936852727</text:p>
          </table:table-cell>
          <table:table-cell table:formula="of:=[.T122]-(1/[.$J122])*[.T122]+ [.T122]*(1-[.$D122])*(1)/[.$J122]" office:value-type="float" office:value="1.1046221254112" calcext:value-type="float">
            <text:p>1,1046221254</text:p>
          </table:table-cell>
          <table:table-cell table:formula="of:=[.U122]-(1/[.$J122])*[.U122]+ [.U122]*(1-[.$D122])*(1)/[.$J122]" office:value-type="float" office:value="1.11566834666532" calcext:value-type="float">
            <text:p>1,1156683467</text:p>
          </table:table-cell>
          <table:table-cell table:formula="of:=[.V122]-(1/[.$J122])*[.V122]+ [.V122]*(1-[.$E122])*(1)/[.$J122]" office:value-type="float" office:value="1.09335497973201" calcext:value-type="float">
            <text:p>1,0933549797</text:p>
          </table:table-cell>
          <table:table-cell table:formula="of:=[.W122]-(1/[.$J122])*[.W122]+ [.W122]*(1-[.$E122])*(1)/[.$J122]" office:value-type="float" office:value="1.07148788013737" calcext:value-type="float">
            <text:p>1,0714878801</text:p>
          </table:table-cell>
          <table:table-cell table:formula="of:=[.X122]-(1/[.$J122])*[.X122]+ [.X122]*(1-[.$E122])*(1)/[.$J122]" office:value-type="float" office:value="1.05005812253462" calcext:value-type="float">
            <text:p>1,0500581225</text:p>
          </table:table-cell>
          <table:table-cell table:formula="of:=[.Y122]-(1/[.$J122])*[.Y122]+ [.Y122]*(1-[.$E122])*(1)/[.$J122]" office:value-type="float" office:value="1.02905696008393" calcext:value-type="float">
            <text:p>1,0290569601</text:p>
          </table:table-cell>
          <table:table-cell table:formula="of:=[.Z122]-(1/[.$J122])*[.Z122]+ [.Z122]*(1-[.$E122])*(1)/[.$J122]" office:value-type="float" office:value="1.00847582088225" calcext:value-type="float">
            <text:p>1,0084758209</text:p>
          </table:table-cell>
          <table:table-cell table:formula="of:=[.AA122]-(1/[.$J122])*[.AA122]+ [.AA122]*(1-[.$E122])*(1)/[.$J122]" office:value-type="float" office:value="0.988306304464607" calcext:value-type="float">
            <text:p>0,9883063045</text:p>
          </table:table-cell>
          <table:table-cell table:formula="of:=[.AB122]-(1/[.$J122])*[.AB122]+ [.AB122]*(1-[.$E122])*(1)/[.$J122]" office:value-type="float" office:value="0.968540178375315" calcext:value-type="float">
            <text:p>0,9685401784</text:p>
          </table:table-cell>
          <table:table-cell table:formula="of:=[.AC122]-(1/[.$J122])*[.AC122]+ [.AC122]*(1-[.$E122])*(1)/[.$J122]" office:value-type="float" office:value="0.949169374807808" calcext:value-type="float">
            <text:p>0,9491693748</text:p>
          </table:table-cell>
          <table:table-cell table:formula="of:=[.AD122]-(1/[.$J122])*[.AD122]+ [.AD122]*(1-[.$E122])*(1)/[.$J122]" office:value-type="float" office:value="0.930185987311652" calcext:value-type="float">
            <text:p>0,9301859873</text:p>
          </table:table-cell>
          <table:table-cell table:formula="of:=[.AE122]-(1/[.$J122])*[.AE122]+ [.AE122]*(1-[.$E122])*(1)/[.$J122]" office:value-type="float" office:value="0.911582267565419" calcext:value-type="float">
            <text:p>0,9115822676</text:p>
          </table:table-cell>
          <table:table-cell table:formula="of:=[.AF122]-(1/[.$J122])*[.AF122]+ [.AF122]*(1-[.$F122])*(1)/[.$J122]" office:value-type="float" office:value="0.893350622214111" calcext:value-type="float">
            <text:p>0,8933506222</text:p>
          </table:table-cell>
          <table:table-cell table:formula="of:=[.AG122]-(1/[.$J122])*[.AG122]+ [.AG122]*(1-[.$F122])*(1)/[.$J122]" office:value-type="float" office:value="0.875483609769828" calcext:value-type="float">
            <text:p>0,8754836098</text:p>
          </table:table-cell>
          <table:table-cell table:formula="of:=[.AH122]-(1/[.$J122])*[.AH122]+ [.AH122]*(1-[.$F122])*(1)/[.$J122]" office:value-type="float" office:value="0.857973937574432" calcext:value-type="float">
            <text:p>0,8579739376</text:p>
          </table:table-cell>
          <table:table-cell table:formula="of:=[.AI122]-(1/[.$J122])*[.AI122]+ [.AI122]*(1-[.$F122])*(1)/[.$J122]" office:value-type="float" office:value="0.840814458822943" calcext:value-type="float">
            <text:p>0,8408144588</text:p>
          </table:table-cell>
          <table:table-cell table:formula="of:=[.AJ122]-(1/[.$J122])*[.AJ122]+ [.AJ122]*(1-[.$F122])*(1)/[.$J122]" office:value-type="float" office:value="0.823998169646484" calcext:value-type="float">
            <text:p>0,8239981696</text:p>
          </table:table-cell>
          <table:table-cell table:formula="of:=[.AK122]-(1/[.$J122])*[.AK122]+ [.AK122]*(1-[.$F122])*(1)/[.$J122]" office:value-type="float" office:value="0.807518206253555" calcext:value-type="float">
            <text:p>0,8075182063</text:p>
          </table:table-cell>
          <table:table-cell table:formula="of:=[.AL122]-(1/[.$J122])*[.AL122]+ [.AL122]*(1-[.$F122])*(1)/[.$J122]" office:value-type="float" office:value="0.791367842128484" calcext:value-type="float">
            <text:p>0,7913678421</text:p>
          </table:table-cell>
          <table:table-cell table:formula="of:=[.AM122]-(1/[.$J122])*[.AM122]+ [.AM122]*(1-[.$F122])*(1)/[.$J122]" office:value-type="float" office:value="0.775540485285914" calcext:value-type="float">
            <text:p>0,7755404853</text:p>
          </table:table-cell>
          <table:table-cell table:formula="of:=[.AN122]-(1/[.$J122])*[.AN122]+ [.AN122]*(1-[.$F122])*(1)/[.$J122]" office:value-type="float" office:value="0.760029675580196" calcext:value-type="float">
            <text:p>0,7600296756</text:p>
          </table:table-cell>
          <table:table-cell table:formula="of:=[.AO122]-(1/[.$J122])*[.AO122]+ [.AO122]*(1-[.$F122])*(1)/[.$J122]" office:value-type="float" office:value="0.744829082068592" calcext:value-type="float">
            <text:p>0,7448290821</text:p>
          </table:table-cell>
          <table:table-cell table:formula="of:=[.AP122]-(1/[.$J122])*[.AP122]+ [.AP122]*(1-[.$G122])*(1)/[.$J122]" office:value-type="float" office:value="0.737380791247906" calcext:value-type="float">
            <text:p>0,7373807912</text:p>
          </table:table-cell>
          <table:table-cell table:formula="of:=[.AQ122]-(1/[.$J122])*[.AQ122]+ [.AQ122]*(1-[.$G122])*(1)/[.$J122]" office:value-type="float" office:value="0.730006983335427" calcext:value-type="float">
            <text:p>0,7300069833</text:p>
          </table:table-cell>
          <table:table-cell table:formula="of:=[.AR122]-(1/[.$J122])*[.AR122]+ [.AR122]*(1-[.$G122])*(1)/[.$J122]" office:value-type="float" office:value="0.722706913502072" calcext:value-type="float">
            <text:p>0,7227069135</text:p>
          </table:table-cell>
          <table:table-cell table:formula="of:=[.AS122]-(1/[.$J122])*[.AS122]+ [.AS122]*(1-[.$G122])*(1)/[.$J122]" office:value-type="float" office:value="0.715479844367052" calcext:value-type="float">
            <text:p>0,7154798444</text:p>
          </table:table-cell>
          <table:table-cell table:formula="of:=[.AT122]-(1/[.$J122])*[.AT122]+ [.AT122]*(1-[.$G122])*(1)/[.$J122]" office:value-type="float" office:value="0.708325045923381" calcext:value-type="float">
            <text:p>0,7083250459</text:p>
          </table:table-cell>
          <table:table-cell table:formula="of:=[.AU122]-(1/[.$J122])*[.AU122]+ [.AU122]*(1-[.$G122])*(1)/[.$J122]" office:value-type="float" office:value="0.701241795464147" calcext:value-type="float">
            <text:p>0,7012417955</text:p>
          </table:table-cell>
          <table:table-cell table:formula="of:=[.AV122]-(1/[.$J122])*[.AV122]+ [.AV122]*(1-[.$G122])*(1)/[.$J122]" office:value-type="float" office:value="0.694229377509506" calcext:value-type="float">
            <text:p>0,6942293775</text:p>
          </table:table-cell>
          <table:table-cell table:formula="of:=[.AW122]-(1/[.$J122])*[.AW122]+ [.AW122]*(1-[.$G122])*(1)/[.$J122]" office:value-type="float" office:value="0.687287083734411" calcext:value-type="float">
            <text:p>0,6872870837</text:p>
          </table:table-cell>
          <table:table-cell table:formula="of:=[.AX122]-(1/[.$J122])*[.AX122]+ [.AX122]*(1-[.$G122])*(1)/[.$J122]" office:value-type="float" office:value="0.680414212897067" calcext:value-type="float">
            <text:p>0,6804142129</text:p>
          </table:table-cell>
          <table:table-cell table:formula="of:=[.AY122]-(1/[.$J122])*[.AY122]+ [.AY122]*(1-[.$G122])*(1)/[.$J122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3]-(1/[.$J123])*[.K123]+ [.K123]*(1-[.$C123])*(1)/[.$J123]" office:value-type="float" office:value="1.01" calcext:value-type="float">
            <text:p>1,01</text:p>
          </table:table-cell>
          <table:table-cell table:formula="of:=[.L123]-(1/[.$J123])*[.L123]+ [.L123]*(1-[.$C123])*(1)/[.$J123]" office:value-type="float" office:value="1.0201" calcext:value-type="float">
            <text:p>1,0201</text:p>
          </table:table-cell>
          <table:table-cell table:formula="of:=[.M123]-(1/[.$J123])*[.M123]+ [.M123]*(1-[.$C123])*(1)/[.$J123]" office:value-type="float" office:value="1.030301" calcext:value-type="float">
            <text:p>1,030301</text:p>
          </table:table-cell>
          <table:table-cell table:formula="of:=[.N123]-(1/[.$J123])*[.N123]+ [.N123]*(1-[.$C123])*(1)/[.$J123]" office:value-type="float" office:value="1.04060401" calcext:value-type="float">
            <text:p>1,04060401</text:p>
          </table:table-cell>
          <table:table-cell table:formula="of:=[.O123]-(1/[.$J123])*[.O123]+ [.O123]*(1-[.$C123])*(1)/[.$J123]" office:value-type="float" office:value="1.0510100501" calcext:value-type="float">
            <text:p>1,0510100501</text:p>
          </table:table-cell>
          <table:table-cell table:formula="of:=[.P123]-(1/[.$J123])*[.P123]+ [.P123]*(1-[.$C123])*(1)/[.$J123]" office:value-type="float" office:value="1.061520150601" calcext:value-type="float">
            <text:p>1,0615201506</text:p>
          </table:table-cell>
          <table:table-cell table:formula="of:=[.Q123]-(1/[.$J123])*[.Q123]+ [.Q123]*(1-[.$D123])*(1)/[.$J123]" office:value-type="float" office:value="1.07213535210701" calcext:value-type="float">
            <text:p>1,0721353521</text:p>
          </table:table-cell>
          <table:table-cell table:formula="of:=[.R123]-(1/[.$J123])*[.R123]+ [.R123]*(1-[.$D123])*(1)/[.$J123]" office:value-type="float" office:value="1.08285670562808" calcext:value-type="float">
            <text:p>1,0828567056</text:p>
          </table:table-cell>
          <table:table-cell table:formula="of:=[.S123]-(1/[.$J123])*[.S123]+ [.S123]*(1-[.$D123])*(1)/[.$J123]" office:value-type="float" office:value="1.09368527268436" calcext:value-type="float">
            <text:p>1,0936852727</text:p>
          </table:table-cell>
          <table:table-cell table:formula="of:=[.T123]-(1/[.$J123])*[.T123]+ [.T123]*(1-[.$D123])*(1)/[.$J123]" office:value-type="float" office:value="1.1046221254112" calcext:value-type="float">
            <text:p>1,1046221254</text:p>
          </table:table-cell>
          <table:table-cell table:formula="of:=[.U123]-(1/[.$J123])*[.U123]+ [.U123]*(1-[.$D123])*(1)/[.$J123]" office:value-type="float" office:value="1.11566834666532" calcext:value-type="float">
            <text:p>1,1156683467</text:p>
          </table:table-cell>
          <table:table-cell table:formula="of:=[.V123]-(1/[.$J123])*[.V123]+ [.V123]*(1-[.$E123])*(1)/[.$J123]" office:value-type="float" office:value="1.09335497973201" calcext:value-type="float">
            <text:p>1,0933549797</text:p>
          </table:table-cell>
          <table:table-cell table:formula="of:=[.W123]-(1/[.$J123])*[.W123]+ [.W123]*(1-[.$E123])*(1)/[.$J123]" office:value-type="float" office:value="1.07148788013737" calcext:value-type="float">
            <text:p>1,0714878801</text:p>
          </table:table-cell>
          <table:table-cell table:formula="of:=[.X123]-(1/[.$J123])*[.X123]+ [.X123]*(1-[.$E123])*(1)/[.$J123]" office:value-type="float" office:value="1.05005812253462" calcext:value-type="float">
            <text:p>1,0500581225</text:p>
          </table:table-cell>
          <table:table-cell table:formula="of:=[.Y123]-(1/[.$J123])*[.Y123]+ [.Y123]*(1-[.$E123])*(1)/[.$J123]" office:value-type="float" office:value="1.02905696008393" calcext:value-type="float">
            <text:p>1,0290569601</text:p>
          </table:table-cell>
          <table:table-cell table:formula="of:=[.Z123]-(1/[.$J123])*[.Z123]+ [.Z123]*(1-[.$E123])*(1)/[.$J123]" office:value-type="float" office:value="1.00847582088225" calcext:value-type="float">
            <text:p>1,0084758209</text:p>
          </table:table-cell>
          <table:table-cell table:formula="of:=[.AA123]-(1/[.$J123])*[.AA123]+ [.AA123]*(1-[.$E123])*(1)/[.$J123]" office:value-type="float" office:value="0.988306304464607" calcext:value-type="float">
            <text:p>0,9883063045</text:p>
          </table:table-cell>
          <table:table-cell table:formula="of:=[.AB123]-(1/[.$J123])*[.AB123]+ [.AB123]*(1-[.$E123])*(1)/[.$J123]" office:value-type="float" office:value="0.968540178375315" calcext:value-type="float">
            <text:p>0,9685401784</text:p>
          </table:table-cell>
          <table:table-cell table:formula="of:=[.AC123]-(1/[.$J123])*[.AC123]+ [.AC123]*(1-[.$E123])*(1)/[.$J123]" office:value-type="float" office:value="0.949169374807808" calcext:value-type="float">
            <text:p>0,9491693748</text:p>
          </table:table-cell>
          <table:table-cell table:formula="of:=[.AD123]-(1/[.$J123])*[.AD123]+ [.AD123]*(1-[.$E123])*(1)/[.$J123]" office:value-type="float" office:value="0.930185987311652" calcext:value-type="float">
            <text:p>0,9301859873</text:p>
          </table:table-cell>
          <table:table-cell table:formula="of:=[.AE123]-(1/[.$J123])*[.AE123]+ [.AE123]*(1-[.$E123])*(1)/[.$J123]" office:value-type="float" office:value="0.911582267565419" calcext:value-type="float">
            <text:p>0,9115822676</text:p>
          </table:table-cell>
          <table:table-cell table:formula="of:=[.AF123]-(1/[.$J123])*[.AF123]+ [.AF123]*(1-[.$F123])*(1)/[.$J123]" office:value-type="float" office:value="0.893350622214111" calcext:value-type="float">
            <text:p>0,8933506222</text:p>
          </table:table-cell>
          <table:table-cell table:formula="of:=[.AG123]-(1/[.$J123])*[.AG123]+ [.AG123]*(1-[.$F123])*(1)/[.$J123]" office:value-type="float" office:value="0.875483609769828" calcext:value-type="float">
            <text:p>0,8754836098</text:p>
          </table:table-cell>
          <table:table-cell table:formula="of:=[.AH123]-(1/[.$J123])*[.AH123]+ [.AH123]*(1-[.$F123])*(1)/[.$J123]" office:value-type="float" office:value="0.857973937574432" calcext:value-type="float">
            <text:p>0,8579739376</text:p>
          </table:table-cell>
          <table:table-cell table:formula="of:=[.AI123]-(1/[.$J123])*[.AI123]+ [.AI123]*(1-[.$F123])*(1)/[.$J123]" office:value-type="float" office:value="0.840814458822943" calcext:value-type="float">
            <text:p>0,8408144588</text:p>
          </table:table-cell>
          <table:table-cell table:formula="of:=[.AJ123]-(1/[.$J123])*[.AJ123]+ [.AJ123]*(1-[.$F123])*(1)/[.$J123]" office:value-type="float" office:value="0.823998169646484" calcext:value-type="float">
            <text:p>0,8239981696</text:p>
          </table:table-cell>
          <table:table-cell table:formula="of:=[.AK123]-(1/[.$J123])*[.AK123]+ [.AK123]*(1-[.$F123])*(1)/[.$J123]" office:value-type="float" office:value="0.807518206253555" calcext:value-type="float">
            <text:p>0,8075182063</text:p>
          </table:table-cell>
          <table:table-cell table:formula="of:=[.AL123]-(1/[.$J123])*[.AL123]+ [.AL123]*(1-[.$F123])*(1)/[.$J123]" office:value-type="float" office:value="0.791367842128484" calcext:value-type="float">
            <text:p>0,7913678421</text:p>
          </table:table-cell>
          <table:table-cell table:formula="of:=[.AM123]-(1/[.$J123])*[.AM123]+ [.AM123]*(1-[.$F123])*(1)/[.$J123]" office:value-type="float" office:value="0.775540485285914" calcext:value-type="float">
            <text:p>0,7755404853</text:p>
          </table:table-cell>
          <table:table-cell table:formula="of:=[.AN123]-(1/[.$J123])*[.AN123]+ [.AN123]*(1-[.$F123])*(1)/[.$J123]" office:value-type="float" office:value="0.760029675580196" calcext:value-type="float">
            <text:p>0,7600296756</text:p>
          </table:table-cell>
          <table:table-cell table:formula="of:=[.AO123]-(1/[.$J123])*[.AO123]+ [.AO123]*(1-[.$F123])*(1)/[.$J123]" office:value-type="float" office:value="0.744829082068592" calcext:value-type="float">
            <text:p>0,7448290821</text:p>
          </table:table-cell>
          <table:table-cell table:formula="of:=[.AP123]-(1/[.$J123])*[.AP123]+ [.AP123]*(1-[.$G123])*(1)/[.$J123]" office:value-type="float" office:value="0.737380791247906" calcext:value-type="float">
            <text:p>0,7373807912</text:p>
          </table:table-cell>
          <table:table-cell table:formula="of:=[.AQ123]-(1/[.$J123])*[.AQ123]+ [.AQ123]*(1-[.$G123])*(1)/[.$J123]" office:value-type="float" office:value="0.730006983335427" calcext:value-type="float">
            <text:p>0,7300069833</text:p>
          </table:table-cell>
          <table:table-cell table:formula="of:=[.AR123]-(1/[.$J123])*[.AR123]+ [.AR123]*(1-[.$G123])*(1)/[.$J123]" office:value-type="float" office:value="0.722706913502072" calcext:value-type="float">
            <text:p>0,7227069135</text:p>
          </table:table-cell>
          <table:table-cell table:formula="of:=[.AS123]-(1/[.$J123])*[.AS123]+ [.AS123]*(1-[.$G123])*(1)/[.$J123]" office:value-type="float" office:value="0.715479844367052" calcext:value-type="float">
            <text:p>0,7154798444</text:p>
          </table:table-cell>
          <table:table-cell table:formula="of:=[.AT123]-(1/[.$J123])*[.AT123]+ [.AT123]*(1-[.$G123])*(1)/[.$J123]" office:value-type="float" office:value="0.708325045923381" calcext:value-type="float">
            <text:p>0,7083250459</text:p>
          </table:table-cell>
          <table:table-cell table:formula="of:=[.AU123]-(1/[.$J123])*[.AU123]+ [.AU123]*(1-[.$G123])*(1)/[.$J123]" office:value-type="float" office:value="0.701241795464147" calcext:value-type="float">
            <text:p>0,7012417955</text:p>
          </table:table-cell>
          <table:table-cell table:formula="of:=[.AV123]-(1/[.$J123])*[.AV123]+ [.AV123]*(1-[.$G123])*(1)/[.$J123]" office:value-type="float" office:value="0.694229377509506" calcext:value-type="float">
            <text:p>0,6942293775</text:p>
          </table:table-cell>
          <table:table-cell table:formula="of:=[.AW123]-(1/[.$J123])*[.AW123]+ [.AW123]*(1-[.$G123])*(1)/[.$J123]" office:value-type="float" office:value="0.687287083734411" calcext:value-type="float">
            <text:p>0,6872870837</text:p>
          </table:table-cell>
          <table:table-cell table:formula="of:=[.AX123]-(1/[.$J123])*[.AX123]+ [.AX123]*(1-[.$G123])*(1)/[.$J123]" office:value-type="float" office:value="0.680414212897067" calcext:value-type="float">
            <text:p>0,6804142129</text:p>
          </table:table-cell>
          <table:table-cell table:formula="of:=[.AY123]-(1/[.$J123])*[.AY123]+ [.AY123]*(1-[.$G123])*(1)/[.$J123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4]-(1/[.$J124])*[.K124]+ [.K124]*(1-[.$C124])*(1)/[.$J124]" office:value-type="float" office:value="1.01" calcext:value-type="float">
            <text:p>1,01</text:p>
          </table:table-cell>
          <table:table-cell table:formula="of:=[.L124]-(1/[.$J124])*[.L124]+ [.L124]*(1-[.$C124])*(1)/[.$J124]" office:value-type="float" office:value="1.0201" calcext:value-type="float">
            <text:p>1,0201</text:p>
          </table:table-cell>
          <table:table-cell table:formula="of:=[.M124]-(1/[.$J124])*[.M124]+ [.M124]*(1-[.$C124])*(1)/[.$J124]" office:value-type="float" office:value="1.030301" calcext:value-type="float">
            <text:p>1,030301</text:p>
          </table:table-cell>
          <table:table-cell table:formula="of:=[.N124]-(1/[.$J124])*[.N124]+ [.N124]*(1-[.$C124])*(1)/[.$J124]" office:value-type="float" office:value="1.04060401" calcext:value-type="float">
            <text:p>1,04060401</text:p>
          </table:table-cell>
          <table:table-cell table:formula="of:=[.O124]-(1/[.$J124])*[.O124]+ [.O124]*(1-[.$C124])*(1)/[.$J124]" office:value-type="float" office:value="1.0510100501" calcext:value-type="float">
            <text:p>1,0510100501</text:p>
          </table:table-cell>
          <table:table-cell table:formula="of:=[.P124]-(1/[.$J124])*[.P124]+ [.P124]*(1-[.$C124])*(1)/[.$J124]" office:value-type="float" office:value="1.061520150601" calcext:value-type="float">
            <text:p>1,0615201506</text:p>
          </table:table-cell>
          <table:table-cell table:formula="of:=[.Q124]-(1/[.$J124])*[.Q124]+ [.Q124]*(1-[.$D124])*(1)/[.$J124]" office:value-type="float" office:value="1.07213535210701" calcext:value-type="float">
            <text:p>1,0721353521</text:p>
          </table:table-cell>
          <table:table-cell table:formula="of:=[.R124]-(1/[.$J124])*[.R124]+ [.R124]*(1-[.$D124])*(1)/[.$J124]" office:value-type="float" office:value="1.08285670562808" calcext:value-type="float">
            <text:p>1,0828567056</text:p>
          </table:table-cell>
          <table:table-cell table:formula="of:=[.S124]-(1/[.$J124])*[.S124]+ [.S124]*(1-[.$D124])*(1)/[.$J124]" office:value-type="float" office:value="1.09368527268436" calcext:value-type="float">
            <text:p>1,0936852727</text:p>
          </table:table-cell>
          <table:table-cell table:formula="of:=[.T124]-(1/[.$J124])*[.T124]+ [.T124]*(1-[.$D124])*(1)/[.$J124]" office:value-type="float" office:value="1.1046221254112" calcext:value-type="float">
            <text:p>1,1046221254</text:p>
          </table:table-cell>
          <table:table-cell table:formula="of:=[.U124]-(1/[.$J124])*[.U124]+ [.U124]*(1-[.$D124])*(1)/[.$J124]" office:value-type="float" office:value="1.11566834666532" calcext:value-type="float">
            <text:p>1,1156683467</text:p>
          </table:table-cell>
          <table:table-cell table:formula="of:=[.V124]-(1/[.$J124])*[.V124]+ [.V124]*(1-[.$E124])*(1)/[.$J124]" office:value-type="float" office:value="1.09335497973201" calcext:value-type="float">
            <text:p>1,0933549797</text:p>
          </table:table-cell>
          <table:table-cell table:formula="of:=[.W124]-(1/[.$J124])*[.W124]+ [.W124]*(1-[.$E124])*(1)/[.$J124]" office:value-type="float" office:value="1.07148788013737" calcext:value-type="float">
            <text:p>1,0714878801</text:p>
          </table:table-cell>
          <table:table-cell table:formula="of:=[.X124]-(1/[.$J124])*[.X124]+ [.X124]*(1-[.$E124])*(1)/[.$J124]" office:value-type="float" office:value="1.05005812253462" calcext:value-type="float">
            <text:p>1,0500581225</text:p>
          </table:table-cell>
          <table:table-cell table:formula="of:=[.Y124]-(1/[.$J124])*[.Y124]+ [.Y124]*(1-[.$E124])*(1)/[.$J124]" office:value-type="float" office:value="1.02905696008393" calcext:value-type="float">
            <text:p>1,0290569601</text:p>
          </table:table-cell>
          <table:table-cell table:formula="of:=[.Z124]-(1/[.$J124])*[.Z124]+ [.Z124]*(1-[.$E124])*(1)/[.$J124]" office:value-type="float" office:value="1.00847582088225" calcext:value-type="float">
            <text:p>1,0084758209</text:p>
          </table:table-cell>
          <table:table-cell table:formula="of:=[.AA124]-(1/[.$J124])*[.AA124]+ [.AA124]*(1-[.$E124])*(1)/[.$J124]" office:value-type="float" office:value="0.988306304464607" calcext:value-type="float">
            <text:p>0,9883063045</text:p>
          </table:table-cell>
          <table:table-cell table:formula="of:=[.AB124]-(1/[.$J124])*[.AB124]+ [.AB124]*(1-[.$E124])*(1)/[.$J124]" office:value-type="float" office:value="0.968540178375315" calcext:value-type="float">
            <text:p>0,9685401784</text:p>
          </table:table-cell>
          <table:table-cell table:formula="of:=[.AC124]-(1/[.$J124])*[.AC124]+ [.AC124]*(1-[.$E124])*(1)/[.$J124]" office:value-type="float" office:value="0.949169374807808" calcext:value-type="float">
            <text:p>0,9491693748</text:p>
          </table:table-cell>
          <table:table-cell table:formula="of:=[.AD124]-(1/[.$J124])*[.AD124]+ [.AD124]*(1-[.$E124])*(1)/[.$J124]" office:value-type="float" office:value="0.930185987311652" calcext:value-type="float">
            <text:p>0,9301859873</text:p>
          </table:table-cell>
          <table:table-cell table:formula="of:=[.AE124]-(1/[.$J124])*[.AE124]+ [.AE124]*(1-[.$E124])*(1)/[.$J124]" office:value-type="float" office:value="0.911582267565419" calcext:value-type="float">
            <text:p>0,9115822676</text:p>
          </table:table-cell>
          <table:table-cell table:formula="of:=[.AF124]-(1/[.$J124])*[.AF124]+ [.AF124]*(1-[.$F124])*(1)/[.$J124]" office:value-type="float" office:value="0.893350622214111" calcext:value-type="float">
            <text:p>0,8933506222</text:p>
          </table:table-cell>
          <table:table-cell table:formula="of:=[.AG124]-(1/[.$J124])*[.AG124]+ [.AG124]*(1-[.$F124])*(1)/[.$J124]" office:value-type="float" office:value="0.875483609769828" calcext:value-type="float">
            <text:p>0,8754836098</text:p>
          </table:table-cell>
          <table:table-cell table:formula="of:=[.AH124]-(1/[.$J124])*[.AH124]+ [.AH124]*(1-[.$F124])*(1)/[.$J124]" office:value-type="float" office:value="0.857973937574432" calcext:value-type="float">
            <text:p>0,8579739376</text:p>
          </table:table-cell>
          <table:table-cell table:formula="of:=[.AI124]-(1/[.$J124])*[.AI124]+ [.AI124]*(1-[.$F124])*(1)/[.$J124]" office:value-type="float" office:value="0.840814458822943" calcext:value-type="float">
            <text:p>0,8408144588</text:p>
          </table:table-cell>
          <table:table-cell table:formula="of:=[.AJ124]-(1/[.$J124])*[.AJ124]+ [.AJ124]*(1-[.$F124])*(1)/[.$J124]" office:value-type="float" office:value="0.823998169646484" calcext:value-type="float">
            <text:p>0,8239981696</text:p>
          </table:table-cell>
          <table:table-cell table:formula="of:=[.AK124]-(1/[.$J124])*[.AK124]+ [.AK124]*(1-[.$F124])*(1)/[.$J124]" office:value-type="float" office:value="0.807518206253555" calcext:value-type="float">
            <text:p>0,8075182063</text:p>
          </table:table-cell>
          <table:table-cell table:formula="of:=[.AL124]-(1/[.$J124])*[.AL124]+ [.AL124]*(1-[.$F124])*(1)/[.$J124]" office:value-type="float" office:value="0.791367842128484" calcext:value-type="float">
            <text:p>0,7913678421</text:p>
          </table:table-cell>
          <table:table-cell table:formula="of:=[.AM124]-(1/[.$J124])*[.AM124]+ [.AM124]*(1-[.$F124])*(1)/[.$J124]" office:value-type="float" office:value="0.775540485285914" calcext:value-type="float">
            <text:p>0,7755404853</text:p>
          </table:table-cell>
          <table:table-cell table:formula="of:=[.AN124]-(1/[.$J124])*[.AN124]+ [.AN124]*(1-[.$F124])*(1)/[.$J124]" office:value-type="float" office:value="0.760029675580196" calcext:value-type="float">
            <text:p>0,7600296756</text:p>
          </table:table-cell>
          <table:table-cell table:formula="of:=[.AO124]-(1/[.$J124])*[.AO124]+ [.AO124]*(1-[.$F124])*(1)/[.$J124]" office:value-type="float" office:value="0.744829082068592" calcext:value-type="float">
            <text:p>0,7448290821</text:p>
          </table:table-cell>
          <table:table-cell table:formula="of:=[.AP124]-(1/[.$J124])*[.AP124]+ [.AP124]*(1-[.$G124])*(1)/[.$J124]" office:value-type="float" office:value="0.737380791247906" calcext:value-type="float">
            <text:p>0,7373807912</text:p>
          </table:table-cell>
          <table:table-cell table:formula="of:=[.AQ124]-(1/[.$J124])*[.AQ124]+ [.AQ124]*(1-[.$G124])*(1)/[.$J124]" office:value-type="float" office:value="0.730006983335427" calcext:value-type="float">
            <text:p>0,7300069833</text:p>
          </table:table-cell>
          <table:table-cell table:formula="of:=[.AR124]-(1/[.$J124])*[.AR124]+ [.AR124]*(1-[.$G124])*(1)/[.$J124]" office:value-type="float" office:value="0.722706913502072" calcext:value-type="float">
            <text:p>0,7227069135</text:p>
          </table:table-cell>
          <table:table-cell table:formula="of:=[.AS124]-(1/[.$J124])*[.AS124]+ [.AS124]*(1-[.$G124])*(1)/[.$J124]" office:value-type="float" office:value="0.715479844367052" calcext:value-type="float">
            <text:p>0,7154798444</text:p>
          </table:table-cell>
          <table:table-cell table:formula="of:=[.AT124]-(1/[.$J124])*[.AT124]+ [.AT124]*(1-[.$G124])*(1)/[.$J124]" office:value-type="float" office:value="0.708325045923381" calcext:value-type="float">
            <text:p>0,7083250459</text:p>
          </table:table-cell>
          <table:table-cell table:formula="of:=[.AU124]-(1/[.$J124])*[.AU124]+ [.AU124]*(1-[.$G124])*(1)/[.$J124]" office:value-type="float" office:value="0.701241795464147" calcext:value-type="float">
            <text:p>0,7012417955</text:p>
          </table:table-cell>
          <table:table-cell table:formula="of:=[.AV124]-(1/[.$J124])*[.AV124]+ [.AV124]*(1-[.$G124])*(1)/[.$J124]" office:value-type="float" office:value="0.694229377509506" calcext:value-type="float">
            <text:p>0,6942293775</text:p>
          </table:table-cell>
          <table:table-cell table:formula="of:=[.AW124]-(1/[.$J124])*[.AW124]+ [.AW124]*(1-[.$G124])*(1)/[.$J124]" office:value-type="float" office:value="0.687287083734411" calcext:value-type="float">
            <text:p>0,6872870837</text:p>
          </table:table-cell>
          <table:table-cell table:formula="of:=[.AX124]-(1/[.$J124])*[.AX124]+ [.AX124]*(1-[.$G124])*(1)/[.$J124]" office:value-type="float" office:value="0.680414212897067" calcext:value-type="float">
            <text:p>0,6804142129</text:p>
          </table:table-cell>
          <table:table-cell table:formula="of:=[.AY124]-(1/[.$J124])*[.AY124]+ [.AY124]*(1-[.$G124])*(1)/[.$J124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5]-(1/[.$J125])*[.K125]+ [.K125]*(1-[.$C125])*(1)/[.$J125]" office:value-type="float" office:value="1.01" calcext:value-type="float">
            <text:p>1,01</text:p>
          </table:table-cell>
          <table:table-cell table:formula="of:=[.L125]-(1/[.$J125])*[.L125]+ [.L125]*(1-[.$C125])*(1)/[.$J125]" office:value-type="float" office:value="1.0201" calcext:value-type="float">
            <text:p>1,0201</text:p>
          </table:table-cell>
          <table:table-cell table:formula="of:=[.M125]-(1/[.$J125])*[.M125]+ [.M125]*(1-[.$C125])*(1)/[.$J125]" office:value-type="float" office:value="1.030301" calcext:value-type="float">
            <text:p>1,030301</text:p>
          </table:table-cell>
          <table:table-cell table:formula="of:=[.N125]-(1/[.$J125])*[.N125]+ [.N125]*(1-[.$C125])*(1)/[.$J125]" office:value-type="float" office:value="1.04060401" calcext:value-type="float">
            <text:p>1,04060401</text:p>
          </table:table-cell>
          <table:table-cell table:formula="of:=[.O125]-(1/[.$J125])*[.O125]+ [.O125]*(1-[.$C125])*(1)/[.$J125]" office:value-type="float" office:value="1.0510100501" calcext:value-type="float">
            <text:p>1,0510100501</text:p>
          </table:table-cell>
          <table:table-cell table:formula="of:=[.P125]-(1/[.$J125])*[.P125]+ [.P125]*(1-[.$C125])*(1)/[.$J125]" office:value-type="float" office:value="1.061520150601" calcext:value-type="float">
            <text:p>1,0615201506</text:p>
          </table:table-cell>
          <table:table-cell table:formula="of:=[.Q125]-(1/[.$J125])*[.Q125]+ [.Q125]*(1-[.$D125])*(1)/[.$J125]" office:value-type="float" office:value="1.07213535210701" calcext:value-type="float">
            <text:p>1,0721353521</text:p>
          </table:table-cell>
          <table:table-cell table:formula="of:=[.R125]-(1/[.$J125])*[.R125]+ [.R125]*(1-[.$D125])*(1)/[.$J125]" office:value-type="float" office:value="1.08285670562808" calcext:value-type="float">
            <text:p>1,0828567056</text:p>
          </table:table-cell>
          <table:table-cell table:formula="of:=[.S125]-(1/[.$J125])*[.S125]+ [.S125]*(1-[.$D125])*(1)/[.$J125]" office:value-type="float" office:value="1.09368527268436" calcext:value-type="float">
            <text:p>1,0936852727</text:p>
          </table:table-cell>
          <table:table-cell table:formula="of:=[.T125]-(1/[.$J125])*[.T125]+ [.T125]*(1-[.$D125])*(1)/[.$J125]" office:value-type="float" office:value="1.1046221254112" calcext:value-type="float">
            <text:p>1,1046221254</text:p>
          </table:table-cell>
          <table:table-cell table:formula="of:=[.U125]-(1/[.$J125])*[.U125]+ [.U125]*(1-[.$D125])*(1)/[.$J125]" office:value-type="float" office:value="1.11566834666532" calcext:value-type="float">
            <text:p>1,1156683467</text:p>
          </table:table-cell>
          <table:table-cell table:formula="of:=[.V125]-(1/[.$J125])*[.V125]+ [.V125]*(1-[.$E125])*(1)/[.$J125]" office:value-type="float" office:value="1.09335497973201" calcext:value-type="float">
            <text:p>1,0933549797</text:p>
          </table:table-cell>
          <table:table-cell table:formula="of:=[.W125]-(1/[.$J125])*[.W125]+ [.W125]*(1-[.$E125])*(1)/[.$J125]" office:value-type="float" office:value="1.07148788013737" calcext:value-type="float">
            <text:p>1,0714878801</text:p>
          </table:table-cell>
          <table:table-cell table:formula="of:=[.X125]-(1/[.$J125])*[.X125]+ [.X125]*(1-[.$E125])*(1)/[.$J125]" office:value-type="float" office:value="1.05005812253462" calcext:value-type="float">
            <text:p>1,0500581225</text:p>
          </table:table-cell>
          <table:table-cell table:formula="of:=[.Y125]-(1/[.$J125])*[.Y125]+ [.Y125]*(1-[.$E125])*(1)/[.$J125]" office:value-type="float" office:value="1.02905696008393" calcext:value-type="float">
            <text:p>1,0290569601</text:p>
          </table:table-cell>
          <table:table-cell table:formula="of:=[.Z125]-(1/[.$J125])*[.Z125]+ [.Z125]*(1-[.$E125])*(1)/[.$J125]" office:value-type="float" office:value="1.00847582088225" calcext:value-type="float">
            <text:p>1,0084758209</text:p>
          </table:table-cell>
          <table:table-cell table:formula="of:=[.AA125]-(1/[.$J125])*[.AA125]+ [.AA125]*(1-[.$E125])*(1)/[.$J125]" office:value-type="float" office:value="0.988306304464607" calcext:value-type="float">
            <text:p>0,9883063045</text:p>
          </table:table-cell>
          <table:table-cell table:formula="of:=[.AB125]-(1/[.$J125])*[.AB125]+ [.AB125]*(1-[.$E125])*(1)/[.$J125]" office:value-type="float" office:value="0.968540178375315" calcext:value-type="float">
            <text:p>0,9685401784</text:p>
          </table:table-cell>
          <table:table-cell table:formula="of:=[.AC125]-(1/[.$J125])*[.AC125]+ [.AC125]*(1-[.$E125])*(1)/[.$J125]" office:value-type="float" office:value="0.949169374807808" calcext:value-type="float">
            <text:p>0,9491693748</text:p>
          </table:table-cell>
          <table:table-cell table:formula="of:=[.AD125]-(1/[.$J125])*[.AD125]+ [.AD125]*(1-[.$E125])*(1)/[.$J125]" office:value-type="float" office:value="0.930185987311652" calcext:value-type="float">
            <text:p>0,9301859873</text:p>
          </table:table-cell>
          <table:table-cell table:formula="of:=[.AE125]-(1/[.$J125])*[.AE125]+ [.AE125]*(1-[.$E125])*(1)/[.$J125]" office:value-type="float" office:value="0.911582267565419" calcext:value-type="float">
            <text:p>0,9115822676</text:p>
          </table:table-cell>
          <table:table-cell table:formula="of:=[.AF125]-(1/[.$J125])*[.AF125]+ [.AF125]*(1-[.$F125])*(1)/[.$J125]" office:value-type="float" office:value="0.893350622214111" calcext:value-type="float">
            <text:p>0,8933506222</text:p>
          </table:table-cell>
          <table:table-cell table:formula="of:=[.AG125]-(1/[.$J125])*[.AG125]+ [.AG125]*(1-[.$F125])*(1)/[.$J125]" office:value-type="float" office:value="0.875483609769828" calcext:value-type="float">
            <text:p>0,8754836098</text:p>
          </table:table-cell>
          <table:table-cell table:formula="of:=[.AH125]-(1/[.$J125])*[.AH125]+ [.AH125]*(1-[.$F125])*(1)/[.$J125]" office:value-type="float" office:value="0.857973937574432" calcext:value-type="float">
            <text:p>0,8579739376</text:p>
          </table:table-cell>
          <table:table-cell table:formula="of:=[.AI125]-(1/[.$J125])*[.AI125]+ [.AI125]*(1-[.$F125])*(1)/[.$J125]" office:value-type="float" office:value="0.840814458822943" calcext:value-type="float">
            <text:p>0,8408144588</text:p>
          </table:table-cell>
          <table:table-cell table:formula="of:=[.AJ125]-(1/[.$J125])*[.AJ125]+ [.AJ125]*(1-[.$F125])*(1)/[.$J125]" office:value-type="float" office:value="0.823998169646484" calcext:value-type="float">
            <text:p>0,8239981696</text:p>
          </table:table-cell>
          <table:table-cell table:formula="of:=[.AK125]-(1/[.$J125])*[.AK125]+ [.AK125]*(1-[.$F125])*(1)/[.$J125]" office:value-type="float" office:value="0.807518206253555" calcext:value-type="float">
            <text:p>0,8075182063</text:p>
          </table:table-cell>
          <table:table-cell table:formula="of:=[.AL125]-(1/[.$J125])*[.AL125]+ [.AL125]*(1-[.$F125])*(1)/[.$J125]" office:value-type="float" office:value="0.791367842128484" calcext:value-type="float">
            <text:p>0,7913678421</text:p>
          </table:table-cell>
          <table:table-cell table:formula="of:=[.AM125]-(1/[.$J125])*[.AM125]+ [.AM125]*(1-[.$F125])*(1)/[.$J125]" office:value-type="float" office:value="0.775540485285914" calcext:value-type="float">
            <text:p>0,7755404853</text:p>
          </table:table-cell>
          <table:table-cell table:formula="of:=[.AN125]-(1/[.$J125])*[.AN125]+ [.AN125]*(1-[.$F125])*(1)/[.$J125]" office:value-type="float" office:value="0.760029675580196" calcext:value-type="float">
            <text:p>0,7600296756</text:p>
          </table:table-cell>
          <table:table-cell table:formula="of:=[.AO125]-(1/[.$J125])*[.AO125]+ [.AO125]*(1-[.$F125])*(1)/[.$J125]" office:value-type="float" office:value="0.744829082068592" calcext:value-type="float">
            <text:p>0,7448290821</text:p>
          </table:table-cell>
          <table:table-cell table:formula="of:=[.AP125]-(1/[.$J125])*[.AP125]+ [.AP125]*(1-[.$G125])*(1)/[.$J125]" office:value-type="float" office:value="0.737380791247906" calcext:value-type="float">
            <text:p>0,7373807912</text:p>
          </table:table-cell>
          <table:table-cell table:formula="of:=[.AQ125]-(1/[.$J125])*[.AQ125]+ [.AQ125]*(1-[.$G125])*(1)/[.$J125]" office:value-type="float" office:value="0.730006983335427" calcext:value-type="float">
            <text:p>0,7300069833</text:p>
          </table:table-cell>
          <table:table-cell table:formula="of:=[.AR125]-(1/[.$J125])*[.AR125]+ [.AR125]*(1-[.$G125])*(1)/[.$J125]" office:value-type="float" office:value="0.722706913502072" calcext:value-type="float">
            <text:p>0,7227069135</text:p>
          </table:table-cell>
          <table:table-cell table:formula="of:=[.AS125]-(1/[.$J125])*[.AS125]+ [.AS125]*(1-[.$G125])*(1)/[.$J125]" office:value-type="float" office:value="0.715479844367052" calcext:value-type="float">
            <text:p>0,7154798444</text:p>
          </table:table-cell>
          <table:table-cell table:formula="of:=[.AT125]-(1/[.$J125])*[.AT125]+ [.AT125]*(1-[.$G125])*(1)/[.$J125]" office:value-type="float" office:value="0.708325045923381" calcext:value-type="float">
            <text:p>0,7083250459</text:p>
          </table:table-cell>
          <table:table-cell table:formula="of:=[.AU125]-(1/[.$J125])*[.AU125]+ [.AU125]*(1-[.$G125])*(1)/[.$J125]" office:value-type="float" office:value="0.701241795464147" calcext:value-type="float">
            <text:p>0,7012417955</text:p>
          </table:table-cell>
          <table:table-cell table:formula="of:=[.AV125]-(1/[.$J125])*[.AV125]+ [.AV125]*(1-[.$G125])*(1)/[.$J125]" office:value-type="float" office:value="0.694229377509506" calcext:value-type="float">
            <text:p>0,6942293775</text:p>
          </table:table-cell>
          <table:table-cell table:formula="of:=[.AW125]-(1/[.$J125])*[.AW125]+ [.AW125]*(1-[.$G125])*(1)/[.$J125]" office:value-type="float" office:value="0.687287083734411" calcext:value-type="float">
            <text:p>0,6872870837</text:p>
          </table:table-cell>
          <table:table-cell table:formula="of:=[.AX125]-(1/[.$J125])*[.AX125]+ [.AX125]*(1-[.$G125])*(1)/[.$J125]" office:value-type="float" office:value="0.680414212897067" calcext:value-type="float">
            <text:p>0,6804142129</text:p>
          </table:table-cell>
          <table:table-cell table:formula="of:=[.AY125]-(1/[.$J125])*[.AY125]+ [.AY125]*(1-[.$G125])*(1)/[.$J125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6]-(1/[.$J126])*[.K126]+ [.K126]*(1-[.$C126])*(1)/[.$J126]" office:value-type="float" office:value="1.01" calcext:value-type="float">
            <text:p>1,01</text:p>
          </table:table-cell>
          <table:table-cell table:formula="of:=[.L126]-(1/[.$J126])*[.L126]+ [.L126]*(1-[.$C126])*(1)/[.$J126]" office:value-type="float" office:value="1.0201" calcext:value-type="float">
            <text:p>1,0201</text:p>
          </table:table-cell>
          <table:table-cell table:formula="of:=[.M126]-(1/[.$J126])*[.M126]+ [.M126]*(1-[.$C126])*(1)/[.$J126]" office:value-type="float" office:value="1.030301" calcext:value-type="float">
            <text:p>1,030301</text:p>
          </table:table-cell>
          <table:table-cell table:formula="of:=[.N126]-(1/[.$J126])*[.N126]+ [.N126]*(1-[.$C126])*(1)/[.$J126]" office:value-type="float" office:value="1.04060401" calcext:value-type="float">
            <text:p>1,04060401</text:p>
          </table:table-cell>
          <table:table-cell table:formula="of:=[.O126]-(1/[.$J126])*[.O126]+ [.O126]*(1-[.$C126])*(1)/[.$J126]" office:value-type="float" office:value="1.0510100501" calcext:value-type="float">
            <text:p>1,0510100501</text:p>
          </table:table-cell>
          <table:table-cell table:formula="of:=[.P126]-(1/[.$J126])*[.P126]+ [.P126]*(1-[.$C126])*(1)/[.$J126]" office:value-type="float" office:value="1.061520150601" calcext:value-type="float">
            <text:p>1,0615201506</text:p>
          </table:table-cell>
          <table:table-cell table:formula="of:=[.Q126]-(1/[.$J126])*[.Q126]+ [.Q126]*(1-[.$D126])*(1)/[.$J126]" office:value-type="float" office:value="1.07213535210701" calcext:value-type="float">
            <text:p>1,0721353521</text:p>
          </table:table-cell>
          <table:table-cell table:formula="of:=[.R126]-(1/[.$J126])*[.R126]+ [.R126]*(1-[.$D126])*(1)/[.$J126]" office:value-type="float" office:value="1.08285670562808" calcext:value-type="float">
            <text:p>1,0828567056</text:p>
          </table:table-cell>
          <table:table-cell table:formula="of:=[.S126]-(1/[.$J126])*[.S126]+ [.S126]*(1-[.$D126])*(1)/[.$J126]" office:value-type="float" office:value="1.09368527268436" calcext:value-type="float">
            <text:p>1,0936852727</text:p>
          </table:table-cell>
          <table:table-cell table:formula="of:=[.T126]-(1/[.$J126])*[.T126]+ [.T126]*(1-[.$D126])*(1)/[.$J126]" office:value-type="float" office:value="1.1046221254112" calcext:value-type="float">
            <text:p>1,1046221254</text:p>
          </table:table-cell>
          <table:table-cell table:formula="of:=[.U126]-(1/[.$J126])*[.U126]+ [.U126]*(1-[.$D126])*(1)/[.$J126]" office:value-type="float" office:value="1.11566834666532" calcext:value-type="float">
            <text:p>1,1156683467</text:p>
          </table:table-cell>
          <table:table-cell table:formula="of:=[.V126]-(1/[.$J126])*[.V126]+ [.V126]*(1-[.$E126])*(1)/[.$J126]" office:value-type="float" office:value="1.09335497973201" calcext:value-type="float">
            <text:p>1,0933549797</text:p>
          </table:table-cell>
          <table:table-cell table:formula="of:=[.W126]-(1/[.$J126])*[.W126]+ [.W126]*(1-[.$E126])*(1)/[.$J126]" office:value-type="float" office:value="1.07148788013737" calcext:value-type="float">
            <text:p>1,0714878801</text:p>
          </table:table-cell>
          <table:table-cell table:formula="of:=[.X126]-(1/[.$J126])*[.X126]+ [.X126]*(1-[.$E126])*(1)/[.$J126]" office:value-type="float" office:value="1.05005812253462" calcext:value-type="float">
            <text:p>1,0500581225</text:p>
          </table:table-cell>
          <table:table-cell table:formula="of:=[.Y126]-(1/[.$J126])*[.Y126]+ [.Y126]*(1-[.$E126])*(1)/[.$J126]" office:value-type="float" office:value="1.02905696008393" calcext:value-type="float">
            <text:p>1,0290569601</text:p>
          </table:table-cell>
          <table:table-cell table:formula="of:=[.Z126]-(1/[.$J126])*[.Z126]+ [.Z126]*(1-[.$E126])*(1)/[.$J126]" office:value-type="float" office:value="1.00847582088225" calcext:value-type="float">
            <text:p>1,0084758209</text:p>
          </table:table-cell>
          <table:table-cell table:formula="of:=[.AA126]-(1/[.$J126])*[.AA126]+ [.AA126]*(1-[.$E126])*(1)/[.$J126]" office:value-type="float" office:value="0.988306304464607" calcext:value-type="float">
            <text:p>0,9883063045</text:p>
          </table:table-cell>
          <table:table-cell table:formula="of:=[.AB126]-(1/[.$J126])*[.AB126]+ [.AB126]*(1-[.$E126])*(1)/[.$J126]" office:value-type="float" office:value="0.968540178375315" calcext:value-type="float">
            <text:p>0,9685401784</text:p>
          </table:table-cell>
          <table:table-cell table:formula="of:=[.AC126]-(1/[.$J126])*[.AC126]+ [.AC126]*(1-[.$E126])*(1)/[.$J126]" office:value-type="float" office:value="0.949169374807808" calcext:value-type="float">
            <text:p>0,9491693748</text:p>
          </table:table-cell>
          <table:table-cell table:formula="of:=[.AD126]-(1/[.$J126])*[.AD126]+ [.AD126]*(1-[.$E126])*(1)/[.$J126]" office:value-type="float" office:value="0.930185987311652" calcext:value-type="float">
            <text:p>0,9301859873</text:p>
          </table:table-cell>
          <table:table-cell table:formula="of:=[.AE126]-(1/[.$J126])*[.AE126]+ [.AE126]*(1-[.$E126])*(1)/[.$J126]" office:value-type="float" office:value="0.911582267565419" calcext:value-type="float">
            <text:p>0,9115822676</text:p>
          </table:table-cell>
          <table:table-cell table:formula="of:=[.AF126]-(1/[.$J126])*[.AF126]+ [.AF126]*(1-[.$F126])*(1)/[.$J126]" office:value-type="float" office:value="0.893350622214111" calcext:value-type="float">
            <text:p>0,8933506222</text:p>
          </table:table-cell>
          <table:table-cell table:formula="of:=[.AG126]-(1/[.$J126])*[.AG126]+ [.AG126]*(1-[.$F126])*(1)/[.$J126]" office:value-type="float" office:value="0.875483609769828" calcext:value-type="float">
            <text:p>0,8754836098</text:p>
          </table:table-cell>
          <table:table-cell table:formula="of:=[.AH126]-(1/[.$J126])*[.AH126]+ [.AH126]*(1-[.$F126])*(1)/[.$J126]" office:value-type="float" office:value="0.857973937574432" calcext:value-type="float">
            <text:p>0,8579739376</text:p>
          </table:table-cell>
          <table:table-cell table:formula="of:=[.AI126]-(1/[.$J126])*[.AI126]+ [.AI126]*(1-[.$F126])*(1)/[.$J126]" office:value-type="float" office:value="0.840814458822943" calcext:value-type="float">
            <text:p>0,8408144588</text:p>
          </table:table-cell>
          <table:table-cell table:formula="of:=[.AJ126]-(1/[.$J126])*[.AJ126]+ [.AJ126]*(1-[.$F126])*(1)/[.$J126]" office:value-type="float" office:value="0.823998169646484" calcext:value-type="float">
            <text:p>0,8239981696</text:p>
          </table:table-cell>
          <table:table-cell table:formula="of:=[.AK126]-(1/[.$J126])*[.AK126]+ [.AK126]*(1-[.$F126])*(1)/[.$J126]" office:value-type="float" office:value="0.807518206253555" calcext:value-type="float">
            <text:p>0,8075182063</text:p>
          </table:table-cell>
          <table:table-cell table:formula="of:=[.AL126]-(1/[.$J126])*[.AL126]+ [.AL126]*(1-[.$F126])*(1)/[.$J126]" office:value-type="float" office:value="0.791367842128484" calcext:value-type="float">
            <text:p>0,7913678421</text:p>
          </table:table-cell>
          <table:table-cell table:formula="of:=[.AM126]-(1/[.$J126])*[.AM126]+ [.AM126]*(1-[.$F126])*(1)/[.$J126]" office:value-type="float" office:value="0.775540485285914" calcext:value-type="float">
            <text:p>0,7755404853</text:p>
          </table:table-cell>
          <table:table-cell table:formula="of:=[.AN126]-(1/[.$J126])*[.AN126]+ [.AN126]*(1-[.$F126])*(1)/[.$J126]" office:value-type="float" office:value="0.760029675580196" calcext:value-type="float">
            <text:p>0,7600296756</text:p>
          </table:table-cell>
          <table:table-cell table:formula="of:=[.AO126]-(1/[.$J126])*[.AO126]+ [.AO126]*(1-[.$F126])*(1)/[.$J126]" office:value-type="float" office:value="0.744829082068592" calcext:value-type="float">
            <text:p>0,7448290821</text:p>
          </table:table-cell>
          <table:table-cell table:formula="of:=[.AP126]-(1/[.$J126])*[.AP126]+ [.AP126]*(1-[.$G126])*(1)/[.$J126]" office:value-type="float" office:value="0.737380791247906" calcext:value-type="float">
            <text:p>0,7373807912</text:p>
          </table:table-cell>
          <table:table-cell table:formula="of:=[.AQ126]-(1/[.$J126])*[.AQ126]+ [.AQ126]*(1-[.$G126])*(1)/[.$J126]" office:value-type="float" office:value="0.730006983335427" calcext:value-type="float">
            <text:p>0,7300069833</text:p>
          </table:table-cell>
          <table:table-cell table:formula="of:=[.AR126]-(1/[.$J126])*[.AR126]+ [.AR126]*(1-[.$G126])*(1)/[.$J126]" office:value-type="float" office:value="0.722706913502072" calcext:value-type="float">
            <text:p>0,7227069135</text:p>
          </table:table-cell>
          <table:table-cell table:formula="of:=[.AS126]-(1/[.$J126])*[.AS126]+ [.AS126]*(1-[.$G126])*(1)/[.$J126]" office:value-type="float" office:value="0.715479844367052" calcext:value-type="float">
            <text:p>0,7154798444</text:p>
          </table:table-cell>
          <table:table-cell table:formula="of:=[.AT126]-(1/[.$J126])*[.AT126]+ [.AT126]*(1-[.$G126])*(1)/[.$J126]" office:value-type="float" office:value="0.708325045923381" calcext:value-type="float">
            <text:p>0,7083250459</text:p>
          </table:table-cell>
          <table:table-cell table:formula="of:=[.AU126]-(1/[.$J126])*[.AU126]+ [.AU126]*(1-[.$G126])*(1)/[.$J126]" office:value-type="float" office:value="0.701241795464147" calcext:value-type="float">
            <text:p>0,7012417955</text:p>
          </table:table-cell>
          <table:table-cell table:formula="of:=[.AV126]-(1/[.$J126])*[.AV126]+ [.AV126]*(1-[.$G126])*(1)/[.$J126]" office:value-type="float" office:value="0.694229377509506" calcext:value-type="float">
            <text:p>0,6942293775</text:p>
          </table:table-cell>
          <table:table-cell table:formula="of:=[.AW126]-(1/[.$J126])*[.AW126]+ [.AW126]*(1-[.$G126])*(1)/[.$J126]" office:value-type="float" office:value="0.687287083734411" calcext:value-type="float">
            <text:p>0,6872870837</text:p>
          </table:table-cell>
          <table:table-cell table:formula="of:=[.AX126]-(1/[.$J126])*[.AX126]+ [.AX126]*(1-[.$G126])*(1)/[.$J126]" office:value-type="float" office:value="0.680414212897067" calcext:value-type="float">
            <text:p>0,6804142129</text:p>
          </table:table-cell>
          <table:table-cell table:formula="of:=[.AY126]-(1/[.$J126])*[.AY126]+ [.AY126]*(1-[.$G126])*(1)/[.$J126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Bureautique</text:p>
          </table:table-cell>
          <table:table-cell table:number-columns-repeated="2" office:value-type="float" office:value="-0.05" calcext:value-type="float">
            <text:p>-0,05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style-name="ce61" office:value-type="float" office:value="0.05" calcext:value-type="float">
            <text:p>0,05</text:p>
          </table:table-cell>
          <table:table-cell table:number-columns-repeated="2"/>
          <table:table-cell table:formula="of:=[.$B$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127]-(1/[.$J127])*[.K127]+ [.K127]*(1-[.$C127])*(1)/[.$J127]" office:value-type="float" office:value="1.01" calcext:value-type="float">
            <text:p>1,01</text:p>
          </table:table-cell>
          <table:table-cell table:formula="of:=[.L127]-(1/[.$J127])*[.L127]+ [.L127]*(1-[.$C127])*(1)/[.$J127]" office:value-type="float" office:value="1.0201" calcext:value-type="float">
            <text:p>1,0201</text:p>
          </table:table-cell>
          <table:table-cell table:formula="of:=[.M127]-(1/[.$J127])*[.M127]+ [.M127]*(1-[.$C127])*(1)/[.$J127]" office:value-type="float" office:value="1.030301" calcext:value-type="float">
            <text:p>1,030301</text:p>
          </table:table-cell>
          <table:table-cell table:formula="of:=[.N127]-(1/[.$J127])*[.N127]+ [.N127]*(1-[.$C127])*(1)/[.$J127]" office:value-type="float" office:value="1.04060401" calcext:value-type="float">
            <text:p>1,04060401</text:p>
          </table:table-cell>
          <table:table-cell table:formula="of:=[.O127]-(1/[.$J127])*[.O127]+ [.O127]*(1-[.$C127])*(1)/[.$J127]" office:value-type="float" office:value="1.0510100501" calcext:value-type="float">
            <text:p>1,0510100501</text:p>
          </table:table-cell>
          <table:table-cell table:formula="of:=[.P127]-(1/[.$J127])*[.P127]+ [.P127]*(1-[.$C127])*(1)/[.$J127]" office:value-type="float" office:value="1.061520150601" calcext:value-type="float">
            <text:p>1,0615201506</text:p>
          </table:table-cell>
          <table:table-cell table:formula="of:=[.Q127]-(1/[.$J127])*[.Q127]+ [.Q127]*(1-[.$D127])*(1)/[.$J127]" office:value-type="float" office:value="1.07213535210701" calcext:value-type="float">
            <text:p>1,0721353521</text:p>
          </table:table-cell>
          <table:table-cell table:formula="of:=[.R127]-(1/[.$J127])*[.R127]+ [.R127]*(1-[.$D127])*(1)/[.$J127]" office:value-type="float" office:value="1.08285670562808" calcext:value-type="float">
            <text:p>1,0828567056</text:p>
          </table:table-cell>
          <table:table-cell table:formula="of:=[.S127]-(1/[.$J127])*[.S127]+ [.S127]*(1-[.$D127])*(1)/[.$J127]" office:value-type="float" office:value="1.09368527268436" calcext:value-type="float">
            <text:p>1,0936852727</text:p>
          </table:table-cell>
          <table:table-cell table:formula="of:=[.T127]-(1/[.$J127])*[.T127]+ [.T127]*(1-[.$D127])*(1)/[.$J127]" office:value-type="float" office:value="1.1046221254112" calcext:value-type="float">
            <text:p>1,1046221254</text:p>
          </table:table-cell>
          <table:table-cell table:formula="of:=[.U127]-(1/[.$J127])*[.U127]+ [.U127]*(1-[.$D127])*(1)/[.$J127]" office:value-type="float" office:value="1.11566834666532" calcext:value-type="float">
            <text:p>1,1156683467</text:p>
          </table:table-cell>
          <table:table-cell table:formula="of:=[.V127]-(1/[.$J127])*[.V127]+ [.V127]*(1-[.$E127])*(1)/[.$J127]" office:value-type="float" office:value="1.09335497973201" calcext:value-type="float">
            <text:p>1,0933549797</text:p>
          </table:table-cell>
          <table:table-cell table:formula="of:=[.W127]-(1/[.$J127])*[.W127]+ [.W127]*(1-[.$E127])*(1)/[.$J127]" office:value-type="float" office:value="1.07148788013737" calcext:value-type="float">
            <text:p>1,0714878801</text:p>
          </table:table-cell>
          <table:table-cell table:formula="of:=[.X127]-(1/[.$J127])*[.X127]+ [.X127]*(1-[.$E127])*(1)/[.$J127]" office:value-type="float" office:value="1.05005812253462" calcext:value-type="float">
            <text:p>1,0500581225</text:p>
          </table:table-cell>
          <table:table-cell table:formula="of:=[.Y127]-(1/[.$J127])*[.Y127]+ [.Y127]*(1-[.$E127])*(1)/[.$J127]" office:value-type="float" office:value="1.02905696008393" calcext:value-type="float">
            <text:p>1,0290569601</text:p>
          </table:table-cell>
          <table:table-cell table:formula="of:=[.Z127]-(1/[.$J127])*[.Z127]+ [.Z127]*(1-[.$E127])*(1)/[.$J127]" office:value-type="float" office:value="1.00847582088225" calcext:value-type="float">
            <text:p>1,0084758209</text:p>
          </table:table-cell>
          <table:table-cell table:formula="of:=[.AA127]-(1/[.$J127])*[.AA127]+ [.AA127]*(1-[.$E127])*(1)/[.$J127]" office:value-type="float" office:value="0.988306304464607" calcext:value-type="float">
            <text:p>0,9883063045</text:p>
          </table:table-cell>
          <table:table-cell table:formula="of:=[.AB127]-(1/[.$J127])*[.AB127]+ [.AB127]*(1-[.$E127])*(1)/[.$J127]" office:value-type="float" office:value="0.968540178375315" calcext:value-type="float">
            <text:p>0,9685401784</text:p>
          </table:table-cell>
          <table:table-cell table:formula="of:=[.AC127]-(1/[.$J127])*[.AC127]+ [.AC127]*(1-[.$E127])*(1)/[.$J127]" office:value-type="float" office:value="0.949169374807808" calcext:value-type="float">
            <text:p>0,9491693748</text:p>
          </table:table-cell>
          <table:table-cell table:formula="of:=[.AD127]-(1/[.$J127])*[.AD127]+ [.AD127]*(1-[.$E127])*(1)/[.$J127]" office:value-type="float" office:value="0.930185987311652" calcext:value-type="float">
            <text:p>0,9301859873</text:p>
          </table:table-cell>
          <table:table-cell table:formula="of:=[.AE127]-(1/[.$J127])*[.AE127]+ [.AE127]*(1-[.$E127])*(1)/[.$J127]" office:value-type="float" office:value="0.911582267565419" calcext:value-type="float">
            <text:p>0,9115822676</text:p>
          </table:table-cell>
          <table:table-cell table:formula="of:=[.AF127]-(1/[.$J127])*[.AF127]+ [.AF127]*(1-[.$F127])*(1)/[.$J127]" office:value-type="float" office:value="0.893350622214111" calcext:value-type="float">
            <text:p>0,8933506222</text:p>
          </table:table-cell>
          <table:table-cell table:formula="of:=[.AG127]-(1/[.$J127])*[.AG127]+ [.AG127]*(1-[.$F127])*(1)/[.$J127]" office:value-type="float" office:value="0.875483609769828" calcext:value-type="float">
            <text:p>0,8754836098</text:p>
          </table:table-cell>
          <table:table-cell table:formula="of:=[.AH127]-(1/[.$J127])*[.AH127]+ [.AH127]*(1-[.$F127])*(1)/[.$J127]" office:value-type="float" office:value="0.857973937574432" calcext:value-type="float">
            <text:p>0,8579739376</text:p>
          </table:table-cell>
          <table:table-cell table:formula="of:=[.AI127]-(1/[.$J127])*[.AI127]+ [.AI127]*(1-[.$F127])*(1)/[.$J127]" office:value-type="float" office:value="0.840814458822943" calcext:value-type="float">
            <text:p>0,8408144588</text:p>
          </table:table-cell>
          <table:table-cell table:formula="of:=[.AJ127]-(1/[.$J127])*[.AJ127]+ [.AJ127]*(1-[.$F127])*(1)/[.$J127]" office:value-type="float" office:value="0.823998169646484" calcext:value-type="float">
            <text:p>0,8239981696</text:p>
          </table:table-cell>
          <table:table-cell table:formula="of:=[.AK127]-(1/[.$J127])*[.AK127]+ [.AK127]*(1-[.$F127])*(1)/[.$J127]" office:value-type="float" office:value="0.807518206253555" calcext:value-type="float">
            <text:p>0,8075182063</text:p>
          </table:table-cell>
          <table:table-cell table:formula="of:=[.AL127]-(1/[.$J127])*[.AL127]+ [.AL127]*(1-[.$F127])*(1)/[.$J127]" office:value-type="float" office:value="0.791367842128484" calcext:value-type="float">
            <text:p>0,7913678421</text:p>
          </table:table-cell>
          <table:table-cell table:formula="of:=[.AM127]-(1/[.$J127])*[.AM127]+ [.AM127]*(1-[.$F127])*(1)/[.$J127]" office:value-type="float" office:value="0.775540485285914" calcext:value-type="float">
            <text:p>0,7755404853</text:p>
          </table:table-cell>
          <table:table-cell table:formula="of:=[.AN127]-(1/[.$J127])*[.AN127]+ [.AN127]*(1-[.$F127])*(1)/[.$J127]" office:value-type="float" office:value="0.760029675580196" calcext:value-type="float">
            <text:p>0,7600296756</text:p>
          </table:table-cell>
          <table:table-cell table:formula="of:=[.AO127]-(1/[.$J127])*[.AO127]+ [.AO127]*(1-[.$F127])*(1)/[.$J127]" office:value-type="float" office:value="0.744829082068592" calcext:value-type="float">
            <text:p>0,7448290821</text:p>
          </table:table-cell>
          <table:table-cell table:formula="of:=[.AP127]-(1/[.$J127])*[.AP127]+ [.AP127]*(1-[.$G127])*(1)/[.$J127]" office:value-type="float" office:value="0.737380791247906" calcext:value-type="float">
            <text:p>0,7373807912</text:p>
          </table:table-cell>
          <table:table-cell table:formula="of:=[.AQ127]-(1/[.$J127])*[.AQ127]+ [.AQ127]*(1-[.$G127])*(1)/[.$J127]" office:value-type="float" office:value="0.730006983335427" calcext:value-type="float">
            <text:p>0,7300069833</text:p>
          </table:table-cell>
          <table:table-cell table:formula="of:=[.AR127]-(1/[.$J127])*[.AR127]+ [.AR127]*(1-[.$G127])*(1)/[.$J127]" office:value-type="float" office:value="0.722706913502072" calcext:value-type="float">
            <text:p>0,7227069135</text:p>
          </table:table-cell>
          <table:table-cell table:formula="of:=[.AS127]-(1/[.$J127])*[.AS127]+ [.AS127]*(1-[.$G127])*(1)/[.$J127]" office:value-type="float" office:value="0.715479844367052" calcext:value-type="float">
            <text:p>0,7154798444</text:p>
          </table:table-cell>
          <table:table-cell table:formula="of:=[.AT127]-(1/[.$J127])*[.AT127]+ [.AT127]*(1-[.$G127])*(1)/[.$J127]" office:value-type="float" office:value="0.708325045923381" calcext:value-type="float">
            <text:p>0,7083250459</text:p>
          </table:table-cell>
          <table:table-cell table:formula="of:=[.AU127]-(1/[.$J127])*[.AU127]+ [.AU127]*(1-[.$G127])*(1)/[.$J127]" office:value-type="float" office:value="0.701241795464147" calcext:value-type="float">
            <text:p>0,7012417955</text:p>
          </table:table-cell>
          <table:table-cell table:formula="of:=[.AV127]-(1/[.$J127])*[.AV127]+ [.AV127]*(1-[.$G127])*(1)/[.$J127]" office:value-type="float" office:value="0.694229377509506" calcext:value-type="float">
            <text:p>0,6942293775</text:p>
          </table:table-cell>
          <table:table-cell table:formula="of:=[.AW127]-(1/[.$J127])*[.AW127]+ [.AW127]*(1-[.$G127])*(1)/[.$J127]" office:value-type="float" office:value="0.687287083734411" calcext:value-type="float">
            <text:p>0,6872870837</text:p>
          </table:table-cell>
          <table:table-cell table:formula="of:=[.AX127]-(1/[.$J127])*[.AX127]+ [.AX127]*(1-[.$G127])*(1)/[.$J127]" office:value-type="float" office:value="0.680414212897067" calcext:value-type="float">
            <text:p>0,6804142129</text:p>
          </table:table-cell>
          <table:table-cell table:formula="of:=[.AY127]-(1/[.$J127])*[.AY127]+ [.AY127]*(1-[.$G127])*(1)/[.$J127]" office:value-type="float" office:value="0.673610070768096" calcext:value-type="float">
            <text:p>0,6736100708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28]-(1/[.$J128])*[.K128]+ [.K128]*(1-[.$C128])*(1)/[.$J128]" office:value-type="float" office:value="1" calcext:value-type="float">
            <text:p>1</text:p>
          </table:table-cell>
          <table:table-cell table:formula="of:=[.L128]-(1/[.$J128])*[.L128]+ [.L128]*(1-[.$C128])*(1)/[.$J128]" office:value-type="float" office:value="1" calcext:value-type="float">
            <text:p>1</text:p>
          </table:table-cell>
          <table:table-cell table:formula="of:=[.M128]-(1/[.$J128])*[.M128]+ [.M128]*(1-[.$C128])*(1)/[.$J128]" office:value-type="float" office:value="1" calcext:value-type="float">
            <text:p>1</text:p>
          </table:table-cell>
          <table:table-cell table:formula="of:=[.N128]-(1/[.$J128])*[.N128]+ [.N128]*(1-[.$C128])*(1)/[.$J128]" office:value-type="float" office:value="1" calcext:value-type="float">
            <text:p>1</text:p>
          </table:table-cell>
          <table:table-cell table:formula="of:=[.O128]-(1/[.$J128])*[.O128]+ [.O128]*(1-[.$C128])*(1)/[.$J128]" office:value-type="float" office:value="1" calcext:value-type="float">
            <text:p>1</text:p>
          </table:table-cell>
          <table:table-cell table:formula="of:=[.P128]-(1/[.$J128])*[.P128]+ [.P128]*(1-[.$C128])*(1)/[.$J128]" office:value-type="float" office:value="1" calcext:value-type="float">
            <text:p>1</text:p>
          </table:table-cell>
          <table:table-cell table:formula="of:=[.Q128]-(1/[.$J128])*[.Q128]+ [.Q128]*(1-[.$D128])*(1)/[.$J128]" office:value-type="float" office:value="1" calcext:value-type="float">
            <text:p>1</text:p>
          </table:table-cell>
          <table:table-cell table:formula="of:=[.R128]-(1/[.$J128])*[.R128]+ [.R128]*(1-[.$D128])*(1)/[.$J128]" office:value-type="float" office:value="1" calcext:value-type="float">
            <text:p>1</text:p>
          </table:table-cell>
          <table:table-cell table:formula="of:=[.S128]-(1/[.$J128])*[.S128]+ [.S128]*(1-[.$D128])*(1)/[.$J128]" office:value-type="float" office:value="1" calcext:value-type="float">
            <text:p>1</text:p>
          </table:table-cell>
          <table:table-cell table:formula="of:=[.T128]-(1/[.$J128])*[.T128]+ [.T128]*(1-[.$D128])*(1)/[.$J128]" office:value-type="float" office:value="1" calcext:value-type="float">
            <text:p>1</text:p>
          </table:table-cell>
          <table:table-cell table:formula="of:=[.U128]-(1/[.$J128])*[.U128]+ [.U128]*(1-[.$D128])*(1)/[.$J128]" office:value-type="float" office:value="1" calcext:value-type="float">
            <text:p>1</text:p>
          </table:table-cell>
          <table:table-cell table:formula="of:=[.V128]-(1/[.$J128])*[.V128]+ [.V128]*(1-[.$E128])*(1)/[.$J128]" office:value-type="float" office:value="0.994166666666667" calcext:value-type="float">
            <text:p>0,9941666667</text:p>
          </table:table-cell>
          <table:table-cell table:formula="of:=[.W128]-(1/[.$J128])*[.W128]+ [.W128]*(1-[.$E128])*(1)/[.$J128]" office:value-type="float" office:value="0.988367361111111" calcext:value-type="float">
            <text:p>0,9883673611</text:p>
          </table:table-cell>
          <table:table-cell table:formula="of:=[.X128]-(1/[.$J128])*[.X128]+ [.X128]*(1-[.$E128])*(1)/[.$J128]" office:value-type="float" office:value="0.982601884837963" calcext:value-type="float">
            <text:p>0,9826018848</text:p>
          </table:table-cell>
          <table:table-cell table:formula="of:=[.Y128]-(1/[.$J128])*[.Y128]+ [.Y128]*(1-[.$E128])*(1)/[.$J128]" office:value-type="float" office:value="0.976870040509741" calcext:value-type="float">
            <text:p>0,9768700405</text:p>
          </table:table-cell>
          <table:table-cell table:formula="of:=[.Z128]-(1/[.$J128])*[.Z128]+ [.Z128]*(1-[.$E128])*(1)/[.$J128]" office:value-type="float" office:value="0.971171631940101" calcext:value-type="float">
            <text:p>0,9711716319</text:p>
          </table:table-cell>
          <table:table-cell table:formula="of:=[.AA128]-(1/[.$J128])*[.AA128]+ [.AA128]*(1-[.$E128])*(1)/[.$J128]" office:value-type="float" office:value="0.965506464087117" calcext:value-type="float">
            <text:p>0,9655064641</text:p>
          </table:table-cell>
          <table:table-cell table:formula="of:=[.AB128]-(1/[.$J128])*[.AB128]+ [.AB128]*(1-[.$E128])*(1)/[.$J128]" office:value-type="float" office:value="0.959874343046609" calcext:value-type="float">
            <text:p>0,959874343</text:p>
          </table:table-cell>
          <table:table-cell table:formula="of:=[.AC128]-(1/[.$J128])*[.AC128]+ [.AC128]*(1-[.$E128])*(1)/[.$J128]" office:value-type="float" office:value="0.954275076045504" calcext:value-type="float">
            <text:p>0,954275076</text:p>
          </table:table-cell>
          <table:table-cell table:formula="of:=[.AD128]-(1/[.$J128])*[.AD128]+ [.AD128]*(1-[.$E128])*(1)/[.$J128]" office:value-type="float" office:value="0.948708471435238" calcext:value-type="float">
            <text:p>0,9487084714</text:p>
          </table:table-cell>
          <table:table-cell table:formula="of:=[.AE128]-(1/[.$J128])*[.AE128]+ [.AE128]*(1-[.$E128])*(1)/[.$J128]" office:value-type="float" office:value="0.9431743386852" calcext:value-type="float">
            <text:p>0,9431743387</text:p>
          </table:table-cell>
          <table:table-cell table:formula="of:=[.AF128]-(1/[.$J128])*[.AF128]+ [.AF128]*(1-[.$F128])*(1)/[.$J128]" office:value-type="float" office:value="0.93531455252949" calcext:value-type="float">
            <text:p>0,9353145525</text:p>
          </table:table-cell>
          <table:table-cell table:formula="of:=[.AG128]-(1/[.$J128])*[.AG128]+ [.AG128]*(1-[.$F128])*(1)/[.$J128]" office:value-type="float" office:value="0.927520264591744" calcext:value-type="float">
            <text:p>0,9275202646</text:p>
          </table:table-cell>
          <table:table-cell table:formula="of:=[.AH128]-(1/[.$J128])*[.AH128]+ [.AH128]*(1-[.$F128])*(1)/[.$J128]" office:value-type="float" office:value="0.919790929053479" calcext:value-type="float">
            <text:p>0,9197909291</text:p>
          </table:table-cell>
          <table:table-cell table:formula="of:=[.AI128]-(1/[.$J128])*[.AI128]+ [.AI128]*(1-[.$F128])*(1)/[.$J128]" office:value-type="float" office:value="0.9121260046447" calcext:value-type="float">
            <text:p>0,9121260046</text:p>
          </table:table-cell>
          <table:table-cell table:formula="of:=[.AJ128]-(1/[.$J128])*[.AJ128]+ [.AJ128]*(1-[.$F128])*(1)/[.$J128]" office:value-type="float" office:value="0.904524954605995" calcext:value-type="float">
            <text:p>0,9045249546</text:p>
          </table:table-cell>
          <table:table-cell table:formula="of:=[.AK128]-(1/[.$J128])*[.AK128]+ [.AK128]*(1-[.$F128])*(1)/[.$J128]" office:value-type="float" office:value="0.896987246650945" calcext:value-type="float">
            <text:p>0,8969872467</text:p>
          </table:table-cell>
          <table:table-cell table:formula="of:=[.AL128]-(1/[.$J128])*[.AL128]+ [.AL128]*(1-[.$F128])*(1)/[.$J128]" office:value-type="float" office:value="0.889512352928853" calcext:value-type="float">
            <text:p>0,8895123529</text:p>
          </table:table-cell>
          <table:table-cell table:formula="of:=[.AM128]-(1/[.$J128])*[.AM128]+ [.AM128]*(1-[.$F128])*(1)/[.$J128]" office:value-type="float" office:value="0.88209974998778" calcext:value-type="float">
            <text:p>0,88209975</text:p>
          </table:table-cell>
          <table:table-cell table:formula="of:=[.AN128]-(1/[.$J128])*[.AN128]+ [.AN128]*(1-[.$F128])*(1)/[.$J128]" office:value-type="float" office:value="0.874748918737882" calcext:value-type="float">
            <text:p>0,8747489187</text:p>
          </table:table-cell>
          <table:table-cell table:formula="of:=[.AO128]-(1/[.$J128])*[.AO128]+ [.AO128]*(1-[.$F128])*(1)/[.$J128]" office:value-type="float" office:value="0.867459344415066" calcext:value-type="float">
            <text:p>0,8674593444</text:p>
          </table:table-cell>
          <table:table-cell table:formula="of:=[.AP128]-(1/[.$J128])*[.AP128]+ [.AP128]*(1-[.$G128])*(1)/[.$J128]" office:value-type="float" office:value="0.86023051654494" calcext:value-type="float">
            <text:p>0,8602305165</text:p>
          </table:table-cell>
          <table:table-cell table:formula="of:=[.AQ128]-(1/[.$J128])*[.AQ128]+ [.AQ128]*(1-[.$G128])*(1)/[.$J128]" office:value-type="float" office:value="0.853061928907066" calcext:value-type="float">
            <text:p>0,8530619289</text:p>
          </table:table-cell>
          <table:table-cell table:formula="of:=[.AR128]-(1/[.$J128])*[.AR128]+ [.AR128]*(1-[.$G128])*(1)/[.$J128]" office:value-type="float" office:value="0.845953079499507" calcext:value-type="float">
            <text:p>0,8459530795</text:p>
          </table:table-cell>
          <table:table-cell table:formula="of:=[.AS128]-(1/[.$J128])*[.AS128]+ [.AS128]*(1-[.$G128])*(1)/[.$J128]" office:value-type="float" office:value="0.838903470503678" calcext:value-type="float">
            <text:p>0,8389034705</text:p>
          </table:table-cell>
          <table:table-cell table:formula="of:=[.AT128]-(1/[.$J128])*[.AT128]+ [.AT128]*(1-[.$G128])*(1)/[.$J128]" office:value-type="float" office:value="0.831912608249481" calcext:value-type="float">
            <text:p>0,8319126082</text:p>
          </table:table-cell>
          <table:table-cell table:formula="of:=[.AU128]-(1/[.$J128])*[.AU128]+ [.AU128]*(1-[.$G128])*(1)/[.$J128]" office:value-type="float" office:value="0.824980003180735" calcext:value-type="float">
            <text:p>0,8249800032</text:p>
          </table:table-cell>
          <table:table-cell table:formula="of:=[.AV128]-(1/[.$J128])*[.AV128]+ [.AV128]*(1-[.$G128])*(1)/[.$J128]" office:value-type="float" office:value="0.818105169820896" calcext:value-type="float">
            <text:p>0,8181051698</text:p>
          </table:table-cell>
          <table:table-cell table:formula="of:=[.AW128]-(1/[.$J128])*[.AW128]+ [.AW128]*(1-[.$G128])*(1)/[.$J128]" office:value-type="float" office:value="0.811287626739055" calcext:value-type="float">
            <text:p>0,8112876267</text:p>
          </table:table-cell>
          <table:table-cell table:formula="of:=[.AX128]-(1/[.$J128])*[.AX128]+ [.AX128]*(1-[.$G128])*(1)/[.$J128]" office:value-type="float" office:value="0.804526896516229" calcext:value-type="float">
            <text:p>0,8045268965</text:p>
          </table:table-cell>
          <table:table-cell table:formula="of:=[.AY128]-(1/[.$J128])*[.AY128]+ [.AY128]*(1-[.$G128])*(1)/[.$J128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29]-(1/[.$J129])*[.K129]+ [.K129]*(1-[.$C129])*(1)/[.$J129]" office:value-type="float" office:value="1" calcext:value-type="float">
            <text:p>1</text:p>
          </table:table-cell>
          <table:table-cell table:formula="of:=[.L129]-(1/[.$J129])*[.L129]+ [.L129]*(1-[.$C129])*(1)/[.$J129]" office:value-type="float" office:value="1" calcext:value-type="float">
            <text:p>1</text:p>
          </table:table-cell>
          <table:table-cell table:formula="of:=[.M129]-(1/[.$J129])*[.M129]+ [.M129]*(1-[.$C129])*(1)/[.$J129]" office:value-type="float" office:value="1" calcext:value-type="float">
            <text:p>1</text:p>
          </table:table-cell>
          <table:table-cell table:formula="of:=[.N129]-(1/[.$J129])*[.N129]+ [.N129]*(1-[.$C129])*(1)/[.$J129]" office:value-type="float" office:value="1" calcext:value-type="float">
            <text:p>1</text:p>
          </table:table-cell>
          <table:table-cell table:formula="of:=[.O129]-(1/[.$J129])*[.O129]+ [.O129]*(1-[.$C129])*(1)/[.$J129]" office:value-type="float" office:value="1" calcext:value-type="float">
            <text:p>1</text:p>
          </table:table-cell>
          <table:table-cell table:formula="of:=[.P129]-(1/[.$J129])*[.P129]+ [.P129]*(1-[.$C129])*(1)/[.$J129]" office:value-type="float" office:value="1" calcext:value-type="float">
            <text:p>1</text:p>
          </table:table-cell>
          <table:table-cell table:formula="of:=[.Q129]-(1/[.$J129])*[.Q129]+ [.Q129]*(1-[.$D129])*(1)/[.$J129]" office:value-type="float" office:value="1" calcext:value-type="float">
            <text:p>1</text:p>
          </table:table-cell>
          <table:table-cell table:formula="of:=[.R129]-(1/[.$J129])*[.R129]+ [.R129]*(1-[.$D129])*(1)/[.$J129]" office:value-type="float" office:value="1" calcext:value-type="float">
            <text:p>1</text:p>
          </table:table-cell>
          <table:table-cell table:formula="of:=[.S129]-(1/[.$J129])*[.S129]+ [.S129]*(1-[.$D129])*(1)/[.$J129]" office:value-type="float" office:value="1" calcext:value-type="float">
            <text:p>1</text:p>
          </table:table-cell>
          <table:table-cell table:formula="of:=[.T129]-(1/[.$J129])*[.T129]+ [.T129]*(1-[.$D129])*(1)/[.$J129]" office:value-type="float" office:value="1" calcext:value-type="float">
            <text:p>1</text:p>
          </table:table-cell>
          <table:table-cell table:formula="of:=[.U129]-(1/[.$J129])*[.U129]+ [.U129]*(1-[.$D129])*(1)/[.$J129]" office:value-type="float" office:value="1" calcext:value-type="float">
            <text:p>1</text:p>
          </table:table-cell>
          <table:table-cell table:formula="of:=[.V129]-(1/[.$J129])*[.V129]+ [.V129]*(1-[.$E129])*(1)/[.$J129]" office:value-type="float" office:value="0.994166666666667" calcext:value-type="float">
            <text:p>0,9941666667</text:p>
          </table:table-cell>
          <table:table-cell table:formula="of:=[.W129]-(1/[.$J129])*[.W129]+ [.W129]*(1-[.$E129])*(1)/[.$J129]" office:value-type="float" office:value="0.988367361111111" calcext:value-type="float">
            <text:p>0,9883673611</text:p>
          </table:table-cell>
          <table:table-cell table:formula="of:=[.X129]-(1/[.$J129])*[.X129]+ [.X129]*(1-[.$E129])*(1)/[.$J129]" office:value-type="float" office:value="0.982601884837963" calcext:value-type="float">
            <text:p>0,9826018848</text:p>
          </table:table-cell>
          <table:table-cell table:formula="of:=[.Y129]-(1/[.$J129])*[.Y129]+ [.Y129]*(1-[.$E129])*(1)/[.$J129]" office:value-type="float" office:value="0.976870040509741" calcext:value-type="float">
            <text:p>0,9768700405</text:p>
          </table:table-cell>
          <table:table-cell table:formula="of:=[.Z129]-(1/[.$J129])*[.Z129]+ [.Z129]*(1-[.$E129])*(1)/[.$J129]" office:value-type="float" office:value="0.971171631940101" calcext:value-type="float">
            <text:p>0,9711716319</text:p>
          </table:table-cell>
          <table:table-cell table:formula="of:=[.AA129]-(1/[.$J129])*[.AA129]+ [.AA129]*(1-[.$E129])*(1)/[.$J129]" office:value-type="float" office:value="0.965506464087117" calcext:value-type="float">
            <text:p>0,9655064641</text:p>
          </table:table-cell>
          <table:table-cell table:formula="of:=[.AB129]-(1/[.$J129])*[.AB129]+ [.AB129]*(1-[.$E129])*(1)/[.$J129]" office:value-type="float" office:value="0.959874343046609" calcext:value-type="float">
            <text:p>0,959874343</text:p>
          </table:table-cell>
          <table:table-cell table:formula="of:=[.AC129]-(1/[.$J129])*[.AC129]+ [.AC129]*(1-[.$E129])*(1)/[.$J129]" office:value-type="float" office:value="0.954275076045504" calcext:value-type="float">
            <text:p>0,954275076</text:p>
          </table:table-cell>
          <table:table-cell table:formula="of:=[.AD129]-(1/[.$J129])*[.AD129]+ [.AD129]*(1-[.$E129])*(1)/[.$J129]" office:value-type="float" office:value="0.948708471435238" calcext:value-type="float">
            <text:p>0,9487084714</text:p>
          </table:table-cell>
          <table:table-cell table:formula="of:=[.AE129]-(1/[.$J129])*[.AE129]+ [.AE129]*(1-[.$E129])*(1)/[.$J129]" office:value-type="float" office:value="0.9431743386852" calcext:value-type="float">
            <text:p>0,9431743387</text:p>
          </table:table-cell>
          <table:table-cell table:formula="of:=[.AF129]-(1/[.$J129])*[.AF129]+ [.AF129]*(1-[.$F129])*(1)/[.$J129]" office:value-type="float" office:value="0.93531455252949" calcext:value-type="float">
            <text:p>0,9353145525</text:p>
          </table:table-cell>
          <table:table-cell table:formula="of:=[.AG129]-(1/[.$J129])*[.AG129]+ [.AG129]*(1-[.$F129])*(1)/[.$J129]" office:value-type="float" office:value="0.927520264591744" calcext:value-type="float">
            <text:p>0,9275202646</text:p>
          </table:table-cell>
          <table:table-cell table:formula="of:=[.AH129]-(1/[.$J129])*[.AH129]+ [.AH129]*(1-[.$F129])*(1)/[.$J129]" office:value-type="float" office:value="0.919790929053479" calcext:value-type="float">
            <text:p>0,9197909291</text:p>
          </table:table-cell>
          <table:table-cell table:formula="of:=[.AI129]-(1/[.$J129])*[.AI129]+ [.AI129]*(1-[.$F129])*(1)/[.$J129]" office:value-type="float" office:value="0.9121260046447" calcext:value-type="float">
            <text:p>0,9121260046</text:p>
          </table:table-cell>
          <table:table-cell table:formula="of:=[.AJ129]-(1/[.$J129])*[.AJ129]+ [.AJ129]*(1-[.$F129])*(1)/[.$J129]" office:value-type="float" office:value="0.904524954605995" calcext:value-type="float">
            <text:p>0,9045249546</text:p>
          </table:table-cell>
          <table:table-cell table:formula="of:=[.AK129]-(1/[.$J129])*[.AK129]+ [.AK129]*(1-[.$F129])*(1)/[.$J129]" office:value-type="float" office:value="0.896987246650945" calcext:value-type="float">
            <text:p>0,8969872467</text:p>
          </table:table-cell>
          <table:table-cell table:formula="of:=[.AL129]-(1/[.$J129])*[.AL129]+ [.AL129]*(1-[.$F129])*(1)/[.$J129]" office:value-type="float" office:value="0.889512352928853" calcext:value-type="float">
            <text:p>0,8895123529</text:p>
          </table:table-cell>
          <table:table-cell table:formula="of:=[.AM129]-(1/[.$J129])*[.AM129]+ [.AM129]*(1-[.$F129])*(1)/[.$J129]" office:value-type="float" office:value="0.88209974998778" calcext:value-type="float">
            <text:p>0,88209975</text:p>
          </table:table-cell>
          <table:table-cell table:formula="of:=[.AN129]-(1/[.$J129])*[.AN129]+ [.AN129]*(1-[.$F129])*(1)/[.$J129]" office:value-type="float" office:value="0.874748918737882" calcext:value-type="float">
            <text:p>0,8747489187</text:p>
          </table:table-cell>
          <table:table-cell table:formula="of:=[.AO129]-(1/[.$J129])*[.AO129]+ [.AO129]*(1-[.$F129])*(1)/[.$J129]" office:value-type="float" office:value="0.867459344415066" calcext:value-type="float">
            <text:p>0,8674593444</text:p>
          </table:table-cell>
          <table:table-cell table:formula="of:=[.AP129]-(1/[.$J129])*[.AP129]+ [.AP129]*(1-[.$G129])*(1)/[.$J129]" office:value-type="float" office:value="0.86023051654494" calcext:value-type="float">
            <text:p>0,8602305165</text:p>
          </table:table-cell>
          <table:table-cell table:formula="of:=[.AQ129]-(1/[.$J129])*[.AQ129]+ [.AQ129]*(1-[.$G129])*(1)/[.$J129]" office:value-type="float" office:value="0.853061928907066" calcext:value-type="float">
            <text:p>0,8530619289</text:p>
          </table:table-cell>
          <table:table-cell table:formula="of:=[.AR129]-(1/[.$J129])*[.AR129]+ [.AR129]*(1-[.$G129])*(1)/[.$J129]" office:value-type="float" office:value="0.845953079499507" calcext:value-type="float">
            <text:p>0,8459530795</text:p>
          </table:table-cell>
          <table:table-cell table:formula="of:=[.AS129]-(1/[.$J129])*[.AS129]+ [.AS129]*(1-[.$G129])*(1)/[.$J129]" office:value-type="float" office:value="0.838903470503678" calcext:value-type="float">
            <text:p>0,8389034705</text:p>
          </table:table-cell>
          <table:table-cell table:formula="of:=[.AT129]-(1/[.$J129])*[.AT129]+ [.AT129]*(1-[.$G129])*(1)/[.$J129]" office:value-type="float" office:value="0.831912608249481" calcext:value-type="float">
            <text:p>0,8319126082</text:p>
          </table:table-cell>
          <table:table-cell table:formula="of:=[.AU129]-(1/[.$J129])*[.AU129]+ [.AU129]*(1-[.$G129])*(1)/[.$J129]" office:value-type="float" office:value="0.824980003180735" calcext:value-type="float">
            <text:p>0,8249800032</text:p>
          </table:table-cell>
          <table:table-cell table:formula="of:=[.AV129]-(1/[.$J129])*[.AV129]+ [.AV129]*(1-[.$G129])*(1)/[.$J129]" office:value-type="float" office:value="0.818105169820896" calcext:value-type="float">
            <text:p>0,8181051698</text:p>
          </table:table-cell>
          <table:table-cell table:formula="of:=[.AW129]-(1/[.$J129])*[.AW129]+ [.AW129]*(1-[.$G129])*(1)/[.$J129]" office:value-type="float" office:value="0.811287626739055" calcext:value-type="float">
            <text:p>0,8112876267</text:p>
          </table:table-cell>
          <table:table-cell table:formula="of:=[.AX129]-(1/[.$J129])*[.AX129]+ [.AX129]*(1-[.$G129])*(1)/[.$J129]" office:value-type="float" office:value="0.804526896516229" calcext:value-type="float">
            <text:p>0,8045268965</text:p>
          </table:table-cell>
          <table:table-cell table:formula="of:=[.AY129]-(1/[.$J129])*[.AY129]+ [.AY129]*(1-[.$G129])*(1)/[.$J129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0]-(1/[.$J130])*[.K130]+ [.K130]*(1-[.$C130])*(1)/[.$J130]" office:value-type="float" office:value="1" calcext:value-type="float">
            <text:p>1</text:p>
          </table:table-cell>
          <table:table-cell table:formula="of:=[.L130]-(1/[.$J130])*[.L130]+ [.L130]*(1-[.$C130])*(1)/[.$J130]" office:value-type="float" office:value="1" calcext:value-type="float">
            <text:p>1</text:p>
          </table:table-cell>
          <table:table-cell table:formula="of:=[.M130]-(1/[.$J130])*[.M130]+ [.M130]*(1-[.$C130])*(1)/[.$J130]" office:value-type="float" office:value="1" calcext:value-type="float">
            <text:p>1</text:p>
          </table:table-cell>
          <table:table-cell table:formula="of:=[.N130]-(1/[.$J130])*[.N130]+ [.N130]*(1-[.$C130])*(1)/[.$J130]" office:value-type="float" office:value="1" calcext:value-type="float">
            <text:p>1</text:p>
          </table:table-cell>
          <table:table-cell table:formula="of:=[.O130]-(1/[.$J130])*[.O130]+ [.O130]*(1-[.$C130])*(1)/[.$J130]" office:value-type="float" office:value="1" calcext:value-type="float">
            <text:p>1</text:p>
          </table:table-cell>
          <table:table-cell table:formula="of:=[.P130]-(1/[.$J130])*[.P130]+ [.P130]*(1-[.$C130])*(1)/[.$J130]" office:value-type="float" office:value="1" calcext:value-type="float">
            <text:p>1</text:p>
          </table:table-cell>
          <table:table-cell table:formula="of:=[.Q130]-(1/[.$J130])*[.Q130]+ [.Q130]*(1-[.$D130])*(1)/[.$J130]" office:value-type="float" office:value="1" calcext:value-type="float">
            <text:p>1</text:p>
          </table:table-cell>
          <table:table-cell table:formula="of:=[.R130]-(1/[.$J130])*[.R130]+ [.R130]*(1-[.$D130])*(1)/[.$J130]" office:value-type="float" office:value="1" calcext:value-type="float">
            <text:p>1</text:p>
          </table:table-cell>
          <table:table-cell table:formula="of:=[.S130]-(1/[.$J130])*[.S130]+ [.S130]*(1-[.$D130])*(1)/[.$J130]" office:value-type="float" office:value="1" calcext:value-type="float">
            <text:p>1</text:p>
          </table:table-cell>
          <table:table-cell table:formula="of:=[.T130]-(1/[.$J130])*[.T130]+ [.T130]*(1-[.$D130])*(1)/[.$J130]" office:value-type="float" office:value="1" calcext:value-type="float">
            <text:p>1</text:p>
          </table:table-cell>
          <table:table-cell table:formula="of:=[.U130]-(1/[.$J130])*[.U130]+ [.U130]*(1-[.$D130])*(1)/[.$J130]" office:value-type="float" office:value="1" calcext:value-type="float">
            <text:p>1</text:p>
          </table:table-cell>
          <table:table-cell table:formula="of:=[.V130]-(1/[.$J130])*[.V130]+ [.V130]*(1-[.$E130])*(1)/[.$J130]" office:value-type="float" office:value="0.994166666666667" calcext:value-type="float">
            <text:p>0,9941666667</text:p>
          </table:table-cell>
          <table:table-cell table:formula="of:=[.W130]-(1/[.$J130])*[.W130]+ [.W130]*(1-[.$E130])*(1)/[.$J130]" office:value-type="float" office:value="0.988367361111111" calcext:value-type="float">
            <text:p>0,9883673611</text:p>
          </table:table-cell>
          <table:table-cell table:formula="of:=[.X130]-(1/[.$J130])*[.X130]+ [.X130]*(1-[.$E130])*(1)/[.$J130]" office:value-type="float" office:value="0.982601884837963" calcext:value-type="float">
            <text:p>0,9826018848</text:p>
          </table:table-cell>
          <table:table-cell table:formula="of:=[.Y130]-(1/[.$J130])*[.Y130]+ [.Y130]*(1-[.$E130])*(1)/[.$J130]" office:value-type="float" office:value="0.976870040509741" calcext:value-type="float">
            <text:p>0,9768700405</text:p>
          </table:table-cell>
          <table:table-cell table:formula="of:=[.Z130]-(1/[.$J130])*[.Z130]+ [.Z130]*(1-[.$E130])*(1)/[.$J130]" office:value-type="float" office:value="0.971171631940101" calcext:value-type="float">
            <text:p>0,9711716319</text:p>
          </table:table-cell>
          <table:table-cell table:formula="of:=[.AA130]-(1/[.$J130])*[.AA130]+ [.AA130]*(1-[.$E130])*(1)/[.$J130]" office:value-type="float" office:value="0.965506464087117" calcext:value-type="float">
            <text:p>0,9655064641</text:p>
          </table:table-cell>
          <table:table-cell table:formula="of:=[.AB130]-(1/[.$J130])*[.AB130]+ [.AB130]*(1-[.$E130])*(1)/[.$J130]" office:value-type="float" office:value="0.959874343046609" calcext:value-type="float">
            <text:p>0,959874343</text:p>
          </table:table-cell>
          <table:table-cell table:formula="of:=[.AC130]-(1/[.$J130])*[.AC130]+ [.AC130]*(1-[.$E130])*(1)/[.$J130]" office:value-type="float" office:value="0.954275076045504" calcext:value-type="float">
            <text:p>0,954275076</text:p>
          </table:table-cell>
          <table:table-cell table:formula="of:=[.AD130]-(1/[.$J130])*[.AD130]+ [.AD130]*(1-[.$E130])*(1)/[.$J130]" office:value-type="float" office:value="0.948708471435238" calcext:value-type="float">
            <text:p>0,9487084714</text:p>
          </table:table-cell>
          <table:table-cell table:formula="of:=[.AE130]-(1/[.$J130])*[.AE130]+ [.AE130]*(1-[.$E130])*(1)/[.$J130]" office:value-type="float" office:value="0.9431743386852" calcext:value-type="float">
            <text:p>0,9431743387</text:p>
          </table:table-cell>
          <table:table-cell table:formula="of:=[.AF130]-(1/[.$J130])*[.AF130]+ [.AF130]*(1-[.$F130])*(1)/[.$J130]" office:value-type="float" office:value="0.93531455252949" calcext:value-type="float">
            <text:p>0,9353145525</text:p>
          </table:table-cell>
          <table:table-cell table:formula="of:=[.AG130]-(1/[.$J130])*[.AG130]+ [.AG130]*(1-[.$F130])*(1)/[.$J130]" office:value-type="float" office:value="0.927520264591744" calcext:value-type="float">
            <text:p>0,9275202646</text:p>
          </table:table-cell>
          <table:table-cell table:formula="of:=[.AH130]-(1/[.$J130])*[.AH130]+ [.AH130]*(1-[.$F130])*(1)/[.$J130]" office:value-type="float" office:value="0.919790929053479" calcext:value-type="float">
            <text:p>0,9197909291</text:p>
          </table:table-cell>
          <table:table-cell table:formula="of:=[.AI130]-(1/[.$J130])*[.AI130]+ [.AI130]*(1-[.$F130])*(1)/[.$J130]" office:value-type="float" office:value="0.9121260046447" calcext:value-type="float">
            <text:p>0,9121260046</text:p>
          </table:table-cell>
          <table:table-cell table:formula="of:=[.AJ130]-(1/[.$J130])*[.AJ130]+ [.AJ130]*(1-[.$F130])*(1)/[.$J130]" office:value-type="float" office:value="0.904524954605995" calcext:value-type="float">
            <text:p>0,9045249546</text:p>
          </table:table-cell>
          <table:table-cell table:formula="of:=[.AK130]-(1/[.$J130])*[.AK130]+ [.AK130]*(1-[.$F130])*(1)/[.$J130]" office:value-type="float" office:value="0.896987246650945" calcext:value-type="float">
            <text:p>0,8969872467</text:p>
          </table:table-cell>
          <table:table-cell table:formula="of:=[.AL130]-(1/[.$J130])*[.AL130]+ [.AL130]*(1-[.$F130])*(1)/[.$J130]" office:value-type="float" office:value="0.889512352928853" calcext:value-type="float">
            <text:p>0,8895123529</text:p>
          </table:table-cell>
          <table:table-cell table:formula="of:=[.AM130]-(1/[.$J130])*[.AM130]+ [.AM130]*(1-[.$F130])*(1)/[.$J130]" office:value-type="float" office:value="0.88209974998778" calcext:value-type="float">
            <text:p>0,88209975</text:p>
          </table:table-cell>
          <table:table-cell table:formula="of:=[.AN130]-(1/[.$J130])*[.AN130]+ [.AN130]*(1-[.$F130])*(1)/[.$J130]" office:value-type="float" office:value="0.874748918737882" calcext:value-type="float">
            <text:p>0,8747489187</text:p>
          </table:table-cell>
          <table:table-cell table:formula="of:=[.AO130]-(1/[.$J130])*[.AO130]+ [.AO130]*(1-[.$F130])*(1)/[.$J130]" office:value-type="float" office:value="0.867459344415066" calcext:value-type="float">
            <text:p>0,8674593444</text:p>
          </table:table-cell>
          <table:table-cell table:formula="of:=[.AP130]-(1/[.$J130])*[.AP130]+ [.AP130]*(1-[.$G130])*(1)/[.$J130]" office:value-type="float" office:value="0.86023051654494" calcext:value-type="float">
            <text:p>0,8602305165</text:p>
          </table:table-cell>
          <table:table-cell table:formula="of:=[.AQ130]-(1/[.$J130])*[.AQ130]+ [.AQ130]*(1-[.$G130])*(1)/[.$J130]" office:value-type="float" office:value="0.853061928907066" calcext:value-type="float">
            <text:p>0,8530619289</text:p>
          </table:table-cell>
          <table:table-cell table:formula="of:=[.AR130]-(1/[.$J130])*[.AR130]+ [.AR130]*(1-[.$G130])*(1)/[.$J130]" office:value-type="float" office:value="0.845953079499507" calcext:value-type="float">
            <text:p>0,8459530795</text:p>
          </table:table-cell>
          <table:table-cell table:formula="of:=[.AS130]-(1/[.$J130])*[.AS130]+ [.AS130]*(1-[.$G130])*(1)/[.$J130]" office:value-type="float" office:value="0.838903470503678" calcext:value-type="float">
            <text:p>0,8389034705</text:p>
          </table:table-cell>
          <table:table-cell table:formula="of:=[.AT130]-(1/[.$J130])*[.AT130]+ [.AT130]*(1-[.$G130])*(1)/[.$J130]" office:value-type="float" office:value="0.831912608249481" calcext:value-type="float">
            <text:p>0,8319126082</text:p>
          </table:table-cell>
          <table:table-cell table:formula="of:=[.AU130]-(1/[.$J130])*[.AU130]+ [.AU130]*(1-[.$G130])*(1)/[.$J130]" office:value-type="float" office:value="0.824980003180735" calcext:value-type="float">
            <text:p>0,8249800032</text:p>
          </table:table-cell>
          <table:table-cell table:formula="of:=[.AV130]-(1/[.$J130])*[.AV130]+ [.AV130]*(1-[.$G130])*(1)/[.$J130]" office:value-type="float" office:value="0.818105169820896" calcext:value-type="float">
            <text:p>0,8181051698</text:p>
          </table:table-cell>
          <table:table-cell table:formula="of:=[.AW130]-(1/[.$J130])*[.AW130]+ [.AW130]*(1-[.$G130])*(1)/[.$J130]" office:value-type="float" office:value="0.811287626739055" calcext:value-type="float">
            <text:p>0,8112876267</text:p>
          </table:table-cell>
          <table:table-cell table:formula="of:=[.AX130]-(1/[.$J130])*[.AX130]+ [.AX130]*(1-[.$G130])*(1)/[.$J130]" office:value-type="float" office:value="0.804526896516229" calcext:value-type="float">
            <text:p>0,8045268965</text:p>
          </table:table-cell>
          <table:table-cell table:formula="of:=[.AY130]-(1/[.$J130])*[.AY130]+ [.AY130]*(1-[.$G130])*(1)/[.$J130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1]-(1/[.$J131])*[.K131]+ [.K131]*(1-[.$C131])*(1)/[.$J131]" office:value-type="float" office:value="1" calcext:value-type="float">
            <text:p>1</text:p>
          </table:table-cell>
          <table:table-cell table:formula="of:=[.L131]-(1/[.$J131])*[.L131]+ [.L131]*(1-[.$C131])*(1)/[.$J131]" office:value-type="float" office:value="1" calcext:value-type="float">
            <text:p>1</text:p>
          </table:table-cell>
          <table:table-cell table:formula="of:=[.M131]-(1/[.$J131])*[.M131]+ [.M131]*(1-[.$C131])*(1)/[.$J131]" office:value-type="float" office:value="1" calcext:value-type="float">
            <text:p>1</text:p>
          </table:table-cell>
          <table:table-cell table:formula="of:=[.N131]-(1/[.$J131])*[.N131]+ [.N131]*(1-[.$C131])*(1)/[.$J131]" office:value-type="float" office:value="1" calcext:value-type="float">
            <text:p>1</text:p>
          </table:table-cell>
          <table:table-cell table:formula="of:=[.O131]-(1/[.$J131])*[.O131]+ [.O131]*(1-[.$C131])*(1)/[.$J131]" office:value-type="float" office:value="1" calcext:value-type="float">
            <text:p>1</text:p>
          </table:table-cell>
          <table:table-cell table:formula="of:=[.P131]-(1/[.$J131])*[.P131]+ [.P131]*(1-[.$C131])*(1)/[.$J131]" office:value-type="float" office:value="1" calcext:value-type="float">
            <text:p>1</text:p>
          </table:table-cell>
          <table:table-cell table:formula="of:=[.Q131]-(1/[.$J131])*[.Q131]+ [.Q131]*(1-[.$D131])*(1)/[.$J131]" office:value-type="float" office:value="1" calcext:value-type="float">
            <text:p>1</text:p>
          </table:table-cell>
          <table:table-cell table:formula="of:=[.R131]-(1/[.$J131])*[.R131]+ [.R131]*(1-[.$D131])*(1)/[.$J131]" office:value-type="float" office:value="1" calcext:value-type="float">
            <text:p>1</text:p>
          </table:table-cell>
          <table:table-cell table:formula="of:=[.S131]-(1/[.$J131])*[.S131]+ [.S131]*(1-[.$D131])*(1)/[.$J131]" office:value-type="float" office:value="1" calcext:value-type="float">
            <text:p>1</text:p>
          </table:table-cell>
          <table:table-cell table:formula="of:=[.T131]-(1/[.$J131])*[.T131]+ [.T131]*(1-[.$D131])*(1)/[.$J131]" office:value-type="float" office:value="1" calcext:value-type="float">
            <text:p>1</text:p>
          </table:table-cell>
          <table:table-cell table:formula="of:=[.U131]-(1/[.$J131])*[.U131]+ [.U131]*(1-[.$D131])*(1)/[.$J131]" office:value-type="float" office:value="1" calcext:value-type="float">
            <text:p>1</text:p>
          </table:table-cell>
          <table:table-cell table:formula="of:=[.V131]-(1/[.$J131])*[.V131]+ [.V131]*(1-[.$E131])*(1)/[.$J131]" office:value-type="float" office:value="0.994166666666667" calcext:value-type="float">
            <text:p>0,9941666667</text:p>
          </table:table-cell>
          <table:table-cell table:formula="of:=[.W131]-(1/[.$J131])*[.W131]+ [.W131]*(1-[.$E131])*(1)/[.$J131]" office:value-type="float" office:value="0.988367361111111" calcext:value-type="float">
            <text:p>0,9883673611</text:p>
          </table:table-cell>
          <table:table-cell table:formula="of:=[.X131]-(1/[.$J131])*[.X131]+ [.X131]*(1-[.$E131])*(1)/[.$J131]" office:value-type="float" office:value="0.982601884837963" calcext:value-type="float">
            <text:p>0,9826018848</text:p>
          </table:table-cell>
          <table:table-cell table:formula="of:=[.Y131]-(1/[.$J131])*[.Y131]+ [.Y131]*(1-[.$E131])*(1)/[.$J131]" office:value-type="float" office:value="0.976870040509741" calcext:value-type="float">
            <text:p>0,9768700405</text:p>
          </table:table-cell>
          <table:table-cell table:formula="of:=[.Z131]-(1/[.$J131])*[.Z131]+ [.Z131]*(1-[.$E131])*(1)/[.$J131]" office:value-type="float" office:value="0.971171631940101" calcext:value-type="float">
            <text:p>0,9711716319</text:p>
          </table:table-cell>
          <table:table-cell table:formula="of:=[.AA131]-(1/[.$J131])*[.AA131]+ [.AA131]*(1-[.$E131])*(1)/[.$J131]" office:value-type="float" office:value="0.965506464087117" calcext:value-type="float">
            <text:p>0,9655064641</text:p>
          </table:table-cell>
          <table:table-cell table:formula="of:=[.AB131]-(1/[.$J131])*[.AB131]+ [.AB131]*(1-[.$E131])*(1)/[.$J131]" office:value-type="float" office:value="0.959874343046609" calcext:value-type="float">
            <text:p>0,959874343</text:p>
          </table:table-cell>
          <table:table-cell table:formula="of:=[.AC131]-(1/[.$J131])*[.AC131]+ [.AC131]*(1-[.$E131])*(1)/[.$J131]" office:value-type="float" office:value="0.954275076045504" calcext:value-type="float">
            <text:p>0,954275076</text:p>
          </table:table-cell>
          <table:table-cell table:formula="of:=[.AD131]-(1/[.$J131])*[.AD131]+ [.AD131]*(1-[.$E131])*(1)/[.$J131]" office:value-type="float" office:value="0.948708471435238" calcext:value-type="float">
            <text:p>0,9487084714</text:p>
          </table:table-cell>
          <table:table-cell table:formula="of:=[.AE131]-(1/[.$J131])*[.AE131]+ [.AE131]*(1-[.$E131])*(1)/[.$J131]" office:value-type="float" office:value="0.9431743386852" calcext:value-type="float">
            <text:p>0,9431743387</text:p>
          </table:table-cell>
          <table:table-cell table:formula="of:=[.AF131]-(1/[.$J131])*[.AF131]+ [.AF131]*(1-[.$F131])*(1)/[.$J131]" office:value-type="float" office:value="0.93531455252949" calcext:value-type="float">
            <text:p>0,9353145525</text:p>
          </table:table-cell>
          <table:table-cell table:formula="of:=[.AG131]-(1/[.$J131])*[.AG131]+ [.AG131]*(1-[.$F131])*(1)/[.$J131]" office:value-type="float" office:value="0.927520264591744" calcext:value-type="float">
            <text:p>0,9275202646</text:p>
          </table:table-cell>
          <table:table-cell table:formula="of:=[.AH131]-(1/[.$J131])*[.AH131]+ [.AH131]*(1-[.$F131])*(1)/[.$J131]" office:value-type="float" office:value="0.919790929053479" calcext:value-type="float">
            <text:p>0,9197909291</text:p>
          </table:table-cell>
          <table:table-cell table:formula="of:=[.AI131]-(1/[.$J131])*[.AI131]+ [.AI131]*(1-[.$F131])*(1)/[.$J131]" office:value-type="float" office:value="0.9121260046447" calcext:value-type="float">
            <text:p>0,9121260046</text:p>
          </table:table-cell>
          <table:table-cell table:formula="of:=[.AJ131]-(1/[.$J131])*[.AJ131]+ [.AJ131]*(1-[.$F131])*(1)/[.$J131]" office:value-type="float" office:value="0.904524954605995" calcext:value-type="float">
            <text:p>0,9045249546</text:p>
          </table:table-cell>
          <table:table-cell table:formula="of:=[.AK131]-(1/[.$J131])*[.AK131]+ [.AK131]*(1-[.$F131])*(1)/[.$J131]" office:value-type="float" office:value="0.896987246650945" calcext:value-type="float">
            <text:p>0,8969872467</text:p>
          </table:table-cell>
          <table:table-cell table:formula="of:=[.AL131]-(1/[.$J131])*[.AL131]+ [.AL131]*(1-[.$F131])*(1)/[.$J131]" office:value-type="float" office:value="0.889512352928853" calcext:value-type="float">
            <text:p>0,8895123529</text:p>
          </table:table-cell>
          <table:table-cell table:formula="of:=[.AM131]-(1/[.$J131])*[.AM131]+ [.AM131]*(1-[.$F131])*(1)/[.$J131]" office:value-type="float" office:value="0.88209974998778" calcext:value-type="float">
            <text:p>0,88209975</text:p>
          </table:table-cell>
          <table:table-cell table:formula="of:=[.AN131]-(1/[.$J131])*[.AN131]+ [.AN131]*(1-[.$F131])*(1)/[.$J131]" office:value-type="float" office:value="0.874748918737882" calcext:value-type="float">
            <text:p>0,8747489187</text:p>
          </table:table-cell>
          <table:table-cell table:formula="of:=[.AO131]-(1/[.$J131])*[.AO131]+ [.AO131]*(1-[.$F131])*(1)/[.$J131]" office:value-type="float" office:value="0.867459344415066" calcext:value-type="float">
            <text:p>0,8674593444</text:p>
          </table:table-cell>
          <table:table-cell table:formula="of:=[.AP131]-(1/[.$J131])*[.AP131]+ [.AP131]*(1-[.$G131])*(1)/[.$J131]" office:value-type="float" office:value="0.86023051654494" calcext:value-type="float">
            <text:p>0,8602305165</text:p>
          </table:table-cell>
          <table:table-cell table:formula="of:=[.AQ131]-(1/[.$J131])*[.AQ131]+ [.AQ131]*(1-[.$G131])*(1)/[.$J131]" office:value-type="float" office:value="0.853061928907066" calcext:value-type="float">
            <text:p>0,8530619289</text:p>
          </table:table-cell>
          <table:table-cell table:formula="of:=[.AR131]-(1/[.$J131])*[.AR131]+ [.AR131]*(1-[.$G131])*(1)/[.$J131]" office:value-type="float" office:value="0.845953079499507" calcext:value-type="float">
            <text:p>0,8459530795</text:p>
          </table:table-cell>
          <table:table-cell table:formula="of:=[.AS131]-(1/[.$J131])*[.AS131]+ [.AS131]*(1-[.$G131])*(1)/[.$J131]" office:value-type="float" office:value="0.838903470503678" calcext:value-type="float">
            <text:p>0,8389034705</text:p>
          </table:table-cell>
          <table:table-cell table:formula="of:=[.AT131]-(1/[.$J131])*[.AT131]+ [.AT131]*(1-[.$G131])*(1)/[.$J131]" office:value-type="float" office:value="0.831912608249481" calcext:value-type="float">
            <text:p>0,8319126082</text:p>
          </table:table-cell>
          <table:table-cell table:formula="of:=[.AU131]-(1/[.$J131])*[.AU131]+ [.AU131]*(1-[.$G131])*(1)/[.$J131]" office:value-type="float" office:value="0.824980003180735" calcext:value-type="float">
            <text:p>0,8249800032</text:p>
          </table:table-cell>
          <table:table-cell table:formula="of:=[.AV131]-(1/[.$J131])*[.AV131]+ [.AV131]*(1-[.$G131])*(1)/[.$J131]" office:value-type="float" office:value="0.818105169820896" calcext:value-type="float">
            <text:p>0,8181051698</text:p>
          </table:table-cell>
          <table:table-cell table:formula="of:=[.AW131]-(1/[.$J131])*[.AW131]+ [.AW131]*(1-[.$G131])*(1)/[.$J131]" office:value-type="float" office:value="0.811287626739055" calcext:value-type="float">
            <text:p>0,8112876267</text:p>
          </table:table-cell>
          <table:table-cell table:formula="of:=[.AX131]-(1/[.$J131])*[.AX131]+ [.AX131]*(1-[.$G131])*(1)/[.$J131]" office:value-type="float" office:value="0.804526896516229" calcext:value-type="float">
            <text:p>0,8045268965</text:p>
          </table:table-cell>
          <table:table-cell table:formula="of:=[.AY131]-(1/[.$J131])*[.AY131]+ [.AY131]*(1-[.$G131])*(1)/[.$J131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2]-(1/[.$J132])*[.K132]+ [.K132]*(1-[.$C132])*(1)/[.$J132]" office:value-type="float" office:value="1" calcext:value-type="float">
            <text:p>1</text:p>
          </table:table-cell>
          <table:table-cell table:formula="of:=[.L132]-(1/[.$J132])*[.L132]+ [.L132]*(1-[.$C132])*(1)/[.$J132]" office:value-type="float" office:value="1" calcext:value-type="float">
            <text:p>1</text:p>
          </table:table-cell>
          <table:table-cell table:formula="of:=[.M132]-(1/[.$J132])*[.M132]+ [.M132]*(1-[.$C132])*(1)/[.$J132]" office:value-type="float" office:value="1" calcext:value-type="float">
            <text:p>1</text:p>
          </table:table-cell>
          <table:table-cell table:formula="of:=[.N132]-(1/[.$J132])*[.N132]+ [.N132]*(1-[.$C132])*(1)/[.$J132]" office:value-type="float" office:value="1" calcext:value-type="float">
            <text:p>1</text:p>
          </table:table-cell>
          <table:table-cell table:formula="of:=[.O132]-(1/[.$J132])*[.O132]+ [.O132]*(1-[.$C132])*(1)/[.$J132]" office:value-type="float" office:value="1" calcext:value-type="float">
            <text:p>1</text:p>
          </table:table-cell>
          <table:table-cell table:formula="of:=[.P132]-(1/[.$J132])*[.P132]+ [.P132]*(1-[.$C132])*(1)/[.$J132]" office:value-type="float" office:value="1" calcext:value-type="float">
            <text:p>1</text:p>
          </table:table-cell>
          <table:table-cell table:formula="of:=[.Q132]-(1/[.$J132])*[.Q132]+ [.Q132]*(1-[.$D132])*(1)/[.$J132]" office:value-type="float" office:value="1" calcext:value-type="float">
            <text:p>1</text:p>
          </table:table-cell>
          <table:table-cell table:formula="of:=[.R132]-(1/[.$J132])*[.R132]+ [.R132]*(1-[.$D132])*(1)/[.$J132]" office:value-type="float" office:value="1" calcext:value-type="float">
            <text:p>1</text:p>
          </table:table-cell>
          <table:table-cell table:formula="of:=[.S132]-(1/[.$J132])*[.S132]+ [.S132]*(1-[.$D132])*(1)/[.$J132]" office:value-type="float" office:value="1" calcext:value-type="float">
            <text:p>1</text:p>
          </table:table-cell>
          <table:table-cell table:formula="of:=[.T132]-(1/[.$J132])*[.T132]+ [.T132]*(1-[.$D132])*(1)/[.$J132]" office:value-type="float" office:value="1" calcext:value-type="float">
            <text:p>1</text:p>
          </table:table-cell>
          <table:table-cell table:formula="of:=[.U132]-(1/[.$J132])*[.U132]+ [.U132]*(1-[.$D132])*(1)/[.$J132]" office:value-type="float" office:value="1" calcext:value-type="float">
            <text:p>1</text:p>
          </table:table-cell>
          <table:table-cell table:formula="of:=[.V132]-(1/[.$J132])*[.V132]+ [.V132]*(1-[.$E132])*(1)/[.$J132]" office:value-type="float" office:value="0.994166666666667" calcext:value-type="float">
            <text:p>0,9941666667</text:p>
          </table:table-cell>
          <table:table-cell table:formula="of:=[.W132]-(1/[.$J132])*[.W132]+ [.W132]*(1-[.$E132])*(1)/[.$J132]" office:value-type="float" office:value="0.988367361111111" calcext:value-type="float">
            <text:p>0,9883673611</text:p>
          </table:table-cell>
          <table:table-cell table:formula="of:=[.X132]-(1/[.$J132])*[.X132]+ [.X132]*(1-[.$E132])*(1)/[.$J132]" office:value-type="float" office:value="0.982601884837963" calcext:value-type="float">
            <text:p>0,9826018848</text:p>
          </table:table-cell>
          <table:table-cell table:formula="of:=[.Y132]-(1/[.$J132])*[.Y132]+ [.Y132]*(1-[.$E132])*(1)/[.$J132]" office:value-type="float" office:value="0.976870040509741" calcext:value-type="float">
            <text:p>0,9768700405</text:p>
          </table:table-cell>
          <table:table-cell table:formula="of:=[.Z132]-(1/[.$J132])*[.Z132]+ [.Z132]*(1-[.$E132])*(1)/[.$J132]" office:value-type="float" office:value="0.971171631940101" calcext:value-type="float">
            <text:p>0,9711716319</text:p>
          </table:table-cell>
          <table:table-cell table:formula="of:=[.AA132]-(1/[.$J132])*[.AA132]+ [.AA132]*(1-[.$E132])*(1)/[.$J132]" office:value-type="float" office:value="0.965506464087117" calcext:value-type="float">
            <text:p>0,9655064641</text:p>
          </table:table-cell>
          <table:table-cell table:formula="of:=[.AB132]-(1/[.$J132])*[.AB132]+ [.AB132]*(1-[.$E132])*(1)/[.$J132]" office:value-type="float" office:value="0.959874343046609" calcext:value-type="float">
            <text:p>0,959874343</text:p>
          </table:table-cell>
          <table:table-cell table:formula="of:=[.AC132]-(1/[.$J132])*[.AC132]+ [.AC132]*(1-[.$E132])*(1)/[.$J132]" office:value-type="float" office:value="0.954275076045504" calcext:value-type="float">
            <text:p>0,954275076</text:p>
          </table:table-cell>
          <table:table-cell table:formula="of:=[.AD132]-(1/[.$J132])*[.AD132]+ [.AD132]*(1-[.$E132])*(1)/[.$J132]" office:value-type="float" office:value="0.948708471435238" calcext:value-type="float">
            <text:p>0,9487084714</text:p>
          </table:table-cell>
          <table:table-cell table:formula="of:=[.AE132]-(1/[.$J132])*[.AE132]+ [.AE132]*(1-[.$E132])*(1)/[.$J132]" office:value-type="float" office:value="0.9431743386852" calcext:value-type="float">
            <text:p>0,9431743387</text:p>
          </table:table-cell>
          <table:table-cell table:formula="of:=[.AF132]-(1/[.$J132])*[.AF132]+ [.AF132]*(1-[.$F132])*(1)/[.$J132]" office:value-type="float" office:value="0.93531455252949" calcext:value-type="float">
            <text:p>0,9353145525</text:p>
          </table:table-cell>
          <table:table-cell table:formula="of:=[.AG132]-(1/[.$J132])*[.AG132]+ [.AG132]*(1-[.$F132])*(1)/[.$J132]" office:value-type="float" office:value="0.927520264591744" calcext:value-type="float">
            <text:p>0,9275202646</text:p>
          </table:table-cell>
          <table:table-cell table:formula="of:=[.AH132]-(1/[.$J132])*[.AH132]+ [.AH132]*(1-[.$F132])*(1)/[.$J132]" office:value-type="float" office:value="0.919790929053479" calcext:value-type="float">
            <text:p>0,9197909291</text:p>
          </table:table-cell>
          <table:table-cell table:formula="of:=[.AI132]-(1/[.$J132])*[.AI132]+ [.AI132]*(1-[.$F132])*(1)/[.$J132]" office:value-type="float" office:value="0.9121260046447" calcext:value-type="float">
            <text:p>0,9121260046</text:p>
          </table:table-cell>
          <table:table-cell table:formula="of:=[.AJ132]-(1/[.$J132])*[.AJ132]+ [.AJ132]*(1-[.$F132])*(1)/[.$J132]" office:value-type="float" office:value="0.904524954605995" calcext:value-type="float">
            <text:p>0,9045249546</text:p>
          </table:table-cell>
          <table:table-cell table:formula="of:=[.AK132]-(1/[.$J132])*[.AK132]+ [.AK132]*(1-[.$F132])*(1)/[.$J132]" office:value-type="float" office:value="0.896987246650945" calcext:value-type="float">
            <text:p>0,8969872467</text:p>
          </table:table-cell>
          <table:table-cell table:formula="of:=[.AL132]-(1/[.$J132])*[.AL132]+ [.AL132]*(1-[.$F132])*(1)/[.$J132]" office:value-type="float" office:value="0.889512352928853" calcext:value-type="float">
            <text:p>0,8895123529</text:p>
          </table:table-cell>
          <table:table-cell table:formula="of:=[.AM132]-(1/[.$J132])*[.AM132]+ [.AM132]*(1-[.$F132])*(1)/[.$J132]" office:value-type="float" office:value="0.88209974998778" calcext:value-type="float">
            <text:p>0,88209975</text:p>
          </table:table-cell>
          <table:table-cell table:formula="of:=[.AN132]-(1/[.$J132])*[.AN132]+ [.AN132]*(1-[.$F132])*(1)/[.$J132]" office:value-type="float" office:value="0.874748918737882" calcext:value-type="float">
            <text:p>0,8747489187</text:p>
          </table:table-cell>
          <table:table-cell table:formula="of:=[.AO132]-(1/[.$J132])*[.AO132]+ [.AO132]*(1-[.$F132])*(1)/[.$J132]" office:value-type="float" office:value="0.867459344415066" calcext:value-type="float">
            <text:p>0,8674593444</text:p>
          </table:table-cell>
          <table:table-cell table:formula="of:=[.AP132]-(1/[.$J132])*[.AP132]+ [.AP132]*(1-[.$G132])*(1)/[.$J132]" office:value-type="float" office:value="0.86023051654494" calcext:value-type="float">
            <text:p>0,8602305165</text:p>
          </table:table-cell>
          <table:table-cell table:formula="of:=[.AQ132]-(1/[.$J132])*[.AQ132]+ [.AQ132]*(1-[.$G132])*(1)/[.$J132]" office:value-type="float" office:value="0.853061928907066" calcext:value-type="float">
            <text:p>0,8530619289</text:p>
          </table:table-cell>
          <table:table-cell table:formula="of:=[.AR132]-(1/[.$J132])*[.AR132]+ [.AR132]*(1-[.$G132])*(1)/[.$J132]" office:value-type="float" office:value="0.845953079499507" calcext:value-type="float">
            <text:p>0,8459530795</text:p>
          </table:table-cell>
          <table:table-cell table:formula="of:=[.AS132]-(1/[.$J132])*[.AS132]+ [.AS132]*(1-[.$G132])*(1)/[.$J132]" office:value-type="float" office:value="0.838903470503678" calcext:value-type="float">
            <text:p>0,8389034705</text:p>
          </table:table-cell>
          <table:table-cell table:formula="of:=[.AT132]-(1/[.$J132])*[.AT132]+ [.AT132]*(1-[.$G132])*(1)/[.$J132]" office:value-type="float" office:value="0.831912608249481" calcext:value-type="float">
            <text:p>0,8319126082</text:p>
          </table:table-cell>
          <table:table-cell table:formula="of:=[.AU132]-(1/[.$J132])*[.AU132]+ [.AU132]*(1-[.$G132])*(1)/[.$J132]" office:value-type="float" office:value="0.824980003180735" calcext:value-type="float">
            <text:p>0,8249800032</text:p>
          </table:table-cell>
          <table:table-cell table:formula="of:=[.AV132]-(1/[.$J132])*[.AV132]+ [.AV132]*(1-[.$G132])*(1)/[.$J132]" office:value-type="float" office:value="0.818105169820896" calcext:value-type="float">
            <text:p>0,8181051698</text:p>
          </table:table-cell>
          <table:table-cell table:formula="of:=[.AW132]-(1/[.$J132])*[.AW132]+ [.AW132]*(1-[.$G132])*(1)/[.$J132]" office:value-type="float" office:value="0.811287626739055" calcext:value-type="float">
            <text:p>0,8112876267</text:p>
          </table:table-cell>
          <table:table-cell table:formula="of:=[.AX132]-(1/[.$J132])*[.AX132]+ [.AX132]*(1-[.$G132])*(1)/[.$J132]" office:value-type="float" office:value="0.804526896516229" calcext:value-type="float">
            <text:p>0,8045268965</text:p>
          </table:table-cell>
          <table:table-cell table:formula="of:=[.AY132]-(1/[.$J132])*[.AY132]+ [.AY132]*(1-[.$G132])*(1)/[.$J132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3]-(1/[.$J133])*[.K133]+ [.K133]*(1-[.$C133])*(1)/[.$J133]" office:value-type="float" office:value="1" calcext:value-type="float">
            <text:p>1</text:p>
          </table:table-cell>
          <table:table-cell table:formula="of:=[.L133]-(1/[.$J133])*[.L133]+ [.L133]*(1-[.$C133])*(1)/[.$J133]" office:value-type="float" office:value="1" calcext:value-type="float">
            <text:p>1</text:p>
          </table:table-cell>
          <table:table-cell table:formula="of:=[.M133]-(1/[.$J133])*[.M133]+ [.M133]*(1-[.$C133])*(1)/[.$J133]" office:value-type="float" office:value="1" calcext:value-type="float">
            <text:p>1</text:p>
          </table:table-cell>
          <table:table-cell table:formula="of:=[.N133]-(1/[.$J133])*[.N133]+ [.N133]*(1-[.$C133])*(1)/[.$J133]" office:value-type="float" office:value="1" calcext:value-type="float">
            <text:p>1</text:p>
          </table:table-cell>
          <table:table-cell table:formula="of:=[.O133]-(1/[.$J133])*[.O133]+ [.O133]*(1-[.$C133])*(1)/[.$J133]" office:value-type="float" office:value="1" calcext:value-type="float">
            <text:p>1</text:p>
          </table:table-cell>
          <table:table-cell table:formula="of:=[.P133]-(1/[.$J133])*[.P133]+ [.P133]*(1-[.$C133])*(1)/[.$J133]" office:value-type="float" office:value="1" calcext:value-type="float">
            <text:p>1</text:p>
          </table:table-cell>
          <table:table-cell table:formula="of:=[.Q133]-(1/[.$J133])*[.Q133]+ [.Q133]*(1-[.$D133])*(1)/[.$J133]" office:value-type="float" office:value="1" calcext:value-type="float">
            <text:p>1</text:p>
          </table:table-cell>
          <table:table-cell table:formula="of:=[.R133]-(1/[.$J133])*[.R133]+ [.R133]*(1-[.$D133])*(1)/[.$J133]" office:value-type="float" office:value="1" calcext:value-type="float">
            <text:p>1</text:p>
          </table:table-cell>
          <table:table-cell table:formula="of:=[.S133]-(1/[.$J133])*[.S133]+ [.S133]*(1-[.$D133])*(1)/[.$J133]" office:value-type="float" office:value="1" calcext:value-type="float">
            <text:p>1</text:p>
          </table:table-cell>
          <table:table-cell table:formula="of:=[.T133]-(1/[.$J133])*[.T133]+ [.T133]*(1-[.$D133])*(1)/[.$J133]" office:value-type="float" office:value="1" calcext:value-type="float">
            <text:p>1</text:p>
          </table:table-cell>
          <table:table-cell table:formula="of:=[.U133]-(1/[.$J133])*[.U133]+ [.U133]*(1-[.$D133])*(1)/[.$J133]" office:value-type="float" office:value="1" calcext:value-type="float">
            <text:p>1</text:p>
          </table:table-cell>
          <table:table-cell table:formula="of:=[.V133]-(1/[.$J133])*[.V133]+ [.V133]*(1-[.$E133])*(1)/[.$J133]" office:value-type="float" office:value="0.994166666666667" calcext:value-type="float">
            <text:p>0,9941666667</text:p>
          </table:table-cell>
          <table:table-cell table:formula="of:=[.W133]-(1/[.$J133])*[.W133]+ [.W133]*(1-[.$E133])*(1)/[.$J133]" office:value-type="float" office:value="0.988367361111111" calcext:value-type="float">
            <text:p>0,9883673611</text:p>
          </table:table-cell>
          <table:table-cell table:formula="of:=[.X133]-(1/[.$J133])*[.X133]+ [.X133]*(1-[.$E133])*(1)/[.$J133]" office:value-type="float" office:value="0.982601884837963" calcext:value-type="float">
            <text:p>0,9826018848</text:p>
          </table:table-cell>
          <table:table-cell table:formula="of:=[.Y133]-(1/[.$J133])*[.Y133]+ [.Y133]*(1-[.$E133])*(1)/[.$J133]" office:value-type="float" office:value="0.976870040509741" calcext:value-type="float">
            <text:p>0,9768700405</text:p>
          </table:table-cell>
          <table:table-cell table:formula="of:=[.Z133]-(1/[.$J133])*[.Z133]+ [.Z133]*(1-[.$E133])*(1)/[.$J133]" office:value-type="float" office:value="0.971171631940101" calcext:value-type="float">
            <text:p>0,9711716319</text:p>
          </table:table-cell>
          <table:table-cell table:formula="of:=[.AA133]-(1/[.$J133])*[.AA133]+ [.AA133]*(1-[.$E133])*(1)/[.$J133]" office:value-type="float" office:value="0.965506464087117" calcext:value-type="float">
            <text:p>0,9655064641</text:p>
          </table:table-cell>
          <table:table-cell table:formula="of:=[.AB133]-(1/[.$J133])*[.AB133]+ [.AB133]*(1-[.$E133])*(1)/[.$J133]" office:value-type="float" office:value="0.959874343046609" calcext:value-type="float">
            <text:p>0,959874343</text:p>
          </table:table-cell>
          <table:table-cell table:formula="of:=[.AC133]-(1/[.$J133])*[.AC133]+ [.AC133]*(1-[.$E133])*(1)/[.$J133]" office:value-type="float" office:value="0.954275076045504" calcext:value-type="float">
            <text:p>0,954275076</text:p>
          </table:table-cell>
          <table:table-cell table:formula="of:=[.AD133]-(1/[.$J133])*[.AD133]+ [.AD133]*(1-[.$E133])*(1)/[.$J133]" office:value-type="float" office:value="0.948708471435238" calcext:value-type="float">
            <text:p>0,9487084714</text:p>
          </table:table-cell>
          <table:table-cell table:formula="of:=[.AE133]-(1/[.$J133])*[.AE133]+ [.AE133]*(1-[.$E133])*(1)/[.$J133]" office:value-type="float" office:value="0.9431743386852" calcext:value-type="float">
            <text:p>0,9431743387</text:p>
          </table:table-cell>
          <table:table-cell table:formula="of:=[.AF133]-(1/[.$J133])*[.AF133]+ [.AF133]*(1-[.$F133])*(1)/[.$J133]" office:value-type="float" office:value="0.93531455252949" calcext:value-type="float">
            <text:p>0,9353145525</text:p>
          </table:table-cell>
          <table:table-cell table:formula="of:=[.AG133]-(1/[.$J133])*[.AG133]+ [.AG133]*(1-[.$F133])*(1)/[.$J133]" office:value-type="float" office:value="0.927520264591744" calcext:value-type="float">
            <text:p>0,9275202646</text:p>
          </table:table-cell>
          <table:table-cell table:formula="of:=[.AH133]-(1/[.$J133])*[.AH133]+ [.AH133]*(1-[.$F133])*(1)/[.$J133]" office:value-type="float" office:value="0.919790929053479" calcext:value-type="float">
            <text:p>0,9197909291</text:p>
          </table:table-cell>
          <table:table-cell table:formula="of:=[.AI133]-(1/[.$J133])*[.AI133]+ [.AI133]*(1-[.$F133])*(1)/[.$J133]" office:value-type="float" office:value="0.9121260046447" calcext:value-type="float">
            <text:p>0,9121260046</text:p>
          </table:table-cell>
          <table:table-cell table:formula="of:=[.AJ133]-(1/[.$J133])*[.AJ133]+ [.AJ133]*(1-[.$F133])*(1)/[.$J133]" office:value-type="float" office:value="0.904524954605995" calcext:value-type="float">
            <text:p>0,9045249546</text:p>
          </table:table-cell>
          <table:table-cell table:formula="of:=[.AK133]-(1/[.$J133])*[.AK133]+ [.AK133]*(1-[.$F133])*(1)/[.$J133]" office:value-type="float" office:value="0.896987246650945" calcext:value-type="float">
            <text:p>0,8969872467</text:p>
          </table:table-cell>
          <table:table-cell table:formula="of:=[.AL133]-(1/[.$J133])*[.AL133]+ [.AL133]*(1-[.$F133])*(1)/[.$J133]" office:value-type="float" office:value="0.889512352928853" calcext:value-type="float">
            <text:p>0,8895123529</text:p>
          </table:table-cell>
          <table:table-cell table:formula="of:=[.AM133]-(1/[.$J133])*[.AM133]+ [.AM133]*(1-[.$F133])*(1)/[.$J133]" office:value-type="float" office:value="0.88209974998778" calcext:value-type="float">
            <text:p>0,88209975</text:p>
          </table:table-cell>
          <table:table-cell table:formula="of:=[.AN133]-(1/[.$J133])*[.AN133]+ [.AN133]*(1-[.$F133])*(1)/[.$J133]" office:value-type="float" office:value="0.874748918737882" calcext:value-type="float">
            <text:p>0,8747489187</text:p>
          </table:table-cell>
          <table:table-cell table:formula="of:=[.AO133]-(1/[.$J133])*[.AO133]+ [.AO133]*(1-[.$F133])*(1)/[.$J133]" office:value-type="float" office:value="0.867459344415066" calcext:value-type="float">
            <text:p>0,8674593444</text:p>
          </table:table-cell>
          <table:table-cell table:formula="of:=[.AP133]-(1/[.$J133])*[.AP133]+ [.AP133]*(1-[.$G133])*(1)/[.$J133]" office:value-type="float" office:value="0.86023051654494" calcext:value-type="float">
            <text:p>0,8602305165</text:p>
          </table:table-cell>
          <table:table-cell table:formula="of:=[.AQ133]-(1/[.$J133])*[.AQ133]+ [.AQ133]*(1-[.$G133])*(1)/[.$J133]" office:value-type="float" office:value="0.853061928907066" calcext:value-type="float">
            <text:p>0,8530619289</text:p>
          </table:table-cell>
          <table:table-cell table:formula="of:=[.AR133]-(1/[.$J133])*[.AR133]+ [.AR133]*(1-[.$G133])*(1)/[.$J133]" office:value-type="float" office:value="0.845953079499507" calcext:value-type="float">
            <text:p>0,8459530795</text:p>
          </table:table-cell>
          <table:table-cell table:formula="of:=[.AS133]-(1/[.$J133])*[.AS133]+ [.AS133]*(1-[.$G133])*(1)/[.$J133]" office:value-type="float" office:value="0.838903470503678" calcext:value-type="float">
            <text:p>0,8389034705</text:p>
          </table:table-cell>
          <table:table-cell table:formula="of:=[.AT133]-(1/[.$J133])*[.AT133]+ [.AT133]*(1-[.$G133])*(1)/[.$J133]" office:value-type="float" office:value="0.831912608249481" calcext:value-type="float">
            <text:p>0,8319126082</text:p>
          </table:table-cell>
          <table:table-cell table:formula="of:=[.AU133]-(1/[.$J133])*[.AU133]+ [.AU133]*(1-[.$G133])*(1)/[.$J133]" office:value-type="float" office:value="0.824980003180735" calcext:value-type="float">
            <text:p>0,8249800032</text:p>
          </table:table-cell>
          <table:table-cell table:formula="of:=[.AV133]-(1/[.$J133])*[.AV133]+ [.AV133]*(1-[.$G133])*(1)/[.$J133]" office:value-type="float" office:value="0.818105169820896" calcext:value-type="float">
            <text:p>0,8181051698</text:p>
          </table:table-cell>
          <table:table-cell table:formula="of:=[.AW133]-(1/[.$J133])*[.AW133]+ [.AW133]*(1-[.$G133])*(1)/[.$J133]" office:value-type="float" office:value="0.811287626739055" calcext:value-type="float">
            <text:p>0,8112876267</text:p>
          </table:table-cell>
          <table:table-cell table:formula="of:=[.AX133]-(1/[.$J133])*[.AX133]+ [.AX133]*(1-[.$G133])*(1)/[.$J133]" office:value-type="float" office:value="0.804526896516229" calcext:value-type="float">
            <text:p>0,8045268965</text:p>
          </table:table-cell>
          <table:table-cell table:formula="of:=[.AY133]-(1/[.$J133])*[.AY133]+ [.AY133]*(1-[.$G133])*(1)/[.$J133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4]-(1/[.$J134])*[.K134]+ [.K134]*(1-[.$C134])*(1)/[.$J134]" office:value-type="float" office:value="1" calcext:value-type="float">
            <text:p>1</text:p>
          </table:table-cell>
          <table:table-cell table:formula="of:=[.L134]-(1/[.$J134])*[.L134]+ [.L134]*(1-[.$C134])*(1)/[.$J134]" office:value-type="float" office:value="1" calcext:value-type="float">
            <text:p>1</text:p>
          </table:table-cell>
          <table:table-cell table:formula="of:=[.M134]-(1/[.$J134])*[.M134]+ [.M134]*(1-[.$C134])*(1)/[.$J134]" office:value-type="float" office:value="1" calcext:value-type="float">
            <text:p>1</text:p>
          </table:table-cell>
          <table:table-cell table:formula="of:=[.N134]-(1/[.$J134])*[.N134]+ [.N134]*(1-[.$C134])*(1)/[.$J134]" office:value-type="float" office:value="1" calcext:value-type="float">
            <text:p>1</text:p>
          </table:table-cell>
          <table:table-cell table:formula="of:=[.O134]-(1/[.$J134])*[.O134]+ [.O134]*(1-[.$C134])*(1)/[.$J134]" office:value-type="float" office:value="1" calcext:value-type="float">
            <text:p>1</text:p>
          </table:table-cell>
          <table:table-cell table:formula="of:=[.P134]-(1/[.$J134])*[.P134]+ [.P134]*(1-[.$C134])*(1)/[.$J134]" office:value-type="float" office:value="1" calcext:value-type="float">
            <text:p>1</text:p>
          </table:table-cell>
          <table:table-cell table:formula="of:=[.Q134]-(1/[.$J134])*[.Q134]+ [.Q134]*(1-[.$D134])*(1)/[.$J134]" office:value-type="float" office:value="1" calcext:value-type="float">
            <text:p>1</text:p>
          </table:table-cell>
          <table:table-cell table:formula="of:=[.R134]-(1/[.$J134])*[.R134]+ [.R134]*(1-[.$D134])*(1)/[.$J134]" office:value-type="float" office:value="1" calcext:value-type="float">
            <text:p>1</text:p>
          </table:table-cell>
          <table:table-cell table:formula="of:=[.S134]-(1/[.$J134])*[.S134]+ [.S134]*(1-[.$D134])*(1)/[.$J134]" office:value-type="float" office:value="1" calcext:value-type="float">
            <text:p>1</text:p>
          </table:table-cell>
          <table:table-cell table:formula="of:=[.T134]-(1/[.$J134])*[.T134]+ [.T134]*(1-[.$D134])*(1)/[.$J134]" office:value-type="float" office:value="1" calcext:value-type="float">
            <text:p>1</text:p>
          </table:table-cell>
          <table:table-cell table:formula="of:=[.U134]-(1/[.$J134])*[.U134]+ [.U134]*(1-[.$D134])*(1)/[.$J134]" office:value-type="float" office:value="1" calcext:value-type="float">
            <text:p>1</text:p>
          </table:table-cell>
          <table:table-cell table:formula="of:=[.V134]-(1/[.$J134])*[.V134]+ [.V134]*(1-[.$E134])*(1)/[.$J134]" office:value-type="float" office:value="0.994166666666667" calcext:value-type="float">
            <text:p>0,9941666667</text:p>
          </table:table-cell>
          <table:table-cell table:formula="of:=[.W134]-(1/[.$J134])*[.W134]+ [.W134]*(1-[.$E134])*(1)/[.$J134]" office:value-type="float" office:value="0.988367361111111" calcext:value-type="float">
            <text:p>0,9883673611</text:p>
          </table:table-cell>
          <table:table-cell table:formula="of:=[.X134]-(1/[.$J134])*[.X134]+ [.X134]*(1-[.$E134])*(1)/[.$J134]" office:value-type="float" office:value="0.982601884837963" calcext:value-type="float">
            <text:p>0,9826018848</text:p>
          </table:table-cell>
          <table:table-cell table:formula="of:=[.Y134]-(1/[.$J134])*[.Y134]+ [.Y134]*(1-[.$E134])*(1)/[.$J134]" office:value-type="float" office:value="0.976870040509741" calcext:value-type="float">
            <text:p>0,9768700405</text:p>
          </table:table-cell>
          <table:table-cell table:formula="of:=[.Z134]-(1/[.$J134])*[.Z134]+ [.Z134]*(1-[.$E134])*(1)/[.$J134]" office:value-type="float" office:value="0.971171631940101" calcext:value-type="float">
            <text:p>0,9711716319</text:p>
          </table:table-cell>
          <table:table-cell table:formula="of:=[.AA134]-(1/[.$J134])*[.AA134]+ [.AA134]*(1-[.$E134])*(1)/[.$J134]" office:value-type="float" office:value="0.965506464087117" calcext:value-type="float">
            <text:p>0,9655064641</text:p>
          </table:table-cell>
          <table:table-cell table:formula="of:=[.AB134]-(1/[.$J134])*[.AB134]+ [.AB134]*(1-[.$E134])*(1)/[.$J134]" office:value-type="float" office:value="0.959874343046609" calcext:value-type="float">
            <text:p>0,959874343</text:p>
          </table:table-cell>
          <table:table-cell table:formula="of:=[.AC134]-(1/[.$J134])*[.AC134]+ [.AC134]*(1-[.$E134])*(1)/[.$J134]" office:value-type="float" office:value="0.954275076045504" calcext:value-type="float">
            <text:p>0,954275076</text:p>
          </table:table-cell>
          <table:table-cell table:formula="of:=[.AD134]-(1/[.$J134])*[.AD134]+ [.AD134]*(1-[.$E134])*(1)/[.$J134]" office:value-type="float" office:value="0.948708471435238" calcext:value-type="float">
            <text:p>0,9487084714</text:p>
          </table:table-cell>
          <table:table-cell table:formula="of:=[.AE134]-(1/[.$J134])*[.AE134]+ [.AE134]*(1-[.$E134])*(1)/[.$J134]" office:value-type="float" office:value="0.9431743386852" calcext:value-type="float">
            <text:p>0,9431743387</text:p>
          </table:table-cell>
          <table:table-cell table:formula="of:=[.AF134]-(1/[.$J134])*[.AF134]+ [.AF134]*(1-[.$F134])*(1)/[.$J134]" office:value-type="float" office:value="0.93531455252949" calcext:value-type="float">
            <text:p>0,9353145525</text:p>
          </table:table-cell>
          <table:table-cell table:formula="of:=[.AG134]-(1/[.$J134])*[.AG134]+ [.AG134]*(1-[.$F134])*(1)/[.$J134]" office:value-type="float" office:value="0.927520264591744" calcext:value-type="float">
            <text:p>0,9275202646</text:p>
          </table:table-cell>
          <table:table-cell table:formula="of:=[.AH134]-(1/[.$J134])*[.AH134]+ [.AH134]*(1-[.$F134])*(1)/[.$J134]" office:value-type="float" office:value="0.919790929053479" calcext:value-type="float">
            <text:p>0,9197909291</text:p>
          </table:table-cell>
          <table:table-cell table:formula="of:=[.AI134]-(1/[.$J134])*[.AI134]+ [.AI134]*(1-[.$F134])*(1)/[.$J134]" office:value-type="float" office:value="0.9121260046447" calcext:value-type="float">
            <text:p>0,9121260046</text:p>
          </table:table-cell>
          <table:table-cell table:formula="of:=[.AJ134]-(1/[.$J134])*[.AJ134]+ [.AJ134]*(1-[.$F134])*(1)/[.$J134]" office:value-type="float" office:value="0.904524954605995" calcext:value-type="float">
            <text:p>0,9045249546</text:p>
          </table:table-cell>
          <table:table-cell table:formula="of:=[.AK134]-(1/[.$J134])*[.AK134]+ [.AK134]*(1-[.$F134])*(1)/[.$J134]" office:value-type="float" office:value="0.896987246650945" calcext:value-type="float">
            <text:p>0,8969872467</text:p>
          </table:table-cell>
          <table:table-cell table:formula="of:=[.AL134]-(1/[.$J134])*[.AL134]+ [.AL134]*(1-[.$F134])*(1)/[.$J134]" office:value-type="float" office:value="0.889512352928853" calcext:value-type="float">
            <text:p>0,8895123529</text:p>
          </table:table-cell>
          <table:table-cell table:formula="of:=[.AM134]-(1/[.$J134])*[.AM134]+ [.AM134]*(1-[.$F134])*(1)/[.$J134]" office:value-type="float" office:value="0.88209974998778" calcext:value-type="float">
            <text:p>0,88209975</text:p>
          </table:table-cell>
          <table:table-cell table:formula="of:=[.AN134]-(1/[.$J134])*[.AN134]+ [.AN134]*(1-[.$F134])*(1)/[.$J134]" office:value-type="float" office:value="0.874748918737882" calcext:value-type="float">
            <text:p>0,8747489187</text:p>
          </table:table-cell>
          <table:table-cell table:formula="of:=[.AO134]-(1/[.$J134])*[.AO134]+ [.AO134]*(1-[.$F134])*(1)/[.$J134]" office:value-type="float" office:value="0.867459344415066" calcext:value-type="float">
            <text:p>0,8674593444</text:p>
          </table:table-cell>
          <table:table-cell table:formula="of:=[.AP134]-(1/[.$J134])*[.AP134]+ [.AP134]*(1-[.$G134])*(1)/[.$J134]" office:value-type="float" office:value="0.86023051654494" calcext:value-type="float">
            <text:p>0,8602305165</text:p>
          </table:table-cell>
          <table:table-cell table:formula="of:=[.AQ134]-(1/[.$J134])*[.AQ134]+ [.AQ134]*(1-[.$G134])*(1)/[.$J134]" office:value-type="float" office:value="0.853061928907066" calcext:value-type="float">
            <text:p>0,8530619289</text:p>
          </table:table-cell>
          <table:table-cell table:formula="of:=[.AR134]-(1/[.$J134])*[.AR134]+ [.AR134]*(1-[.$G134])*(1)/[.$J134]" office:value-type="float" office:value="0.845953079499507" calcext:value-type="float">
            <text:p>0,8459530795</text:p>
          </table:table-cell>
          <table:table-cell table:formula="of:=[.AS134]-(1/[.$J134])*[.AS134]+ [.AS134]*(1-[.$G134])*(1)/[.$J134]" office:value-type="float" office:value="0.838903470503678" calcext:value-type="float">
            <text:p>0,8389034705</text:p>
          </table:table-cell>
          <table:table-cell table:formula="of:=[.AT134]-(1/[.$J134])*[.AT134]+ [.AT134]*(1-[.$G134])*(1)/[.$J134]" office:value-type="float" office:value="0.831912608249481" calcext:value-type="float">
            <text:p>0,8319126082</text:p>
          </table:table-cell>
          <table:table-cell table:formula="of:=[.AU134]-(1/[.$J134])*[.AU134]+ [.AU134]*(1-[.$G134])*(1)/[.$J134]" office:value-type="float" office:value="0.824980003180735" calcext:value-type="float">
            <text:p>0,8249800032</text:p>
          </table:table-cell>
          <table:table-cell table:formula="of:=[.AV134]-(1/[.$J134])*[.AV134]+ [.AV134]*(1-[.$G134])*(1)/[.$J134]" office:value-type="float" office:value="0.818105169820896" calcext:value-type="float">
            <text:p>0,8181051698</text:p>
          </table:table-cell>
          <table:table-cell table:formula="of:=[.AW134]-(1/[.$J134])*[.AW134]+ [.AW134]*(1-[.$G134])*(1)/[.$J134]" office:value-type="float" office:value="0.811287626739055" calcext:value-type="float">
            <text:p>0,8112876267</text:p>
          </table:table-cell>
          <table:table-cell table:formula="of:=[.AX134]-(1/[.$J134])*[.AX134]+ [.AX134]*(1-[.$G134])*(1)/[.$J134]" office:value-type="float" office:value="0.804526896516229" calcext:value-type="float">
            <text:p>0,8045268965</text:p>
          </table:table-cell>
          <table:table-cell table:formula="of:=[.AY134]-(1/[.$J134])*[.AY134]+ [.AY134]*(1-[.$G134])*(1)/[.$J134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Cuiss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1" office:value-type="float" office:value="0.07" calcext:value-type="float">
            <text:p>0,07</text:p>
          </table:table-cell>
          <table:table-cell table:number-columns-repeated="2" table:style-name="ce61" office:value-type="float" office:value="0.1" calcext:value-type="float">
            <text:p>0,1</text:p>
          </table:table-cell>
          <table:table-cell table:number-columns-repeated="2"/>
          <table:table-cell table:formula="of:=[.$B$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K135]-(1/[.$J135])*[.K135]+ [.K135]*(1-[.$C135])*(1)/[.$J135]" office:value-type="float" office:value="1" calcext:value-type="float">
            <text:p>1</text:p>
          </table:table-cell>
          <table:table-cell table:formula="of:=[.L135]-(1/[.$J135])*[.L135]+ [.L135]*(1-[.$C135])*(1)/[.$J135]" office:value-type="float" office:value="1" calcext:value-type="float">
            <text:p>1</text:p>
          </table:table-cell>
          <table:table-cell table:formula="of:=[.M135]-(1/[.$J135])*[.M135]+ [.M135]*(1-[.$C135])*(1)/[.$J135]" office:value-type="float" office:value="1" calcext:value-type="float">
            <text:p>1</text:p>
          </table:table-cell>
          <table:table-cell table:formula="of:=[.N135]-(1/[.$J135])*[.N135]+ [.N135]*(1-[.$C135])*(1)/[.$J135]" office:value-type="float" office:value="1" calcext:value-type="float">
            <text:p>1</text:p>
          </table:table-cell>
          <table:table-cell table:formula="of:=[.O135]-(1/[.$J135])*[.O135]+ [.O135]*(1-[.$C135])*(1)/[.$J135]" office:value-type="float" office:value="1" calcext:value-type="float">
            <text:p>1</text:p>
          </table:table-cell>
          <table:table-cell table:formula="of:=[.P135]-(1/[.$J135])*[.P135]+ [.P135]*(1-[.$C135])*(1)/[.$J135]" office:value-type="float" office:value="1" calcext:value-type="float">
            <text:p>1</text:p>
          </table:table-cell>
          <table:table-cell table:formula="of:=[.Q135]-(1/[.$J135])*[.Q135]+ [.Q135]*(1-[.$D135])*(1)/[.$J135]" office:value-type="float" office:value="1" calcext:value-type="float">
            <text:p>1</text:p>
          </table:table-cell>
          <table:table-cell table:formula="of:=[.R135]-(1/[.$J135])*[.R135]+ [.R135]*(1-[.$D135])*(1)/[.$J135]" office:value-type="float" office:value="1" calcext:value-type="float">
            <text:p>1</text:p>
          </table:table-cell>
          <table:table-cell table:formula="of:=[.S135]-(1/[.$J135])*[.S135]+ [.S135]*(1-[.$D135])*(1)/[.$J135]" office:value-type="float" office:value="1" calcext:value-type="float">
            <text:p>1</text:p>
          </table:table-cell>
          <table:table-cell table:formula="of:=[.T135]-(1/[.$J135])*[.T135]+ [.T135]*(1-[.$D135])*(1)/[.$J135]" office:value-type="float" office:value="1" calcext:value-type="float">
            <text:p>1</text:p>
          </table:table-cell>
          <table:table-cell table:formula="of:=[.U135]-(1/[.$J135])*[.U135]+ [.U135]*(1-[.$D135])*(1)/[.$J135]" office:value-type="float" office:value="1" calcext:value-type="float">
            <text:p>1</text:p>
          </table:table-cell>
          <table:table-cell table:formula="of:=[.V135]-(1/[.$J135])*[.V135]+ [.V135]*(1-[.$E135])*(1)/[.$J135]" office:value-type="float" office:value="0.994166666666667" calcext:value-type="float">
            <text:p>0,9941666667</text:p>
          </table:table-cell>
          <table:table-cell table:formula="of:=[.W135]-(1/[.$J135])*[.W135]+ [.W135]*(1-[.$E135])*(1)/[.$J135]" office:value-type="float" office:value="0.988367361111111" calcext:value-type="float">
            <text:p>0,9883673611</text:p>
          </table:table-cell>
          <table:table-cell table:formula="of:=[.X135]-(1/[.$J135])*[.X135]+ [.X135]*(1-[.$E135])*(1)/[.$J135]" office:value-type="float" office:value="0.982601884837963" calcext:value-type="float">
            <text:p>0,9826018848</text:p>
          </table:table-cell>
          <table:table-cell table:formula="of:=[.Y135]-(1/[.$J135])*[.Y135]+ [.Y135]*(1-[.$E135])*(1)/[.$J135]" office:value-type="float" office:value="0.976870040509741" calcext:value-type="float">
            <text:p>0,9768700405</text:p>
          </table:table-cell>
          <table:table-cell table:formula="of:=[.Z135]-(1/[.$J135])*[.Z135]+ [.Z135]*(1-[.$E135])*(1)/[.$J135]" office:value-type="float" office:value="0.971171631940101" calcext:value-type="float">
            <text:p>0,9711716319</text:p>
          </table:table-cell>
          <table:table-cell table:formula="of:=[.AA135]-(1/[.$J135])*[.AA135]+ [.AA135]*(1-[.$E135])*(1)/[.$J135]" office:value-type="float" office:value="0.965506464087117" calcext:value-type="float">
            <text:p>0,9655064641</text:p>
          </table:table-cell>
          <table:table-cell table:formula="of:=[.AB135]-(1/[.$J135])*[.AB135]+ [.AB135]*(1-[.$E135])*(1)/[.$J135]" office:value-type="float" office:value="0.959874343046609" calcext:value-type="float">
            <text:p>0,959874343</text:p>
          </table:table-cell>
          <table:table-cell table:formula="of:=[.AC135]-(1/[.$J135])*[.AC135]+ [.AC135]*(1-[.$E135])*(1)/[.$J135]" office:value-type="float" office:value="0.954275076045504" calcext:value-type="float">
            <text:p>0,954275076</text:p>
          </table:table-cell>
          <table:table-cell table:formula="of:=[.AD135]-(1/[.$J135])*[.AD135]+ [.AD135]*(1-[.$E135])*(1)/[.$J135]" office:value-type="float" office:value="0.948708471435238" calcext:value-type="float">
            <text:p>0,9487084714</text:p>
          </table:table-cell>
          <table:table-cell table:formula="of:=[.AE135]-(1/[.$J135])*[.AE135]+ [.AE135]*(1-[.$E135])*(1)/[.$J135]" office:value-type="float" office:value="0.9431743386852" calcext:value-type="float">
            <text:p>0,9431743387</text:p>
          </table:table-cell>
          <table:table-cell table:formula="of:=[.AF135]-(1/[.$J135])*[.AF135]+ [.AF135]*(1-[.$F135])*(1)/[.$J135]" office:value-type="float" office:value="0.93531455252949" calcext:value-type="float">
            <text:p>0,9353145525</text:p>
          </table:table-cell>
          <table:table-cell table:formula="of:=[.AG135]-(1/[.$J135])*[.AG135]+ [.AG135]*(1-[.$F135])*(1)/[.$J135]" office:value-type="float" office:value="0.927520264591744" calcext:value-type="float">
            <text:p>0,9275202646</text:p>
          </table:table-cell>
          <table:table-cell table:formula="of:=[.AH135]-(1/[.$J135])*[.AH135]+ [.AH135]*(1-[.$F135])*(1)/[.$J135]" office:value-type="float" office:value="0.919790929053479" calcext:value-type="float">
            <text:p>0,9197909291</text:p>
          </table:table-cell>
          <table:table-cell table:formula="of:=[.AI135]-(1/[.$J135])*[.AI135]+ [.AI135]*(1-[.$F135])*(1)/[.$J135]" office:value-type="float" office:value="0.9121260046447" calcext:value-type="float">
            <text:p>0,9121260046</text:p>
          </table:table-cell>
          <table:table-cell table:formula="of:=[.AJ135]-(1/[.$J135])*[.AJ135]+ [.AJ135]*(1-[.$F135])*(1)/[.$J135]" office:value-type="float" office:value="0.904524954605995" calcext:value-type="float">
            <text:p>0,9045249546</text:p>
          </table:table-cell>
          <table:table-cell table:formula="of:=[.AK135]-(1/[.$J135])*[.AK135]+ [.AK135]*(1-[.$F135])*(1)/[.$J135]" office:value-type="float" office:value="0.896987246650945" calcext:value-type="float">
            <text:p>0,8969872467</text:p>
          </table:table-cell>
          <table:table-cell table:formula="of:=[.AL135]-(1/[.$J135])*[.AL135]+ [.AL135]*(1-[.$F135])*(1)/[.$J135]" office:value-type="float" office:value="0.889512352928853" calcext:value-type="float">
            <text:p>0,8895123529</text:p>
          </table:table-cell>
          <table:table-cell table:formula="of:=[.AM135]-(1/[.$J135])*[.AM135]+ [.AM135]*(1-[.$F135])*(1)/[.$J135]" office:value-type="float" office:value="0.88209974998778" calcext:value-type="float">
            <text:p>0,88209975</text:p>
          </table:table-cell>
          <table:table-cell table:formula="of:=[.AN135]-(1/[.$J135])*[.AN135]+ [.AN135]*(1-[.$F135])*(1)/[.$J135]" office:value-type="float" office:value="0.874748918737882" calcext:value-type="float">
            <text:p>0,8747489187</text:p>
          </table:table-cell>
          <table:table-cell table:formula="of:=[.AO135]-(1/[.$J135])*[.AO135]+ [.AO135]*(1-[.$F135])*(1)/[.$J135]" office:value-type="float" office:value="0.867459344415066" calcext:value-type="float">
            <text:p>0,8674593444</text:p>
          </table:table-cell>
          <table:table-cell table:formula="of:=[.AP135]-(1/[.$J135])*[.AP135]+ [.AP135]*(1-[.$G135])*(1)/[.$J135]" office:value-type="float" office:value="0.86023051654494" calcext:value-type="float">
            <text:p>0,8602305165</text:p>
          </table:table-cell>
          <table:table-cell table:formula="of:=[.AQ135]-(1/[.$J135])*[.AQ135]+ [.AQ135]*(1-[.$G135])*(1)/[.$J135]" office:value-type="float" office:value="0.853061928907066" calcext:value-type="float">
            <text:p>0,8530619289</text:p>
          </table:table-cell>
          <table:table-cell table:formula="of:=[.AR135]-(1/[.$J135])*[.AR135]+ [.AR135]*(1-[.$G135])*(1)/[.$J135]" office:value-type="float" office:value="0.845953079499507" calcext:value-type="float">
            <text:p>0,8459530795</text:p>
          </table:table-cell>
          <table:table-cell table:formula="of:=[.AS135]-(1/[.$J135])*[.AS135]+ [.AS135]*(1-[.$G135])*(1)/[.$J135]" office:value-type="float" office:value="0.838903470503678" calcext:value-type="float">
            <text:p>0,8389034705</text:p>
          </table:table-cell>
          <table:table-cell table:formula="of:=[.AT135]-(1/[.$J135])*[.AT135]+ [.AT135]*(1-[.$G135])*(1)/[.$J135]" office:value-type="float" office:value="0.831912608249481" calcext:value-type="float">
            <text:p>0,8319126082</text:p>
          </table:table-cell>
          <table:table-cell table:formula="of:=[.AU135]-(1/[.$J135])*[.AU135]+ [.AU135]*(1-[.$G135])*(1)/[.$J135]" office:value-type="float" office:value="0.824980003180735" calcext:value-type="float">
            <text:p>0,8249800032</text:p>
          </table:table-cell>
          <table:table-cell table:formula="of:=[.AV135]-(1/[.$J135])*[.AV135]+ [.AV135]*(1-[.$G135])*(1)/[.$J135]" office:value-type="float" office:value="0.818105169820896" calcext:value-type="float">
            <text:p>0,8181051698</text:p>
          </table:table-cell>
          <table:table-cell table:formula="of:=[.AW135]-(1/[.$J135])*[.AW135]+ [.AW135]*(1-[.$G135])*(1)/[.$J135]" office:value-type="float" office:value="0.811287626739055" calcext:value-type="float">
            <text:p>0,8112876267</text:p>
          </table:table-cell>
          <table:table-cell table:formula="of:=[.AX135]-(1/[.$J135])*[.AX135]+ [.AX135]*(1-[.$G135])*(1)/[.$J135]" office:value-type="float" office:value="0.804526896516229" calcext:value-type="float">
            <text:p>0,8045268965</text:p>
          </table:table-cell>
          <table:table-cell table:formula="of:=[.AY135]-(1/[.$J135])*[.AY135]+ [.AY135]*(1-[.$G135])*(1)/[.$J135]" office:value-type="float" office:value="0.797822505711927" calcext:value-type="float">
            <text:p>0,7978225057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36]-(1/[.$J136])*[.K136]+ [.K136]*(1-[.$C136])*(1)/[.$J136]" office:value-type="float" office:value="0.993333333333333" calcext:value-type="float">
            <text:p>0,9933333333</text:p>
          </table:table-cell>
          <table:table-cell table:formula="of:=[.L136]-(1/[.$J136])*[.L136]+ [.L136]*(1-[.$C136])*(1)/[.$J136]" office:value-type="float" office:value="0.986711111111111" calcext:value-type="float">
            <text:p>0,9867111111</text:p>
          </table:table-cell>
          <table:table-cell table:formula="of:=[.M136]-(1/[.$J136])*[.M136]+ [.M136]*(1-[.$C136])*(1)/[.$J136]" office:value-type="float" office:value="0.980133037037037" calcext:value-type="float">
            <text:p>0,980133037</text:p>
          </table:table-cell>
          <table:table-cell table:formula="of:=[.N136]-(1/[.$J136])*[.N136]+ [.N136]*(1-[.$C136])*(1)/[.$J136]" office:value-type="float" office:value="0.973598816790124" calcext:value-type="float">
            <text:p>0,9735988168</text:p>
          </table:table-cell>
          <table:table-cell table:formula="of:=[.O136]-(1/[.$J136])*[.O136]+ [.O136]*(1-[.$C136])*(1)/[.$J136]" office:value-type="float" office:value="0.967108158011523" calcext:value-type="float">
            <text:p>0,967108158</text:p>
          </table:table-cell>
          <table:table-cell table:formula="of:=[.P136]-(1/[.$J136])*[.P136]+ [.P136]*(1-[.$C136])*(1)/[.$J136]" office:value-type="float" office:value="0.960660770291446" calcext:value-type="float">
            <text:p>0,9606607703</text:p>
          </table:table-cell>
          <table:table-cell table:formula="of:=[.Q136]-(1/[.$J136])*[.Q136]+ [.Q136]*(1-[.$D136])*(1)/[.$J136]" office:value-type="float" office:value="0.95425636515617" calcext:value-type="float">
            <text:p>0,9542563652</text:p>
          </table:table-cell>
          <table:table-cell table:formula="of:=[.R136]-(1/[.$J136])*[.R136]+ [.R136]*(1-[.$D136])*(1)/[.$J136]" office:value-type="float" office:value="0.947894656055128" calcext:value-type="float">
            <text:p>0,9478946561</text:p>
          </table:table-cell>
          <table:table-cell table:formula="of:=[.S136]-(1/[.$J136])*[.S136]+ [.S136]*(1-[.$D136])*(1)/[.$J136]" office:value-type="float" office:value="0.941575358348094" calcext:value-type="float">
            <text:p>0,9415753583</text:p>
          </table:table-cell>
          <table:table-cell table:formula="of:=[.T136]-(1/[.$J136])*[.T136]+ [.T136]*(1-[.$D136])*(1)/[.$J136]" office:value-type="float" office:value="0.93529818929244" calcext:value-type="float">
            <text:p>0,9352981893</text:p>
          </table:table-cell>
          <table:table-cell table:formula="of:=[.U136]-(1/[.$J136])*[.U136]+ [.U136]*(1-[.$D136])*(1)/[.$J136]" office:value-type="float" office:value="0.929062868030491" calcext:value-type="float">
            <text:p>0,929062868</text:p>
          </table:table-cell>
          <table:table-cell table:formula="of:=[.V136]-(1/[.$J136])*[.V136]+ [.V136]*(1-[.$E136])*(1)/[.$J136]" office:value-type="float" office:value="0.922869115576954" calcext:value-type="float">
            <text:p>0,9228691156</text:p>
          </table:table-cell>
          <table:table-cell table:formula="of:=[.W136]-(1/[.$J136])*[.W136]+ [.W136]*(1-[.$E136])*(1)/[.$J136]" office:value-type="float" office:value="0.916716654806441" calcext:value-type="float">
            <text:p>0,9167166548</text:p>
          </table:table-cell>
          <table:table-cell table:formula="of:=[.X136]-(1/[.$J136])*[.X136]+ [.X136]*(1-[.$E136])*(1)/[.$J136]" office:value-type="float" office:value="0.910605210441065" calcext:value-type="float">
            <text:p>0,9106052104</text:p>
          </table:table-cell>
          <table:table-cell table:formula="of:=[.Y136]-(1/[.$J136])*[.Y136]+ [.Y136]*(1-[.$E136])*(1)/[.$J136]" office:value-type="float" office:value="0.904534509038124" calcext:value-type="float">
            <text:p>0,904534509</text:p>
          </table:table-cell>
          <table:table-cell table:formula="of:=[.Z136]-(1/[.$J136])*[.Z136]+ [.Z136]*(1-[.$E136])*(1)/[.$J136]" office:value-type="float" office:value="0.89850427897787" calcext:value-type="float">
            <text:p>0,898504279</text:p>
          </table:table-cell>
          <table:table-cell table:formula="of:=[.AA136]-(1/[.$J136])*[.AA136]+ [.AA136]*(1-[.$E136])*(1)/[.$J136]" office:value-type="float" office:value="0.892514250451351" calcext:value-type="float">
            <text:p>0,8925142505</text:p>
          </table:table-cell>
          <table:table-cell table:formula="of:=[.AB136]-(1/[.$J136])*[.AB136]+ [.AB136]*(1-[.$E136])*(1)/[.$J136]" office:value-type="float" office:value="0.886564155448342" calcext:value-type="float">
            <text:p>0,8865641554</text:p>
          </table:table-cell>
          <table:table-cell table:formula="of:=[.AC136]-(1/[.$J136])*[.AC136]+ [.AC136]*(1-[.$E136])*(1)/[.$J136]" office:value-type="float" office:value="0.880653727745353" calcext:value-type="float">
            <text:p>0,8806537277</text:p>
          </table:table-cell>
          <table:table-cell table:formula="of:=[.AD136]-(1/[.$J136])*[.AD136]+ [.AD136]*(1-[.$E136])*(1)/[.$J136]" office:value-type="float" office:value="0.874782702893718" calcext:value-type="float">
            <text:p>0,8747827029</text:p>
          </table:table-cell>
          <table:table-cell table:formula="of:=[.AE136]-(1/[.$J136])*[.AE136]+ [.AE136]*(1-[.$E136])*(1)/[.$J136]" office:value-type="float" office:value="0.868950818207759" calcext:value-type="float">
            <text:p>0,8689508182</text:p>
          </table:table-cell>
          <table:table-cell table:formula="of:=[.AF136]-(1/[.$J136])*[.AF136]+ [.AF136]*(1-[.$F136])*(1)/[.$J136]" office:value-type="float" office:value="0.863157812753041" calcext:value-type="float">
            <text:p>0,8631578128</text:p>
          </table:table-cell>
          <table:table-cell table:formula="of:=[.AG136]-(1/[.$J136])*[.AG136]+ [.AG136]*(1-[.$F136])*(1)/[.$J136]" office:value-type="float" office:value="0.857403427334687" calcext:value-type="float">
            <text:p>0,8574034273</text:p>
          </table:table-cell>
          <table:table-cell table:formula="of:=[.AH136]-(1/[.$J136])*[.AH136]+ [.AH136]*(1-[.$F136])*(1)/[.$J136]" office:value-type="float" office:value="0.85168740448579" calcext:value-type="float">
            <text:p>0,8516874045</text:p>
          </table:table-cell>
          <table:table-cell table:formula="of:=[.AI136]-(1/[.$J136])*[.AI136]+ [.AI136]*(1-[.$F136])*(1)/[.$J136]" office:value-type="float" office:value="0.846009488455884" calcext:value-type="float">
            <text:p>0,8460094885</text:p>
          </table:table-cell>
          <table:table-cell table:formula="of:=[.AJ136]-(1/[.$J136])*[.AJ136]+ [.AJ136]*(1-[.$F136])*(1)/[.$J136]" office:value-type="float" office:value="0.840369425199512" calcext:value-type="float">
            <text:p>0,8403694252</text:p>
          </table:table-cell>
          <table:table-cell table:formula="of:=[.AK136]-(1/[.$J136])*[.AK136]+ [.AK136]*(1-[.$F136])*(1)/[.$J136]" office:value-type="float" office:value="0.834766962364848" calcext:value-type="float">
            <text:p>0,8347669624</text:p>
          </table:table-cell>
          <table:table-cell table:formula="of:=[.AL136]-(1/[.$J136])*[.AL136]+ [.AL136]*(1-[.$F136])*(1)/[.$J136]" office:value-type="float" office:value="0.829201849282416" calcext:value-type="float">
            <text:p>0,8292018493</text:p>
          </table:table-cell>
          <table:table-cell table:formula="of:=[.AM136]-(1/[.$J136])*[.AM136]+ [.AM136]*(1-[.$F136])*(1)/[.$J136]" office:value-type="float" office:value="0.823673836953867" calcext:value-type="float">
            <text:p>0,823673837</text:p>
          </table:table-cell>
          <table:table-cell table:formula="of:=[.AN136]-(1/[.$J136])*[.AN136]+ [.AN136]*(1-[.$F136])*(1)/[.$J136]" office:value-type="float" office:value="0.818182678040841" calcext:value-type="float">
            <text:p>0,818182678</text:p>
          </table:table-cell>
          <table:table-cell table:formula="of:=[.AO136]-(1/[.$J136])*[.AO136]+ [.AO136]*(1-[.$F136])*(1)/[.$J136]" office:value-type="float" office:value="0.812728126853902" calcext:value-type="float">
            <text:p>0,8127281269</text:p>
          </table:table-cell>
          <table:table-cell table:formula="of:=[.AP136]-(1/[.$J136])*[.AP136]+ [.AP136]*(1-[.$G136])*(1)/[.$J136]" office:value-type="float" office:value="0.807309939341543" calcext:value-type="float">
            <text:p>0,8073099393</text:p>
          </table:table-cell>
          <table:table-cell table:formula="of:=[.AQ136]-(1/[.$J136])*[.AQ136]+ [.AQ136]*(1-[.$G136])*(1)/[.$J136]" office:value-type="float" office:value="0.801927873079266" calcext:value-type="float">
            <text:p>0,8019278731</text:p>
          </table:table-cell>
          <table:table-cell table:formula="of:=[.AR136]-(1/[.$J136])*[.AR136]+ [.AR136]*(1-[.$G136])*(1)/[.$J136]" office:value-type="float" office:value="0.796581687258737" calcext:value-type="float">
            <text:p>0,7965816873</text:p>
          </table:table-cell>
          <table:table-cell table:formula="of:=[.AS136]-(1/[.$J136])*[.AS136]+ [.AS136]*(1-[.$G136])*(1)/[.$J136]" office:value-type="float" office:value="0.791271142677012" calcext:value-type="float">
            <text:p>0,7912711427</text:p>
          </table:table-cell>
          <table:table-cell table:formula="of:=[.AT136]-(1/[.$J136])*[.AT136]+ [.AT136]*(1-[.$G136])*(1)/[.$J136]" office:value-type="float" office:value="0.785996001725832" calcext:value-type="float">
            <text:p>0,7859960017</text:p>
          </table:table-cell>
          <table:table-cell table:formula="of:=[.AU136]-(1/[.$J136])*[.AU136]+ [.AU136]*(1-[.$G136])*(1)/[.$J136]" office:value-type="float" office:value="0.780756028380993" calcext:value-type="float">
            <text:p>0,7807560284</text:p>
          </table:table-cell>
          <table:table-cell table:formula="of:=[.AV136]-(1/[.$J136])*[.AV136]+ [.AV136]*(1-[.$G136])*(1)/[.$J136]" office:value-type="float" office:value="0.775550988191787" calcext:value-type="float">
            <text:p>0,7755509882</text:p>
          </table:table-cell>
          <table:table-cell table:formula="of:=[.AW136]-(1/[.$J136])*[.AW136]+ [.AW136]*(1-[.$G136])*(1)/[.$J136]" office:value-type="float" office:value="0.770380648270508" calcext:value-type="float">
            <text:p>0,7703806483</text:p>
          </table:table-cell>
          <table:table-cell table:formula="of:=[.AX136]-(1/[.$J136])*[.AX136]+ [.AX136]*(1-[.$G136])*(1)/[.$J136]" office:value-type="float" office:value="0.765244777282038" calcext:value-type="float">
            <text:p>0,7652447773</text:p>
          </table:table-cell>
          <table:table-cell table:formula="of:=[.AY136]-(1/[.$J136])*[.AY136]+ [.AY136]*(1-[.$G136])*(1)/[.$J136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37]-(1/[.$J137])*[.K137]+ [.K137]*(1-[.$C137])*(1)/[.$J137]" office:value-type="float" office:value="0.993333333333333" calcext:value-type="float">
            <text:p>0,9933333333</text:p>
          </table:table-cell>
          <table:table-cell table:formula="of:=[.L137]-(1/[.$J137])*[.L137]+ [.L137]*(1-[.$C137])*(1)/[.$J137]" office:value-type="float" office:value="0.986711111111111" calcext:value-type="float">
            <text:p>0,9867111111</text:p>
          </table:table-cell>
          <table:table-cell table:formula="of:=[.M137]-(1/[.$J137])*[.M137]+ [.M137]*(1-[.$C137])*(1)/[.$J137]" office:value-type="float" office:value="0.980133037037037" calcext:value-type="float">
            <text:p>0,980133037</text:p>
          </table:table-cell>
          <table:table-cell table:formula="of:=[.N137]-(1/[.$J137])*[.N137]+ [.N137]*(1-[.$C137])*(1)/[.$J137]" office:value-type="float" office:value="0.973598816790124" calcext:value-type="float">
            <text:p>0,9735988168</text:p>
          </table:table-cell>
          <table:table-cell table:formula="of:=[.O137]-(1/[.$J137])*[.O137]+ [.O137]*(1-[.$C137])*(1)/[.$J137]" office:value-type="float" office:value="0.967108158011523" calcext:value-type="float">
            <text:p>0,967108158</text:p>
          </table:table-cell>
          <table:table-cell table:formula="of:=[.P137]-(1/[.$J137])*[.P137]+ [.P137]*(1-[.$C137])*(1)/[.$J137]" office:value-type="float" office:value="0.960660770291446" calcext:value-type="float">
            <text:p>0,9606607703</text:p>
          </table:table-cell>
          <table:table-cell table:formula="of:=[.Q137]-(1/[.$J137])*[.Q137]+ [.Q137]*(1-[.$D137])*(1)/[.$J137]" office:value-type="float" office:value="0.95425636515617" calcext:value-type="float">
            <text:p>0,9542563652</text:p>
          </table:table-cell>
          <table:table-cell table:formula="of:=[.R137]-(1/[.$J137])*[.R137]+ [.R137]*(1-[.$D137])*(1)/[.$J137]" office:value-type="float" office:value="0.947894656055128" calcext:value-type="float">
            <text:p>0,9478946561</text:p>
          </table:table-cell>
          <table:table-cell table:formula="of:=[.S137]-(1/[.$J137])*[.S137]+ [.S137]*(1-[.$D137])*(1)/[.$J137]" office:value-type="float" office:value="0.941575358348094" calcext:value-type="float">
            <text:p>0,9415753583</text:p>
          </table:table-cell>
          <table:table-cell table:formula="of:=[.T137]-(1/[.$J137])*[.T137]+ [.T137]*(1-[.$D137])*(1)/[.$J137]" office:value-type="float" office:value="0.93529818929244" calcext:value-type="float">
            <text:p>0,9352981893</text:p>
          </table:table-cell>
          <table:table-cell table:formula="of:=[.U137]-(1/[.$J137])*[.U137]+ [.U137]*(1-[.$D137])*(1)/[.$J137]" office:value-type="float" office:value="0.929062868030491" calcext:value-type="float">
            <text:p>0,929062868</text:p>
          </table:table-cell>
          <table:table-cell table:formula="of:=[.V137]-(1/[.$J137])*[.V137]+ [.V137]*(1-[.$E137])*(1)/[.$J137]" office:value-type="float" office:value="0.922869115576954" calcext:value-type="float">
            <text:p>0,9228691156</text:p>
          </table:table-cell>
          <table:table-cell table:formula="of:=[.W137]-(1/[.$J137])*[.W137]+ [.W137]*(1-[.$E137])*(1)/[.$J137]" office:value-type="float" office:value="0.916716654806441" calcext:value-type="float">
            <text:p>0,9167166548</text:p>
          </table:table-cell>
          <table:table-cell table:formula="of:=[.X137]-(1/[.$J137])*[.X137]+ [.X137]*(1-[.$E137])*(1)/[.$J137]" office:value-type="float" office:value="0.910605210441065" calcext:value-type="float">
            <text:p>0,9106052104</text:p>
          </table:table-cell>
          <table:table-cell table:formula="of:=[.Y137]-(1/[.$J137])*[.Y137]+ [.Y137]*(1-[.$E137])*(1)/[.$J137]" office:value-type="float" office:value="0.904534509038124" calcext:value-type="float">
            <text:p>0,904534509</text:p>
          </table:table-cell>
          <table:table-cell table:formula="of:=[.Z137]-(1/[.$J137])*[.Z137]+ [.Z137]*(1-[.$E137])*(1)/[.$J137]" office:value-type="float" office:value="0.89850427897787" calcext:value-type="float">
            <text:p>0,898504279</text:p>
          </table:table-cell>
          <table:table-cell table:formula="of:=[.AA137]-(1/[.$J137])*[.AA137]+ [.AA137]*(1-[.$E137])*(1)/[.$J137]" office:value-type="float" office:value="0.892514250451351" calcext:value-type="float">
            <text:p>0,8925142505</text:p>
          </table:table-cell>
          <table:table-cell table:formula="of:=[.AB137]-(1/[.$J137])*[.AB137]+ [.AB137]*(1-[.$E137])*(1)/[.$J137]" office:value-type="float" office:value="0.886564155448342" calcext:value-type="float">
            <text:p>0,8865641554</text:p>
          </table:table-cell>
          <table:table-cell table:formula="of:=[.AC137]-(1/[.$J137])*[.AC137]+ [.AC137]*(1-[.$E137])*(1)/[.$J137]" office:value-type="float" office:value="0.880653727745353" calcext:value-type="float">
            <text:p>0,8806537277</text:p>
          </table:table-cell>
          <table:table-cell table:formula="of:=[.AD137]-(1/[.$J137])*[.AD137]+ [.AD137]*(1-[.$E137])*(1)/[.$J137]" office:value-type="float" office:value="0.874782702893718" calcext:value-type="float">
            <text:p>0,8747827029</text:p>
          </table:table-cell>
          <table:table-cell table:formula="of:=[.AE137]-(1/[.$J137])*[.AE137]+ [.AE137]*(1-[.$E137])*(1)/[.$J137]" office:value-type="float" office:value="0.868950818207759" calcext:value-type="float">
            <text:p>0,8689508182</text:p>
          </table:table-cell>
          <table:table-cell table:formula="of:=[.AF137]-(1/[.$J137])*[.AF137]+ [.AF137]*(1-[.$F137])*(1)/[.$J137]" office:value-type="float" office:value="0.863157812753041" calcext:value-type="float">
            <text:p>0,8631578128</text:p>
          </table:table-cell>
          <table:table-cell table:formula="of:=[.AG137]-(1/[.$J137])*[.AG137]+ [.AG137]*(1-[.$F137])*(1)/[.$J137]" office:value-type="float" office:value="0.857403427334687" calcext:value-type="float">
            <text:p>0,8574034273</text:p>
          </table:table-cell>
          <table:table-cell table:formula="of:=[.AH137]-(1/[.$J137])*[.AH137]+ [.AH137]*(1-[.$F137])*(1)/[.$J137]" office:value-type="float" office:value="0.85168740448579" calcext:value-type="float">
            <text:p>0,8516874045</text:p>
          </table:table-cell>
          <table:table-cell table:formula="of:=[.AI137]-(1/[.$J137])*[.AI137]+ [.AI137]*(1-[.$F137])*(1)/[.$J137]" office:value-type="float" office:value="0.846009488455884" calcext:value-type="float">
            <text:p>0,8460094885</text:p>
          </table:table-cell>
          <table:table-cell table:formula="of:=[.AJ137]-(1/[.$J137])*[.AJ137]+ [.AJ137]*(1-[.$F137])*(1)/[.$J137]" office:value-type="float" office:value="0.840369425199512" calcext:value-type="float">
            <text:p>0,8403694252</text:p>
          </table:table-cell>
          <table:table-cell table:formula="of:=[.AK137]-(1/[.$J137])*[.AK137]+ [.AK137]*(1-[.$F137])*(1)/[.$J137]" office:value-type="float" office:value="0.834766962364848" calcext:value-type="float">
            <text:p>0,8347669624</text:p>
          </table:table-cell>
          <table:table-cell table:formula="of:=[.AL137]-(1/[.$J137])*[.AL137]+ [.AL137]*(1-[.$F137])*(1)/[.$J137]" office:value-type="float" office:value="0.829201849282416" calcext:value-type="float">
            <text:p>0,8292018493</text:p>
          </table:table-cell>
          <table:table-cell table:formula="of:=[.AM137]-(1/[.$J137])*[.AM137]+ [.AM137]*(1-[.$F137])*(1)/[.$J137]" office:value-type="float" office:value="0.823673836953867" calcext:value-type="float">
            <text:p>0,823673837</text:p>
          </table:table-cell>
          <table:table-cell table:formula="of:=[.AN137]-(1/[.$J137])*[.AN137]+ [.AN137]*(1-[.$F137])*(1)/[.$J137]" office:value-type="float" office:value="0.818182678040841" calcext:value-type="float">
            <text:p>0,818182678</text:p>
          </table:table-cell>
          <table:table-cell table:formula="of:=[.AO137]-(1/[.$J137])*[.AO137]+ [.AO137]*(1-[.$F137])*(1)/[.$J137]" office:value-type="float" office:value="0.812728126853902" calcext:value-type="float">
            <text:p>0,8127281269</text:p>
          </table:table-cell>
          <table:table-cell table:formula="of:=[.AP137]-(1/[.$J137])*[.AP137]+ [.AP137]*(1-[.$G137])*(1)/[.$J137]" office:value-type="float" office:value="0.807309939341543" calcext:value-type="float">
            <text:p>0,8073099393</text:p>
          </table:table-cell>
          <table:table-cell table:formula="of:=[.AQ137]-(1/[.$J137])*[.AQ137]+ [.AQ137]*(1-[.$G137])*(1)/[.$J137]" office:value-type="float" office:value="0.801927873079266" calcext:value-type="float">
            <text:p>0,8019278731</text:p>
          </table:table-cell>
          <table:table-cell table:formula="of:=[.AR137]-(1/[.$J137])*[.AR137]+ [.AR137]*(1-[.$G137])*(1)/[.$J137]" office:value-type="float" office:value="0.796581687258737" calcext:value-type="float">
            <text:p>0,7965816873</text:p>
          </table:table-cell>
          <table:table-cell table:formula="of:=[.AS137]-(1/[.$J137])*[.AS137]+ [.AS137]*(1-[.$G137])*(1)/[.$J137]" office:value-type="float" office:value="0.791271142677012" calcext:value-type="float">
            <text:p>0,7912711427</text:p>
          </table:table-cell>
          <table:table-cell table:formula="of:=[.AT137]-(1/[.$J137])*[.AT137]+ [.AT137]*(1-[.$G137])*(1)/[.$J137]" office:value-type="float" office:value="0.785996001725832" calcext:value-type="float">
            <text:p>0,7859960017</text:p>
          </table:table-cell>
          <table:table-cell table:formula="of:=[.AU137]-(1/[.$J137])*[.AU137]+ [.AU137]*(1-[.$G137])*(1)/[.$J137]" office:value-type="float" office:value="0.780756028380993" calcext:value-type="float">
            <text:p>0,7807560284</text:p>
          </table:table-cell>
          <table:table-cell table:formula="of:=[.AV137]-(1/[.$J137])*[.AV137]+ [.AV137]*(1-[.$G137])*(1)/[.$J137]" office:value-type="float" office:value="0.775550988191787" calcext:value-type="float">
            <text:p>0,7755509882</text:p>
          </table:table-cell>
          <table:table-cell table:formula="of:=[.AW137]-(1/[.$J137])*[.AW137]+ [.AW137]*(1-[.$G137])*(1)/[.$J137]" office:value-type="float" office:value="0.770380648270508" calcext:value-type="float">
            <text:p>0,7703806483</text:p>
          </table:table-cell>
          <table:table-cell table:formula="of:=[.AX137]-(1/[.$J137])*[.AX137]+ [.AX137]*(1-[.$G137])*(1)/[.$J137]" office:value-type="float" office:value="0.765244777282038" calcext:value-type="float">
            <text:p>0,7652447773</text:p>
          </table:table-cell>
          <table:table-cell table:formula="of:=[.AY137]-(1/[.$J137])*[.AY137]+ [.AY137]*(1-[.$G137])*(1)/[.$J137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38]-(1/[.$J138])*[.K138]+ [.K138]*(1-[.$C138])*(1)/[.$J138]" office:value-type="float" office:value="0.993333333333333" calcext:value-type="float">
            <text:p>0,9933333333</text:p>
          </table:table-cell>
          <table:table-cell table:formula="of:=[.L138]-(1/[.$J138])*[.L138]+ [.L138]*(1-[.$C138])*(1)/[.$J138]" office:value-type="float" office:value="0.986711111111111" calcext:value-type="float">
            <text:p>0,9867111111</text:p>
          </table:table-cell>
          <table:table-cell table:formula="of:=[.M138]-(1/[.$J138])*[.M138]+ [.M138]*(1-[.$C138])*(1)/[.$J138]" office:value-type="float" office:value="0.980133037037037" calcext:value-type="float">
            <text:p>0,980133037</text:p>
          </table:table-cell>
          <table:table-cell table:formula="of:=[.N138]-(1/[.$J138])*[.N138]+ [.N138]*(1-[.$C138])*(1)/[.$J138]" office:value-type="float" office:value="0.973598816790124" calcext:value-type="float">
            <text:p>0,9735988168</text:p>
          </table:table-cell>
          <table:table-cell table:formula="of:=[.O138]-(1/[.$J138])*[.O138]+ [.O138]*(1-[.$C138])*(1)/[.$J138]" office:value-type="float" office:value="0.967108158011523" calcext:value-type="float">
            <text:p>0,967108158</text:p>
          </table:table-cell>
          <table:table-cell table:formula="of:=[.P138]-(1/[.$J138])*[.P138]+ [.P138]*(1-[.$C138])*(1)/[.$J138]" office:value-type="float" office:value="0.960660770291446" calcext:value-type="float">
            <text:p>0,9606607703</text:p>
          </table:table-cell>
          <table:table-cell table:formula="of:=[.Q138]-(1/[.$J138])*[.Q138]+ [.Q138]*(1-[.$D138])*(1)/[.$J138]" office:value-type="float" office:value="0.95425636515617" calcext:value-type="float">
            <text:p>0,9542563652</text:p>
          </table:table-cell>
          <table:table-cell table:formula="of:=[.R138]-(1/[.$J138])*[.R138]+ [.R138]*(1-[.$D138])*(1)/[.$J138]" office:value-type="float" office:value="0.947894656055128" calcext:value-type="float">
            <text:p>0,9478946561</text:p>
          </table:table-cell>
          <table:table-cell table:formula="of:=[.S138]-(1/[.$J138])*[.S138]+ [.S138]*(1-[.$D138])*(1)/[.$J138]" office:value-type="float" office:value="0.941575358348094" calcext:value-type="float">
            <text:p>0,9415753583</text:p>
          </table:table-cell>
          <table:table-cell table:formula="of:=[.T138]-(1/[.$J138])*[.T138]+ [.T138]*(1-[.$D138])*(1)/[.$J138]" office:value-type="float" office:value="0.93529818929244" calcext:value-type="float">
            <text:p>0,9352981893</text:p>
          </table:table-cell>
          <table:table-cell table:formula="of:=[.U138]-(1/[.$J138])*[.U138]+ [.U138]*(1-[.$D138])*(1)/[.$J138]" office:value-type="float" office:value="0.929062868030491" calcext:value-type="float">
            <text:p>0,929062868</text:p>
          </table:table-cell>
          <table:table-cell table:formula="of:=[.V138]-(1/[.$J138])*[.V138]+ [.V138]*(1-[.$E138])*(1)/[.$J138]" office:value-type="float" office:value="0.922869115576954" calcext:value-type="float">
            <text:p>0,9228691156</text:p>
          </table:table-cell>
          <table:table-cell table:formula="of:=[.W138]-(1/[.$J138])*[.W138]+ [.W138]*(1-[.$E138])*(1)/[.$J138]" office:value-type="float" office:value="0.916716654806441" calcext:value-type="float">
            <text:p>0,9167166548</text:p>
          </table:table-cell>
          <table:table-cell table:formula="of:=[.X138]-(1/[.$J138])*[.X138]+ [.X138]*(1-[.$E138])*(1)/[.$J138]" office:value-type="float" office:value="0.910605210441065" calcext:value-type="float">
            <text:p>0,9106052104</text:p>
          </table:table-cell>
          <table:table-cell table:formula="of:=[.Y138]-(1/[.$J138])*[.Y138]+ [.Y138]*(1-[.$E138])*(1)/[.$J138]" office:value-type="float" office:value="0.904534509038124" calcext:value-type="float">
            <text:p>0,904534509</text:p>
          </table:table-cell>
          <table:table-cell table:formula="of:=[.Z138]-(1/[.$J138])*[.Z138]+ [.Z138]*(1-[.$E138])*(1)/[.$J138]" office:value-type="float" office:value="0.89850427897787" calcext:value-type="float">
            <text:p>0,898504279</text:p>
          </table:table-cell>
          <table:table-cell table:formula="of:=[.AA138]-(1/[.$J138])*[.AA138]+ [.AA138]*(1-[.$E138])*(1)/[.$J138]" office:value-type="float" office:value="0.892514250451351" calcext:value-type="float">
            <text:p>0,8925142505</text:p>
          </table:table-cell>
          <table:table-cell table:formula="of:=[.AB138]-(1/[.$J138])*[.AB138]+ [.AB138]*(1-[.$E138])*(1)/[.$J138]" office:value-type="float" office:value="0.886564155448342" calcext:value-type="float">
            <text:p>0,8865641554</text:p>
          </table:table-cell>
          <table:table-cell table:formula="of:=[.AC138]-(1/[.$J138])*[.AC138]+ [.AC138]*(1-[.$E138])*(1)/[.$J138]" office:value-type="float" office:value="0.880653727745353" calcext:value-type="float">
            <text:p>0,8806537277</text:p>
          </table:table-cell>
          <table:table-cell table:formula="of:=[.AD138]-(1/[.$J138])*[.AD138]+ [.AD138]*(1-[.$E138])*(1)/[.$J138]" office:value-type="float" office:value="0.874782702893718" calcext:value-type="float">
            <text:p>0,8747827029</text:p>
          </table:table-cell>
          <table:table-cell table:formula="of:=[.AE138]-(1/[.$J138])*[.AE138]+ [.AE138]*(1-[.$E138])*(1)/[.$J138]" office:value-type="float" office:value="0.868950818207759" calcext:value-type="float">
            <text:p>0,8689508182</text:p>
          </table:table-cell>
          <table:table-cell table:formula="of:=[.AF138]-(1/[.$J138])*[.AF138]+ [.AF138]*(1-[.$F138])*(1)/[.$J138]" office:value-type="float" office:value="0.863157812753041" calcext:value-type="float">
            <text:p>0,8631578128</text:p>
          </table:table-cell>
          <table:table-cell table:formula="of:=[.AG138]-(1/[.$J138])*[.AG138]+ [.AG138]*(1-[.$F138])*(1)/[.$J138]" office:value-type="float" office:value="0.857403427334687" calcext:value-type="float">
            <text:p>0,8574034273</text:p>
          </table:table-cell>
          <table:table-cell table:formula="of:=[.AH138]-(1/[.$J138])*[.AH138]+ [.AH138]*(1-[.$F138])*(1)/[.$J138]" office:value-type="float" office:value="0.85168740448579" calcext:value-type="float">
            <text:p>0,8516874045</text:p>
          </table:table-cell>
          <table:table-cell table:formula="of:=[.AI138]-(1/[.$J138])*[.AI138]+ [.AI138]*(1-[.$F138])*(1)/[.$J138]" office:value-type="float" office:value="0.846009488455884" calcext:value-type="float">
            <text:p>0,8460094885</text:p>
          </table:table-cell>
          <table:table-cell table:formula="of:=[.AJ138]-(1/[.$J138])*[.AJ138]+ [.AJ138]*(1-[.$F138])*(1)/[.$J138]" office:value-type="float" office:value="0.840369425199512" calcext:value-type="float">
            <text:p>0,8403694252</text:p>
          </table:table-cell>
          <table:table-cell table:formula="of:=[.AK138]-(1/[.$J138])*[.AK138]+ [.AK138]*(1-[.$F138])*(1)/[.$J138]" office:value-type="float" office:value="0.834766962364848" calcext:value-type="float">
            <text:p>0,8347669624</text:p>
          </table:table-cell>
          <table:table-cell table:formula="of:=[.AL138]-(1/[.$J138])*[.AL138]+ [.AL138]*(1-[.$F138])*(1)/[.$J138]" office:value-type="float" office:value="0.829201849282416" calcext:value-type="float">
            <text:p>0,8292018493</text:p>
          </table:table-cell>
          <table:table-cell table:formula="of:=[.AM138]-(1/[.$J138])*[.AM138]+ [.AM138]*(1-[.$F138])*(1)/[.$J138]" office:value-type="float" office:value="0.823673836953867" calcext:value-type="float">
            <text:p>0,823673837</text:p>
          </table:table-cell>
          <table:table-cell table:formula="of:=[.AN138]-(1/[.$J138])*[.AN138]+ [.AN138]*(1-[.$F138])*(1)/[.$J138]" office:value-type="float" office:value="0.818182678040841" calcext:value-type="float">
            <text:p>0,818182678</text:p>
          </table:table-cell>
          <table:table-cell table:formula="of:=[.AO138]-(1/[.$J138])*[.AO138]+ [.AO138]*(1-[.$F138])*(1)/[.$J138]" office:value-type="float" office:value="0.812728126853902" calcext:value-type="float">
            <text:p>0,8127281269</text:p>
          </table:table-cell>
          <table:table-cell table:formula="of:=[.AP138]-(1/[.$J138])*[.AP138]+ [.AP138]*(1-[.$G138])*(1)/[.$J138]" office:value-type="float" office:value="0.807309939341543" calcext:value-type="float">
            <text:p>0,8073099393</text:p>
          </table:table-cell>
          <table:table-cell table:formula="of:=[.AQ138]-(1/[.$J138])*[.AQ138]+ [.AQ138]*(1-[.$G138])*(1)/[.$J138]" office:value-type="float" office:value="0.801927873079266" calcext:value-type="float">
            <text:p>0,8019278731</text:p>
          </table:table-cell>
          <table:table-cell table:formula="of:=[.AR138]-(1/[.$J138])*[.AR138]+ [.AR138]*(1-[.$G138])*(1)/[.$J138]" office:value-type="float" office:value="0.796581687258737" calcext:value-type="float">
            <text:p>0,7965816873</text:p>
          </table:table-cell>
          <table:table-cell table:formula="of:=[.AS138]-(1/[.$J138])*[.AS138]+ [.AS138]*(1-[.$G138])*(1)/[.$J138]" office:value-type="float" office:value="0.791271142677012" calcext:value-type="float">
            <text:p>0,7912711427</text:p>
          </table:table-cell>
          <table:table-cell table:formula="of:=[.AT138]-(1/[.$J138])*[.AT138]+ [.AT138]*(1-[.$G138])*(1)/[.$J138]" office:value-type="float" office:value="0.785996001725832" calcext:value-type="float">
            <text:p>0,7859960017</text:p>
          </table:table-cell>
          <table:table-cell table:formula="of:=[.AU138]-(1/[.$J138])*[.AU138]+ [.AU138]*(1-[.$G138])*(1)/[.$J138]" office:value-type="float" office:value="0.780756028380993" calcext:value-type="float">
            <text:p>0,7807560284</text:p>
          </table:table-cell>
          <table:table-cell table:formula="of:=[.AV138]-(1/[.$J138])*[.AV138]+ [.AV138]*(1-[.$G138])*(1)/[.$J138]" office:value-type="float" office:value="0.775550988191787" calcext:value-type="float">
            <text:p>0,7755509882</text:p>
          </table:table-cell>
          <table:table-cell table:formula="of:=[.AW138]-(1/[.$J138])*[.AW138]+ [.AW138]*(1-[.$G138])*(1)/[.$J138]" office:value-type="float" office:value="0.770380648270508" calcext:value-type="float">
            <text:p>0,7703806483</text:p>
          </table:table-cell>
          <table:table-cell table:formula="of:=[.AX138]-(1/[.$J138])*[.AX138]+ [.AX138]*(1-[.$G138])*(1)/[.$J138]" office:value-type="float" office:value="0.765244777282038" calcext:value-type="float">
            <text:p>0,7652447773</text:p>
          </table:table-cell>
          <table:table-cell table:formula="of:=[.AY138]-(1/[.$J138])*[.AY138]+ [.AY138]*(1-[.$G138])*(1)/[.$J138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39]-(1/[.$J139])*[.K139]+ [.K139]*(1-[.$C139])*(1)/[.$J139]" office:value-type="float" office:value="0.993333333333333" calcext:value-type="float">
            <text:p>0,9933333333</text:p>
          </table:table-cell>
          <table:table-cell table:formula="of:=[.L139]-(1/[.$J139])*[.L139]+ [.L139]*(1-[.$C139])*(1)/[.$J139]" office:value-type="float" office:value="0.986711111111111" calcext:value-type="float">
            <text:p>0,9867111111</text:p>
          </table:table-cell>
          <table:table-cell table:formula="of:=[.M139]-(1/[.$J139])*[.M139]+ [.M139]*(1-[.$C139])*(1)/[.$J139]" office:value-type="float" office:value="0.980133037037037" calcext:value-type="float">
            <text:p>0,980133037</text:p>
          </table:table-cell>
          <table:table-cell table:formula="of:=[.N139]-(1/[.$J139])*[.N139]+ [.N139]*(1-[.$C139])*(1)/[.$J139]" office:value-type="float" office:value="0.973598816790124" calcext:value-type="float">
            <text:p>0,9735988168</text:p>
          </table:table-cell>
          <table:table-cell table:formula="of:=[.O139]-(1/[.$J139])*[.O139]+ [.O139]*(1-[.$C139])*(1)/[.$J139]" office:value-type="float" office:value="0.967108158011523" calcext:value-type="float">
            <text:p>0,967108158</text:p>
          </table:table-cell>
          <table:table-cell table:formula="of:=[.P139]-(1/[.$J139])*[.P139]+ [.P139]*(1-[.$C139])*(1)/[.$J139]" office:value-type="float" office:value="0.960660770291446" calcext:value-type="float">
            <text:p>0,9606607703</text:p>
          </table:table-cell>
          <table:table-cell table:formula="of:=[.Q139]-(1/[.$J139])*[.Q139]+ [.Q139]*(1-[.$D139])*(1)/[.$J139]" office:value-type="float" office:value="0.95425636515617" calcext:value-type="float">
            <text:p>0,9542563652</text:p>
          </table:table-cell>
          <table:table-cell table:formula="of:=[.R139]-(1/[.$J139])*[.R139]+ [.R139]*(1-[.$D139])*(1)/[.$J139]" office:value-type="float" office:value="0.947894656055128" calcext:value-type="float">
            <text:p>0,9478946561</text:p>
          </table:table-cell>
          <table:table-cell table:formula="of:=[.S139]-(1/[.$J139])*[.S139]+ [.S139]*(1-[.$D139])*(1)/[.$J139]" office:value-type="float" office:value="0.941575358348094" calcext:value-type="float">
            <text:p>0,9415753583</text:p>
          </table:table-cell>
          <table:table-cell table:formula="of:=[.T139]-(1/[.$J139])*[.T139]+ [.T139]*(1-[.$D139])*(1)/[.$J139]" office:value-type="float" office:value="0.93529818929244" calcext:value-type="float">
            <text:p>0,9352981893</text:p>
          </table:table-cell>
          <table:table-cell table:formula="of:=[.U139]-(1/[.$J139])*[.U139]+ [.U139]*(1-[.$D139])*(1)/[.$J139]" office:value-type="float" office:value="0.929062868030491" calcext:value-type="float">
            <text:p>0,929062868</text:p>
          </table:table-cell>
          <table:table-cell table:formula="of:=[.V139]-(1/[.$J139])*[.V139]+ [.V139]*(1-[.$E139])*(1)/[.$J139]" office:value-type="float" office:value="0.922869115576954" calcext:value-type="float">
            <text:p>0,9228691156</text:p>
          </table:table-cell>
          <table:table-cell table:formula="of:=[.W139]-(1/[.$J139])*[.W139]+ [.W139]*(1-[.$E139])*(1)/[.$J139]" office:value-type="float" office:value="0.916716654806441" calcext:value-type="float">
            <text:p>0,9167166548</text:p>
          </table:table-cell>
          <table:table-cell table:formula="of:=[.X139]-(1/[.$J139])*[.X139]+ [.X139]*(1-[.$E139])*(1)/[.$J139]" office:value-type="float" office:value="0.910605210441065" calcext:value-type="float">
            <text:p>0,9106052104</text:p>
          </table:table-cell>
          <table:table-cell table:formula="of:=[.Y139]-(1/[.$J139])*[.Y139]+ [.Y139]*(1-[.$E139])*(1)/[.$J139]" office:value-type="float" office:value="0.904534509038124" calcext:value-type="float">
            <text:p>0,904534509</text:p>
          </table:table-cell>
          <table:table-cell table:formula="of:=[.Z139]-(1/[.$J139])*[.Z139]+ [.Z139]*(1-[.$E139])*(1)/[.$J139]" office:value-type="float" office:value="0.89850427897787" calcext:value-type="float">
            <text:p>0,898504279</text:p>
          </table:table-cell>
          <table:table-cell table:formula="of:=[.AA139]-(1/[.$J139])*[.AA139]+ [.AA139]*(1-[.$E139])*(1)/[.$J139]" office:value-type="float" office:value="0.892514250451351" calcext:value-type="float">
            <text:p>0,8925142505</text:p>
          </table:table-cell>
          <table:table-cell table:formula="of:=[.AB139]-(1/[.$J139])*[.AB139]+ [.AB139]*(1-[.$E139])*(1)/[.$J139]" office:value-type="float" office:value="0.886564155448342" calcext:value-type="float">
            <text:p>0,8865641554</text:p>
          </table:table-cell>
          <table:table-cell table:formula="of:=[.AC139]-(1/[.$J139])*[.AC139]+ [.AC139]*(1-[.$E139])*(1)/[.$J139]" office:value-type="float" office:value="0.880653727745353" calcext:value-type="float">
            <text:p>0,8806537277</text:p>
          </table:table-cell>
          <table:table-cell table:formula="of:=[.AD139]-(1/[.$J139])*[.AD139]+ [.AD139]*(1-[.$E139])*(1)/[.$J139]" office:value-type="float" office:value="0.874782702893718" calcext:value-type="float">
            <text:p>0,8747827029</text:p>
          </table:table-cell>
          <table:table-cell table:formula="of:=[.AE139]-(1/[.$J139])*[.AE139]+ [.AE139]*(1-[.$E139])*(1)/[.$J139]" office:value-type="float" office:value="0.868950818207759" calcext:value-type="float">
            <text:p>0,8689508182</text:p>
          </table:table-cell>
          <table:table-cell table:formula="of:=[.AF139]-(1/[.$J139])*[.AF139]+ [.AF139]*(1-[.$F139])*(1)/[.$J139]" office:value-type="float" office:value="0.863157812753041" calcext:value-type="float">
            <text:p>0,8631578128</text:p>
          </table:table-cell>
          <table:table-cell table:formula="of:=[.AG139]-(1/[.$J139])*[.AG139]+ [.AG139]*(1-[.$F139])*(1)/[.$J139]" office:value-type="float" office:value="0.857403427334687" calcext:value-type="float">
            <text:p>0,8574034273</text:p>
          </table:table-cell>
          <table:table-cell table:formula="of:=[.AH139]-(1/[.$J139])*[.AH139]+ [.AH139]*(1-[.$F139])*(1)/[.$J139]" office:value-type="float" office:value="0.85168740448579" calcext:value-type="float">
            <text:p>0,8516874045</text:p>
          </table:table-cell>
          <table:table-cell table:formula="of:=[.AI139]-(1/[.$J139])*[.AI139]+ [.AI139]*(1-[.$F139])*(1)/[.$J139]" office:value-type="float" office:value="0.846009488455884" calcext:value-type="float">
            <text:p>0,8460094885</text:p>
          </table:table-cell>
          <table:table-cell table:formula="of:=[.AJ139]-(1/[.$J139])*[.AJ139]+ [.AJ139]*(1-[.$F139])*(1)/[.$J139]" office:value-type="float" office:value="0.840369425199512" calcext:value-type="float">
            <text:p>0,8403694252</text:p>
          </table:table-cell>
          <table:table-cell table:formula="of:=[.AK139]-(1/[.$J139])*[.AK139]+ [.AK139]*(1-[.$F139])*(1)/[.$J139]" office:value-type="float" office:value="0.834766962364848" calcext:value-type="float">
            <text:p>0,8347669624</text:p>
          </table:table-cell>
          <table:table-cell table:formula="of:=[.AL139]-(1/[.$J139])*[.AL139]+ [.AL139]*(1-[.$F139])*(1)/[.$J139]" office:value-type="float" office:value="0.829201849282416" calcext:value-type="float">
            <text:p>0,8292018493</text:p>
          </table:table-cell>
          <table:table-cell table:formula="of:=[.AM139]-(1/[.$J139])*[.AM139]+ [.AM139]*(1-[.$F139])*(1)/[.$J139]" office:value-type="float" office:value="0.823673836953867" calcext:value-type="float">
            <text:p>0,823673837</text:p>
          </table:table-cell>
          <table:table-cell table:formula="of:=[.AN139]-(1/[.$J139])*[.AN139]+ [.AN139]*(1-[.$F139])*(1)/[.$J139]" office:value-type="float" office:value="0.818182678040841" calcext:value-type="float">
            <text:p>0,818182678</text:p>
          </table:table-cell>
          <table:table-cell table:formula="of:=[.AO139]-(1/[.$J139])*[.AO139]+ [.AO139]*(1-[.$F139])*(1)/[.$J139]" office:value-type="float" office:value="0.812728126853902" calcext:value-type="float">
            <text:p>0,8127281269</text:p>
          </table:table-cell>
          <table:table-cell table:formula="of:=[.AP139]-(1/[.$J139])*[.AP139]+ [.AP139]*(1-[.$G139])*(1)/[.$J139]" office:value-type="float" office:value="0.807309939341543" calcext:value-type="float">
            <text:p>0,8073099393</text:p>
          </table:table-cell>
          <table:table-cell table:formula="of:=[.AQ139]-(1/[.$J139])*[.AQ139]+ [.AQ139]*(1-[.$G139])*(1)/[.$J139]" office:value-type="float" office:value="0.801927873079266" calcext:value-type="float">
            <text:p>0,8019278731</text:p>
          </table:table-cell>
          <table:table-cell table:formula="of:=[.AR139]-(1/[.$J139])*[.AR139]+ [.AR139]*(1-[.$G139])*(1)/[.$J139]" office:value-type="float" office:value="0.796581687258737" calcext:value-type="float">
            <text:p>0,7965816873</text:p>
          </table:table-cell>
          <table:table-cell table:formula="of:=[.AS139]-(1/[.$J139])*[.AS139]+ [.AS139]*(1-[.$G139])*(1)/[.$J139]" office:value-type="float" office:value="0.791271142677012" calcext:value-type="float">
            <text:p>0,7912711427</text:p>
          </table:table-cell>
          <table:table-cell table:formula="of:=[.AT139]-(1/[.$J139])*[.AT139]+ [.AT139]*(1-[.$G139])*(1)/[.$J139]" office:value-type="float" office:value="0.785996001725832" calcext:value-type="float">
            <text:p>0,7859960017</text:p>
          </table:table-cell>
          <table:table-cell table:formula="of:=[.AU139]-(1/[.$J139])*[.AU139]+ [.AU139]*(1-[.$G139])*(1)/[.$J139]" office:value-type="float" office:value="0.780756028380993" calcext:value-type="float">
            <text:p>0,7807560284</text:p>
          </table:table-cell>
          <table:table-cell table:formula="of:=[.AV139]-(1/[.$J139])*[.AV139]+ [.AV139]*(1-[.$G139])*(1)/[.$J139]" office:value-type="float" office:value="0.775550988191787" calcext:value-type="float">
            <text:p>0,7755509882</text:p>
          </table:table-cell>
          <table:table-cell table:formula="of:=[.AW139]-(1/[.$J139])*[.AW139]+ [.AW139]*(1-[.$G139])*(1)/[.$J139]" office:value-type="float" office:value="0.770380648270508" calcext:value-type="float">
            <text:p>0,7703806483</text:p>
          </table:table-cell>
          <table:table-cell table:formula="of:=[.AX139]-(1/[.$J139])*[.AX139]+ [.AX139]*(1-[.$G139])*(1)/[.$J139]" office:value-type="float" office:value="0.765244777282038" calcext:value-type="float">
            <text:p>0,7652447773</text:p>
          </table:table-cell>
          <table:table-cell table:formula="of:=[.AY139]-(1/[.$J139])*[.AY139]+ [.AY139]*(1-[.$G139])*(1)/[.$J139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0]-(1/[.$J140])*[.K140]+ [.K140]*(1-[.$C140])*(1)/[.$J140]" office:value-type="float" office:value="0.993333333333333" calcext:value-type="float">
            <text:p>0,9933333333</text:p>
          </table:table-cell>
          <table:table-cell table:formula="of:=[.L140]-(1/[.$J140])*[.L140]+ [.L140]*(1-[.$C140])*(1)/[.$J140]" office:value-type="float" office:value="0.986711111111111" calcext:value-type="float">
            <text:p>0,9867111111</text:p>
          </table:table-cell>
          <table:table-cell table:formula="of:=[.M140]-(1/[.$J140])*[.M140]+ [.M140]*(1-[.$C140])*(1)/[.$J140]" office:value-type="float" office:value="0.980133037037037" calcext:value-type="float">
            <text:p>0,980133037</text:p>
          </table:table-cell>
          <table:table-cell table:formula="of:=[.N140]-(1/[.$J140])*[.N140]+ [.N140]*(1-[.$C140])*(1)/[.$J140]" office:value-type="float" office:value="0.973598816790124" calcext:value-type="float">
            <text:p>0,9735988168</text:p>
          </table:table-cell>
          <table:table-cell table:formula="of:=[.O140]-(1/[.$J140])*[.O140]+ [.O140]*(1-[.$C140])*(1)/[.$J140]" office:value-type="float" office:value="0.967108158011523" calcext:value-type="float">
            <text:p>0,967108158</text:p>
          </table:table-cell>
          <table:table-cell table:formula="of:=[.P140]-(1/[.$J140])*[.P140]+ [.P140]*(1-[.$C140])*(1)/[.$J140]" office:value-type="float" office:value="0.960660770291446" calcext:value-type="float">
            <text:p>0,9606607703</text:p>
          </table:table-cell>
          <table:table-cell table:formula="of:=[.Q140]-(1/[.$J140])*[.Q140]+ [.Q140]*(1-[.$D140])*(1)/[.$J140]" office:value-type="float" office:value="0.95425636515617" calcext:value-type="float">
            <text:p>0,9542563652</text:p>
          </table:table-cell>
          <table:table-cell table:formula="of:=[.R140]-(1/[.$J140])*[.R140]+ [.R140]*(1-[.$D140])*(1)/[.$J140]" office:value-type="float" office:value="0.947894656055128" calcext:value-type="float">
            <text:p>0,9478946561</text:p>
          </table:table-cell>
          <table:table-cell table:formula="of:=[.S140]-(1/[.$J140])*[.S140]+ [.S140]*(1-[.$D140])*(1)/[.$J140]" office:value-type="float" office:value="0.941575358348094" calcext:value-type="float">
            <text:p>0,9415753583</text:p>
          </table:table-cell>
          <table:table-cell table:formula="of:=[.T140]-(1/[.$J140])*[.T140]+ [.T140]*(1-[.$D140])*(1)/[.$J140]" office:value-type="float" office:value="0.93529818929244" calcext:value-type="float">
            <text:p>0,9352981893</text:p>
          </table:table-cell>
          <table:table-cell table:formula="of:=[.U140]-(1/[.$J140])*[.U140]+ [.U140]*(1-[.$D140])*(1)/[.$J140]" office:value-type="float" office:value="0.929062868030491" calcext:value-type="float">
            <text:p>0,929062868</text:p>
          </table:table-cell>
          <table:table-cell table:formula="of:=[.V140]-(1/[.$J140])*[.V140]+ [.V140]*(1-[.$E140])*(1)/[.$J140]" office:value-type="float" office:value="0.922869115576954" calcext:value-type="float">
            <text:p>0,9228691156</text:p>
          </table:table-cell>
          <table:table-cell table:formula="of:=[.W140]-(1/[.$J140])*[.W140]+ [.W140]*(1-[.$E140])*(1)/[.$J140]" office:value-type="float" office:value="0.916716654806441" calcext:value-type="float">
            <text:p>0,9167166548</text:p>
          </table:table-cell>
          <table:table-cell table:formula="of:=[.X140]-(1/[.$J140])*[.X140]+ [.X140]*(1-[.$E140])*(1)/[.$J140]" office:value-type="float" office:value="0.910605210441065" calcext:value-type="float">
            <text:p>0,9106052104</text:p>
          </table:table-cell>
          <table:table-cell table:formula="of:=[.Y140]-(1/[.$J140])*[.Y140]+ [.Y140]*(1-[.$E140])*(1)/[.$J140]" office:value-type="float" office:value="0.904534509038124" calcext:value-type="float">
            <text:p>0,904534509</text:p>
          </table:table-cell>
          <table:table-cell table:formula="of:=[.Z140]-(1/[.$J140])*[.Z140]+ [.Z140]*(1-[.$E140])*(1)/[.$J140]" office:value-type="float" office:value="0.89850427897787" calcext:value-type="float">
            <text:p>0,898504279</text:p>
          </table:table-cell>
          <table:table-cell table:formula="of:=[.AA140]-(1/[.$J140])*[.AA140]+ [.AA140]*(1-[.$E140])*(1)/[.$J140]" office:value-type="float" office:value="0.892514250451351" calcext:value-type="float">
            <text:p>0,8925142505</text:p>
          </table:table-cell>
          <table:table-cell table:formula="of:=[.AB140]-(1/[.$J140])*[.AB140]+ [.AB140]*(1-[.$E140])*(1)/[.$J140]" office:value-type="float" office:value="0.886564155448342" calcext:value-type="float">
            <text:p>0,8865641554</text:p>
          </table:table-cell>
          <table:table-cell table:formula="of:=[.AC140]-(1/[.$J140])*[.AC140]+ [.AC140]*(1-[.$E140])*(1)/[.$J140]" office:value-type="float" office:value="0.880653727745353" calcext:value-type="float">
            <text:p>0,8806537277</text:p>
          </table:table-cell>
          <table:table-cell table:formula="of:=[.AD140]-(1/[.$J140])*[.AD140]+ [.AD140]*(1-[.$E140])*(1)/[.$J140]" office:value-type="float" office:value="0.874782702893718" calcext:value-type="float">
            <text:p>0,8747827029</text:p>
          </table:table-cell>
          <table:table-cell table:formula="of:=[.AE140]-(1/[.$J140])*[.AE140]+ [.AE140]*(1-[.$E140])*(1)/[.$J140]" office:value-type="float" office:value="0.868950818207759" calcext:value-type="float">
            <text:p>0,8689508182</text:p>
          </table:table-cell>
          <table:table-cell table:formula="of:=[.AF140]-(1/[.$J140])*[.AF140]+ [.AF140]*(1-[.$F140])*(1)/[.$J140]" office:value-type="float" office:value="0.863157812753041" calcext:value-type="float">
            <text:p>0,8631578128</text:p>
          </table:table-cell>
          <table:table-cell table:formula="of:=[.AG140]-(1/[.$J140])*[.AG140]+ [.AG140]*(1-[.$F140])*(1)/[.$J140]" office:value-type="float" office:value="0.857403427334687" calcext:value-type="float">
            <text:p>0,8574034273</text:p>
          </table:table-cell>
          <table:table-cell table:formula="of:=[.AH140]-(1/[.$J140])*[.AH140]+ [.AH140]*(1-[.$F140])*(1)/[.$J140]" office:value-type="float" office:value="0.85168740448579" calcext:value-type="float">
            <text:p>0,8516874045</text:p>
          </table:table-cell>
          <table:table-cell table:formula="of:=[.AI140]-(1/[.$J140])*[.AI140]+ [.AI140]*(1-[.$F140])*(1)/[.$J140]" office:value-type="float" office:value="0.846009488455884" calcext:value-type="float">
            <text:p>0,8460094885</text:p>
          </table:table-cell>
          <table:table-cell table:formula="of:=[.AJ140]-(1/[.$J140])*[.AJ140]+ [.AJ140]*(1-[.$F140])*(1)/[.$J140]" office:value-type="float" office:value="0.840369425199512" calcext:value-type="float">
            <text:p>0,8403694252</text:p>
          </table:table-cell>
          <table:table-cell table:formula="of:=[.AK140]-(1/[.$J140])*[.AK140]+ [.AK140]*(1-[.$F140])*(1)/[.$J140]" office:value-type="float" office:value="0.834766962364848" calcext:value-type="float">
            <text:p>0,8347669624</text:p>
          </table:table-cell>
          <table:table-cell table:formula="of:=[.AL140]-(1/[.$J140])*[.AL140]+ [.AL140]*(1-[.$F140])*(1)/[.$J140]" office:value-type="float" office:value="0.829201849282416" calcext:value-type="float">
            <text:p>0,8292018493</text:p>
          </table:table-cell>
          <table:table-cell table:formula="of:=[.AM140]-(1/[.$J140])*[.AM140]+ [.AM140]*(1-[.$F140])*(1)/[.$J140]" office:value-type="float" office:value="0.823673836953867" calcext:value-type="float">
            <text:p>0,823673837</text:p>
          </table:table-cell>
          <table:table-cell table:formula="of:=[.AN140]-(1/[.$J140])*[.AN140]+ [.AN140]*(1-[.$F140])*(1)/[.$J140]" office:value-type="float" office:value="0.818182678040841" calcext:value-type="float">
            <text:p>0,818182678</text:p>
          </table:table-cell>
          <table:table-cell table:formula="of:=[.AO140]-(1/[.$J140])*[.AO140]+ [.AO140]*(1-[.$F140])*(1)/[.$J140]" office:value-type="float" office:value="0.812728126853902" calcext:value-type="float">
            <text:p>0,8127281269</text:p>
          </table:table-cell>
          <table:table-cell table:formula="of:=[.AP140]-(1/[.$J140])*[.AP140]+ [.AP140]*(1-[.$G140])*(1)/[.$J140]" office:value-type="float" office:value="0.807309939341543" calcext:value-type="float">
            <text:p>0,8073099393</text:p>
          </table:table-cell>
          <table:table-cell table:formula="of:=[.AQ140]-(1/[.$J140])*[.AQ140]+ [.AQ140]*(1-[.$G140])*(1)/[.$J140]" office:value-type="float" office:value="0.801927873079266" calcext:value-type="float">
            <text:p>0,8019278731</text:p>
          </table:table-cell>
          <table:table-cell table:formula="of:=[.AR140]-(1/[.$J140])*[.AR140]+ [.AR140]*(1-[.$G140])*(1)/[.$J140]" office:value-type="float" office:value="0.796581687258737" calcext:value-type="float">
            <text:p>0,7965816873</text:p>
          </table:table-cell>
          <table:table-cell table:formula="of:=[.AS140]-(1/[.$J140])*[.AS140]+ [.AS140]*(1-[.$G140])*(1)/[.$J140]" office:value-type="float" office:value="0.791271142677012" calcext:value-type="float">
            <text:p>0,7912711427</text:p>
          </table:table-cell>
          <table:table-cell table:formula="of:=[.AT140]-(1/[.$J140])*[.AT140]+ [.AT140]*(1-[.$G140])*(1)/[.$J140]" office:value-type="float" office:value="0.785996001725832" calcext:value-type="float">
            <text:p>0,7859960017</text:p>
          </table:table-cell>
          <table:table-cell table:formula="of:=[.AU140]-(1/[.$J140])*[.AU140]+ [.AU140]*(1-[.$G140])*(1)/[.$J140]" office:value-type="float" office:value="0.780756028380993" calcext:value-type="float">
            <text:p>0,7807560284</text:p>
          </table:table-cell>
          <table:table-cell table:formula="of:=[.AV140]-(1/[.$J140])*[.AV140]+ [.AV140]*(1-[.$G140])*(1)/[.$J140]" office:value-type="float" office:value="0.775550988191787" calcext:value-type="float">
            <text:p>0,7755509882</text:p>
          </table:table-cell>
          <table:table-cell table:formula="of:=[.AW140]-(1/[.$J140])*[.AW140]+ [.AW140]*(1-[.$G140])*(1)/[.$J140]" office:value-type="float" office:value="0.770380648270508" calcext:value-type="float">
            <text:p>0,7703806483</text:p>
          </table:table-cell>
          <table:table-cell table:formula="of:=[.AX140]-(1/[.$J140])*[.AX140]+ [.AX140]*(1-[.$G140])*(1)/[.$J140]" office:value-type="float" office:value="0.765244777282038" calcext:value-type="float">
            <text:p>0,7652447773</text:p>
          </table:table-cell>
          <table:table-cell table:formula="of:=[.AY140]-(1/[.$J140])*[.AY140]+ [.AY140]*(1-[.$G140])*(1)/[.$J140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1]-(1/[.$J141])*[.K141]+ [.K141]*(1-[.$C141])*(1)/[.$J141]" office:value-type="float" office:value="0.993333333333333" calcext:value-type="float">
            <text:p>0,9933333333</text:p>
          </table:table-cell>
          <table:table-cell table:formula="of:=[.L141]-(1/[.$J141])*[.L141]+ [.L141]*(1-[.$C141])*(1)/[.$J141]" office:value-type="float" office:value="0.986711111111111" calcext:value-type="float">
            <text:p>0,9867111111</text:p>
          </table:table-cell>
          <table:table-cell table:formula="of:=[.M141]-(1/[.$J141])*[.M141]+ [.M141]*(1-[.$C141])*(1)/[.$J141]" office:value-type="float" office:value="0.980133037037037" calcext:value-type="float">
            <text:p>0,980133037</text:p>
          </table:table-cell>
          <table:table-cell table:formula="of:=[.N141]-(1/[.$J141])*[.N141]+ [.N141]*(1-[.$C141])*(1)/[.$J141]" office:value-type="float" office:value="0.973598816790124" calcext:value-type="float">
            <text:p>0,9735988168</text:p>
          </table:table-cell>
          <table:table-cell table:formula="of:=[.O141]-(1/[.$J141])*[.O141]+ [.O141]*(1-[.$C141])*(1)/[.$J141]" office:value-type="float" office:value="0.967108158011523" calcext:value-type="float">
            <text:p>0,967108158</text:p>
          </table:table-cell>
          <table:table-cell table:formula="of:=[.P141]-(1/[.$J141])*[.P141]+ [.P141]*(1-[.$C141])*(1)/[.$J141]" office:value-type="float" office:value="0.960660770291446" calcext:value-type="float">
            <text:p>0,9606607703</text:p>
          </table:table-cell>
          <table:table-cell table:formula="of:=[.Q141]-(1/[.$J141])*[.Q141]+ [.Q141]*(1-[.$D141])*(1)/[.$J141]" office:value-type="float" office:value="0.95425636515617" calcext:value-type="float">
            <text:p>0,9542563652</text:p>
          </table:table-cell>
          <table:table-cell table:formula="of:=[.R141]-(1/[.$J141])*[.R141]+ [.R141]*(1-[.$D141])*(1)/[.$J141]" office:value-type="float" office:value="0.947894656055128" calcext:value-type="float">
            <text:p>0,9478946561</text:p>
          </table:table-cell>
          <table:table-cell table:formula="of:=[.S141]-(1/[.$J141])*[.S141]+ [.S141]*(1-[.$D141])*(1)/[.$J141]" office:value-type="float" office:value="0.941575358348094" calcext:value-type="float">
            <text:p>0,9415753583</text:p>
          </table:table-cell>
          <table:table-cell table:formula="of:=[.T141]-(1/[.$J141])*[.T141]+ [.T141]*(1-[.$D141])*(1)/[.$J141]" office:value-type="float" office:value="0.93529818929244" calcext:value-type="float">
            <text:p>0,9352981893</text:p>
          </table:table-cell>
          <table:table-cell table:formula="of:=[.U141]-(1/[.$J141])*[.U141]+ [.U141]*(1-[.$D141])*(1)/[.$J141]" office:value-type="float" office:value="0.929062868030491" calcext:value-type="float">
            <text:p>0,929062868</text:p>
          </table:table-cell>
          <table:table-cell table:formula="of:=[.V141]-(1/[.$J141])*[.V141]+ [.V141]*(1-[.$E141])*(1)/[.$J141]" office:value-type="float" office:value="0.922869115576954" calcext:value-type="float">
            <text:p>0,9228691156</text:p>
          </table:table-cell>
          <table:table-cell table:formula="of:=[.W141]-(1/[.$J141])*[.W141]+ [.W141]*(1-[.$E141])*(1)/[.$J141]" office:value-type="float" office:value="0.916716654806441" calcext:value-type="float">
            <text:p>0,9167166548</text:p>
          </table:table-cell>
          <table:table-cell table:formula="of:=[.X141]-(1/[.$J141])*[.X141]+ [.X141]*(1-[.$E141])*(1)/[.$J141]" office:value-type="float" office:value="0.910605210441065" calcext:value-type="float">
            <text:p>0,9106052104</text:p>
          </table:table-cell>
          <table:table-cell table:formula="of:=[.Y141]-(1/[.$J141])*[.Y141]+ [.Y141]*(1-[.$E141])*(1)/[.$J141]" office:value-type="float" office:value="0.904534509038124" calcext:value-type="float">
            <text:p>0,904534509</text:p>
          </table:table-cell>
          <table:table-cell table:formula="of:=[.Z141]-(1/[.$J141])*[.Z141]+ [.Z141]*(1-[.$E141])*(1)/[.$J141]" office:value-type="float" office:value="0.89850427897787" calcext:value-type="float">
            <text:p>0,898504279</text:p>
          </table:table-cell>
          <table:table-cell table:formula="of:=[.AA141]-(1/[.$J141])*[.AA141]+ [.AA141]*(1-[.$E141])*(1)/[.$J141]" office:value-type="float" office:value="0.892514250451351" calcext:value-type="float">
            <text:p>0,8925142505</text:p>
          </table:table-cell>
          <table:table-cell table:formula="of:=[.AB141]-(1/[.$J141])*[.AB141]+ [.AB141]*(1-[.$E141])*(1)/[.$J141]" office:value-type="float" office:value="0.886564155448342" calcext:value-type="float">
            <text:p>0,8865641554</text:p>
          </table:table-cell>
          <table:table-cell table:formula="of:=[.AC141]-(1/[.$J141])*[.AC141]+ [.AC141]*(1-[.$E141])*(1)/[.$J141]" office:value-type="float" office:value="0.880653727745353" calcext:value-type="float">
            <text:p>0,8806537277</text:p>
          </table:table-cell>
          <table:table-cell table:formula="of:=[.AD141]-(1/[.$J141])*[.AD141]+ [.AD141]*(1-[.$E141])*(1)/[.$J141]" office:value-type="float" office:value="0.874782702893718" calcext:value-type="float">
            <text:p>0,8747827029</text:p>
          </table:table-cell>
          <table:table-cell table:formula="of:=[.AE141]-(1/[.$J141])*[.AE141]+ [.AE141]*(1-[.$E141])*(1)/[.$J141]" office:value-type="float" office:value="0.868950818207759" calcext:value-type="float">
            <text:p>0,8689508182</text:p>
          </table:table-cell>
          <table:table-cell table:formula="of:=[.AF141]-(1/[.$J141])*[.AF141]+ [.AF141]*(1-[.$F141])*(1)/[.$J141]" office:value-type="float" office:value="0.863157812753041" calcext:value-type="float">
            <text:p>0,8631578128</text:p>
          </table:table-cell>
          <table:table-cell table:formula="of:=[.AG141]-(1/[.$J141])*[.AG141]+ [.AG141]*(1-[.$F141])*(1)/[.$J141]" office:value-type="float" office:value="0.857403427334687" calcext:value-type="float">
            <text:p>0,8574034273</text:p>
          </table:table-cell>
          <table:table-cell table:formula="of:=[.AH141]-(1/[.$J141])*[.AH141]+ [.AH141]*(1-[.$F141])*(1)/[.$J141]" office:value-type="float" office:value="0.85168740448579" calcext:value-type="float">
            <text:p>0,8516874045</text:p>
          </table:table-cell>
          <table:table-cell table:formula="of:=[.AI141]-(1/[.$J141])*[.AI141]+ [.AI141]*(1-[.$F141])*(1)/[.$J141]" office:value-type="float" office:value="0.846009488455884" calcext:value-type="float">
            <text:p>0,8460094885</text:p>
          </table:table-cell>
          <table:table-cell table:formula="of:=[.AJ141]-(1/[.$J141])*[.AJ141]+ [.AJ141]*(1-[.$F141])*(1)/[.$J141]" office:value-type="float" office:value="0.840369425199512" calcext:value-type="float">
            <text:p>0,8403694252</text:p>
          </table:table-cell>
          <table:table-cell table:formula="of:=[.AK141]-(1/[.$J141])*[.AK141]+ [.AK141]*(1-[.$F141])*(1)/[.$J141]" office:value-type="float" office:value="0.834766962364848" calcext:value-type="float">
            <text:p>0,8347669624</text:p>
          </table:table-cell>
          <table:table-cell table:formula="of:=[.AL141]-(1/[.$J141])*[.AL141]+ [.AL141]*(1-[.$F141])*(1)/[.$J141]" office:value-type="float" office:value="0.829201849282416" calcext:value-type="float">
            <text:p>0,8292018493</text:p>
          </table:table-cell>
          <table:table-cell table:formula="of:=[.AM141]-(1/[.$J141])*[.AM141]+ [.AM141]*(1-[.$F141])*(1)/[.$J141]" office:value-type="float" office:value="0.823673836953867" calcext:value-type="float">
            <text:p>0,823673837</text:p>
          </table:table-cell>
          <table:table-cell table:formula="of:=[.AN141]-(1/[.$J141])*[.AN141]+ [.AN141]*(1-[.$F141])*(1)/[.$J141]" office:value-type="float" office:value="0.818182678040841" calcext:value-type="float">
            <text:p>0,818182678</text:p>
          </table:table-cell>
          <table:table-cell table:formula="of:=[.AO141]-(1/[.$J141])*[.AO141]+ [.AO141]*(1-[.$F141])*(1)/[.$J141]" office:value-type="float" office:value="0.812728126853902" calcext:value-type="float">
            <text:p>0,8127281269</text:p>
          </table:table-cell>
          <table:table-cell table:formula="of:=[.AP141]-(1/[.$J141])*[.AP141]+ [.AP141]*(1-[.$G141])*(1)/[.$J141]" office:value-type="float" office:value="0.807309939341543" calcext:value-type="float">
            <text:p>0,8073099393</text:p>
          </table:table-cell>
          <table:table-cell table:formula="of:=[.AQ141]-(1/[.$J141])*[.AQ141]+ [.AQ141]*(1-[.$G141])*(1)/[.$J141]" office:value-type="float" office:value="0.801927873079266" calcext:value-type="float">
            <text:p>0,8019278731</text:p>
          </table:table-cell>
          <table:table-cell table:formula="of:=[.AR141]-(1/[.$J141])*[.AR141]+ [.AR141]*(1-[.$G141])*(1)/[.$J141]" office:value-type="float" office:value="0.796581687258737" calcext:value-type="float">
            <text:p>0,7965816873</text:p>
          </table:table-cell>
          <table:table-cell table:formula="of:=[.AS141]-(1/[.$J141])*[.AS141]+ [.AS141]*(1-[.$G141])*(1)/[.$J141]" office:value-type="float" office:value="0.791271142677012" calcext:value-type="float">
            <text:p>0,7912711427</text:p>
          </table:table-cell>
          <table:table-cell table:formula="of:=[.AT141]-(1/[.$J141])*[.AT141]+ [.AT141]*(1-[.$G141])*(1)/[.$J141]" office:value-type="float" office:value="0.785996001725832" calcext:value-type="float">
            <text:p>0,7859960017</text:p>
          </table:table-cell>
          <table:table-cell table:formula="of:=[.AU141]-(1/[.$J141])*[.AU141]+ [.AU141]*(1-[.$G141])*(1)/[.$J141]" office:value-type="float" office:value="0.780756028380993" calcext:value-type="float">
            <text:p>0,7807560284</text:p>
          </table:table-cell>
          <table:table-cell table:formula="of:=[.AV141]-(1/[.$J141])*[.AV141]+ [.AV141]*(1-[.$G141])*(1)/[.$J141]" office:value-type="float" office:value="0.775550988191787" calcext:value-type="float">
            <text:p>0,7755509882</text:p>
          </table:table-cell>
          <table:table-cell table:formula="of:=[.AW141]-(1/[.$J141])*[.AW141]+ [.AW141]*(1-[.$G141])*(1)/[.$J141]" office:value-type="float" office:value="0.770380648270508" calcext:value-type="float">
            <text:p>0,7703806483</text:p>
          </table:table-cell>
          <table:table-cell table:formula="of:=[.AX141]-(1/[.$J141])*[.AX141]+ [.AX141]*(1-[.$G141])*(1)/[.$J141]" office:value-type="float" office:value="0.765244777282038" calcext:value-type="float">
            <text:p>0,7652447773</text:p>
          </table:table-cell>
          <table:table-cell table:formula="of:=[.AY141]-(1/[.$J141])*[.AY141]+ [.AY141]*(1-[.$G141])*(1)/[.$J141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2]-(1/[.$J142])*[.K142]+ [.K142]*(1-[.$C142])*(1)/[.$J142]" office:value-type="float" office:value="0.993333333333333" calcext:value-type="float">
            <text:p>0,9933333333</text:p>
          </table:table-cell>
          <table:table-cell table:formula="of:=[.L142]-(1/[.$J142])*[.L142]+ [.L142]*(1-[.$C142])*(1)/[.$J142]" office:value-type="float" office:value="0.986711111111111" calcext:value-type="float">
            <text:p>0,9867111111</text:p>
          </table:table-cell>
          <table:table-cell table:formula="of:=[.M142]-(1/[.$J142])*[.M142]+ [.M142]*(1-[.$C142])*(1)/[.$J142]" office:value-type="float" office:value="0.980133037037037" calcext:value-type="float">
            <text:p>0,980133037</text:p>
          </table:table-cell>
          <table:table-cell table:formula="of:=[.N142]-(1/[.$J142])*[.N142]+ [.N142]*(1-[.$C142])*(1)/[.$J142]" office:value-type="float" office:value="0.973598816790124" calcext:value-type="float">
            <text:p>0,9735988168</text:p>
          </table:table-cell>
          <table:table-cell table:formula="of:=[.O142]-(1/[.$J142])*[.O142]+ [.O142]*(1-[.$C142])*(1)/[.$J142]" office:value-type="float" office:value="0.967108158011523" calcext:value-type="float">
            <text:p>0,967108158</text:p>
          </table:table-cell>
          <table:table-cell table:formula="of:=[.P142]-(1/[.$J142])*[.P142]+ [.P142]*(1-[.$C142])*(1)/[.$J142]" office:value-type="float" office:value="0.960660770291446" calcext:value-type="float">
            <text:p>0,9606607703</text:p>
          </table:table-cell>
          <table:table-cell table:formula="of:=[.Q142]-(1/[.$J142])*[.Q142]+ [.Q142]*(1-[.$D142])*(1)/[.$J142]" office:value-type="float" office:value="0.95425636515617" calcext:value-type="float">
            <text:p>0,9542563652</text:p>
          </table:table-cell>
          <table:table-cell table:formula="of:=[.R142]-(1/[.$J142])*[.R142]+ [.R142]*(1-[.$D142])*(1)/[.$J142]" office:value-type="float" office:value="0.947894656055128" calcext:value-type="float">
            <text:p>0,9478946561</text:p>
          </table:table-cell>
          <table:table-cell table:formula="of:=[.S142]-(1/[.$J142])*[.S142]+ [.S142]*(1-[.$D142])*(1)/[.$J142]" office:value-type="float" office:value="0.941575358348094" calcext:value-type="float">
            <text:p>0,9415753583</text:p>
          </table:table-cell>
          <table:table-cell table:formula="of:=[.T142]-(1/[.$J142])*[.T142]+ [.T142]*(1-[.$D142])*(1)/[.$J142]" office:value-type="float" office:value="0.93529818929244" calcext:value-type="float">
            <text:p>0,9352981893</text:p>
          </table:table-cell>
          <table:table-cell table:formula="of:=[.U142]-(1/[.$J142])*[.U142]+ [.U142]*(1-[.$D142])*(1)/[.$J142]" office:value-type="float" office:value="0.929062868030491" calcext:value-type="float">
            <text:p>0,929062868</text:p>
          </table:table-cell>
          <table:table-cell table:formula="of:=[.V142]-(1/[.$J142])*[.V142]+ [.V142]*(1-[.$E142])*(1)/[.$J142]" office:value-type="float" office:value="0.922869115576954" calcext:value-type="float">
            <text:p>0,9228691156</text:p>
          </table:table-cell>
          <table:table-cell table:formula="of:=[.W142]-(1/[.$J142])*[.W142]+ [.W142]*(1-[.$E142])*(1)/[.$J142]" office:value-type="float" office:value="0.916716654806441" calcext:value-type="float">
            <text:p>0,9167166548</text:p>
          </table:table-cell>
          <table:table-cell table:formula="of:=[.X142]-(1/[.$J142])*[.X142]+ [.X142]*(1-[.$E142])*(1)/[.$J142]" office:value-type="float" office:value="0.910605210441065" calcext:value-type="float">
            <text:p>0,9106052104</text:p>
          </table:table-cell>
          <table:table-cell table:formula="of:=[.Y142]-(1/[.$J142])*[.Y142]+ [.Y142]*(1-[.$E142])*(1)/[.$J142]" office:value-type="float" office:value="0.904534509038124" calcext:value-type="float">
            <text:p>0,904534509</text:p>
          </table:table-cell>
          <table:table-cell table:formula="of:=[.Z142]-(1/[.$J142])*[.Z142]+ [.Z142]*(1-[.$E142])*(1)/[.$J142]" office:value-type="float" office:value="0.89850427897787" calcext:value-type="float">
            <text:p>0,898504279</text:p>
          </table:table-cell>
          <table:table-cell table:formula="of:=[.AA142]-(1/[.$J142])*[.AA142]+ [.AA142]*(1-[.$E142])*(1)/[.$J142]" office:value-type="float" office:value="0.892514250451351" calcext:value-type="float">
            <text:p>0,8925142505</text:p>
          </table:table-cell>
          <table:table-cell table:formula="of:=[.AB142]-(1/[.$J142])*[.AB142]+ [.AB142]*(1-[.$E142])*(1)/[.$J142]" office:value-type="float" office:value="0.886564155448342" calcext:value-type="float">
            <text:p>0,8865641554</text:p>
          </table:table-cell>
          <table:table-cell table:formula="of:=[.AC142]-(1/[.$J142])*[.AC142]+ [.AC142]*(1-[.$E142])*(1)/[.$J142]" office:value-type="float" office:value="0.880653727745353" calcext:value-type="float">
            <text:p>0,8806537277</text:p>
          </table:table-cell>
          <table:table-cell table:formula="of:=[.AD142]-(1/[.$J142])*[.AD142]+ [.AD142]*(1-[.$E142])*(1)/[.$J142]" office:value-type="float" office:value="0.874782702893718" calcext:value-type="float">
            <text:p>0,8747827029</text:p>
          </table:table-cell>
          <table:table-cell table:formula="of:=[.AE142]-(1/[.$J142])*[.AE142]+ [.AE142]*(1-[.$E142])*(1)/[.$J142]" office:value-type="float" office:value="0.868950818207759" calcext:value-type="float">
            <text:p>0,8689508182</text:p>
          </table:table-cell>
          <table:table-cell table:formula="of:=[.AF142]-(1/[.$J142])*[.AF142]+ [.AF142]*(1-[.$F142])*(1)/[.$J142]" office:value-type="float" office:value="0.863157812753041" calcext:value-type="float">
            <text:p>0,8631578128</text:p>
          </table:table-cell>
          <table:table-cell table:formula="of:=[.AG142]-(1/[.$J142])*[.AG142]+ [.AG142]*(1-[.$F142])*(1)/[.$J142]" office:value-type="float" office:value="0.857403427334687" calcext:value-type="float">
            <text:p>0,8574034273</text:p>
          </table:table-cell>
          <table:table-cell table:formula="of:=[.AH142]-(1/[.$J142])*[.AH142]+ [.AH142]*(1-[.$F142])*(1)/[.$J142]" office:value-type="float" office:value="0.85168740448579" calcext:value-type="float">
            <text:p>0,8516874045</text:p>
          </table:table-cell>
          <table:table-cell table:formula="of:=[.AI142]-(1/[.$J142])*[.AI142]+ [.AI142]*(1-[.$F142])*(1)/[.$J142]" office:value-type="float" office:value="0.846009488455884" calcext:value-type="float">
            <text:p>0,8460094885</text:p>
          </table:table-cell>
          <table:table-cell table:formula="of:=[.AJ142]-(1/[.$J142])*[.AJ142]+ [.AJ142]*(1-[.$F142])*(1)/[.$J142]" office:value-type="float" office:value="0.840369425199512" calcext:value-type="float">
            <text:p>0,8403694252</text:p>
          </table:table-cell>
          <table:table-cell table:formula="of:=[.AK142]-(1/[.$J142])*[.AK142]+ [.AK142]*(1-[.$F142])*(1)/[.$J142]" office:value-type="float" office:value="0.834766962364848" calcext:value-type="float">
            <text:p>0,8347669624</text:p>
          </table:table-cell>
          <table:table-cell table:formula="of:=[.AL142]-(1/[.$J142])*[.AL142]+ [.AL142]*(1-[.$F142])*(1)/[.$J142]" office:value-type="float" office:value="0.829201849282416" calcext:value-type="float">
            <text:p>0,8292018493</text:p>
          </table:table-cell>
          <table:table-cell table:formula="of:=[.AM142]-(1/[.$J142])*[.AM142]+ [.AM142]*(1-[.$F142])*(1)/[.$J142]" office:value-type="float" office:value="0.823673836953867" calcext:value-type="float">
            <text:p>0,823673837</text:p>
          </table:table-cell>
          <table:table-cell table:formula="of:=[.AN142]-(1/[.$J142])*[.AN142]+ [.AN142]*(1-[.$F142])*(1)/[.$J142]" office:value-type="float" office:value="0.818182678040841" calcext:value-type="float">
            <text:p>0,818182678</text:p>
          </table:table-cell>
          <table:table-cell table:formula="of:=[.AO142]-(1/[.$J142])*[.AO142]+ [.AO142]*(1-[.$F142])*(1)/[.$J142]" office:value-type="float" office:value="0.812728126853902" calcext:value-type="float">
            <text:p>0,8127281269</text:p>
          </table:table-cell>
          <table:table-cell table:formula="of:=[.AP142]-(1/[.$J142])*[.AP142]+ [.AP142]*(1-[.$G142])*(1)/[.$J142]" office:value-type="float" office:value="0.807309939341543" calcext:value-type="float">
            <text:p>0,8073099393</text:p>
          </table:table-cell>
          <table:table-cell table:formula="of:=[.AQ142]-(1/[.$J142])*[.AQ142]+ [.AQ142]*(1-[.$G142])*(1)/[.$J142]" office:value-type="float" office:value="0.801927873079266" calcext:value-type="float">
            <text:p>0,8019278731</text:p>
          </table:table-cell>
          <table:table-cell table:formula="of:=[.AR142]-(1/[.$J142])*[.AR142]+ [.AR142]*(1-[.$G142])*(1)/[.$J142]" office:value-type="float" office:value="0.796581687258737" calcext:value-type="float">
            <text:p>0,7965816873</text:p>
          </table:table-cell>
          <table:table-cell table:formula="of:=[.AS142]-(1/[.$J142])*[.AS142]+ [.AS142]*(1-[.$G142])*(1)/[.$J142]" office:value-type="float" office:value="0.791271142677012" calcext:value-type="float">
            <text:p>0,7912711427</text:p>
          </table:table-cell>
          <table:table-cell table:formula="of:=[.AT142]-(1/[.$J142])*[.AT142]+ [.AT142]*(1-[.$G142])*(1)/[.$J142]" office:value-type="float" office:value="0.785996001725832" calcext:value-type="float">
            <text:p>0,7859960017</text:p>
          </table:table-cell>
          <table:table-cell table:formula="of:=[.AU142]-(1/[.$J142])*[.AU142]+ [.AU142]*(1-[.$G142])*(1)/[.$J142]" office:value-type="float" office:value="0.780756028380993" calcext:value-type="float">
            <text:p>0,7807560284</text:p>
          </table:table-cell>
          <table:table-cell table:formula="of:=[.AV142]-(1/[.$J142])*[.AV142]+ [.AV142]*(1-[.$G142])*(1)/[.$J142]" office:value-type="float" office:value="0.775550988191787" calcext:value-type="float">
            <text:p>0,7755509882</text:p>
          </table:table-cell>
          <table:table-cell table:formula="of:=[.AW142]-(1/[.$J142])*[.AW142]+ [.AW142]*(1-[.$G142])*(1)/[.$J142]" office:value-type="float" office:value="0.770380648270508" calcext:value-type="float">
            <text:p>0,7703806483</text:p>
          </table:table-cell>
          <table:table-cell table:formula="of:=[.AX142]-(1/[.$J142])*[.AX142]+ [.AX142]*(1-[.$G142])*(1)/[.$J142]" office:value-type="float" office:value="0.765244777282038" calcext:value-type="float">
            <text:p>0,7652447773</text:p>
          </table:table-cell>
          <table:table-cell table:formula="of:=[.AY142]-(1/[.$J142])*[.AY142]+ [.AY142]*(1-[.$G142])*(1)/[.$J142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Froid_alimentaire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3]-(1/[.$J143])*[.K143]+ [.K143]*(1-[.$C143])*(1)/[.$J143]" office:value-type="float" office:value="0.993333333333333" calcext:value-type="float">
            <text:p>0,9933333333</text:p>
          </table:table-cell>
          <table:table-cell table:formula="of:=[.L143]-(1/[.$J143])*[.L143]+ [.L143]*(1-[.$C143])*(1)/[.$J143]" office:value-type="float" office:value="0.986711111111111" calcext:value-type="float">
            <text:p>0,9867111111</text:p>
          </table:table-cell>
          <table:table-cell table:formula="of:=[.M143]-(1/[.$J143])*[.M143]+ [.M143]*(1-[.$C143])*(1)/[.$J143]" office:value-type="float" office:value="0.980133037037037" calcext:value-type="float">
            <text:p>0,980133037</text:p>
          </table:table-cell>
          <table:table-cell table:formula="of:=[.N143]-(1/[.$J143])*[.N143]+ [.N143]*(1-[.$C143])*(1)/[.$J143]" office:value-type="float" office:value="0.973598816790124" calcext:value-type="float">
            <text:p>0,9735988168</text:p>
          </table:table-cell>
          <table:table-cell table:formula="of:=[.O143]-(1/[.$J143])*[.O143]+ [.O143]*(1-[.$C143])*(1)/[.$J143]" office:value-type="float" office:value="0.967108158011523" calcext:value-type="float">
            <text:p>0,967108158</text:p>
          </table:table-cell>
          <table:table-cell table:formula="of:=[.P143]-(1/[.$J143])*[.P143]+ [.P143]*(1-[.$C143])*(1)/[.$J143]" office:value-type="float" office:value="0.960660770291446" calcext:value-type="float">
            <text:p>0,9606607703</text:p>
          </table:table-cell>
          <table:table-cell table:formula="of:=[.Q143]-(1/[.$J143])*[.Q143]+ [.Q143]*(1-[.$D143])*(1)/[.$J143]" office:value-type="float" office:value="0.95425636515617" calcext:value-type="float">
            <text:p>0,9542563652</text:p>
          </table:table-cell>
          <table:table-cell table:formula="of:=[.R143]-(1/[.$J143])*[.R143]+ [.R143]*(1-[.$D143])*(1)/[.$J143]" office:value-type="float" office:value="0.947894656055128" calcext:value-type="float">
            <text:p>0,9478946561</text:p>
          </table:table-cell>
          <table:table-cell table:formula="of:=[.S143]-(1/[.$J143])*[.S143]+ [.S143]*(1-[.$D143])*(1)/[.$J143]" office:value-type="float" office:value="0.941575358348094" calcext:value-type="float">
            <text:p>0,9415753583</text:p>
          </table:table-cell>
          <table:table-cell table:formula="of:=[.T143]-(1/[.$J143])*[.T143]+ [.T143]*(1-[.$D143])*(1)/[.$J143]" office:value-type="float" office:value="0.93529818929244" calcext:value-type="float">
            <text:p>0,9352981893</text:p>
          </table:table-cell>
          <table:table-cell table:formula="of:=[.U143]-(1/[.$J143])*[.U143]+ [.U143]*(1-[.$D143])*(1)/[.$J143]" office:value-type="float" office:value="0.929062868030491" calcext:value-type="float">
            <text:p>0,929062868</text:p>
          </table:table-cell>
          <table:table-cell table:formula="of:=[.V143]-(1/[.$J143])*[.V143]+ [.V143]*(1-[.$E143])*(1)/[.$J143]" office:value-type="float" office:value="0.922869115576954" calcext:value-type="float">
            <text:p>0,9228691156</text:p>
          </table:table-cell>
          <table:table-cell table:formula="of:=[.W143]-(1/[.$J143])*[.W143]+ [.W143]*(1-[.$E143])*(1)/[.$J143]" office:value-type="float" office:value="0.916716654806441" calcext:value-type="float">
            <text:p>0,9167166548</text:p>
          </table:table-cell>
          <table:table-cell table:formula="of:=[.X143]-(1/[.$J143])*[.X143]+ [.X143]*(1-[.$E143])*(1)/[.$J143]" office:value-type="float" office:value="0.910605210441065" calcext:value-type="float">
            <text:p>0,9106052104</text:p>
          </table:table-cell>
          <table:table-cell table:formula="of:=[.Y143]-(1/[.$J143])*[.Y143]+ [.Y143]*(1-[.$E143])*(1)/[.$J143]" office:value-type="float" office:value="0.904534509038124" calcext:value-type="float">
            <text:p>0,904534509</text:p>
          </table:table-cell>
          <table:table-cell table:formula="of:=[.Z143]-(1/[.$J143])*[.Z143]+ [.Z143]*(1-[.$E143])*(1)/[.$J143]" office:value-type="float" office:value="0.89850427897787" calcext:value-type="float">
            <text:p>0,898504279</text:p>
          </table:table-cell>
          <table:table-cell table:formula="of:=[.AA143]-(1/[.$J143])*[.AA143]+ [.AA143]*(1-[.$E143])*(1)/[.$J143]" office:value-type="float" office:value="0.892514250451351" calcext:value-type="float">
            <text:p>0,8925142505</text:p>
          </table:table-cell>
          <table:table-cell table:formula="of:=[.AB143]-(1/[.$J143])*[.AB143]+ [.AB143]*(1-[.$E143])*(1)/[.$J143]" office:value-type="float" office:value="0.886564155448342" calcext:value-type="float">
            <text:p>0,8865641554</text:p>
          </table:table-cell>
          <table:table-cell table:formula="of:=[.AC143]-(1/[.$J143])*[.AC143]+ [.AC143]*(1-[.$E143])*(1)/[.$J143]" office:value-type="float" office:value="0.880653727745353" calcext:value-type="float">
            <text:p>0,8806537277</text:p>
          </table:table-cell>
          <table:table-cell table:formula="of:=[.AD143]-(1/[.$J143])*[.AD143]+ [.AD143]*(1-[.$E143])*(1)/[.$J143]" office:value-type="float" office:value="0.874782702893718" calcext:value-type="float">
            <text:p>0,8747827029</text:p>
          </table:table-cell>
          <table:table-cell table:formula="of:=[.AE143]-(1/[.$J143])*[.AE143]+ [.AE143]*(1-[.$E143])*(1)/[.$J143]" office:value-type="float" office:value="0.868950818207759" calcext:value-type="float">
            <text:p>0,8689508182</text:p>
          </table:table-cell>
          <table:table-cell table:formula="of:=[.AF143]-(1/[.$J143])*[.AF143]+ [.AF143]*(1-[.$F143])*(1)/[.$J143]" office:value-type="float" office:value="0.863157812753041" calcext:value-type="float">
            <text:p>0,8631578128</text:p>
          </table:table-cell>
          <table:table-cell table:formula="of:=[.AG143]-(1/[.$J143])*[.AG143]+ [.AG143]*(1-[.$F143])*(1)/[.$J143]" office:value-type="float" office:value="0.857403427334687" calcext:value-type="float">
            <text:p>0,8574034273</text:p>
          </table:table-cell>
          <table:table-cell table:formula="of:=[.AH143]-(1/[.$J143])*[.AH143]+ [.AH143]*(1-[.$F143])*(1)/[.$J143]" office:value-type="float" office:value="0.85168740448579" calcext:value-type="float">
            <text:p>0,8516874045</text:p>
          </table:table-cell>
          <table:table-cell table:formula="of:=[.AI143]-(1/[.$J143])*[.AI143]+ [.AI143]*(1-[.$F143])*(1)/[.$J143]" office:value-type="float" office:value="0.846009488455884" calcext:value-type="float">
            <text:p>0,8460094885</text:p>
          </table:table-cell>
          <table:table-cell table:formula="of:=[.AJ143]-(1/[.$J143])*[.AJ143]+ [.AJ143]*(1-[.$F143])*(1)/[.$J143]" office:value-type="float" office:value="0.840369425199512" calcext:value-type="float">
            <text:p>0,8403694252</text:p>
          </table:table-cell>
          <table:table-cell table:formula="of:=[.AK143]-(1/[.$J143])*[.AK143]+ [.AK143]*(1-[.$F143])*(1)/[.$J143]" office:value-type="float" office:value="0.834766962364848" calcext:value-type="float">
            <text:p>0,8347669624</text:p>
          </table:table-cell>
          <table:table-cell table:formula="of:=[.AL143]-(1/[.$J143])*[.AL143]+ [.AL143]*(1-[.$F143])*(1)/[.$J143]" office:value-type="float" office:value="0.829201849282416" calcext:value-type="float">
            <text:p>0,8292018493</text:p>
          </table:table-cell>
          <table:table-cell table:formula="of:=[.AM143]-(1/[.$J143])*[.AM143]+ [.AM143]*(1-[.$F143])*(1)/[.$J143]" office:value-type="float" office:value="0.823673836953867" calcext:value-type="float">
            <text:p>0,823673837</text:p>
          </table:table-cell>
          <table:table-cell table:formula="of:=[.AN143]-(1/[.$J143])*[.AN143]+ [.AN143]*(1-[.$F143])*(1)/[.$J143]" office:value-type="float" office:value="0.818182678040841" calcext:value-type="float">
            <text:p>0,818182678</text:p>
          </table:table-cell>
          <table:table-cell table:formula="of:=[.AO143]-(1/[.$J143])*[.AO143]+ [.AO143]*(1-[.$F143])*(1)/[.$J143]" office:value-type="float" office:value="0.812728126853902" calcext:value-type="float">
            <text:p>0,8127281269</text:p>
          </table:table-cell>
          <table:table-cell table:formula="of:=[.AP143]-(1/[.$J143])*[.AP143]+ [.AP143]*(1-[.$G143])*(1)/[.$J143]" office:value-type="float" office:value="0.807309939341543" calcext:value-type="float">
            <text:p>0,8073099393</text:p>
          </table:table-cell>
          <table:table-cell table:formula="of:=[.AQ143]-(1/[.$J143])*[.AQ143]+ [.AQ143]*(1-[.$G143])*(1)/[.$J143]" office:value-type="float" office:value="0.801927873079266" calcext:value-type="float">
            <text:p>0,8019278731</text:p>
          </table:table-cell>
          <table:table-cell table:formula="of:=[.AR143]-(1/[.$J143])*[.AR143]+ [.AR143]*(1-[.$G143])*(1)/[.$J143]" office:value-type="float" office:value="0.796581687258737" calcext:value-type="float">
            <text:p>0,7965816873</text:p>
          </table:table-cell>
          <table:table-cell table:formula="of:=[.AS143]-(1/[.$J143])*[.AS143]+ [.AS143]*(1-[.$G143])*(1)/[.$J143]" office:value-type="float" office:value="0.791271142677012" calcext:value-type="float">
            <text:p>0,7912711427</text:p>
          </table:table-cell>
          <table:table-cell table:formula="of:=[.AT143]-(1/[.$J143])*[.AT143]+ [.AT143]*(1-[.$G143])*(1)/[.$J143]" office:value-type="float" office:value="0.785996001725832" calcext:value-type="float">
            <text:p>0,7859960017</text:p>
          </table:table-cell>
          <table:table-cell table:formula="of:=[.AU143]-(1/[.$J143])*[.AU143]+ [.AU143]*(1-[.$G143])*(1)/[.$J143]" office:value-type="float" office:value="0.780756028380993" calcext:value-type="float">
            <text:p>0,7807560284</text:p>
          </table:table-cell>
          <table:table-cell table:formula="of:=[.AV143]-(1/[.$J143])*[.AV143]+ [.AV143]*(1-[.$G143])*(1)/[.$J143]" office:value-type="float" office:value="0.775550988191787" calcext:value-type="float">
            <text:p>0,7755509882</text:p>
          </table:table-cell>
          <table:table-cell table:formula="of:=[.AW143]-(1/[.$J143])*[.AW143]+ [.AW143]*(1-[.$G143])*(1)/[.$J143]" office:value-type="float" office:value="0.770380648270508" calcext:value-type="float">
            <text:p>0,7703806483</text:p>
          </table:table-cell>
          <table:table-cell table:formula="of:=[.AX143]-(1/[.$J143])*[.AX143]+ [.AX143]*(1-[.$G143])*(1)/[.$J143]" office:value-type="float" office:value="0.765244777282038" calcext:value-type="float">
            <text:p>0,7652447773</text:p>
          </table:table-cell>
          <table:table-cell table:formula="of:=[.AY143]-(1/[.$J143])*[.AY143]+ [.AY143]*(1-[.$G143])*(1)/[.$J143]" office:value-type="float" office:value="0.760143145433491" calcext:value-type="float">
            <text:p>0,7601431454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4]-(1/[.$J144])*[.K144]+ [.K144]*(1-[.$C144])*(1)/[.$J144]" office:value-type="float" office:value="1" calcext:value-type="float">
            <text:p>1</text:p>
          </table:table-cell>
          <table:table-cell table:formula="of:=[.L144]-(1/[.$J144])*[.L144]+ [.L144]*(1-[.$C144])*(1)/[.$J144]" office:value-type="float" office:value="1" calcext:value-type="float">
            <text:p>1</text:p>
          </table:table-cell>
          <table:table-cell table:formula="of:=[.M144]-(1/[.$J144])*[.M144]+ [.M144]*(1-[.$C144])*(1)/[.$J144]" office:value-type="float" office:value="1" calcext:value-type="float">
            <text:p>1</text:p>
          </table:table-cell>
          <table:table-cell table:formula="of:=[.N144]-(1/[.$J144])*[.N144]+ [.N144]*(1-[.$C144])*(1)/[.$J144]" office:value-type="float" office:value="1" calcext:value-type="float">
            <text:p>1</text:p>
          </table:table-cell>
          <table:table-cell table:formula="of:=[.O144]-(1/[.$J144])*[.O144]+ [.O144]*(1-[.$C144])*(1)/[.$J144]" office:value-type="float" office:value="1" calcext:value-type="float">
            <text:p>1</text:p>
          </table:table-cell>
          <table:table-cell table:formula="of:=[.P144]-(1/[.$J144])*[.P144]+ [.P144]*(1-[.$C144])*(1)/[.$J144]" office:value-type="float" office:value="1" calcext:value-type="float">
            <text:p>1</text:p>
          </table:table-cell>
          <table:table-cell table:formula="of:=[.Q144]-(1/[.$J144])*[.Q144]+ [.Q144]*(1-[.$D144])*(1)/[.$J144]" office:value-type="float" office:value="1" calcext:value-type="float">
            <text:p>1</text:p>
          </table:table-cell>
          <table:table-cell table:formula="of:=[.R144]-(1/[.$J144])*[.R144]+ [.R144]*(1-[.$D144])*(1)/[.$J144]" office:value-type="float" office:value="1" calcext:value-type="float">
            <text:p>1</text:p>
          </table:table-cell>
          <table:table-cell table:formula="of:=[.S144]-(1/[.$J144])*[.S144]+ [.S144]*(1-[.$D144])*(1)/[.$J144]" office:value-type="float" office:value="1" calcext:value-type="float">
            <text:p>1</text:p>
          </table:table-cell>
          <table:table-cell table:formula="of:=[.T144]-(1/[.$J144])*[.T144]+ [.T144]*(1-[.$D144])*(1)/[.$J144]" office:value-type="float" office:value="1" calcext:value-type="float">
            <text:p>1</text:p>
          </table:table-cell>
          <table:table-cell table:formula="of:=[.U144]-(1/[.$J144])*[.U144]+ [.U144]*(1-[.$D144])*(1)/[.$J144]" office:value-type="float" office:value="1" calcext:value-type="float">
            <text:p>1</text:p>
          </table:table-cell>
          <table:table-cell table:formula="of:=[.V144]-(1/[.$J144])*[.V144]+ [.V144]*(1-[.$E144])*(1)/[.$J144]" office:value-type="float" office:value="0.993333333333333" calcext:value-type="float">
            <text:p>0,9933333333</text:p>
          </table:table-cell>
          <table:table-cell table:formula="of:=[.W144]-(1/[.$J144])*[.W144]+ [.W144]*(1-[.$E144])*(1)/[.$J144]" office:value-type="float" office:value="0.986711111111111" calcext:value-type="float">
            <text:p>0,9867111111</text:p>
          </table:table-cell>
          <table:table-cell table:formula="of:=[.X144]-(1/[.$J144])*[.X144]+ [.X144]*(1-[.$E144])*(1)/[.$J144]" office:value-type="float" office:value="0.980133037037037" calcext:value-type="float">
            <text:p>0,980133037</text:p>
          </table:table-cell>
          <table:table-cell table:formula="of:=[.Y144]-(1/[.$J144])*[.Y144]+ [.Y144]*(1-[.$E144])*(1)/[.$J144]" office:value-type="float" office:value="0.973598816790124" calcext:value-type="float">
            <text:p>0,9735988168</text:p>
          </table:table-cell>
          <table:table-cell table:formula="of:=[.Z144]-(1/[.$J144])*[.Z144]+ [.Z144]*(1-[.$E144])*(1)/[.$J144]" office:value-type="float" office:value="0.967108158011523" calcext:value-type="float">
            <text:p>0,967108158</text:p>
          </table:table-cell>
          <table:table-cell table:formula="of:=[.AA144]-(1/[.$J144])*[.AA144]+ [.AA144]*(1-[.$E144])*(1)/[.$J144]" office:value-type="float" office:value="0.960660770291446" calcext:value-type="float">
            <text:p>0,9606607703</text:p>
          </table:table-cell>
          <table:table-cell table:formula="of:=[.AB144]-(1/[.$J144])*[.AB144]+ [.AB144]*(1-[.$E144])*(1)/[.$J144]" office:value-type="float" office:value="0.95425636515617" calcext:value-type="float">
            <text:p>0,9542563652</text:p>
          </table:table-cell>
          <table:table-cell table:formula="of:=[.AC144]-(1/[.$J144])*[.AC144]+ [.AC144]*(1-[.$E144])*(1)/[.$J144]" office:value-type="float" office:value="0.947894656055128" calcext:value-type="float">
            <text:p>0,9478946561</text:p>
          </table:table-cell>
          <table:table-cell table:formula="of:=[.AD144]-(1/[.$J144])*[.AD144]+ [.AD144]*(1-[.$E144])*(1)/[.$J144]" office:value-type="float" office:value="0.941575358348094" calcext:value-type="float">
            <text:p>0,9415753583</text:p>
          </table:table-cell>
          <table:table-cell table:formula="of:=[.AE144]-(1/[.$J144])*[.AE144]+ [.AE144]*(1-[.$E144])*(1)/[.$J144]" office:value-type="float" office:value="0.93529818929244" calcext:value-type="float">
            <text:p>0,9352981893</text:p>
          </table:table-cell>
          <table:table-cell table:formula="of:=[.AF144]-(1/[.$J144])*[.AF144]+ [.AF144]*(1-[.$F144])*(1)/[.$J144]" office:value-type="float" office:value="0.929062868030491" calcext:value-type="float">
            <text:p>0,929062868</text:p>
          </table:table-cell>
          <table:table-cell table:formula="of:=[.AG144]-(1/[.$J144])*[.AG144]+ [.AG144]*(1-[.$F144])*(1)/[.$J144]" office:value-type="float" office:value="0.922869115576954" calcext:value-type="float">
            <text:p>0,9228691156</text:p>
          </table:table-cell>
          <table:table-cell table:formula="of:=[.AH144]-(1/[.$J144])*[.AH144]+ [.AH144]*(1-[.$F144])*(1)/[.$J144]" office:value-type="float" office:value="0.916716654806441" calcext:value-type="float">
            <text:p>0,9167166548</text:p>
          </table:table-cell>
          <table:table-cell table:formula="of:=[.AI144]-(1/[.$J144])*[.AI144]+ [.AI144]*(1-[.$F144])*(1)/[.$J144]" office:value-type="float" office:value="0.910605210441065" calcext:value-type="float">
            <text:p>0,9106052104</text:p>
          </table:table-cell>
          <table:table-cell table:formula="of:=[.AJ144]-(1/[.$J144])*[.AJ144]+ [.AJ144]*(1-[.$F144])*(1)/[.$J144]" office:value-type="float" office:value="0.904534509038124" calcext:value-type="float">
            <text:p>0,904534509</text:p>
          </table:table-cell>
          <table:table-cell table:formula="of:=[.AK144]-(1/[.$J144])*[.AK144]+ [.AK144]*(1-[.$F144])*(1)/[.$J144]" office:value-type="float" office:value="0.89850427897787" calcext:value-type="float">
            <text:p>0,898504279</text:p>
          </table:table-cell>
          <table:table-cell table:formula="of:=[.AL144]-(1/[.$J144])*[.AL144]+ [.AL144]*(1-[.$F144])*(1)/[.$J144]" office:value-type="float" office:value="0.892514250451351" calcext:value-type="float">
            <text:p>0,8925142505</text:p>
          </table:table-cell>
          <table:table-cell table:formula="of:=[.AM144]-(1/[.$J144])*[.AM144]+ [.AM144]*(1-[.$F144])*(1)/[.$J144]" office:value-type="float" office:value="0.886564155448342" calcext:value-type="float">
            <text:p>0,8865641554</text:p>
          </table:table-cell>
          <table:table-cell table:formula="of:=[.AN144]-(1/[.$J144])*[.AN144]+ [.AN144]*(1-[.$F144])*(1)/[.$J144]" office:value-type="float" office:value="0.880653727745353" calcext:value-type="float">
            <text:p>0,8806537277</text:p>
          </table:table-cell>
          <table:table-cell table:formula="of:=[.AO144]-(1/[.$J144])*[.AO144]+ [.AO144]*(1-[.$F144])*(1)/[.$J144]" office:value-type="float" office:value="0.874782702893718" calcext:value-type="float">
            <text:p>0,8747827029</text:p>
          </table:table-cell>
          <table:table-cell table:formula="of:=[.AP144]-(1/[.$J144])*[.AP144]+ [.AP144]*(1-[.$G144])*(1)/[.$J144]" office:value-type="float" office:value="0.868950818207759" calcext:value-type="float">
            <text:p>0,8689508182</text:p>
          </table:table-cell>
          <table:table-cell table:formula="of:=[.AQ144]-(1/[.$J144])*[.AQ144]+ [.AQ144]*(1-[.$G144])*(1)/[.$J144]" office:value-type="float" office:value="0.863157812753041" calcext:value-type="float">
            <text:p>0,8631578128</text:p>
          </table:table-cell>
          <table:table-cell table:formula="of:=[.AR144]-(1/[.$J144])*[.AR144]+ [.AR144]*(1-[.$G144])*(1)/[.$J144]" office:value-type="float" office:value="0.857403427334687" calcext:value-type="float">
            <text:p>0,8574034273</text:p>
          </table:table-cell>
          <table:table-cell table:formula="of:=[.AS144]-(1/[.$J144])*[.AS144]+ [.AS144]*(1-[.$G144])*(1)/[.$J144]" office:value-type="float" office:value="0.85168740448579" calcext:value-type="float">
            <text:p>0,8516874045</text:p>
          </table:table-cell>
          <table:table-cell table:formula="of:=[.AT144]-(1/[.$J144])*[.AT144]+ [.AT144]*(1-[.$G144])*(1)/[.$J144]" office:value-type="float" office:value="0.846009488455884" calcext:value-type="float">
            <text:p>0,8460094885</text:p>
          </table:table-cell>
          <table:table-cell table:formula="of:=[.AU144]-(1/[.$J144])*[.AU144]+ [.AU144]*(1-[.$G144])*(1)/[.$J144]" office:value-type="float" office:value="0.840369425199512" calcext:value-type="float">
            <text:p>0,8403694252</text:p>
          </table:table-cell>
          <table:table-cell table:formula="of:=[.AV144]-(1/[.$J144])*[.AV144]+ [.AV144]*(1-[.$G144])*(1)/[.$J144]" office:value-type="float" office:value="0.834766962364848" calcext:value-type="float">
            <text:p>0,8347669624</text:p>
          </table:table-cell>
          <table:table-cell table:formula="of:=[.AW144]-(1/[.$J144])*[.AW144]+ [.AW144]*(1-[.$G144])*(1)/[.$J144]" office:value-type="float" office:value="0.829201849282416" calcext:value-type="float">
            <text:p>0,8292018493</text:p>
          </table:table-cell>
          <table:table-cell table:formula="of:=[.AX144]-(1/[.$J144])*[.AX144]+ [.AX144]*(1-[.$G144])*(1)/[.$J144]" office:value-type="float" office:value="0.823673836953867" calcext:value-type="float">
            <text:p>0,823673837</text:p>
          </table:table-cell>
          <table:table-cell table:formula="of:=[.AY144]-(1/[.$J144])*[.AY144]+ [.AY144]*(1-[.$G144])*(1)/[.$J144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5]-(1/[.$J145])*[.K145]+ [.K145]*(1-[.$C145])*(1)/[.$J145]" office:value-type="float" office:value="1" calcext:value-type="float">
            <text:p>1</text:p>
          </table:table-cell>
          <table:table-cell table:formula="of:=[.L145]-(1/[.$J145])*[.L145]+ [.L145]*(1-[.$C145])*(1)/[.$J145]" office:value-type="float" office:value="1" calcext:value-type="float">
            <text:p>1</text:p>
          </table:table-cell>
          <table:table-cell table:formula="of:=[.M145]-(1/[.$J145])*[.M145]+ [.M145]*(1-[.$C145])*(1)/[.$J145]" office:value-type="float" office:value="1" calcext:value-type="float">
            <text:p>1</text:p>
          </table:table-cell>
          <table:table-cell table:formula="of:=[.N145]-(1/[.$J145])*[.N145]+ [.N145]*(1-[.$C145])*(1)/[.$J145]" office:value-type="float" office:value="1" calcext:value-type="float">
            <text:p>1</text:p>
          </table:table-cell>
          <table:table-cell table:formula="of:=[.O145]-(1/[.$J145])*[.O145]+ [.O145]*(1-[.$C145])*(1)/[.$J145]" office:value-type="float" office:value="1" calcext:value-type="float">
            <text:p>1</text:p>
          </table:table-cell>
          <table:table-cell table:formula="of:=[.P145]-(1/[.$J145])*[.P145]+ [.P145]*(1-[.$C145])*(1)/[.$J145]" office:value-type="float" office:value="1" calcext:value-type="float">
            <text:p>1</text:p>
          </table:table-cell>
          <table:table-cell table:formula="of:=[.Q145]-(1/[.$J145])*[.Q145]+ [.Q145]*(1-[.$D145])*(1)/[.$J145]" office:value-type="float" office:value="1" calcext:value-type="float">
            <text:p>1</text:p>
          </table:table-cell>
          <table:table-cell table:formula="of:=[.R145]-(1/[.$J145])*[.R145]+ [.R145]*(1-[.$D145])*(1)/[.$J145]" office:value-type="float" office:value="1" calcext:value-type="float">
            <text:p>1</text:p>
          </table:table-cell>
          <table:table-cell table:formula="of:=[.S145]-(1/[.$J145])*[.S145]+ [.S145]*(1-[.$D145])*(1)/[.$J145]" office:value-type="float" office:value="1" calcext:value-type="float">
            <text:p>1</text:p>
          </table:table-cell>
          <table:table-cell table:formula="of:=[.T145]-(1/[.$J145])*[.T145]+ [.T145]*(1-[.$D145])*(1)/[.$J145]" office:value-type="float" office:value="1" calcext:value-type="float">
            <text:p>1</text:p>
          </table:table-cell>
          <table:table-cell table:formula="of:=[.U145]-(1/[.$J145])*[.U145]+ [.U145]*(1-[.$D145])*(1)/[.$J145]" office:value-type="float" office:value="1" calcext:value-type="float">
            <text:p>1</text:p>
          </table:table-cell>
          <table:table-cell table:formula="of:=[.V145]-(1/[.$J145])*[.V145]+ [.V145]*(1-[.$E145])*(1)/[.$J145]" office:value-type="float" office:value="0.993333333333333" calcext:value-type="float">
            <text:p>0,9933333333</text:p>
          </table:table-cell>
          <table:table-cell table:formula="of:=[.W145]-(1/[.$J145])*[.W145]+ [.W145]*(1-[.$E145])*(1)/[.$J145]" office:value-type="float" office:value="0.986711111111111" calcext:value-type="float">
            <text:p>0,9867111111</text:p>
          </table:table-cell>
          <table:table-cell table:formula="of:=[.X145]-(1/[.$J145])*[.X145]+ [.X145]*(1-[.$E145])*(1)/[.$J145]" office:value-type="float" office:value="0.980133037037037" calcext:value-type="float">
            <text:p>0,980133037</text:p>
          </table:table-cell>
          <table:table-cell table:formula="of:=[.Y145]-(1/[.$J145])*[.Y145]+ [.Y145]*(1-[.$E145])*(1)/[.$J145]" office:value-type="float" office:value="0.973598816790124" calcext:value-type="float">
            <text:p>0,9735988168</text:p>
          </table:table-cell>
          <table:table-cell table:formula="of:=[.Z145]-(1/[.$J145])*[.Z145]+ [.Z145]*(1-[.$E145])*(1)/[.$J145]" office:value-type="float" office:value="0.967108158011523" calcext:value-type="float">
            <text:p>0,967108158</text:p>
          </table:table-cell>
          <table:table-cell table:formula="of:=[.AA145]-(1/[.$J145])*[.AA145]+ [.AA145]*(1-[.$E145])*(1)/[.$J145]" office:value-type="float" office:value="0.960660770291446" calcext:value-type="float">
            <text:p>0,9606607703</text:p>
          </table:table-cell>
          <table:table-cell table:formula="of:=[.AB145]-(1/[.$J145])*[.AB145]+ [.AB145]*(1-[.$E145])*(1)/[.$J145]" office:value-type="float" office:value="0.95425636515617" calcext:value-type="float">
            <text:p>0,9542563652</text:p>
          </table:table-cell>
          <table:table-cell table:formula="of:=[.AC145]-(1/[.$J145])*[.AC145]+ [.AC145]*(1-[.$E145])*(1)/[.$J145]" office:value-type="float" office:value="0.947894656055128" calcext:value-type="float">
            <text:p>0,9478946561</text:p>
          </table:table-cell>
          <table:table-cell table:formula="of:=[.AD145]-(1/[.$J145])*[.AD145]+ [.AD145]*(1-[.$E145])*(1)/[.$J145]" office:value-type="float" office:value="0.941575358348094" calcext:value-type="float">
            <text:p>0,9415753583</text:p>
          </table:table-cell>
          <table:table-cell table:formula="of:=[.AE145]-(1/[.$J145])*[.AE145]+ [.AE145]*(1-[.$E145])*(1)/[.$J145]" office:value-type="float" office:value="0.93529818929244" calcext:value-type="float">
            <text:p>0,9352981893</text:p>
          </table:table-cell>
          <table:table-cell table:formula="of:=[.AF145]-(1/[.$J145])*[.AF145]+ [.AF145]*(1-[.$F145])*(1)/[.$J145]" office:value-type="float" office:value="0.929062868030491" calcext:value-type="float">
            <text:p>0,929062868</text:p>
          </table:table-cell>
          <table:table-cell table:formula="of:=[.AG145]-(1/[.$J145])*[.AG145]+ [.AG145]*(1-[.$F145])*(1)/[.$J145]" office:value-type="float" office:value="0.922869115576954" calcext:value-type="float">
            <text:p>0,9228691156</text:p>
          </table:table-cell>
          <table:table-cell table:formula="of:=[.AH145]-(1/[.$J145])*[.AH145]+ [.AH145]*(1-[.$F145])*(1)/[.$J145]" office:value-type="float" office:value="0.916716654806441" calcext:value-type="float">
            <text:p>0,9167166548</text:p>
          </table:table-cell>
          <table:table-cell table:formula="of:=[.AI145]-(1/[.$J145])*[.AI145]+ [.AI145]*(1-[.$F145])*(1)/[.$J145]" office:value-type="float" office:value="0.910605210441065" calcext:value-type="float">
            <text:p>0,9106052104</text:p>
          </table:table-cell>
          <table:table-cell table:formula="of:=[.AJ145]-(1/[.$J145])*[.AJ145]+ [.AJ145]*(1-[.$F145])*(1)/[.$J145]" office:value-type="float" office:value="0.904534509038124" calcext:value-type="float">
            <text:p>0,904534509</text:p>
          </table:table-cell>
          <table:table-cell table:formula="of:=[.AK145]-(1/[.$J145])*[.AK145]+ [.AK145]*(1-[.$F145])*(1)/[.$J145]" office:value-type="float" office:value="0.89850427897787" calcext:value-type="float">
            <text:p>0,898504279</text:p>
          </table:table-cell>
          <table:table-cell table:formula="of:=[.AL145]-(1/[.$J145])*[.AL145]+ [.AL145]*(1-[.$F145])*(1)/[.$J145]" office:value-type="float" office:value="0.892514250451351" calcext:value-type="float">
            <text:p>0,8925142505</text:p>
          </table:table-cell>
          <table:table-cell table:formula="of:=[.AM145]-(1/[.$J145])*[.AM145]+ [.AM145]*(1-[.$F145])*(1)/[.$J145]" office:value-type="float" office:value="0.886564155448342" calcext:value-type="float">
            <text:p>0,8865641554</text:p>
          </table:table-cell>
          <table:table-cell table:formula="of:=[.AN145]-(1/[.$J145])*[.AN145]+ [.AN145]*(1-[.$F145])*(1)/[.$J145]" office:value-type="float" office:value="0.880653727745353" calcext:value-type="float">
            <text:p>0,8806537277</text:p>
          </table:table-cell>
          <table:table-cell table:formula="of:=[.AO145]-(1/[.$J145])*[.AO145]+ [.AO145]*(1-[.$F145])*(1)/[.$J145]" office:value-type="float" office:value="0.874782702893718" calcext:value-type="float">
            <text:p>0,8747827029</text:p>
          </table:table-cell>
          <table:table-cell table:formula="of:=[.AP145]-(1/[.$J145])*[.AP145]+ [.AP145]*(1-[.$G145])*(1)/[.$J145]" office:value-type="float" office:value="0.868950818207759" calcext:value-type="float">
            <text:p>0,8689508182</text:p>
          </table:table-cell>
          <table:table-cell table:formula="of:=[.AQ145]-(1/[.$J145])*[.AQ145]+ [.AQ145]*(1-[.$G145])*(1)/[.$J145]" office:value-type="float" office:value="0.863157812753041" calcext:value-type="float">
            <text:p>0,8631578128</text:p>
          </table:table-cell>
          <table:table-cell table:formula="of:=[.AR145]-(1/[.$J145])*[.AR145]+ [.AR145]*(1-[.$G145])*(1)/[.$J145]" office:value-type="float" office:value="0.857403427334687" calcext:value-type="float">
            <text:p>0,8574034273</text:p>
          </table:table-cell>
          <table:table-cell table:formula="of:=[.AS145]-(1/[.$J145])*[.AS145]+ [.AS145]*(1-[.$G145])*(1)/[.$J145]" office:value-type="float" office:value="0.85168740448579" calcext:value-type="float">
            <text:p>0,8516874045</text:p>
          </table:table-cell>
          <table:table-cell table:formula="of:=[.AT145]-(1/[.$J145])*[.AT145]+ [.AT145]*(1-[.$G145])*(1)/[.$J145]" office:value-type="float" office:value="0.846009488455884" calcext:value-type="float">
            <text:p>0,8460094885</text:p>
          </table:table-cell>
          <table:table-cell table:formula="of:=[.AU145]-(1/[.$J145])*[.AU145]+ [.AU145]*(1-[.$G145])*(1)/[.$J145]" office:value-type="float" office:value="0.840369425199512" calcext:value-type="float">
            <text:p>0,8403694252</text:p>
          </table:table-cell>
          <table:table-cell table:formula="of:=[.AV145]-(1/[.$J145])*[.AV145]+ [.AV145]*(1-[.$G145])*(1)/[.$J145]" office:value-type="float" office:value="0.834766962364848" calcext:value-type="float">
            <text:p>0,8347669624</text:p>
          </table:table-cell>
          <table:table-cell table:formula="of:=[.AW145]-(1/[.$J145])*[.AW145]+ [.AW145]*(1-[.$G145])*(1)/[.$J145]" office:value-type="float" office:value="0.829201849282416" calcext:value-type="float">
            <text:p>0,8292018493</text:p>
          </table:table-cell>
          <table:table-cell table:formula="of:=[.AX145]-(1/[.$J145])*[.AX145]+ [.AX145]*(1-[.$G145])*(1)/[.$J145]" office:value-type="float" office:value="0.823673836953867" calcext:value-type="float">
            <text:p>0,823673837</text:p>
          </table:table-cell>
          <table:table-cell table:formula="of:=[.AY145]-(1/[.$J145])*[.AY145]+ [.AY145]*(1-[.$G145])*(1)/[.$J145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6]-(1/[.$J146])*[.K146]+ [.K146]*(1-[.$C146])*(1)/[.$J146]" office:value-type="float" office:value="1" calcext:value-type="float">
            <text:p>1</text:p>
          </table:table-cell>
          <table:table-cell table:formula="of:=[.L146]-(1/[.$J146])*[.L146]+ [.L146]*(1-[.$C146])*(1)/[.$J146]" office:value-type="float" office:value="1" calcext:value-type="float">
            <text:p>1</text:p>
          </table:table-cell>
          <table:table-cell table:formula="of:=[.M146]-(1/[.$J146])*[.M146]+ [.M146]*(1-[.$C146])*(1)/[.$J146]" office:value-type="float" office:value="1" calcext:value-type="float">
            <text:p>1</text:p>
          </table:table-cell>
          <table:table-cell table:formula="of:=[.N146]-(1/[.$J146])*[.N146]+ [.N146]*(1-[.$C146])*(1)/[.$J146]" office:value-type="float" office:value="1" calcext:value-type="float">
            <text:p>1</text:p>
          </table:table-cell>
          <table:table-cell table:formula="of:=[.O146]-(1/[.$J146])*[.O146]+ [.O146]*(1-[.$C146])*(1)/[.$J146]" office:value-type="float" office:value="1" calcext:value-type="float">
            <text:p>1</text:p>
          </table:table-cell>
          <table:table-cell table:formula="of:=[.P146]-(1/[.$J146])*[.P146]+ [.P146]*(1-[.$C146])*(1)/[.$J146]" office:value-type="float" office:value="1" calcext:value-type="float">
            <text:p>1</text:p>
          </table:table-cell>
          <table:table-cell table:formula="of:=[.Q146]-(1/[.$J146])*[.Q146]+ [.Q146]*(1-[.$D146])*(1)/[.$J146]" office:value-type="float" office:value="1" calcext:value-type="float">
            <text:p>1</text:p>
          </table:table-cell>
          <table:table-cell table:formula="of:=[.R146]-(1/[.$J146])*[.R146]+ [.R146]*(1-[.$D146])*(1)/[.$J146]" office:value-type="float" office:value="1" calcext:value-type="float">
            <text:p>1</text:p>
          </table:table-cell>
          <table:table-cell table:formula="of:=[.S146]-(1/[.$J146])*[.S146]+ [.S146]*(1-[.$D146])*(1)/[.$J146]" office:value-type="float" office:value="1" calcext:value-type="float">
            <text:p>1</text:p>
          </table:table-cell>
          <table:table-cell table:formula="of:=[.T146]-(1/[.$J146])*[.T146]+ [.T146]*(1-[.$D146])*(1)/[.$J146]" office:value-type="float" office:value="1" calcext:value-type="float">
            <text:p>1</text:p>
          </table:table-cell>
          <table:table-cell table:formula="of:=[.U146]-(1/[.$J146])*[.U146]+ [.U146]*(1-[.$D146])*(1)/[.$J146]" office:value-type="float" office:value="1" calcext:value-type="float">
            <text:p>1</text:p>
          </table:table-cell>
          <table:table-cell table:formula="of:=[.V146]-(1/[.$J146])*[.V146]+ [.V146]*(1-[.$E146])*(1)/[.$J146]" office:value-type="float" office:value="0.993333333333333" calcext:value-type="float">
            <text:p>0,9933333333</text:p>
          </table:table-cell>
          <table:table-cell table:formula="of:=[.W146]-(1/[.$J146])*[.W146]+ [.W146]*(1-[.$E146])*(1)/[.$J146]" office:value-type="float" office:value="0.986711111111111" calcext:value-type="float">
            <text:p>0,9867111111</text:p>
          </table:table-cell>
          <table:table-cell table:formula="of:=[.X146]-(1/[.$J146])*[.X146]+ [.X146]*(1-[.$E146])*(1)/[.$J146]" office:value-type="float" office:value="0.980133037037037" calcext:value-type="float">
            <text:p>0,980133037</text:p>
          </table:table-cell>
          <table:table-cell table:formula="of:=[.Y146]-(1/[.$J146])*[.Y146]+ [.Y146]*(1-[.$E146])*(1)/[.$J146]" office:value-type="float" office:value="0.973598816790124" calcext:value-type="float">
            <text:p>0,9735988168</text:p>
          </table:table-cell>
          <table:table-cell table:formula="of:=[.Z146]-(1/[.$J146])*[.Z146]+ [.Z146]*(1-[.$E146])*(1)/[.$J146]" office:value-type="float" office:value="0.967108158011523" calcext:value-type="float">
            <text:p>0,967108158</text:p>
          </table:table-cell>
          <table:table-cell table:formula="of:=[.AA146]-(1/[.$J146])*[.AA146]+ [.AA146]*(1-[.$E146])*(1)/[.$J146]" office:value-type="float" office:value="0.960660770291446" calcext:value-type="float">
            <text:p>0,9606607703</text:p>
          </table:table-cell>
          <table:table-cell table:formula="of:=[.AB146]-(1/[.$J146])*[.AB146]+ [.AB146]*(1-[.$E146])*(1)/[.$J146]" office:value-type="float" office:value="0.95425636515617" calcext:value-type="float">
            <text:p>0,9542563652</text:p>
          </table:table-cell>
          <table:table-cell table:formula="of:=[.AC146]-(1/[.$J146])*[.AC146]+ [.AC146]*(1-[.$E146])*(1)/[.$J146]" office:value-type="float" office:value="0.947894656055128" calcext:value-type="float">
            <text:p>0,9478946561</text:p>
          </table:table-cell>
          <table:table-cell table:formula="of:=[.AD146]-(1/[.$J146])*[.AD146]+ [.AD146]*(1-[.$E146])*(1)/[.$J146]" office:value-type="float" office:value="0.941575358348094" calcext:value-type="float">
            <text:p>0,9415753583</text:p>
          </table:table-cell>
          <table:table-cell table:formula="of:=[.AE146]-(1/[.$J146])*[.AE146]+ [.AE146]*(1-[.$E146])*(1)/[.$J146]" office:value-type="float" office:value="0.93529818929244" calcext:value-type="float">
            <text:p>0,9352981893</text:p>
          </table:table-cell>
          <table:table-cell table:formula="of:=[.AF146]-(1/[.$J146])*[.AF146]+ [.AF146]*(1-[.$F146])*(1)/[.$J146]" office:value-type="float" office:value="0.929062868030491" calcext:value-type="float">
            <text:p>0,929062868</text:p>
          </table:table-cell>
          <table:table-cell table:formula="of:=[.AG146]-(1/[.$J146])*[.AG146]+ [.AG146]*(1-[.$F146])*(1)/[.$J146]" office:value-type="float" office:value="0.922869115576954" calcext:value-type="float">
            <text:p>0,9228691156</text:p>
          </table:table-cell>
          <table:table-cell table:formula="of:=[.AH146]-(1/[.$J146])*[.AH146]+ [.AH146]*(1-[.$F146])*(1)/[.$J146]" office:value-type="float" office:value="0.916716654806441" calcext:value-type="float">
            <text:p>0,9167166548</text:p>
          </table:table-cell>
          <table:table-cell table:formula="of:=[.AI146]-(1/[.$J146])*[.AI146]+ [.AI146]*(1-[.$F146])*(1)/[.$J146]" office:value-type="float" office:value="0.910605210441065" calcext:value-type="float">
            <text:p>0,9106052104</text:p>
          </table:table-cell>
          <table:table-cell table:formula="of:=[.AJ146]-(1/[.$J146])*[.AJ146]+ [.AJ146]*(1-[.$F146])*(1)/[.$J146]" office:value-type="float" office:value="0.904534509038124" calcext:value-type="float">
            <text:p>0,904534509</text:p>
          </table:table-cell>
          <table:table-cell table:formula="of:=[.AK146]-(1/[.$J146])*[.AK146]+ [.AK146]*(1-[.$F146])*(1)/[.$J146]" office:value-type="float" office:value="0.89850427897787" calcext:value-type="float">
            <text:p>0,898504279</text:p>
          </table:table-cell>
          <table:table-cell table:formula="of:=[.AL146]-(1/[.$J146])*[.AL146]+ [.AL146]*(1-[.$F146])*(1)/[.$J146]" office:value-type="float" office:value="0.892514250451351" calcext:value-type="float">
            <text:p>0,8925142505</text:p>
          </table:table-cell>
          <table:table-cell table:formula="of:=[.AM146]-(1/[.$J146])*[.AM146]+ [.AM146]*(1-[.$F146])*(1)/[.$J146]" office:value-type="float" office:value="0.886564155448342" calcext:value-type="float">
            <text:p>0,8865641554</text:p>
          </table:table-cell>
          <table:table-cell table:formula="of:=[.AN146]-(1/[.$J146])*[.AN146]+ [.AN146]*(1-[.$F146])*(1)/[.$J146]" office:value-type="float" office:value="0.880653727745353" calcext:value-type="float">
            <text:p>0,8806537277</text:p>
          </table:table-cell>
          <table:table-cell table:formula="of:=[.AO146]-(1/[.$J146])*[.AO146]+ [.AO146]*(1-[.$F146])*(1)/[.$J146]" office:value-type="float" office:value="0.874782702893718" calcext:value-type="float">
            <text:p>0,8747827029</text:p>
          </table:table-cell>
          <table:table-cell table:formula="of:=[.AP146]-(1/[.$J146])*[.AP146]+ [.AP146]*(1-[.$G146])*(1)/[.$J146]" office:value-type="float" office:value="0.868950818207759" calcext:value-type="float">
            <text:p>0,8689508182</text:p>
          </table:table-cell>
          <table:table-cell table:formula="of:=[.AQ146]-(1/[.$J146])*[.AQ146]+ [.AQ146]*(1-[.$G146])*(1)/[.$J146]" office:value-type="float" office:value="0.863157812753041" calcext:value-type="float">
            <text:p>0,8631578128</text:p>
          </table:table-cell>
          <table:table-cell table:formula="of:=[.AR146]-(1/[.$J146])*[.AR146]+ [.AR146]*(1-[.$G146])*(1)/[.$J146]" office:value-type="float" office:value="0.857403427334687" calcext:value-type="float">
            <text:p>0,8574034273</text:p>
          </table:table-cell>
          <table:table-cell table:formula="of:=[.AS146]-(1/[.$J146])*[.AS146]+ [.AS146]*(1-[.$G146])*(1)/[.$J146]" office:value-type="float" office:value="0.85168740448579" calcext:value-type="float">
            <text:p>0,8516874045</text:p>
          </table:table-cell>
          <table:table-cell table:formula="of:=[.AT146]-(1/[.$J146])*[.AT146]+ [.AT146]*(1-[.$G146])*(1)/[.$J146]" office:value-type="float" office:value="0.846009488455884" calcext:value-type="float">
            <text:p>0,8460094885</text:p>
          </table:table-cell>
          <table:table-cell table:formula="of:=[.AU146]-(1/[.$J146])*[.AU146]+ [.AU146]*(1-[.$G146])*(1)/[.$J146]" office:value-type="float" office:value="0.840369425199512" calcext:value-type="float">
            <text:p>0,8403694252</text:p>
          </table:table-cell>
          <table:table-cell table:formula="of:=[.AV146]-(1/[.$J146])*[.AV146]+ [.AV146]*(1-[.$G146])*(1)/[.$J146]" office:value-type="float" office:value="0.834766962364848" calcext:value-type="float">
            <text:p>0,8347669624</text:p>
          </table:table-cell>
          <table:table-cell table:formula="of:=[.AW146]-(1/[.$J146])*[.AW146]+ [.AW146]*(1-[.$G146])*(1)/[.$J146]" office:value-type="float" office:value="0.829201849282416" calcext:value-type="float">
            <text:p>0,8292018493</text:p>
          </table:table-cell>
          <table:table-cell table:formula="of:=[.AX146]-(1/[.$J146])*[.AX146]+ [.AX146]*(1-[.$G146])*(1)/[.$J146]" office:value-type="float" office:value="0.823673836953867" calcext:value-type="float">
            <text:p>0,823673837</text:p>
          </table:table-cell>
          <table:table-cell table:formula="of:=[.AY146]-(1/[.$J146])*[.AY146]+ [.AY146]*(1-[.$G146])*(1)/[.$J146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7]-(1/[.$J147])*[.K147]+ [.K147]*(1-[.$C147])*(1)/[.$J147]" office:value-type="float" office:value="1" calcext:value-type="float">
            <text:p>1</text:p>
          </table:table-cell>
          <table:table-cell table:formula="of:=[.L147]-(1/[.$J147])*[.L147]+ [.L147]*(1-[.$C147])*(1)/[.$J147]" office:value-type="float" office:value="1" calcext:value-type="float">
            <text:p>1</text:p>
          </table:table-cell>
          <table:table-cell table:formula="of:=[.M147]-(1/[.$J147])*[.M147]+ [.M147]*(1-[.$C147])*(1)/[.$J147]" office:value-type="float" office:value="1" calcext:value-type="float">
            <text:p>1</text:p>
          </table:table-cell>
          <table:table-cell table:formula="of:=[.N147]-(1/[.$J147])*[.N147]+ [.N147]*(1-[.$C147])*(1)/[.$J147]" office:value-type="float" office:value="1" calcext:value-type="float">
            <text:p>1</text:p>
          </table:table-cell>
          <table:table-cell table:formula="of:=[.O147]-(1/[.$J147])*[.O147]+ [.O147]*(1-[.$C147])*(1)/[.$J147]" office:value-type="float" office:value="1" calcext:value-type="float">
            <text:p>1</text:p>
          </table:table-cell>
          <table:table-cell table:formula="of:=[.P147]-(1/[.$J147])*[.P147]+ [.P147]*(1-[.$C147])*(1)/[.$J147]" office:value-type="float" office:value="1" calcext:value-type="float">
            <text:p>1</text:p>
          </table:table-cell>
          <table:table-cell table:formula="of:=[.Q147]-(1/[.$J147])*[.Q147]+ [.Q147]*(1-[.$D147])*(1)/[.$J147]" office:value-type="float" office:value="1" calcext:value-type="float">
            <text:p>1</text:p>
          </table:table-cell>
          <table:table-cell table:formula="of:=[.R147]-(1/[.$J147])*[.R147]+ [.R147]*(1-[.$D147])*(1)/[.$J147]" office:value-type="float" office:value="1" calcext:value-type="float">
            <text:p>1</text:p>
          </table:table-cell>
          <table:table-cell table:formula="of:=[.S147]-(1/[.$J147])*[.S147]+ [.S147]*(1-[.$D147])*(1)/[.$J147]" office:value-type="float" office:value="1" calcext:value-type="float">
            <text:p>1</text:p>
          </table:table-cell>
          <table:table-cell table:formula="of:=[.T147]-(1/[.$J147])*[.T147]+ [.T147]*(1-[.$D147])*(1)/[.$J147]" office:value-type="float" office:value="1" calcext:value-type="float">
            <text:p>1</text:p>
          </table:table-cell>
          <table:table-cell table:formula="of:=[.U147]-(1/[.$J147])*[.U147]+ [.U147]*(1-[.$D147])*(1)/[.$J147]" office:value-type="float" office:value="1" calcext:value-type="float">
            <text:p>1</text:p>
          </table:table-cell>
          <table:table-cell table:formula="of:=[.V147]-(1/[.$J147])*[.V147]+ [.V147]*(1-[.$E147])*(1)/[.$J147]" office:value-type="float" office:value="0.993333333333333" calcext:value-type="float">
            <text:p>0,9933333333</text:p>
          </table:table-cell>
          <table:table-cell table:formula="of:=[.W147]-(1/[.$J147])*[.W147]+ [.W147]*(1-[.$E147])*(1)/[.$J147]" office:value-type="float" office:value="0.986711111111111" calcext:value-type="float">
            <text:p>0,9867111111</text:p>
          </table:table-cell>
          <table:table-cell table:formula="of:=[.X147]-(1/[.$J147])*[.X147]+ [.X147]*(1-[.$E147])*(1)/[.$J147]" office:value-type="float" office:value="0.980133037037037" calcext:value-type="float">
            <text:p>0,980133037</text:p>
          </table:table-cell>
          <table:table-cell table:formula="of:=[.Y147]-(1/[.$J147])*[.Y147]+ [.Y147]*(1-[.$E147])*(1)/[.$J147]" office:value-type="float" office:value="0.973598816790124" calcext:value-type="float">
            <text:p>0,9735988168</text:p>
          </table:table-cell>
          <table:table-cell table:formula="of:=[.Z147]-(1/[.$J147])*[.Z147]+ [.Z147]*(1-[.$E147])*(1)/[.$J147]" office:value-type="float" office:value="0.967108158011523" calcext:value-type="float">
            <text:p>0,967108158</text:p>
          </table:table-cell>
          <table:table-cell table:formula="of:=[.AA147]-(1/[.$J147])*[.AA147]+ [.AA147]*(1-[.$E147])*(1)/[.$J147]" office:value-type="float" office:value="0.960660770291446" calcext:value-type="float">
            <text:p>0,9606607703</text:p>
          </table:table-cell>
          <table:table-cell table:formula="of:=[.AB147]-(1/[.$J147])*[.AB147]+ [.AB147]*(1-[.$E147])*(1)/[.$J147]" office:value-type="float" office:value="0.95425636515617" calcext:value-type="float">
            <text:p>0,9542563652</text:p>
          </table:table-cell>
          <table:table-cell table:formula="of:=[.AC147]-(1/[.$J147])*[.AC147]+ [.AC147]*(1-[.$E147])*(1)/[.$J147]" office:value-type="float" office:value="0.947894656055128" calcext:value-type="float">
            <text:p>0,9478946561</text:p>
          </table:table-cell>
          <table:table-cell table:formula="of:=[.AD147]-(1/[.$J147])*[.AD147]+ [.AD147]*(1-[.$E147])*(1)/[.$J147]" office:value-type="float" office:value="0.941575358348094" calcext:value-type="float">
            <text:p>0,9415753583</text:p>
          </table:table-cell>
          <table:table-cell table:formula="of:=[.AE147]-(1/[.$J147])*[.AE147]+ [.AE147]*(1-[.$E147])*(1)/[.$J147]" office:value-type="float" office:value="0.93529818929244" calcext:value-type="float">
            <text:p>0,9352981893</text:p>
          </table:table-cell>
          <table:table-cell table:formula="of:=[.AF147]-(1/[.$J147])*[.AF147]+ [.AF147]*(1-[.$F147])*(1)/[.$J147]" office:value-type="float" office:value="0.929062868030491" calcext:value-type="float">
            <text:p>0,929062868</text:p>
          </table:table-cell>
          <table:table-cell table:formula="of:=[.AG147]-(1/[.$J147])*[.AG147]+ [.AG147]*(1-[.$F147])*(1)/[.$J147]" office:value-type="float" office:value="0.922869115576954" calcext:value-type="float">
            <text:p>0,9228691156</text:p>
          </table:table-cell>
          <table:table-cell table:formula="of:=[.AH147]-(1/[.$J147])*[.AH147]+ [.AH147]*(1-[.$F147])*(1)/[.$J147]" office:value-type="float" office:value="0.916716654806441" calcext:value-type="float">
            <text:p>0,9167166548</text:p>
          </table:table-cell>
          <table:table-cell table:formula="of:=[.AI147]-(1/[.$J147])*[.AI147]+ [.AI147]*(1-[.$F147])*(1)/[.$J147]" office:value-type="float" office:value="0.910605210441065" calcext:value-type="float">
            <text:p>0,9106052104</text:p>
          </table:table-cell>
          <table:table-cell table:formula="of:=[.AJ147]-(1/[.$J147])*[.AJ147]+ [.AJ147]*(1-[.$F147])*(1)/[.$J147]" office:value-type="float" office:value="0.904534509038124" calcext:value-type="float">
            <text:p>0,904534509</text:p>
          </table:table-cell>
          <table:table-cell table:formula="of:=[.AK147]-(1/[.$J147])*[.AK147]+ [.AK147]*(1-[.$F147])*(1)/[.$J147]" office:value-type="float" office:value="0.89850427897787" calcext:value-type="float">
            <text:p>0,898504279</text:p>
          </table:table-cell>
          <table:table-cell table:formula="of:=[.AL147]-(1/[.$J147])*[.AL147]+ [.AL147]*(1-[.$F147])*(1)/[.$J147]" office:value-type="float" office:value="0.892514250451351" calcext:value-type="float">
            <text:p>0,8925142505</text:p>
          </table:table-cell>
          <table:table-cell table:formula="of:=[.AM147]-(1/[.$J147])*[.AM147]+ [.AM147]*(1-[.$F147])*(1)/[.$J147]" office:value-type="float" office:value="0.886564155448342" calcext:value-type="float">
            <text:p>0,8865641554</text:p>
          </table:table-cell>
          <table:table-cell table:formula="of:=[.AN147]-(1/[.$J147])*[.AN147]+ [.AN147]*(1-[.$F147])*(1)/[.$J147]" office:value-type="float" office:value="0.880653727745353" calcext:value-type="float">
            <text:p>0,8806537277</text:p>
          </table:table-cell>
          <table:table-cell table:formula="of:=[.AO147]-(1/[.$J147])*[.AO147]+ [.AO147]*(1-[.$F147])*(1)/[.$J147]" office:value-type="float" office:value="0.874782702893718" calcext:value-type="float">
            <text:p>0,8747827029</text:p>
          </table:table-cell>
          <table:table-cell table:formula="of:=[.AP147]-(1/[.$J147])*[.AP147]+ [.AP147]*(1-[.$G147])*(1)/[.$J147]" office:value-type="float" office:value="0.868950818207759" calcext:value-type="float">
            <text:p>0,8689508182</text:p>
          </table:table-cell>
          <table:table-cell table:formula="of:=[.AQ147]-(1/[.$J147])*[.AQ147]+ [.AQ147]*(1-[.$G147])*(1)/[.$J147]" office:value-type="float" office:value="0.863157812753041" calcext:value-type="float">
            <text:p>0,8631578128</text:p>
          </table:table-cell>
          <table:table-cell table:formula="of:=[.AR147]-(1/[.$J147])*[.AR147]+ [.AR147]*(1-[.$G147])*(1)/[.$J147]" office:value-type="float" office:value="0.857403427334687" calcext:value-type="float">
            <text:p>0,8574034273</text:p>
          </table:table-cell>
          <table:table-cell table:formula="of:=[.AS147]-(1/[.$J147])*[.AS147]+ [.AS147]*(1-[.$G147])*(1)/[.$J147]" office:value-type="float" office:value="0.85168740448579" calcext:value-type="float">
            <text:p>0,8516874045</text:p>
          </table:table-cell>
          <table:table-cell table:formula="of:=[.AT147]-(1/[.$J147])*[.AT147]+ [.AT147]*(1-[.$G147])*(1)/[.$J147]" office:value-type="float" office:value="0.846009488455884" calcext:value-type="float">
            <text:p>0,8460094885</text:p>
          </table:table-cell>
          <table:table-cell table:formula="of:=[.AU147]-(1/[.$J147])*[.AU147]+ [.AU147]*(1-[.$G147])*(1)/[.$J147]" office:value-type="float" office:value="0.840369425199512" calcext:value-type="float">
            <text:p>0,8403694252</text:p>
          </table:table-cell>
          <table:table-cell table:formula="of:=[.AV147]-(1/[.$J147])*[.AV147]+ [.AV147]*(1-[.$G147])*(1)/[.$J147]" office:value-type="float" office:value="0.834766962364848" calcext:value-type="float">
            <text:p>0,8347669624</text:p>
          </table:table-cell>
          <table:table-cell table:formula="of:=[.AW147]-(1/[.$J147])*[.AW147]+ [.AW147]*(1-[.$G147])*(1)/[.$J147]" office:value-type="float" office:value="0.829201849282416" calcext:value-type="float">
            <text:p>0,8292018493</text:p>
          </table:table-cell>
          <table:table-cell table:formula="of:=[.AX147]-(1/[.$J147])*[.AX147]+ [.AX147]*(1-[.$G147])*(1)/[.$J147]" office:value-type="float" office:value="0.823673836953867" calcext:value-type="float">
            <text:p>0,823673837</text:p>
          </table:table-cell>
          <table:table-cell table:formula="of:=[.AY147]-(1/[.$J147])*[.AY147]+ [.AY147]*(1-[.$G147])*(1)/[.$J147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8]-(1/[.$J148])*[.K148]+ [.K148]*(1-[.$C148])*(1)/[.$J148]" office:value-type="float" office:value="1" calcext:value-type="float">
            <text:p>1</text:p>
          </table:table-cell>
          <table:table-cell table:formula="of:=[.L148]-(1/[.$J148])*[.L148]+ [.L148]*(1-[.$C148])*(1)/[.$J148]" office:value-type="float" office:value="1" calcext:value-type="float">
            <text:p>1</text:p>
          </table:table-cell>
          <table:table-cell table:formula="of:=[.M148]-(1/[.$J148])*[.M148]+ [.M148]*(1-[.$C148])*(1)/[.$J148]" office:value-type="float" office:value="1" calcext:value-type="float">
            <text:p>1</text:p>
          </table:table-cell>
          <table:table-cell table:formula="of:=[.N148]-(1/[.$J148])*[.N148]+ [.N148]*(1-[.$C148])*(1)/[.$J148]" office:value-type="float" office:value="1" calcext:value-type="float">
            <text:p>1</text:p>
          </table:table-cell>
          <table:table-cell table:formula="of:=[.O148]-(1/[.$J148])*[.O148]+ [.O148]*(1-[.$C148])*(1)/[.$J148]" office:value-type="float" office:value="1" calcext:value-type="float">
            <text:p>1</text:p>
          </table:table-cell>
          <table:table-cell table:formula="of:=[.P148]-(1/[.$J148])*[.P148]+ [.P148]*(1-[.$C148])*(1)/[.$J148]" office:value-type="float" office:value="1" calcext:value-type="float">
            <text:p>1</text:p>
          </table:table-cell>
          <table:table-cell table:formula="of:=[.Q148]-(1/[.$J148])*[.Q148]+ [.Q148]*(1-[.$D148])*(1)/[.$J148]" office:value-type="float" office:value="1" calcext:value-type="float">
            <text:p>1</text:p>
          </table:table-cell>
          <table:table-cell table:formula="of:=[.R148]-(1/[.$J148])*[.R148]+ [.R148]*(1-[.$D148])*(1)/[.$J148]" office:value-type="float" office:value="1" calcext:value-type="float">
            <text:p>1</text:p>
          </table:table-cell>
          <table:table-cell table:formula="of:=[.S148]-(1/[.$J148])*[.S148]+ [.S148]*(1-[.$D148])*(1)/[.$J148]" office:value-type="float" office:value="1" calcext:value-type="float">
            <text:p>1</text:p>
          </table:table-cell>
          <table:table-cell table:formula="of:=[.T148]-(1/[.$J148])*[.T148]+ [.T148]*(1-[.$D148])*(1)/[.$J148]" office:value-type="float" office:value="1" calcext:value-type="float">
            <text:p>1</text:p>
          </table:table-cell>
          <table:table-cell table:formula="of:=[.U148]-(1/[.$J148])*[.U148]+ [.U148]*(1-[.$D148])*(1)/[.$J148]" office:value-type="float" office:value="1" calcext:value-type="float">
            <text:p>1</text:p>
          </table:table-cell>
          <table:table-cell table:formula="of:=[.V148]-(1/[.$J148])*[.V148]+ [.V148]*(1-[.$E148])*(1)/[.$J148]" office:value-type="float" office:value="0.993333333333333" calcext:value-type="float">
            <text:p>0,9933333333</text:p>
          </table:table-cell>
          <table:table-cell table:formula="of:=[.W148]-(1/[.$J148])*[.W148]+ [.W148]*(1-[.$E148])*(1)/[.$J148]" office:value-type="float" office:value="0.986711111111111" calcext:value-type="float">
            <text:p>0,9867111111</text:p>
          </table:table-cell>
          <table:table-cell table:formula="of:=[.X148]-(1/[.$J148])*[.X148]+ [.X148]*(1-[.$E148])*(1)/[.$J148]" office:value-type="float" office:value="0.980133037037037" calcext:value-type="float">
            <text:p>0,980133037</text:p>
          </table:table-cell>
          <table:table-cell table:formula="of:=[.Y148]-(1/[.$J148])*[.Y148]+ [.Y148]*(1-[.$E148])*(1)/[.$J148]" office:value-type="float" office:value="0.973598816790124" calcext:value-type="float">
            <text:p>0,9735988168</text:p>
          </table:table-cell>
          <table:table-cell table:formula="of:=[.Z148]-(1/[.$J148])*[.Z148]+ [.Z148]*(1-[.$E148])*(1)/[.$J148]" office:value-type="float" office:value="0.967108158011523" calcext:value-type="float">
            <text:p>0,967108158</text:p>
          </table:table-cell>
          <table:table-cell table:formula="of:=[.AA148]-(1/[.$J148])*[.AA148]+ [.AA148]*(1-[.$E148])*(1)/[.$J148]" office:value-type="float" office:value="0.960660770291446" calcext:value-type="float">
            <text:p>0,9606607703</text:p>
          </table:table-cell>
          <table:table-cell table:formula="of:=[.AB148]-(1/[.$J148])*[.AB148]+ [.AB148]*(1-[.$E148])*(1)/[.$J148]" office:value-type="float" office:value="0.95425636515617" calcext:value-type="float">
            <text:p>0,9542563652</text:p>
          </table:table-cell>
          <table:table-cell table:formula="of:=[.AC148]-(1/[.$J148])*[.AC148]+ [.AC148]*(1-[.$E148])*(1)/[.$J148]" office:value-type="float" office:value="0.947894656055128" calcext:value-type="float">
            <text:p>0,9478946561</text:p>
          </table:table-cell>
          <table:table-cell table:formula="of:=[.AD148]-(1/[.$J148])*[.AD148]+ [.AD148]*(1-[.$E148])*(1)/[.$J148]" office:value-type="float" office:value="0.941575358348094" calcext:value-type="float">
            <text:p>0,9415753583</text:p>
          </table:table-cell>
          <table:table-cell table:formula="of:=[.AE148]-(1/[.$J148])*[.AE148]+ [.AE148]*(1-[.$E148])*(1)/[.$J148]" office:value-type="float" office:value="0.93529818929244" calcext:value-type="float">
            <text:p>0,9352981893</text:p>
          </table:table-cell>
          <table:table-cell table:formula="of:=[.AF148]-(1/[.$J148])*[.AF148]+ [.AF148]*(1-[.$F148])*(1)/[.$J148]" office:value-type="float" office:value="0.929062868030491" calcext:value-type="float">
            <text:p>0,929062868</text:p>
          </table:table-cell>
          <table:table-cell table:formula="of:=[.AG148]-(1/[.$J148])*[.AG148]+ [.AG148]*(1-[.$F148])*(1)/[.$J148]" office:value-type="float" office:value="0.922869115576954" calcext:value-type="float">
            <text:p>0,9228691156</text:p>
          </table:table-cell>
          <table:table-cell table:formula="of:=[.AH148]-(1/[.$J148])*[.AH148]+ [.AH148]*(1-[.$F148])*(1)/[.$J148]" office:value-type="float" office:value="0.916716654806441" calcext:value-type="float">
            <text:p>0,9167166548</text:p>
          </table:table-cell>
          <table:table-cell table:formula="of:=[.AI148]-(1/[.$J148])*[.AI148]+ [.AI148]*(1-[.$F148])*(1)/[.$J148]" office:value-type="float" office:value="0.910605210441065" calcext:value-type="float">
            <text:p>0,9106052104</text:p>
          </table:table-cell>
          <table:table-cell table:formula="of:=[.AJ148]-(1/[.$J148])*[.AJ148]+ [.AJ148]*(1-[.$F148])*(1)/[.$J148]" office:value-type="float" office:value="0.904534509038124" calcext:value-type="float">
            <text:p>0,904534509</text:p>
          </table:table-cell>
          <table:table-cell table:formula="of:=[.AK148]-(1/[.$J148])*[.AK148]+ [.AK148]*(1-[.$F148])*(1)/[.$J148]" office:value-type="float" office:value="0.89850427897787" calcext:value-type="float">
            <text:p>0,898504279</text:p>
          </table:table-cell>
          <table:table-cell table:formula="of:=[.AL148]-(1/[.$J148])*[.AL148]+ [.AL148]*(1-[.$F148])*(1)/[.$J148]" office:value-type="float" office:value="0.892514250451351" calcext:value-type="float">
            <text:p>0,8925142505</text:p>
          </table:table-cell>
          <table:table-cell table:formula="of:=[.AM148]-(1/[.$J148])*[.AM148]+ [.AM148]*(1-[.$F148])*(1)/[.$J148]" office:value-type="float" office:value="0.886564155448342" calcext:value-type="float">
            <text:p>0,8865641554</text:p>
          </table:table-cell>
          <table:table-cell table:formula="of:=[.AN148]-(1/[.$J148])*[.AN148]+ [.AN148]*(1-[.$F148])*(1)/[.$J148]" office:value-type="float" office:value="0.880653727745353" calcext:value-type="float">
            <text:p>0,8806537277</text:p>
          </table:table-cell>
          <table:table-cell table:formula="of:=[.AO148]-(1/[.$J148])*[.AO148]+ [.AO148]*(1-[.$F148])*(1)/[.$J148]" office:value-type="float" office:value="0.874782702893718" calcext:value-type="float">
            <text:p>0,8747827029</text:p>
          </table:table-cell>
          <table:table-cell table:formula="of:=[.AP148]-(1/[.$J148])*[.AP148]+ [.AP148]*(1-[.$G148])*(1)/[.$J148]" office:value-type="float" office:value="0.868950818207759" calcext:value-type="float">
            <text:p>0,8689508182</text:p>
          </table:table-cell>
          <table:table-cell table:formula="of:=[.AQ148]-(1/[.$J148])*[.AQ148]+ [.AQ148]*(1-[.$G148])*(1)/[.$J148]" office:value-type="float" office:value="0.863157812753041" calcext:value-type="float">
            <text:p>0,8631578128</text:p>
          </table:table-cell>
          <table:table-cell table:formula="of:=[.AR148]-(1/[.$J148])*[.AR148]+ [.AR148]*(1-[.$G148])*(1)/[.$J148]" office:value-type="float" office:value="0.857403427334687" calcext:value-type="float">
            <text:p>0,8574034273</text:p>
          </table:table-cell>
          <table:table-cell table:formula="of:=[.AS148]-(1/[.$J148])*[.AS148]+ [.AS148]*(1-[.$G148])*(1)/[.$J148]" office:value-type="float" office:value="0.85168740448579" calcext:value-type="float">
            <text:p>0,8516874045</text:p>
          </table:table-cell>
          <table:table-cell table:formula="of:=[.AT148]-(1/[.$J148])*[.AT148]+ [.AT148]*(1-[.$G148])*(1)/[.$J148]" office:value-type="float" office:value="0.846009488455884" calcext:value-type="float">
            <text:p>0,8460094885</text:p>
          </table:table-cell>
          <table:table-cell table:formula="of:=[.AU148]-(1/[.$J148])*[.AU148]+ [.AU148]*(1-[.$G148])*(1)/[.$J148]" office:value-type="float" office:value="0.840369425199512" calcext:value-type="float">
            <text:p>0,8403694252</text:p>
          </table:table-cell>
          <table:table-cell table:formula="of:=[.AV148]-(1/[.$J148])*[.AV148]+ [.AV148]*(1-[.$G148])*(1)/[.$J148]" office:value-type="float" office:value="0.834766962364848" calcext:value-type="float">
            <text:p>0,8347669624</text:p>
          </table:table-cell>
          <table:table-cell table:formula="of:=[.AW148]-(1/[.$J148])*[.AW148]+ [.AW148]*(1-[.$G148])*(1)/[.$J148]" office:value-type="float" office:value="0.829201849282416" calcext:value-type="float">
            <text:p>0,8292018493</text:p>
          </table:table-cell>
          <table:table-cell table:formula="of:=[.AX148]-(1/[.$J148])*[.AX148]+ [.AX148]*(1-[.$G148])*(1)/[.$J148]" office:value-type="float" office:value="0.823673836953867" calcext:value-type="float">
            <text:p>0,823673837</text:p>
          </table:table-cell>
          <table:table-cell table:formula="of:=[.AY148]-(1/[.$J148])*[.AY148]+ [.AY148]*(1-[.$G148])*(1)/[.$J148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49]-(1/[.$J149])*[.K149]+ [.K149]*(1-[.$C149])*(1)/[.$J149]" office:value-type="float" office:value="1" calcext:value-type="float">
            <text:p>1</text:p>
          </table:table-cell>
          <table:table-cell table:formula="of:=[.L149]-(1/[.$J149])*[.L149]+ [.L149]*(1-[.$C149])*(1)/[.$J149]" office:value-type="float" office:value="1" calcext:value-type="float">
            <text:p>1</text:p>
          </table:table-cell>
          <table:table-cell table:formula="of:=[.M149]-(1/[.$J149])*[.M149]+ [.M149]*(1-[.$C149])*(1)/[.$J149]" office:value-type="float" office:value="1" calcext:value-type="float">
            <text:p>1</text:p>
          </table:table-cell>
          <table:table-cell table:formula="of:=[.N149]-(1/[.$J149])*[.N149]+ [.N149]*(1-[.$C149])*(1)/[.$J149]" office:value-type="float" office:value="1" calcext:value-type="float">
            <text:p>1</text:p>
          </table:table-cell>
          <table:table-cell table:formula="of:=[.O149]-(1/[.$J149])*[.O149]+ [.O149]*(1-[.$C149])*(1)/[.$J149]" office:value-type="float" office:value="1" calcext:value-type="float">
            <text:p>1</text:p>
          </table:table-cell>
          <table:table-cell table:formula="of:=[.P149]-(1/[.$J149])*[.P149]+ [.P149]*(1-[.$C149])*(1)/[.$J149]" office:value-type="float" office:value="1" calcext:value-type="float">
            <text:p>1</text:p>
          </table:table-cell>
          <table:table-cell table:formula="of:=[.Q149]-(1/[.$J149])*[.Q149]+ [.Q149]*(1-[.$D149])*(1)/[.$J149]" office:value-type="float" office:value="1" calcext:value-type="float">
            <text:p>1</text:p>
          </table:table-cell>
          <table:table-cell table:formula="of:=[.R149]-(1/[.$J149])*[.R149]+ [.R149]*(1-[.$D149])*(1)/[.$J149]" office:value-type="float" office:value="1" calcext:value-type="float">
            <text:p>1</text:p>
          </table:table-cell>
          <table:table-cell table:formula="of:=[.S149]-(1/[.$J149])*[.S149]+ [.S149]*(1-[.$D149])*(1)/[.$J149]" office:value-type="float" office:value="1" calcext:value-type="float">
            <text:p>1</text:p>
          </table:table-cell>
          <table:table-cell table:formula="of:=[.T149]-(1/[.$J149])*[.T149]+ [.T149]*(1-[.$D149])*(1)/[.$J149]" office:value-type="float" office:value="1" calcext:value-type="float">
            <text:p>1</text:p>
          </table:table-cell>
          <table:table-cell table:formula="of:=[.U149]-(1/[.$J149])*[.U149]+ [.U149]*(1-[.$D149])*(1)/[.$J149]" office:value-type="float" office:value="1" calcext:value-type="float">
            <text:p>1</text:p>
          </table:table-cell>
          <table:table-cell table:formula="of:=[.V149]-(1/[.$J149])*[.V149]+ [.V149]*(1-[.$E149])*(1)/[.$J149]" office:value-type="float" office:value="0.993333333333333" calcext:value-type="float">
            <text:p>0,9933333333</text:p>
          </table:table-cell>
          <table:table-cell table:formula="of:=[.W149]-(1/[.$J149])*[.W149]+ [.W149]*(1-[.$E149])*(1)/[.$J149]" office:value-type="float" office:value="0.986711111111111" calcext:value-type="float">
            <text:p>0,9867111111</text:p>
          </table:table-cell>
          <table:table-cell table:formula="of:=[.X149]-(1/[.$J149])*[.X149]+ [.X149]*(1-[.$E149])*(1)/[.$J149]" office:value-type="float" office:value="0.980133037037037" calcext:value-type="float">
            <text:p>0,980133037</text:p>
          </table:table-cell>
          <table:table-cell table:formula="of:=[.Y149]-(1/[.$J149])*[.Y149]+ [.Y149]*(1-[.$E149])*(1)/[.$J149]" office:value-type="float" office:value="0.973598816790124" calcext:value-type="float">
            <text:p>0,9735988168</text:p>
          </table:table-cell>
          <table:table-cell table:formula="of:=[.Z149]-(1/[.$J149])*[.Z149]+ [.Z149]*(1-[.$E149])*(1)/[.$J149]" office:value-type="float" office:value="0.967108158011523" calcext:value-type="float">
            <text:p>0,967108158</text:p>
          </table:table-cell>
          <table:table-cell table:formula="of:=[.AA149]-(1/[.$J149])*[.AA149]+ [.AA149]*(1-[.$E149])*(1)/[.$J149]" office:value-type="float" office:value="0.960660770291446" calcext:value-type="float">
            <text:p>0,9606607703</text:p>
          </table:table-cell>
          <table:table-cell table:formula="of:=[.AB149]-(1/[.$J149])*[.AB149]+ [.AB149]*(1-[.$E149])*(1)/[.$J149]" office:value-type="float" office:value="0.95425636515617" calcext:value-type="float">
            <text:p>0,9542563652</text:p>
          </table:table-cell>
          <table:table-cell table:formula="of:=[.AC149]-(1/[.$J149])*[.AC149]+ [.AC149]*(1-[.$E149])*(1)/[.$J149]" office:value-type="float" office:value="0.947894656055128" calcext:value-type="float">
            <text:p>0,9478946561</text:p>
          </table:table-cell>
          <table:table-cell table:formula="of:=[.AD149]-(1/[.$J149])*[.AD149]+ [.AD149]*(1-[.$E149])*(1)/[.$J149]" office:value-type="float" office:value="0.941575358348094" calcext:value-type="float">
            <text:p>0,9415753583</text:p>
          </table:table-cell>
          <table:table-cell table:formula="of:=[.AE149]-(1/[.$J149])*[.AE149]+ [.AE149]*(1-[.$E149])*(1)/[.$J149]" office:value-type="float" office:value="0.93529818929244" calcext:value-type="float">
            <text:p>0,9352981893</text:p>
          </table:table-cell>
          <table:table-cell table:formula="of:=[.AF149]-(1/[.$J149])*[.AF149]+ [.AF149]*(1-[.$F149])*(1)/[.$J149]" office:value-type="float" office:value="0.929062868030491" calcext:value-type="float">
            <text:p>0,929062868</text:p>
          </table:table-cell>
          <table:table-cell table:formula="of:=[.AG149]-(1/[.$J149])*[.AG149]+ [.AG149]*(1-[.$F149])*(1)/[.$J149]" office:value-type="float" office:value="0.922869115576954" calcext:value-type="float">
            <text:p>0,9228691156</text:p>
          </table:table-cell>
          <table:table-cell table:formula="of:=[.AH149]-(1/[.$J149])*[.AH149]+ [.AH149]*(1-[.$F149])*(1)/[.$J149]" office:value-type="float" office:value="0.916716654806441" calcext:value-type="float">
            <text:p>0,9167166548</text:p>
          </table:table-cell>
          <table:table-cell table:formula="of:=[.AI149]-(1/[.$J149])*[.AI149]+ [.AI149]*(1-[.$F149])*(1)/[.$J149]" office:value-type="float" office:value="0.910605210441065" calcext:value-type="float">
            <text:p>0,9106052104</text:p>
          </table:table-cell>
          <table:table-cell table:formula="of:=[.AJ149]-(1/[.$J149])*[.AJ149]+ [.AJ149]*(1-[.$F149])*(1)/[.$J149]" office:value-type="float" office:value="0.904534509038124" calcext:value-type="float">
            <text:p>0,904534509</text:p>
          </table:table-cell>
          <table:table-cell table:formula="of:=[.AK149]-(1/[.$J149])*[.AK149]+ [.AK149]*(1-[.$F149])*(1)/[.$J149]" office:value-type="float" office:value="0.89850427897787" calcext:value-type="float">
            <text:p>0,898504279</text:p>
          </table:table-cell>
          <table:table-cell table:formula="of:=[.AL149]-(1/[.$J149])*[.AL149]+ [.AL149]*(1-[.$F149])*(1)/[.$J149]" office:value-type="float" office:value="0.892514250451351" calcext:value-type="float">
            <text:p>0,8925142505</text:p>
          </table:table-cell>
          <table:table-cell table:formula="of:=[.AM149]-(1/[.$J149])*[.AM149]+ [.AM149]*(1-[.$F149])*(1)/[.$J149]" office:value-type="float" office:value="0.886564155448342" calcext:value-type="float">
            <text:p>0,8865641554</text:p>
          </table:table-cell>
          <table:table-cell table:formula="of:=[.AN149]-(1/[.$J149])*[.AN149]+ [.AN149]*(1-[.$F149])*(1)/[.$J149]" office:value-type="float" office:value="0.880653727745353" calcext:value-type="float">
            <text:p>0,8806537277</text:p>
          </table:table-cell>
          <table:table-cell table:formula="of:=[.AO149]-(1/[.$J149])*[.AO149]+ [.AO149]*(1-[.$F149])*(1)/[.$J149]" office:value-type="float" office:value="0.874782702893718" calcext:value-type="float">
            <text:p>0,8747827029</text:p>
          </table:table-cell>
          <table:table-cell table:formula="of:=[.AP149]-(1/[.$J149])*[.AP149]+ [.AP149]*(1-[.$G149])*(1)/[.$J149]" office:value-type="float" office:value="0.868950818207759" calcext:value-type="float">
            <text:p>0,8689508182</text:p>
          </table:table-cell>
          <table:table-cell table:formula="of:=[.AQ149]-(1/[.$J149])*[.AQ149]+ [.AQ149]*(1-[.$G149])*(1)/[.$J149]" office:value-type="float" office:value="0.863157812753041" calcext:value-type="float">
            <text:p>0,8631578128</text:p>
          </table:table-cell>
          <table:table-cell table:formula="of:=[.AR149]-(1/[.$J149])*[.AR149]+ [.AR149]*(1-[.$G149])*(1)/[.$J149]" office:value-type="float" office:value="0.857403427334687" calcext:value-type="float">
            <text:p>0,8574034273</text:p>
          </table:table-cell>
          <table:table-cell table:formula="of:=[.AS149]-(1/[.$J149])*[.AS149]+ [.AS149]*(1-[.$G149])*(1)/[.$J149]" office:value-type="float" office:value="0.85168740448579" calcext:value-type="float">
            <text:p>0,8516874045</text:p>
          </table:table-cell>
          <table:table-cell table:formula="of:=[.AT149]-(1/[.$J149])*[.AT149]+ [.AT149]*(1-[.$G149])*(1)/[.$J149]" office:value-type="float" office:value="0.846009488455884" calcext:value-type="float">
            <text:p>0,8460094885</text:p>
          </table:table-cell>
          <table:table-cell table:formula="of:=[.AU149]-(1/[.$J149])*[.AU149]+ [.AU149]*(1-[.$G149])*(1)/[.$J149]" office:value-type="float" office:value="0.840369425199512" calcext:value-type="float">
            <text:p>0,8403694252</text:p>
          </table:table-cell>
          <table:table-cell table:formula="of:=[.AV149]-(1/[.$J149])*[.AV149]+ [.AV149]*(1-[.$G149])*(1)/[.$J149]" office:value-type="float" office:value="0.834766962364848" calcext:value-type="float">
            <text:p>0,8347669624</text:p>
          </table:table-cell>
          <table:table-cell table:formula="of:=[.AW149]-(1/[.$J149])*[.AW149]+ [.AW149]*(1-[.$G149])*(1)/[.$J149]" office:value-type="float" office:value="0.829201849282416" calcext:value-type="float">
            <text:p>0,8292018493</text:p>
          </table:table-cell>
          <table:table-cell table:formula="of:=[.AX149]-(1/[.$J149])*[.AX149]+ [.AX149]*(1-[.$G149])*(1)/[.$J149]" office:value-type="float" office:value="0.823673836953867" calcext:value-type="float">
            <text:p>0,823673837</text:p>
          </table:table-cell>
          <table:table-cell table:formula="of:=[.AY149]-(1/[.$J149])*[.AY149]+ [.AY149]*(1-[.$G149])*(1)/[.$J149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50]-(1/[.$J150])*[.K150]+ [.K150]*(1-[.$C150])*(1)/[.$J150]" office:value-type="float" office:value="1" calcext:value-type="float">
            <text:p>1</text:p>
          </table:table-cell>
          <table:table-cell table:formula="of:=[.L150]-(1/[.$J150])*[.L150]+ [.L150]*(1-[.$C150])*(1)/[.$J150]" office:value-type="float" office:value="1" calcext:value-type="float">
            <text:p>1</text:p>
          </table:table-cell>
          <table:table-cell table:formula="of:=[.M150]-(1/[.$J150])*[.M150]+ [.M150]*(1-[.$C150])*(1)/[.$J150]" office:value-type="float" office:value="1" calcext:value-type="float">
            <text:p>1</text:p>
          </table:table-cell>
          <table:table-cell table:formula="of:=[.N150]-(1/[.$J150])*[.N150]+ [.N150]*(1-[.$C150])*(1)/[.$J150]" office:value-type="float" office:value="1" calcext:value-type="float">
            <text:p>1</text:p>
          </table:table-cell>
          <table:table-cell table:formula="of:=[.O150]-(1/[.$J150])*[.O150]+ [.O150]*(1-[.$C150])*(1)/[.$J150]" office:value-type="float" office:value="1" calcext:value-type="float">
            <text:p>1</text:p>
          </table:table-cell>
          <table:table-cell table:formula="of:=[.P150]-(1/[.$J150])*[.P150]+ [.P150]*(1-[.$C150])*(1)/[.$J150]" office:value-type="float" office:value="1" calcext:value-type="float">
            <text:p>1</text:p>
          </table:table-cell>
          <table:table-cell table:formula="of:=[.Q150]-(1/[.$J150])*[.Q150]+ [.Q150]*(1-[.$D150])*(1)/[.$J150]" office:value-type="float" office:value="1" calcext:value-type="float">
            <text:p>1</text:p>
          </table:table-cell>
          <table:table-cell table:formula="of:=[.R150]-(1/[.$J150])*[.R150]+ [.R150]*(1-[.$D150])*(1)/[.$J150]" office:value-type="float" office:value="1" calcext:value-type="float">
            <text:p>1</text:p>
          </table:table-cell>
          <table:table-cell table:formula="of:=[.S150]-(1/[.$J150])*[.S150]+ [.S150]*(1-[.$D150])*(1)/[.$J150]" office:value-type="float" office:value="1" calcext:value-type="float">
            <text:p>1</text:p>
          </table:table-cell>
          <table:table-cell table:formula="of:=[.T150]-(1/[.$J150])*[.T150]+ [.T150]*(1-[.$D150])*(1)/[.$J150]" office:value-type="float" office:value="1" calcext:value-type="float">
            <text:p>1</text:p>
          </table:table-cell>
          <table:table-cell table:formula="of:=[.U150]-(1/[.$J150])*[.U150]+ [.U150]*(1-[.$D150])*(1)/[.$J150]" office:value-type="float" office:value="1" calcext:value-type="float">
            <text:p>1</text:p>
          </table:table-cell>
          <table:table-cell table:formula="of:=[.V150]-(1/[.$J150])*[.V150]+ [.V150]*(1-[.$E150])*(1)/[.$J150]" office:value-type="float" office:value="0.993333333333333" calcext:value-type="float">
            <text:p>0,9933333333</text:p>
          </table:table-cell>
          <table:table-cell table:formula="of:=[.W150]-(1/[.$J150])*[.W150]+ [.W150]*(1-[.$E150])*(1)/[.$J150]" office:value-type="float" office:value="0.986711111111111" calcext:value-type="float">
            <text:p>0,9867111111</text:p>
          </table:table-cell>
          <table:table-cell table:formula="of:=[.X150]-(1/[.$J150])*[.X150]+ [.X150]*(1-[.$E150])*(1)/[.$J150]" office:value-type="float" office:value="0.980133037037037" calcext:value-type="float">
            <text:p>0,980133037</text:p>
          </table:table-cell>
          <table:table-cell table:formula="of:=[.Y150]-(1/[.$J150])*[.Y150]+ [.Y150]*(1-[.$E150])*(1)/[.$J150]" office:value-type="float" office:value="0.973598816790124" calcext:value-type="float">
            <text:p>0,9735988168</text:p>
          </table:table-cell>
          <table:table-cell table:formula="of:=[.Z150]-(1/[.$J150])*[.Z150]+ [.Z150]*(1-[.$E150])*(1)/[.$J150]" office:value-type="float" office:value="0.967108158011523" calcext:value-type="float">
            <text:p>0,967108158</text:p>
          </table:table-cell>
          <table:table-cell table:formula="of:=[.AA150]-(1/[.$J150])*[.AA150]+ [.AA150]*(1-[.$E150])*(1)/[.$J150]" office:value-type="float" office:value="0.960660770291446" calcext:value-type="float">
            <text:p>0,9606607703</text:p>
          </table:table-cell>
          <table:table-cell table:formula="of:=[.AB150]-(1/[.$J150])*[.AB150]+ [.AB150]*(1-[.$E150])*(1)/[.$J150]" office:value-type="float" office:value="0.95425636515617" calcext:value-type="float">
            <text:p>0,9542563652</text:p>
          </table:table-cell>
          <table:table-cell table:formula="of:=[.AC150]-(1/[.$J150])*[.AC150]+ [.AC150]*(1-[.$E150])*(1)/[.$J150]" office:value-type="float" office:value="0.947894656055128" calcext:value-type="float">
            <text:p>0,9478946561</text:p>
          </table:table-cell>
          <table:table-cell table:formula="of:=[.AD150]-(1/[.$J150])*[.AD150]+ [.AD150]*(1-[.$E150])*(1)/[.$J150]" office:value-type="float" office:value="0.941575358348094" calcext:value-type="float">
            <text:p>0,9415753583</text:p>
          </table:table-cell>
          <table:table-cell table:formula="of:=[.AE150]-(1/[.$J150])*[.AE150]+ [.AE150]*(1-[.$E150])*(1)/[.$J150]" office:value-type="float" office:value="0.93529818929244" calcext:value-type="float">
            <text:p>0,9352981893</text:p>
          </table:table-cell>
          <table:table-cell table:formula="of:=[.AF150]-(1/[.$J150])*[.AF150]+ [.AF150]*(1-[.$F150])*(1)/[.$J150]" office:value-type="float" office:value="0.929062868030491" calcext:value-type="float">
            <text:p>0,929062868</text:p>
          </table:table-cell>
          <table:table-cell table:formula="of:=[.AG150]-(1/[.$J150])*[.AG150]+ [.AG150]*(1-[.$F150])*(1)/[.$J150]" office:value-type="float" office:value="0.922869115576954" calcext:value-type="float">
            <text:p>0,9228691156</text:p>
          </table:table-cell>
          <table:table-cell table:formula="of:=[.AH150]-(1/[.$J150])*[.AH150]+ [.AH150]*(1-[.$F150])*(1)/[.$J150]" office:value-type="float" office:value="0.916716654806441" calcext:value-type="float">
            <text:p>0,9167166548</text:p>
          </table:table-cell>
          <table:table-cell table:formula="of:=[.AI150]-(1/[.$J150])*[.AI150]+ [.AI150]*(1-[.$F150])*(1)/[.$J150]" office:value-type="float" office:value="0.910605210441065" calcext:value-type="float">
            <text:p>0,9106052104</text:p>
          </table:table-cell>
          <table:table-cell table:formula="of:=[.AJ150]-(1/[.$J150])*[.AJ150]+ [.AJ150]*(1-[.$F150])*(1)/[.$J150]" office:value-type="float" office:value="0.904534509038124" calcext:value-type="float">
            <text:p>0,904534509</text:p>
          </table:table-cell>
          <table:table-cell table:formula="of:=[.AK150]-(1/[.$J150])*[.AK150]+ [.AK150]*(1-[.$F150])*(1)/[.$J150]" office:value-type="float" office:value="0.89850427897787" calcext:value-type="float">
            <text:p>0,898504279</text:p>
          </table:table-cell>
          <table:table-cell table:formula="of:=[.AL150]-(1/[.$J150])*[.AL150]+ [.AL150]*(1-[.$F150])*(1)/[.$J150]" office:value-type="float" office:value="0.892514250451351" calcext:value-type="float">
            <text:p>0,8925142505</text:p>
          </table:table-cell>
          <table:table-cell table:formula="of:=[.AM150]-(1/[.$J150])*[.AM150]+ [.AM150]*(1-[.$F150])*(1)/[.$J150]" office:value-type="float" office:value="0.886564155448342" calcext:value-type="float">
            <text:p>0,8865641554</text:p>
          </table:table-cell>
          <table:table-cell table:formula="of:=[.AN150]-(1/[.$J150])*[.AN150]+ [.AN150]*(1-[.$F150])*(1)/[.$J150]" office:value-type="float" office:value="0.880653727745353" calcext:value-type="float">
            <text:p>0,8806537277</text:p>
          </table:table-cell>
          <table:table-cell table:formula="of:=[.AO150]-(1/[.$J150])*[.AO150]+ [.AO150]*(1-[.$F150])*(1)/[.$J150]" office:value-type="float" office:value="0.874782702893718" calcext:value-type="float">
            <text:p>0,8747827029</text:p>
          </table:table-cell>
          <table:table-cell table:formula="of:=[.AP150]-(1/[.$J150])*[.AP150]+ [.AP150]*(1-[.$G150])*(1)/[.$J150]" office:value-type="float" office:value="0.868950818207759" calcext:value-type="float">
            <text:p>0,8689508182</text:p>
          </table:table-cell>
          <table:table-cell table:formula="of:=[.AQ150]-(1/[.$J150])*[.AQ150]+ [.AQ150]*(1-[.$G150])*(1)/[.$J150]" office:value-type="float" office:value="0.863157812753041" calcext:value-type="float">
            <text:p>0,8631578128</text:p>
          </table:table-cell>
          <table:table-cell table:formula="of:=[.AR150]-(1/[.$J150])*[.AR150]+ [.AR150]*(1-[.$G150])*(1)/[.$J150]" office:value-type="float" office:value="0.857403427334687" calcext:value-type="float">
            <text:p>0,8574034273</text:p>
          </table:table-cell>
          <table:table-cell table:formula="of:=[.AS150]-(1/[.$J150])*[.AS150]+ [.AS150]*(1-[.$G150])*(1)/[.$J150]" office:value-type="float" office:value="0.85168740448579" calcext:value-type="float">
            <text:p>0,8516874045</text:p>
          </table:table-cell>
          <table:table-cell table:formula="of:=[.AT150]-(1/[.$J150])*[.AT150]+ [.AT150]*(1-[.$G150])*(1)/[.$J150]" office:value-type="float" office:value="0.846009488455884" calcext:value-type="float">
            <text:p>0,8460094885</text:p>
          </table:table-cell>
          <table:table-cell table:formula="of:=[.AU150]-(1/[.$J150])*[.AU150]+ [.AU150]*(1-[.$G150])*(1)/[.$J150]" office:value-type="float" office:value="0.840369425199512" calcext:value-type="float">
            <text:p>0,8403694252</text:p>
          </table:table-cell>
          <table:table-cell table:formula="of:=[.AV150]-(1/[.$J150])*[.AV150]+ [.AV150]*(1-[.$G150])*(1)/[.$J150]" office:value-type="float" office:value="0.834766962364848" calcext:value-type="float">
            <text:p>0,8347669624</text:p>
          </table:table-cell>
          <table:table-cell table:formula="of:=[.AW150]-(1/[.$J150])*[.AW150]+ [.AW150]*(1-[.$G150])*(1)/[.$J150]" office:value-type="float" office:value="0.829201849282416" calcext:value-type="float">
            <text:p>0,8292018493</text:p>
          </table:table-cell>
          <table:table-cell table:formula="of:=[.AX150]-(1/[.$J150])*[.AX150]+ [.AX150]*(1-[.$G150])*(1)/[.$J150]" office:value-type="float" office:value="0.823673836953867" calcext:value-type="float">
            <text:p>0,823673837</text:p>
          </table:table-cell>
          <table:table-cell table:formula="of:=[.AY150]-(1/[.$J150])*[.AY150]+ [.AY150]*(1-[.$G150])*(1)/[.$J150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Proc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1" office:value-type="float" office:value="0.1" calcext:value-type="float">
            <text:p>0,1</text:p>
          </table:table-cell>
          <table:table-cell table:number-columns-repeated="2"/>
          <table:table-cell table:formula="of:=[.$B$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51]-(1/[.$J151])*[.K151]+ [.K151]*(1-[.$C151])*(1)/[.$J151]" office:value-type="float" office:value="1" calcext:value-type="float">
            <text:p>1</text:p>
          </table:table-cell>
          <table:table-cell table:formula="of:=[.L151]-(1/[.$J151])*[.L151]+ [.L151]*(1-[.$C151])*(1)/[.$J151]" office:value-type="float" office:value="1" calcext:value-type="float">
            <text:p>1</text:p>
          </table:table-cell>
          <table:table-cell table:formula="of:=[.M151]-(1/[.$J151])*[.M151]+ [.M151]*(1-[.$C151])*(1)/[.$J151]" office:value-type="float" office:value="1" calcext:value-type="float">
            <text:p>1</text:p>
          </table:table-cell>
          <table:table-cell table:formula="of:=[.N151]-(1/[.$J151])*[.N151]+ [.N151]*(1-[.$C151])*(1)/[.$J151]" office:value-type="float" office:value="1" calcext:value-type="float">
            <text:p>1</text:p>
          </table:table-cell>
          <table:table-cell table:formula="of:=[.O151]-(1/[.$J151])*[.O151]+ [.O151]*(1-[.$C151])*(1)/[.$J151]" office:value-type="float" office:value="1" calcext:value-type="float">
            <text:p>1</text:p>
          </table:table-cell>
          <table:table-cell table:formula="of:=[.P151]-(1/[.$J151])*[.P151]+ [.P151]*(1-[.$C151])*(1)/[.$J151]" office:value-type="float" office:value="1" calcext:value-type="float">
            <text:p>1</text:p>
          </table:table-cell>
          <table:table-cell table:formula="of:=[.Q151]-(1/[.$J151])*[.Q151]+ [.Q151]*(1-[.$D151])*(1)/[.$J151]" office:value-type="float" office:value="1" calcext:value-type="float">
            <text:p>1</text:p>
          </table:table-cell>
          <table:table-cell table:formula="of:=[.R151]-(1/[.$J151])*[.R151]+ [.R151]*(1-[.$D151])*(1)/[.$J151]" office:value-type="float" office:value="1" calcext:value-type="float">
            <text:p>1</text:p>
          </table:table-cell>
          <table:table-cell table:formula="of:=[.S151]-(1/[.$J151])*[.S151]+ [.S151]*(1-[.$D151])*(1)/[.$J151]" office:value-type="float" office:value="1" calcext:value-type="float">
            <text:p>1</text:p>
          </table:table-cell>
          <table:table-cell table:formula="of:=[.T151]-(1/[.$J151])*[.T151]+ [.T151]*(1-[.$D151])*(1)/[.$J151]" office:value-type="float" office:value="1" calcext:value-type="float">
            <text:p>1</text:p>
          </table:table-cell>
          <table:table-cell table:formula="of:=[.U151]-(1/[.$J151])*[.U151]+ [.U151]*(1-[.$D151])*(1)/[.$J151]" office:value-type="float" office:value="1" calcext:value-type="float">
            <text:p>1</text:p>
          </table:table-cell>
          <table:table-cell table:formula="of:=[.V151]-(1/[.$J151])*[.V151]+ [.V151]*(1-[.$E151])*(1)/[.$J151]" office:value-type="float" office:value="0.993333333333333" calcext:value-type="float">
            <text:p>0,9933333333</text:p>
          </table:table-cell>
          <table:table-cell table:formula="of:=[.W151]-(1/[.$J151])*[.W151]+ [.W151]*(1-[.$E151])*(1)/[.$J151]" office:value-type="float" office:value="0.986711111111111" calcext:value-type="float">
            <text:p>0,9867111111</text:p>
          </table:table-cell>
          <table:table-cell table:formula="of:=[.X151]-(1/[.$J151])*[.X151]+ [.X151]*(1-[.$E151])*(1)/[.$J151]" office:value-type="float" office:value="0.980133037037037" calcext:value-type="float">
            <text:p>0,980133037</text:p>
          </table:table-cell>
          <table:table-cell table:formula="of:=[.Y151]-(1/[.$J151])*[.Y151]+ [.Y151]*(1-[.$E151])*(1)/[.$J151]" office:value-type="float" office:value="0.973598816790124" calcext:value-type="float">
            <text:p>0,9735988168</text:p>
          </table:table-cell>
          <table:table-cell table:formula="of:=[.Z151]-(1/[.$J151])*[.Z151]+ [.Z151]*(1-[.$E151])*(1)/[.$J151]" office:value-type="float" office:value="0.967108158011523" calcext:value-type="float">
            <text:p>0,967108158</text:p>
          </table:table-cell>
          <table:table-cell table:formula="of:=[.AA151]-(1/[.$J151])*[.AA151]+ [.AA151]*(1-[.$E151])*(1)/[.$J151]" office:value-type="float" office:value="0.960660770291446" calcext:value-type="float">
            <text:p>0,9606607703</text:p>
          </table:table-cell>
          <table:table-cell table:formula="of:=[.AB151]-(1/[.$J151])*[.AB151]+ [.AB151]*(1-[.$E151])*(1)/[.$J151]" office:value-type="float" office:value="0.95425636515617" calcext:value-type="float">
            <text:p>0,9542563652</text:p>
          </table:table-cell>
          <table:table-cell table:formula="of:=[.AC151]-(1/[.$J151])*[.AC151]+ [.AC151]*(1-[.$E151])*(1)/[.$J151]" office:value-type="float" office:value="0.947894656055128" calcext:value-type="float">
            <text:p>0,9478946561</text:p>
          </table:table-cell>
          <table:table-cell table:formula="of:=[.AD151]-(1/[.$J151])*[.AD151]+ [.AD151]*(1-[.$E151])*(1)/[.$J151]" office:value-type="float" office:value="0.941575358348094" calcext:value-type="float">
            <text:p>0,9415753583</text:p>
          </table:table-cell>
          <table:table-cell table:formula="of:=[.AE151]-(1/[.$J151])*[.AE151]+ [.AE151]*(1-[.$E151])*(1)/[.$J151]" office:value-type="float" office:value="0.93529818929244" calcext:value-type="float">
            <text:p>0,9352981893</text:p>
          </table:table-cell>
          <table:table-cell table:formula="of:=[.AF151]-(1/[.$J151])*[.AF151]+ [.AF151]*(1-[.$F151])*(1)/[.$J151]" office:value-type="float" office:value="0.929062868030491" calcext:value-type="float">
            <text:p>0,929062868</text:p>
          </table:table-cell>
          <table:table-cell table:formula="of:=[.AG151]-(1/[.$J151])*[.AG151]+ [.AG151]*(1-[.$F151])*(1)/[.$J151]" office:value-type="float" office:value="0.922869115576954" calcext:value-type="float">
            <text:p>0,9228691156</text:p>
          </table:table-cell>
          <table:table-cell table:formula="of:=[.AH151]-(1/[.$J151])*[.AH151]+ [.AH151]*(1-[.$F151])*(1)/[.$J151]" office:value-type="float" office:value="0.916716654806441" calcext:value-type="float">
            <text:p>0,9167166548</text:p>
          </table:table-cell>
          <table:table-cell table:formula="of:=[.AI151]-(1/[.$J151])*[.AI151]+ [.AI151]*(1-[.$F151])*(1)/[.$J151]" office:value-type="float" office:value="0.910605210441065" calcext:value-type="float">
            <text:p>0,9106052104</text:p>
          </table:table-cell>
          <table:table-cell table:formula="of:=[.AJ151]-(1/[.$J151])*[.AJ151]+ [.AJ151]*(1-[.$F151])*(1)/[.$J151]" office:value-type="float" office:value="0.904534509038124" calcext:value-type="float">
            <text:p>0,904534509</text:p>
          </table:table-cell>
          <table:table-cell table:formula="of:=[.AK151]-(1/[.$J151])*[.AK151]+ [.AK151]*(1-[.$F151])*(1)/[.$J151]" office:value-type="float" office:value="0.89850427897787" calcext:value-type="float">
            <text:p>0,898504279</text:p>
          </table:table-cell>
          <table:table-cell table:formula="of:=[.AL151]-(1/[.$J151])*[.AL151]+ [.AL151]*(1-[.$F151])*(1)/[.$J151]" office:value-type="float" office:value="0.892514250451351" calcext:value-type="float">
            <text:p>0,8925142505</text:p>
          </table:table-cell>
          <table:table-cell table:formula="of:=[.AM151]-(1/[.$J151])*[.AM151]+ [.AM151]*(1-[.$F151])*(1)/[.$J151]" office:value-type="float" office:value="0.886564155448342" calcext:value-type="float">
            <text:p>0,8865641554</text:p>
          </table:table-cell>
          <table:table-cell table:formula="of:=[.AN151]-(1/[.$J151])*[.AN151]+ [.AN151]*(1-[.$F151])*(1)/[.$J151]" office:value-type="float" office:value="0.880653727745353" calcext:value-type="float">
            <text:p>0,8806537277</text:p>
          </table:table-cell>
          <table:table-cell table:formula="of:=[.AO151]-(1/[.$J151])*[.AO151]+ [.AO151]*(1-[.$F151])*(1)/[.$J151]" office:value-type="float" office:value="0.874782702893718" calcext:value-type="float">
            <text:p>0,8747827029</text:p>
          </table:table-cell>
          <table:table-cell table:formula="of:=[.AP151]-(1/[.$J151])*[.AP151]+ [.AP151]*(1-[.$G151])*(1)/[.$J151]" office:value-type="float" office:value="0.868950818207759" calcext:value-type="float">
            <text:p>0,8689508182</text:p>
          </table:table-cell>
          <table:table-cell table:formula="of:=[.AQ151]-(1/[.$J151])*[.AQ151]+ [.AQ151]*(1-[.$G151])*(1)/[.$J151]" office:value-type="float" office:value="0.863157812753041" calcext:value-type="float">
            <text:p>0,8631578128</text:p>
          </table:table-cell>
          <table:table-cell table:formula="of:=[.AR151]-(1/[.$J151])*[.AR151]+ [.AR151]*(1-[.$G151])*(1)/[.$J151]" office:value-type="float" office:value="0.857403427334687" calcext:value-type="float">
            <text:p>0,8574034273</text:p>
          </table:table-cell>
          <table:table-cell table:formula="of:=[.AS151]-(1/[.$J151])*[.AS151]+ [.AS151]*(1-[.$G151])*(1)/[.$J151]" office:value-type="float" office:value="0.85168740448579" calcext:value-type="float">
            <text:p>0,8516874045</text:p>
          </table:table-cell>
          <table:table-cell table:formula="of:=[.AT151]-(1/[.$J151])*[.AT151]+ [.AT151]*(1-[.$G151])*(1)/[.$J151]" office:value-type="float" office:value="0.846009488455884" calcext:value-type="float">
            <text:p>0,8460094885</text:p>
          </table:table-cell>
          <table:table-cell table:formula="of:=[.AU151]-(1/[.$J151])*[.AU151]+ [.AU151]*(1-[.$G151])*(1)/[.$J151]" office:value-type="float" office:value="0.840369425199512" calcext:value-type="float">
            <text:p>0,8403694252</text:p>
          </table:table-cell>
          <table:table-cell table:formula="of:=[.AV151]-(1/[.$J151])*[.AV151]+ [.AV151]*(1-[.$G151])*(1)/[.$J151]" office:value-type="float" office:value="0.834766962364848" calcext:value-type="float">
            <text:p>0,8347669624</text:p>
          </table:table-cell>
          <table:table-cell table:formula="of:=[.AW151]-(1/[.$J151])*[.AW151]+ [.AW151]*(1-[.$G151])*(1)/[.$J151]" office:value-type="float" office:value="0.829201849282416" calcext:value-type="float">
            <text:p>0,8292018493</text:p>
          </table:table-cell>
          <table:table-cell table:formula="of:=[.AX151]-(1/[.$J151])*[.AX151]+ [.AX151]*(1-[.$G151])*(1)/[.$J151]" office:value-type="float" office:value="0.823673836953867" calcext:value-type="float">
            <text:p>0,823673837</text:p>
          </table:table-cell>
          <table:table-cell table:formula="of:=[.AY151]-(1/[.$J151])*[.AY151]+ [.AY151]*(1-[.$G151])*(1)/[.$J151]" office:value-type="float" office:value="0.818182678040841" calcext:value-type="float">
            <text:p>0,818182678</text:p>
          </table:table-cell>
          <table:table-cell table:number-columns-repeated="972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4" office:value-type="string" calcext:value-type="string">
            <text:p>Gains attendus par rapport lors du remplacement du système existant par un système double flux</text:p>
          </table:table-cell>
          <table:table-cell table:style-name="ce51"/>
          <table:table-cell table:style-name="ce57" table:number-columns-repeated="5"/>
          <table:table-cell table:number-columns-repeated="1017"/>
        </table:table-row>
        <table:table-row table:style-name="ro1">
          <table:table-cell table:style-name="ce45" office:value-type="string" calcext:value-type="string">
            <text:p>BRANCHE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ERIODE1</text:p>
          </table:table-cell>
          <table:table-cell table:style-name="ce10" office:value-type="string" calcext:value-type="string">
            <text:p>PERIODE2</text:p>
          </table:table-cell>
          <table:table-cell table:style-name="ce10" office:value-type="string" calcext:value-type="string">
            <text:p>PERIODE3</text:p>
          </table:table-cell>
          <table:table-cell table:style-name="ce10" office:value-type="string" calcext:value-type="string">
            <text:p>PERIODE4</text:p>
          </table:table-cell>
          <table:table-cell table:style-name="ce10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37" office:value-type="string" calcext:value-type="string">
            <text:p>Branche</text:p>
          </table:table-cell>
          <table:table-cell table:style-name="ce52" office:value-type="string" calcext:value-type="string">
            <text:p>Usage</text:p>
          </table:table-cell>
          <table:table-cell table:style-name="ce58" office:value-type="string" calcext:value-type="string">
            <text:p>2010-2015</text:p>
          </table:table-cell>
          <table:table-cell table:style-name="ce58" office:value-type="string" calcext:value-type="string">
            <text:p>2015-2020</text:p>
          </table:table-cell>
          <table:table-cell table:style-name="ce58" office:value-type="string" calcext:value-type="string">
            <text:p>2020-2030</text:p>
          </table:table-cell>
          <table:table-cell table:style-name="ce58" office:value-type="string" calcext:value-type="string">
            <text:p>2030-2040</text:p>
          </table:table-cell>
          <table:table-cell table:style-name="ce58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2" office:value-type="string" calcext:value-type="string">
            <text:p>Bureaux Administration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58]-(1/[.$J158])*[.K158]+ [.K158]*(1-[.$C158])*(1)/[.$J158]" office:value-type="float" office:value="1.0125" calcext:value-type="float">
            <text:p>1,0125</text:p>
          </table:table-cell>
          <table:table-cell table:formula="of:=[.L158]-(1/[.$J158])*[.L158]+ [.L158]*(1-[.$C158])*(1)/[.$J158]" office:value-type="float" office:value="1.02515625" calcext:value-type="float">
            <text:p>1,02515625</text:p>
          </table:table-cell>
          <table:table-cell table:formula="of:=[.M158]-(1/[.$J158])*[.M158]+ [.M158]*(1-[.$C158])*(1)/[.$J158]" office:value-type="float" office:value="1.037970703125" calcext:value-type="float">
            <text:p>1,0379707031</text:p>
          </table:table-cell>
          <table:table-cell table:formula="of:=[.N158]-(1/[.$J158])*[.N158]+ [.N158]*(1-[.$C158])*(1)/[.$J158]" office:value-type="float" office:value="1.05094533691406" calcext:value-type="float">
            <text:p>1,0509453369</text:p>
          </table:table-cell>
          <table:table-cell table:formula="of:=[.O158]-(1/[.$J158])*[.O158]+ [.O158]*(1-[.$C158])*(1)/[.$J158]" office:value-type="float" office:value="1.06408215362549" calcext:value-type="float">
            <text:p>1,0640821536</text:p>
          </table:table-cell>
          <table:table-cell table:formula="of:=[.P158]-(1/[.$J158])*[.P158]+ [.P158]*(1-[.$C158])*(1)/[.$J158]" office:value-type="float" office:value="1.07738318054581" calcext:value-type="float">
            <text:p>1,0773831805</text:p>
          </table:table-cell>
          <table:table-cell table:formula="of:=[.Q158]-(1/[.$J158])*[.Q158]+ [.Q158]*(1-[.$D158])*(1)/[.$J158]" office:value-type="float" office:value="1.09085047030263" calcext:value-type="float">
            <text:p>1,0908504703</text:p>
          </table:table-cell>
          <table:table-cell table:formula="of:=[.R158]-(1/[.$J158])*[.R158]+ [.R158]*(1-[.$D158])*(1)/[.$J158]" office:value-type="float" office:value="1.10448610118141" calcext:value-type="float">
            <text:p>1,1044861012</text:p>
          </table:table-cell>
          <table:table-cell table:formula="of:=[.S158]-(1/[.$J158])*[.S158]+ [.S158]*(1-[.$D158])*(1)/[.$J158]" office:value-type="float" office:value="1.11829217744618" calcext:value-type="float">
            <text:p>1,1182921774</text:p>
          </table:table-cell>
          <table:table-cell table:formula="of:=[.T158]-(1/[.$J158])*[.T158]+ [.T158]*(1-[.$D158])*(1)/[.$J158]" office:value-type="float" office:value="1.13227082966426" calcext:value-type="float">
            <text:p>1,1322708297</text:p>
          </table:table-cell>
          <table:table-cell table:formula="of:=[.U158]-(1/[.$J158])*[.U158]+ [.U158]*(1-[.$D158])*(1)/[.$J158]" office:value-type="float" office:value="1.14642421503506" calcext:value-type="float">
            <text:p>1,146424215</text:p>
          </table:table-cell>
          <table:table-cell table:formula="of:=[.V158]-(1/[.$J158])*[.V158]+ [.V158]*(1-[.$E158])*(1)/[.$J158]" office:value-type="float" office:value="1.160754517723" calcext:value-type="float">
            <text:p>1,1607545177</text:p>
          </table:table-cell>
          <table:table-cell table:formula="of:=[.W158]-(1/[.$J158])*[.W158]+ [.W158]*(1-[.$E158])*(1)/[.$J158]" office:value-type="float" office:value="1.17526394919454" calcext:value-type="float">
            <text:p>1,1752639492</text:p>
          </table:table-cell>
          <table:table-cell table:formula="of:=[.X158]-(1/[.$J158])*[.X158]+ [.X158]*(1-[.$E158])*(1)/[.$J158]" office:value-type="float" office:value="1.18995474855947" calcext:value-type="float">
            <text:p>1,1899547486</text:p>
          </table:table-cell>
          <table:table-cell table:formula="of:=[.Y158]-(1/[.$J158])*[.Y158]+ [.Y158]*(1-[.$E158])*(1)/[.$J158]" office:value-type="float" office:value="1.20482918291646" calcext:value-type="float">
            <text:p>1,2048291829</text:p>
          </table:table-cell>
          <table:table-cell table:formula="of:=[.Z158]-(1/[.$J158])*[.Z158]+ [.Z158]*(1-[.$E158])*(1)/[.$J158]" office:value-type="float" office:value="1.21988954770292" calcext:value-type="float">
            <text:p>1,2198895477</text:p>
          </table:table-cell>
          <table:table-cell table:formula="of:=[.AA158]-(1/[.$J158])*[.AA158]+ [.AA158]*(1-[.$E158])*(1)/[.$J158]" office:value-type="float" office:value="1.2351381670492" calcext:value-type="float">
            <text:p>1,235138167</text:p>
          </table:table-cell>
          <table:table-cell table:formula="of:=[.AB158]-(1/[.$J158])*[.AB158]+ [.AB158]*(1-[.$E158])*(1)/[.$J158]" office:value-type="float" office:value="1.25057739413732" calcext:value-type="float">
            <text:p>1,2505773941</text:p>
          </table:table-cell>
          <table:table-cell table:formula="of:=[.AC158]-(1/[.$J158])*[.AC158]+ [.AC158]*(1-[.$E158])*(1)/[.$J158]" office:value-type="float" office:value="1.26620961156403" calcext:value-type="float">
            <text:p>1,2662096116</text:p>
          </table:table-cell>
          <table:table-cell table:formula="of:=[.AD158]-(1/[.$J158])*[.AD158]+ [.AD158]*(1-[.$E158])*(1)/[.$J158]" office:value-type="float" office:value="1.28203723170858" calcext:value-type="float">
            <text:p>1,2820372317</text:p>
          </table:table-cell>
          <table:table-cell table:formula="of:=[.AE158]-(1/[.$J158])*[.AE158]+ [.AE158]*(1-[.$E158])*(1)/[.$J158]" office:value-type="float" office:value="1.29806269710494" calcext:value-type="float">
            <text:p>1,2980626971</text:p>
          </table:table-cell>
          <table:table-cell table:formula="of:=[.AF158]-(1/[.$J158])*[.AF158]+ [.AF158]*(1-[.$F158])*(1)/[.$J158]" office:value-type="float" office:value="1.29806269710494" calcext:value-type="float">
            <text:p>1,2980626971</text:p>
          </table:table-cell>
          <table:table-cell table:formula="of:=[.AG158]-(1/[.$J158])*[.AG158]+ [.AG158]*(1-[.$F158])*(1)/[.$J158]" office:value-type="float" office:value="1.29806269710494" calcext:value-type="float">
            <text:p>1,2980626971</text:p>
          </table:table-cell>
          <table:table-cell table:formula="of:=[.AH158]-(1/[.$J158])*[.AH158]+ [.AH158]*(1-[.$F158])*(1)/[.$J158]" office:value-type="float" office:value="1.29806269710494" calcext:value-type="float">
            <text:p>1,2980626971</text:p>
          </table:table-cell>
          <table:table-cell table:formula="of:=[.AI158]-(1/[.$J158])*[.AI158]+ [.AI158]*(1-[.$F158])*(1)/[.$J158]" office:value-type="float" office:value="1.29806269710494" calcext:value-type="float">
            <text:p>1,2980626971</text:p>
          </table:table-cell>
          <table:table-cell table:formula="of:=[.AJ158]-(1/[.$J158])*[.AJ158]+ [.AJ158]*(1-[.$F158])*(1)/[.$J158]" office:value-type="float" office:value="1.29806269710494" calcext:value-type="float">
            <text:p>1,2980626971</text:p>
          </table:table-cell>
          <table:table-cell table:formula="of:=[.AK158]-(1/[.$J158])*[.AK158]+ [.AK158]*(1-[.$F158])*(1)/[.$J158]" office:value-type="float" office:value="1.29806269710494" calcext:value-type="float">
            <text:p>1,2980626971</text:p>
          </table:table-cell>
          <table:table-cell table:formula="of:=[.AL158]-(1/[.$J158])*[.AL158]+ [.AL158]*(1-[.$F158])*(1)/[.$J158]" office:value-type="float" office:value="1.29806269710494" calcext:value-type="float">
            <text:p>1,2980626971</text:p>
          </table:table-cell>
          <table:table-cell table:formula="of:=[.AM158]-(1/[.$J158])*[.AM158]+ [.AM158]*(1-[.$F158])*(1)/[.$J158]" office:value-type="float" office:value="1.29806269710494" calcext:value-type="float">
            <text:p>1,2980626971</text:p>
          </table:table-cell>
          <table:table-cell table:formula="of:=[.AN158]-(1/[.$J158])*[.AN158]+ [.AN158]*(1-[.$F158])*(1)/[.$J158]" office:value-type="float" office:value="1.29806269710494" calcext:value-type="float">
            <text:p>1,2980626971</text:p>
          </table:table-cell>
          <table:table-cell table:formula="of:=[.AO158]-(1/[.$J158])*[.AO158]+ [.AO158]*(1-[.$F158])*(1)/[.$J158]" office:value-type="float" office:value="1.29806269710494" calcext:value-type="float">
            <text:p>1,2980626971</text:p>
          </table:table-cell>
          <table:table-cell table:formula="of:=[.AP158]-(1/[.$J158])*[.AP158]+ [.AP158]*(1-[.$G158])*(1)/[.$J158]" office:value-type="float" office:value="1.29806269710494" calcext:value-type="float">
            <text:p>1,2980626971</text:p>
          </table:table-cell>
          <table:table-cell table:formula="of:=[.AQ158]-(1/[.$J158])*[.AQ158]+ [.AQ158]*(1-[.$G158])*(1)/[.$J158]" office:value-type="float" office:value="1.29806269710494" calcext:value-type="float">
            <text:p>1,2980626971</text:p>
          </table:table-cell>
          <table:table-cell table:formula="of:=[.AR158]-(1/[.$J158])*[.AR158]+ [.AR158]*(1-[.$G158])*(1)/[.$J158]" office:value-type="float" office:value="1.29806269710494" calcext:value-type="float">
            <text:p>1,2980626971</text:p>
          </table:table-cell>
          <table:table-cell table:formula="of:=[.AS158]-(1/[.$J158])*[.AS158]+ [.AS158]*(1-[.$G158])*(1)/[.$J158]" office:value-type="float" office:value="1.29806269710494" calcext:value-type="float">
            <text:p>1,2980626971</text:p>
          </table:table-cell>
          <table:table-cell table:formula="of:=[.AT158]-(1/[.$J158])*[.AT158]+ [.AT158]*(1-[.$G158])*(1)/[.$J158]" office:value-type="float" office:value="1.29806269710494" calcext:value-type="float">
            <text:p>1,2980626971</text:p>
          </table:table-cell>
          <table:table-cell table:formula="of:=[.AU158]-(1/[.$J158])*[.AU158]+ [.AU158]*(1-[.$G158])*(1)/[.$J158]" office:value-type="float" office:value="1.29806269710494" calcext:value-type="float">
            <text:p>1,2980626971</text:p>
          </table:table-cell>
          <table:table-cell table:formula="of:=[.AV158]-(1/[.$J158])*[.AV158]+ [.AV158]*(1-[.$G158])*(1)/[.$J158]" office:value-type="float" office:value="1.29806269710494" calcext:value-type="float">
            <text:p>1,2980626971</text:p>
          </table:table-cell>
          <table:table-cell table:formula="of:=[.AW158]-(1/[.$J158])*[.AW158]+ [.AW158]*(1-[.$G158])*(1)/[.$J158]" office:value-type="float" office:value="1.29806269710494" calcext:value-type="float">
            <text:p>1,2980626971</text:p>
          </table:table-cell>
          <table:table-cell table:formula="of:=[.AX158]-(1/[.$J158])*[.AX158]+ [.AX158]*(1-[.$G158])*(1)/[.$J158]" office:value-type="float" office:value="1.29806269710494" calcext:value-type="float">
            <text:p>1,2980626971</text:p>
          </table:table-cell>
          <table:table-cell table:formula="of:=[.AY158]-(1/[.$J158])*[.AY158]+ [.AY158]*(1-[.$G158])*(1)/[.$J158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afé Hôtel Restaurant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59]-(1/[.$J159])*[.K159]+ [.K159]*(1-[.$C159])*(1)/[.$J159]" office:value-type="float" office:value="1.0125" calcext:value-type="float">
            <text:p>1,0125</text:p>
          </table:table-cell>
          <table:table-cell table:formula="of:=[.L159]-(1/[.$J159])*[.L159]+ [.L159]*(1-[.$C159])*(1)/[.$J159]" office:value-type="float" office:value="1.02515625" calcext:value-type="float">
            <text:p>1,02515625</text:p>
          </table:table-cell>
          <table:table-cell table:formula="of:=[.M159]-(1/[.$J159])*[.M159]+ [.M159]*(1-[.$C159])*(1)/[.$J159]" office:value-type="float" office:value="1.037970703125" calcext:value-type="float">
            <text:p>1,0379707031</text:p>
          </table:table-cell>
          <table:table-cell table:formula="of:=[.N159]-(1/[.$J159])*[.N159]+ [.N159]*(1-[.$C159])*(1)/[.$J159]" office:value-type="float" office:value="1.05094533691406" calcext:value-type="float">
            <text:p>1,0509453369</text:p>
          </table:table-cell>
          <table:table-cell table:formula="of:=[.O159]-(1/[.$J159])*[.O159]+ [.O159]*(1-[.$C159])*(1)/[.$J159]" office:value-type="float" office:value="1.06408215362549" calcext:value-type="float">
            <text:p>1,0640821536</text:p>
          </table:table-cell>
          <table:table-cell table:formula="of:=[.P159]-(1/[.$J159])*[.P159]+ [.P159]*(1-[.$C159])*(1)/[.$J159]" office:value-type="float" office:value="1.07738318054581" calcext:value-type="float">
            <text:p>1,0773831805</text:p>
          </table:table-cell>
          <table:table-cell table:formula="of:=[.Q159]-(1/[.$J159])*[.Q159]+ [.Q159]*(1-[.$D159])*(1)/[.$J159]" office:value-type="float" office:value="1.09085047030263" calcext:value-type="float">
            <text:p>1,0908504703</text:p>
          </table:table-cell>
          <table:table-cell table:formula="of:=[.R159]-(1/[.$J159])*[.R159]+ [.R159]*(1-[.$D159])*(1)/[.$J159]" office:value-type="float" office:value="1.10448610118141" calcext:value-type="float">
            <text:p>1,1044861012</text:p>
          </table:table-cell>
          <table:table-cell table:formula="of:=[.S159]-(1/[.$J159])*[.S159]+ [.S159]*(1-[.$D159])*(1)/[.$J159]" office:value-type="float" office:value="1.11829217744618" calcext:value-type="float">
            <text:p>1,1182921774</text:p>
          </table:table-cell>
          <table:table-cell table:formula="of:=[.T159]-(1/[.$J159])*[.T159]+ [.T159]*(1-[.$D159])*(1)/[.$J159]" office:value-type="float" office:value="1.13227082966426" calcext:value-type="float">
            <text:p>1,1322708297</text:p>
          </table:table-cell>
          <table:table-cell table:formula="of:=[.U159]-(1/[.$J159])*[.U159]+ [.U159]*(1-[.$D159])*(1)/[.$J159]" office:value-type="float" office:value="1.14642421503506" calcext:value-type="float">
            <text:p>1,146424215</text:p>
          </table:table-cell>
          <table:table-cell table:formula="of:=[.V159]-(1/[.$J159])*[.V159]+ [.V159]*(1-[.$E159])*(1)/[.$J159]" office:value-type="float" office:value="1.160754517723" calcext:value-type="float">
            <text:p>1,1607545177</text:p>
          </table:table-cell>
          <table:table-cell table:formula="of:=[.W159]-(1/[.$J159])*[.W159]+ [.W159]*(1-[.$E159])*(1)/[.$J159]" office:value-type="float" office:value="1.17526394919454" calcext:value-type="float">
            <text:p>1,1752639492</text:p>
          </table:table-cell>
          <table:table-cell table:formula="of:=[.X159]-(1/[.$J159])*[.X159]+ [.X159]*(1-[.$E159])*(1)/[.$J159]" office:value-type="float" office:value="1.18995474855947" calcext:value-type="float">
            <text:p>1,1899547486</text:p>
          </table:table-cell>
          <table:table-cell table:formula="of:=[.Y159]-(1/[.$J159])*[.Y159]+ [.Y159]*(1-[.$E159])*(1)/[.$J159]" office:value-type="float" office:value="1.20482918291646" calcext:value-type="float">
            <text:p>1,2048291829</text:p>
          </table:table-cell>
          <table:table-cell table:formula="of:=[.Z159]-(1/[.$J159])*[.Z159]+ [.Z159]*(1-[.$E159])*(1)/[.$J159]" office:value-type="float" office:value="1.21988954770292" calcext:value-type="float">
            <text:p>1,2198895477</text:p>
          </table:table-cell>
          <table:table-cell table:formula="of:=[.AA159]-(1/[.$J159])*[.AA159]+ [.AA159]*(1-[.$E159])*(1)/[.$J159]" office:value-type="float" office:value="1.2351381670492" calcext:value-type="float">
            <text:p>1,235138167</text:p>
          </table:table-cell>
          <table:table-cell table:formula="of:=[.AB159]-(1/[.$J159])*[.AB159]+ [.AB159]*(1-[.$E159])*(1)/[.$J159]" office:value-type="float" office:value="1.25057739413732" calcext:value-type="float">
            <text:p>1,2505773941</text:p>
          </table:table-cell>
          <table:table-cell table:formula="of:=[.AC159]-(1/[.$J159])*[.AC159]+ [.AC159]*(1-[.$E159])*(1)/[.$J159]" office:value-type="float" office:value="1.26620961156403" calcext:value-type="float">
            <text:p>1,2662096116</text:p>
          </table:table-cell>
          <table:table-cell table:formula="of:=[.AD159]-(1/[.$J159])*[.AD159]+ [.AD159]*(1-[.$E159])*(1)/[.$J159]" office:value-type="float" office:value="1.28203723170858" calcext:value-type="float">
            <text:p>1,2820372317</text:p>
          </table:table-cell>
          <table:table-cell table:formula="of:=[.AE159]-(1/[.$J159])*[.AE159]+ [.AE159]*(1-[.$E159])*(1)/[.$J159]" office:value-type="float" office:value="1.29806269710494" calcext:value-type="float">
            <text:p>1,2980626971</text:p>
          </table:table-cell>
          <table:table-cell table:formula="of:=[.AF159]-(1/[.$J159])*[.AF159]+ [.AF159]*(1-[.$F159])*(1)/[.$J159]" office:value-type="float" office:value="1.29806269710494" calcext:value-type="float">
            <text:p>1,2980626971</text:p>
          </table:table-cell>
          <table:table-cell table:formula="of:=[.AG159]-(1/[.$J159])*[.AG159]+ [.AG159]*(1-[.$F159])*(1)/[.$J159]" office:value-type="float" office:value="1.29806269710494" calcext:value-type="float">
            <text:p>1,2980626971</text:p>
          </table:table-cell>
          <table:table-cell table:formula="of:=[.AH159]-(1/[.$J159])*[.AH159]+ [.AH159]*(1-[.$F159])*(1)/[.$J159]" office:value-type="float" office:value="1.29806269710494" calcext:value-type="float">
            <text:p>1,2980626971</text:p>
          </table:table-cell>
          <table:table-cell table:formula="of:=[.AI159]-(1/[.$J159])*[.AI159]+ [.AI159]*(1-[.$F159])*(1)/[.$J159]" office:value-type="float" office:value="1.29806269710494" calcext:value-type="float">
            <text:p>1,2980626971</text:p>
          </table:table-cell>
          <table:table-cell table:formula="of:=[.AJ159]-(1/[.$J159])*[.AJ159]+ [.AJ159]*(1-[.$F159])*(1)/[.$J159]" office:value-type="float" office:value="1.29806269710494" calcext:value-type="float">
            <text:p>1,2980626971</text:p>
          </table:table-cell>
          <table:table-cell table:formula="of:=[.AK159]-(1/[.$J159])*[.AK159]+ [.AK159]*(1-[.$F159])*(1)/[.$J159]" office:value-type="float" office:value="1.29806269710494" calcext:value-type="float">
            <text:p>1,2980626971</text:p>
          </table:table-cell>
          <table:table-cell table:formula="of:=[.AL159]-(1/[.$J159])*[.AL159]+ [.AL159]*(1-[.$F159])*(1)/[.$J159]" office:value-type="float" office:value="1.29806269710494" calcext:value-type="float">
            <text:p>1,2980626971</text:p>
          </table:table-cell>
          <table:table-cell table:formula="of:=[.AM159]-(1/[.$J159])*[.AM159]+ [.AM159]*(1-[.$F159])*(1)/[.$J159]" office:value-type="float" office:value="1.29806269710494" calcext:value-type="float">
            <text:p>1,2980626971</text:p>
          </table:table-cell>
          <table:table-cell table:formula="of:=[.AN159]-(1/[.$J159])*[.AN159]+ [.AN159]*(1-[.$F159])*(1)/[.$J159]" office:value-type="float" office:value="1.29806269710494" calcext:value-type="float">
            <text:p>1,2980626971</text:p>
          </table:table-cell>
          <table:table-cell table:formula="of:=[.AO159]-(1/[.$J159])*[.AO159]+ [.AO159]*(1-[.$F159])*(1)/[.$J159]" office:value-type="float" office:value="1.29806269710494" calcext:value-type="float">
            <text:p>1,2980626971</text:p>
          </table:table-cell>
          <table:table-cell table:formula="of:=[.AP159]-(1/[.$J159])*[.AP159]+ [.AP159]*(1-[.$G159])*(1)/[.$J159]" office:value-type="float" office:value="1.29806269710494" calcext:value-type="float">
            <text:p>1,2980626971</text:p>
          </table:table-cell>
          <table:table-cell table:formula="of:=[.AQ159]-(1/[.$J159])*[.AQ159]+ [.AQ159]*(1-[.$G159])*(1)/[.$J159]" office:value-type="float" office:value="1.29806269710494" calcext:value-type="float">
            <text:p>1,2980626971</text:p>
          </table:table-cell>
          <table:table-cell table:formula="of:=[.AR159]-(1/[.$J159])*[.AR159]+ [.AR159]*(1-[.$G159])*(1)/[.$J159]" office:value-type="float" office:value="1.29806269710494" calcext:value-type="float">
            <text:p>1,2980626971</text:p>
          </table:table-cell>
          <table:table-cell table:formula="of:=[.AS159]-(1/[.$J159])*[.AS159]+ [.AS159]*(1-[.$G159])*(1)/[.$J159]" office:value-type="float" office:value="1.29806269710494" calcext:value-type="float">
            <text:p>1,2980626971</text:p>
          </table:table-cell>
          <table:table-cell table:formula="of:=[.AT159]-(1/[.$J159])*[.AT159]+ [.AT159]*(1-[.$G159])*(1)/[.$J159]" office:value-type="float" office:value="1.29806269710494" calcext:value-type="float">
            <text:p>1,2980626971</text:p>
          </table:table-cell>
          <table:table-cell table:formula="of:=[.AU159]-(1/[.$J159])*[.AU159]+ [.AU159]*(1-[.$G159])*(1)/[.$J159]" office:value-type="float" office:value="1.29806269710494" calcext:value-type="float">
            <text:p>1,2980626971</text:p>
          </table:table-cell>
          <table:table-cell table:formula="of:=[.AV159]-(1/[.$J159])*[.AV159]+ [.AV159]*(1-[.$G159])*(1)/[.$J159]" office:value-type="float" office:value="1.29806269710494" calcext:value-type="float">
            <text:p>1,2980626971</text:p>
          </table:table-cell>
          <table:table-cell table:formula="of:=[.AW159]-(1/[.$J159])*[.AW159]+ [.AW159]*(1-[.$G159])*(1)/[.$J159]" office:value-type="float" office:value="1.29806269710494" calcext:value-type="float">
            <text:p>1,2980626971</text:p>
          </table:table-cell>
          <table:table-cell table:formula="of:=[.AX159]-(1/[.$J159])*[.AX159]+ [.AX159]*(1-[.$G159])*(1)/[.$J159]" office:value-type="float" office:value="1.29806269710494" calcext:value-type="float">
            <text:p>1,2980626971</text:p>
          </table:table-cell>
          <table:table-cell table:formula="of:=[.AY159]-(1/[.$J159])*[.AY159]+ [.AY159]*(1-[.$G159])*(1)/[.$J159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mmerce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0]-(1/[.$J160])*[.K160]+ [.K160]*(1-[.$C160])*(1)/[.$J160]" office:value-type="float" office:value="1.0125" calcext:value-type="float">
            <text:p>1,0125</text:p>
          </table:table-cell>
          <table:table-cell table:formula="of:=[.L160]-(1/[.$J160])*[.L160]+ [.L160]*(1-[.$C160])*(1)/[.$J160]" office:value-type="float" office:value="1.02515625" calcext:value-type="float">
            <text:p>1,02515625</text:p>
          </table:table-cell>
          <table:table-cell table:formula="of:=[.M160]-(1/[.$J160])*[.M160]+ [.M160]*(1-[.$C160])*(1)/[.$J160]" office:value-type="float" office:value="1.037970703125" calcext:value-type="float">
            <text:p>1,0379707031</text:p>
          </table:table-cell>
          <table:table-cell table:formula="of:=[.N160]-(1/[.$J160])*[.N160]+ [.N160]*(1-[.$C160])*(1)/[.$J160]" office:value-type="float" office:value="1.05094533691406" calcext:value-type="float">
            <text:p>1,0509453369</text:p>
          </table:table-cell>
          <table:table-cell table:formula="of:=[.O160]-(1/[.$J160])*[.O160]+ [.O160]*(1-[.$C160])*(1)/[.$J160]" office:value-type="float" office:value="1.06408215362549" calcext:value-type="float">
            <text:p>1,0640821536</text:p>
          </table:table-cell>
          <table:table-cell table:formula="of:=[.P160]-(1/[.$J160])*[.P160]+ [.P160]*(1-[.$C160])*(1)/[.$J160]" office:value-type="float" office:value="1.07738318054581" calcext:value-type="float">
            <text:p>1,0773831805</text:p>
          </table:table-cell>
          <table:table-cell table:formula="of:=[.Q160]-(1/[.$J160])*[.Q160]+ [.Q160]*(1-[.$D160])*(1)/[.$J160]" office:value-type="float" office:value="1.09085047030263" calcext:value-type="float">
            <text:p>1,0908504703</text:p>
          </table:table-cell>
          <table:table-cell table:formula="of:=[.R160]-(1/[.$J160])*[.R160]+ [.R160]*(1-[.$D160])*(1)/[.$J160]" office:value-type="float" office:value="1.10448610118141" calcext:value-type="float">
            <text:p>1,1044861012</text:p>
          </table:table-cell>
          <table:table-cell table:formula="of:=[.S160]-(1/[.$J160])*[.S160]+ [.S160]*(1-[.$D160])*(1)/[.$J160]" office:value-type="float" office:value="1.11829217744618" calcext:value-type="float">
            <text:p>1,1182921774</text:p>
          </table:table-cell>
          <table:table-cell table:formula="of:=[.T160]-(1/[.$J160])*[.T160]+ [.T160]*(1-[.$D160])*(1)/[.$J160]" office:value-type="float" office:value="1.13227082966426" calcext:value-type="float">
            <text:p>1,1322708297</text:p>
          </table:table-cell>
          <table:table-cell table:formula="of:=[.U160]-(1/[.$J160])*[.U160]+ [.U160]*(1-[.$D160])*(1)/[.$J160]" office:value-type="float" office:value="1.14642421503506" calcext:value-type="float">
            <text:p>1,146424215</text:p>
          </table:table-cell>
          <table:table-cell table:formula="of:=[.V160]-(1/[.$J160])*[.V160]+ [.V160]*(1-[.$E160])*(1)/[.$J160]" office:value-type="float" office:value="1.160754517723" calcext:value-type="float">
            <text:p>1,1607545177</text:p>
          </table:table-cell>
          <table:table-cell table:formula="of:=[.W160]-(1/[.$J160])*[.W160]+ [.W160]*(1-[.$E160])*(1)/[.$J160]" office:value-type="float" office:value="1.17526394919454" calcext:value-type="float">
            <text:p>1,1752639492</text:p>
          </table:table-cell>
          <table:table-cell table:formula="of:=[.X160]-(1/[.$J160])*[.X160]+ [.X160]*(1-[.$E160])*(1)/[.$J160]" office:value-type="float" office:value="1.18995474855947" calcext:value-type="float">
            <text:p>1,1899547486</text:p>
          </table:table-cell>
          <table:table-cell table:formula="of:=[.Y160]-(1/[.$J160])*[.Y160]+ [.Y160]*(1-[.$E160])*(1)/[.$J160]" office:value-type="float" office:value="1.20482918291646" calcext:value-type="float">
            <text:p>1,2048291829</text:p>
          </table:table-cell>
          <table:table-cell table:formula="of:=[.Z160]-(1/[.$J160])*[.Z160]+ [.Z160]*(1-[.$E160])*(1)/[.$J160]" office:value-type="float" office:value="1.21988954770292" calcext:value-type="float">
            <text:p>1,2198895477</text:p>
          </table:table-cell>
          <table:table-cell table:formula="of:=[.AA160]-(1/[.$J160])*[.AA160]+ [.AA160]*(1-[.$E160])*(1)/[.$J160]" office:value-type="float" office:value="1.2351381670492" calcext:value-type="float">
            <text:p>1,235138167</text:p>
          </table:table-cell>
          <table:table-cell table:formula="of:=[.AB160]-(1/[.$J160])*[.AB160]+ [.AB160]*(1-[.$E160])*(1)/[.$J160]" office:value-type="float" office:value="1.25057739413732" calcext:value-type="float">
            <text:p>1,2505773941</text:p>
          </table:table-cell>
          <table:table-cell table:formula="of:=[.AC160]-(1/[.$J160])*[.AC160]+ [.AC160]*(1-[.$E160])*(1)/[.$J160]" office:value-type="float" office:value="1.26620961156403" calcext:value-type="float">
            <text:p>1,2662096116</text:p>
          </table:table-cell>
          <table:table-cell table:formula="of:=[.AD160]-(1/[.$J160])*[.AD160]+ [.AD160]*(1-[.$E160])*(1)/[.$J160]" office:value-type="float" office:value="1.28203723170858" calcext:value-type="float">
            <text:p>1,2820372317</text:p>
          </table:table-cell>
          <table:table-cell table:formula="of:=[.AE160]-(1/[.$J160])*[.AE160]+ [.AE160]*(1-[.$E160])*(1)/[.$J160]" office:value-type="float" office:value="1.29806269710494" calcext:value-type="float">
            <text:p>1,2980626971</text:p>
          </table:table-cell>
          <table:table-cell table:formula="of:=[.AF160]-(1/[.$J160])*[.AF160]+ [.AF160]*(1-[.$F160])*(1)/[.$J160]" office:value-type="float" office:value="1.29806269710494" calcext:value-type="float">
            <text:p>1,2980626971</text:p>
          </table:table-cell>
          <table:table-cell table:formula="of:=[.AG160]-(1/[.$J160])*[.AG160]+ [.AG160]*(1-[.$F160])*(1)/[.$J160]" office:value-type="float" office:value="1.29806269710494" calcext:value-type="float">
            <text:p>1,2980626971</text:p>
          </table:table-cell>
          <table:table-cell table:formula="of:=[.AH160]-(1/[.$J160])*[.AH160]+ [.AH160]*(1-[.$F160])*(1)/[.$J160]" office:value-type="float" office:value="1.29806269710494" calcext:value-type="float">
            <text:p>1,2980626971</text:p>
          </table:table-cell>
          <table:table-cell table:formula="of:=[.AI160]-(1/[.$J160])*[.AI160]+ [.AI160]*(1-[.$F160])*(1)/[.$J160]" office:value-type="float" office:value="1.29806269710494" calcext:value-type="float">
            <text:p>1,2980626971</text:p>
          </table:table-cell>
          <table:table-cell table:formula="of:=[.AJ160]-(1/[.$J160])*[.AJ160]+ [.AJ160]*(1-[.$F160])*(1)/[.$J160]" office:value-type="float" office:value="1.29806269710494" calcext:value-type="float">
            <text:p>1,2980626971</text:p>
          </table:table-cell>
          <table:table-cell table:formula="of:=[.AK160]-(1/[.$J160])*[.AK160]+ [.AK160]*(1-[.$F160])*(1)/[.$J160]" office:value-type="float" office:value="1.29806269710494" calcext:value-type="float">
            <text:p>1,2980626971</text:p>
          </table:table-cell>
          <table:table-cell table:formula="of:=[.AL160]-(1/[.$J160])*[.AL160]+ [.AL160]*(1-[.$F160])*(1)/[.$J160]" office:value-type="float" office:value="1.29806269710494" calcext:value-type="float">
            <text:p>1,2980626971</text:p>
          </table:table-cell>
          <table:table-cell table:formula="of:=[.AM160]-(1/[.$J160])*[.AM160]+ [.AM160]*(1-[.$F160])*(1)/[.$J160]" office:value-type="float" office:value="1.29806269710494" calcext:value-type="float">
            <text:p>1,2980626971</text:p>
          </table:table-cell>
          <table:table-cell table:formula="of:=[.AN160]-(1/[.$J160])*[.AN160]+ [.AN160]*(1-[.$F160])*(1)/[.$J160]" office:value-type="float" office:value="1.29806269710494" calcext:value-type="float">
            <text:p>1,2980626971</text:p>
          </table:table-cell>
          <table:table-cell table:formula="of:=[.AO160]-(1/[.$J160])*[.AO160]+ [.AO160]*(1-[.$F160])*(1)/[.$J160]" office:value-type="float" office:value="1.29806269710494" calcext:value-type="float">
            <text:p>1,2980626971</text:p>
          </table:table-cell>
          <table:table-cell table:formula="of:=[.AP160]-(1/[.$J160])*[.AP160]+ [.AP160]*(1-[.$G160])*(1)/[.$J160]" office:value-type="float" office:value="1.29806269710494" calcext:value-type="float">
            <text:p>1,2980626971</text:p>
          </table:table-cell>
          <table:table-cell table:formula="of:=[.AQ160]-(1/[.$J160])*[.AQ160]+ [.AQ160]*(1-[.$G160])*(1)/[.$J160]" office:value-type="float" office:value="1.29806269710494" calcext:value-type="float">
            <text:p>1,2980626971</text:p>
          </table:table-cell>
          <table:table-cell table:formula="of:=[.AR160]-(1/[.$J160])*[.AR160]+ [.AR160]*(1-[.$G160])*(1)/[.$J160]" office:value-type="float" office:value="1.29806269710494" calcext:value-type="float">
            <text:p>1,2980626971</text:p>
          </table:table-cell>
          <table:table-cell table:formula="of:=[.AS160]-(1/[.$J160])*[.AS160]+ [.AS160]*(1-[.$G160])*(1)/[.$J160]" office:value-type="float" office:value="1.29806269710494" calcext:value-type="float">
            <text:p>1,2980626971</text:p>
          </table:table-cell>
          <table:table-cell table:formula="of:=[.AT160]-(1/[.$J160])*[.AT160]+ [.AT160]*(1-[.$G160])*(1)/[.$J160]" office:value-type="float" office:value="1.29806269710494" calcext:value-type="float">
            <text:p>1,2980626971</text:p>
          </table:table-cell>
          <table:table-cell table:formula="of:=[.AU160]-(1/[.$J160])*[.AU160]+ [.AU160]*(1-[.$G160])*(1)/[.$J160]" office:value-type="float" office:value="1.29806269710494" calcext:value-type="float">
            <text:p>1,2980626971</text:p>
          </table:table-cell>
          <table:table-cell table:formula="of:=[.AV160]-(1/[.$J160])*[.AV160]+ [.AV160]*(1-[.$G160])*(1)/[.$J160]" office:value-type="float" office:value="1.29806269710494" calcext:value-type="float">
            <text:p>1,2980626971</text:p>
          </table:table-cell>
          <table:table-cell table:formula="of:=[.AW160]-(1/[.$J160])*[.AW160]+ [.AW160]*(1-[.$G160])*(1)/[.$J160]" office:value-type="float" office:value="1.29806269710494" calcext:value-type="float">
            <text:p>1,2980626971</text:p>
          </table:table-cell>
          <table:table-cell table:formula="of:=[.AX160]-(1/[.$J160])*[.AX160]+ [.AX160]*(1-[.$G160])*(1)/[.$J160]" office:value-type="float" office:value="1.29806269710494" calcext:value-type="float">
            <text:p>1,2980626971</text:p>
          </table:table-cell>
          <table:table-cell table:formula="of:=[.AY160]-(1/[.$J160])*[.AY160]+ [.AY160]*(1-[.$G160])*(1)/[.$J160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Enseignement Recherche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1]-(1/[.$J161])*[.K161]+ [.K161]*(1-[.$C161])*(1)/[.$J161]" office:value-type="float" office:value="1.0125" calcext:value-type="float">
            <text:p>1,0125</text:p>
          </table:table-cell>
          <table:table-cell table:formula="of:=[.L161]-(1/[.$J161])*[.L161]+ [.L161]*(1-[.$C161])*(1)/[.$J161]" office:value-type="float" office:value="1.02515625" calcext:value-type="float">
            <text:p>1,02515625</text:p>
          </table:table-cell>
          <table:table-cell table:formula="of:=[.M161]-(1/[.$J161])*[.M161]+ [.M161]*(1-[.$C161])*(1)/[.$J161]" office:value-type="float" office:value="1.037970703125" calcext:value-type="float">
            <text:p>1,0379707031</text:p>
          </table:table-cell>
          <table:table-cell table:formula="of:=[.N161]-(1/[.$J161])*[.N161]+ [.N161]*(1-[.$C161])*(1)/[.$J161]" office:value-type="float" office:value="1.05094533691406" calcext:value-type="float">
            <text:p>1,0509453369</text:p>
          </table:table-cell>
          <table:table-cell table:formula="of:=[.O161]-(1/[.$J161])*[.O161]+ [.O161]*(1-[.$C161])*(1)/[.$J161]" office:value-type="float" office:value="1.06408215362549" calcext:value-type="float">
            <text:p>1,0640821536</text:p>
          </table:table-cell>
          <table:table-cell table:formula="of:=[.P161]-(1/[.$J161])*[.P161]+ [.P161]*(1-[.$C161])*(1)/[.$J161]" office:value-type="float" office:value="1.07738318054581" calcext:value-type="float">
            <text:p>1,0773831805</text:p>
          </table:table-cell>
          <table:table-cell table:formula="of:=[.Q161]-(1/[.$J161])*[.Q161]+ [.Q161]*(1-[.$D161])*(1)/[.$J161]" office:value-type="float" office:value="1.09085047030263" calcext:value-type="float">
            <text:p>1,0908504703</text:p>
          </table:table-cell>
          <table:table-cell table:formula="of:=[.R161]-(1/[.$J161])*[.R161]+ [.R161]*(1-[.$D161])*(1)/[.$J161]" office:value-type="float" office:value="1.10448610118141" calcext:value-type="float">
            <text:p>1,1044861012</text:p>
          </table:table-cell>
          <table:table-cell table:formula="of:=[.S161]-(1/[.$J161])*[.S161]+ [.S161]*(1-[.$D161])*(1)/[.$J161]" office:value-type="float" office:value="1.11829217744618" calcext:value-type="float">
            <text:p>1,1182921774</text:p>
          </table:table-cell>
          <table:table-cell table:formula="of:=[.T161]-(1/[.$J161])*[.T161]+ [.T161]*(1-[.$D161])*(1)/[.$J161]" office:value-type="float" office:value="1.13227082966426" calcext:value-type="float">
            <text:p>1,1322708297</text:p>
          </table:table-cell>
          <table:table-cell table:formula="of:=[.U161]-(1/[.$J161])*[.U161]+ [.U161]*(1-[.$D161])*(1)/[.$J161]" office:value-type="float" office:value="1.14642421503506" calcext:value-type="float">
            <text:p>1,146424215</text:p>
          </table:table-cell>
          <table:table-cell table:formula="of:=[.V161]-(1/[.$J161])*[.V161]+ [.V161]*(1-[.$E161])*(1)/[.$J161]" office:value-type="float" office:value="1.160754517723" calcext:value-type="float">
            <text:p>1,1607545177</text:p>
          </table:table-cell>
          <table:table-cell table:formula="of:=[.W161]-(1/[.$J161])*[.W161]+ [.W161]*(1-[.$E161])*(1)/[.$J161]" office:value-type="float" office:value="1.17526394919454" calcext:value-type="float">
            <text:p>1,1752639492</text:p>
          </table:table-cell>
          <table:table-cell table:formula="of:=[.X161]-(1/[.$J161])*[.X161]+ [.X161]*(1-[.$E161])*(1)/[.$J161]" office:value-type="float" office:value="1.18995474855947" calcext:value-type="float">
            <text:p>1,1899547486</text:p>
          </table:table-cell>
          <table:table-cell table:formula="of:=[.Y161]-(1/[.$J161])*[.Y161]+ [.Y161]*(1-[.$E161])*(1)/[.$J161]" office:value-type="float" office:value="1.20482918291646" calcext:value-type="float">
            <text:p>1,2048291829</text:p>
          </table:table-cell>
          <table:table-cell table:formula="of:=[.Z161]-(1/[.$J161])*[.Z161]+ [.Z161]*(1-[.$E161])*(1)/[.$J161]" office:value-type="float" office:value="1.21988954770292" calcext:value-type="float">
            <text:p>1,2198895477</text:p>
          </table:table-cell>
          <table:table-cell table:formula="of:=[.AA161]-(1/[.$J161])*[.AA161]+ [.AA161]*(1-[.$E161])*(1)/[.$J161]" office:value-type="float" office:value="1.2351381670492" calcext:value-type="float">
            <text:p>1,235138167</text:p>
          </table:table-cell>
          <table:table-cell table:formula="of:=[.AB161]-(1/[.$J161])*[.AB161]+ [.AB161]*(1-[.$E161])*(1)/[.$J161]" office:value-type="float" office:value="1.25057739413732" calcext:value-type="float">
            <text:p>1,2505773941</text:p>
          </table:table-cell>
          <table:table-cell table:formula="of:=[.AC161]-(1/[.$J161])*[.AC161]+ [.AC161]*(1-[.$E161])*(1)/[.$J161]" office:value-type="float" office:value="1.26620961156403" calcext:value-type="float">
            <text:p>1,2662096116</text:p>
          </table:table-cell>
          <table:table-cell table:formula="of:=[.AD161]-(1/[.$J161])*[.AD161]+ [.AD161]*(1-[.$E161])*(1)/[.$J161]" office:value-type="float" office:value="1.28203723170858" calcext:value-type="float">
            <text:p>1,2820372317</text:p>
          </table:table-cell>
          <table:table-cell table:formula="of:=[.AE161]-(1/[.$J161])*[.AE161]+ [.AE161]*(1-[.$E161])*(1)/[.$J161]" office:value-type="float" office:value="1.29806269710494" calcext:value-type="float">
            <text:p>1,2980626971</text:p>
          </table:table-cell>
          <table:table-cell table:formula="of:=[.AF161]-(1/[.$J161])*[.AF161]+ [.AF161]*(1-[.$F161])*(1)/[.$J161]" office:value-type="float" office:value="1.29806269710494" calcext:value-type="float">
            <text:p>1,2980626971</text:p>
          </table:table-cell>
          <table:table-cell table:formula="of:=[.AG161]-(1/[.$J161])*[.AG161]+ [.AG161]*(1-[.$F161])*(1)/[.$J161]" office:value-type="float" office:value="1.29806269710494" calcext:value-type="float">
            <text:p>1,2980626971</text:p>
          </table:table-cell>
          <table:table-cell table:formula="of:=[.AH161]-(1/[.$J161])*[.AH161]+ [.AH161]*(1-[.$F161])*(1)/[.$J161]" office:value-type="float" office:value="1.29806269710494" calcext:value-type="float">
            <text:p>1,2980626971</text:p>
          </table:table-cell>
          <table:table-cell table:formula="of:=[.AI161]-(1/[.$J161])*[.AI161]+ [.AI161]*(1-[.$F161])*(1)/[.$J161]" office:value-type="float" office:value="1.29806269710494" calcext:value-type="float">
            <text:p>1,2980626971</text:p>
          </table:table-cell>
          <table:table-cell table:formula="of:=[.AJ161]-(1/[.$J161])*[.AJ161]+ [.AJ161]*(1-[.$F161])*(1)/[.$J161]" office:value-type="float" office:value="1.29806269710494" calcext:value-type="float">
            <text:p>1,2980626971</text:p>
          </table:table-cell>
          <table:table-cell table:formula="of:=[.AK161]-(1/[.$J161])*[.AK161]+ [.AK161]*(1-[.$F161])*(1)/[.$J161]" office:value-type="float" office:value="1.29806269710494" calcext:value-type="float">
            <text:p>1,2980626971</text:p>
          </table:table-cell>
          <table:table-cell table:formula="of:=[.AL161]-(1/[.$J161])*[.AL161]+ [.AL161]*(1-[.$F161])*(1)/[.$J161]" office:value-type="float" office:value="1.29806269710494" calcext:value-type="float">
            <text:p>1,2980626971</text:p>
          </table:table-cell>
          <table:table-cell table:formula="of:=[.AM161]-(1/[.$J161])*[.AM161]+ [.AM161]*(1-[.$F161])*(1)/[.$J161]" office:value-type="float" office:value="1.29806269710494" calcext:value-type="float">
            <text:p>1,2980626971</text:p>
          </table:table-cell>
          <table:table-cell table:formula="of:=[.AN161]-(1/[.$J161])*[.AN161]+ [.AN161]*(1-[.$F161])*(1)/[.$J161]" office:value-type="float" office:value="1.29806269710494" calcext:value-type="float">
            <text:p>1,2980626971</text:p>
          </table:table-cell>
          <table:table-cell table:formula="of:=[.AO161]-(1/[.$J161])*[.AO161]+ [.AO161]*(1-[.$F161])*(1)/[.$J161]" office:value-type="float" office:value="1.29806269710494" calcext:value-type="float">
            <text:p>1,2980626971</text:p>
          </table:table-cell>
          <table:table-cell table:formula="of:=[.AP161]-(1/[.$J161])*[.AP161]+ [.AP161]*(1-[.$G161])*(1)/[.$J161]" office:value-type="float" office:value="1.29806269710494" calcext:value-type="float">
            <text:p>1,2980626971</text:p>
          </table:table-cell>
          <table:table-cell table:formula="of:=[.AQ161]-(1/[.$J161])*[.AQ161]+ [.AQ161]*(1-[.$G161])*(1)/[.$J161]" office:value-type="float" office:value="1.29806269710494" calcext:value-type="float">
            <text:p>1,2980626971</text:p>
          </table:table-cell>
          <table:table-cell table:formula="of:=[.AR161]-(1/[.$J161])*[.AR161]+ [.AR161]*(1-[.$G161])*(1)/[.$J161]" office:value-type="float" office:value="1.29806269710494" calcext:value-type="float">
            <text:p>1,2980626971</text:p>
          </table:table-cell>
          <table:table-cell table:formula="of:=[.AS161]-(1/[.$J161])*[.AS161]+ [.AS161]*(1-[.$G161])*(1)/[.$J161]" office:value-type="float" office:value="1.29806269710494" calcext:value-type="float">
            <text:p>1,2980626971</text:p>
          </table:table-cell>
          <table:table-cell table:formula="of:=[.AT161]-(1/[.$J161])*[.AT161]+ [.AT161]*(1-[.$G161])*(1)/[.$J161]" office:value-type="float" office:value="1.29806269710494" calcext:value-type="float">
            <text:p>1,2980626971</text:p>
          </table:table-cell>
          <table:table-cell table:formula="of:=[.AU161]-(1/[.$J161])*[.AU161]+ [.AU161]*(1-[.$G161])*(1)/[.$J161]" office:value-type="float" office:value="1.29806269710494" calcext:value-type="float">
            <text:p>1,2980626971</text:p>
          </table:table-cell>
          <table:table-cell table:formula="of:=[.AV161]-(1/[.$J161])*[.AV161]+ [.AV161]*(1-[.$G161])*(1)/[.$J161]" office:value-type="float" office:value="1.29806269710494" calcext:value-type="float">
            <text:p>1,2980626971</text:p>
          </table:table-cell>
          <table:table-cell table:formula="of:=[.AW161]-(1/[.$J161])*[.AW161]+ [.AW161]*(1-[.$G161])*(1)/[.$J161]" office:value-type="float" office:value="1.29806269710494" calcext:value-type="float">
            <text:p>1,2980626971</text:p>
          </table:table-cell>
          <table:table-cell table:formula="of:=[.AX161]-(1/[.$J161])*[.AX161]+ [.AX161]*(1-[.$G161])*(1)/[.$J161]" office:value-type="float" office:value="1.29806269710494" calcext:value-type="float">
            <text:p>1,2980626971</text:p>
          </table:table-cell>
          <table:table-cell table:formula="of:=[.AY161]-(1/[.$J161])*[.AY161]+ [.AY161]*(1-[.$G161])*(1)/[.$J161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Habitat Communautaire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2]-(1/[.$J162])*[.K162]+ [.K162]*(1-[.$C162])*(1)/[.$J162]" office:value-type="float" office:value="1.0125" calcext:value-type="float">
            <text:p>1,0125</text:p>
          </table:table-cell>
          <table:table-cell table:formula="of:=[.L162]-(1/[.$J162])*[.L162]+ [.L162]*(1-[.$C162])*(1)/[.$J162]" office:value-type="float" office:value="1.02515625" calcext:value-type="float">
            <text:p>1,02515625</text:p>
          </table:table-cell>
          <table:table-cell table:formula="of:=[.M162]-(1/[.$J162])*[.M162]+ [.M162]*(1-[.$C162])*(1)/[.$J162]" office:value-type="float" office:value="1.037970703125" calcext:value-type="float">
            <text:p>1,0379707031</text:p>
          </table:table-cell>
          <table:table-cell table:formula="of:=[.N162]-(1/[.$J162])*[.N162]+ [.N162]*(1-[.$C162])*(1)/[.$J162]" office:value-type="float" office:value="1.05094533691406" calcext:value-type="float">
            <text:p>1,0509453369</text:p>
          </table:table-cell>
          <table:table-cell table:formula="of:=[.O162]-(1/[.$J162])*[.O162]+ [.O162]*(1-[.$C162])*(1)/[.$J162]" office:value-type="float" office:value="1.06408215362549" calcext:value-type="float">
            <text:p>1,0640821536</text:p>
          </table:table-cell>
          <table:table-cell table:formula="of:=[.P162]-(1/[.$J162])*[.P162]+ [.P162]*(1-[.$C162])*(1)/[.$J162]" office:value-type="float" office:value="1.07738318054581" calcext:value-type="float">
            <text:p>1,0773831805</text:p>
          </table:table-cell>
          <table:table-cell table:formula="of:=[.Q162]-(1/[.$J162])*[.Q162]+ [.Q162]*(1-[.$D162])*(1)/[.$J162]" office:value-type="float" office:value="1.09085047030263" calcext:value-type="float">
            <text:p>1,0908504703</text:p>
          </table:table-cell>
          <table:table-cell table:formula="of:=[.R162]-(1/[.$J162])*[.R162]+ [.R162]*(1-[.$D162])*(1)/[.$J162]" office:value-type="float" office:value="1.10448610118141" calcext:value-type="float">
            <text:p>1,1044861012</text:p>
          </table:table-cell>
          <table:table-cell table:formula="of:=[.S162]-(1/[.$J162])*[.S162]+ [.S162]*(1-[.$D162])*(1)/[.$J162]" office:value-type="float" office:value="1.11829217744618" calcext:value-type="float">
            <text:p>1,1182921774</text:p>
          </table:table-cell>
          <table:table-cell table:formula="of:=[.T162]-(1/[.$J162])*[.T162]+ [.T162]*(1-[.$D162])*(1)/[.$J162]" office:value-type="float" office:value="1.13227082966426" calcext:value-type="float">
            <text:p>1,1322708297</text:p>
          </table:table-cell>
          <table:table-cell table:formula="of:=[.U162]-(1/[.$J162])*[.U162]+ [.U162]*(1-[.$D162])*(1)/[.$J162]" office:value-type="float" office:value="1.14642421503506" calcext:value-type="float">
            <text:p>1,146424215</text:p>
          </table:table-cell>
          <table:table-cell table:formula="of:=[.V162]-(1/[.$J162])*[.V162]+ [.V162]*(1-[.$E162])*(1)/[.$J162]" office:value-type="float" office:value="1.160754517723" calcext:value-type="float">
            <text:p>1,1607545177</text:p>
          </table:table-cell>
          <table:table-cell table:formula="of:=[.W162]-(1/[.$J162])*[.W162]+ [.W162]*(1-[.$E162])*(1)/[.$J162]" office:value-type="float" office:value="1.17526394919454" calcext:value-type="float">
            <text:p>1,1752639492</text:p>
          </table:table-cell>
          <table:table-cell table:formula="of:=[.X162]-(1/[.$J162])*[.X162]+ [.X162]*(1-[.$E162])*(1)/[.$J162]" office:value-type="float" office:value="1.18995474855947" calcext:value-type="float">
            <text:p>1,1899547486</text:p>
          </table:table-cell>
          <table:table-cell table:formula="of:=[.Y162]-(1/[.$J162])*[.Y162]+ [.Y162]*(1-[.$E162])*(1)/[.$J162]" office:value-type="float" office:value="1.20482918291646" calcext:value-type="float">
            <text:p>1,2048291829</text:p>
          </table:table-cell>
          <table:table-cell table:formula="of:=[.Z162]-(1/[.$J162])*[.Z162]+ [.Z162]*(1-[.$E162])*(1)/[.$J162]" office:value-type="float" office:value="1.21988954770292" calcext:value-type="float">
            <text:p>1,2198895477</text:p>
          </table:table-cell>
          <table:table-cell table:formula="of:=[.AA162]-(1/[.$J162])*[.AA162]+ [.AA162]*(1-[.$E162])*(1)/[.$J162]" office:value-type="float" office:value="1.2351381670492" calcext:value-type="float">
            <text:p>1,235138167</text:p>
          </table:table-cell>
          <table:table-cell table:formula="of:=[.AB162]-(1/[.$J162])*[.AB162]+ [.AB162]*(1-[.$E162])*(1)/[.$J162]" office:value-type="float" office:value="1.25057739413732" calcext:value-type="float">
            <text:p>1,2505773941</text:p>
          </table:table-cell>
          <table:table-cell table:formula="of:=[.AC162]-(1/[.$J162])*[.AC162]+ [.AC162]*(1-[.$E162])*(1)/[.$J162]" office:value-type="float" office:value="1.26620961156403" calcext:value-type="float">
            <text:p>1,2662096116</text:p>
          </table:table-cell>
          <table:table-cell table:formula="of:=[.AD162]-(1/[.$J162])*[.AD162]+ [.AD162]*(1-[.$E162])*(1)/[.$J162]" office:value-type="float" office:value="1.28203723170858" calcext:value-type="float">
            <text:p>1,2820372317</text:p>
          </table:table-cell>
          <table:table-cell table:formula="of:=[.AE162]-(1/[.$J162])*[.AE162]+ [.AE162]*(1-[.$E162])*(1)/[.$J162]" office:value-type="float" office:value="1.29806269710494" calcext:value-type="float">
            <text:p>1,2980626971</text:p>
          </table:table-cell>
          <table:table-cell table:formula="of:=[.AF162]-(1/[.$J162])*[.AF162]+ [.AF162]*(1-[.$F162])*(1)/[.$J162]" office:value-type="float" office:value="1.29806269710494" calcext:value-type="float">
            <text:p>1,2980626971</text:p>
          </table:table-cell>
          <table:table-cell table:formula="of:=[.AG162]-(1/[.$J162])*[.AG162]+ [.AG162]*(1-[.$F162])*(1)/[.$J162]" office:value-type="float" office:value="1.29806269710494" calcext:value-type="float">
            <text:p>1,2980626971</text:p>
          </table:table-cell>
          <table:table-cell table:formula="of:=[.AH162]-(1/[.$J162])*[.AH162]+ [.AH162]*(1-[.$F162])*(1)/[.$J162]" office:value-type="float" office:value="1.29806269710494" calcext:value-type="float">
            <text:p>1,2980626971</text:p>
          </table:table-cell>
          <table:table-cell table:formula="of:=[.AI162]-(1/[.$J162])*[.AI162]+ [.AI162]*(1-[.$F162])*(1)/[.$J162]" office:value-type="float" office:value="1.29806269710494" calcext:value-type="float">
            <text:p>1,2980626971</text:p>
          </table:table-cell>
          <table:table-cell table:formula="of:=[.AJ162]-(1/[.$J162])*[.AJ162]+ [.AJ162]*(1-[.$F162])*(1)/[.$J162]" office:value-type="float" office:value="1.29806269710494" calcext:value-type="float">
            <text:p>1,2980626971</text:p>
          </table:table-cell>
          <table:table-cell table:formula="of:=[.AK162]-(1/[.$J162])*[.AK162]+ [.AK162]*(1-[.$F162])*(1)/[.$J162]" office:value-type="float" office:value="1.29806269710494" calcext:value-type="float">
            <text:p>1,2980626971</text:p>
          </table:table-cell>
          <table:table-cell table:formula="of:=[.AL162]-(1/[.$J162])*[.AL162]+ [.AL162]*(1-[.$F162])*(1)/[.$J162]" office:value-type="float" office:value="1.29806269710494" calcext:value-type="float">
            <text:p>1,2980626971</text:p>
          </table:table-cell>
          <table:table-cell table:formula="of:=[.AM162]-(1/[.$J162])*[.AM162]+ [.AM162]*(1-[.$F162])*(1)/[.$J162]" office:value-type="float" office:value="1.29806269710494" calcext:value-type="float">
            <text:p>1,2980626971</text:p>
          </table:table-cell>
          <table:table-cell table:formula="of:=[.AN162]-(1/[.$J162])*[.AN162]+ [.AN162]*(1-[.$F162])*(1)/[.$J162]" office:value-type="float" office:value="1.29806269710494" calcext:value-type="float">
            <text:p>1,2980626971</text:p>
          </table:table-cell>
          <table:table-cell table:formula="of:=[.AO162]-(1/[.$J162])*[.AO162]+ [.AO162]*(1-[.$F162])*(1)/[.$J162]" office:value-type="float" office:value="1.29806269710494" calcext:value-type="float">
            <text:p>1,2980626971</text:p>
          </table:table-cell>
          <table:table-cell table:formula="of:=[.AP162]-(1/[.$J162])*[.AP162]+ [.AP162]*(1-[.$G162])*(1)/[.$J162]" office:value-type="float" office:value="1.29806269710494" calcext:value-type="float">
            <text:p>1,2980626971</text:p>
          </table:table-cell>
          <table:table-cell table:formula="of:=[.AQ162]-(1/[.$J162])*[.AQ162]+ [.AQ162]*(1-[.$G162])*(1)/[.$J162]" office:value-type="float" office:value="1.29806269710494" calcext:value-type="float">
            <text:p>1,2980626971</text:p>
          </table:table-cell>
          <table:table-cell table:formula="of:=[.AR162]-(1/[.$J162])*[.AR162]+ [.AR162]*(1-[.$G162])*(1)/[.$J162]" office:value-type="float" office:value="1.29806269710494" calcext:value-type="float">
            <text:p>1,2980626971</text:p>
          </table:table-cell>
          <table:table-cell table:formula="of:=[.AS162]-(1/[.$J162])*[.AS162]+ [.AS162]*(1-[.$G162])*(1)/[.$J162]" office:value-type="float" office:value="1.29806269710494" calcext:value-type="float">
            <text:p>1,2980626971</text:p>
          </table:table-cell>
          <table:table-cell table:formula="of:=[.AT162]-(1/[.$J162])*[.AT162]+ [.AT162]*(1-[.$G162])*(1)/[.$J162]" office:value-type="float" office:value="1.29806269710494" calcext:value-type="float">
            <text:p>1,2980626971</text:p>
          </table:table-cell>
          <table:table-cell table:formula="of:=[.AU162]-(1/[.$J162])*[.AU162]+ [.AU162]*(1-[.$G162])*(1)/[.$J162]" office:value-type="float" office:value="1.29806269710494" calcext:value-type="float">
            <text:p>1,2980626971</text:p>
          </table:table-cell>
          <table:table-cell table:formula="of:=[.AV162]-(1/[.$J162])*[.AV162]+ [.AV162]*(1-[.$G162])*(1)/[.$J162]" office:value-type="float" office:value="1.29806269710494" calcext:value-type="float">
            <text:p>1,2980626971</text:p>
          </table:table-cell>
          <table:table-cell table:formula="of:=[.AW162]-(1/[.$J162])*[.AW162]+ [.AW162]*(1-[.$G162])*(1)/[.$J162]" office:value-type="float" office:value="1.29806269710494" calcext:value-type="float">
            <text:p>1,2980626971</text:p>
          </table:table-cell>
          <table:table-cell table:formula="of:=[.AX162]-(1/[.$J162])*[.AX162]+ [.AX162]*(1-[.$G162])*(1)/[.$J162]" office:value-type="float" office:value="1.29806269710494" calcext:value-type="float">
            <text:p>1,2980626971</text:p>
          </table:table-cell>
          <table:table-cell table:formula="of:=[.AY162]-(1/[.$J162])*[.AY162]+ [.AY162]*(1-[.$G162])*(1)/[.$J162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anté Action Sociale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3]-(1/[.$J163])*[.K163]+ [.K163]*(1-[.$C163])*(1)/[.$J163]" office:value-type="float" office:value="1.0125" calcext:value-type="float">
            <text:p>1,0125</text:p>
          </table:table-cell>
          <table:table-cell table:formula="of:=[.L163]-(1/[.$J163])*[.L163]+ [.L163]*(1-[.$C163])*(1)/[.$J163]" office:value-type="float" office:value="1.02515625" calcext:value-type="float">
            <text:p>1,02515625</text:p>
          </table:table-cell>
          <table:table-cell table:formula="of:=[.M163]-(1/[.$J163])*[.M163]+ [.M163]*(1-[.$C163])*(1)/[.$J163]" office:value-type="float" office:value="1.037970703125" calcext:value-type="float">
            <text:p>1,0379707031</text:p>
          </table:table-cell>
          <table:table-cell table:formula="of:=[.N163]-(1/[.$J163])*[.N163]+ [.N163]*(1-[.$C163])*(1)/[.$J163]" office:value-type="float" office:value="1.05094533691406" calcext:value-type="float">
            <text:p>1,0509453369</text:p>
          </table:table-cell>
          <table:table-cell table:formula="of:=[.O163]-(1/[.$J163])*[.O163]+ [.O163]*(1-[.$C163])*(1)/[.$J163]" office:value-type="float" office:value="1.06408215362549" calcext:value-type="float">
            <text:p>1,0640821536</text:p>
          </table:table-cell>
          <table:table-cell table:formula="of:=[.P163]-(1/[.$J163])*[.P163]+ [.P163]*(1-[.$C163])*(1)/[.$J163]" office:value-type="float" office:value="1.07738318054581" calcext:value-type="float">
            <text:p>1,0773831805</text:p>
          </table:table-cell>
          <table:table-cell table:formula="of:=[.Q163]-(1/[.$J163])*[.Q163]+ [.Q163]*(1-[.$D163])*(1)/[.$J163]" office:value-type="float" office:value="1.09085047030263" calcext:value-type="float">
            <text:p>1,0908504703</text:p>
          </table:table-cell>
          <table:table-cell table:formula="of:=[.R163]-(1/[.$J163])*[.R163]+ [.R163]*(1-[.$D163])*(1)/[.$J163]" office:value-type="float" office:value="1.10448610118141" calcext:value-type="float">
            <text:p>1,1044861012</text:p>
          </table:table-cell>
          <table:table-cell table:formula="of:=[.S163]-(1/[.$J163])*[.S163]+ [.S163]*(1-[.$D163])*(1)/[.$J163]" office:value-type="float" office:value="1.11829217744618" calcext:value-type="float">
            <text:p>1,1182921774</text:p>
          </table:table-cell>
          <table:table-cell table:formula="of:=[.T163]-(1/[.$J163])*[.T163]+ [.T163]*(1-[.$D163])*(1)/[.$J163]" office:value-type="float" office:value="1.13227082966426" calcext:value-type="float">
            <text:p>1,1322708297</text:p>
          </table:table-cell>
          <table:table-cell table:formula="of:=[.U163]-(1/[.$J163])*[.U163]+ [.U163]*(1-[.$D163])*(1)/[.$J163]" office:value-type="float" office:value="1.14642421503506" calcext:value-type="float">
            <text:p>1,146424215</text:p>
          </table:table-cell>
          <table:table-cell table:formula="of:=[.V163]-(1/[.$J163])*[.V163]+ [.V163]*(1-[.$E163])*(1)/[.$J163]" office:value-type="float" office:value="1.160754517723" calcext:value-type="float">
            <text:p>1,1607545177</text:p>
          </table:table-cell>
          <table:table-cell table:formula="of:=[.W163]-(1/[.$J163])*[.W163]+ [.W163]*(1-[.$E163])*(1)/[.$J163]" office:value-type="float" office:value="1.17526394919454" calcext:value-type="float">
            <text:p>1,1752639492</text:p>
          </table:table-cell>
          <table:table-cell table:formula="of:=[.X163]-(1/[.$J163])*[.X163]+ [.X163]*(1-[.$E163])*(1)/[.$J163]" office:value-type="float" office:value="1.18995474855947" calcext:value-type="float">
            <text:p>1,1899547486</text:p>
          </table:table-cell>
          <table:table-cell table:formula="of:=[.Y163]-(1/[.$J163])*[.Y163]+ [.Y163]*(1-[.$E163])*(1)/[.$J163]" office:value-type="float" office:value="1.20482918291646" calcext:value-type="float">
            <text:p>1,2048291829</text:p>
          </table:table-cell>
          <table:table-cell table:formula="of:=[.Z163]-(1/[.$J163])*[.Z163]+ [.Z163]*(1-[.$E163])*(1)/[.$J163]" office:value-type="float" office:value="1.21988954770292" calcext:value-type="float">
            <text:p>1,2198895477</text:p>
          </table:table-cell>
          <table:table-cell table:formula="of:=[.AA163]-(1/[.$J163])*[.AA163]+ [.AA163]*(1-[.$E163])*(1)/[.$J163]" office:value-type="float" office:value="1.2351381670492" calcext:value-type="float">
            <text:p>1,235138167</text:p>
          </table:table-cell>
          <table:table-cell table:formula="of:=[.AB163]-(1/[.$J163])*[.AB163]+ [.AB163]*(1-[.$E163])*(1)/[.$J163]" office:value-type="float" office:value="1.25057739413732" calcext:value-type="float">
            <text:p>1,2505773941</text:p>
          </table:table-cell>
          <table:table-cell table:formula="of:=[.AC163]-(1/[.$J163])*[.AC163]+ [.AC163]*(1-[.$E163])*(1)/[.$J163]" office:value-type="float" office:value="1.26620961156403" calcext:value-type="float">
            <text:p>1,2662096116</text:p>
          </table:table-cell>
          <table:table-cell table:formula="of:=[.AD163]-(1/[.$J163])*[.AD163]+ [.AD163]*(1-[.$E163])*(1)/[.$J163]" office:value-type="float" office:value="1.28203723170858" calcext:value-type="float">
            <text:p>1,2820372317</text:p>
          </table:table-cell>
          <table:table-cell table:formula="of:=[.AE163]-(1/[.$J163])*[.AE163]+ [.AE163]*(1-[.$E163])*(1)/[.$J163]" office:value-type="float" office:value="1.29806269710494" calcext:value-type="float">
            <text:p>1,2980626971</text:p>
          </table:table-cell>
          <table:table-cell table:formula="of:=[.AF163]-(1/[.$J163])*[.AF163]+ [.AF163]*(1-[.$F163])*(1)/[.$J163]" office:value-type="float" office:value="1.29806269710494" calcext:value-type="float">
            <text:p>1,2980626971</text:p>
          </table:table-cell>
          <table:table-cell table:formula="of:=[.AG163]-(1/[.$J163])*[.AG163]+ [.AG163]*(1-[.$F163])*(1)/[.$J163]" office:value-type="float" office:value="1.29806269710494" calcext:value-type="float">
            <text:p>1,2980626971</text:p>
          </table:table-cell>
          <table:table-cell table:formula="of:=[.AH163]-(1/[.$J163])*[.AH163]+ [.AH163]*(1-[.$F163])*(1)/[.$J163]" office:value-type="float" office:value="1.29806269710494" calcext:value-type="float">
            <text:p>1,2980626971</text:p>
          </table:table-cell>
          <table:table-cell table:formula="of:=[.AI163]-(1/[.$J163])*[.AI163]+ [.AI163]*(1-[.$F163])*(1)/[.$J163]" office:value-type="float" office:value="1.29806269710494" calcext:value-type="float">
            <text:p>1,2980626971</text:p>
          </table:table-cell>
          <table:table-cell table:formula="of:=[.AJ163]-(1/[.$J163])*[.AJ163]+ [.AJ163]*(1-[.$F163])*(1)/[.$J163]" office:value-type="float" office:value="1.29806269710494" calcext:value-type="float">
            <text:p>1,2980626971</text:p>
          </table:table-cell>
          <table:table-cell table:formula="of:=[.AK163]-(1/[.$J163])*[.AK163]+ [.AK163]*(1-[.$F163])*(1)/[.$J163]" office:value-type="float" office:value="1.29806269710494" calcext:value-type="float">
            <text:p>1,2980626971</text:p>
          </table:table-cell>
          <table:table-cell table:formula="of:=[.AL163]-(1/[.$J163])*[.AL163]+ [.AL163]*(1-[.$F163])*(1)/[.$J163]" office:value-type="float" office:value="1.29806269710494" calcext:value-type="float">
            <text:p>1,2980626971</text:p>
          </table:table-cell>
          <table:table-cell table:formula="of:=[.AM163]-(1/[.$J163])*[.AM163]+ [.AM163]*(1-[.$F163])*(1)/[.$J163]" office:value-type="float" office:value="1.29806269710494" calcext:value-type="float">
            <text:p>1,2980626971</text:p>
          </table:table-cell>
          <table:table-cell table:formula="of:=[.AN163]-(1/[.$J163])*[.AN163]+ [.AN163]*(1-[.$F163])*(1)/[.$J163]" office:value-type="float" office:value="1.29806269710494" calcext:value-type="float">
            <text:p>1,2980626971</text:p>
          </table:table-cell>
          <table:table-cell table:formula="of:=[.AO163]-(1/[.$J163])*[.AO163]+ [.AO163]*(1-[.$F163])*(1)/[.$J163]" office:value-type="float" office:value="1.29806269710494" calcext:value-type="float">
            <text:p>1,2980626971</text:p>
          </table:table-cell>
          <table:table-cell table:formula="of:=[.AP163]-(1/[.$J163])*[.AP163]+ [.AP163]*(1-[.$G163])*(1)/[.$J163]" office:value-type="float" office:value="1.29806269710494" calcext:value-type="float">
            <text:p>1,2980626971</text:p>
          </table:table-cell>
          <table:table-cell table:formula="of:=[.AQ163]-(1/[.$J163])*[.AQ163]+ [.AQ163]*(1-[.$G163])*(1)/[.$J163]" office:value-type="float" office:value="1.29806269710494" calcext:value-type="float">
            <text:p>1,2980626971</text:p>
          </table:table-cell>
          <table:table-cell table:formula="of:=[.AR163]-(1/[.$J163])*[.AR163]+ [.AR163]*(1-[.$G163])*(1)/[.$J163]" office:value-type="float" office:value="1.29806269710494" calcext:value-type="float">
            <text:p>1,2980626971</text:p>
          </table:table-cell>
          <table:table-cell table:formula="of:=[.AS163]-(1/[.$J163])*[.AS163]+ [.AS163]*(1-[.$G163])*(1)/[.$J163]" office:value-type="float" office:value="1.29806269710494" calcext:value-type="float">
            <text:p>1,2980626971</text:p>
          </table:table-cell>
          <table:table-cell table:formula="of:=[.AT163]-(1/[.$J163])*[.AT163]+ [.AT163]*(1-[.$G163])*(1)/[.$J163]" office:value-type="float" office:value="1.29806269710494" calcext:value-type="float">
            <text:p>1,2980626971</text:p>
          </table:table-cell>
          <table:table-cell table:formula="of:=[.AU163]-(1/[.$J163])*[.AU163]+ [.AU163]*(1-[.$G163])*(1)/[.$J163]" office:value-type="float" office:value="1.29806269710494" calcext:value-type="float">
            <text:p>1,2980626971</text:p>
          </table:table-cell>
          <table:table-cell table:formula="of:=[.AV163]-(1/[.$J163])*[.AV163]+ [.AV163]*(1-[.$G163])*(1)/[.$J163]" office:value-type="float" office:value="1.29806269710494" calcext:value-type="float">
            <text:p>1,2980626971</text:p>
          </table:table-cell>
          <table:table-cell table:formula="of:=[.AW163]-(1/[.$J163])*[.AW163]+ [.AW163]*(1-[.$G163])*(1)/[.$J163]" office:value-type="float" office:value="1.29806269710494" calcext:value-type="float">
            <text:p>1,2980626971</text:p>
          </table:table-cell>
          <table:table-cell table:formula="of:=[.AX163]-(1/[.$J163])*[.AX163]+ [.AX163]*(1-[.$G163])*(1)/[.$J163]" office:value-type="float" office:value="1.29806269710494" calcext:value-type="float">
            <text:p>1,2980626971</text:p>
          </table:table-cell>
          <table:table-cell table:formula="of:=[.AY163]-(1/[.$J163])*[.AY163]+ [.AY163]*(1-[.$G163])*(1)/[.$J163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Sport Loisir Culture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4]-(1/[.$J164])*[.K164]+ [.K164]*(1-[.$C164])*(1)/[.$J164]" office:value-type="float" office:value="1.0125" calcext:value-type="float">
            <text:p>1,0125</text:p>
          </table:table-cell>
          <table:table-cell table:formula="of:=[.L164]-(1/[.$J164])*[.L164]+ [.L164]*(1-[.$C164])*(1)/[.$J164]" office:value-type="float" office:value="1.02515625" calcext:value-type="float">
            <text:p>1,02515625</text:p>
          </table:table-cell>
          <table:table-cell table:formula="of:=[.M164]-(1/[.$J164])*[.M164]+ [.M164]*(1-[.$C164])*(1)/[.$J164]" office:value-type="float" office:value="1.037970703125" calcext:value-type="float">
            <text:p>1,0379707031</text:p>
          </table:table-cell>
          <table:table-cell table:formula="of:=[.N164]-(1/[.$J164])*[.N164]+ [.N164]*(1-[.$C164])*(1)/[.$J164]" office:value-type="float" office:value="1.05094533691406" calcext:value-type="float">
            <text:p>1,0509453369</text:p>
          </table:table-cell>
          <table:table-cell table:formula="of:=[.O164]-(1/[.$J164])*[.O164]+ [.O164]*(1-[.$C164])*(1)/[.$J164]" office:value-type="float" office:value="1.06408215362549" calcext:value-type="float">
            <text:p>1,0640821536</text:p>
          </table:table-cell>
          <table:table-cell table:formula="of:=[.P164]-(1/[.$J164])*[.P164]+ [.P164]*(1-[.$C164])*(1)/[.$J164]" office:value-type="float" office:value="1.07738318054581" calcext:value-type="float">
            <text:p>1,0773831805</text:p>
          </table:table-cell>
          <table:table-cell table:formula="of:=[.Q164]-(1/[.$J164])*[.Q164]+ [.Q164]*(1-[.$D164])*(1)/[.$J164]" office:value-type="float" office:value="1.09085047030263" calcext:value-type="float">
            <text:p>1,0908504703</text:p>
          </table:table-cell>
          <table:table-cell table:formula="of:=[.R164]-(1/[.$J164])*[.R164]+ [.R164]*(1-[.$D164])*(1)/[.$J164]" office:value-type="float" office:value="1.10448610118141" calcext:value-type="float">
            <text:p>1,1044861012</text:p>
          </table:table-cell>
          <table:table-cell table:formula="of:=[.S164]-(1/[.$J164])*[.S164]+ [.S164]*(1-[.$D164])*(1)/[.$J164]" office:value-type="float" office:value="1.11829217744618" calcext:value-type="float">
            <text:p>1,1182921774</text:p>
          </table:table-cell>
          <table:table-cell table:formula="of:=[.T164]-(1/[.$J164])*[.T164]+ [.T164]*(1-[.$D164])*(1)/[.$J164]" office:value-type="float" office:value="1.13227082966426" calcext:value-type="float">
            <text:p>1,1322708297</text:p>
          </table:table-cell>
          <table:table-cell table:formula="of:=[.U164]-(1/[.$J164])*[.U164]+ [.U164]*(1-[.$D164])*(1)/[.$J164]" office:value-type="float" office:value="1.14642421503506" calcext:value-type="float">
            <text:p>1,146424215</text:p>
          </table:table-cell>
          <table:table-cell table:formula="of:=[.V164]-(1/[.$J164])*[.V164]+ [.V164]*(1-[.$E164])*(1)/[.$J164]" office:value-type="float" office:value="1.160754517723" calcext:value-type="float">
            <text:p>1,1607545177</text:p>
          </table:table-cell>
          <table:table-cell table:formula="of:=[.W164]-(1/[.$J164])*[.W164]+ [.W164]*(1-[.$E164])*(1)/[.$J164]" office:value-type="float" office:value="1.17526394919454" calcext:value-type="float">
            <text:p>1,1752639492</text:p>
          </table:table-cell>
          <table:table-cell table:formula="of:=[.X164]-(1/[.$J164])*[.X164]+ [.X164]*(1-[.$E164])*(1)/[.$J164]" office:value-type="float" office:value="1.18995474855947" calcext:value-type="float">
            <text:p>1,1899547486</text:p>
          </table:table-cell>
          <table:table-cell table:formula="of:=[.Y164]-(1/[.$J164])*[.Y164]+ [.Y164]*(1-[.$E164])*(1)/[.$J164]" office:value-type="float" office:value="1.20482918291646" calcext:value-type="float">
            <text:p>1,2048291829</text:p>
          </table:table-cell>
          <table:table-cell table:formula="of:=[.Z164]-(1/[.$J164])*[.Z164]+ [.Z164]*(1-[.$E164])*(1)/[.$J164]" office:value-type="float" office:value="1.21988954770292" calcext:value-type="float">
            <text:p>1,2198895477</text:p>
          </table:table-cell>
          <table:table-cell table:formula="of:=[.AA164]-(1/[.$J164])*[.AA164]+ [.AA164]*(1-[.$E164])*(1)/[.$J164]" office:value-type="float" office:value="1.2351381670492" calcext:value-type="float">
            <text:p>1,235138167</text:p>
          </table:table-cell>
          <table:table-cell table:formula="of:=[.AB164]-(1/[.$J164])*[.AB164]+ [.AB164]*(1-[.$E164])*(1)/[.$J164]" office:value-type="float" office:value="1.25057739413732" calcext:value-type="float">
            <text:p>1,2505773941</text:p>
          </table:table-cell>
          <table:table-cell table:formula="of:=[.AC164]-(1/[.$J164])*[.AC164]+ [.AC164]*(1-[.$E164])*(1)/[.$J164]" office:value-type="float" office:value="1.26620961156403" calcext:value-type="float">
            <text:p>1,2662096116</text:p>
          </table:table-cell>
          <table:table-cell table:formula="of:=[.AD164]-(1/[.$J164])*[.AD164]+ [.AD164]*(1-[.$E164])*(1)/[.$J164]" office:value-type="float" office:value="1.28203723170858" calcext:value-type="float">
            <text:p>1,2820372317</text:p>
          </table:table-cell>
          <table:table-cell table:formula="of:=[.AE164]-(1/[.$J164])*[.AE164]+ [.AE164]*(1-[.$E164])*(1)/[.$J164]" office:value-type="float" office:value="1.29806269710494" calcext:value-type="float">
            <text:p>1,2980626971</text:p>
          </table:table-cell>
          <table:table-cell table:formula="of:=[.AF164]-(1/[.$J164])*[.AF164]+ [.AF164]*(1-[.$F164])*(1)/[.$J164]" office:value-type="float" office:value="1.29806269710494" calcext:value-type="float">
            <text:p>1,2980626971</text:p>
          </table:table-cell>
          <table:table-cell table:formula="of:=[.AG164]-(1/[.$J164])*[.AG164]+ [.AG164]*(1-[.$F164])*(1)/[.$J164]" office:value-type="float" office:value="1.29806269710494" calcext:value-type="float">
            <text:p>1,2980626971</text:p>
          </table:table-cell>
          <table:table-cell table:formula="of:=[.AH164]-(1/[.$J164])*[.AH164]+ [.AH164]*(1-[.$F164])*(1)/[.$J164]" office:value-type="float" office:value="1.29806269710494" calcext:value-type="float">
            <text:p>1,2980626971</text:p>
          </table:table-cell>
          <table:table-cell table:formula="of:=[.AI164]-(1/[.$J164])*[.AI164]+ [.AI164]*(1-[.$F164])*(1)/[.$J164]" office:value-type="float" office:value="1.29806269710494" calcext:value-type="float">
            <text:p>1,2980626971</text:p>
          </table:table-cell>
          <table:table-cell table:formula="of:=[.AJ164]-(1/[.$J164])*[.AJ164]+ [.AJ164]*(1-[.$F164])*(1)/[.$J164]" office:value-type="float" office:value="1.29806269710494" calcext:value-type="float">
            <text:p>1,2980626971</text:p>
          </table:table-cell>
          <table:table-cell table:formula="of:=[.AK164]-(1/[.$J164])*[.AK164]+ [.AK164]*(1-[.$F164])*(1)/[.$J164]" office:value-type="float" office:value="1.29806269710494" calcext:value-type="float">
            <text:p>1,2980626971</text:p>
          </table:table-cell>
          <table:table-cell table:formula="of:=[.AL164]-(1/[.$J164])*[.AL164]+ [.AL164]*(1-[.$F164])*(1)/[.$J164]" office:value-type="float" office:value="1.29806269710494" calcext:value-type="float">
            <text:p>1,2980626971</text:p>
          </table:table-cell>
          <table:table-cell table:formula="of:=[.AM164]-(1/[.$J164])*[.AM164]+ [.AM164]*(1-[.$F164])*(1)/[.$J164]" office:value-type="float" office:value="1.29806269710494" calcext:value-type="float">
            <text:p>1,2980626971</text:p>
          </table:table-cell>
          <table:table-cell table:formula="of:=[.AN164]-(1/[.$J164])*[.AN164]+ [.AN164]*(1-[.$F164])*(1)/[.$J164]" office:value-type="float" office:value="1.29806269710494" calcext:value-type="float">
            <text:p>1,2980626971</text:p>
          </table:table-cell>
          <table:table-cell table:formula="of:=[.AO164]-(1/[.$J164])*[.AO164]+ [.AO164]*(1-[.$F164])*(1)/[.$J164]" office:value-type="float" office:value="1.29806269710494" calcext:value-type="float">
            <text:p>1,2980626971</text:p>
          </table:table-cell>
          <table:table-cell table:formula="of:=[.AP164]-(1/[.$J164])*[.AP164]+ [.AP164]*(1-[.$G164])*(1)/[.$J164]" office:value-type="float" office:value="1.29806269710494" calcext:value-type="float">
            <text:p>1,2980626971</text:p>
          </table:table-cell>
          <table:table-cell table:formula="of:=[.AQ164]-(1/[.$J164])*[.AQ164]+ [.AQ164]*(1-[.$G164])*(1)/[.$J164]" office:value-type="float" office:value="1.29806269710494" calcext:value-type="float">
            <text:p>1,2980626971</text:p>
          </table:table-cell>
          <table:table-cell table:formula="of:=[.AR164]-(1/[.$J164])*[.AR164]+ [.AR164]*(1-[.$G164])*(1)/[.$J164]" office:value-type="float" office:value="1.29806269710494" calcext:value-type="float">
            <text:p>1,2980626971</text:p>
          </table:table-cell>
          <table:table-cell table:formula="of:=[.AS164]-(1/[.$J164])*[.AS164]+ [.AS164]*(1-[.$G164])*(1)/[.$J164]" office:value-type="float" office:value="1.29806269710494" calcext:value-type="float">
            <text:p>1,2980626971</text:p>
          </table:table-cell>
          <table:table-cell table:formula="of:=[.AT164]-(1/[.$J164])*[.AT164]+ [.AT164]*(1-[.$G164])*(1)/[.$J164]" office:value-type="float" office:value="1.29806269710494" calcext:value-type="float">
            <text:p>1,2980626971</text:p>
          </table:table-cell>
          <table:table-cell table:formula="of:=[.AU164]-(1/[.$J164])*[.AU164]+ [.AU164]*(1-[.$G164])*(1)/[.$J164]" office:value-type="float" office:value="1.29806269710494" calcext:value-type="float">
            <text:p>1,2980626971</text:p>
          </table:table-cell>
          <table:table-cell table:formula="of:=[.AV164]-(1/[.$J164])*[.AV164]+ [.AV164]*(1-[.$G164])*(1)/[.$J164]" office:value-type="float" office:value="1.29806269710494" calcext:value-type="float">
            <text:p>1,2980626971</text:p>
          </table:table-cell>
          <table:table-cell table:formula="of:=[.AW164]-(1/[.$J164])*[.AW164]+ [.AW164]*(1-[.$G164])*(1)/[.$J164]" office:value-type="float" office:value="1.29806269710494" calcext:value-type="float">
            <text:p>1,2980626971</text:p>
          </table:table-cell>
          <table:table-cell table:formula="of:=[.AX164]-(1/[.$J164])*[.AX164]+ [.AX164]*(1-[.$G164])*(1)/[.$J164]" office:value-type="float" office:value="1.29806269710494" calcext:value-type="float">
            <text:p>1,2980626971</text:p>
          </table:table-cell>
          <table:table-cell table:formula="of:=[.AY164]-(1/[.$J164])*[.AY164]+ [.AY164]*(1-[.$G164])*(1)/[.$J164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Ventilation</text:p>
          </table:table-cell>
          <table:table-cell table:number-columns-repeated="3" office:value-type="float" office:value="-0.2" calcext:value-type="float">
            <text:p>-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/>
          <table:table-cell table:formula="of:=[.$B$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K165]-(1/[.$J165])*[.K165]+ [.K165]*(1-[.$C165])*(1)/[.$J165]" office:value-type="float" office:value="1.0125" calcext:value-type="float">
            <text:p>1,0125</text:p>
          </table:table-cell>
          <table:table-cell table:formula="of:=[.L165]-(1/[.$J165])*[.L165]+ [.L165]*(1-[.$C165])*(1)/[.$J165]" office:value-type="float" office:value="1.02515625" calcext:value-type="float">
            <text:p>1,02515625</text:p>
          </table:table-cell>
          <table:table-cell table:formula="of:=[.M165]-(1/[.$J165])*[.M165]+ [.M165]*(1-[.$C165])*(1)/[.$J165]" office:value-type="float" office:value="1.037970703125" calcext:value-type="float">
            <text:p>1,0379707031</text:p>
          </table:table-cell>
          <table:table-cell table:formula="of:=[.N165]-(1/[.$J165])*[.N165]+ [.N165]*(1-[.$C165])*(1)/[.$J165]" office:value-type="float" office:value="1.05094533691406" calcext:value-type="float">
            <text:p>1,0509453369</text:p>
          </table:table-cell>
          <table:table-cell table:formula="of:=[.O165]-(1/[.$J165])*[.O165]+ [.O165]*(1-[.$C165])*(1)/[.$J165]" office:value-type="float" office:value="1.06408215362549" calcext:value-type="float">
            <text:p>1,0640821536</text:p>
          </table:table-cell>
          <table:table-cell table:formula="of:=[.P165]-(1/[.$J165])*[.P165]+ [.P165]*(1-[.$C165])*(1)/[.$J165]" office:value-type="float" office:value="1.07738318054581" calcext:value-type="float">
            <text:p>1,0773831805</text:p>
          </table:table-cell>
          <table:table-cell table:formula="of:=[.Q165]-(1/[.$J165])*[.Q165]+ [.Q165]*(1-[.$D165])*(1)/[.$J165]" office:value-type="float" office:value="1.09085047030263" calcext:value-type="float">
            <text:p>1,0908504703</text:p>
          </table:table-cell>
          <table:table-cell table:formula="of:=[.R165]-(1/[.$J165])*[.R165]+ [.R165]*(1-[.$D165])*(1)/[.$J165]" office:value-type="float" office:value="1.10448610118141" calcext:value-type="float">
            <text:p>1,1044861012</text:p>
          </table:table-cell>
          <table:table-cell table:formula="of:=[.S165]-(1/[.$J165])*[.S165]+ [.S165]*(1-[.$D165])*(1)/[.$J165]" office:value-type="float" office:value="1.11829217744618" calcext:value-type="float">
            <text:p>1,1182921774</text:p>
          </table:table-cell>
          <table:table-cell table:formula="of:=[.T165]-(1/[.$J165])*[.T165]+ [.T165]*(1-[.$D165])*(1)/[.$J165]" office:value-type="float" office:value="1.13227082966426" calcext:value-type="float">
            <text:p>1,1322708297</text:p>
          </table:table-cell>
          <table:table-cell table:formula="of:=[.U165]-(1/[.$J165])*[.U165]+ [.U165]*(1-[.$D165])*(1)/[.$J165]" office:value-type="float" office:value="1.14642421503506" calcext:value-type="float">
            <text:p>1,146424215</text:p>
          </table:table-cell>
          <table:table-cell table:formula="of:=[.V165]-(1/[.$J165])*[.V165]+ [.V165]*(1-[.$E165])*(1)/[.$J165]" office:value-type="float" office:value="1.160754517723" calcext:value-type="float">
            <text:p>1,1607545177</text:p>
          </table:table-cell>
          <table:table-cell table:formula="of:=[.W165]-(1/[.$J165])*[.W165]+ [.W165]*(1-[.$E165])*(1)/[.$J165]" office:value-type="float" office:value="1.17526394919454" calcext:value-type="float">
            <text:p>1,1752639492</text:p>
          </table:table-cell>
          <table:table-cell table:formula="of:=[.X165]-(1/[.$J165])*[.X165]+ [.X165]*(1-[.$E165])*(1)/[.$J165]" office:value-type="float" office:value="1.18995474855947" calcext:value-type="float">
            <text:p>1,1899547486</text:p>
          </table:table-cell>
          <table:table-cell table:formula="of:=[.Y165]-(1/[.$J165])*[.Y165]+ [.Y165]*(1-[.$E165])*(1)/[.$J165]" office:value-type="float" office:value="1.20482918291646" calcext:value-type="float">
            <text:p>1,2048291829</text:p>
          </table:table-cell>
          <table:table-cell table:formula="of:=[.Z165]-(1/[.$J165])*[.Z165]+ [.Z165]*(1-[.$E165])*(1)/[.$J165]" office:value-type="float" office:value="1.21988954770292" calcext:value-type="float">
            <text:p>1,2198895477</text:p>
          </table:table-cell>
          <table:table-cell table:formula="of:=[.AA165]-(1/[.$J165])*[.AA165]+ [.AA165]*(1-[.$E165])*(1)/[.$J165]" office:value-type="float" office:value="1.2351381670492" calcext:value-type="float">
            <text:p>1,235138167</text:p>
          </table:table-cell>
          <table:table-cell table:formula="of:=[.AB165]-(1/[.$J165])*[.AB165]+ [.AB165]*(1-[.$E165])*(1)/[.$J165]" office:value-type="float" office:value="1.25057739413732" calcext:value-type="float">
            <text:p>1,2505773941</text:p>
          </table:table-cell>
          <table:table-cell table:formula="of:=[.AC165]-(1/[.$J165])*[.AC165]+ [.AC165]*(1-[.$E165])*(1)/[.$J165]" office:value-type="float" office:value="1.26620961156403" calcext:value-type="float">
            <text:p>1,2662096116</text:p>
          </table:table-cell>
          <table:table-cell table:formula="of:=[.AD165]-(1/[.$J165])*[.AD165]+ [.AD165]*(1-[.$E165])*(1)/[.$J165]" office:value-type="float" office:value="1.28203723170858" calcext:value-type="float">
            <text:p>1,2820372317</text:p>
          </table:table-cell>
          <table:table-cell table:formula="of:=[.AE165]-(1/[.$J165])*[.AE165]+ [.AE165]*(1-[.$E165])*(1)/[.$J165]" office:value-type="float" office:value="1.29806269710494" calcext:value-type="float">
            <text:p>1,2980626971</text:p>
          </table:table-cell>
          <table:table-cell table:formula="of:=[.AF165]-(1/[.$J165])*[.AF165]+ [.AF165]*(1-[.$F165])*(1)/[.$J165]" office:value-type="float" office:value="1.29806269710494" calcext:value-type="float">
            <text:p>1,2980626971</text:p>
          </table:table-cell>
          <table:table-cell table:formula="of:=[.AG165]-(1/[.$J165])*[.AG165]+ [.AG165]*(1-[.$F165])*(1)/[.$J165]" office:value-type="float" office:value="1.29806269710494" calcext:value-type="float">
            <text:p>1,2980626971</text:p>
          </table:table-cell>
          <table:table-cell table:formula="of:=[.AH165]-(1/[.$J165])*[.AH165]+ [.AH165]*(1-[.$F165])*(1)/[.$J165]" office:value-type="float" office:value="1.29806269710494" calcext:value-type="float">
            <text:p>1,2980626971</text:p>
          </table:table-cell>
          <table:table-cell table:formula="of:=[.AI165]-(1/[.$J165])*[.AI165]+ [.AI165]*(1-[.$F165])*(1)/[.$J165]" office:value-type="float" office:value="1.29806269710494" calcext:value-type="float">
            <text:p>1,2980626971</text:p>
          </table:table-cell>
          <table:table-cell table:formula="of:=[.AJ165]-(1/[.$J165])*[.AJ165]+ [.AJ165]*(1-[.$F165])*(1)/[.$J165]" office:value-type="float" office:value="1.29806269710494" calcext:value-type="float">
            <text:p>1,2980626971</text:p>
          </table:table-cell>
          <table:table-cell table:formula="of:=[.AK165]-(1/[.$J165])*[.AK165]+ [.AK165]*(1-[.$F165])*(1)/[.$J165]" office:value-type="float" office:value="1.29806269710494" calcext:value-type="float">
            <text:p>1,2980626971</text:p>
          </table:table-cell>
          <table:table-cell table:formula="of:=[.AL165]-(1/[.$J165])*[.AL165]+ [.AL165]*(1-[.$F165])*(1)/[.$J165]" office:value-type="float" office:value="1.29806269710494" calcext:value-type="float">
            <text:p>1,2980626971</text:p>
          </table:table-cell>
          <table:table-cell table:formula="of:=[.AM165]-(1/[.$J165])*[.AM165]+ [.AM165]*(1-[.$F165])*(1)/[.$J165]" office:value-type="float" office:value="1.29806269710494" calcext:value-type="float">
            <text:p>1,2980626971</text:p>
          </table:table-cell>
          <table:table-cell table:formula="of:=[.AN165]-(1/[.$J165])*[.AN165]+ [.AN165]*(1-[.$F165])*(1)/[.$J165]" office:value-type="float" office:value="1.29806269710494" calcext:value-type="float">
            <text:p>1,2980626971</text:p>
          </table:table-cell>
          <table:table-cell table:formula="of:=[.AO165]-(1/[.$J165])*[.AO165]+ [.AO165]*(1-[.$F165])*(1)/[.$J165]" office:value-type="float" office:value="1.29806269710494" calcext:value-type="float">
            <text:p>1,2980626971</text:p>
          </table:table-cell>
          <table:table-cell table:formula="of:=[.AP165]-(1/[.$J165])*[.AP165]+ [.AP165]*(1-[.$G165])*(1)/[.$J165]" office:value-type="float" office:value="1.29806269710494" calcext:value-type="float">
            <text:p>1,2980626971</text:p>
          </table:table-cell>
          <table:table-cell table:formula="of:=[.AQ165]-(1/[.$J165])*[.AQ165]+ [.AQ165]*(1-[.$G165])*(1)/[.$J165]" office:value-type="float" office:value="1.29806269710494" calcext:value-type="float">
            <text:p>1,2980626971</text:p>
          </table:table-cell>
          <table:table-cell table:formula="of:=[.AR165]-(1/[.$J165])*[.AR165]+ [.AR165]*(1-[.$G165])*(1)/[.$J165]" office:value-type="float" office:value="1.29806269710494" calcext:value-type="float">
            <text:p>1,2980626971</text:p>
          </table:table-cell>
          <table:table-cell table:formula="of:=[.AS165]-(1/[.$J165])*[.AS165]+ [.AS165]*(1-[.$G165])*(1)/[.$J165]" office:value-type="float" office:value="1.29806269710494" calcext:value-type="float">
            <text:p>1,2980626971</text:p>
          </table:table-cell>
          <table:table-cell table:formula="of:=[.AT165]-(1/[.$J165])*[.AT165]+ [.AT165]*(1-[.$G165])*(1)/[.$J165]" office:value-type="float" office:value="1.29806269710494" calcext:value-type="float">
            <text:p>1,2980626971</text:p>
          </table:table-cell>
          <table:table-cell table:formula="of:=[.AU165]-(1/[.$J165])*[.AU165]+ [.AU165]*(1-[.$G165])*(1)/[.$J165]" office:value-type="float" office:value="1.29806269710494" calcext:value-type="float">
            <text:p>1,2980626971</text:p>
          </table:table-cell>
          <table:table-cell table:formula="of:=[.AV165]-(1/[.$J165])*[.AV165]+ [.AV165]*(1-[.$G165])*(1)/[.$J165]" office:value-type="float" office:value="1.29806269710494" calcext:value-type="float">
            <text:p>1,2980626971</text:p>
          </table:table-cell>
          <table:table-cell table:formula="of:=[.AW165]-(1/[.$J165])*[.AW165]+ [.AW165]*(1-[.$G165])*(1)/[.$J165]" office:value-type="float" office:value="1.29806269710494" calcext:value-type="float">
            <text:p>1,2980626971</text:p>
          </table:table-cell>
          <table:table-cell table:formula="of:=[.AX165]-(1/[.$J165])*[.AX165]+ [.AX165]*(1-[.$G165])*(1)/[.$J165]" office:value-type="float" office:value="1.29806269710494" calcext:value-type="float">
            <text:p>1,2980626971</text:p>
          </table:table-cell>
          <table:table-cell table:formula="of:=[.AY165]-(1/[.$J165])*[.AY165]+ [.AY165]*(1-[.$G165])*(1)/[.$J165]" office:value-type="float" office:value="1.29806269710494" calcext:value-type="float">
            <text:p>1,2980626971</text:p>
          </table:table-cell>
          <table:table-cell table:number-columns-repeated="97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4" office:value-type="string" calcext:value-type="string">
            <text:p>Gains attendus par rapport à la période précédente sur ces usages lors du renouvellement des systèmes</text:p>
          </table:table-cell>
          <table:table-cell table:style-name="ce51"/>
          <table:table-cell table:style-name="ce57" table:number-columns-repeated="5"/>
          <table:table-cell table:number-columns-repeated="1017"/>
        </table:table-row>
        <table:table-row table:style-name="ro1">
          <table:table-cell table:style-name="ce45" office:value-type="string" calcext:value-type="string">
            <text:p>BRANCHE</text:p>
          </table:table-cell>
          <table:table-cell table:style-name="ce10" office:value-type="string" calcext:value-type="string">
            <text:p>USAGE</text:p>
          </table:table-cell>
          <table:table-cell table:style-name="ce10" office:value-type="string" calcext:value-type="string">
            <text:p>PERIODE1</text:p>
          </table:table-cell>
          <table:table-cell table:style-name="ce10" office:value-type="string" calcext:value-type="string">
            <text:p>PERIODE2</text:p>
          </table:table-cell>
          <table:table-cell table:style-name="ce10" office:value-type="string" calcext:value-type="string">
            <text:p>PERIODE3</text:p>
          </table:table-cell>
          <table:table-cell table:style-name="ce10" office:value-type="string" calcext:value-type="string">
            <text:p>PERIODE4</text:p>
          </table:table-cell>
          <table:table-cell table:style-name="ce10" office:value-type="string" calcext:value-type="string">
            <text:p>PERIODE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Branche</text:p>
          </table:table-cell>
          <table:table-cell table:style-name="ce11" office:value-type="string" calcext:value-type="string">
            <text:p>Usage</text:p>
          </table:table-cell>
          <table:table-cell table:style-name="ce55" office:value-type="string" calcext:value-type="string">
            <text:p>2010-2015</text:p>
          </table:table-cell>
          <table:table-cell table:style-name="ce55" office:value-type="string" calcext:value-type="string">
            <text:p>2015-2020</text:p>
          </table:table-cell>
          <table:table-cell table:style-name="ce55" office:value-type="string" calcext:value-type="string">
            <text:p>2020-2030</text:p>
          </table:table-cell>
          <table:table-cell table:style-name="ce55" office:value-type="string" calcext:value-type="string">
            <text:p>2030-2040</text:p>
          </table:table-cell>
          <table:table-cell table:style-name="ce55" office:value-type="string" calcext:value-type="string">
            <text:p>2040-2050</text:p>
          </table:table-cell>
          <table:table-cell table:number-columns-repeated="2"/>
          <table:table-cell office:value-type="string" calcext:value-type="string">
            <text:p>DV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Bureaux Administration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0]-(1/[.$J170])*[.K170]+ [.K170]*(1-[.$C170])*(1)/[.$J170]" office:value-type="float" office:value="0.996666666666667" calcext:value-type="float">
            <text:p>0,9966666667</text:p>
          </table:table-cell>
          <table:table-cell table:formula="of:=[.L170]-(1/[.$J170])*[.L170]+ [.L170]*(1-[.$C170])*(1)/[.$J170]" office:value-type="float" office:value="0.993344444444444" calcext:value-type="float">
            <text:p>0,9933444444</text:p>
          </table:table-cell>
          <table:table-cell table:formula="of:=[.M170]-(1/[.$J170])*[.M170]+ [.M170]*(1-[.$C170])*(1)/[.$J170]" office:value-type="float" office:value="0.990033296296296" calcext:value-type="float">
            <text:p>0,9900332963</text:p>
          </table:table-cell>
          <table:table-cell table:formula="of:=[.N170]-(1/[.$J170])*[.N170]+ [.N170]*(1-[.$C170])*(1)/[.$J170]" office:value-type="float" office:value="0.986733185308642" calcext:value-type="float">
            <text:p>0,9867331853</text:p>
          </table:table-cell>
          <table:table-cell table:formula="of:=[.O170]-(1/[.$J170])*[.O170]+ [.O170]*(1-[.$C170])*(1)/[.$J170]" office:value-type="float" office:value="0.983444074690947" calcext:value-type="float">
            <text:p>0,9834440747</text:p>
          </table:table-cell>
          <table:table-cell table:formula="of:=[.P170]-(1/[.$J170])*[.P170]+ [.P170]*(1-[.$C170])*(1)/[.$J170]" office:value-type="float" office:value="0.98016592777531" calcext:value-type="float">
            <text:p>0,9801659278</text:p>
          </table:table-cell>
          <table:table-cell table:formula="of:=[.Q170]-(1/[.$J170])*[.Q170]+ [.Q170]*(1-[.$D170])*(1)/[.$J170]" office:value-type="float" office:value="0.967097048738306" calcext:value-type="float">
            <text:p>0,9670970487</text:p>
          </table:table-cell>
          <table:table-cell table:formula="of:=[.R170]-(1/[.$J170])*[.R170]+ [.R170]*(1-[.$D170])*(1)/[.$J170]" office:value-type="float" office:value="0.954202421421795" calcext:value-type="float">
            <text:p>0,9542024214</text:p>
          </table:table-cell>
          <table:table-cell table:formula="of:=[.S170]-(1/[.$J170])*[.S170]+ [.S170]*(1-[.$D170])*(1)/[.$J170]" office:value-type="float" office:value="0.941479722469505" calcext:value-type="float">
            <text:p>0,9414797225</text:p>
          </table:table-cell>
          <table:table-cell table:formula="of:=[.T170]-(1/[.$J170])*[.T170]+ [.T170]*(1-[.$D170])*(1)/[.$J170]" office:value-type="float" office:value="0.928926659503245" calcext:value-type="float">
            <text:p>0,9289266595</text:p>
          </table:table-cell>
          <table:table-cell table:formula="of:=[.U170]-(1/[.$J170])*[.U170]+ [.U170]*(1-[.$D170])*(1)/[.$J170]" office:value-type="float" office:value="0.916540970709868" calcext:value-type="float">
            <text:p>0,9165409707</text:p>
          </table:table-cell>
          <table:table-cell table:formula="of:=[.V170]-(1/[.$J170])*[.V170]+ [.V170]*(1-[.$E171])*(1)/[.$J170]" office:value-type="float" office:value="0.885989605019539" calcext:value-type="float">
            <text:p>0,885989605</text:p>
          </table:table-cell>
          <table:table-cell table:formula="of:=[.W170]-(1/[.$J170])*[.W170]+ [.W170]*(1-[.$E171])*(1)/[.$J170]" office:value-type="float" office:value="0.856456618185554" calcext:value-type="float">
            <text:p>0,8564566182</text:p>
          </table:table-cell>
          <table:table-cell table:formula="of:=[.X170]-(1/[.$J170])*[.X170]+ [.X170]*(1-[.$E171])*(1)/[.$J170]" office:value-type="float" office:value="0.827908064246036" calcext:value-type="float">
            <text:p>0,8279080642</text:p>
          </table:table-cell>
          <table:table-cell table:formula="of:=[.Y170]-(1/[.$J170])*[.Y170]+ [.Y170]*(1-[.$E171])*(1)/[.$J170]" office:value-type="float" office:value="0.800311128771168" calcext:value-type="float">
            <text:p>0,8003111288</text:p>
          </table:table-cell>
          <table:table-cell table:formula="of:=[.Z170]-(1/[.$J170])*[.Z170]+ [.Z170]*(1-[.$E171])*(1)/[.$J170]" office:value-type="float" office:value="0.773634091145462" calcext:value-type="float">
            <text:p>0,7736340911</text:p>
          </table:table-cell>
          <table:table-cell table:formula="of:=[.AA170]-(1/[.$J170])*[.AA170]+ [.AA170]*(1-[.$E171])*(1)/[.$J170]" office:value-type="float" office:value="0.74784628810728" calcext:value-type="float">
            <text:p>0,7478462881</text:p>
          </table:table-cell>
          <table:table-cell table:formula="of:=[.AB170]-(1/[.$J170])*[.AB170]+ [.AB170]*(1-[.$E171])*(1)/[.$J170]" office:value-type="float" office:value="0.722918078503704" calcext:value-type="float">
            <text:p>0,7229180785</text:p>
          </table:table-cell>
          <table:table-cell table:formula="of:=[.AC170]-(1/[.$J170])*[.AC170]+ [.AC170]*(1-[.$E171])*(1)/[.$J170]" office:value-type="float" office:value="0.698820809220248" calcext:value-type="float">
            <text:p>0,6988208092</text:p>
          </table:table-cell>
          <table:table-cell table:formula="of:=[.AD170]-(1/[.$J170])*[.AD170]+ [.AD170]*(1-[.$E171])*(1)/[.$J170]" office:value-type="float" office:value="0.675526782246239" calcext:value-type="float">
            <text:p>0,6755267822</text:p>
          </table:table-cell>
          <table:table-cell table:formula="of:=[.AE170]-(1/[.$J170])*[.AE170]+ [.AE170]*(1-[.$E171])*(1)/[.$J170]" office:value-type="float" office:value="0.653009222838031" calcext:value-type="float">
            <text:p>0,6530092228</text:p>
          </table:table-cell>
          <table:table-cell table:formula="of:=[.AF170]-(1/[.$J170])*[.AF170]+ [.AF170]*(1-[.$F170])*(1)/[.$J170]" office:value-type="float" office:value="0.635595643562351" calcext:value-type="float">
            <text:p>0,6355956436</text:p>
          </table:table-cell>
          <table:table-cell table:formula="of:=[.AG170]-(1/[.$J170])*[.AG170]+ [.AG170]*(1-[.$F170])*(1)/[.$J170]" office:value-type="float" office:value="0.618646426400688" calcext:value-type="float">
            <text:p>0,6186464264</text:p>
          </table:table-cell>
          <table:table-cell table:formula="of:=[.AH170]-(1/[.$J170])*[.AH170]+ [.AH170]*(1-[.$F170])*(1)/[.$J170]" office:value-type="float" office:value="0.602149188363336" calcext:value-type="float">
            <text:p>0,6021491884</text:p>
          </table:table-cell>
          <table:table-cell table:formula="of:=[.AI170]-(1/[.$J170])*[.AI170]+ [.AI170]*(1-[.$F170])*(1)/[.$J170]" office:value-type="float" office:value="0.586091876673647" calcext:value-type="float">
            <text:p>0,5860918767</text:p>
          </table:table-cell>
          <table:table-cell table:formula="of:=[.AJ170]-(1/[.$J170])*[.AJ170]+ [.AJ170]*(1-[.$F170])*(1)/[.$J170]" office:value-type="float" office:value="0.57046275996235" calcext:value-type="float">
            <text:p>0,57046276</text:p>
          </table:table-cell>
          <table:table-cell table:formula="of:=[.AK170]-(1/[.$J170])*[.AK170]+ [.AK170]*(1-[.$F170])*(1)/[.$J170]" office:value-type="float" office:value="0.555250419696687" calcext:value-type="float">
            <text:p>0,5552504197</text:p>
          </table:table-cell>
          <table:table-cell table:formula="of:=[.AL170]-(1/[.$J170])*[.AL170]+ [.AL170]*(1-[.$F170])*(1)/[.$J170]" office:value-type="float" office:value="0.540443741838109" calcext:value-type="float">
            <text:p>0,5404437418</text:p>
          </table:table-cell>
          <table:table-cell table:formula="of:=[.AM170]-(1/[.$J170])*[.AM170]+ [.AM170]*(1-[.$F170])*(1)/[.$J170]" office:value-type="float" office:value="0.526031908722426" calcext:value-type="float">
            <text:p>0,5260319087</text:p>
          </table:table-cell>
          <table:table-cell table:formula="of:=[.AN170]-(1/[.$J170])*[.AN170]+ [.AN170]*(1-[.$F170])*(1)/[.$J170]" office:value-type="float" office:value="0.512004391156495" calcext:value-type="float">
            <text:p>0,5120043912</text:p>
          </table:table-cell>
          <table:table-cell table:formula="of:=[.AO170]-(1/[.$J170])*[.AO170]+ [.AO170]*(1-[.$F170])*(1)/[.$J170]" office:value-type="float" office:value="0.498350940725655" calcext:value-type="float">
            <text:p>0,4983509407</text:p>
          </table:table-cell>
          <table:table-cell table:formula="of:=[.AP170]-(1/[.$J170])*[.AP170]+ [.AP170]*(1-[.$G170])*(1)/[.$J170]" office:value-type="float" office:value="0.49170626151598" calcext:value-type="float">
            <text:p>0,4917062615</text:p>
          </table:table-cell>
          <table:table-cell table:formula="of:=[.AQ170]-(1/[.$J170])*[.AQ170]+ [.AQ170]*(1-[.$G170])*(1)/[.$J170]" office:value-type="float" office:value="0.4851501780291" calcext:value-type="float">
            <text:p>0,485150178</text:p>
          </table:table-cell>
          <table:table-cell table:formula="of:=[.AR170]-(1/[.$J170])*[.AR170]+ [.AR170]*(1-[.$G170])*(1)/[.$J170]" office:value-type="float" office:value="0.478681508988712" calcext:value-type="float">
            <text:p>0,478681509</text:p>
          </table:table-cell>
          <table:table-cell table:formula="of:=[.AS170]-(1/[.$J170])*[.AS170]+ [.AS170]*(1-[.$G170])*(1)/[.$J170]" office:value-type="float" office:value="0.472299088868862" calcext:value-type="float">
            <text:p>0,4722990889</text:p>
          </table:table-cell>
          <table:table-cell table:formula="of:=[.AT170]-(1/[.$J170])*[.AT170]+ [.AT170]*(1-[.$G170])*(1)/[.$J170]" office:value-type="float" office:value="0.466001767683944" calcext:value-type="float">
            <text:p>0,4660017677</text:p>
          </table:table-cell>
          <table:table-cell table:formula="of:=[.AU170]-(1/[.$J170])*[.AU170]+ [.AU170]*(1-[.$G170])*(1)/[.$J170]" office:value-type="float" office:value="0.459788410781492" calcext:value-type="float">
            <text:p>0,4597884108</text:p>
          </table:table-cell>
          <table:table-cell table:formula="of:=[.AV170]-(1/[.$J170])*[.AV170]+ [.AV170]*(1-[.$G170])*(1)/[.$J170]" office:value-type="float" office:value="0.453657898637738" calcext:value-type="float">
            <text:p>0,4536578986</text:p>
          </table:table-cell>
          <table:table-cell table:formula="of:=[.AW170]-(1/[.$J170])*[.AW170]+ [.AW170]*(1-[.$G170])*(1)/[.$J170]" office:value-type="float" office:value="0.447609126655902" calcext:value-type="float">
            <text:p>0,4476091267</text:p>
          </table:table-cell>
          <table:table-cell table:formula="of:=[.AX170]-(1/[.$J170])*[.AX170]+ [.AX170]*(1-[.$G170])*(1)/[.$J170]" office:value-type="float" office:value="0.441641004967156" calcext:value-type="float">
            <text:p>0,441641005</text:p>
          </table:table-cell>
          <table:table-cell table:formula="of:=[.AY170]-(1/[.$J170])*[.AY170]+ [.AY170]*(1-[.$G170])*(1)/[.$J170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Café Hôtel Restaurant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1]-(1/[.$J171])*[.K171]+ [.K171]*(1-[.$C171])*(1)/[.$J171]" office:value-type="float" office:value="0.996666666666667" calcext:value-type="float">
            <text:p>0,9966666667</text:p>
          </table:table-cell>
          <table:table-cell table:formula="of:=[.L171]-(1/[.$J171])*[.L171]+ [.L171]*(1-[.$C171])*(1)/[.$J171]" office:value-type="float" office:value="0.993344444444444" calcext:value-type="float">
            <text:p>0,9933444444</text:p>
          </table:table-cell>
          <table:table-cell table:formula="of:=[.M171]-(1/[.$J171])*[.M171]+ [.M171]*(1-[.$C171])*(1)/[.$J171]" office:value-type="float" office:value="0.990033296296296" calcext:value-type="float">
            <text:p>0,9900332963</text:p>
          </table:table-cell>
          <table:table-cell table:formula="of:=[.N171]-(1/[.$J171])*[.N171]+ [.N171]*(1-[.$C171])*(1)/[.$J171]" office:value-type="float" office:value="0.986733185308642" calcext:value-type="float">
            <text:p>0,9867331853</text:p>
          </table:table-cell>
          <table:table-cell table:formula="of:=[.O171]-(1/[.$J171])*[.O171]+ [.O171]*(1-[.$C171])*(1)/[.$J171]" office:value-type="float" office:value="0.983444074690947" calcext:value-type="float">
            <text:p>0,9834440747</text:p>
          </table:table-cell>
          <table:table-cell table:formula="of:=[.P171]-(1/[.$J171])*[.P171]+ [.P171]*(1-[.$C171])*(1)/[.$J171]" office:value-type="float" office:value="0.98016592777531" calcext:value-type="float">
            <text:p>0,9801659278</text:p>
          </table:table-cell>
          <table:table-cell table:formula="of:=[.Q171]-(1/[.$J171])*[.Q171]+ [.Q171]*(1-[.$D171])*(1)/[.$J171]" office:value-type="float" office:value="0.967097048738306" calcext:value-type="float">
            <text:p>0,9670970487</text:p>
          </table:table-cell>
          <table:table-cell table:formula="of:=[.R171]-(1/[.$J171])*[.R171]+ [.R171]*(1-[.$D171])*(1)/[.$J171]" office:value-type="float" office:value="0.954202421421795" calcext:value-type="float">
            <text:p>0,9542024214</text:p>
          </table:table-cell>
          <table:table-cell table:formula="of:=[.S171]-(1/[.$J171])*[.S171]+ [.S171]*(1-[.$D171])*(1)/[.$J171]" office:value-type="float" office:value="0.941479722469505" calcext:value-type="float">
            <text:p>0,9414797225</text:p>
          </table:table-cell>
          <table:table-cell table:formula="of:=[.T171]-(1/[.$J171])*[.T171]+ [.T171]*(1-[.$D171])*(1)/[.$J171]" office:value-type="float" office:value="0.928926659503245" calcext:value-type="float">
            <text:p>0,9289266595</text:p>
          </table:table-cell>
          <table:table-cell table:formula="of:=[.U171]-(1/[.$J171])*[.U171]+ [.U171]*(1-[.$D171])*(1)/[.$J171]" office:value-type="float" office:value="0.916540970709868" calcext:value-type="float">
            <text:p>0,9165409707</text:p>
          </table:table-cell>
          <table:table-cell table:formula="of:=[.V171]-(1/[.$J171])*[.V171]+ [.V171]*(1-[.$E172])*(1)/[.$J171]" office:value-type="float" office:value="0.885989605019539" calcext:value-type="float">
            <text:p>0,885989605</text:p>
          </table:table-cell>
          <table:table-cell table:formula="of:=[.W171]-(1/[.$J171])*[.W171]+ [.W171]*(1-[.$E172])*(1)/[.$J171]" office:value-type="float" office:value="0.856456618185554" calcext:value-type="float">
            <text:p>0,8564566182</text:p>
          </table:table-cell>
          <table:table-cell table:formula="of:=[.X171]-(1/[.$J171])*[.X171]+ [.X171]*(1-[.$E172])*(1)/[.$J171]" office:value-type="float" office:value="0.827908064246036" calcext:value-type="float">
            <text:p>0,8279080642</text:p>
          </table:table-cell>
          <table:table-cell table:formula="of:=[.Y171]-(1/[.$J171])*[.Y171]+ [.Y171]*(1-[.$E172])*(1)/[.$J171]" office:value-type="float" office:value="0.800311128771168" calcext:value-type="float">
            <text:p>0,8003111288</text:p>
          </table:table-cell>
          <table:table-cell table:formula="of:=[.Z171]-(1/[.$J171])*[.Z171]+ [.Z171]*(1-[.$E172])*(1)/[.$J171]" office:value-type="float" office:value="0.773634091145462" calcext:value-type="float">
            <text:p>0,7736340911</text:p>
          </table:table-cell>
          <table:table-cell table:formula="of:=[.AA171]-(1/[.$J171])*[.AA171]+ [.AA171]*(1-[.$E172])*(1)/[.$J171]" office:value-type="float" office:value="0.74784628810728" calcext:value-type="float">
            <text:p>0,7478462881</text:p>
          </table:table-cell>
          <table:table-cell table:formula="of:=[.AB171]-(1/[.$J171])*[.AB171]+ [.AB171]*(1-[.$E172])*(1)/[.$J171]" office:value-type="float" office:value="0.722918078503704" calcext:value-type="float">
            <text:p>0,7229180785</text:p>
          </table:table-cell>
          <table:table-cell table:formula="of:=[.AC171]-(1/[.$J171])*[.AC171]+ [.AC171]*(1-[.$E172])*(1)/[.$J171]" office:value-type="float" office:value="0.698820809220248" calcext:value-type="float">
            <text:p>0,6988208092</text:p>
          </table:table-cell>
          <table:table-cell table:formula="of:=[.AD171]-(1/[.$J171])*[.AD171]+ [.AD171]*(1-[.$E172])*(1)/[.$J171]" office:value-type="float" office:value="0.675526782246239" calcext:value-type="float">
            <text:p>0,6755267822</text:p>
          </table:table-cell>
          <table:table-cell table:formula="of:=[.AE171]-(1/[.$J171])*[.AE171]+ [.AE171]*(1-[.$E172])*(1)/[.$J171]" office:value-type="float" office:value="0.653009222838031" calcext:value-type="float">
            <text:p>0,6530092228</text:p>
          </table:table-cell>
          <table:table-cell table:formula="of:=[.AF171]-(1/[.$J171])*[.AF171]+ [.AF171]*(1-[.$F171])*(1)/[.$J171]" office:value-type="float" office:value="0.635595643562351" calcext:value-type="float">
            <text:p>0,6355956436</text:p>
          </table:table-cell>
          <table:table-cell table:formula="of:=[.AG171]-(1/[.$J171])*[.AG171]+ [.AG171]*(1-[.$F171])*(1)/[.$J171]" office:value-type="float" office:value="0.618646426400688" calcext:value-type="float">
            <text:p>0,6186464264</text:p>
          </table:table-cell>
          <table:table-cell table:formula="of:=[.AH171]-(1/[.$J171])*[.AH171]+ [.AH171]*(1-[.$F171])*(1)/[.$J171]" office:value-type="float" office:value="0.602149188363336" calcext:value-type="float">
            <text:p>0,6021491884</text:p>
          </table:table-cell>
          <table:table-cell table:formula="of:=[.AI171]-(1/[.$J171])*[.AI171]+ [.AI171]*(1-[.$F171])*(1)/[.$J171]" office:value-type="float" office:value="0.586091876673647" calcext:value-type="float">
            <text:p>0,5860918767</text:p>
          </table:table-cell>
          <table:table-cell table:formula="of:=[.AJ171]-(1/[.$J171])*[.AJ171]+ [.AJ171]*(1-[.$F171])*(1)/[.$J171]" office:value-type="float" office:value="0.57046275996235" calcext:value-type="float">
            <text:p>0,57046276</text:p>
          </table:table-cell>
          <table:table-cell table:formula="of:=[.AK171]-(1/[.$J171])*[.AK171]+ [.AK171]*(1-[.$F171])*(1)/[.$J171]" office:value-type="float" office:value="0.555250419696687" calcext:value-type="float">
            <text:p>0,5552504197</text:p>
          </table:table-cell>
          <table:table-cell table:formula="of:=[.AL171]-(1/[.$J171])*[.AL171]+ [.AL171]*(1-[.$F171])*(1)/[.$J171]" office:value-type="float" office:value="0.540443741838109" calcext:value-type="float">
            <text:p>0,5404437418</text:p>
          </table:table-cell>
          <table:table-cell table:formula="of:=[.AM171]-(1/[.$J171])*[.AM171]+ [.AM171]*(1-[.$F171])*(1)/[.$J171]" office:value-type="float" office:value="0.526031908722426" calcext:value-type="float">
            <text:p>0,5260319087</text:p>
          </table:table-cell>
          <table:table-cell table:formula="of:=[.AN171]-(1/[.$J171])*[.AN171]+ [.AN171]*(1-[.$F171])*(1)/[.$J171]" office:value-type="float" office:value="0.512004391156495" calcext:value-type="float">
            <text:p>0,5120043912</text:p>
          </table:table-cell>
          <table:table-cell table:formula="of:=[.AO171]-(1/[.$J171])*[.AO171]+ [.AO171]*(1-[.$F171])*(1)/[.$J171]" office:value-type="float" office:value="0.498350940725655" calcext:value-type="float">
            <text:p>0,4983509407</text:p>
          </table:table-cell>
          <table:table-cell table:formula="of:=[.AP171]-(1/[.$J171])*[.AP171]+ [.AP171]*(1-[.$G171])*(1)/[.$J171]" office:value-type="float" office:value="0.49170626151598" calcext:value-type="float">
            <text:p>0,4917062615</text:p>
          </table:table-cell>
          <table:table-cell table:formula="of:=[.AQ171]-(1/[.$J171])*[.AQ171]+ [.AQ171]*(1-[.$G171])*(1)/[.$J171]" office:value-type="float" office:value="0.4851501780291" calcext:value-type="float">
            <text:p>0,485150178</text:p>
          </table:table-cell>
          <table:table-cell table:formula="of:=[.AR171]-(1/[.$J171])*[.AR171]+ [.AR171]*(1-[.$G171])*(1)/[.$J171]" office:value-type="float" office:value="0.478681508988712" calcext:value-type="float">
            <text:p>0,478681509</text:p>
          </table:table-cell>
          <table:table-cell table:formula="of:=[.AS171]-(1/[.$J171])*[.AS171]+ [.AS171]*(1-[.$G171])*(1)/[.$J171]" office:value-type="float" office:value="0.472299088868862" calcext:value-type="float">
            <text:p>0,4722990889</text:p>
          </table:table-cell>
          <table:table-cell table:formula="of:=[.AT171]-(1/[.$J171])*[.AT171]+ [.AT171]*(1-[.$G171])*(1)/[.$J171]" office:value-type="float" office:value="0.466001767683944" calcext:value-type="float">
            <text:p>0,4660017677</text:p>
          </table:table-cell>
          <table:table-cell table:formula="of:=[.AU171]-(1/[.$J171])*[.AU171]+ [.AU171]*(1-[.$G171])*(1)/[.$J171]" office:value-type="float" office:value="0.459788410781492" calcext:value-type="float">
            <text:p>0,4597884108</text:p>
          </table:table-cell>
          <table:table-cell table:formula="of:=[.AV171]-(1/[.$J171])*[.AV171]+ [.AV171]*(1-[.$G171])*(1)/[.$J171]" office:value-type="float" office:value="0.453657898637738" calcext:value-type="float">
            <text:p>0,4536578986</text:p>
          </table:table-cell>
          <table:table-cell table:formula="of:=[.AW171]-(1/[.$J171])*[.AW171]+ [.AW171]*(1-[.$G171])*(1)/[.$J171]" office:value-type="float" office:value="0.447609126655902" calcext:value-type="float">
            <text:p>0,4476091267</text:p>
          </table:table-cell>
          <table:table-cell table:formula="of:=[.AX171]-(1/[.$J171])*[.AX171]+ [.AX171]*(1-[.$G171])*(1)/[.$J171]" office:value-type="float" office:value="0.441641004967156" calcext:value-type="float">
            <text:p>0,441641005</text:p>
          </table:table-cell>
          <table:table-cell table:formula="of:=[.AY171]-(1/[.$J171])*[.AY171]+ [.AY171]*(1-[.$G171])*(1)/[.$J171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Commerce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2]-(1/[.$J172])*[.K172]+ [.K172]*(1-[.$C172])*(1)/[.$J172]" office:value-type="float" office:value="0.996666666666667" calcext:value-type="float">
            <text:p>0,9966666667</text:p>
          </table:table-cell>
          <table:table-cell table:formula="of:=[.L172]-(1/[.$J172])*[.L172]+ [.L172]*(1-[.$C172])*(1)/[.$J172]" office:value-type="float" office:value="0.993344444444444" calcext:value-type="float">
            <text:p>0,9933444444</text:p>
          </table:table-cell>
          <table:table-cell table:formula="of:=[.M172]-(1/[.$J172])*[.M172]+ [.M172]*(1-[.$C172])*(1)/[.$J172]" office:value-type="float" office:value="0.990033296296296" calcext:value-type="float">
            <text:p>0,9900332963</text:p>
          </table:table-cell>
          <table:table-cell table:formula="of:=[.N172]-(1/[.$J172])*[.N172]+ [.N172]*(1-[.$C172])*(1)/[.$J172]" office:value-type="float" office:value="0.986733185308642" calcext:value-type="float">
            <text:p>0,9867331853</text:p>
          </table:table-cell>
          <table:table-cell table:formula="of:=[.O172]-(1/[.$J172])*[.O172]+ [.O172]*(1-[.$C172])*(1)/[.$J172]" office:value-type="float" office:value="0.983444074690947" calcext:value-type="float">
            <text:p>0,9834440747</text:p>
          </table:table-cell>
          <table:table-cell table:formula="of:=[.P172]-(1/[.$J172])*[.P172]+ [.P172]*(1-[.$C172])*(1)/[.$J172]" office:value-type="float" office:value="0.98016592777531" calcext:value-type="float">
            <text:p>0,9801659278</text:p>
          </table:table-cell>
          <table:table-cell table:formula="of:=[.Q172]-(1/[.$J172])*[.Q172]+ [.Q172]*(1-[.$D172])*(1)/[.$J172]" office:value-type="float" office:value="0.967097048738306" calcext:value-type="float">
            <text:p>0,9670970487</text:p>
          </table:table-cell>
          <table:table-cell table:formula="of:=[.R172]-(1/[.$J172])*[.R172]+ [.R172]*(1-[.$D172])*(1)/[.$J172]" office:value-type="float" office:value="0.954202421421795" calcext:value-type="float">
            <text:p>0,9542024214</text:p>
          </table:table-cell>
          <table:table-cell table:formula="of:=[.S172]-(1/[.$J172])*[.S172]+ [.S172]*(1-[.$D172])*(1)/[.$J172]" office:value-type="float" office:value="0.941479722469505" calcext:value-type="float">
            <text:p>0,9414797225</text:p>
          </table:table-cell>
          <table:table-cell table:formula="of:=[.T172]-(1/[.$J172])*[.T172]+ [.T172]*(1-[.$D172])*(1)/[.$J172]" office:value-type="float" office:value="0.928926659503245" calcext:value-type="float">
            <text:p>0,9289266595</text:p>
          </table:table-cell>
          <table:table-cell table:formula="of:=[.U172]-(1/[.$J172])*[.U172]+ [.U172]*(1-[.$D172])*(1)/[.$J172]" office:value-type="float" office:value="0.916540970709868" calcext:value-type="float">
            <text:p>0,9165409707</text:p>
          </table:table-cell>
          <table:table-cell table:formula="of:=[.V172]-(1/[.$J172])*[.V172]+ [.V172]*(1-[.$E172])*(1)/[.$J172]" office:value-type="float" office:value="0.885989605019539" calcext:value-type="float">
            <text:p>0,885989605</text:p>
          </table:table-cell>
          <table:table-cell table:formula="of:=[.W172]-(1/[.$J172])*[.W172]+ [.W172]*(1-[.$E172])*(1)/[.$J172]" office:value-type="float" office:value="0.856456618185554" calcext:value-type="float">
            <text:p>0,8564566182</text:p>
          </table:table-cell>
          <table:table-cell table:formula="of:=[.X172]-(1/[.$J172])*[.X172]+ [.X172]*(1-[.$E172])*(1)/[.$J172]" office:value-type="float" office:value="0.827908064246036" calcext:value-type="float">
            <text:p>0,8279080642</text:p>
          </table:table-cell>
          <table:table-cell table:formula="of:=[.Y172]-(1/[.$J172])*[.Y172]+ [.Y172]*(1-[.$E172])*(1)/[.$J172]" office:value-type="float" office:value="0.800311128771168" calcext:value-type="float">
            <text:p>0,8003111288</text:p>
          </table:table-cell>
          <table:table-cell table:formula="of:=[.Z172]-(1/[.$J172])*[.Z172]+ [.Z172]*(1-[.$E172])*(1)/[.$J172]" office:value-type="float" office:value="0.773634091145462" calcext:value-type="float">
            <text:p>0,7736340911</text:p>
          </table:table-cell>
          <table:table-cell table:formula="of:=[.AA172]-(1/[.$J172])*[.AA172]+ [.AA172]*(1-[.$E172])*(1)/[.$J172]" office:value-type="float" office:value="0.74784628810728" calcext:value-type="float">
            <text:p>0,7478462881</text:p>
          </table:table-cell>
          <table:table-cell table:formula="of:=[.AB172]-(1/[.$J172])*[.AB172]+ [.AB172]*(1-[.$E172])*(1)/[.$J172]" office:value-type="float" office:value="0.722918078503704" calcext:value-type="float">
            <text:p>0,7229180785</text:p>
          </table:table-cell>
          <table:table-cell table:formula="of:=[.AC172]-(1/[.$J172])*[.AC172]+ [.AC172]*(1-[.$E172])*(1)/[.$J172]" office:value-type="float" office:value="0.698820809220248" calcext:value-type="float">
            <text:p>0,6988208092</text:p>
          </table:table-cell>
          <table:table-cell table:formula="of:=[.AD172]-(1/[.$J172])*[.AD172]+ [.AD172]*(1-[.$E172])*(1)/[.$J172]" office:value-type="float" office:value="0.675526782246239" calcext:value-type="float">
            <text:p>0,6755267822</text:p>
          </table:table-cell>
          <table:table-cell table:formula="of:=[.AE172]-(1/[.$J172])*[.AE172]+ [.AE172]*(1-[.$E172])*(1)/[.$J172]" office:value-type="float" office:value="0.653009222838031" calcext:value-type="float">
            <text:p>0,6530092228</text:p>
          </table:table-cell>
          <table:table-cell table:formula="of:=[.AF172]-(1/[.$J172])*[.AF172]+ [.AF172]*(1-[.$F172])*(1)/[.$J172]" office:value-type="float" office:value="0.635595643562351" calcext:value-type="float">
            <text:p>0,6355956436</text:p>
          </table:table-cell>
          <table:table-cell table:formula="of:=[.AG172]-(1/[.$J172])*[.AG172]+ [.AG172]*(1-[.$F172])*(1)/[.$J172]" office:value-type="float" office:value="0.618646426400688" calcext:value-type="float">
            <text:p>0,6186464264</text:p>
          </table:table-cell>
          <table:table-cell table:formula="of:=[.AH172]-(1/[.$J172])*[.AH172]+ [.AH172]*(1-[.$F172])*(1)/[.$J172]" office:value-type="float" office:value="0.602149188363336" calcext:value-type="float">
            <text:p>0,6021491884</text:p>
          </table:table-cell>
          <table:table-cell table:formula="of:=[.AI172]-(1/[.$J172])*[.AI172]+ [.AI172]*(1-[.$F172])*(1)/[.$J172]" office:value-type="float" office:value="0.586091876673647" calcext:value-type="float">
            <text:p>0,5860918767</text:p>
          </table:table-cell>
          <table:table-cell table:formula="of:=[.AJ172]-(1/[.$J172])*[.AJ172]+ [.AJ172]*(1-[.$F172])*(1)/[.$J172]" office:value-type="float" office:value="0.57046275996235" calcext:value-type="float">
            <text:p>0,57046276</text:p>
          </table:table-cell>
          <table:table-cell table:formula="of:=[.AK172]-(1/[.$J172])*[.AK172]+ [.AK172]*(1-[.$F172])*(1)/[.$J172]" office:value-type="float" office:value="0.555250419696687" calcext:value-type="float">
            <text:p>0,5552504197</text:p>
          </table:table-cell>
          <table:table-cell table:formula="of:=[.AL172]-(1/[.$J172])*[.AL172]+ [.AL172]*(1-[.$F172])*(1)/[.$J172]" office:value-type="float" office:value="0.540443741838109" calcext:value-type="float">
            <text:p>0,5404437418</text:p>
          </table:table-cell>
          <table:table-cell table:formula="of:=[.AM172]-(1/[.$J172])*[.AM172]+ [.AM172]*(1-[.$F172])*(1)/[.$J172]" office:value-type="float" office:value="0.526031908722426" calcext:value-type="float">
            <text:p>0,5260319087</text:p>
          </table:table-cell>
          <table:table-cell table:formula="of:=[.AN172]-(1/[.$J172])*[.AN172]+ [.AN172]*(1-[.$F172])*(1)/[.$J172]" office:value-type="float" office:value="0.512004391156495" calcext:value-type="float">
            <text:p>0,5120043912</text:p>
          </table:table-cell>
          <table:table-cell table:formula="of:=[.AO172]-(1/[.$J172])*[.AO172]+ [.AO172]*(1-[.$F172])*(1)/[.$J172]" office:value-type="float" office:value="0.498350940725655" calcext:value-type="float">
            <text:p>0,4983509407</text:p>
          </table:table-cell>
          <table:table-cell table:formula="of:=[.AP172]-(1/[.$J172])*[.AP172]+ [.AP172]*(1-[.$G172])*(1)/[.$J172]" office:value-type="float" office:value="0.49170626151598" calcext:value-type="float">
            <text:p>0,4917062615</text:p>
          </table:table-cell>
          <table:table-cell table:formula="of:=[.AQ172]-(1/[.$J172])*[.AQ172]+ [.AQ172]*(1-[.$G172])*(1)/[.$J172]" office:value-type="float" office:value="0.4851501780291" calcext:value-type="float">
            <text:p>0,485150178</text:p>
          </table:table-cell>
          <table:table-cell table:formula="of:=[.AR172]-(1/[.$J172])*[.AR172]+ [.AR172]*(1-[.$G172])*(1)/[.$J172]" office:value-type="float" office:value="0.478681508988712" calcext:value-type="float">
            <text:p>0,478681509</text:p>
          </table:table-cell>
          <table:table-cell table:formula="of:=[.AS172]-(1/[.$J172])*[.AS172]+ [.AS172]*(1-[.$G172])*(1)/[.$J172]" office:value-type="float" office:value="0.472299088868862" calcext:value-type="float">
            <text:p>0,4722990889</text:p>
          </table:table-cell>
          <table:table-cell table:formula="of:=[.AT172]-(1/[.$J172])*[.AT172]+ [.AT172]*(1-[.$G172])*(1)/[.$J172]" office:value-type="float" office:value="0.466001767683944" calcext:value-type="float">
            <text:p>0,4660017677</text:p>
          </table:table-cell>
          <table:table-cell table:formula="of:=[.AU172]-(1/[.$J172])*[.AU172]+ [.AU172]*(1-[.$G172])*(1)/[.$J172]" office:value-type="float" office:value="0.459788410781492" calcext:value-type="float">
            <text:p>0,4597884108</text:p>
          </table:table-cell>
          <table:table-cell table:formula="of:=[.AV172]-(1/[.$J172])*[.AV172]+ [.AV172]*(1-[.$G172])*(1)/[.$J172]" office:value-type="float" office:value="0.453657898637738" calcext:value-type="float">
            <text:p>0,4536578986</text:p>
          </table:table-cell>
          <table:table-cell table:formula="of:=[.AW172]-(1/[.$J172])*[.AW172]+ [.AW172]*(1-[.$G172])*(1)/[.$J172]" office:value-type="float" office:value="0.447609126655902" calcext:value-type="float">
            <text:p>0,4476091267</text:p>
          </table:table-cell>
          <table:table-cell table:formula="of:=[.AX172]-(1/[.$J172])*[.AX172]+ [.AX172]*(1-[.$G172])*(1)/[.$J172]" office:value-type="float" office:value="0.441641004967156" calcext:value-type="float">
            <text:p>0,441641005</text:p>
          </table:table-cell>
          <table:table-cell table:formula="of:=[.AY172]-(1/[.$J172])*[.AY172]+ [.AY172]*(1-[.$G172])*(1)/[.$J172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Enseignement Recherche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3]-(1/[.$J173])*[.K173]+ [.K173]*(1-[.$C173])*(1)/[.$J173]" office:value-type="float" office:value="0.996666666666667" calcext:value-type="float">
            <text:p>0,9966666667</text:p>
          </table:table-cell>
          <table:table-cell table:formula="of:=[.L173]-(1/[.$J173])*[.L173]+ [.L173]*(1-[.$C173])*(1)/[.$J173]" office:value-type="float" office:value="0.993344444444444" calcext:value-type="float">
            <text:p>0,9933444444</text:p>
          </table:table-cell>
          <table:table-cell table:formula="of:=[.M173]-(1/[.$J173])*[.M173]+ [.M173]*(1-[.$C173])*(1)/[.$J173]" office:value-type="float" office:value="0.990033296296296" calcext:value-type="float">
            <text:p>0,9900332963</text:p>
          </table:table-cell>
          <table:table-cell table:formula="of:=[.N173]-(1/[.$J173])*[.N173]+ [.N173]*(1-[.$C173])*(1)/[.$J173]" office:value-type="float" office:value="0.986733185308642" calcext:value-type="float">
            <text:p>0,9867331853</text:p>
          </table:table-cell>
          <table:table-cell table:formula="of:=[.O173]-(1/[.$J173])*[.O173]+ [.O173]*(1-[.$C173])*(1)/[.$J173]" office:value-type="float" office:value="0.983444074690947" calcext:value-type="float">
            <text:p>0,9834440747</text:p>
          </table:table-cell>
          <table:table-cell table:formula="of:=[.P173]-(1/[.$J173])*[.P173]+ [.P173]*(1-[.$C173])*(1)/[.$J173]" office:value-type="float" office:value="0.98016592777531" calcext:value-type="float">
            <text:p>0,9801659278</text:p>
          </table:table-cell>
          <table:table-cell table:formula="of:=[.Q173]-(1/[.$J173])*[.Q173]+ [.Q173]*(1-[.$D173])*(1)/[.$J173]" office:value-type="float" office:value="0.967097048738306" calcext:value-type="float">
            <text:p>0,9670970487</text:p>
          </table:table-cell>
          <table:table-cell table:formula="of:=[.R173]-(1/[.$J173])*[.R173]+ [.R173]*(1-[.$D173])*(1)/[.$J173]" office:value-type="float" office:value="0.954202421421795" calcext:value-type="float">
            <text:p>0,9542024214</text:p>
          </table:table-cell>
          <table:table-cell table:formula="of:=[.S173]-(1/[.$J173])*[.S173]+ [.S173]*(1-[.$D173])*(1)/[.$J173]" office:value-type="float" office:value="0.941479722469505" calcext:value-type="float">
            <text:p>0,9414797225</text:p>
          </table:table-cell>
          <table:table-cell table:formula="of:=[.T173]-(1/[.$J173])*[.T173]+ [.T173]*(1-[.$D173])*(1)/[.$J173]" office:value-type="float" office:value="0.928926659503245" calcext:value-type="float">
            <text:p>0,9289266595</text:p>
          </table:table-cell>
          <table:table-cell table:formula="of:=[.U173]-(1/[.$J173])*[.U173]+ [.U173]*(1-[.$D173])*(1)/[.$J173]" office:value-type="float" office:value="0.916540970709868" calcext:value-type="float">
            <text:p>0,9165409707</text:p>
          </table:table-cell>
          <table:table-cell table:formula="of:=[.V173]-(1/[.$J173])*[.V173]+ [.V173]*(1-[.$E173])*(1)/[.$J173]" office:value-type="float" office:value="0.885989605019539" calcext:value-type="float">
            <text:p>0,885989605</text:p>
          </table:table-cell>
          <table:table-cell table:formula="of:=[.W173]-(1/[.$J173])*[.W173]+ [.W173]*(1-[.$E173])*(1)/[.$J173]" office:value-type="float" office:value="0.856456618185554" calcext:value-type="float">
            <text:p>0,8564566182</text:p>
          </table:table-cell>
          <table:table-cell table:formula="of:=[.X173]-(1/[.$J173])*[.X173]+ [.X173]*(1-[.$E173])*(1)/[.$J173]" office:value-type="float" office:value="0.827908064246036" calcext:value-type="float">
            <text:p>0,8279080642</text:p>
          </table:table-cell>
          <table:table-cell table:formula="of:=[.Y173]-(1/[.$J173])*[.Y173]+ [.Y173]*(1-[.$E173])*(1)/[.$J173]" office:value-type="float" office:value="0.800311128771168" calcext:value-type="float">
            <text:p>0,8003111288</text:p>
          </table:table-cell>
          <table:table-cell table:formula="of:=[.Z173]-(1/[.$J173])*[.Z173]+ [.Z173]*(1-[.$E173])*(1)/[.$J173]" office:value-type="float" office:value="0.773634091145462" calcext:value-type="float">
            <text:p>0,7736340911</text:p>
          </table:table-cell>
          <table:table-cell table:formula="of:=[.AA173]-(1/[.$J173])*[.AA173]+ [.AA173]*(1-[.$E173])*(1)/[.$J173]" office:value-type="float" office:value="0.74784628810728" calcext:value-type="float">
            <text:p>0,7478462881</text:p>
          </table:table-cell>
          <table:table-cell table:formula="of:=[.AB173]-(1/[.$J173])*[.AB173]+ [.AB173]*(1-[.$E173])*(1)/[.$J173]" office:value-type="float" office:value="0.722918078503704" calcext:value-type="float">
            <text:p>0,7229180785</text:p>
          </table:table-cell>
          <table:table-cell table:formula="of:=[.AC173]-(1/[.$J173])*[.AC173]+ [.AC173]*(1-[.$E173])*(1)/[.$J173]" office:value-type="float" office:value="0.698820809220248" calcext:value-type="float">
            <text:p>0,6988208092</text:p>
          </table:table-cell>
          <table:table-cell table:formula="of:=[.AD173]-(1/[.$J173])*[.AD173]+ [.AD173]*(1-[.$E173])*(1)/[.$J173]" office:value-type="float" office:value="0.675526782246239" calcext:value-type="float">
            <text:p>0,6755267822</text:p>
          </table:table-cell>
          <table:table-cell table:formula="of:=[.AE173]-(1/[.$J173])*[.AE173]+ [.AE173]*(1-[.$E173])*(1)/[.$J173]" office:value-type="float" office:value="0.653009222838031" calcext:value-type="float">
            <text:p>0,6530092228</text:p>
          </table:table-cell>
          <table:table-cell table:formula="of:=[.AF173]-(1/[.$J173])*[.AF173]+ [.AF173]*(1-[.$F173])*(1)/[.$J173]" office:value-type="float" office:value="0.635595643562351" calcext:value-type="float">
            <text:p>0,6355956436</text:p>
          </table:table-cell>
          <table:table-cell table:formula="of:=[.AG173]-(1/[.$J173])*[.AG173]+ [.AG173]*(1-[.$F173])*(1)/[.$J173]" office:value-type="float" office:value="0.618646426400688" calcext:value-type="float">
            <text:p>0,6186464264</text:p>
          </table:table-cell>
          <table:table-cell table:formula="of:=[.AH173]-(1/[.$J173])*[.AH173]+ [.AH173]*(1-[.$F173])*(1)/[.$J173]" office:value-type="float" office:value="0.602149188363336" calcext:value-type="float">
            <text:p>0,6021491884</text:p>
          </table:table-cell>
          <table:table-cell table:formula="of:=[.AI173]-(1/[.$J173])*[.AI173]+ [.AI173]*(1-[.$F173])*(1)/[.$J173]" office:value-type="float" office:value="0.586091876673647" calcext:value-type="float">
            <text:p>0,5860918767</text:p>
          </table:table-cell>
          <table:table-cell table:formula="of:=[.AJ173]-(1/[.$J173])*[.AJ173]+ [.AJ173]*(1-[.$F173])*(1)/[.$J173]" office:value-type="float" office:value="0.57046275996235" calcext:value-type="float">
            <text:p>0,57046276</text:p>
          </table:table-cell>
          <table:table-cell table:formula="of:=[.AK173]-(1/[.$J173])*[.AK173]+ [.AK173]*(1-[.$F173])*(1)/[.$J173]" office:value-type="float" office:value="0.555250419696687" calcext:value-type="float">
            <text:p>0,5552504197</text:p>
          </table:table-cell>
          <table:table-cell table:formula="of:=[.AL173]-(1/[.$J173])*[.AL173]+ [.AL173]*(1-[.$F173])*(1)/[.$J173]" office:value-type="float" office:value="0.540443741838109" calcext:value-type="float">
            <text:p>0,5404437418</text:p>
          </table:table-cell>
          <table:table-cell table:formula="of:=[.AM173]-(1/[.$J173])*[.AM173]+ [.AM173]*(1-[.$F173])*(1)/[.$J173]" office:value-type="float" office:value="0.526031908722426" calcext:value-type="float">
            <text:p>0,5260319087</text:p>
          </table:table-cell>
          <table:table-cell table:formula="of:=[.AN173]-(1/[.$J173])*[.AN173]+ [.AN173]*(1-[.$F173])*(1)/[.$J173]" office:value-type="float" office:value="0.512004391156495" calcext:value-type="float">
            <text:p>0,5120043912</text:p>
          </table:table-cell>
          <table:table-cell table:formula="of:=[.AO173]-(1/[.$J173])*[.AO173]+ [.AO173]*(1-[.$F173])*(1)/[.$J173]" office:value-type="float" office:value="0.498350940725655" calcext:value-type="float">
            <text:p>0,4983509407</text:p>
          </table:table-cell>
          <table:table-cell table:formula="of:=[.AP173]-(1/[.$J173])*[.AP173]+ [.AP173]*(1-[.$G173])*(1)/[.$J173]" office:value-type="float" office:value="0.49170626151598" calcext:value-type="float">
            <text:p>0,4917062615</text:p>
          </table:table-cell>
          <table:table-cell table:formula="of:=[.AQ173]-(1/[.$J173])*[.AQ173]+ [.AQ173]*(1-[.$G173])*(1)/[.$J173]" office:value-type="float" office:value="0.4851501780291" calcext:value-type="float">
            <text:p>0,485150178</text:p>
          </table:table-cell>
          <table:table-cell table:formula="of:=[.AR173]-(1/[.$J173])*[.AR173]+ [.AR173]*(1-[.$G173])*(1)/[.$J173]" office:value-type="float" office:value="0.478681508988712" calcext:value-type="float">
            <text:p>0,478681509</text:p>
          </table:table-cell>
          <table:table-cell table:formula="of:=[.AS173]-(1/[.$J173])*[.AS173]+ [.AS173]*(1-[.$G173])*(1)/[.$J173]" office:value-type="float" office:value="0.472299088868862" calcext:value-type="float">
            <text:p>0,4722990889</text:p>
          </table:table-cell>
          <table:table-cell table:formula="of:=[.AT173]-(1/[.$J173])*[.AT173]+ [.AT173]*(1-[.$G173])*(1)/[.$J173]" office:value-type="float" office:value="0.466001767683944" calcext:value-type="float">
            <text:p>0,4660017677</text:p>
          </table:table-cell>
          <table:table-cell table:formula="of:=[.AU173]-(1/[.$J173])*[.AU173]+ [.AU173]*(1-[.$G173])*(1)/[.$J173]" office:value-type="float" office:value="0.459788410781492" calcext:value-type="float">
            <text:p>0,4597884108</text:p>
          </table:table-cell>
          <table:table-cell table:formula="of:=[.AV173]-(1/[.$J173])*[.AV173]+ [.AV173]*(1-[.$G173])*(1)/[.$J173]" office:value-type="float" office:value="0.453657898637738" calcext:value-type="float">
            <text:p>0,4536578986</text:p>
          </table:table-cell>
          <table:table-cell table:formula="of:=[.AW173]-(1/[.$J173])*[.AW173]+ [.AW173]*(1-[.$G173])*(1)/[.$J173]" office:value-type="float" office:value="0.447609126655902" calcext:value-type="float">
            <text:p>0,4476091267</text:p>
          </table:table-cell>
          <table:table-cell table:formula="of:=[.AX173]-(1/[.$J173])*[.AX173]+ [.AX173]*(1-[.$G173])*(1)/[.$J173]" office:value-type="float" office:value="0.441641004967156" calcext:value-type="float">
            <text:p>0,441641005</text:p>
          </table:table-cell>
          <table:table-cell table:formula="of:=[.AY173]-(1/[.$J173])*[.AY173]+ [.AY173]*(1-[.$G173])*(1)/[.$J173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Habitat Communautaire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4]-(1/[.$J174])*[.K174]+ [.K174]*(1-[.$C174])*(1)/[.$J174]" office:value-type="float" office:value="0.996666666666667" calcext:value-type="float">
            <text:p>0,9966666667</text:p>
          </table:table-cell>
          <table:table-cell table:formula="of:=[.L174]-(1/[.$J174])*[.L174]+ [.L174]*(1-[.$C174])*(1)/[.$J174]" office:value-type="float" office:value="0.993344444444444" calcext:value-type="float">
            <text:p>0,9933444444</text:p>
          </table:table-cell>
          <table:table-cell table:formula="of:=[.M174]-(1/[.$J174])*[.M174]+ [.M174]*(1-[.$C174])*(1)/[.$J174]" office:value-type="float" office:value="0.990033296296296" calcext:value-type="float">
            <text:p>0,9900332963</text:p>
          </table:table-cell>
          <table:table-cell table:formula="of:=[.N174]-(1/[.$J174])*[.N174]+ [.N174]*(1-[.$C174])*(1)/[.$J174]" office:value-type="float" office:value="0.986733185308642" calcext:value-type="float">
            <text:p>0,9867331853</text:p>
          </table:table-cell>
          <table:table-cell table:formula="of:=[.O174]-(1/[.$J174])*[.O174]+ [.O174]*(1-[.$C174])*(1)/[.$J174]" office:value-type="float" office:value="0.983444074690947" calcext:value-type="float">
            <text:p>0,9834440747</text:p>
          </table:table-cell>
          <table:table-cell table:formula="of:=[.P174]-(1/[.$J174])*[.P174]+ [.P174]*(1-[.$C174])*(1)/[.$J174]" office:value-type="float" office:value="0.98016592777531" calcext:value-type="float">
            <text:p>0,9801659278</text:p>
          </table:table-cell>
          <table:table-cell table:formula="of:=[.Q174]-(1/[.$J174])*[.Q174]+ [.Q174]*(1-[.$D174])*(1)/[.$J174]" office:value-type="float" office:value="0.967097048738306" calcext:value-type="float">
            <text:p>0,9670970487</text:p>
          </table:table-cell>
          <table:table-cell table:formula="of:=[.R174]-(1/[.$J174])*[.R174]+ [.R174]*(1-[.$D174])*(1)/[.$J174]" office:value-type="float" office:value="0.954202421421795" calcext:value-type="float">
            <text:p>0,9542024214</text:p>
          </table:table-cell>
          <table:table-cell table:formula="of:=[.S174]-(1/[.$J174])*[.S174]+ [.S174]*(1-[.$D174])*(1)/[.$J174]" office:value-type="float" office:value="0.941479722469505" calcext:value-type="float">
            <text:p>0,9414797225</text:p>
          </table:table-cell>
          <table:table-cell table:formula="of:=[.T174]-(1/[.$J174])*[.T174]+ [.T174]*(1-[.$D174])*(1)/[.$J174]" office:value-type="float" office:value="0.928926659503245" calcext:value-type="float">
            <text:p>0,9289266595</text:p>
          </table:table-cell>
          <table:table-cell table:formula="of:=[.U174]-(1/[.$J174])*[.U174]+ [.U174]*(1-[.$D174])*(1)/[.$J174]" office:value-type="float" office:value="0.916540970709868" calcext:value-type="float">
            <text:p>0,9165409707</text:p>
          </table:table-cell>
          <table:table-cell table:formula="of:=[.V174]-(1/[.$J174])*[.V174]+ [.V174]*(1-[.$E174])*(1)/[.$J174]" office:value-type="float" office:value="0.885989605019539" calcext:value-type="float">
            <text:p>0,885989605</text:p>
          </table:table-cell>
          <table:table-cell table:formula="of:=[.W174]-(1/[.$J174])*[.W174]+ [.W174]*(1-[.$E174])*(1)/[.$J174]" office:value-type="float" office:value="0.856456618185554" calcext:value-type="float">
            <text:p>0,8564566182</text:p>
          </table:table-cell>
          <table:table-cell table:formula="of:=[.X174]-(1/[.$J174])*[.X174]+ [.X174]*(1-[.$E174])*(1)/[.$J174]" office:value-type="float" office:value="0.827908064246036" calcext:value-type="float">
            <text:p>0,8279080642</text:p>
          </table:table-cell>
          <table:table-cell table:formula="of:=[.Y174]-(1/[.$J174])*[.Y174]+ [.Y174]*(1-[.$E174])*(1)/[.$J174]" office:value-type="float" office:value="0.800311128771168" calcext:value-type="float">
            <text:p>0,8003111288</text:p>
          </table:table-cell>
          <table:table-cell table:formula="of:=[.Z174]-(1/[.$J174])*[.Z174]+ [.Z174]*(1-[.$E174])*(1)/[.$J174]" office:value-type="float" office:value="0.773634091145462" calcext:value-type="float">
            <text:p>0,7736340911</text:p>
          </table:table-cell>
          <table:table-cell table:formula="of:=[.AA174]-(1/[.$J174])*[.AA174]+ [.AA174]*(1-[.$E174])*(1)/[.$J174]" office:value-type="float" office:value="0.74784628810728" calcext:value-type="float">
            <text:p>0,7478462881</text:p>
          </table:table-cell>
          <table:table-cell table:formula="of:=[.AB174]-(1/[.$J174])*[.AB174]+ [.AB174]*(1-[.$E174])*(1)/[.$J174]" office:value-type="float" office:value="0.722918078503704" calcext:value-type="float">
            <text:p>0,7229180785</text:p>
          </table:table-cell>
          <table:table-cell table:formula="of:=[.AC174]-(1/[.$J174])*[.AC174]+ [.AC174]*(1-[.$E174])*(1)/[.$J174]" office:value-type="float" office:value="0.698820809220248" calcext:value-type="float">
            <text:p>0,6988208092</text:p>
          </table:table-cell>
          <table:table-cell table:formula="of:=[.AD174]-(1/[.$J174])*[.AD174]+ [.AD174]*(1-[.$E174])*(1)/[.$J174]" office:value-type="float" office:value="0.675526782246239" calcext:value-type="float">
            <text:p>0,6755267822</text:p>
          </table:table-cell>
          <table:table-cell table:formula="of:=[.AE174]-(1/[.$J174])*[.AE174]+ [.AE174]*(1-[.$E174])*(1)/[.$J174]" office:value-type="float" office:value="0.653009222838031" calcext:value-type="float">
            <text:p>0,6530092228</text:p>
          </table:table-cell>
          <table:table-cell table:formula="of:=[.AF174]-(1/[.$J174])*[.AF174]+ [.AF174]*(1-[.$F174])*(1)/[.$J174]" office:value-type="float" office:value="0.635595643562351" calcext:value-type="float">
            <text:p>0,6355956436</text:p>
          </table:table-cell>
          <table:table-cell table:formula="of:=[.AG174]-(1/[.$J174])*[.AG174]+ [.AG174]*(1-[.$F174])*(1)/[.$J174]" office:value-type="float" office:value="0.618646426400688" calcext:value-type="float">
            <text:p>0,6186464264</text:p>
          </table:table-cell>
          <table:table-cell table:formula="of:=[.AH174]-(1/[.$J174])*[.AH174]+ [.AH174]*(1-[.$F174])*(1)/[.$J174]" office:value-type="float" office:value="0.602149188363336" calcext:value-type="float">
            <text:p>0,6021491884</text:p>
          </table:table-cell>
          <table:table-cell table:formula="of:=[.AI174]-(1/[.$J174])*[.AI174]+ [.AI174]*(1-[.$F174])*(1)/[.$J174]" office:value-type="float" office:value="0.586091876673647" calcext:value-type="float">
            <text:p>0,5860918767</text:p>
          </table:table-cell>
          <table:table-cell table:formula="of:=[.AJ174]-(1/[.$J174])*[.AJ174]+ [.AJ174]*(1-[.$F174])*(1)/[.$J174]" office:value-type="float" office:value="0.57046275996235" calcext:value-type="float">
            <text:p>0,57046276</text:p>
          </table:table-cell>
          <table:table-cell table:formula="of:=[.AK174]-(1/[.$J174])*[.AK174]+ [.AK174]*(1-[.$F174])*(1)/[.$J174]" office:value-type="float" office:value="0.555250419696687" calcext:value-type="float">
            <text:p>0,5552504197</text:p>
          </table:table-cell>
          <table:table-cell table:formula="of:=[.AL174]-(1/[.$J174])*[.AL174]+ [.AL174]*(1-[.$F174])*(1)/[.$J174]" office:value-type="float" office:value="0.540443741838109" calcext:value-type="float">
            <text:p>0,5404437418</text:p>
          </table:table-cell>
          <table:table-cell table:formula="of:=[.AM174]-(1/[.$J174])*[.AM174]+ [.AM174]*(1-[.$F174])*(1)/[.$J174]" office:value-type="float" office:value="0.526031908722426" calcext:value-type="float">
            <text:p>0,5260319087</text:p>
          </table:table-cell>
          <table:table-cell table:formula="of:=[.AN174]-(1/[.$J174])*[.AN174]+ [.AN174]*(1-[.$F174])*(1)/[.$J174]" office:value-type="float" office:value="0.512004391156495" calcext:value-type="float">
            <text:p>0,5120043912</text:p>
          </table:table-cell>
          <table:table-cell table:formula="of:=[.AO174]-(1/[.$J174])*[.AO174]+ [.AO174]*(1-[.$F174])*(1)/[.$J174]" office:value-type="float" office:value="0.498350940725655" calcext:value-type="float">
            <text:p>0,4983509407</text:p>
          </table:table-cell>
          <table:table-cell table:formula="of:=[.AP174]-(1/[.$J174])*[.AP174]+ [.AP174]*(1-[.$G174])*(1)/[.$J174]" office:value-type="float" office:value="0.49170626151598" calcext:value-type="float">
            <text:p>0,4917062615</text:p>
          </table:table-cell>
          <table:table-cell table:formula="of:=[.AQ174]-(1/[.$J174])*[.AQ174]+ [.AQ174]*(1-[.$G174])*(1)/[.$J174]" office:value-type="float" office:value="0.4851501780291" calcext:value-type="float">
            <text:p>0,485150178</text:p>
          </table:table-cell>
          <table:table-cell table:formula="of:=[.AR174]-(1/[.$J174])*[.AR174]+ [.AR174]*(1-[.$G174])*(1)/[.$J174]" office:value-type="float" office:value="0.478681508988712" calcext:value-type="float">
            <text:p>0,478681509</text:p>
          </table:table-cell>
          <table:table-cell table:formula="of:=[.AS174]-(1/[.$J174])*[.AS174]+ [.AS174]*(1-[.$G174])*(1)/[.$J174]" office:value-type="float" office:value="0.472299088868862" calcext:value-type="float">
            <text:p>0,4722990889</text:p>
          </table:table-cell>
          <table:table-cell table:formula="of:=[.AT174]-(1/[.$J174])*[.AT174]+ [.AT174]*(1-[.$G174])*(1)/[.$J174]" office:value-type="float" office:value="0.466001767683944" calcext:value-type="float">
            <text:p>0,4660017677</text:p>
          </table:table-cell>
          <table:table-cell table:formula="of:=[.AU174]-(1/[.$J174])*[.AU174]+ [.AU174]*(1-[.$G174])*(1)/[.$J174]" office:value-type="float" office:value="0.459788410781492" calcext:value-type="float">
            <text:p>0,4597884108</text:p>
          </table:table-cell>
          <table:table-cell table:formula="of:=[.AV174]-(1/[.$J174])*[.AV174]+ [.AV174]*(1-[.$G174])*(1)/[.$J174]" office:value-type="float" office:value="0.453657898637738" calcext:value-type="float">
            <text:p>0,4536578986</text:p>
          </table:table-cell>
          <table:table-cell table:formula="of:=[.AW174]-(1/[.$J174])*[.AW174]+ [.AW174]*(1-[.$G174])*(1)/[.$J174]" office:value-type="float" office:value="0.447609126655902" calcext:value-type="float">
            <text:p>0,4476091267</text:p>
          </table:table-cell>
          <table:table-cell table:formula="of:=[.AX174]-(1/[.$J174])*[.AX174]+ [.AX174]*(1-[.$G174])*(1)/[.$J174]" office:value-type="float" office:value="0.441641004967156" calcext:value-type="float">
            <text:p>0,441641005</text:p>
          </table:table-cell>
          <table:table-cell table:formula="of:=[.AY174]-(1/[.$J174])*[.AY174]+ [.AY174]*(1-[.$G174])*(1)/[.$J174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Santé Action Sociale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5]-(1/[.$J175])*[.K175]+ [.K175]*(1-[.$C175])*(1)/[.$J175]" office:value-type="float" office:value="0.996666666666667" calcext:value-type="float">
            <text:p>0,9966666667</text:p>
          </table:table-cell>
          <table:table-cell table:formula="of:=[.L175]-(1/[.$J175])*[.L175]+ [.L175]*(1-[.$C175])*(1)/[.$J175]" office:value-type="float" office:value="0.993344444444444" calcext:value-type="float">
            <text:p>0,9933444444</text:p>
          </table:table-cell>
          <table:table-cell table:formula="of:=[.M175]-(1/[.$J175])*[.M175]+ [.M175]*(1-[.$C175])*(1)/[.$J175]" office:value-type="float" office:value="0.990033296296296" calcext:value-type="float">
            <text:p>0,9900332963</text:p>
          </table:table-cell>
          <table:table-cell table:formula="of:=[.N175]-(1/[.$J175])*[.N175]+ [.N175]*(1-[.$C175])*(1)/[.$J175]" office:value-type="float" office:value="0.986733185308642" calcext:value-type="float">
            <text:p>0,9867331853</text:p>
          </table:table-cell>
          <table:table-cell table:formula="of:=[.O175]-(1/[.$J175])*[.O175]+ [.O175]*(1-[.$C175])*(1)/[.$J175]" office:value-type="float" office:value="0.983444074690947" calcext:value-type="float">
            <text:p>0,9834440747</text:p>
          </table:table-cell>
          <table:table-cell table:formula="of:=[.P175]-(1/[.$J175])*[.P175]+ [.P175]*(1-[.$C175])*(1)/[.$J175]" office:value-type="float" office:value="0.98016592777531" calcext:value-type="float">
            <text:p>0,9801659278</text:p>
          </table:table-cell>
          <table:table-cell table:formula="of:=[.Q175]-(1/[.$J175])*[.Q175]+ [.Q175]*(1-[.$D175])*(1)/[.$J175]" office:value-type="float" office:value="0.967097048738306" calcext:value-type="float">
            <text:p>0,9670970487</text:p>
          </table:table-cell>
          <table:table-cell table:formula="of:=[.R175]-(1/[.$J175])*[.R175]+ [.R175]*(1-[.$D175])*(1)/[.$J175]" office:value-type="float" office:value="0.954202421421795" calcext:value-type="float">
            <text:p>0,9542024214</text:p>
          </table:table-cell>
          <table:table-cell table:formula="of:=[.S175]-(1/[.$J175])*[.S175]+ [.S175]*(1-[.$D175])*(1)/[.$J175]" office:value-type="float" office:value="0.941479722469505" calcext:value-type="float">
            <text:p>0,9414797225</text:p>
          </table:table-cell>
          <table:table-cell table:formula="of:=[.T175]-(1/[.$J175])*[.T175]+ [.T175]*(1-[.$D175])*(1)/[.$J175]" office:value-type="float" office:value="0.928926659503245" calcext:value-type="float">
            <text:p>0,9289266595</text:p>
          </table:table-cell>
          <table:table-cell table:formula="of:=[.U175]-(1/[.$J175])*[.U175]+ [.U175]*(1-[.$D175])*(1)/[.$J175]" office:value-type="float" office:value="0.916540970709868" calcext:value-type="float">
            <text:p>0,9165409707</text:p>
          </table:table-cell>
          <table:table-cell table:formula="of:=[.V175]-(1/[.$J175])*[.V175]+ [.V175]*(1-[.$E175])*(1)/[.$J175]" office:value-type="float" office:value="0.885989605019539" calcext:value-type="float">
            <text:p>0,885989605</text:p>
          </table:table-cell>
          <table:table-cell table:formula="of:=[.W175]-(1/[.$J175])*[.W175]+ [.W175]*(1-[.$E175])*(1)/[.$J175]" office:value-type="float" office:value="0.856456618185554" calcext:value-type="float">
            <text:p>0,8564566182</text:p>
          </table:table-cell>
          <table:table-cell table:formula="of:=[.X175]-(1/[.$J175])*[.X175]+ [.X175]*(1-[.$E175])*(1)/[.$J175]" office:value-type="float" office:value="0.827908064246036" calcext:value-type="float">
            <text:p>0,8279080642</text:p>
          </table:table-cell>
          <table:table-cell table:formula="of:=[.Y175]-(1/[.$J175])*[.Y175]+ [.Y175]*(1-[.$E175])*(1)/[.$J175]" office:value-type="float" office:value="0.800311128771168" calcext:value-type="float">
            <text:p>0,8003111288</text:p>
          </table:table-cell>
          <table:table-cell table:formula="of:=[.Z175]-(1/[.$J175])*[.Z175]+ [.Z175]*(1-[.$E175])*(1)/[.$J175]" office:value-type="float" office:value="0.773634091145462" calcext:value-type="float">
            <text:p>0,7736340911</text:p>
          </table:table-cell>
          <table:table-cell table:formula="of:=[.AA175]-(1/[.$J175])*[.AA175]+ [.AA175]*(1-[.$E175])*(1)/[.$J175]" office:value-type="float" office:value="0.74784628810728" calcext:value-type="float">
            <text:p>0,7478462881</text:p>
          </table:table-cell>
          <table:table-cell table:formula="of:=[.AB175]-(1/[.$J175])*[.AB175]+ [.AB175]*(1-[.$E175])*(1)/[.$J175]" office:value-type="float" office:value="0.722918078503704" calcext:value-type="float">
            <text:p>0,7229180785</text:p>
          </table:table-cell>
          <table:table-cell table:formula="of:=[.AC175]-(1/[.$J175])*[.AC175]+ [.AC175]*(1-[.$E175])*(1)/[.$J175]" office:value-type="float" office:value="0.698820809220248" calcext:value-type="float">
            <text:p>0,6988208092</text:p>
          </table:table-cell>
          <table:table-cell table:formula="of:=[.AD175]-(1/[.$J175])*[.AD175]+ [.AD175]*(1-[.$E175])*(1)/[.$J175]" office:value-type="float" office:value="0.675526782246239" calcext:value-type="float">
            <text:p>0,6755267822</text:p>
          </table:table-cell>
          <table:table-cell table:formula="of:=[.AE175]-(1/[.$J175])*[.AE175]+ [.AE175]*(1-[.$E175])*(1)/[.$J175]" office:value-type="float" office:value="0.653009222838031" calcext:value-type="float">
            <text:p>0,6530092228</text:p>
          </table:table-cell>
          <table:table-cell table:formula="of:=[.AF175]-(1/[.$J175])*[.AF175]+ [.AF175]*(1-[.$F175])*(1)/[.$J175]" office:value-type="float" office:value="0.635595643562351" calcext:value-type="float">
            <text:p>0,6355956436</text:p>
          </table:table-cell>
          <table:table-cell table:formula="of:=[.AG175]-(1/[.$J175])*[.AG175]+ [.AG175]*(1-[.$F175])*(1)/[.$J175]" office:value-type="float" office:value="0.618646426400688" calcext:value-type="float">
            <text:p>0,6186464264</text:p>
          </table:table-cell>
          <table:table-cell table:formula="of:=[.AH175]-(1/[.$J175])*[.AH175]+ [.AH175]*(1-[.$F175])*(1)/[.$J175]" office:value-type="float" office:value="0.602149188363336" calcext:value-type="float">
            <text:p>0,6021491884</text:p>
          </table:table-cell>
          <table:table-cell table:formula="of:=[.AI175]-(1/[.$J175])*[.AI175]+ [.AI175]*(1-[.$F175])*(1)/[.$J175]" office:value-type="float" office:value="0.586091876673647" calcext:value-type="float">
            <text:p>0,5860918767</text:p>
          </table:table-cell>
          <table:table-cell table:formula="of:=[.AJ175]-(1/[.$J175])*[.AJ175]+ [.AJ175]*(1-[.$F175])*(1)/[.$J175]" office:value-type="float" office:value="0.57046275996235" calcext:value-type="float">
            <text:p>0,57046276</text:p>
          </table:table-cell>
          <table:table-cell table:formula="of:=[.AK175]-(1/[.$J175])*[.AK175]+ [.AK175]*(1-[.$F175])*(1)/[.$J175]" office:value-type="float" office:value="0.555250419696687" calcext:value-type="float">
            <text:p>0,5552504197</text:p>
          </table:table-cell>
          <table:table-cell table:formula="of:=[.AL175]-(1/[.$J175])*[.AL175]+ [.AL175]*(1-[.$F175])*(1)/[.$J175]" office:value-type="float" office:value="0.540443741838109" calcext:value-type="float">
            <text:p>0,5404437418</text:p>
          </table:table-cell>
          <table:table-cell table:formula="of:=[.AM175]-(1/[.$J175])*[.AM175]+ [.AM175]*(1-[.$F175])*(1)/[.$J175]" office:value-type="float" office:value="0.526031908722426" calcext:value-type="float">
            <text:p>0,5260319087</text:p>
          </table:table-cell>
          <table:table-cell table:formula="of:=[.AN175]-(1/[.$J175])*[.AN175]+ [.AN175]*(1-[.$F175])*(1)/[.$J175]" office:value-type="float" office:value="0.512004391156495" calcext:value-type="float">
            <text:p>0,5120043912</text:p>
          </table:table-cell>
          <table:table-cell table:formula="of:=[.AO175]-(1/[.$J175])*[.AO175]+ [.AO175]*(1-[.$F175])*(1)/[.$J175]" office:value-type="float" office:value="0.498350940725655" calcext:value-type="float">
            <text:p>0,4983509407</text:p>
          </table:table-cell>
          <table:table-cell table:formula="of:=[.AP175]-(1/[.$J175])*[.AP175]+ [.AP175]*(1-[.$G175])*(1)/[.$J175]" office:value-type="float" office:value="0.49170626151598" calcext:value-type="float">
            <text:p>0,4917062615</text:p>
          </table:table-cell>
          <table:table-cell table:formula="of:=[.AQ175]-(1/[.$J175])*[.AQ175]+ [.AQ175]*(1-[.$G175])*(1)/[.$J175]" office:value-type="float" office:value="0.4851501780291" calcext:value-type="float">
            <text:p>0,485150178</text:p>
          </table:table-cell>
          <table:table-cell table:formula="of:=[.AR175]-(1/[.$J175])*[.AR175]+ [.AR175]*(1-[.$G175])*(1)/[.$J175]" office:value-type="float" office:value="0.478681508988712" calcext:value-type="float">
            <text:p>0,478681509</text:p>
          </table:table-cell>
          <table:table-cell table:formula="of:=[.AS175]-(1/[.$J175])*[.AS175]+ [.AS175]*(1-[.$G175])*(1)/[.$J175]" office:value-type="float" office:value="0.472299088868862" calcext:value-type="float">
            <text:p>0,4722990889</text:p>
          </table:table-cell>
          <table:table-cell table:formula="of:=[.AT175]-(1/[.$J175])*[.AT175]+ [.AT175]*(1-[.$G175])*(1)/[.$J175]" office:value-type="float" office:value="0.466001767683944" calcext:value-type="float">
            <text:p>0,4660017677</text:p>
          </table:table-cell>
          <table:table-cell table:formula="of:=[.AU175]-(1/[.$J175])*[.AU175]+ [.AU175]*(1-[.$G175])*(1)/[.$J175]" office:value-type="float" office:value="0.459788410781492" calcext:value-type="float">
            <text:p>0,4597884108</text:p>
          </table:table-cell>
          <table:table-cell table:formula="of:=[.AV175]-(1/[.$J175])*[.AV175]+ [.AV175]*(1-[.$G175])*(1)/[.$J175]" office:value-type="float" office:value="0.453657898637738" calcext:value-type="float">
            <text:p>0,4536578986</text:p>
          </table:table-cell>
          <table:table-cell table:formula="of:=[.AW175]-(1/[.$J175])*[.AW175]+ [.AW175]*(1-[.$G175])*(1)/[.$J175]" office:value-type="float" office:value="0.447609126655902" calcext:value-type="float">
            <text:p>0,4476091267</text:p>
          </table:table-cell>
          <table:table-cell table:formula="of:=[.AX175]-(1/[.$J175])*[.AX175]+ [.AX175]*(1-[.$G175])*(1)/[.$J175]" office:value-type="float" office:value="0.441641004967156" calcext:value-type="float">
            <text:p>0,441641005</text:p>
          </table:table-cell>
          <table:table-cell table:formula="of:=[.AY175]-(1/[.$J175])*[.AY175]+ [.AY175]*(1-[.$G175])*(1)/[.$J175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Sport Loisir Culture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6]-(1/[.$J176])*[.K176]+ [.K176]*(1-[.$C176])*(1)/[.$J176]" office:value-type="float" office:value="0.996666666666667" calcext:value-type="float">
            <text:p>0,9966666667</text:p>
          </table:table-cell>
          <table:table-cell table:formula="of:=[.L176]-(1/[.$J176])*[.L176]+ [.L176]*(1-[.$C176])*(1)/[.$J176]" office:value-type="float" office:value="0.993344444444444" calcext:value-type="float">
            <text:p>0,9933444444</text:p>
          </table:table-cell>
          <table:table-cell table:formula="of:=[.M176]-(1/[.$J176])*[.M176]+ [.M176]*(1-[.$C176])*(1)/[.$J176]" office:value-type="float" office:value="0.990033296296296" calcext:value-type="float">
            <text:p>0,9900332963</text:p>
          </table:table-cell>
          <table:table-cell table:formula="of:=[.N176]-(1/[.$J176])*[.N176]+ [.N176]*(1-[.$C176])*(1)/[.$J176]" office:value-type="float" office:value="0.986733185308642" calcext:value-type="float">
            <text:p>0,9867331853</text:p>
          </table:table-cell>
          <table:table-cell table:formula="of:=[.O176]-(1/[.$J176])*[.O176]+ [.O176]*(1-[.$C176])*(1)/[.$J176]" office:value-type="float" office:value="0.983444074690947" calcext:value-type="float">
            <text:p>0,9834440747</text:p>
          </table:table-cell>
          <table:table-cell table:formula="of:=[.P176]-(1/[.$J176])*[.P176]+ [.P176]*(1-[.$C176])*(1)/[.$J176]" office:value-type="float" office:value="0.98016592777531" calcext:value-type="float">
            <text:p>0,9801659278</text:p>
          </table:table-cell>
          <table:table-cell table:formula="of:=[.Q176]-(1/[.$J176])*[.Q176]+ [.Q176]*(1-[.$D176])*(1)/[.$J176]" office:value-type="float" office:value="0.967097048738306" calcext:value-type="float">
            <text:p>0,9670970487</text:p>
          </table:table-cell>
          <table:table-cell table:formula="of:=[.R176]-(1/[.$J176])*[.R176]+ [.R176]*(1-[.$D176])*(1)/[.$J176]" office:value-type="float" office:value="0.954202421421795" calcext:value-type="float">
            <text:p>0,9542024214</text:p>
          </table:table-cell>
          <table:table-cell table:formula="of:=[.S176]-(1/[.$J176])*[.S176]+ [.S176]*(1-[.$D176])*(1)/[.$J176]" office:value-type="float" office:value="0.941479722469505" calcext:value-type="float">
            <text:p>0,9414797225</text:p>
          </table:table-cell>
          <table:table-cell table:formula="of:=[.T176]-(1/[.$J176])*[.T176]+ [.T176]*(1-[.$D176])*(1)/[.$J176]" office:value-type="float" office:value="0.928926659503245" calcext:value-type="float">
            <text:p>0,9289266595</text:p>
          </table:table-cell>
          <table:table-cell table:formula="of:=[.U176]-(1/[.$J176])*[.U176]+ [.U176]*(1-[.$D176])*(1)/[.$J176]" office:value-type="float" office:value="0.916540970709868" calcext:value-type="float">
            <text:p>0,9165409707</text:p>
          </table:table-cell>
          <table:table-cell table:formula="of:=[.V176]-(1/[.$J176])*[.V176]+ [.V176]*(1-[.$E176])*(1)/[.$J176]" office:value-type="float" office:value="0.885989605019539" calcext:value-type="float">
            <text:p>0,885989605</text:p>
          </table:table-cell>
          <table:table-cell table:formula="of:=[.W176]-(1/[.$J176])*[.W176]+ [.W176]*(1-[.$E176])*(1)/[.$J176]" office:value-type="float" office:value="0.856456618185554" calcext:value-type="float">
            <text:p>0,8564566182</text:p>
          </table:table-cell>
          <table:table-cell table:formula="of:=[.X176]-(1/[.$J176])*[.X176]+ [.X176]*(1-[.$E176])*(1)/[.$J176]" office:value-type="float" office:value="0.827908064246036" calcext:value-type="float">
            <text:p>0,8279080642</text:p>
          </table:table-cell>
          <table:table-cell table:formula="of:=[.Y176]-(1/[.$J176])*[.Y176]+ [.Y176]*(1-[.$E176])*(1)/[.$J176]" office:value-type="float" office:value="0.800311128771168" calcext:value-type="float">
            <text:p>0,8003111288</text:p>
          </table:table-cell>
          <table:table-cell table:formula="of:=[.Z176]-(1/[.$J176])*[.Z176]+ [.Z176]*(1-[.$E176])*(1)/[.$J176]" office:value-type="float" office:value="0.773634091145462" calcext:value-type="float">
            <text:p>0,7736340911</text:p>
          </table:table-cell>
          <table:table-cell table:formula="of:=[.AA176]-(1/[.$J176])*[.AA176]+ [.AA176]*(1-[.$E176])*(1)/[.$J176]" office:value-type="float" office:value="0.74784628810728" calcext:value-type="float">
            <text:p>0,7478462881</text:p>
          </table:table-cell>
          <table:table-cell table:formula="of:=[.AB176]-(1/[.$J176])*[.AB176]+ [.AB176]*(1-[.$E176])*(1)/[.$J176]" office:value-type="float" office:value="0.722918078503704" calcext:value-type="float">
            <text:p>0,7229180785</text:p>
          </table:table-cell>
          <table:table-cell table:formula="of:=[.AC176]-(1/[.$J176])*[.AC176]+ [.AC176]*(1-[.$E176])*(1)/[.$J176]" office:value-type="float" office:value="0.698820809220248" calcext:value-type="float">
            <text:p>0,6988208092</text:p>
          </table:table-cell>
          <table:table-cell table:formula="of:=[.AD176]-(1/[.$J176])*[.AD176]+ [.AD176]*(1-[.$E176])*(1)/[.$J176]" office:value-type="float" office:value="0.675526782246239" calcext:value-type="float">
            <text:p>0,6755267822</text:p>
          </table:table-cell>
          <table:table-cell table:formula="of:=[.AE176]-(1/[.$J176])*[.AE176]+ [.AE176]*(1-[.$E176])*(1)/[.$J176]" office:value-type="float" office:value="0.653009222838031" calcext:value-type="float">
            <text:p>0,6530092228</text:p>
          </table:table-cell>
          <table:table-cell table:formula="of:=[.AF176]-(1/[.$J176])*[.AF176]+ [.AF176]*(1-[.$F176])*(1)/[.$J176]" office:value-type="float" office:value="0.635595643562351" calcext:value-type="float">
            <text:p>0,6355956436</text:p>
          </table:table-cell>
          <table:table-cell table:formula="of:=[.AG176]-(1/[.$J176])*[.AG176]+ [.AG176]*(1-[.$F176])*(1)/[.$J176]" office:value-type="float" office:value="0.618646426400688" calcext:value-type="float">
            <text:p>0,6186464264</text:p>
          </table:table-cell>
          <table:table-cell table:formula="of:=[.AH176]-(1/[.$J176])*[.AH176]+ [.AH176]*(1-[.$F176])*(1)/[.$J176]" office:value-type="float" office:value="0.602149188363336" calcext:value-type="float">
            <text:p>0,6021491884</text:p>
          </table:table-cell>
          <table:table-cell table:formula="of:=[.AI176]-(1/[.$J176])*[.AI176]+ [.AI176]*(1-[.$F176])*(1)/[.$J176]" office:value-type="float" office:value="0.586091876673647" calcext:value-type="float">
            <text:p>0,5860918767</text:p>
          </table:table-cell>
          <table:table-cell table:formula="of:=[.AJ176]-(1/[.$J176])*[.AJ176]+ [.AJ176]*(1-[.$F176])*(1)/[.$J176]" office:value-type="float" office:value="0.57046275996235" calcext:value-type="float">
            <text:p>0,57046276</text:p>
          </table:table-cell>
          <table:table-cell table:formula="of:=[.AK176]-(1/[.$J176])*[.AK176]+ [.AK176]*(1-[.$F176])*(1)/[.$J176]" office:value-type="float" office:value="0.555250419696687" calcext:value-type="float">
            <text:p>0,5552504197</text:p>
          </table:table-cell>
          <table:table-cell table:formula="of:=[.AL176]-(1/[.$J176])*[.AL176]+ [.AL176]*(1-[.$F176])*(1)/[.$J176]" office:value-type="float" office:value="0.540443741838109" calcext:value-type="float">
            <text:p>0,5404437418</text:p>
          </table:table-cell>
          <table:table-cell table:formula="of:=[.AM176]-(1/[.$J176])*[.AM176]+ [.AM176]*(1-[.$F176])*(1)/[.$J176]" office:value-type="float" office:value="0.526031908722426" calcext:value-type="float">
            <text:p>0,5260319087</text:p>
          </table:table-cell>
          <table:table-cell table:formula="of:=[.AN176]-(1/[.$J176])*[.AN176]+ [.AN176]*(1-[.$F176])*(1)/[.$J176]" office:value-type="float" office:value="0.512004391156495" calcext:value-type="float">
            <text:p>0,5120043912</text:p>
          </table:table-cell>
          <table:table-cell table:formula="of:=[.AO176]-(1/[.$J176])*[.AO176]+ [.AO176]*(1-[.$F176])*(1)/[.$J176]" office:value-type="float" office:value="0.498350940725655" calcext:value-type="float">
            <text:p>0,4983509407</text:p>
          </table:table-cell>
          <table:table-cell table:formula="of:=[.AP176]-(1/[.$J176])*[.AP176]+ [.AP176]*(1-[.$G176])*(1)/[.$J176]" office:value-type="float" office:value="0.49170626151598" calcext:value-type="float">
            <text:p>0,4917062615</text:p>
          </table:table-cell>
          <table:table-cell table:formula="of:=[.AQ176]-(1/[.$J176])*[.AQ176]+ [.AQ176]*(1-[.$G176])*(1)/[.$J176]" office:value-type="float" office:value="0.4851501780291" calcext:value-type="float">
            <text:p>0,485150178</text:p>
          </table:table-cell>
          <table:table-cell table:formula="of:=[.AR176]-(1/[.$J176])*[.AR176]+ [.AR176]*(1-[.$G176])*(1)/[.$J176]" office:value-type="float" office:value="0.478681508988712" calcext:value-type="float">
            <text:p>0,478681509</text:p>
          </table:table-cell>
          <table:table-cell table:formula="of:=[.AS176]-(1/[.$J176])*[.AS176]+ [.AS176]*(1-[.$G176])*(1)/[.$J176]" office:value-type="float" office:value="0.472299088868862" calcext:value-type="float">
            <text:p>0,4722990889</text:p>
          </table:table-cell>
          <table:table-cell table:formula="of:=[.AT176]-(1/[.$J176])*[.AT176]+ [.AT176]*(1-[.$G176])*(1)/[.$J176]" office:value-type="float" office:value="0.466001767683944" calcext:value-type="float">
            <text:p>0,4660017677</text:p>
          </table:table-cell>
          <table:table-cell table:formula="of:=[.AU176]-(1/[.$J176])*[.AU176]+ [.AU176]*(1-[.$G176])*(1)/[.$J176]" office:value-type="float" office:value="0.459788410781492" calcext:value-type="float">
            <text:p>0,4597884108</text:p>
          </table:table-cell>
          <table:table-cell table:formula="of:=[.AV176]-(1/[.$J176])*[.AV176]+ [.AV176]*(1-[.$G176])*(1)/[.$J176]" office:value-type="float" office:value="0.453657898637738" calcext:value-type="float">
            <text:p>0,4536578986</text:p>
          </table:table-cell>
          <table:table-cell table:formula="of:=[.AW176]-(1/[.$J176])*[.AW176]+ [.AW176]*(1-[.$G176])*(1)/[.$J176]" office:value-type="float" office:value="0.447609126655902" calcext:value-type="float">
            <text:p>0,4476091267</text:p>
          </table:table-cell>
          <table:table-cell table:formula="of:=[.AX176]-(1/[.$J176])*[.AX176]+ [.AX176]*(1-[.$G176])*(1)/[.$J176]" office:value-type="float" office:value="0.441641004967156" calcext:value-type="float">
            <text:p>0,441641005</text:p>
          </table:table-cell>
          <table:table-cell table:formula="of:=[.AY176]-(1/[.$J176])*[.AY176]+ [.AY176]*(1-[.$G176])*(1)/[.$J176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ce46" office:value-type="string" calcext:value-type="string">
            <text:p>Transport</text:p>
          </table:table-cell>
          <table:table-cell table:style-name="ce46" office:value-type="string" calcext:value-type="string">
            <text:p>Eclairage</text:p>
          </table:table-cell>
          <table:table-cell table:style-name="ce59" office:value-type="float" office:value="0.05" calcext:value-type="float">
            <text:p>0,05</text:p>
          </table:table-cell>
          <table:table-cell table:style-name="ce60" office:value-type="float" office:value="0.2" calcext:value-type="float">
            <text:p>0,2</text:p>
          </table:table-cell>
          <table:table-cell table:style-name="ce62" office:value-type="float" office:value="0.5" calcext:value-type="float">
            <text:p>0,5</text:p>
          </table:table-cell>
          <table:table-cell table:style-name="ce60" office:value-type="float" office:value="0.4" calcext:value-type="float">
            <text:p>0,4</text:p>
          </table:table-cell>
          <table:table-cell table:style-name="ce60" office:value-type="float" office:value="0.2" calcext:value-type="float">
            <text:p>0,2</text:p>
          </table:table-cell>
          <table:table-cell table:number-columns-repeated="2"/>
          <table:table-cell table:formula="of:=[.$B$10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177]-(1/[.$J177])*[.K177]+ [.K177]*(1-[.$C177])*(1)/[.$J177]" office:value-type="float" office:value="0.996666666666667" calcext:value-type="float">
            <text:p>0,9966666667</text:p>
          </table:table-cell>
          <table:table-cell table:formula="of:=[.L177]-(1/[.$J177])*[.L177]+ [.L177]*(1-[.$C177])*(1)/[.$J177]" office:value-type="float" office:value="0.993344444444444" calcext:value-type="float">
            <text:p>0,9933444444</text:p>
          </table:table-cell>
          <table:table-cell table:formula="of:=[.M177]-(1/[.$J177])*[.M177]+ [.M177]*(1-[.$C177])*(1)/[.$J177]" office:value-type="float" office:value="0.990033296296296" calcext:value-type="float">
            <text:p>0,9900332963</text:p>
          </table:table-cell>
          <table:table-cell table:formula="of:=[.N177]-(1/[.$J177])*[.N177]+ [.N177]*(1-[.$C177])*(1)/[.$J177]" office:value-type="float" office:value="0.986733185308642" calcext:value-type="float">
            <text:p>0,9867331853</text:p>
          </table:table-cell>
          <table:table-cell table:formula="of:=[.O177]-(1/[.$J177])*[.O177]+ [.O177]*(1-[.$C177])*(1)/[.$J177]" office:value-type="float" office:value="0.983444074690947" calcext:value-type="float">
            <text:p>0,9834440747</text:p>
          </table:table-cell>
          <table:table-cell table:formula="of:=[.P177]-(1/[.$J177])*[.P177]+ [.P177]*(1-[.$C177])*(1)/[.$J177]" office:value-type="float" office:value="0.98016592777531" calcext:value-type="float">
            <text:p>0,9801659278</text:p>
          </table:table-cell>
          <table:table-cell table:formula="of:=[.Q177]-(1/[.$J177])*[.Q177]+ [.Q177]*(1-[.$D177])*(1)/[.$J177]" office:value-type="float" office:value="0.967097048738306" calcext:value-type="float">
            <text:p>0,9670970487</text:p>
          </table:table-cell>
          <table:table-cell table:formula="of:=[.R177]-(1/[.$J177])*[.R177]+ [.R177]*(1-[.$D177])*(1)/[.$J177]" office:value-type="float" office:value="0.954202421421795" calcext:value-type="float">
            <text:p>0,9542024214</text:p>
          </table:table-cell>
          <table:table-cell table:formula="of:=[.S177]-(1/[.$J177])*[.S177]+ [.S177]*(1-[.$D177])*(1)/[.$J177]" office:value-type="float" office:value="0.941479722469505" calcext:value-type="float">
            <text:p>0,9414797225</text:p>
          </table:table-cell>
          <table:table-cell table:formula="of:=[.T177]-(1/[.$J177])*[.T177]+ [.T177]*(1-[.$D177])*(1)/[.$J177]" office:value-type="float" office:value="0.928926659503245" calcext:value-type="float">
            <text:p>0,9289266595</text:p>
          </table:table-cell>
          <table:table-cell table:formula="of:=[.U177]-(1/[.$J177])*[.U177]+ [.U177]*(1-[.$D177])*(1)/[.$J177]" office:value-type="float" office:value="0.916540970709868" calcext:value-type="float">
            <text:p>0,9165409707</text:p>
          </table:table-cell>
          <table:table-cell table:formula="of:=[.V177]-(1/[.$J177])*[.V177]+ [.V177]*(1-[.$E177])*(1)/[.$J177]" office:value-type="float" office:value="0.885989605019539" calcext:value-type="float">
            <text:p>0,885989605</text:p>
          </table:table-cell>
          <table:table-cell table:formula="of:=[.W177]-(1/[.$J177])*[.W177]+ [.W177]*(1-[.$E177])*(1)/[.$J177]" office:value-type="float" office:value="0.856456618185554" calcext:value-type="float">
            <text:p>0,8564566182</text:p>
          </table:table-cell>
          <table:table-cell table:formula="of:=[.X177]-(1/[.$J177])*[.X177]+ [.X177]*(1-[.$E177])*(1)/[.$J177]" office:value-type="float" office:value="0.827908064246036" calcext:value-type="float">
            <text:p>0,8279080642</text:p>
          </table:table-cell>
          <table:table-cell table:formula="of:=[.Y177]-(1/[.$J177])*[.Y177]+ [.Y177]*(1-[.$E177])*(1)/[.$J177]" office:value-type="float" office:value="0.800311128771168" calcext:value-type="float">
            <text:p>0,8003111288</text:p>
          </table:table-cell>
          <table:table-cell table:formula="of:=[.Z177]-(1/[.$J177])*[.Z177]+ [.Z177]*(1-[.$E177])*(1)/[.$J177]" office:value-type="float" office:value="0.773634091145462" calcext:value-type="float">
            <text:p>0,7736340911</text:p>
          </table:table-cell>
          <table:table-cell table:formula="of:=[.AA177]-(1/[.$J177])*[.AA177]+ [.AA177]*(1-[.$E177])*(1)/[.$J177]" office:value-type="float" office:value="0.74784628810728" calcext:value-type="float">
            <text:p>0,7478462881</text:p>
          </table:table-cell>
          <table:table-cell table:formula="of:=[.AB177]-(1/[.$J177])*[.AB177]+ [.AB177]*(1-[.$E177])*(1)/[.$J177]" office:value-type="float" office:value="0.722918078503704" calcext:value-type="float">
            <text:p>0,7229180785</text:p>
          </table:table-cell>
          <table:table-cell table:formula="of:=[.AC177]-(1/[.$J177])*[.AC177]+ [.AC177]*(1-[.$E177])*(1)/[.$J177]" office:value-type="float" office:value="0.698820809220248" calcext:value-type="float">
            <text:p>0,6988208092</text:p>
          </table:table-cell>
          <table:table-cell table:formula="of:=[.AD177]-(1/[.$J177])*[.AD177]+ [.AD177]*(1-[.$E177])*(1)/[.$J177]" office:value-type="float" office:value="0.675526782246239" calcext:value-type="float">
            <text:p>0,6755267822</text:p>
          </table:table-cell>
          <table:table-cell table:formula="of:=[.AE177]-(1/[.$J177])*[.AE177]+ [.AE177]*(1-[.$E177])*(1)/[.$J177]" office:value-type="float" office:value="0.653009222838031" calcext:value-type="float">
            <text:p>0,6530092228</text:p>
          </table:table-cell>
          <table:table-cell table:formula="of:=[.AF177]-(1/[.$J177])*[.AF177]+ [.AF177]*(1-[.$F177])*(1)/[.$J177]" office:value-type="float" office:value="0.635595643562351" calcext:value-type="float">
            <text:p>0,6355956436</text:p>
          </table:table-cell>
          <table:table-cell table:formula="of:=[.AG177]-(1/[.$J177])*[.AG177]+ [.AG177]*(1-[.$F177])*(1)/[.$J177]" office:value-type="float" office:value="0.618646426400688" calcext:value-type="float">
            <text:p>0,6186464264</text:p>
          </table:table-cell>
          <table:table-cell table:formula="of:=[.AH177]-(1/[.$J177])*[.AH177]+ [.AH177]*(1-[.$F177])*(1)/[.$J177]" office:value-type="float" office:value="0.602149188363336" calcext:value-type="float">
            <text:p>0,6021491884</text:p>
          </table:table-cell>
          <table:table-cell table:formula="of:=[.AI177]-(1/[.$J177])*[.AI177]+ [.AI177]*(1-[.$F177])*(1)/[.$J177]" office:value-type="float" office:value="0.586091876673647" calcext:value-type="float">
            <text:p>0,5860918767</text:p>
          </table:table-cell>
          <table:table-cell table:formula="of:=[.AJ177]-(1/[.$J177])*[.AJ177]+ [.AJ177]*(1-[.$F177])*(1)/[.$J177]" office:value-type="float" office:value="0.57046275996235" calcext:value-type="float">
            <text:p>0,57046276</text:p>
          </table:table-cell>
          <table:table-cell table:formula="of:=[.AK177]-(1/[.$J177])*[.AK177]+ [.AK177]*(1-[.$F177])*(1)/[.$J177]" office:value-type="float" office:value="0.555250419696687" calcext:value-type="float">
            <text:p>0,5552504197</text:p>
          </table:table-cell>
          <table:table-cell table:formula="of:=[.AL177]-(1/[.$J177])*[.AL177]+ [.AL177]*(1-[.$F177])*(1)/[.$J177]" office:value-type="float" office:value="0.540443741838109" calcext:value-type="float">
            <text:p>0,5404437418</text:p>
          </table:table-cell>
          <table:table-cell table:formula="of:=[.AM177]-(1/[.$J177])*[.AM177]+ [.AM177]*(1-[.$F177])*(1)/[.$J177]" office:value-type="float" office:value="0.526031908722426" calcext:value-type="float">
            <text:p>0,5260319087</text:p>
          </table:table-cell>
          <table:table-cell table:formula="of:=[.AN177]-(1/[.$J177])*[.AN177]+ [.AN177]*(1-[.$F177])*(1)/[.$J177]" office:value-type="float" office:value="0.512004391156495" calcext:value-type="float">
            <text:p>0,5120043912</text:p>
          </table:table-cell>
          <table:table-cell table:formula="of:=[.AO177]-(1/[.$J177])*[.AO177]+ [.AO177]*(1-[.$F177])*(1)/[.$J177]" office:value-type="float" office:value="0.498350940725655" calcext:value-type="float">
            <text:p>0,4983509407</text:p>
          </table:table-cell>
          <table:table-cell table:formula="of:=[.AP177]-(1/[.$J177])*[.AP177]+ [.AP177]*(1-[.$G177])*(1)/[.$J177]" office:value-type="float" office:value="0.49170626151598" calcext:value-type="float">
            <text:p>0,4917062615</text:p>
          </table:table-cell>
          <table:table-cell table:formula="of:=[.AQ177]-(1/[.$J177])*[.AQ177]+ [.AQ177]*(1-[.$G177])*(1)/[.$J177]" office:value-type="float" office:value="0.4851501780291" calcext:value-type="float">
            <text:p>0,485150178</text:p>
          </table:table-cell>
          <table:table-cell table:formula="of:=[.AR177]-(1/[.$J177])*[.AR177]+ [.AR177]*(1-[.$G177])*(1)/[.$J177]" office:value-type="float" office:value="0.478681508988712" calcext:value-type="float">
            <text:p>0,478681509</text:p>
          </table:table-cell>
          <table:table-cell table:formula="of:=[.AS177]-(1/[.$J177])*[.AS177]+ [.AS177]*(1-[.$G177])*(1)/[.$J177]" office:value-type="float" office:value="0.472299088868862" calcext:value-type="float">
            <text:p>0,4722990889</text:p>
          </table:table-cell>
          <table:table-cell table:formula="of:=[.AT177]-(1/[.$J177])*[.AT177]+ [.AT177]*(1-[.$G177])*(1)/[.$J177]" office:value-type="float" office:value="0.466001767683944" calcext:value-type="float">
            <text:p>0,4660017677</text:p>
          </table:table-cell>
          <table:table-cell table:formula="of:=[.AU177]-(1/[.$J177])*[.AU177]+ [.AU177]*(1-[.$G177])*(1)/[.$J177]" office:value-type="float" office:value="0.459788410781492" calcext:value-type="float">
            <text:p>0,4597884108</text:p>
          </table:table-cell>
          <table:table-cell table:formula="of:=[.AV177]-(1/[.$J177])*[.AV177]+ [.AV177]*(1-[.$G177])*(1)/[.$J177]" office:value-type="float" office:value="0.453657898637738" calcext:value-type="float">
            <text:p>0,4536578986</text:p>
          </table:table-cell>
          <table:table-cell table:formula="of:=[.AW177]-(1/[.$J177])*[.AW177]+ [.AW177]*(1-[.$G177])*(1)/[.$J177]" office:value-type="float" office:value="0.447609126655902" calcext:value-type="float">
            <text:p>0,4476091267</text:p>
          </table:table-cell>
          <table:table-cell table:formula="of:=[.AX177]-(1/[.$J177])*[.AX177]+ [.AX177]*(1-[.$G177])*(1)/[.$J177]" office:value-type="float" office:value="0.441641004967156" calcext:value-type="float">
            <text:p>0,441641005</text:p>
          </table:table-cell>
          <table:table-cell table:formula="of:=[.AY177]-(1/[.$J177])*[.AY177]+ [.AY177]*(1-[.$G177])*(1)/[.$J177]" office:value-type="float" office:value="0.435752458234261" calcext:value-type="float">
            <text:p>0,4357524582</text:p>
          </table:table-cell>
          <table:table-cell table:number-columns-repeated="972"/>
        </table:table-row>
        <table:table-row table:style-name="ro1">
          <table:table-cell table:style-name="Default" table:number-columns-repeated="7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3P2" style:volatile="true">
      <number:text> </number:text>
      <loext:fill-character> </loext:fill-character>
      <number:text>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percentage-style style:name="N143">
      <number:number number:decimal-places="1" number:min-integer-digits="1"/>
      <number:text>%</number:text>
    </number:percentage-style>
    <number:percentage-style style:name="N144">
      <number:number number:decimal-places="14" number:min-integer-digits="1"/>
      <number:text>%</number:text>
    </number:percentage-style>
    <number:percentage-style style:name="N145">
      <number:number number:decimal-places="13" number:min-integer-digits="1"/>
      <number:text>%</number:text>
    </number:percentage-style>
    <number:percentage-style style:name="N146">
      <number:number number:decimal-places="12" number:min-integer-digits="1"/>
      <number:text>%</number:text>
    </number:percentage-style>
    <number:percentage-style style:name="N147">
      <number:number number:decimal-places="11" number:min-integer-digits="1"/>
      <number:text>%</number:text>
    </number:percentage-style>
    <number:percentage-style style:name="N148">
      <number:number number:decimal-places="10" number:min-integer-digits="1"/>
      <number:text>%</number:text>
    </number:percentage-style>
    <number:percentage-style style:name="N149">
      <number:number number:decimal-places="9" number:min-integer-digits="1"/>
      <number:text>%</number:text>
    </number:percentage-style>
    <number:percentage-style style:name="N150">
      <number:number number:decimal-places="8" number:min-integer-digits="1"/>
      <number:text>%</number:text>
    </number:percentage-style>
    <number:percentage-style style:name="N151">
      <number:number number:decimal-places="7" number:min-integer-digits="1"/>
      <number:text>%</number:text>
    </number:percentage-style>
    <number:percentage-style style:name="N152">
      <number:number number:decimal-places="6" number:min-integer-digits="1"/>
      <number:text>%</number:text>
    </number:percentage-style>
    <number:percentage-style style:name="N153">
      <number:number number:decimal-places="5" number:min-integer-digits="1"/>
      <number:text>%</number:text>
    </number:percentage-style>
    <number:percentage-style style:name="N154">
      <number:number number:decimal-places="4" number:min-integer-digits="1"/>
      <number:text>%</number:text>
    </number:percentage-style>
    <number:percentage-style style:name="N155">
      <number:number number:decimal-places="3" number:min-integer-digits="1"/>
      <number:text>%</number:text>
    </number:percentage-style>
    <number:number-style style:name="N156">
      <number:scientific-number number:decimal-places="1" number:min-integer-digits="1" number:min-exponent-digits="1"/>
    </number:number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">
      <number:text>-</number:text>
      <number:number number:decimal-places="0" number:min-integer-digits="1" number:grouping="true" number:display-factor="1000"/>
      <style:map style:condition="value()&gt;=0" style:apply-style-name="N158P0"/>
    </number:number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65P1" style:volatile="true">
      <loext:fill-character> </loext:fill-character>
      <number:number number:decimal-places="2" number:min-integer-digits="1" number:grouping="true" number:display-factor="1000"/>
      <number:text>   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2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42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42P2" style:volatile="true" number:language="fr" number:country="FR">
      <loext:fill-character> </loext:fill-character>
      <number:text>-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45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45P2" style:volatile="true" number:language="fr" number:country="FR">
      <loext:fill-character> </loext:fill-character>
      <number:text>- € </number:text>
    </number:number-style>
    <number:text-style style:name="N10145" number:language="fr" number:country="F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48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48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1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51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51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51" number:language="fr" number:country="F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071c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urcentage_20_3" style:display-name="Pourcentage 3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2" style:display-name="Titre 2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cel_20_Built-in_20_XLConnect.Numeric" style:display-name="Excel Built-in Excel Built-in 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4:55:53.6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age_5f_ECS" style:display-name="PageStyle_Usage_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_5f_ECS_20_1" style:display-name="PageStyle_Usage_EC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ycles_5f_de_5f_vie" style:display-name="PageStyle_Cycles_de_v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s_5f_autres" style:display-name="PageStyle_Usages_aut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_5f_ventilation" style:display-name="PageStyle_Usage_venti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_5f_eclairage" style:display-name="PageStyle_Usage_eclair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ages_5f_autres_20_1" style:display-name="PageStyle_Usages_autr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ages_5f_autres_20_2" style:display-name="PageStyle_Usages_autr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ages_5f_autres_20_3" style:display-name="PageStyle_Usages_autres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4:52:53.329000000</meta:creation-date>
    <dc:date>2018-04-30T16:51:42.179000000</dc:date>
    <meta:editing-duration>PT5H3M17S</meta:editing-duration>
    <meta:editing-cycles>13</meta:editing-cycles>
    <meta:generator>LibreOffice/4.3.7.2$Windows_x86 LibreOffice_project/8a35821d8636a03b8bf4e15b48f59794652c68ba</meta:generator>
    <meta:document-statistic meta:table-count="4" meta:cell-count="6492" meta:object-count="0"/>
  </office:meta>
</office:document-meta>
</file>